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6" style:family="table-column">
      <style:table-column-properties fo:break-before="auto" style:column-width="17.74mm"/>
    </style:style>
    <style:style style:name="co17" style:family="table-column">
      <style:table-column-properties fo:break-before="auto" style:column-width="19.01mm"/>
    </style:style>
    <style:style style:name="co4" style:family="table-column">
      <style:table-column-properties fo:break-before="auto" style:column-width="24.32mm"/>
    </style:style>
    <style:style style:name="co18" style:family="table-column">
      <style:table-column-properties fo:break-before="auto" style:column-width="25.17mm"/>
    </style:style>
    <style:style style:name="co19" style:family="table-column">
      <style:table-column-properties fo:break-before="auto" style:column-width="39.99mm"/>
    </style:style>
    <style:style style:name="co6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31.33mm"/>
    </style:style>
    <style:style style:name="co26" style:family="table-column">
      <style:table-column-properties fo:break-before="auto" style:column-width="22.1mm"/>
    </style:style>
    <style:style style:name="co27" style:family="table-column">
      <style:table-column-properties fo:break-before="auto" style:column-width="25.45mm"/>
    </style:style>
    <style:style style:name="co28" style:family="table-column">
      <style:table-column-properties fo:break-before="auto" style:column-width="24.61mm"/>
    </style:style>
    <style:style style:name="co29" style:family="table-column">
      <style:table-column-properties fo:break-before="auto" style:column-width="26.28mm"/>
    </style:style>
    <style:style style:name="co10" style:family="table-column">
      <style:table-column-properties fo:break-before="auto" style:column-width="24.89mm"/>
    </style:style>
    <style:style style:name="co30" style:family="table-column">
      <style:table-column-properties fo:break-before="auto" style:column-width="26.56mm"/>
    </style:style>
    <style:style style:name="co31" style:family="table-column">
      <style:table-column-properties fo:break-before="auto" style:column-width="21.25mm"/>
    </style:style>
    <style:style style:name="co15" style:family="table-column">
      <style:table-column-properties fo:break-before="auto" style:column-width="17.9mm"/>
    </style:style>
    <style:style style:name="co46" style:family="table-column">
      <style:table-column-properties fo:break-before="auto" style:column-width="182.09mm"/>
    </style:style>
    <style:style style:name="co22" style:family="table-column">
      <style:table-column-properties fo:break-before="auto" style:column-width="28.52mm"/>
    </style:style>
    <style:style style:name="co23" style:family="table-column">
      <style:table-column-properties fo:break-before="auto" style:column-width="27.69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28.8mm"/>
    </style:style>
    <style:style style:name="co32" style:family="table-column">
      <style:table-column-properties fo:break-before="auto" style:column-width="34.68mm"/>
    </style:style>
    <style:style style:name="co33" style:family="table-column">
      <style:table-column-properties fo:break-before="auto" style:column-width="31.89mm"/>
    </style:style>
    <style:style style:name="co34" style:family="table-column">
      <style:table-column-properties fo:break-before="auto" style:column-width="26.02mm"/>
    </style:style>
    <style:style style:name="co35" style:family="table-column">
      <style:table-column-properties fo:break-before="auto" style:column-width="19.58mm"/>
    </style:style>
    <style:style style:name="co36" style:family="table-column">
      <style:table-column-properties fo:break-before="auto" style:column-width="8.94mm"/>
    </style:style>
    <style:style style:name="co37" style:family="table-column">
      <style:table-column-properties fo:break-before="auto" style:column-width="35.81mm"/>
    </style:style>
    <style:style style:name="co38" style:family="table-column">
      <style:table-column-properties fo:break-before="auto" style:column-width="34.11mm"/>
    </style:style>
    <style:style style:name="co39" style:family="table-column">
      <style:table-column-properties fo:break-before="auto" style:column-width="32.44mm"/>
    </style:style>
    <style:style style:name="co40" style:family="table-column">
      <style:table-column-properties fo:break-before="auto" style:column-width="55.93mm"/>
    </style:style>
    <style:style style:name="co41" style:family="table-column">
      <style:table-column-properties fo:break-before="auto" style:column-width="23.21mm"/>
    </style:style>
    <style:style style:name="co42" style:family="table-column">
      <style:table-column-properties fo:break-before="auto" style:column-width="36.64mm"/>
    </style:style>
    <style:style style:name="co43" style:family="table-column">
      <style:table-column-properties fo:break-before="auto" style:column-width="38.88mm"/>
    </style:style>
    <style:style style:name="co44" style:family="table-column">
      <style:table-column-properties fo:break-before="auto" style:column-width="74.97mm"/>
    </style:style>
    <style:style style:name="co45" style:family="table-column">
      <style:table-column-properties fo:break-before="auto" style:column-width="48.38mm"/>
    </style:style>
    <style:style style:name="co47" style:family="table-column">
      <style:table-column-properties fo:break-before="auto" style:column-width="81.95mm"/>
    </style:style>
    <style:style style:name="co48" style:family="table-column">
      <style:table-column-properties fo:break-before="auto" style:column-width="70.49mm"/>
    </style:style>
    <style:style style:name="co49" style:family="table-column">
      <style:table-column-properties fo:break-before="auto" style:column-width="22.37mm"/>
    </style:style>
    <style:style style:name="co50" style:family="table-column">
      <style:table-column-properties fo:break-before="auto" style:column-width="26.85mm"/>
    </style:style>
    <style:style style:name="co51" style:family="table-column">
      <style:table-column-properties fo:break-before="auto" style:column-width="33.85mm"/>
    </style:style>
    <style:style style:name="co52" style:family="table-column">
      <style:table-column-properties fo:break-before="auto" style:column-width="12.58mm"/>
    </style:style>
    <style:style style:name="co53" style:family="table-column">
      <style:table-column-properties fo:break-before="auto" style:column-width="72.16mm"/>
    </style:style>
    <style:style style:name="co54" style:family="table-column">
      <style:table-column-properties fo:break-before="auto" style:column-width="60.41mm"/>
    </style:style>
    <style:style style:name="co55" style:family="table-column">
      <style:table-column-properties fo:break-before="auto" style:column-width="30.2mm"/>
    </style:style>
    <style:style style:name="co56" style:family="table-column">
      <style:table-column-properties fo:break-before="auto" style:column-width="30.48mm"/>
    </style:style>
    <style:style style:name="co57" style:family="table-column">
      <style:table-column-properties fo:break-before="auto" style:column-width="64.61mm"/>
    </style:style>
    <style:style style:name="co58" style:family="table-column">
      <style:table-column-properties fo:break-before="auto" style:column-width="74.12mm"/>
    </style:style>
    <style:style style:name="ro1" style:family="table-row">
      <style:table-row-properties style:row-height="4.5mm" fo:break-before="auto" style:use-optimal-row-height="true"/>
    </style:style>
    <style:style style:name="ro22" style:family="table-row">
      <style:table-row-properties style:row-height="5.56mm" fo:break-before="auto" style:use-optimal-row-height="true"/>
    </style:style>
    <style:style style:name="ro16" style:family="table-row">
      <style:table-row-properties style:row-height="4.76mm" fo:break-before="auto" style:use-optimal-row-height="true"/>
    </style:style>
    <style:style style:name="ro23" style:family="table-row">
      <style:table-row-properties style:row-height="5.82mm" fo:break-before="auto" style:use-optimal-row-height="true"/>
    </style:style>
    <style:style style:name="ro12" style:family="table-row">
      <style:table-row-properties style:row-height="4.5mm" fo:break-before="auto" style:use-optimal-row-height="false"/>
    </style:style>
    <style:style style:name="ro18" style:family="table-row">
      <style:table-row-properties style:row-height="5.29mm" fo:break-before="auto" style:use-optimal-row-height="true"/>
    </style:style>
    <style:style style:name="ro51" style:family="table-row">
      <style:table-row-properties style:row-height="15.88mm" fo:break-before="auto" style:use-optimal-row-height="true"/>
    </style:style>
    <style:style style:name="ro52" style:family="table-row">
      <style:table-row-properties style:row-height="10.58mm" fo:break-before="auto" style:use-optimal-row-height="true"/>
    </style:style>
    <style:style style:name="ro53" style:family="table-row">
      <style:table-row-properties style:row-height="10.05mm" fo:break-before="auto" style:use-optimal-row-height="true"/>
    </style:style>
    <style:style style:name="ro54" style:family="table-row">
      <style:table-row-properties style:row-height="9mm" fo:break-before="auto" style:use-optimal-row-height="true"/>
    </style:style>
    <style:style style:name="ro11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7.94mm" fo:break-before="auto" style:use-optimal-row-height="false"/>
    </style:style>
    <style:style style:name="ro14" style:family="table-row">
      <style:table-row-properties style:row-height="11.64mm" fo:break-before="auto" style:use-optimal-row-height="false"/>
    </style:style>
    <style:style style:name="ro15" style:family="table-row">
      <style:table-row-properties style:row-height="6.09mm" fo:break-before="auto" style:use-optimal-row-height="false"/>
    </style:style>
    <style:style style:name="ro17" style:family="table-row">
      <style:table-row-properties style:row-height="4.76mm" fo:break-before="auto" style:use-optimal-row-height="false"/>
    </style:style>
    <style:style style:name="ro19" style:family="table-row">
      <style:table-row-properties style:row-height="6.61mm" fo:break-before="auto" style:use-optimal-row-height="false"/>
    </style:style>
    <style:style style:name="ro20" style:family="table-row">
      <style:table-row-properties style:row-height="5.82mm" fo:break-before="auto" style:use-optimal-row-height="false"/>
    </style:style>
    <style:style style:name="ro21" style:family="table-row">
      <style:table-row-properties style:row-height="4.23mm" fo:break-before="auto" style:use-optimal-row-height="false"/>
    </style:style>
    <style:style style:name="ro24" style:family="table-row">
      <style:table-row-properties style:row-height="5.03mm" fo:break-before="auto" style:use-optimal-row-height="false"/>
    </style:style>
    <style:style style:name="ro25" style:family="table-row">
      <style:table-row-properties style:row-height="5.29mm" fo:break-before="auto" style:use-optimal-row-height="false"/>
    </style:style>
    <style:style style:name="ro26" style:family="table-row">
      <style:table-row-properties style:row-height="3.7mm" fo:break-before="auto" style:use-optimal-row-height="false"/>
    </style:style>
    <style:style style:name="ro27" style:family="table-row">
      <style:table-row-properties style:row-height="1.32mm" fo:break-before="auto" style:use-optimal-row-height="false"/>
    </style:style>
    <style:style style:name="ro28" style:family="table-row">
      <style:table-row-properties style:row-height="1.59mm" fo:break-before="auto" style:use-optimal-row-height="false"/>
    </style:style>
    <style:style style:name="ro29" style:family="table-row">
      <style:table-row-properties style:row-height="2.38mm" fo:break-before="auto" style:use-optimal-row-height="false"/>
    </style:style>
    <style:style style:name="ro30" style:family="table-row">
      <style:table-row-properties style:row-height="6.35mm" fo:break-before="auto" style:use-optimal-row-height="false"/>
    </style:style>
    <style:style style:name="ro31" style:family="table-row">
      <style:table-row-properties style:row-height="2.65mm" fo:break-before="auto" style:use-optimal-row-height="false"/>
    </style:style>
    <style:style style:name="ro32" style:family="table-row">
      <style:table-row-properties style:row-height="9mm" fo:break-before="auto" style:use-optimal-row-height="false"/>
    </style:style>
    <style:style style:name="ro33" style:family="table-row">
      <style:table-row-properties style:row-height="7.41mm" fo:break-before="auto" style:use-optimal-row-height="true"/>
    </style:style>
    <style:style style:name="ro34" style:family="table-row">
      <style:table-row-properties style:row-height="8.2mm" fo:break-before="auto" style:use-optimal-row-height="true"/>
    </style:style>
    <style:style style:name="ro35" style:family="table-row">
      <style:table-row-properties style:row-height="12.17mm" fo:break-before="auto" style:use-optimal-row-height="false"/>
    </style:style>
    <style:style style:name="ro36" style:family="table-row">
      <style:table-row-properties style:row-height="9.79mm" fo:break-before="auto" style:use-optimal-row-height="false"/>
    </style:style>
    <style:style style:name="ro37" style:family="table-row">
      <style:table-row-properties style:row-height="16.4mm" fo:break-before="auto" style:use-optimal-row-height="false"/>
    </style:style>
    <style:style style:name="ro38" style:family="table-row">
      <style:table-row-properties style:row-height="10.58mm" fo:break-before="auto" style:use-optimal-row-height="false"/>
    </style:style>
    <style:style style:name="ro39" style:family="table-row">
      <style:table-row-properties style:row-height="16.93mm" fo:break-before="auto" style:use-optimal-row-height="false"/>
    </style:style>
    <style:style style:name="ro40" style:family="table-row">
      <style:table-row-properties style:row-height="18.79mm" fo:break-before="auto" style:use-optimal-row-height="false"/>
    </style:style>
    <style:style style:name="ro41" style:family="table-row">
      <style:table-row-properties style:row-height="7.41mm" fo:break-before="auto" style:use-optimal-row-height="false"/>
    </style:style>
    <style:style style:name="ro42" style:family="table-row">
      <style:table-row-properties style:row-height="10.85mm" fo:break-before="auto" style:use-optimal-row-height="false"/>
    </style:style>
    <style:style style:name="ro43" style:family="table-row">
      <style:table-row-properties style:row-height="6.88mm" fo:break-before="auto" style:use-optimal-row-height="false"/>
    </style:style>
    <style:style style:name="ro44" style:family="table-row">
      <style:table-row-properties style:row-height="10.32mm" fo:break-before="auto" style:use-optimal-row-height="false"/>
    </style:style>
    <style:style style:name="ro45" style:family="table-row">
      <style:table-row-properties style:row-height="8.94mm" fo:break-before="auto" style:use-optimal-row-height="true"/>
    </style:style>
    <style:style style:name="ro46" style:family="table-row">
      <style:table-row-properties style:row-height="9.26mm" fo:break-before="auto" style:use-optimal-row-height="true"/>
    </style:style>
    <style:style style:name="ro47" style:family="table-row">
      <style:table-row-properties style:row-height="14.02mm" fo:break-before="auto" style:use-optimal-row-height="false"/>
    </style:style>
    <style:style style:name="ro48" style:family="table-row">
      <style:table-row-properties style:row-height="7.14mm" fo:break-before="auto" style:use-optimal-row-height="false"/>
    </style:style>
    <style:style style:name="ro49" style:family="table-row">
      <style:table-row-properties style:row-height="11.11mm" fo:break-before="auto" style:use-optimal-row-height="false"/>
    </style:style>
    <style:style style:name="ro50" style:family="table-row">
      <style:table-row-properties style:row-height="13.49mm" fo:break-before="auto" style:use-optimal-row-height="false"/>
    </style:style>
    <style:style style:name="ro55" style:family="table-row">
      <style:table-row-properties style:row-height="7.14mm" fo:break-before="auto" style:use-optimal-row-height="true"/>
    </style:style>
    <style:style style:name="ro56" style:family="table-row">
      <style:table-row-properties style:row-height="12.44mm" fo:break-before="auto" style:use-optimal-row-height="false"/>
    </style:style>
    <style:style style:name="ro57" style:family="table-row">
      <style:table-row-properties style:row-height="10.05mm" fo:break-before="auto" style:use-optimal-row-height="false"/>
    </style:style>
    <style:style style:name="ro58" style:family="table-row">
      <style:table-row-properties style:row-height="11.91mm" fo:break-before="auto" style:use-optimal-row-height="false"/>
    </style:style>
    <style:style style:name="ro59" style:family="table-row">
      <style:table-row-properties style:row-height="8.47mm" fo:break-before="auto" style:use-optimal-row-height="false"/>
    </style:style>
    <style:style style:name="ro60" style:family="table-row">
      <style:table-row-properties style:row-height="9.26mm" fo:break-before="auto" style:use-optimal-row-height="false"/>
    </style:style>
    <style:style style:name="ro61" style:family="table-row">
      <style:table-row-properties style:row-height="8.73mm" fo:break-before="auto" style:use-optimal-row-height="false"/>
    </style:style>
    <style:style style:name="ro62" style:family="table-row">
      <style:table-row-properties style:row-height="8.2mm" fo:break-before="auto" style:use-optimal-row-height="false"/>
    </style:style>
    <style:style style:name="ro63" style:family="table-row">
      <style:table-row-properties style:row-height="15.61mm" fo:break-before="auto" style:use-optimal-row-height="false"/>
    </style:style>
    <style:style style:name="ro64" style:family="table-row">
      <style:table-row-properties style:row-height="4.52mm" fo:break-before="auto" style:use-optimal-row-height="true"/>
    </style:style>
    <style:style style:name="ta2" style:family="table" style:master-page-name="PageStyle_5f_BWtable">
      <style:table-properties table:display="false" style:writing-mode="lr-tb"/>
    </style:style>
    <style:style style:name="ta4" style:family="table" style:master-page-name="PageStyle_5f_ook_5f_table">
      <style:table-properties table:display="false" style:writing-mode="lr-tb"/>
    </style:style>
    <style:style style:name="ta5" style:family="table" style:master-page-name="PageStyle_5f_Tables_20_for_20_DS">
      <style:table-properties table:display="false" style:writing-mode="lr-tb"/>
    </style:style>
    <style:style style:name="ta6" style:family="table" style:master-page-name="PageStyle_5f_stal_20_harmonics">
      <style:table-properties table:display="false" style:writing-mode="lr-tb"/>
    </style:style>
    <style:style style:name="ta10" style:family="table" style:master-page-name="PageStyle_5f_VERSIONS_20_CHANGES">
      <style:table-properties table:display="false" style:writing-mode="lr-tb"/>
    </style:style>
    <style:style style:name="ta11" style:family="table" style:master-page-name="PageStyle_5f_PH_5f_general">
      <style:table-properties table:display="false" style:writing-mode="lr-tb"/>
    </style:style>
    <style:style style:name="ta9" style:family="table" style:master-page-name="PageStyle_5f_Modem_20_Registers_20_Calculations">
      <style:table-properties table:display="true" style:writing-mode="lr-tb"/>
    </style:style>
    <style:style style:name="ta12" style:family="table" style:master-page-name="PageStyle_5f_Hidden_20_calc">
      <style:table-properties table:display="false" style:writing-mode="lr-tb"/>
    </style:style>
    <style:style style:name="ta13" style:family="table" style:master-page-name="PageStyle_5f_PH_20__2b__20_FIFO_20_MODE">
      <style:table-properties table:display="true" style:writing-mode="lr-tb"/>
    </style:style>
    <style:style style:name="ta14" style:family="table" style:master-page-name="PageStyle_5f_FIFO_20_MODE">
      <style:table-properties table:display="true" style:writing-mode="lr-tb"/>
    </style:style>
    <style:style style:name="ta15" style:family="table" style:master-page-name="PageStyle_5f_REGISTERS_20_Settings_20_SUMMAR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19" style:family="table-cell" style:parent-style-name="Default">
      <style:table-cell-properties style:diagonal-bl-tr="none" style:diagonal-tl-br="none" fo:border="none" fo:padding="0.71mm" style:rotation-align="none"/>
      <style:text-properties style:text-position="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Default">
      <style:table-cell-properties fo:padding="0.71mm"/>
      <style:text-properties style:text-position="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2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2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30" style:family="table-cell" style:parent-style-name="Default">
      <style:table-cell-properties style:diagonal-bl-tr="none" style:diagonal-tl-br="none" fo:border="0.31pt solid #1a1a1a" fo:padding="0.71mm" style:rotation-align="none"/>
      <style:text-properties style:text-position=""/>
    </style:style>
    <style:style style:name="ce231" style:family="table-cell" style:parent-style-name="Default">
      <style:table-cell-properties fo:background-color="#ffff00" style:diagonal-bl-tr="none" style:diagonal-tl-br="none" fo:border="0.31pt solid #1a1a1a" fo:padding="0.71mm" style:rotation-align="none"/>
      <style:text-properties style:text-position=""/>
    </style:style>
    <style:style style:name="ce232" style:family="table-cell" style:parent-style-name="Default">
      <style:table-cell-properties fo:background-color="#ffff99" style:diagonal-bl-tr="none" style:diagonal-tl-br="none" fo:border="0.31pt solid #1a1a1a" fo:padding="0.71mm" style:rotation-align="none"/>
      <style:text-properties style:text-position="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34" style:family="table-cell" style:parent-style-name="Default">
      <style:table-cell-properties fo:background-color="#ffff00" fo:padding="0.71mm"/>
      <style:text-properties style:text-position=""/>
    </style:style>
    <style:style style:name="ce235" style:family="table-cell" style:parent-style-name="Default">
      <style:table-cell-properties fo:background-color="#ffff99" fo:padding="0.71mm"/>
      <style:text-properties style:text-position=""/>
    </style:style>
    <style:style style:name="ce23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7" style:family="table-cell" style:parent-style-name="Default">
      <style:table-cell-properties style:glyph-orientation-vertical="0" fo:border-bottom="0.91pt solid #1a1a1a" style:cell-protect="protected formula-hidden" style:print-content="true" style:diagonal-bl-tr="none" style:diagonal-tl-br="none" style:text-align-source="fix" style:repeat-content="false" fo:background-color="transparent" fo:wrap-option="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39" style:family="table-cell" style:parent-style-name="Default">
      <style:table-cell-properties style:glyph-orientation-vertical="0" fo:border-bottom="0.91pt solid #1a1a1a" style:cell-protect="protected formula-hidden" style:print-content="true" style:diagonal-bl-tr="none" style:diagonal-tl-br="none" style:text-align-source="fix" style:repeat-content="false" fo:background-color="transparent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4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4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45" style:family="table-cell" style:parent-style-name="Default">
      <style:table-cell-properties style:glyph-orientation-vertical="0" fo:border-bottom="0.31pt solid #1a1a1a" fo:background-color="#ccffff" style:diagonal-bl-tr="none" style:diagonal-tl-br="none" style:text-align-source="fix" style:repeat-content="false" fo:wrap-option="no-wrap" fo:border-left="none" style:direction="ltr" fo:padding="0.71mm" fo:border-right="0.31pt solid #1a1a1a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4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47" style:family="table-cell" style:parent-style-name="Default">
      <style:table-cell-properties style:glyph-orientation-vertical="0" fo:border-bottom="0.31pt solid #1a1a1a" fo:background-color="#ffcc99" style:diagonal-bl-tr="none" style:diagonal-tl-br="none" style:text-align-source="fix" style:repeat-content="false" fo:wrap-option="no-wrap" fo:border-left="0.31pt solid #1a1a1a" style:direction="ltr" fo:padding="0.71mm" fo:border-right="0.3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52" style:family="table-cell" style:parent-style-name="Default">
      <style:table-cell-properties style:glyph-orientation-vertical="0" fo:border-bottom="1.19pt solid #1a1a1a" fo:background-color="#ffcc99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fo:border-bottom="1.19pt solid #1a1a1a" style:diagonal-bl-tr="none" style:diagonal-tl-br="none" style:text-align-source="value-type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55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257" style:family="table-cell" style:parent-style-name="Default">
      <style:table-cell-properties style:glyph-orientation-vertical="0" fo:border-bottom="1.19pt solid #1a1a1a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259" style:family="table-cell" style:parent-style-name="Default">
      <style:table-cell-properties style:glyph-orientation-vertical="0" fo:border-bottom="1.19pt solid #1a1a1a" style:diagonal-bl-tr="none" style:diagonal-tl-br="none" style:text-align-source="value-type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2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61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no-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62" style:family="table-cell" style:parent-style-name="Default">
      <style:table-cell-properties fo:border-bottom="0.06pt solid #c0c0c0" fo:background-color="#ffffff" style:diagonal-bl-tr="none" style:diagonal-tl-br="none" fo:border-left="0.06pt solid #c0c0c0" fo:padding="0.71mm" fo:border-right="none" style:rotation-align="none" fo:border-top="0.06pt solid #c0c0c0"/>
      <style:text-properties style:text-position=""/>
    </style:style>
    <style:style style:name="ce263" style:family="table-cell" style:parent-style-name="Default">
      <style:table-cell-properties fo:background-color="#ffffff" style:diagonal-bl-tr="none" style:diagonal-tl-br="none" fo:border="0.06pt solid #c0c0c0" fo:padding="0.71mm" style:rotation-align="none"/>
      <style:text-properties style:text-position=""/>
    </style:style>
    <style:style style:name="ce264" style:family="table-cell" style:parent-style-name="Default">
      <style:table-cell-properties fo:background-color="#ffffff" style:diagonal-bl-tr="none" style:diagonal-tl-br="none" fo:border="0.06pt solid #1a1a1a" fo:padding="0.71mm" style:rotation-align="none"/>
      <style:text-properties style:text-position=""/>
    </style:style>
    <style:style style:name="ce26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31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66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0.31pt solid #333333" style:direction="ltr" fo:padding="0.71mm" fo:border-right="none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fo:border-bottom="0.3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0.91pt solid #333333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68" style:family="table-cell" style:parent-style-name="Default">
      <style:table-cell-properties style:glyph-orientation-vertical="0" fo:border-bottom="0.3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69" style:family="table-cell" style:parent-style-name="Default">
      <style:table-cell-properties style:glyph-orientation-vertical="0" fo:border-bottom="0.9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70" style:family="table-cell" style:parent-style-name="Default">
      <style:table-cell-properties style:glyph-orientation-vertical="0" fo:border-bottom="0.9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0.31pt solid #333333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71" style:family="table-cell" style:parent-style-name="Default">
      <style:table-cell-properties fo:border-bottom="0.06pt solid #c0c0c0" fo:background-color="#ffffff" style:diagonal-bl-tr="none" style:diagonal-tl-br="none" fo:border-left="0.06pt solid #c0c0c0" fo:padding="0.71mm" fo:border-right="0.06pt solid #c0c0c0" style:rotation-align="none" fo:border-top="none"/>
      <style:text-properties style:text-position=""/>
    </style:style>
    <style:style style:name="ce272" style:family="table-cell" style:parent-style-name="Default">
      <style:table-cell-properties fo:border-bottom="none" fo:background-color="#ffffff" style:diagonal-bl-tr="none" style:diagonal-tl-br="none" fo:border-left="0.06pt solid #c0c0c0" fo:padding="0.71mm" fo:border-right="0.06pt solid #c0c0c0" style:rotation-align="none" fo:border-top="0.06pt solid #c0c0c0"/>
      <style:text-properties style:text-position=""/>
    </style:style>
    <style:style style:name="ce273" style:family="table-cell" style:parent-style-name="Default">
      <style:table-cell-properties style:glyph-orientation-vertical="0" fo:border-bottom="0.91pt solid #333333" fo:background-color="#cc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4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0.31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1a1a1a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7" style:family="table-cell" style:parent-style-name="Default">
      <style:table-cell-properties style:glyph-orientation-vertical="0" fo:border-bottom="0.91pt solid #333333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>
      <style:table-cell-properties style:glyph-orientation-vertical="0" fo:border-bottom="0.06pt solid #1a1a1a" fo:background-color="#ffffff" style:diagonal-bl-tr="none" style:diagonal-tl-br="none" style:text-align-source="value-type" style:repeat-content="false" fo:wrap-option="no-wrap" fo:border-left="0.06pt solid #1a1a1a" style:direction="ltr" fo:padding="0.71mm" fo:border-right="none" style:rotation-angle="0" style:rotation-align="none" style:shrink-to-fit="false" fo:border-top="0.06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0" style:family="table-cell" style:parent-style-name="Default">
      <style:table-cell-properties style:glyph-orientation-vertical="0" fo:border-bottom="0.91pt solid #333333" fo:background-color="#cc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81" style:family="table-cell" style:parent-style-name="Default" style:data-style-name="N2">
      <style:table-cell-properties style:glyph-orientation-vertical="0" fo:border-bottom="0.3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82" style:family="table-cell" style:parent-style-name="Default" style:data-style-name="N2">
      <style:table-cell-properties style:glyph-orientation-vertical="0" fo:border-bottom="0.9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83" style:family="table-cell" style:parent-style-name="Default" style:data-style-name="N2">
      <style:table-cell-properties style:glyph-orientation-vertical="0" fo:border-bottom="0.9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0.31pt solid #333333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84" style:family="table-cell" style:parent-style-name="Default" style:data-style-name="N2">
      <style:table-cell-properties style:glyph-orientation-vertical="0" fo:border-bottom="0.3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0.91pt solid #333333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8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fo:border-bottom="0.31pt solid #1a1a1a" fo:background-color="#ccffff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31pt solid #1a1a1a" style:direction="ltr" fo:padding="0.71mm" fo:border-right="0.31pt solid #1a1a1a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88" style:family="table-cell" style:parent-style-name="Default">
      <style:table-cell-properties style:glyph-orientation-vertical="0" fo:border-bottom="0.31pt solid #1a1a1a" fo:background-color="#ffffff" style:diagonal-bl-tr="none" style:diagonal-tl-br="none" style:text-align-source="fix" style:repeat-content="false" fo:wrap-option="no-wrap" fo:border-left="0.31pt solid #1a1a1a" style:direction="ltr" fo:padding="0.71mm" fo:border-right="0.3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8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90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0.31pt solid #333333" style:direction="ltr" fo:padding="0.71mm" fo:border-right="none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91" style:family="table-cell" style:parent-style-name="Default">
      <style:table-cell-properties style:glyph-orientation-vertical="0" fo:border-bottom="0.91pt solid #333333" fo:background-color="#ccffff" style:diagonal-bl-tr="none" style:diagonal-tl-br="none" style:text-align-source="fix" style:repeat-content="false" fo:wrap-option="no-wrap" fo:border-left="0.31pt solid #333333" style:direction="ltr" fo:padding="0.71mm" fo:border-right="none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92" style:family="table-cell" style:parent-style-name="Default">
      <style:table-cell-properties style:glyph-orientation-vertical="0" fo:border-bottom="0.3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93" style:family="table-cell" style:parent-style-name="Default">
      <style:table-cell-properties style:glyph-orientation-vertical="0" fo:border-bottom="0.31pt solid #1a1a1a" fo:background-color="#ccffff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9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95" style:family="table-cell" style:parent-style-name="Default">
      <style:table-cell-properties style:glyph-orientation-vertical="0" fo:border-bottom="0.31pt solid #1a1a1a" fo:background-color="#ffffff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96" style:family="table-cell" style:parent-style-name="Default">
      <style:table-cell-properties style:glyph-orientation-vertical="0" fo:border-bottom="0.31pt solid #1a1a1a" fo:background-color="#ffffff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97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0.91pt solid #333333" style:direction="ltr" fo:padding="0.71mm" fo:border-right="0.31pt solid #333333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0.91pt solid #333333" style:direction="ltr" fo:padding="0.71mm" fo:border-right="0.31pt solid #333333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299" style:family="table-cell" style:parent-style-name="Default">
      <style:table-cell-properties style:glyph-orientation-vertical="0" fo:border-bottom="0.91pt solid #333333" fo:background-color="#ccffff" style:diagonal-bl-tr="none" style:diagonal-tl-br="none" style:text-align-source="fix" style:repeat-content="false" fo:wrap-option="no-wrap" fo:border-left="0.91pt solid #333333" style:direction="ltr" fo:padding="0.71mm" fo:border-right="0.31pt solid #333333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300" style:family="table-cell" style:parent-style-name="Default">
      <style:table-cell-properties style:glyph-orientation-vertical="0" fo:border-bottom="0.31pt solid #333333" fo:background-color="#ffffff" style:diagonal-bl-tr="none" style:diagonal-tl-br="none" style:text-align-source="fix" style:repeat-content="false" fo:wrap-option="no-wrap" fo:border-left="0.91pt solid #333333" style:direction="ltr" fo:padding="0.71mm" fo:border-right="0.31pt solid #333333" style:rotation-angle="0" style:rotation-align="none" style:shrink-to-fit="false" fo:border-top="0.91pt solid #333333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01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0.91pt solid #333333" style:direction="ltr" fo:padding="0.71mm" fo:border-right="0.31pt solid #33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31pt solid #1a1a1a" fo:background-color="#ccffff" style:diagonal-bl-tr="none" style:diagonal-tl-br="none" style:text-align-source="fix" style:repeat-content="false" fo:wrap-option="no-wrap" fo:border-left="0.91pt solid #1a1a1a" style:direction="ltr" fo:padding="0.71mm" fo:border-right="0.3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fo:border-bottom="0.31pt solid #1a1a1a" fo:background-color="#ccffff" style:diagonal-bl-tr="none" style:diagonal-tl-br="none" style:text-align-source="fix" style:repeat-content="false" fo:wrap-option="no-wrap" fo:border-left="0.91pt solid #1a1a1a" style:direction="ltr" fo:padding="0.71mm" fo:border-right="0.31pt solid #1a1a1a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30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1pt solid #1a1a1a" style:direction="ltr" fo:padding="0.71mm" fo:border-right="0.31pt solid #1a1a1a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305" style:family="table-cell" style:parent-style-name="Default">
      <style:table-cell-properties style:glyph-orientation-vertical="0" fo:border-bottom="0.31pt solid #1a1a1a" fo:background-color="#ffffff" style:diagonal-bl-tr="none" style:diagonal-tl-br="none" style:text-align-source="fix" style:repeat-content="false" fo:wrap-option="no-wrap" fo:border-left="0.91pt solid #1a1a1a" style:direction="ltr" fo:padding="0.71mm" fo:border-right="0.3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06" style:family="table-cell" style:parent-style-name="Default">
      <style:table-cell-properties style:glyph-orientation-vertical="0" fo:border-bottom="0.31pt solid #1a1a1a" fo:background-color="#ffffff" style:diagonal-bl-tr="none" style:diagonal-tl-br="none" style:text-align-source="fix" style:repeat-content="false" fo:wrap-option="no-wrap" fo:border-left="0.91pt solid #1a1a1a" style:direction="ltr" fo:padding="0.71mm" fo:border-right="0.3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07" style:family="table-cell" style:parent-style-name="Default">
      <style:table-cell-properties style:glyph-orientation-vertical="0" fo:border-bottom="0.31pt solid #1a1a1a" fo:background-color="#ffffff" style:diagonal-bl-tr="none" style:diagonal-tl-br="none" style:text-align-source="fix" style:repeat-content="false" fo:wrap-option="no-wrap" fo:border-left="0.31pt solid #1a1a1a" style:direction="ltr" fo:padding="0.71mm" fo:border-right="0.3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08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none" style:direction="ltr" fo:padding="0.71mm" fo:border-right="0.31pt solid #333333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9" style:family="table-cell" style:parent-style-name="Default">
      <style:table-cell-properties style:glyph-orientation-vertical="0" fo:border-bottom="0.91pt solid #333333" fo:background-color="#ccffff" style:diagonal-bl-tr="none" style:diagonal-tl-br="none" style:text-align-source="fix" style:repeat-content="false" fo:wrap-option="no-wrap" fo:border-left="none" style:direction="ltr" fo:padding="0.71mm" fo:border-right="0.31pt solid #333333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0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none" style:direction="ltr" fo:padding="0.71mm" fo:border-right="0.31pt solid #33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>
      <style:table-cell-properties style:glyph-orientation-vertical="0" fo:border-bottom="0.06pt solid #c0c0c0" fo:background-color="#ffffff" style:diagonal-bl-tr="none" style:diagonal-tl-br="none" style:text-align-source="fix" style:repeat-content="false" fo:wrap-option="no-wrap" fo:border-left="none" style:direction="ltr" fo:padding="0.71mm" fo:border-right="0.06pt solid #c0c0c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312" style:family="table-cell" style:parent-style-name="Default">
      <style:table-cell-properties fo:border-bottom="0.06pt solid #c0c0c0" fo:background-color="#ffffff" style:diagonal-bl-tr="none" style:diagonal-tl-br="none" fo:border-left="none" fo:padding="0.71mm" fo:border-right="0.06pt solid #c0c0c0" style:rotation-align="none" fo:border-top="0.06pt solid #c0c0c0"/>
      <style:text-properties style:text-position=""/>
    </style:style>
    <style:style style:name="ce313" style:family="table-cell" style:parent-style-name="Default">
      <style:table-cell-properties style:glyph-orientation-vertical="0" fo:border-bottom="0.06pt solid #1a1a1a" fo:background-color="#ffffff" style:diagonal-bl-tr="none" style:diagonal-tl-br="none" style:text-align-source="value-type" style:repeat-content="false" fo:wrap-option="no-wrap" fo:border-left="none" style:direction="ltr" fo:padding="0.71mm" fo:border-right="0.06pt solid #1a1a1a" style:rotation-angle="0" style:rotation-align="none" style:shrink-to-fit="false" fo:border-top="0.06pt solid #1a1a1a" style:vertical-align="middle" loext:vertical-justify="auto"/>
      <style:paragraph-properties css3t:text-justify="auto" fo:margin-left="0mm" style:writing-mode="page"/>
      <style:text-properties style:text-position=""/>
    </style:style>
    <style:style style:name="ce3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31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31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3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318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31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320" style:family="table-cell" style:parent-style-name="Default">
      <style:table-cell-properties style:glyph-orientation-vertical="0" fo:border-bottom="0.91pt solid #1a1a1a" fo:background-color="#ffff99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32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322" style:family="table-cell" style:parent-style-name="Default" style:data-style-name="N2">
      <style:table-cell-properties style:glyph-orientation-vertical="0" fo:border-bottom="0.91pt solid #1a1a1a" fo:background-color="#ffff99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323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4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4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4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31pt solid #1a1a1a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4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1a1a1a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49" style:family="table-cell" style:parent-style-name="Default">
      <style:table-cell-properties style:glyph-orientation-vertical="0" fo:border-bottom="0.91pt solid #1a1a1a" style:diagonal-bl-tr="none" style:diagonal-tl-br="none" style:text-align-source="value-type" style:repeat-content="false" fo:background-color="transparent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451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4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453" style:family="table-cell" style:parent-style-name="Default" style:data-style-name="N1012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1a1a1a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4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56" style:family="table-cell" style:parent-style-name="Default">
      <style:table-cell-properties style:glyph-orientation-vertical="0" fo:border-bottom="0.91pt solid #1a1a1a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458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45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91pt solid #1a1a1a"/>
      <style:text-properties style:text-position=""/>
    </style:style>
    <style:style style:name="ce46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1a1a1a"/>
      <style:text-properties style:text-position=""/>
    </style:style>
    <style:style style:name="ce461" style:family="table-cell" style:parent-style-name="Default">
      <style:table-cell-properties fo:border-bottom="0.91pt solid #1a1a1a" style:diagonal-bl-tr="none" style:diagonal-tl-br="none" fo:border-left="none" fo:padding="0.71mm" fo:border-right="none" style:rotation-align="none" fo:border-top="none"/>
      <style:text-properties style:text-position=""/>
    </style:style>
    <style:style style:name="ce462" style:family="table-cell" style:parent-style-name="Default">
      <style:table-cell-properties fo:border-bottom="none" style:diagonal-bl-tr="none" style:diagonal-tl-br="none" fo:border-left="none" fo:padding="0.71mm" fo:border-right="0.91pt solid #1a1a1a" style:rotation-align="none" fo:border-top="0.91pt solid #1a1a1a"/>
      <style:text-properties style:text-position=""/>
    </style:style>
    <style:style style:name="ce463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0.31pt solid #1a1a1a" style:direction="ltr" fo:padding="0.71mm" fo:border-right="0.31pt solid #1a1a1a" style:rotation-angle="0" style:rotation-align="none" style:shrink-to-fit="false" fo:border-top="0.31pt solid #1a1a1a" style:vertical-align="automatic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6" style:family="table-cell" style:parent-style-name="Default" style:data-style-name="N100">
      <style:table-cell-properties style:glyph-orientation-vertical="0" fo:border-bottom="0.91pt solid #1a1a1a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9" style:family="table-cell" style:parent-style-name="Default" style:data-style-name="N100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0" style:family="table-cell" style:parent-style-name="Default" style:data-style-name="N100">
      <style:table-cell-properties fo:padding="0.71mm"/>
      <style:text-properties style:text-position=""/>
    </style:style>
    <style:style style:name="ce471" style:family="table-cell" style:parent-style-name="Default">
      <style:table-cell-properties fo:padding="0.71mm"/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ackground-color="#ccffff" style:cell-protect="protected formula-hidden" style:print-content="tru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ackground-color="#ccffff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 style:data-style-name="N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style:cell-protect="protected formula-hidden" style:print-content="true" fo:padding="0.71mm"/>
    </style:style>
    <style:style style:name="ce136" style:family="table-cell" style:parent-style-name="Default">
      <style:table-cell-properties style:cell-protect="protected formula-hidden" style:print-content="true" fo:padding="0.71mm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>
      <style:table-cell-properties style:glyph-orientation-vertical="0" fo:border-bottom="0.91pt solid #1a1a1a" fo:background-color="#c0c0c0" style:cell-protect="none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0.91pt solid #1a1a1a" fo:background-color="#ffffcc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ackground-color="#ff6600" style:cell-protect="protected formula-hidden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fo:background-color="#ffffcc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order-bottom="none" fo:background-color="#ff6600" style:cell-protect="protected formula-hidden" style:print-content="true" style:diagonal-bl-tr="none" style:diagonal-tl-br="none" style:text-align-source="value-type" style:repeat-content="false" fo:wrap-option="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91pt solid #1a1a1a" fo:background-color="#ffffcc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none" fo:background-color="#ffffcc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order-bottom="0.91pt solid #1a1a1a" fo:background-color="#ffffcc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order-bottom="none" fo:background-color="#ffffcc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order-bottom="0.91pt solid #1a1a1a" fo:background-color="#ffffcc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2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53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5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 style:data-style-name="N11">
      <style:table-cell-properties style:glyph-orientation-vertical="0" fo:border-bottom="0.91pt solid #1a1a1a" fo:background-color="#c0c0c0" style:cell-protect="none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58" style:family="table-cell" style:parent-style-name="Default">
      <style:table-cell-properties fo:border-bottom="none" fo:background-color="#ffffcc" style:cell-protect="protected formula-hidden" style:print-content="true" style:diagonal-bl-tr="none" style:diagonal-tl-br="none" fo:border-left="0.91pt solid #1a1a1a" fo:padding="0.71mm" fo:border-right="none" style:rotation-align="none" fo:border-top="0.91pt solid #1a1a1a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fo:border-bottom="0.91pt solid #1a1a1a" fo:background-color="#ffffcc" style:cell-protect="protected formula-hidden" style:print-content="true" style:diagonal-bl-tr="none" style:diagonal-tl-br="none" fo:border-left="0.91pt solid #1a1a1a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64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65" style:family="table-cell" style:parent-style-name="Default">
      <style:table-cell-properties style:glyph-orientation-vertical="0" fo:background-color="#ffcc99" style:cell-protect="protected formula-hidden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fo:border-bottom="0.91pt solid #1a1a1a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68" style:family="table-cell" style:parent-style-name="Default">
      <style:table-cell-properties style:glyph-orientation-vertical="0" fo:border-bottom="0.91pt solid #1a1a1a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69" style:family="table-cell" style:parent-style-name="Default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0" style:family="table-cell" style:parent-style-name="Default">
      <style:table-cell-properties style:glyph-orientation-vertical="0" fo:border-bottom="none" fo:background-color="#ffffcc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Default">
      <style:table-cell-properties style:glyph-orientation-vertical="0" fo:border-bottom="0.91pt solid #1a1a1a" fo:background-color="#ffffcc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2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175" style:family="table-cell" style:parent-style-name="Default">
      <style:table-cell-properties fo:border-bottom="none" fo:background-color="#ffffcc" style:cell-protect="protected formula-hidden" style:print-content="true" style:diagonal-bl-tr="none" style:diagonal-tl-br="none" fo:border-left="0.91pt solid #1a1a1a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6" style:family="table-cell" style:parent-style-name="Default">
      <style:table-cell-properties fo:border-bottom="none" fo:background-color="#ffffcc" style:cell-protect="protected formula-hidden" style:print-content="true" style:diagonal-bl-tr="none" style:diagonal-tl-br="none" fo:border-left="0.91pt solid #1a1a1a" fo:padding="0.71mm" fo:border-right="none" style:rotation-align="none" fo:border-top="none"/>
    </style:style>
    <style:style style:name="ce177" style:family="table-cell" style:parent-style-name="Default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3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180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81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82" style:family="table-cell" style:parent-style-name="Default">
      <style:table-cell-properties fo:border-bottom="none" style:cell-protect="protected formula-hidden" style:print-content="true" style:diagonal-bl-tr="none" style:diagonal-tl-br="none" fo:border-left="0.31pt solid #1a1a1a" fo:padding="0.71mm" fo:border-right="none" style:rotation-align="none" fo:border-top="none"/>
    </style:style>
    <style:style style:name="ce183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84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Default">
      <style:table-cell-properties style:glyph-orientation-vertical="0" fo:border-bottom="0.3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order-bottom="0.3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91pt solid #1a1a1a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2" style:family="table-cell" style:parent-style-name="Default" style:data-style-name="N10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Default" style:data-style-name="N100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4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5" style:family="table-cell" style:parent-style-name="Default">
      <style:table-cell-properties style:glyph-orientation-vertical="0" fo:border-bottom="none" fo:background-color="#ffff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196" style:family="table-cell" style:parent-style-name="Default">
      <style:table-cell-properties style:glyph-orientation-vertical="0" fo:border-bottom="0.91pt solid #1a1a1a" fo:background-color="#ffff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97" style:family="table-cell" style:parent-style-name="Default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01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02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style:glyph-orientation-vertical="0" fo:border-bottom="0.91pt solid #1a1a1a" fo:background-color="#ffcc99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4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value-type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05" style:family="table-cell" style:parent-style-name="Default">
      <style:table-cell-properties style:glyph-orientation-vertical="0" fo:border-bottom="none" fo:background-color="#ffff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7" style:family="table-cell" style:parent-style-name="Default">
      <style:table-cell-properties style:glyph-orientation-vertical="0" fo:border-bottom="0.91pt solid #1a1a1a" fo:background-color="#ffff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style:glyph-orientation-vertical="0" fo:border-bottom="1.19pt solid #1a1a1a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fo:border-bottom="1.19pt solid #1a1a1a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1.19pt solid #1a1a1a" style:vertical-align="automatic" loext:vertical-justify="auto"/>
      <style:paragraph-properties fo:text-align="center" css3t:text-justify="auto" fo:margin-left="0mm" style:writing-mode="page"/>
    </style:style>
    <style:style style:name="ce211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2" style:family="table-cell" style:parent-style-name="Default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3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216" style:family="table-cell" style:parent-style-name="Default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7" style:family="table-cell" style:parent-style-name="Default">
      <style:table-cell-properties style:glyph-orientation-vertical="0" fo:border-bottom="0.3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0.3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0.3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fo:background-color="#cc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41" style:family="table-cell" style:parent-style-name="Default">
      <style:table-cell-properties style:glyph-orientation-vertical="0" fo:border-bottom="none" fo:background-color="#ffff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Default">
      <style:table-cell-properties style:glyph-orientation-vertical="0" fo:border-bottom="0.91pt solid #1a1a1a" fo:background-color="#ffff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>
      <style:table-cell-properties style:glyph-orientation-vertical="0" fo:border-bottom="0.31pt solid #1a1a1a" fo:background-color="#cc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7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8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9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0" style:family="table-cell" style:parent-style-name="Default">
      <style:table-cell-properties fo:border-bottom="none" fo:background-color="#ffffcc" style:cell-protect="protected formula-hidden" style:print-content="true" style:diagonal-bl-tr="none" style:diagonal-tl-br="none" fo:border-left="none" fo:padding="0.71mm" fo:border-right="none" style:rotation-align="none" fo:border-top="0.91pt solid #1a1a1a"/>
    </style:style>
    <style:style style:name="ce331" style:family="table-cell" style:parent-style-name="Default">
      <style:table-cell-properties fo:border-bottom="0.91pt solid #1a1a1a" fo:background-color="#ffffcc" style:cell-protect="protected formula-hidden" style:print-content="true" style:diagonal-bl-tr="none" style:diagonal-tl-br="none" fo:border-left="none" fo:padding="0.71mm" fo:border-right="none" style:rotation-align="none" fo:border-top="none"/>
    </style:style>
    <style:style style:name="ce332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3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4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36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37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8" style:family="table-cell" style:parent-style-name="Default">
      <style:table-cell-properties style:glyph-orientation-vertical="0" fo:border-bottom="0.91pt solid #1a1a1a" fo:background-color="#ffcc99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9" style:family="table-cell" style:parent-style-name="Default">
      <style:table-cell-properties fo:border-bottom="none" fo:background-color="#ffcc99" style:cell-protect="protected formula-hidden" style:print-content="true" style:diagonal-bl-tr="none" style:diagonal-tl-br="none" fo:border-left="0.91pt solid #1a1a1a" fo:padding="0.71mm" fo:border-right="0.91pt solid #1a1a1a" style:rotation-align="none" fo:border-top="none"/>
    </style:style>
    <style:style style:name="ce340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1" style:family="table-cell" style:parent-style-name="Default">
      <style:table-cell-properties style:glyph-orientation-vertical="0" fo:border-bottom="1.19pt solid #1a1a1a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2" style:family="table-cell" style:parent-style-name="Default">
      <style:table-cell-properties style:glyph-orientation-vertical="0" fo:background-color="#cc99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3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344" style:family="table-cell" style:parent-style-name="Default">
      <style:table-cell-properties style:glyph-orientation-vertical="0" fo:background-color="#cc99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45" style:family="table-cell" style:parent-style-name="Default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46" style:family="table-cell" style:parent-style-name="Default">
      <style:table-cell-properties fo:background-color="#ffffcc" style:cell-protect="protected formula-hidden" style:print-content="true" style:diagonal-bl-tr="none" style:diagonal-tl-br="none" fo:border="none" fo:padding="0.71mm" style:rotation-align="none"/>
    </style:style>
    <style:style style:name="ce347" style:family="table-cell" style:parent-style-name="Default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8" style:family="table-cell" style:parent-style-name="Default">
      <style:table-cell-properties fo:border-bottom="none" fo:background-color="#ffffcc" style:cell-protect="protected formula-hidden" style:print-content="true" style:diagonal-bl-tr="none" style:diagonal-tl-br="none" fo:border-left="none" fo:padding="0.71mm" fo:border-right="none" style:rotation-align="none" fo:border-top="0.91pt solid #1a1a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9" style:family="table-cell" style:parent-style-name="Default">
      <style:table-cell-properties fo:border-bottom="0.91pt solid #1a1a1a" fo:background-color="#ffffcc" style:cell-protect="protected formula-hidden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1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2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3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4" style:family="table-cell" style:parent-style-name="Default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5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56" style:family="table-cell" style:parent-style-name="Default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5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8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9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0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361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62" style:family="table-cell" style:parent-style-name="Default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63" style:family="table-cell" style:parent-style-name="Default">
      <style:table-cell-properties style:glyph-orientation-vertical="0" fo:border-bottom="0.3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4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0.9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5" style:family="table-cell" style:parent-style-name="Default" style:data-style-name="N158">
      <style:table-cell-properties style:glyph-orientation-vertical="0" fo:border-bottom="0.91pt solid #1a1a1a" fo:background-color="#cc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66" style:family="table-cell" style:parent-style-name="Default">
      <style:table-cell-properties style:cell-protect="protected formula-hidden" style:print-content="true" fo:padding="0.71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7" style:family="table-cell" style:parent-style-name="Default">
      <style:table-cell-properties style:glyph-orientation-vertical="0" fo:background-color="#cc99ff" style:cell-protect="protected formula-hidden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8" style:family="table-cell" style:parent-style-name="Default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9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1" style:family="table-cell" style:parent-style-name="Default">
      <style:table-cell-properties style:glyph-orientation-vertical="0" fo:background-color="#ffcc99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72" style:family="table-cell" style:parent-style-name="Default" style:data-style-name="N0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3" style:family="table-cell" style:parent-style-name="Default" style:data-style-name="N0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4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5" style:family="table-cell" style:parent-style-name="Default">
      <style:table-cell-properties fo:border-bottom="none" fo:background-color="#cc99ff" style:cell-protect="protected formula-hidden" style:print-content="true" style:diagonal-bl-tr="none" style:diagonal-tl-br="none" fo:border-left="0.91pt solid #1a1a1a" fo:padding="0.71mm" fo:border-right="0.91pt solid #1a1a1a" style:rotation-align="none" fo:border-top="0.91pt solid #1a1a1a"/>
    </style:style>
    <style:style style:name="ce376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77" style:family="table-cell" style:parent-style-name="Default">
      <style:table-cell-properties style:glyph-orientation-vertical="0" fo:border-bottom="1.19pt solid #1a1a1a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8" style:family="table-cell" style:parent-style-name="Default">
      <style:table-cell-properties style:glyph-orientation-vertical="0" fo:border-bottom="1.19pt solid #1a1a1a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9" style:family="table-cell" style:parent-style-name="Default">
      <style:table-cell-properties style:glyph-orientation-vertical="0" fo:border-bottom="1.19pt solid #1a1a1a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0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1.19pt solid #1a1a1a" style:vertical-align="automatic" loext:vertical-justify="auto"/>
      <style:paragraph-properties fo:text-align="center" css3t:text-justify="auto" fo:margin-left="0mm" style:writing-mode="page"/>
    </style:style>
    <style:style style:name="ce381" style:family="table-cell" style:parent-style-name="Default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2" style:family="table-cell" style:parent-style-name="Default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85" style:family="table-cell" style:parent-style-name="Default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87" style:family="table-cell" style:parent-style-name="Default" style:data-style-name="N2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88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0" style:family="table-cell" style:parent-style-name="Default">
      <style:table-cell-properties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1" style:family="table-cell" style:parent-style-name="Default">
      <style:table-cell-properties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2" style:family="table-cell" style:parent-style-name="Default" style:data-style-name="N0">
      <style:table-cell-properties style:glyph-orientation-vertical="0" fo:border-bottom="0.91pt solid #1a1a1a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3" style:family="table-cell" style:parent-style-name="Default">
      <style:table-cell-properties style:glyph-orientation-vertical="0" fo:border-bottom="1.19pt solid #1a1a1a" fo:background-color="#ffcc99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4" style:family="table-cell" style:parent-style-name="Default">
      <style:table-cell-properties style:glyph-orientation-vertical="0" fo:background-color="#cc99ff" style:cell-protect="protected formula-hidden" style:print-content="true" style:diagonal-bl-tr="none" style:diagonal-tl-br="none" style:text-align-source="fix" style:repeat-content="false" fo:wrap-option="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5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96" style:family="table-cell" style:parent-style-name="Default">
      <style:table-cell-properties style:glyph-orientation-vertical="0" fo:border-bottom="0.91pt solid #1a1a1a" fo:background-color="#ffcc99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97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9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1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402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403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04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40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57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07" style:family="table-cell" style:parent-style-name="Default" style:data-style-name="N100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</style:style>
    <style:style style:name="ce408" style:family="table-cell" style:parent-style-name="Default" style:data-style-name="N100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09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0" style:family="table-cell" style:parent-style-name="Default" style:data-style-name="N1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11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</style:style>
    <style:style style:name="ce412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13" style:family="table-cell" style:parent-style-name="Default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4" style:family="table-cell" style:parent-style-name="Default" style:data-style-name="N2">
      <style:table-cell-properties style:glyph-orientation-vertical="0" fo:border-bottom="0.91pt solid #1a1a1a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15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71mm" style:rotation-align="none"/>
    </style:style>
    <style:style style:name="ce416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true" fo:border-top="0.91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7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8" style:family="table-cell" style:parent-style-name="Default" style:data-style-name="N3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2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22" style:family="table-cell" style:parent-style-name="Default">
      <style:table-cell-properties style:glyph-orientation-vertical="0" fo:border-bottom="0.31pt solid #000000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</style:style>
    <style:style style:name="ce42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24" style:family="table-cell" style:parent-style-name="Default">
      <style:table-cell-properties style:glyph-orientation-vertical="0" fo:border-bottom="0.31pt solid #1a1a1a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31pt solid #1a1a1a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42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31pt solid #1a1a1a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426" style:family="table-cell" style:parent-style-name="Default">
      <style:table-cell-properties style:glyph-orientation-vertical="0" fo:border-bottom="0.31pt solid #1a1a1a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2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28" style:family="table-cell" style:parent-style-name="Default">
      <style:table-cell-properties style:glyph-orientation-vertical="0" fo:border-bottom="0.31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9" style:family="table-cell" style:parent-style-name="Default">
      <style:table-cell-properties style:glyph-orientation-vertical="0" fo:border-bottom="0.31pt solid #000000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</style:style>
    <style:style style:name="ce430" style:family="table-cell" style:parent-style-name="Default">
      <style:table-cell-properties style:glyph-orientation-vertical="0" fo:border-bottom="0.31pt solid #1a1a1a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431" style:family="table-cell" style:parent-style-name="Default">
      <style:table-cell-properties style:glyph-orientation-vertical="0" fo:border-bottom="0.31pt solid #1a1a1a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432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33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3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5" style:family="table-cell" style:parent-style-name="Default">
      <style:table-cell-properties fo:border-bottom="none" fo:background-color="#ffffcc" style:cell-protect="protected formula-hidden" style:print-content="true" style:diagonal-bl-tr="none" style:diagonal-tl-br="none" fo:border-left="none" fo:padding="0.71mm" fo:border-right="0.91pt solid #1a1a1a" style:rotation-align="none" fo:border-top="0.91pt solid #1a1a1a"/>
    </style:style>
    <style:style style:name="ce436" style:family="table-cell" style:parent-style-name="Default">
      <style:table-cell-properties fo:border-bottom="0.91pt solid #1a1a1a" fo:background-color="#ffffcc" style:cell-protect="protected formula-hidden" style:print-content="true" style:diagonal-bl-tr="none" style:diagonal-tl-br="none" fo:border-left="none" fo:padding="0.71mm" fo:border-right="0.91pt solid #1a1a1a" style:rotation-align="none" fo:border-top="none"/>
    </style:style>
    <style:style style:name="ce437" style:family="table-cell" style:parent-style-name="Default">
      <style:table-cell-properties style:glyph-orientation-vertical="0" fo:border-bottom="0.31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8" style:family="table-cell" style:parent-style-name="Default">
      <style:table-cell-properties style:glyph-orientation-vertical="0" fo:border-bottom="none" fo:background-color="#ffff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9" style:family="table-cell" style:parent-style-name="Default">
      <style:table-cell-properties style:glyph-orientation-vertical="0" fo:border-bottom="none" fo:background-color="#ffff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0" style:family="table-cell" style:parent-style-name="Default">
      <style:table-cell-properties style:glyph-orientation-vertical="0" fo:border-bottom="0.91pt solid #1a1a1a" fo:background-color="#ffff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1" style:family="table-cell" style:parent-style-name="Default">
      <style:table-cell-properties fo:border-bottom="none" fo:background-color="#ffffcc" style:cell-protect="protected formula-hidden" style:print-content="true" style:diagonal-bl-tr="none" style:diagonal-tl-br="none" fo:border-left="none" fo:padding="0.71mm" fo:border-right="0.91pt solid #1a1a1a" style:rotation-align="none" fo:border-top="none"/>
    </style:style>
    <style:style style:name="ce442" style:family="table-cell" style:parent-style-name="Default">
      <style:table-cell-properties style:glyph-orientation-vertical="0" fo:border-bottom="0.31pt solid #1a1a1a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71mm" fo:border-right="0.31pt solid #1a1a1a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443" style:family="table-cell" style:parent-style-name="Default">
      <style:table-cell-properties fo:border-bottom="none" fo:background-color="#ffffcc" style:cell-protect="protected formula-hidden" style:print-content="true" style:diagonal-bl-tr="none" style:diagonal-tl-br="none" fo:border-left="none" fo:padding="0.71mm" fo:border-right="0.91pt solid #1a1a1a" style:rotation-align="none" fo:border-top="0.91pt solid #1a1a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2" style:family="table-cell" style:parent-style-name="Default">
      <style:table-cell-properties fo:border-bottom="0.91pt solid #1a1a1a" fo:background-color="#ffffcc" style:cell-protect="protected formula-hidden" style:print-content="true" style:diagonal-bl-tr="none" style:diagonal-tl-br="none" fo:border-left="none" fo:padding="0.71mm" fo:border-right="0.91pt solid #1a1a1a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74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5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76" style:family="table-cell" style:parent-style-name="Default" style:data-style-name="N10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77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8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79" style:family="table-cell" style:parent-style-name="Default">
      <style:table-cell-properties style:diagonal-bl-tr="none" style:diagonal-tl-br="none" fo:border="none" fo:padding="0.71mm" style:rotation-align="none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3" style:family="table-cell" style:parent-style-name="Default">
      <style:table-cell-properties fo:padding="0.71mm"/>
    </style:style>
    <style:style style:name="ce4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8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8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8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90" style:family="table-cell" style:parent-style-name="Default">
      <style:table-cell-properties style:diagonal-bl-tr="none" style:diagonal-tl-br="none" fo:border="0.31pt solid #1a1a1a" fo:padding="0.71mm" style:rotation-align="none"/>
    </style:style>
    <style:style style:name="ce491" style:family="table-cell" style:parent-style-name="Default">
      <style:table-cell-properties fo:background-color="#ffff00" style:diagonal-bl-tr="none" style:diagonal-tl-br="none" fo:border="0.31pt solid #1a1a1a" fo:padding="0.71mm" style:rotation-align="none"/>
    </style:style>
    <style:style style:name="ce492" style:family="table-cell" style:parent-style-name="Default">
      <style:table-cell-properties fo:background-color="#ffff99" style:diagonal-bl-tr="none" style:diagonal-tl-br="none" fo:border="0.31pt solid #1a1a1a" fo:padding="0.71mm" style:rotation-align="none"/>
    </style:style>
    <style:style style:name="ce4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94" style:family="table-cell" style:parent-style-name="Default">
      <style:table-cell-properties fo:background-color="#ffff00" fo:padding="0.71mm"/>
    </style:style>
    <style:style style:name="ce495" style:family="table-cell" style:parent-style-name="Default">
      <style:table-cell-properties fo:background-color="#ffff99" fo:padding="0.71mm"/>
    </style:style>
    <style:style style:name="ce49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7" style:family="table-cell" style:parent-style-name="Default">
      <style:table-cell-properties style:glyph-orientation-vertical="0" fo:border-bottom="0.91pt solid #1a1a1a" style:cell-protect="protected formula-hidden" style:print-content="true" style:diagonal-bl-tr="none" style:diagonal-tl-br="none" style:text-align-source="fix" style:repeat-content="false" fo:background-color="transparent" fo:wrap-option="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99" style:family="table-cell" style:parent-style-name="Default">
      <style:table-cell-properties style:glyph-orientation-vertical="0" fo:border-bottom="0.91pt solid #1a1a1a" style:cell-protect="protected formula-hidden" style:print-content="true" style:diagonal-bl-tr="none" style:diagonal-tl-br="none" style:text-align-source="fix" style:repeat-content="false" fo:background-color="transparent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00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01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0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0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05" style:family="table-cell" style:parent-style-name="Default">
      <style:table-cell-properties style:glyph-orientation-vertical="0" fo:border-bottom="0.31pt solid #1a1a1a" fo:background-color="#ccffff" style:diagonal-bl-tr="none" style:diagonal-tl-br="none" style:text-align-source="fix" style:repeat-content="false" fo:wrap-option="no-wrap" fo:border-left="none" style:direction="ltr" fo:padding="0.71mm" fo:border-right="0.31pt solid #1a1a1a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50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07" style:family="table-cell" style:parent-style-name="Default">
      <style:table-cell-properties style:glyph-orientation-vertical="0" fo:border-bottom="0.31pt solid #1a1a1a" fo:background-color="#ffcc99" style:diagonal-bl-tr="none" style:diagonal-tl-br="none" style:text-align-source="fix" style:repeat-content="false" fo:wrap-option="no-wrap" fo:border-left="0.31pt solid #1a1a1a" style:direction="ltr" fo:padding="0.71mm" fo:border-right="0.3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1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12" style:family="table-cell" style:parent-style-name="Default">
      <style:table-cell-properties style:glyph-orientation-vertical="0" fo:border-bottom="1.19pt solid #1a1a1a" fo:background-color="#ffcc99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3" style:family="table-cell" style:parent-style-name="Default">
      <style:table-cell-properties style:glyph-orientation-vertical="0" fo:border-bottom="1.19pt solid #1a1a1a" style:diagonal-bl-tr="none" style:diagonal-tl-br="none" style:text-align-source="value-type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</style:style>
    <style:style style:name="ce515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css3t:text-justify="auto" fo:margin-left="0mm" style:writing-mode="page"/>
    </style:style>
    <style:style style:name="ce517" style:family="table-cell" style:parent-style-name="Default">
      <style:table-cell-properties style:glyph-orientation-vertical="0" fo:border-bottom="1.19pt solid #1a1a1a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css3t:text-justify="auto" fo:margin-left="0mm" style:writing-mode="page"/>
    </style:style>
    <style:style style:name="ce519" style:family="table-cell" style:parent-style-name="Default">
      <style:table-cell-properties style:glyph-orientation-vertical="0" fo:border-bottom="1.19pt solid #1a1a1a" style:diagonal-bl-tr="none" style:diagonal-tl-br="none" style:text-align-source="value-type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</style:style>
    <style:style style:name="ce521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no-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22" style:family="table-cell" style:parent-style-name="Default">
      <style:table-cell-properties fo:border-bottom="0.06pt solid #c0c0c0" fo:background-color="#ffffff" style:diagonal-bl-tr="none" style:diagonal-tl-br="none" fo:border-left="0.06pt solid #c0c0c0" fo:padding="0.71mm" fo:border-right="none" style:rotation-align="none" fo:border-top="0.06pt solid #c0c0c0"/>
    </style:style>
    <style:style style:name="ce523" style:family="table-cell" style:parent-style-name="Default">
      <style:table-cell-properties fo:background-color="#ffffff" style:diagonal-bl-tr="none" style:diagonal-tl-br="none" fo:border="0.06pt solid #c0c0c0" fo:padding="0.71mm" style:rotation-align="none"/>
    </style:style>
    <style:style style:name="ce524" style:family="table-cell" style:parent-style-name="Default">
      <style:table-cell-properties fo:background-color="#ffffff" style:diagonal-bl-tr="none" style:diagonal-tl-br="none" fo:border="0.06pt solid #1a1a1a" fo:padding="0.71mm" style:rotation-align="none"/>
    </style:style>
    <style:style style:name="ce52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31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26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0.31pt solid #333333" style:direction="ltr" fo:padding="0.71mm" fo:border-right="none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7" style:family="table-cell" style:parent-style-name="Default">
      <style:table-cell-properties style:glyph-orientation-vertical="0" fo:border-bottom="0.3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0.91pt solid #333333" style:vertical-align="middle" loext:vertical-justify="auto"/>
      <style:paragraph-properties fo:text-align="center" css3t:text-justify="auto" fo:margin-left="0mm" style:writing-mode="page"/>
    </style:style>
    <style:style style:name="ce528" style:family="table-cell" style:parent-style-name="Default">
      <style:table-cell-properties style:glyph-orientation-vertical="0" fo:border-bottom="0.3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29" style:family="table-cell" style:parent-style-name="Default">
      <style:table-cell-properties style:glyph-orientation-vertical="0" fo:border-bottom="0.9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30" style:family="table-cell" style:parent-style-name="Default">
      <style:table-cell-properties style:glyph-orientation-vertical="0" fo:border-bottom="0.9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0.31pt solid #333333" style:vertical-align="middle" loext:vertical-justify="auto"/>
      <style:paragraph-properties fo:text-align="center" css3t:text-justify="auto" fo:margin-left="0mm" style:writing-mode="page"/>
    </style:style>
    <style:style style:name="ce531" style:family="table-cell" style:parent-style-name="Default">
      <style:table-cell-properties fo:border-bottom="0.06pt solid #c0c0c0" fo:background-color="#ffffff" style:diagonal-bl-tr="none" style:diagonal-tl-br="none" fo:border-left="0.06pt solid #c0c0c0" fo:padding="0.71mm" fo:border-right="0.06pt solid #c0c0c0" style:rotation-align="none" fo:border-top="none"/>
    </style:style>
    <style:style style:name="ce532" style:family="table-cell" style:parent-style-name="Default">
      <style:table-cell-properties fo:border-bottom="none" fo:background-color="#ffffff" style:diagonal-bl-tr="none" style:diagonal-tl-br="none" fo:border-left="0.06pt solid #c0c0c0" fo:padding="0.71mm" fo:border-right="0.06pt solid #c0c0c0" style:rotation-align="none" fo:border-top="0.06pt solid #c0c0c0"/>
    </style:style>
    <style:style style:name="ce533" style:family="table-cell" style:parent-style-name="Default">
      <style:table-cell-properties style:glyph-orientation-vertical="0" fo:border-bottom="0.91pt solid #333333" fo:background-color="#cc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4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0.31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1a1a1a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6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7" style:family="table-cell" style:parent-style-name="Default">
      <style:table-cell-properties style:glyph-orientation-vertical="0" fo:border-bottom="0.91pt solid #333333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8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9" style:family="table-cell" style:parent-style-name="Default">
      <style:table-cell-properties style:glyph-orientation-vertical="0" fo:border-bottom="0.06pt solid #1a1a1a" fo:background-color="#ffffff" style:diagonal-bl-tr="none" style:diagonal-tl-br="none" style:text-align-source="value-type" style:repeat-content="false" fo:wrap-option="no-wrap" fo:border-left="0.06pt solid #1a1a1a" style:direction="ltr" fo:padding="0.71mm" fo:border-right="none" style:rotation-angle="0" style:rotation-align="none" style:shrink-to-fit="false" fo:border-top="0.06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0" style:family="table-cell" style:parent-style-name="Default">
      <style:table-cell-properties style:glyph-orientation-vertical="0" fo:border-bottom="0.91pt solid #333333" fo:background-color="#cc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</style:style>
    <style:style style:name="ce541" style:family="table-cell" style:parent-style-name="Default" style:data-style-name="N2">
      <style:table-cell-properties style:glyph-orientation-vertical="0" fo:border-bottom="0.3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42" style:family="table-cell" style:parent-style-name="Default" style:data-style-name="N2">
      <style:table-cell-properties style:glyph-orientation-vertical="0" fo:border-bottom="0.9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43" style:family="table-cell" style:parent-style-name="Default" style:data-style-name="N2">
      <style:table-cell-properties style:glyph-orientation-vertical="0" fo:border-bottom="0.9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0.31pt solid #333333" style:vertical-align="middle" loext:vertical-justify="auto"/>
      <style:paragraph-properties fo:text-align="center" css3t:text-justify="auto" fo:margin-left="0mm" style:writing-mode="page"/>
    </style:style>
    <style:style style:name="ce544" style:family="table-cell" style:parent-style-name="Default" style:data-style-name="N2">
      <style:table-cell-properties style:glyph-orientation-vertical="0" fo:border-bottom="0.3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0.91pt solid #333333" style:vertical-align="middle" loext:vertical-justify="auto"/>
      <style:paragraph-properties fo:text-align="center" css3t:text-justify="auto" fo:margin-left="0mm" style:writing-mode="page"/>
    </style:style>
    <style:style style:name="ce54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6" style:family="table-cell" style:parent-style-name="Default">
      <style:table-cell-properties style:glyph-orientation-vertical="0" fo:border-bottom="0.31pt solid #1a1a1a" fo:background-color="#ccffff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31pt solid #1a1a1a" style:direction="ltr" fo:padding="0.71mm" fo:border-right="0.31pt solid #1a1a1a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548" style:family="table-cell" style:parent-style-name="Default">
      <style:table-cell-properties style:glyph-orientation-vertical="0" fo:border-bottom="0.31pt solid #1a1a1a" fo:background-color="#ffffff" style:diagonal-bl-tr="none" style:diagonal-tl-br="none" style:text-align-source="fix" style:repeat-content="false" fo:wrap-option="no-wrap" fo:border-left="0.31pt solid #1a1a1a" style:direction="ltr" fo:padding="0.71mm" fo:border-right="0.3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54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50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0.31pt solid #333333" style:direction="ltr" fo:padding="0.71mm" fo:border-right="none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</style:style>
    <style:style style:name="ce551" style:family="table-cell" style:parent-style-name="Default">
      <style:table-cell-properties style:glyph-orientation-vertical="0" fo:border-bottom="0.91pt solid #333333" fo:background-color="#ccffff" style:diagonal-bl-tr="none" style:diagonal-tl-br="none" style:text-align-source="fix" style:repeat-content="false" fo:wrap-option="no-wrap" fo:border-left="0.31pt solid #333333" style:direction="ltr" fo:padding="0.71mm" fo:border-right="none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</style:style>
    <style:style style:name="ce552" style:family="table-cell" style:parent-style-name="Default">
      <style:table-cell-properties style:glyph-orientation-vertical="0" fo:border-bottom="0.3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53" style:family="table-cell" style:parent-style-name="Default">
      <style:table-cell-properties style:glyph-orientation-vertical="0" fo:border-bottom="0.31pt solid #1a1a1a" fo:background-color="#ccffff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55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555" style:family="table-cell" style:parent-style-name="Default">
      <style:table-cell-properties style:glyph-orientation-vertical="0" fo:border-bottom="0.31pt solid #1a1a1a" fo:background-color="#ffffff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</style:style>
    <style:style style:name="ce556" style:family="table-cell" style:parent-style-name="Default">
      <style:table-cell-properties style:glyph-orientation-vertical="0" fo:border-bottom="0.31pt solid #1a1a1a" fo:background-color="#ffffff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</style:style>
    <style:style style:name="ce557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0.91pt solid #333333" style:direction="ltr" fo:padding="0.71mm" fo:border-right="0.31pt solid #333333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8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0.91pt solid #333333" style:direction="ltr" fo:padding="0.71mm" fo:border-right="0.31pt solid #333333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</style:style>
    <style:style style:name="ce559" style:family="table-cell" style:parent-style-name="Default">
      <style:table-cell-properties style:glyph-orientation-vertical="0" fo:border-bottom="0.91pt solid #333333" fo:background-color="#ccffff" style:diagonal-bl-tr="none" style:diagonal-tl-br="none" style:text-align-source="fix" style:repeat-content="false" fo:wrap-option="no-wrap" fo:border-left="0.91pt solid #333333" style:direction="ltr" fo:padding="0.71mm" fo:border-right="0.31pt solid #333333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</style:style>
    <style:style style:name="ce560" style:family="table-cell" style:parent-style-name="Default">
      <style:table-cell-properties style:glyph-orientation-vertical="0" fo:border-bottom="0.31pt solid #333333" fo:background-color="#ffffff" style:diagonal-bl-tr="none" style:diagonal-tl-br="none" style:text-align-source="fix" style:repeat-content="false" fo:wrap-option="no-wrap" fo:border-left="0.91pt solid #333333" style:direction="ltr" fo:padding="0.71mm" fo:border-right="0.31pt solid #333333" style:rotation-angle="0" style:rotation-align="none" style:shrink-to-fit="false" fo:border-top="0.91pt solid #333333" style:vertical-align="middle" loext:vertical-justify="auto"/>
      <style:paragraph-properties fo:text-align="center" css3t:text-justify="auto" fo:margin-left="0mm" style:writing-mode="page"/>
    </style:style>
    <style:style style:name="ce561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0.91pt solid #333333" style:direction="ltr" fo:padding="0.71mm" fo:border-right="0.31pt solid #33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glyph-orientation-vertical="0" fo:border-bottom="0.31pt solid #1a1a1a" fo:background-color="#ccffff" style:diagonal-bl-tr="none" style:diagonal-tl-br="none" style:text-align-source="fix" style:repeat-content="false" fo:wrap-option="no-wrap" fo:border-left="0.91pt solid #1a1a1a" style:direction="ltr" fo:padding="0.71mm" fo:border-right="0.3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3" style:family="table-cell" style:parent-style-name="Default">
      <style:table-cell-properties style:glyph-orientation-vertical="0" fo:border-bottom="0.31pt solid #1a1a1a" fo:background-color="#ccffff" style:diagonal-bl-tr="none" style:diagonal-tl-br="none" style:text-align-source="fix" style:repeat-content="false" fo:wrap-option="no-wrap" fo:border-left="0.91pt solid #1a1a1a" style:direction="ltr" fo:padding="0.71mm" fo:border-right="0.31pt solid #1a1a1a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5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1pt solid #1a1a1a" style:direction="ltr" fo:padding="0.71mm" fo:border-right="0.31pt solid #1a1a1a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565" style:family="table-cell" style:parent-style-name="Default">
      <style:table-cell-properties style:glyph-orientation-vertical="0" fo:border-bottom="0.31pt solid #1a1a1a" fo:background-color="#ffffff" style:diagonal-bl-tr="none" style:diagonal-tl-br="none" style:text-align-source="fix" style:repeat-content="false" fo:wrap-option="no-wrap" fo:border-left="0.91pt solid #1a1a1a" style:direction="ltr" fo:padding="0.71mm" fo:border-right="0.3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</style:style>
    <style:style style:name="ce566" style:family="table-cell" style:parent-style-name="Default">
      <style:table-cell-properties style:glyph-orientation-vertical="0" fo:border-bottom="0.31pt solid #1a1a1a" fo:background-color="#ffffff" style:diagonal-bl-tr="none" style:diagonal-tl-br="none" style:text-align-source="fix" style:repeat-content="false" fo:wrap-option="no-wrap" fo:border-left="0.91pt solid #1a1a1a" style:direction="ltr" fo:padding="0.71mm" fo:border-right="0.3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</style:style>
    <style:style style:name="ce567" style:family="table-cell" style:parent-style-name="Default">
      <style:table-cell-properties style:glyph-orientation-vertical="0" fo:border-bottom="0.31pt solid #1a1a1a" fo:background-color="#ffffff" style:diagonal-bl-tr="none" style:diagonal-tl-br="none" style:text-align-source="fix" style:repeat-content="false" fo:wrap-option="no-wrap" fo:border-left="0.31pt solid #1a1a1a" style:direction="ltr" fo:padding="0.71mm" fo:border-right="0.3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</style:style>
    <style:style style:name="ce568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none" style:direction="ltr" fo:padding="0.71mm" fo:border-right="0.31pt solid #333333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fo:border-bottom="0.91pt solid #333333" fo:background-color="#ccffff" style:diagonal-bl-tr="none" style:diagonal-tl-br="none" style:text-align-source="fix" style:repeat-content="false" fo:wrap-option="no-wrap" fo:border-left="none" style:direction="ltr" fo:padding="0.71mm" fo:border-right="0.31pt solid #333333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0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none" style:direction="ltr" fo:padding="0.71mm" fo:border-right="0.31pt solid #33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1" style:family="table-cell" style:parent-style-name="Default">
      <style:table-cell-properties style:glyph-orientation-vertical="0" fo:border-bottom="0.06pt solid #c0c0c0" fo:background-color="#ffffff" style:diagonal-bl-tr="none" style:diagonal-tl-br="none" style:text-align-source="fix" style:repeat-content="false" fo:wrap-option="no-wrap" fo:border-left="none" style:direction="ltr" fo:padding="0.71mm" fo:border-right="0.06pt solid #c0c0c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</style:style>
    <style:style style:name="ce572" style:family="table-cell" style:parent-style-name="Default">
      <style:table-cell-properties fo:border-bottom="0.06pt solid #c0c0c0" fo:background-color="#ffffff" style:diagonal-bl-tr="none" style:diagonal-tl-br="none" fo:border-left="none" fo:padding="0.71mm" fo:border-right="0.06pt solid #c0c0c0" style:rotation-align="none" fo:border-top="0.06pt solid #c0c0c0"/>
    </style:style>
    <style:style style:name="ce573" style:family="table-cell" style:parent-style-name="Default">
      <style:table-cell-properties style:glyph-orientation-vertical="0" fo:border-bottom="0.06pt solid #1a1a1a" fo:background-color="#ffffff" style:diagonal-bl-tr="none" style:diagonal-tl-br="none" style:text-align-source="value-type" style:repeat-content="false" fo:wrap-option="no-wrap" fo:border-left="none" style:direction="ltr" fo:padding="0.71mm" fo:border-right="0.06pt solid #1a1a1a" style:rotation-angle="0" style:rotation-align="none" style:shrink-to-fit="false" fo:border-top="0.06pt solid #1a1a1a" style:vertical-align="middle" loext:vertical-justify="auto"/>
      <style:paragraph-properties css3t:text-justify="auto" fo:margin-left="0mm" style:writing-mode="page"/>
    </style:style>
    <style:style style:name="ce5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7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7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57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78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7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80" style:family="table-cell" style:parent-style-name="Default">
      <style:table-cell-properties style:glyph-orientation-vertical="0" fo:border-bottom="0.91pt solid #1a1a1a" fo:background-color="#ffff99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8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82" style:family="table-cell" style:parent-style-name="Default" style:data-style-name="N2">
      <style:table-cell-properties style:glyph-orientation-vertical="0" fo:border-bottom="0.91pt solid #1a1a1a" fo:background-color="#ffff99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83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84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fo:padding="0.71mm" style:rotation-angle="0" style:rotation-align="none" style:shrink-to-fit="false" style:vertical-align="justify" loext:vertical-justify="distribute"/>
      <style:paragraph-properties css3t:text-justify="auto" fo:margin-left="0mm" style:writing-mode="page"/>
    </style:style>
    <style:style style:name="ce58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</style:style>
    <style:style style:name="ce586" style:family="table-cell" style:parent-style-name="Default">
      <style:table-cell-properties style:glyph-orientation-vertical="0" fo:background-color="#ccffff" style:cell-protect="protected formula-hidden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7" style:family="table-cell" style:parent-style-name="Default">
      <style:table-cell-properties style:glyph-orientation-vertical="0" fo:background-color="#cc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8" style:family="table-cell" style:parent-style-name="Default">
      <style:table-cell-properties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9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0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1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3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wrap" fo:border="0.91pt solid #1a1a1a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4" style:family="table-cell" style:parent-style-name="Default">
      <style:table-cell-properties style:glyph-orientation-vertical="0" fo:border-bottom="0.91pt solid #1a1a1a" fo:background-color="#ffff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0.91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6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value-type" style:repeat-content="false" fo:wrap-option="wrap" fo:border="0.91pt solid #1a1a1a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7" style:family="table-cell" style:parent-style-name="Default">
      <style:table-cell-properties style:glyph-orientation-vertical="0" fo:border-bottom="0.91pt solid #1a1a1a" fo:background-color="#ffff99" style:cell-protect="protected formula-hidden" style:print-content="true" style:diagonal-bl-tr="none" style:diagonal-tl-br="none" style:text-align-source="value-type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8" style:family="table-cell" style:parent-style-name="Default">
      <style:table-cell-properties style:glyph-orientation-vertical="0" fo:border-bottom="0.91pt solid #1a1a1a" fo:background-color="#ffff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glyph-orientation-vertical="0" fo:border-bottom="none" fo:background-color="#ffff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style:cell-protect="protected formula-hidden" style:print-content="true" fo:padding="0.71mm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01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2" style:family="table-cell" style:parent-style-name="Default">
      <style:table-cell-properties style:glyph-orientation-vertical="0" fo:border-bottom="0.91pt solid #1a1a1a" fo:background-color="#ffff99" style:cell-protect="protected formula-hidden" style:print-content="tru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3" style:family="table-cell" style:parent-style-name="Default">
      <style:table-cell-properties style:glyph-orientation-vertical="0" fo:border-bottom="0.91pt solid #1a1a1a" fo:background-color="#c0c0c0" style:cell-protect="none" style:print-content="tru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4" style:family="table-cell" style:parent-style-name="Default">
      <style:table-cell-properties style:glyph-orientation-vertical="0" fo:border-bottom="0.91pt solid #1a1a1a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06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7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10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11" style:family="table-cell" style:parent-style-name="Default" style:data-style-name="N10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2" style:family="table-cell" style:parent-style-name="Default" style:data-style-name="N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3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>
      <style:table-cell-properties style:cell-protect="protected formula-hidden" style:print-content="true" fo:padding="0.71mm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6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justify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7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8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21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justify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fo:padding="0.71mm" style:rotation-angle="0" style:rotation-align="none" style:shrink-to-fit="false" style:vertical-align="justify" loext:vertical-justify="distribute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6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8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9" style:family="table-cell" style:parent-style-name="Default">
      <style:table-cell-properties style:glyph-orientation-vertical="0" fo:border-bottom="0.31pt solid #1a1a1a" fo:background-color="#ffcc99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31pt solid #1a1a1a" style:rotation-angle="0" style:rotation-align="none" style:shrink-to-fit="false" fo:border-top="0.91pt solid #1a1a1a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0" style:family="table-cell" style:parent-style-name="Default">
      <style:table-cell-properties style:glyph-orientation-vertical="0" fo:border-bottom="0.31pt solid #1a1a1a" fo:background-color="#ffcc99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3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1" style:family="table-cell" style:parent-style-name="Default">
      <style:table-cell-properties style:glyph-orientation-vertical="0" fo:border-bottom="0.31pt solid #1a1a1a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3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2" style:family="table-cell" style:parent-style-name="Default" style:data-style-name="N100">
      <style:table-cell-properties style:glyph-orientation-vertical="0" fo:border-bottom="0.91pt solid #1a1a1a" fo:background-color="#ffcc99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3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4" style:family="table-cell" style:parent-style-name="Default">
      <style:table-cell-properties style:glyph-orientation-vertical="0" fo:border-bottom="0.31pt solid #1a1a1a" fo:background-color="#ffcc99" style:cell-protect="protected formula-hidden" style:print-content="true" style:diagonal-bl-tr="none" style:diagonal-tl-br="none" style:text-align-source="fix" style:repeat-content="false" fo:wrap-option="wrap" fo:border-left="0.31pt solid #1a1a1a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5" style:family="table-cell" style:parent-style-name="Default">
      <style:table-cell-properties style:glyph-orientation-vertical="0" fo:border-bottom="0.31pt solid #1a1a1a" fo:background-color="#ffcc99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0.9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6" style:family="table-cell" style:parent-style-name="Default">
      <style:table-cell-properties style:glyph-orientation-vertical="0" fo:border-bottom="0.31pt solid #1a1a1a" fo:background-color="#ffcc99" style:cell-protect="protected formula-hidden" style:print-content="true" style:diagonal-bl-tr="none" style:diagonal-tl-br="none" style:text-align-source="fix" style:repeat-content="false" fo:wrap-option="wrap" fo:border-left="0.31pt solid #1a1a1a" style:direction="ltr" fo:padding="0.71mm" fo:border-right="0.9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style:glyph-orientation-vertical="0" fo:border-bottom="0.91pt solid #1a1a1a" fo:background-color="#ffcc99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0.9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8" style:family="table-cell" style:parent-style-name="Default">
      <style:table-cell-properties style:glyph-orientation-vertical="0" fo:border-bottom="0.31pt solid #1a1a1a" fo:background-color="#c0c0c0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9" style:family="table-cell" style:parent-style-name="Default">
      <style:table-cell-properties style:glyph-orientation-vertical="0" fo:border-bottom="0.31pt solid #1a1a1a" fo:background-color="#c0c0c0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0" style:family="table-cell" style:parent-style-name="Default">
      <style:table-cell-properties style:glyph-orientation-vertical="0" fo:border-bottom="0.31pt solid #1a1a1a" fo:background-color="#c0c0c0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1" style:family="table-cell" style:parent-style-name="Default">
      <style:table-cell-properties style:glyph-orientation-vertical="0" fo:border-bottom="0.91pt solid #1a1a1a" fo:background-color="#c0c0c0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2" style:family="table-cell" style:parent-style-name="Default" style:data-style-name="N100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43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44" style:family="table-cell" style:parent-style-name="Default" style:data-style-name="N100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</style:style>
    <style:style style:name="ce64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6" style:family="table-cell" style:parent-style-name="Default" style:data-style-name="N0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4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justify" loext:vertical-justify="distribute"/>
      <style:paragraph-properties css3t:text-justify="auto" fo:margin-left="0mm" style:writing-mode="page"/>
    </style:style>
    <style:style style:name="ce64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</style:style>
    <style:style style:name="ce649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31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0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993366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51" style:family="table-cell" style:parent-style-name="Default">
      <style:table-cell-properties style:glyph-orientation-vertical="0" fo:border-bottom="0.3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808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52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3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4" style:family="table-cell" style:parent-style-name="Default">
      <style:table-cell-properties style:cell-protect="protected formula-hidden" style:print-content="true" fo:padding="0.71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6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1a1a1a" style:vertical-align="middle" loext:vertical-justify="auto"/>
      <style:paragraph-properties fo:text-align="start" css3t:text-justify="auto" fo:margin-left="0mm" style:writing-mode="page"/>
    </style:style>
    <style:style style:name="ce657" style:family="table-cell" style:parent-style-name="Default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658" style:family="table-cell" style:parent-style-name="Default">
      <style:table-cell-properties style:glyph-orientation-vertical="0" fo:border-bottom="0.31pt solid #1a1a1a" fo:background-color="#cc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659" style:family="table-cell" style:parent-style-name="Default">
      <style:table-cell-properties style:glyph-orientation-vertical="0" fo:border-bottom="0.91pt solid #1a1a1a" fo:background-color="#ffff99" style:cell-protect="none" style:print-content="tru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0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1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6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justify" loext:vertical-justify="auto"/>
      <style:paragraph-properties fo:text-align="center" css3t:text-justify="auto" fo:margin-left="0mm" style:writing-mode="page"/>
    </style:style>
    <style:style style:name="ce666" style:family="table-cell" style:parent-style-name="Default">
      <style:table-cell-properties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7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fo:padding="0.71mm" style:rotation-angle="0" style:rotation-align="none" style:shrink-to-fit="fals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8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justify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2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4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3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justify" loext:vertical-justify="distribute"/>
      <style:paragraph-properties css3t:text-justify="auto" fo:margin-left="0mm" style:writing-mode="page"/>
    </style:style>
    <style:style style:name="ce676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31pt solid #1a1a1a" style:rotation-angle="0" style:rotation-align="none" style:shrink-to-fit="false" fo:border-top="0.31pt solid #1a1a1a" style:vertical-align="middle" loext:vertical-justify="auto"/>
      <style:paragraph-properties fo:text-align="start" css3t:text-justify="auto" fo:margin-left="0mm" style:writing-mode="page"/>
    </style:style>
    <style:style style:name="ce677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31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678" style:family="table-cell" style:parent-style-name="Default">
      <style:table-cell-properties style:glyph-orientation-vertical="0" fo:border-bottom="0.31pt solid #1a1a1a" fo:background-color="#cc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31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679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0" style:family="table-cell" style:parent-style-name="Default">
      <style:table-cell-properties style:glyph-orientation-vertical="0" fo:border-bottom="0.31pt solid #1a1a1a" fo:background-color="#ffcc99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1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2" style:family="table-cell" style:parent-style-name="Default">
      <style:table-cell-properties fo:background-color="#cc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3" style:family="table-cell" style:parent-style-name="Default">
      <style:table-cell-properties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84" style:family="table-cell" style:parent-style-name="Default">
      <style:table-cell-properties style:cell-protect="protected formula-hidden" style:print-content="true" fo:padding="0.71mm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5" style:family="table-cell" style:parent-style-name="Default">
      <style:table-cell-properties fo:border-bottom="0.91pt solid #1a1a1a" style:cell-protect="protected formula-hidden" style:print-content="true" style:diagonal-bl-tr="none" style:diagonal-tl-br="none" fo:border-left="0.91pt solid #1a1a1a" fo:padding="0.71mm" fo:border-right="0.31pt solid #1a1a1a" style:rotation-align="none" fo:border-top="0.91pt solid #1a1a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6" style:family="table-cell" style:parent-style-name="Default">
      <style:table-cell-properties style:glyph-orientation-vertical="0" fo:border-bottom="0.31pt solid #1a1a1a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0.3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8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88" style:family="table-cell" style:parent-style-name="Default">
      <style:table-cell-properties fo:background-color="#ccffff" style:cell-protect="protected formula-hidden" style:print-content="true" fo:padding="0.71mm"/>
    </style:style>
    <style:style style:name="ce689" style:family="table-cell" style:parent-style-name="Default">
      <style:table-cell-properties fo:border-bottom="0.91pt solid #1a1a1a" style:cell-protect="protected formula-hidden" style:print-content="true" style:diagonal-bl-tr="none" style:diagonal-tl-br="none" fo:border-left="0.31pt solid #1a1a1a" fo:padding="0.71mm" fo:border-right="0.31pt solid #1a1a1a" style:rotation-align="none" fo:border-top="0.91pt solid #1a1a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0" style:family="table-cell" style:parent-style-name="Default" style:data-style-name="N10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91" style:family="table-cell" style:parent-style-name="Default">
      <style:table-cell-properties fo:border-bottom="0.91pt solid #1a1a1a" style:cell-protect="protected formula-hidden" style:print-content="true" style:diagonal-bl-tr="none" style:diagonal-tl-br="none" fo:border-left="0.31pt solid #1a1a1a" fo:padding="0.71mm" fo:border-right="0.91pt solid #1a1a1a" style:rotation-align="none" fo:border-top="0.91pt solid #1a1a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2" style:family="table-cell" style:parent-style-name="Default">
      <style:table-cell-properties style:cell-protect="protected formula-hidden" style:print-content="true" fo:padding="0.71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3" style:family="table-cell" style:parent-style-name="Default">
      <style:table-cell-properties fo:background-color="#c0c0c0" style:cell-protect="none" style:print-content="true" style:diagonal-bl-tr="none" style:diagonal-tl-br="none" fo:border="0.91pt solid #1a1a1a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4" style:family="table-cell" style:parent-style-name="Default">
      <style:table-cell-properties style:cell-protect="protected formula-hidden" style:print-content="true" fo:padding="0.71mm"/>
      <style:text-properties fo:color="#008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95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6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7" style:family="table-cell" style:parent-style-name="Default">
      <style:table-cell-properties style:cell-protect="protected formula-hidden" style:print-content="true" fo:padding="0.71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0" style:family="table-cell" style:parent-style-name="Default">
      <style:table-cell-properties style:glyph-orientation-vertical="0" fo:border-bottom="0.91pt solid #1a1a1a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3" style:family="table-cell" style:parent-style-name="Default">
      <style:table-cell-properties style:cell-protect="protected formula-hidden" style:print-content="true" style:diagonal-bl-tr="none" style:diagonal-tl-br="none" fo:border="none" fo:padding="0.71mm" style:rotation-align="none"/>
    </style:style>
    <style:style style:name="ce7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7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start" css3t:text-justify="auto" fo:margin-left="0mm" style:writing-mode="page"/>
    </style:style>
    <style:style style:name="ce7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31pt solid #1a1a1a" style:vertical-align="automatic" loext:vertical-justify="auto"/>
      <style:paragraph-properties fo:text-align="start" css3t:text-justify="auto" fo:margin-left="0mm" style:writing-mode="page"/>
    </style:style>
    <style:style style:name="ce70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1a1a1a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css3t:text-justify="auto" fo:margin-left="0mm" style:writing-mode="page"/>
    </style:style>
    <style:style style:name="ce7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09" style:family="table-cell" style:parent-style-name="Default">
      <style:table-cell-properties style:glyph-orientation-vertical="0" fo:border-bottom="0.91pt solid #1a1a1a" style:diagonal-bl-tr="none" style:diagonal-tl-br="none" style:text-align-source="value-type" style:repeat-content="false" fo:background-color="transparent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711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7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start" css3t:text-justify="auto" fo:margin-left="0mm" style:writing-mode="page"/>
    </style:style>
    <style:style style:name="ce713" style:family="table-cell" style:parent-style-name="Default" style:data-style-name="N1012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1a1a1a" style:vertical-align="automatic" loext:vertical-justify="auto"/>
      <style:paragraph-properties fo:text-align="start" css3t:text-justify="auto" fo:margin-left="0mm" style:writing-mode="page"/>
    </style:style>
    <style:style style:name="ce7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css3t:text-justify="auto" fo:margin-left="0mm" style:writing-mode="page"/>
    </style:style>
    <style:style style:name="ce7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716" style:family="table-cell" style:parent-style-name="Default">
      <style:table-cell-properties style:glyph-orientation-vertical="0" fo:border-bottom="0.91pt solid #1a1a1a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718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71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91pt solid #1a1a1a"/>
    </style:style>
    <style:style style:name="ce72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1a1a1a"/>
    </style:style>
    <style:style style:name="ce721" style:family="table-cell" style:parent-style-name="Default">
      <style:table-cell-properties fo:border-bottom="0.91pt solid #1a1a1a" style:diagonal-bl-tr="none" style:diagonal-tl-br="none" fo:border-left="none" fo:padding="0.71mm" fo:border-right="none" style:rotation-align="none" fo:border-top="none"/>
    </style:style>
    <style:style style:name="ce722" style:family="table-cell" style:parent-style-name="Default">
      <style:table-cell-properties fo:border-bottom="none" style:diagonal-bl-tr="none" style:diagonal-tl-br="none" fo:border-left="none" fo:padding="0.71mm" fo:border-right="0.91pt solid #1a1a1a" style:rotation-align="none" fo:border-top="0.91pt solid #1a1a1a"/>
    </style:style>
    <style:style style:name="ce723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0.31pt solid #1a1a1a" style:direction="ltr" fo:padding="0.71mm" fo:border-right="0.31pt solid #1a1a1a" style:rotation-angle="0" style:rotation-align="none" style:shrink-to-fit="false" fo:border-top="0.31pt solid #1a1a1a" style:vertical-align="automatic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6" style:family="table-cell" style:parent-style-name="Default" style:data-style-name="N100">
      <style:table-cell-properties style:glyph-orientation-vertical="0" fo:border-bottom="0.91pt solid #1a1a1a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9" style:family="table-cell" style:parent-style-name="Default" style:data-style-name="N100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0" style:family="table-cell" style:parent-style-name="Default" style:data-style-name="N100">
      <style:table-cell-properties fo:padding="0.71mm"/>
    </style:style>
    <style:style style:name="ce731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.26mm" svg:stroke-color="#000000" draw:stroke-linejoin="miter" draw:fill="solid" draw:fill-color="#ffff99" draw:textarea-horizontal-align="justify" draw:textarea-vertical-align="top" draw:auto-grow-height="false" fo:padding-top="0.63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339966" draw:textarea-horizontal-align="justify" draw:textarea-vertical-align="top" draw:auto-grow-height="false" fo:padding-top="0.56mm" fo:padding-bottom="0.56mm" fo:padding-left="0.56mm" fo:padding-right="0.56m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solid" draw:fill-color="#339966"/>
      <style:paragraph-properties style:writing-mode="lr-tb"/>
    </style:style>
    <style:style style:name="T4" style:family="text">
      <style:text-properties fo:color="#3366ff" style:text-outline="false" style:text-line-through-style="none" style:text-line-through-typ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5" style:family="text">
      <style:text-properties fo:color="#3366ff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fo:color="#3366ff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3366ff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fo:color="#3366ff" style:text-outline="false" style:text-line-through-style="none" style:text-line-through-typ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9" style:family="text">
      <style:text-properties fo:color="#3366ff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fo:color="#ff0000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993366"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12" style:family="text">
      <style:text-properties fo:color="#808000"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13" style:family="text">
      <style:text-properties style:text-outline="false" style:text-position="0%" style:font-name="Times New Roman" style:font-style-complex="normal" fo:font-size="7pt" fo:font-weight="normal" style:text-underline-style="none" style:text-underline-color="font-color" style:text-line-through-type="none" style:font-size-asian="7pt" style:font-size-complex="7pt" style:font-weight-asian="normal" style:font-weight-complex="normal" style:font-style-asian="normal" fo:color="#3366ff" fo:text-shadow="none" fo:font-style="normal"/>
    </style:style>
    <style:style style:name="T14" style:family="text">
      <style:text-properties style:text-outline="false" style:text-position="0%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3366ff" fo:text-shadow="none" fo:font-style="normal" style:font-size-asian="11pt" style:font-size-complex="11pt" style:font-name="Calibri" fo:font-size="11pt" style:font-name-complex="Calibri"/>
    </style:style>
    <style:style style:name="T15" style:family="text">
      <style:text-properties style:text-outline="false" style:text-position="0%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3366ff" fo:text-shadow="none" fo:font-style="normal" style:font-name="Arial" fo:font-size="10pt" style:font-size-asian="10pt" style:font-size-complex="10pt"/>
    </style:style>
    <style:style style:name="T16" style:family="text">
      <style:text-properties style:text-outline="false" style:text-position="0%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3366ff" fo:text-shadow="none" fo:font-style="normal" style:font-name="Calibri" fo:font-size="11pt" style:font-name-complex="Calibri" style:font-size-asian="11pt" style:font-size-complex="11pt"/>
    </style:style>
    <style:style style:name="T17" style:family="text">
      <style:text-properties style:font-style-complex="normal" fo:color="#3366ff" fo:font-size="7pt" fo:font-weight="normal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name="Times New Roman"/>
    </style:style>
    <style:style style:name="T18" style:family="text">
      <style:text-properties style:font-style-complex="normal" fo:color="#3366ff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name="Calibri" fo:font-size="11pt" style:font-name-complex="Calibri" style:font-size-asian="11pt" style:font-size-complex="11pt"/>
    </style:style>
  </office:automatic-styles>
  <office:body>
    <office:spreadsheet table:structure-protected="true" table:protection-key="o/5vNGZT4ugYg1OQkybhrIENk74=" table:protection-key-digest-algorithm="http://docs.oasis-open.org/office/ns/table/legacy-hash-excel" loext:protection-key-digest-algorithm-2="http://www.w3.org/2000/09/xmldsig#sha1">
      <table:calculation-settings table:case-sensitive="false" table:automatic-find-labels="false" table:use-regular-expressions="false"/>
      <table:content-validations>
        <table:content-validation table:name="val1" table:condition="of:cell-content-is-in-list(ValidMods)" table:allow-empty-cell="true" table:display-list="unsorted" table:base-cell-address="'Modem Registers Calculations'.A9">
          <table:help-message table:title="Select One Type of Modulation" table:display="true">
            <text:p>1) OOK</text:p>
            <text:p>2) FSK</text:p>
            <text:p>3) GFSK</text:p>
          </table:help-message>
          <table:error-message table:message-type="stop" table:display="true"/>
        </table:content-validation>
        <table:content-validation table:name="val2" table:condition="of:cell-content-is-in-list(EnableDisable)" table:allow-empty-cell="true" table:display-list="unsorted" table:base-cell-address="'Modem Registers Calculations'.A14">
          <table:help-message table:title="Select AFC Operation" table:display="true">
            <text:p>Either Enabled or Disabled</text:p>
          </table:help-message>
          <table:error-message table:message-type="stop" table:title="Invalid Selection" table:display="true">
            <text:p>Please select AFC to be Either:</text:p>
            <text:p>Enable</text:p>
            <text:p>Disable</text:p>
          </table:error-message>
        </table:content-validation>
        <table:content-validation table:name="val3" table:condition="of:cell-content-is-in-list(percentage)" table:allow-empty-cell="true" table:display-list="unsorted" table:base-cell-address="'Modem Registers Calculations'.B14">
          <table:help-message table:title="Max Rb. Error" table:display="true">
            <text:p>Select one of the two options</text:p>
          </table:help-message>
          <table:error-message table:message-type="stop" table:title="Inavlid Input!" table:display="true">
            <text:p>There are two options in the drop down menu. Select one of them.</text:p>
          </table:error-message>
        </table:content-validation>
        <table:content-validation table:name="val4" table:condition="of:cell-content-is-in-list(ONorOFF1)" table:allow-empty-cell="true" table:display-list="unsorted" table:base-cell-address="'Modem Registers Calculations'.C9">
          <table:help-message table:title="Manchester Options" table:display="true">
            <text:p>1) ON <text:s/>- Internal Manchester encoding/decoding in PH is Enabled.</text:p>
            <text:p>2) OFF - Internal Manchester encoding/decoding in PH is Disabled.</text:p>
            <text:p>3) Manchester Data - Optimizes RX Modem assuming RX data is already Manchester-encoded, no PH processing required</text:p>
          </table:help-message>
          <table:error-message table:message-type="stop" table:display="true"/>
        </table:content-validation>
        <table:content-validation table:name="val5" table:base-cell-address="'Modem Registers Calculations'.C14">
          <table:help-message table:title="Freq.Deviation" table:display="true">
            <text:p>Minimum 0.625kHz and</text:p>
            <text:p>Maximum 320kHz</text:p>
          </table:help-message>
          <table:error-message table:message-type="stop" table:display="true"/>
        </table:content-validation>
        <table:content-validation table:name="val6" table:base-cell-address="'Modem Registers Calculations'.E14">
          <table:help-message table:title="OOK  ONLY  Receiver BandWidth" table:display="true">
            <text:p>Valid inputs:</text:p>
            <text:p>Minimum 75 KHz</text:p>
            <text:p>Maximum 620 KHz</text:p>
          </table:help-message>
          <table:error-message table:message-type="warning" table:display="true"/>
        </table:content-validation>
        <table:content-validation table:name="val7" table:base-cell-address="'Modem Registers Calculations'.G9">
          <table:help-message table:display="true">
            <text:p>Crystal Tolerance values affect RX Modem parameters, as a wider IF Bandwidth is required to handle larger frequency offsets.</text:p>
          </table:help-message>
          <table:error-message table:message-type="stop" table:display="true"/>
        </table:content-validation>
        <table:content-validation table:name="val8" table:base-cell-address="'Modem Registers Calculations'.J9">
          <table:help-message table:title="RF Carrier Frequency" table:display="true">
            <text:p>Minimum 240 MHz and </text:p>
            <text:p>Maximum 960 MHz</text:p>
          </table:help-message>
          <table:error-message table:message-type="stop" table:display="true"/>
        </table:content-validation>
        <table:content-validation table:name="val9" table:base-cell-address="'Modem Registers Calculations'.L9">
          <table:help-message table:title="Data Rate" table:display="true">
            <text:p>Minimum 0.125kbps and</text:p>
            <text:p>Maximun 256kbps</text:p>
          </table:help-message>
          <table:error-message table:message-type="stop" table:display="true"/>
        </table:content-validation>
        <table:content-validation table:name="val10" table:condition="of:cell-content-is-in-list(ON_only)" table:allow-empty-cell="true" table:display-list="unsorted" table:base-cell-address="'PH + FIFO MODE'.C9">
          <table:error-message table:message-type="stop" table:display="true"/>
        </table:content-validation>
        <table:content-validation table:name="val11" table:condition="of:cell-content-is-in-list(LSBorMSB)" table:allow-empty-cell="true" table:display-list="unsorted" table:base-cell-address="'PH + FIFO MODE'.C10">
          <table:error-message table:message-type="stop" table:display="true"/>
        </table:content-validation>
        <table:content-validation table:name="val12" table:condition="of:cell-content-is-in-list(YESorNO)" table:allow-empty-cell="true" table:display-list="unsorted" table:base-cell-address="'PH + FIFO MODE'.C27">
          <table:error-message table:message-type="stop" table:display="true"/>
        </table:content-validation>
        <table:content-validation table:name="val13" table:condition="of:cell-content-is-in-list(CRCtype)" table:allow-empty-cell="true" table:display-list="unsorted" table:base-cell-address="'PH + FIFO MODE'.C13">
          <table:error-message table:message-type="stop" table:display="true"/>
        </table:content-validation>
        <table:content-validation table:name="val14" table:condition="of:cell-content-is-in-list(selectOnOff)" table:allow-empty-cell="true" table:display-list="unsorted" table:base-cell-address="'PH + FIFO MODE'.C17">
          <table:error-message table:message-type="warning" table:title="Wrong Selection!" table:display="true">
            <text:p>Only Valid options are "On" or "OFF"</text:p>
          </table:error-message>
        </table:content-validation>
        <table:content-validation table:name="val15" table:condition="of:cell-content-is-in-list(Man_inv)" table:allow-empty-cell="true" table:display-list="unsorted" table:base-cell-address="'PH + FIFO MODE'.C22">
          <table:error-message table:message-type="stop" table:display="true"/>
        </table:content-validation>
        <table:content-validation table:name="val16" table:condition="of:cell-content-is-in-list(man_prea_pol)" table:allow-empty-cell="true" table:display-list="unsorted" table:base-cell-address="'PH + FIFO MODE'.C23">
          <table:error-message table:message-type="stop" table:display="true"/>
        </table:content-validation>
        <table:content-validation table:name="val17" table:condition="of:cell-content-is-in-list(selectOnOff)" table:allow-empty-cell="true" table:display-list="unsorted" table:base-cell-address="'PH + FIFO MODE'.C24">
          <table:error-message table:message-type="warning" table:title="Wrong Selection!" table:display="true">
            <text:p>Only valid selection are "ON" or "OFF"</text:p>
          </table:error-message>
        </table:content-validation>
        <table:content-validation table:name="val18" table:condition="of:cell-content-is-in-list(SelHeader)" table:allow-empty-cell="true" table:display-list="unsorted" table:base-cell-address="'PH + FIFO MODE'.C26">
          <table:error-message table:message-type="stop" table:display="true"/>
        </table:content-validation>
        <table:content-validation table:name="val19" table:condition="of:cell-content-is-in-list(SYNCsize)" table:allow-empty-cell="true" table:display-list="unsorted" table:base-cell-address="'PH + FIFO MODE'.C28">
          <table:error-message table:message-type="stop" table:display="true"/>
        </table:content-validation>
        <table:content-validation table:name="val20" table:condition="of:cell-content-is-in-list(range0_to_511)" table:allow-empty-cell="true" table:display-list="unsorted" table:base-cell-address="'PH + FIFO MODE'.C30">
          <table:error-message table:message-type="stop" table:title="Invalid Input" table:display="false">
            <text:p>Out of range</text:p>
          </table:error-message>
        </table:content-validation>
        <table:content-validation table:name="val21" table:condition="of:cell-content-is-in-list(hex_0_to_FF)" table:allow-empty-cell="true" table:display-list="unsorted" table:base-cell-address="'PH + FIFO MODE'.C39">
          <table:error-message table:message-type="stop" table:title="Please select from Drop Menu!" table:display="true"/>
        </table:content-validation>
        <table:content-validation table:name="val22" table:condition="of:cell-content-is-in-list(range0_to_255)" table:allow-empty-cell="true" table:display-list="unsorted" table:base-cell-address="'PH + FIFO MODE'.C37">
          <table:error-message table:message-type="stop" table:display="true"/>
        </table:content-validation>
        <table:content-validation table:name="val23" table:condition="of:cell-content-is-in-list(TRCLK)" table:allow-empty-cell="true" table:display-list="unsorted" table:base-cell-address="'PH + FIFO MODE'.C44">
          <table:error-message table:message-type="stop" table:display="true"/>
        </table:content-validation>
        <table:content-validation table:name="val24" table:condition="of:cell-content-is-in-list(range_0_15)" table:allow-empty-cell="true" table:display-list="unsorted" table:base-cell-address="'PH + FIFO MODE'.C67">
          <table:error-message table:message-type="stop" table:display="true"/>
        </table:content-validation>
        <table:content-validation table:name="val25" table:condition="of:cell-content-is-in-list(OFFonly)" table:allow-empty-cell="true" table:display-list="unsorted" table:base-cell-address="'FIFO MODE'.C45">
          <table:error-message table:message-type="stop" table:display="true"/>
        </table:content-validation>
        <table:content-validation table:name="val26" table:condition="of:cell-content-is-in-list(LSBorMSB)" table:allow-empty-cell="true" table:display-list="unsorted" table:base-cell-address="'FIFO MODE'.C9">
          <table:error-message table:message-type="stop" table:display="true"/>
        </table:content-validation>
        <table:content-validation table:name="val27" table:condition="of:cell-content-is-in-list(selectOnOff)" table:allow-empty-cell="true" table:display-list="unsorted" table:base-cell-address="'FIFO MODE'.C12">
          <table:error-message table:message-type="warning" table:title="Invalid Input!!" table:display="true">
            <text:p>Valid Values are: <text:s/>On/OFF</text:p>
          </table:error-message>
        </table:content-validation>
        <table:content-validation table:name="val28" table:condition="of:cell-content-is-in-list(Man_inv)" table:allow-empty-cell="true" table:display-list="unsorted" table:base-cell-address="'FIFO MODE'.C16">
          <table:error-message table:message-type="stop" table:display="true"/>
        </table:content-validation>
        <table:content-validation table:name="val29" table:condition="of:cell-content-is-in-list(TRCLK)" table:allow-empty-cell="true" table:display-list="unsorted" table:base-cell-address="'FIFO MODE'.C17">
          <table:error-message table:message-type="stop" table:display="true"/>
        </table:content-validation>
        <table:content-validation table:name="val30" table:condition="of:cell-content-is-in-list(SYNCsize)" table:allow-empty-cell="true" table:display-list="unsorted" table:base-cell-address="'FIFO MODE'.C22">
          <table:error-message table:message-type="stop" table:display="true"/>
        </table:content-validation>
        <table:content-validation table:name="val31" table:condition="of:cell-content-is-in-list(hex_0_to_FF)" table:allow-empty-cell="true" table:display-list="unsorted" table:base-cell-address="'FIFO MODE'.C24">
          <table:error-message table:message-type="stop" table:title="Please select from Drop Menu!" table:display="true"/>
        </table:content-validation>
        <table:content-validation table:name="val32" table:condition="of:cell-content-is-in-list(range_0_15)" table:allow-empty-cell="true" table:display-list="unsorted" table:base-cell-address="'FIFO MODE'.C29">
          <table:error-message table:message-type="stop" table:display="true"/>
        </table:content-validation>
        <table:content-validation table:name="val33" table:condition="of:cell-content-is-in-list(range0_to_511)" table:allow-empty-cell="true" table:display-list="unsorted" table:base-cell-address="'FIFO MODE'.C61">
          <table:error-message table:message-type="stop" table:title="Invalid Input" table:display="false">
            <text:p>Out of range</text:p>
          </table:error-message>
        </table:content-validation>
        <table:content-validation table:name="val34" table:condition="of:cell-content-is-in-list(NOonly)" table:allow-empty-cell="true" table:display-list="unsorted" table:base-cell-address="'FIFO MODE'.C39">
          <table:error-message table:message-type="stop" table:display="true"/>
        </table:content-validation>
        <table:content-validation table:name="val35" table:condition="of:cell-content-is-in-list(YESorNO)" table:allow-empty-cell="true" table:display-list="unsorted" table:base-cell-address="'FIFO MODE'.C48">
          <table:error-message table:message-type="stop" table:display="true"/>
        </table:content-validation>
        <table:content-validation table:name="val36" table:condition="of:cell-content-is-in-list(CRCtype)" table:allow-empty-cell="true" table:display-list="unsorted" table:base-cell-address="'FIFO MODE'.C41">
          <table:error-message table:message-type="stop" table:display="true"/>
        </table:content-validation>
        <table:content-validation table:name="val37" table:condition="of:cell-content-is-in-list(man_prea_pol)" table:allow-empty-cell="true" table:display-list="unsorted" table:base-cell-address="'FIFO MODE'.C43">
          <table:error-message table:message-type="stop" table:display="true"/>
        </table:content-validation>
        <table:content-validation table:name="val38" table:condition="of:cell-content-is-in-list(SelHeader)" table:allow-empty-cell="true" table:display-list="unsorted" table:base-cell-address="'FIFO MODE'.C47">
          <table:error-message table:message-type="stop" table:display="true"/>
        </table:content-validation>
        <table:content-validation table:name="val39" table:condition="of:cell-content-is-in-list(range0_to_255)" table:allow-empty-cell="true" table:display-list="unsorted" table:base-cell-address="'FIFO MODE'.C63">
          <table:error-message table:message-type="stop" table:display="true"/>
        </table:content-validation>
        <table:content-validation table:name="val40" table:condition="of:cell-content-is-in-list(WorkMode)" table:allow-empty-cell="true" table:display-list="unsorted" table:base-cell-address="'REGISTERS Settings SUMMARY'.E6">
          <table:error-message table:message-type="stop" table:display="true"/>
        </table:content-validation>
      </table:content-validations>
      <table:table table:name="Modem Registers Calculations" table:style-name="ta9" table:protected="true" table:protection-key="o/5vNGZT4ugYg1OQkybhrIENk74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office:forms form:automatic-focus="false" form:apply-design-mode="false"/>
        <table:shapes>
          <draw:custom-shape draw:z-index="0" draw:name="Text Box 31" draw:style-name="gr1" draw:text-style-name="P2" svg:width="68.56mm" svg:height="32.56mm" svg:x="289.47mm" svg:y="0.26mm">
            <text:p text:style-name="P1"><text:span text:style-name="T10">Important: to use this calculator, you must enable some of the Excel Add-Ins (Inside “Tools” tab, select Analysis ToolPak and Analysis ToolPak – VBA)</text:span></text:p>
            <draw:enhanced-geometry svg:viewBox="0 0 21600 21600" draw:type="mso-spt202" draw:enhanced-path="M 0 0 L 21600 0 21600 21600 0 21600 0 0 Z N"/>
          </draw:custom-shape>
        </table:shapes>
        <table:table-column table:style-name="co22" table:default-cell-style-name="ce135"/>
        <table:table-column table:style-name="co23" table:default-cell-style-name="ce135"/>
        <table:table-column table:style-name="co3" table:default-cell-style-name="ce135"/>
        <table:table-column table:style-name="co4" table:default-cell-style-name="ce152"/>
        <table:table-column table:style-name="co24" table:default-cell-style-name="ce135"/>
        <table:table-column table:style-name="co22" table:default-cell-style-name="ce135"/>
        <table:table-column table:style-name="co3" table:default-cell-style-name="ce135"/>
        <table:table-column table:style-name="co6" table:default-cell-style-name="ce135"/>
        <table:table-column table:style-name="co25" table:default-cell-style-name="ce135"/>
        <table:table-column table:style-name="co32" table:default-cell-style-name="ce135"/>
        <table:table-column table:style-name="co33" table:default-cell-style-name="ce135"/>
        <table:table-column table:style-name="co10" table:default-cell-style-name="ce135"/>
        <table:table-column table:style-name="co6" table:default-cell-style-name="ce135"/>
        <table:table-column table:style-name="co25" table:default-cell-style-name="ce152"/>
        <table:table-column table:style-name="co34" table:default-cell-style-name="ce152"/>
        <table:table-column table:style-name="co10" table:default-cell-style-name="ce135"/>
        <table:table-column table:style-name="co4" table:default-cell-style-name="ce135"/>
        <table:table-column table:style-name="co35" table:default-cell-style-name="ce135"/>
        <table:table-column table:style-name="co36" table:default-cell-style-name="ce135"/>
        <table:table-column table:style-name="co37" table:default-cell-style-name="ce135"/>
        <table:table-column table:style-name="co15" table:number-columns-repeated="237" table:default-cell-style-name="ce135"/>
        <table:table-column table:style-name="co15" table:number-columns-repeated="767" table:default-cell-style-name="Default"/>
        <table:table-row table:style-name="ro1">
          <table:table-cell table:style-name="ce131" office:value-type="string" calcext:value-type="string" table:number-columns-spanned="10" table:number-rows-spanned="7">
            <text:p>Notes: This spread sheet calculates the register values for SI443x.The input parameters can be set in the gray cells.There are five separate Calculators for GFSK/FSK RX Modem, Carrier Frequency, TX Frequency Deviation, TX DR and OOK RX Modem</text:p>
            <text:p>1) First,select modulation type, Enable/Disable Manchester, crystal tolerance, data rate Rb and frequency deviation Fd at Grey boxes.</text:p>
            <text:p>2) Select RF Carrier Frequency. For the frequency hopping application, you need to specify CH spacing and CH number.</text:p>
            <text:p>3) For GFSK/FSK, you need to select AFC Enable/Disable and specify Max. Rb error; for OOK, you need to specify RX bandwidth.</text:p>
            <text:p>4) Go to either FIFO MODE or PH+FIFO MODE sheet and make your selectiong by configuring the boxes.</text:p>
            <text:p>5) Registers setting summary will appear at the last sheet (REGISTERS Settings SUMMARY)</text:p>
            <text:p/>
          </table:table-cell>
          <table:covered-table-cell table:number-columns-repeated="9" table:style-name="ce132"/>
          <table:table-cell table:style-name="ce415"/>
          <table:table-cell/>
          <table:table-cell table:style-name="ce415"/>
          <table:table-cell table:style-name="ce157"/>
          <table:table-cell table:number-columns-repeated="1010"/>
        </table:table-row>
        <table:table-row table:style-name="ro11">
          <table:covered-table-cell table:number-columns-repeated="10" table:style-name="ce132"/>
          <table:table-cell table:style-name="ce415"/>
          <table:table-cell/>
          <table:table-cell table:style-name="ce415"/>
          <table:table-cell/>
          <table:table-cell table:style-name="ce474"/>
          <table:table-cell table:style-name="ce477"/>
          <table:table-cell table:number-columns-repeated="1008"/>
        </table:table-row>
        <table:table-row table:style-name="ro1">
          <table:covered-table-cell table:number-columns-repeated="10" table:style-name="ce132"/>
          <table:table-cell table:style-name="ce415"/>
          <table:table-cell/>
          <table:table-cell table:style-name="ce415"/>
          <table:table-cell table:style-name="ce157"/>
          <table:table-cell/>
          <table:table-cell table:style-name="ce477"/>
          <table:table-cell table:number-columns-repeated="1008"/>
        </table:table-row>
        <table:table-row table:style-name="ro1">
          <table:covered-table-cell table:number-columns-repeated="10" table:style-name="ce132"/>
          <table:table-cell table:style-name="ce415"/>
          <table:table-cell/>
          <table:table-cell table:style-name="ce415"/>
          <table:table-cell table:style-name="ce157"/>
          <table:table-cell/>
          <table:table-cell table:style-name="ce477"/>
          <table:table-cell table:number-columns-repeated="1008"/>
        </table:table-row>
        <table:table-row table:style-name="ro1">
          <table:covered-table-cell table:number-columns-repeated="10" table:style-name="ce132"/>
          <table:table-cell table:style-name="ce415"/>
          <table:table-cell/>
          <table:table-cell table:style-name="ce415"/>
          <table:table-cell table:number-columns-repeated="1011"/>
        </table:table-row>
        <table:table-row table:style-name="ro1">
          <table:covered-table-cell table:number-columns-repeated="10" table:style-name="ce132"/>
          <table:table-cell table:style-name="ce415"/>
          <table:table-cell/>
          <table:table-cell table:style-name="ce415"/>
          <table:table-cell table:number-columns-repeated="1011"/>
        </table:table-row>
        <table:table-row table:style-name="ro1">
          <table:covered-table-cell table:number-columns-repeated="10" table:style-name="ce132"/>
          <table:table-cell table:style-name="ce415"/>
          <table:table-cell/>
          <table:table-cell table:style-name="ce415"/>
          <table:table-cell table:style-name="ce157"/>
          <table:table-cell table:number-columns-repeated="1010"/>
        </table:table-row>
        <table:table-row table:style-name="ro13">
          <table:table-cell table:style-name="ce133" office:value-type="string" calcext:value-type="string">
            <text:p>Select Modulation type:</text:p>
          </table:table-cell>
          <table:table-cell table:style-name="ce155"/>
          <table:table-cell table:style-name="ce188" office:value-type="string" calcext:value-type="string">
            <text:p>Select Enable/Disable Manchester Mode:</text:p>
          </table:table-cell>
          <table:table-cell table:style-name="ce155" table:number-columns-repeated="3"/>
          <table:table-cell table:style-name="ce188" office:value-type="string" calcext:value-type="string">
            <text:p>SelectCrystalTolerance[ppm]:</text:p>
          </table:table-cell>
          <table:table-cell table:style-name="ce398"/>
          <table:table-cell table:style-name="ce155"/>
          <table:table-cell table:style-name="ce409" office:value-type="string" calcext:value-type="string">
            <text:p>RX/TX Carrier Frequency(MHz) </text:p>
          </table:table-cell>
          <table:table-cell table:style-name="ce155"/>
          <table:table-cell table:style-name="ce188" office:value-type="string" calcext:value-type="string">
            <text:p>Rb[kbps]</text:p>
          </table:table-cell>
          <table:table-cell table:style-name="ce434"/>
          <table:table-cell table:style-name="ce155" table:number-columns-repeated="1011"/>
        </table:table-row>
        <table:table-row table:style-name="ro14">
          <table:table-cell table:style-name="ce134" table:content-validation-name="val1" office:value-type="string" calcext:value-type="string">
            <text:p>FSK</text:p>
          </table:table-cell>
          <table:table-cell/>
          <table:table-cell table:style-name="ce189" table:content-validation-name="val4" office:value-type="string" calcext:value-type="string">
            <text:p>OFF</text:p>
          </table:table-cell>
          <table:table-cell table:style-name="ce326" table:formula="of:=IF([.C9]=&quot;OFF&quot;;&quot;Manchester is Disabled&quot;;(IF([.C9]=&quot;ON&quot;;&quot;Manchester Mode is Enabled&quot;;&quot;Manchester like data stream&quot;)))" office:value-type="string" office:string-value="Manchester is Disabled" calcext:value-type="string" table:number-columns-spanned="2" table:number-rows-spanned="1">
            <text:p>Manchester is Disabled</text:p>
          </table:table-cell>
          <table:covered-table-cell table:style-name="ce350"/>
          <table:table-cell/>
          <table:table-cell table:number-columns-repeated="2" table:style-name="ce388" table:content-validation-name="val7" office:value-type="float" office:value="20" calcext:value-type="float">
            <text:p>20</text:p>
          </table:table-cell>
          <table:table-cell/>
          <table:table-cell table:style-name="ce388" table:content-validation-name="val8" office:value-type="float" office:value="433.92" calcext:value-type="float">
            <text:p>433,92</text:p>
          </table:table-cell>
          <table:table-cell/>
          <table:table-cell table:style-name="ce194" table:content-validation-name="val9" office:value-type="float" office:value="9.59" calcext:value-type="float">
            <text:p>9,59</text:p>
          </table:table-cell>
          <table:table-cell table:number-columns-repeated="1012"/>
        </table:table-row>
        <table:table-row table:style-name="ro15">
          <table:table-cell table:number-columns-repeated="2"/>
          <table:table-cell table:style-name="ce190" table:formula="of:=IF([.C9]=&quot;ON&quot;;&quot;When Manchester is enabled Rb is the data rate before the Manchester encoding&quot;;&quot;&quot;)">
            <text:p/>
          </table:table-cell>
          <table:table-cell table:number-columns-repeated="3"/>
          <table:table-cell table:style-name="ce389" office:value-type="string" calcext:value-type="string">
            <text:p>TX side Crystal</text:p>
          </table:table-cell>
          <table:table-cell table:style-name="ce389" office:value-type="string" calcext:value-type="string">
            <text:p>RX side Crystal</text:p>
          </table:table-cell>
          <table:table-cell table:number-columns-repeated="2"/>
          <table:table-cell table:style-name="ce366"/>
          <table:table-cell table:number-columns-repeated="2"/>
          <table:table-cell table:style-name="ce135"/>
          <table:table-cell table:number-columns-repeated="1010"/>
        </table:table-row>
        <table:table-row table:style-name="ro13">
          <table:table-cell table:style-name="ce136" office:value-type="string" calcext:value-type="string">
            <text:p>GFSK/FSK Modem Settings</text:p>
          </table:table-cell>
          <table:table-cell table:style-name="ce136"/>
          <table:table-cell table:style-name="ce191"/>
          <table:table-cell table:style-name="ce327"/>
          <table:table-cell table:style-name="ce136" office:value-type="string" calcext:value-type="string">
            <text:p>OOK <text:s/>RX <text:s/>Modem Settings</text:p>
          </table:table-cell>
          <table:table-cell table:style-name="ce372"/>
          <table:table-cell table:style-name="ce136"/>
          <table:table-cell table:style-name="ce191"/>
          <table:table-cell table:style-name="ce136" table:number-columns-repeated="6"/>
          <table:table-cell table:style-name="ce327"/>
          <table:table-cell table:style-name="ce136" table:number-columns-repeated="1009"/>
        </table:table-row>
        <table:table-row table:style-name="ro17">
          <table:table-cell table:style-name="ce137" office:value-type="string" calcext:value-type="string" table:number-columns-spanned="1" table:number-rows-spanned="2">
            <text:p>AFC</text:p>
          </table:table-cell>
          <table:table-cell table:style-name="ce137" office:value-type="string" calcext:value-type="string" table:number-columns-spanned="1" table:number-rows-spanned="2">
            <text:p>Max.Rb Error</text:p>
          </table:table-cell>
          <table:table-cell table:style-name="ce192" office:value-type="string" calcext:value-type="string" table:number-columns-spanned="1" table:number-rows-spanned="2">
            <text:p>Frequency Deviation(kHz)</text:p>
          </table:table-cell>
          <table:table-cell table:style-name="ce328"/>
          <table:table-cell table:style-name="ce351" office:value-type="string" calcext:value-type="string">
            <text:p>OOK RX BW</text:p>
          </table:table-cell>
          <table:table-cell table:style-name="ce373"/>
          <table:table-cell table:style-name="ce390"/>
          <table:table-cell table:style-name="ce399"/>
          <table:table-cell table:style-name="ce390" table:number-columns-repeated="2"/>
          <table:table-cell table:style-name="ce416" office:value-type="string" calcext:value-type="string" table:number-columns-spanned="1" table:number-rows-spanned="2">
            <text:p>XtalFreq[kHz]</text:p>
          </table:table-cell>
          <table:table-cell table:style-name="ce390" table:number-columns-repeated="3"/>
          <table:table-cell table:style-name="ce328"/>
          <table:table-cell table:style-name="ce390" table:number-columns-repeated="1009"/>
        </table:table-row>
        <table:table-row table:style-name="ro17">
          <table:covered-table-cell table:number-columns-repeated="2" table:style-name="ce138"/>
          <table:covered-table-cell table:style-name="ce193"/>
          <table:table-cell table:style-name="ce328"/>
          <table:table-cell table:style-name="ce352" office:value-type="string" calcext:value-type="string">
            <text:p>[kHz]</text:p>
          </table:table-cell>
          <table:table-cell table:style-name="ce373"/>
          <table:table-cell table:style-name="ce390"/>
          <table:table-cell table:style-name="ce399"/>
          <table:table-cell table:style-name="ce390" table:number-columns-repeated="2"/>
          <table:covered-table-cell table:style-name="ce417"/>
          <table:table-cell table:style-name="ce390" table:number-columns-repeated="3"/>
          <table:table-cell table:style-name="ce328"/>
          <table:table-cell table:style-name="ce390" table:number-columns-repeated="1009"/>
        </table:table-row>
        <table:table-row table:style-name="ro19">
          <table:table-cell table:style-name="ce139" table:content-validation-name="val2" office:value-type="string" calcext:value-type="string">
            <text:p>Enable</text:p>
          </table:table-cell>
          <table:table-cell table:style-name="ce156" table:content-validation-name="val3" office:value-type="string" calcext:value-type="string">
            <text:p>&gt; 1%</text:p>
          </table:table-cell>
          <table:table-cell table:style-name="ce194" table:content-validation-name="val5" office:value-type="float" office:value="59.05" calcext:value-type="float">
            <text:p>59,05</text:p>
          </table:table-cell>
          <table:table-cell table:style-name="ce329"/>
          <table:table-cell table:style-name="ce353" table:content-validation-name="val6" office:value-type="float" office:value="500" calcext:value-type="float">
            <text:p>500</text:p>
          </table:table-cell>
          <table:table-cell table:style-name="ce372"/>
          <table:table-cell table:style-name="ce391"/>
          <table:table-cell table:style-name="ce400"/>
          <table:table-cell table:style-name="ce391" table:number-columns-repeated="2"/>
          <table:table-cell table:style-name="ce418" office:value-type="float" office:value="30000" calcext:value-type="float">
            <text:p>30.000</text:p>
          </table:table-cell>
          <table:table-cell table:style-name="ce391"/>
          <table:table-cell table:style-name="ce157"/>
          <table:table-cell table:style-name="ce391"/>
          <table:table-cell table:style-name="ce329"/>
          <table:table-cell table:style-name="ce391" table:number-columns-repeated="1009"/>
        </table:table-row>
        <table:table-row table:style-name="ro17">
          <table:table-cell table:style-name="ce140" table:formula="of:=IF([$'Hidden calc'.A30]=1;&quot;Please check your Carrier Frequency - It is out of range&quot;;&quot;&quot;)">
            <text:p/>
          </table:table-cell>
          <table:table-cell table:style-name="ce157" table:number-columns-repeated="2"/>
          <table:table-cell table:number-columns-repeated="3"/>
          <table:table-cell table:style-name="ce392" table:formula="of:=IF([$'Hidden calc'.C30]=1;&quot;Please Change your Rb input-It is out of range&quot;;IF([$'Hidden calc'.D30]=1;&quot;Please Change your Fd input-It is out of range&quot;;&quot;&quot;))" table:number-columns-spanned="4" table:number-rows-spanned="1">
            <text:p/>
          </table:table-cell>
          <table:covered-table-cell table:number-columns-repeated="3" table:style-name="ce392"/>
          <table:table-cell table:style-name="ce366"/>
          <table:table-cell table:number-columns-repeated="2"/>
          <table:table-cell table:style-name="ce135"/>
          <table:table-cell table:number-columns-repeated="1010"/>
        </table:table-row>
        <table:table-row table:style-name="ro15">
          <table:table-cell table:style-name="ce141" office:value-type="string" calcext:value-type="string" table:number-columns-spanned="1" table:number-rows-spanned="2">
            <text:p>Instructions:</text:p>
          </table:table-cell>
          <table:table-cell table:style-name="ce158" office:value-type="string" calcext:value-type="string">
            <text:p>Enter in desired frequency and program the Register Values into the appropriate SPI Registers</text:p>
          </table:table-cell>
          <table:table-cell table:style-name="ce195"/>
          <table:table-cell table:style-name="ce330" table:number-columns-repeated="9"/>
          <table:table-cell table:style-name="ce435"/>
          <table:table-cell table:number-columns-repeated="1011"/>
        </table:table-row>
        <table:table-row table:style-name="ro20">
          <table:covered-table-cell table:style-name="ce142"/>
          <table:table-cell table:style-name="ce159" office:value-type="string" calcext:value-type="string">
            <text:p>Channel spacing most be a multiple of 10kHz ranging from 10kHz to 2.55MHz.Channel number ranges from 0 to 255.</text:p>
          </table:table-cell>
          <table:table-cell table:style-name="ce196"/>
          <table:table-cell table:style-name="ce331" table:number-columns-repeated="9"/>
          <table:table-cell table:style-name="ce436"/>
          <table:table-cell table:number-columns-repeated="1011"/>
        </table:table-row>
        <table:table-row table:style-name="ro21">
          <table:table-cell table:style-name="ce143" office:value-type="string" calcext:value-type="string" table:number-columns-spanned="1" table:number-rows-spanned="11">
            <text:p>RX/TX Carrier Frequency Settings</text:p>
          </table:table-cell>
          <table:table-cell table:style-name="ce160" office:value-type="string" calcext:value-type="string" table:number-columns-spanned="3" table:number-rows-spanned="2">
            <text:p>Application Parameters</text:p>
          </table:table-cell>
          <table:covered-table-cell table:style-name="ce197"/>
          <table:covered-table-cell table:style-name="ce332"/>
          <table:table-cell table:style-name="ce354" office:value-type="string" calcext:value-type="string" table:number-columns-spanned="1" table:number-rows-spanned="2">
            <text:p>Center Frequency</text:p>
          </table:table-cell>
          <table:table-cell table:style-name="ce374" office:value-type="string" calcext:value-type="string" table:number-columns-spanned="1" table:number-rows-spanned="2">
            <text:p>IF Frequency</text:p>
          </table:table-cell>
          <table:table-cell table:number-columns-repeated="1018"/>
        </table:table-row>
        <table:table-row table:style-name="ro24">
          <table:covered-table-cell table:style-name="ce143"/>
          <table:covered-table-cell table:style-name="ce161"/>
          <table:covered-table-cell table:style-name="ce198"/>
          <table:covered-table-cell table:style-name="ce333"/>
          <table:covered-table-cell table:style-name="ce354"/>
          <table:covered-table-cell table:style-name="ce374"/>
          <table:table-cell table:number-columns-repeated="4"/>
          <table:table-cell table:style-name="ce366"/>
          <table:table-cell table:number-columns-repeated="1013"/>
        </table:table-row>
        <table:table-row table:style-name="ro25">
          <table:covered-table-cell table:style-name="ce143"/>
          <table:table-cell table:style-name="ce162" office:value-type="string" calcext:value-type="string" table:number-columns-spanned="3" table:number-rows-spanned="1">
            <text:p>RF Carrier Frequency</text:p>
          </table:table-cell>
          <table:covered-table-cell table:style-name="ce199"/>
          <table:covered-table-cell table:style-name="ce334"/>
          <table:table-cell table:style-name="ce355" office:value-type="string" calcext:value-type="string">
            <text:p>Fc</text:p>
          </table:table-cell>
          <table:table-cell table:style-name="ce375"/>
          <table:table-cell table:number-columns-repeated="1018"/>
        </table:table-row>
        <table:table-row table:style-name="ro17">
          <table:covered-table-cell table:style-name="ce143"/>
          <table:table-cell table:style-name="ce163" office:value-type="string" calcext:value-type="string" table:number-columns-spanned="3" table:number-rows-spanned="1">
            <text:p>[MHz]</text:p>
          </table:table-cell>
          <table:covered-table-cell table:style-name="ce200"/>
          <table:covered-table-cell table:style-name="ce335"/>
          <table:table-cell table:style-name="ce355" office:value-type="string" calcext:value-type="string">
            <text:p>[MHz]</text:p>
          </table:table-cell>
          <table:table-cell table:style-name="ce376" office:value-type="string" calcext:value-type="string">
            <text:p><text:s/>[kHz]</text:p>
          </table:table-cell>
          <table:table-cell table:number-columns-repeated="8"/>
          <table:table-cell table:style-name="ce475"/>
          <table:table-cell table:number-columns-repeated="1009"/>
        </table:table-row>
        <table:table-row table:style-name="ro24">
          <table:covered-table-cell table:style-name="ce143"/>
          <table:table-cell table:style-name="ce164" table:formula="of:=[.J9]" office:value-type="float" office:value="433.92" calcext:value-type="float" table:number-columns-spanned="3" table:number-rows-spanned="1">
            <text:p>433,92</text:p>
          </table:table-cell>
          <table:covered-table-cell table:style-name="ce201"/>
          <table:covered-table-cell table:style-name="ce336"/>
          <table:table-cell table:style-name="ce356" table:formula="of:=[.B22]" office:value-type="float" office:value="433.92" calcext:value-type="float">
            <text:p>433,92</text:p>
          </table:table-cell>
          <table:table-cell table:style-name="ce212" table:formula="of:=[.K14]/32" office:value-type="float" office:value="937.5" calcext:value-type="float">
            <text:p>937,5</text:p>
          </table:table-cell>
          <table:table-cell table:number-columns-repeated="8"/>
          <table:table-cell table:style-name="ce475"/>
          <table:table-cell table:number-columns-repeated="1009"/>
        </table:table-row>
        <table:table-row table:style-name="ro25">
          <table:covered-table-cell table:style-name="ce143"/>
          <table:table-cell table:style-name="ce165" office:value-type="string" calcext:value-type="string" table:number-columns-spanned="3" table:number-rows-spanned="2">
            <text:p>Register values (HEX)</text:p>
          </table:table-cell>
          <table:covered-table-cell table:style-name="ce202"/>
          <table:covered-table-cell table:style-name="ce337"/>
          <table:table-cell table:style-name="ce357" table:number-columns-repeated="2"/>
          <table:table-cell table:number-columns-repeated="4"/>
          <table:table-cell table:style-name="ce419" office:value-type="string" calcext:value-type="string" table:number-columns-spanned="3" table:number-rows-spanned="1">
            <text:p>Carrier Frequency WDS COMMANDS</text:p>
          </table:table-cell>
          <table:covered-table-cell table:style-name="ce428"/>
          <table:covered-table-cell table:style-name="ce437"/>
          <table:table-cell table:number-columns-repeated="1011"/>
        </table:table-row>
        <table:table-row table:style-name="ro12">
          <table:covered-table-cell table:style-name="ce143"/>
          <table:covered-table-cell table:style-name="ce166"/>
          <table:covered-table-cell table:style-name="ce203"/>
          <table:covered-table-cell table:style-name="ce338"/>
          <table:table-cell table:style-name="ce357" table:number-columns-repeated="2"/>
          <table:table-cell table:number-columns-repeated="4"/>
          <table:table-cell table:style-name="ce420" office:value-type="string" calcext:value-type="string">
            <text:p>reg.75</text:p>
          </table:table-cell>
          <table:table-cell table:style-name="ce420" table:formula="of:=DEC2HEX(64+32*[.B28]+HEX2DEC([.C28]))" office:value-type="string" office:string-value="53" calcext:value-type="string">
            <text:p>53</text:p>
          </table:table-cell>
          <table:table-cell table:style-name="ce420" table:formula="of:=CONCATENATE(&quot;S2 &quot;;DEC2HEX(128+HEX2DEC(RIGHT([.K24];2)));[.L24])" office:value-type="string" office:string-value="S2 F553" calcext:value-type="string">
            <text:p>S2 F553</text:p>
          </table:table-cell>
          <table:table-cell table:number-columns-repeated="1011"/>
        </table:table-row>
        <table:table-row table:style-name="ro26">
          <table:covered-table-cell table:style-name="ce143"/>
          <table:table-cell table:style-name="ce167" office:value-type="string" calcext:value-type="string">
            <text:p>band select</text:p>
          </table:table-cell>
          <table:table-cell table:style-name="ce204"/>
          <table:table-cell table:style-name="ce339"/>
          <table:table-cell table:number-columns-repeated="6"/>
          <table:table-cell table:style-name="ce420" office:value-type="string" calcext:value-type="string">
            <text:p>reg.76</text:p>
          </table:table-cell>
          <table:table-cell table:style-name="ce421" table:formula="of:=LEFT([.D28];2)" office:value-type="string" office:string-value="62" calcext:value-type="string">
            <text:p>62</text:p>
          </table:table-cell>
          <table:table-cell table:style-name="ce421" table:formula="of:=CONCATENATE(&quot;S2 &quot;;DEC2HEX(128+HEX2DEC(RIGHT([.K25];2)));[.L25])" office:value-type="string" office:string-value="S2 F662" calcext:value-type="string">
            <text:p>S2 F662</text:p>
          </table:table-cell>
          <table:table-cell table:number-columns-repeated="1011"/>
        </table:table-row>
        <table:table-row table:style-name="ro24">
          <table:covered-table-cell table:style-name="ce143"/>
          <table:table-cell table:style-name="ce167" office:value-type="string" calcext:value-type="string">
            <text:p>hbsel</text:p>
          </table:table-cell>
          <table:table-cell table:style-name="ce167" office:value-type="string" calcext:value-type="string">
            <text:p>fb[4:0]</text:p>
          </table:table-cell>
          <table:table-cell table:style-name="ce167" office:value-type="string" calcext:value-type="string">
            <text:p>fc[15:0}</text:p>
          </table:table-cell>
          <table:table-cell table:number-columns-repeated="6"/>
          <table:table-cell table:style-name="ce421" office:value-type="string" calcext:value-type="string">
            <text:p>reg.77</text:p>
          </table:table-cell>
          <table:table-cell table:style-name="ce421" table:formula="of:=RIGHT([.D28];2)" office:value-type="string" office:string-value="00" calcext:value-type="string">
            <text:p>00</text:p>
          </table:table-cell>
          <table:table-cell table:style-name="ce421" table:formula="of:=CONCATENATE(&quot;S2 &quot;;DEC2HEX(128+HEX2DEC(RIGHT([.K26];2)));[.L26])" office:value-type="string" office:string-value="S2 F700" calcext:value-type="string">
            <text:p>S2 F700</text:p>
          </table:table-cell>
          <table:table-cell table:number-columns-repeated="1011"/>
        </table:table-row>
        <table:table-row table:style-name="ro24">
          <table:covered-table-cell table:style-name="ce143"/>
          <table:table-cell table:number-columns-repeated="2" table:style-name="ce167" office:value-type="string" calcext:value-type="string">
            <text:p>75h</text:p>
          </table:table-cell>
          <table:table-cell table:style-name="ce167" office:value-type="string" calcext:value-type="string">
            <text:p>76h 77h</text:p>
          </table:table-cell>
          <table:table-cell table:number-columns-repeated="2"/>
          <table:table-cell table:style-name="ce383" table:formula="of:=IF([$'Hidden calc'.A42]&gt;32;&quot;Please check your RX/TX Carrier Frequency setting or Crystal Frequency - Frequency Band Selection is out of range&quot;;&quot;&quot;)">
            <text:p/>
          </table:table-cell>
          <table:table-cell table:number-columns-repeated="1017"/>
        </table:table-row>
        <table:table-row table:style-name="ro26">
          <table:covered-table-cell table:style-name="ce143"/>
          <table:table-cell table:style-name="ce168" table:formula="of:=IF([.B22]&gt;=480;1;0)" office:value-type="float" office:value="0" calcext:value-type="float">
            <text:p>0</text:p>
          </table:table-cell>
          <table:table-cell table:style-name="ce168" table:formula="of:=DEC2HEX(INT([.B22]/(10*([.$K$14]/30000)*(1+[.B28])))-24;2)" office:value-type="string" office:string-value="13" calcext:value-type="string">
            <text:p>13</text:p>
          </table:table-cell>
          <table:table-cell table:style-name="ce168" table:formula="of:=DEC2HEX(ROUND(MOD([.B22]/(10*([.$K$14]/30000)*(1+[.B28]));1)*64000;0);4)" office:value-type="string" office:string-value="6200" calcext:value-type="string">
            <text:p>6200</text:p>
          </table:table-cell>
          <table:table-cell table:number-columns-repeated="1020"/>
        </table:table-row>
        <table:table-row table:style-name="ro24">
          <table:table-cell table:number-columns-repeated="1024"/>
        </table:table-row>
        <table:table-row table:style-name="ro1">
          <table:table-cell table:style-name="ce141" office:value-type="string" calcext:value-type="string" table:number-columns-spanned="1" table:number-rows-spanned="3">
            <text:p>Instructions:</text:p>
          </table:table-cell>
          <table:table-cell table:style-name="ce169" office:value-type="string" calcext:value-type="string" table:number-columns-spanned="12" table:number-rows-spanned="3">
            <text:p>Enter in desired Data-Rate and program the Register Values into the appropriate SPI Registers</text:p>
          </table:table-cell>
          <table:covered-table-cell table:number-columns-repeated="10" table:style-name="ce205"/>
          <table:covered-table-cell table:style-name="ce438"/>
          <table:table-cell table:number-columns-repeated="5"/>
          <table:table-cell table:style-name="ce152" table:number-columns-repeated="13"/>
          <table:table-cell table:number-columns-repeated="993"/>
        </table:table-row>
        <table:table-row table:style-name="ro27">
          <table:covered-table-cell table:style-name="ce144"/>
          <table:covered-table-cell table:style-name="ce170"/>
          <table:covered-table-cell table:number-columns-repeated="10" table:style-name="ce206"/>
          <table:covered-table-cell table:style-name="ce439"/>
          <table:table-cell table:number-columns-repeated="5"/>
          <table:table-cell table:style-name="ce152" table:number-columns-repeated="13"/>
          <table:table-cell table:number-columns-repeated="993"/>
        </table:table-row>
        <table:table-row table:style-name="ro28">
          <table:covered-table-cell table:style-name="ce142"/>
          <table:covered-table-cell table:style-name="ce171"/>
          <table:covered-table-cell table:number-columns-repeated="10" table:style-name="ce207"/>
          <table:covered-table-cell table:style-name="ce440"/>
          <table:table-cell table:number-columns-repeated="5"/>
          <table:table-cell table:style-name="ce152" table:number-columns-repeated="13"/>
          <table:table-cell table:number-columns-repeated="993"/>
        </table:table-row>
        <table:table-row table:style-name="ro12">
          <table:table-cell table:style-name="ce145" office:value-type="string" calcext:value-type="string" table:number-columns-spanned="1" table:number-rows-spanned="5">
            <text:p>TX <text:s text:c="16"/>Data Rate Settings</text:p>
          </table:table-cell>
          <table:table-cell table:style-name="ce172" office:value-type="string" calcext:value-type="string" table:number-columns-spanned="1" table:number-rows-spanned="2">
            <text:p>Desired Data-rate</text:p>
          </table:table-cell>
          <table:table-cell table:style-name="ce208" office:value-type="string" calcext:value-type="string" table:number-columns-spanned="4" table:number-rows-spanned="2">
            <text:p>Decimal Value</text:p>
          </table:table-cell>
          <table:covered-table-cell table:number-columns-repeated="2" table:style-name="ce340"/>
          <table:covered-table-cell table:style-name="ce358"/>
          <table:table-cell table:style-name="ce165" office:value-type="string" calcext:value-type="string" table:number-columns-spanned="4" table:number-rows-spanned="2">
            <text:p>Register Values</text:p>
          </table:table-cell>
          <table:covered-table-cell table:number-columns-repeated="2" table:style-name="ce202"/>
          <table:covered-table-cell table:style-name="ce337"/>
          <table:table-cell table:style-name="ce422" office:value-type="string" calcext:value-type="string" table:number-columns-spanned="3" table:number-rows-spanned="1">
            <text:p>TX DATA RATE <text:s/>WDS COMMANDS</text:p>
          </table:table-cell>
          <table:covered-table-cell table:style-name="ce429"/>
          <table:covered-table-cell table:style-name="ce422"/>
          <table:table-cell table:number-columns-repeated="4"/>
          <table:table-cell table:style-name="ce152" table:number-columns-repeated="14"/>
          <table:table-cell table:number-columns-repeated="993"/>
        </table:table-row>
        <table:table-row table:style-name="ro16">
          <table:covered-table-cell table:style-name="ce146"/>
          <table:covered-table-cell table:style-name="ce173"/>
          <table:covered-table-cell table:style-name="ce209"/>
          <table:covered-table-cell table:number-columns-repeated="2" table:style-name="ce341"/>
          <table:covered-table-cell table:style-name="ce377"/>
          <table:covered-table-cell table:style-name="ce166"/>
          <table:covered-table-cell table:number-columns-repeated="2" table:style-name="ce203"/>
          <table:covered-table-cell table:style-name="ce338"/>
          <table:table-cell table:style-name="ce422" office:value-type="string" calcext:value-type="string">
            <text:p>reg.6E</text:p>
          </table:table-cell>
          <table:table-cell table:style-name="ce421" table:formula="of:=LEFT([.G37];2)" office:value-type="string" office:string-value="4E" calcext:value-type="string">
            <text:p>4E</text:p>
          </table:table-cell>
          <table:table-cell table:style-name="ce421" table:formula="of:=CONCATENATE(&quot;S2 &quot;;DEC2HEX(128+HEX2DEC(RIGHT([.K34];2)));[.L34])" office:value-type="string" office:string-value="S2 EE4E" calcext:value-type="string">
            <text:p>S2 EE4E</text:p>
          </table:table-cell>
          <table:table-cell table:number-columns-repeated="4"/>
          <table:table-cell table:style-name="ce152" table:number-columns-repeated="14"/>
          <table:table-cell table:number-columns-repeated="993"/>
        </table:table-row>
        <table:table-row table:style-name="ro16">
          <table:covered-table-cell table:style-name="ce146"/>
          <table:table-cell table:style-name="ce174" office:value-type="string" calcext:value-type="string">
            <text:p>kbps</text:p>
          </table:table-cell>
          <table:table-cell table:style-name="ce210" office:value-type="string" calcext:value-type="string" table:number-columns-spanned="4" table:number-rows-spanned="1">
            <text:p>txdr[15:0]</text:p>
          </table:table-cell>
          <table:covered-table-cell table:number-columns-repeated="3" table:style-name="ce210"/>
          <table:table-cell table:style-name="ce167" office:value-type="string" calcext:value-type="string" table:number-columns-spanned="2" table:number-rows-spanned="1">
            <text:p>txdr[15:0]</text:p>
          </table:table-cell>
          <table:covered-table-cell table:style-name="ce167"/>
          <table:table-cell table:style-name="ce167" office:value-type="string" calcext:value-type="string">
            <text:p>txdtrtscale</text:p>
          </table:table-cell>
          <table:table-cell table:style-name="ce167" office:value-type="string" calcext:value-type="string">
            <text:p>cpcuu[7:0]</text:p>
          </table:table-cell>
          <table:table-cell table:style-name="ce421" office:value-type="string" calcext:value-type="string">
            <text:p>reg.6F</text:p>
          </table:table-cell>
          <table:table-cell table:style-name="ce421" table:formula="of:=RIGHT([.G37];2)" office:value-type="string" office:string-value="90" calcext:value-type="string">
            <text:p>90</text:p>
          </table:table-cell>
          <table:table-cell table:style-name="ce421" table:formula="of:=CONCATENATE(&quot;S2 &quot;;DEC2HEX(128+HEX2DEC(RIGHT([.K35];2)));[.L35])" office:value-type="string" office:string-value="S2 EF90" calcext:value-type="string">
            <text:p>S2 EF90</text:p>
          </table:table-cell>
          <table:table-cell table:number-columns-repeated="4"/>
          <table:table-cell table:style-name="ce152" table:number-columns-repeated="14"/>
          <table:table-cell table:number-columns-repeated="993"/>
        </table:table-row>
        <table:table-row table:style-name="ro1">
          <table:covered-table-cell table:style-name="ce146"/>
          <table:table-cell table:style-name="ce163"/>
          <table:table-cell table:style-name="ce211" office:value-type="string" calcext:value-type="string" table:number-columns-spanned="4" table:number-rows-spanned="1">
            <text:p>dec.</text:p>
          </table:table-cell>
          <table:covered-table-cell table:number-columns-repeated="3" table:style-name="ce211"/>
          <table:table-cell table:style-name="ce167" office:value-type="string" calcext:value-type="string" table:number-columns-spanned="2" table:number-rows-spanned="1">
            <text:p>hex</text:p>
          </table:table-cell>
          <table:covered-table-cell table:style-name="ce167"/>
          <table:table-cell table:style-name="ce167" office:value-type="string" calcext:value-type="string">
            <text:p>bit</text:p>
          </table:table-cell>
          <table:table-cell table:style-name="ce167" office:value-type="string" calcext:value-type="string">
            <text:p>hex</text:p>
          </table:table-cell>
          <table:table-cell table:style-name="ce421" office:value-type="string" calcext:value-type="string">
            <text:p>reg. 70</text:p>
          </table:table-cell>
          <table:table-cell table:style-name="ce421" table:formula="of:=[$'REGISTERS Settings SUMMARY'.C61]" office:value-type="string" office:string-value="2C" calcext:value-type="string">
            <text:p>2C</text:p>
          </table:table-cell>
          <table:table-cell table:style-name="ce421" table:formula="of:=CONCATENATE(&quot;S2 &quot;;DEC2HEX(128+HEX2DEC(RIGHT([.K36];2)));[.L36])" office:value-type="string" office:string-value="S2 F02C" calcext:value-type="string">
            <text:p>S2 F02C</text:p>
          </table:table-cell>
          <table:table-cell table:number-columns-repeated="4"/>
          <table:table-cell table:style-name="ce152" table:number-columns-repeated="14"/>
          <table:table-cell table:number-columns-repeated="993"/>
        </table:table-row>
        <table:table-row table:style-name="ro16">
          <table:covered-table-cell table:style-name="ce146"/>
          <table:table-cell table:style-name="ce164" table:formula="of:=[.L9]" office:value-type="float" office:value="9.59" calcext:value-type="float">
            <text:p>9,59</text:p>
          </table:table-cell>
          <table:table-cell table:style-name="ce212" table:formula="of:=IF([.B37]*([.G71]+1)&lt;30;ROUND([.B37]*1000*(2^21)/(1000000*([.$K$14]/30000));0);ROUND([.B37]*1000*(2^16)/(1000000*([.$K$14]/30000));0))" office:value-type="float" office:value="20112" calcext:value-type="float" table:number-columns-spanned="4" table:number-rows-spanned="1">
            <text:p>20112</text:p>
          </table:table-cell>
          <table:covered-table-cell table:number-columns-repeated="3" table:style-name="ce212"/>
          <table:table-cell table:style-name="ce168" table:formula="of:=DEC2HEX([.C37];4)" office:value-type="string" office:string-value="4E90" calcext:value-type="string" table:number-columns-spanned="2" table:number-rows-spanned="1">
            <text:p>4E90</text:p>
          </table:table-cell>
          <table:covered-table-cell table:style-name="ce168"/>
          <table:table-cell table:style-name="ce168" table:formula="of:=IF([.B37]*([.G71]+1)&lt;30;1;0)" office:value-type="float" office:value="1" calcext:value-type="float">
            <text:p>1</text:p>
          </table:table-cell>
          <table:table-cell table:style-name="ce168" table:formula="of:=IF([.B37]*([.G71]+1)&lt;100;&quot;80&quot;;IF([.B37]*([.G71]+1)&lt;200;&quot;C0&quot;;&quot;ED&quot;))" office:value-type="string" office:string-value="80" calcext:value-type="string">
            <text:p>80</text:p>
          </table:table-cell>
          <table:table-cell table:style-name="ce421" office:value-type="string" calcext:value-type="string">
            <text:p>reg. 58</text:p>
          </table:table-cell>
          <table:table-cell table:style-name="ce421" table:formula="of:=[.J37]" office:value-type="string" office:string-value="80" calcext:value-type="string">
            <text:p>80</text:p>
          </table:table-cell>
          <table:table-cell table:style-name="ce421" table:formula="of:=CONCATENATE(&quot;S2 &quot;;DEC2HEX(128+HEX2DEC(RIGHT([.K37];2)));[.L37])" office:value-type="string" office:string-value="S2 D880" calcext:value-type="string">
            <text:p>S2 D880</text:p>
          </table:table-cell>
          <table:table-cell table:number-columns-repeated="4"/>
          <table:table-cell table:style-name="ce152" table:number-columns-repeated="14"/>
          <table:table-cell table:number-columns-repeated="993"/>
        </table:table-row>
        <table:table-row table:style-name="ro24">
          <table:table-cell table:number-columns-repeated="1024"/>
        </table:table-row>
        <table:table-row table:style-name="ro1">
          <table:table-cell table:style-name="ce147" office:value-type="string" calcext:value-type="string" table:number-columns-spanned="1" table:number-rows-spanned="3">
            <text:p>Instructions:</text:p>
          </table:table-cell>
          <table:table-cell table:style-name="ce169" office:value-type="string" calcext:value-type="string" table:number-columns-spanned="12" table:number-rows-spanned="3">
            <text:p>Enter in desired deviation and program the Register Values into the appropriate SPI Registers</text:p>
          </table:table-cell>
          <table:covered-table-cell table:number-columns-repeated="10" table:style-name="ce205"/>
          <table:covered-table-cell table:style-name="ce438"/>
          <table:table-cell table:number-columns-repeated="5"/>
          <table:table-cell table:style-name="ce152" table:number-columns-repeated="13"/>
          <table:table-cell table:number-columns-repeated="993"/>
        </table:table-row>
        <table:table-row table:style-name="ro29">
          <table:covered-table-cell table:style-name="ce148"/>
          <table:covered-table-cell table:style-name="ce170"/>
          <table:covered-table-cell table:number-columns-repeated="10" table:style-name="ce206"/>
          <table:covered-table-cell table:style-name="ce439"/>
          <table:table-cell table:number-columns-repeated="5"/>
          <table:table-cell table:style-name="ce152" table:number-columns-repeated="13"/>
          <table:table-cell table:number-columns-repeated="993"/>
        </table:table-row>
        <table:table-row table:style-name="ro27">
          <table:covered-table-cell table:style-name="ce149"/>
          <table:covered-table-cell table:style-name="ce171"/>
          <table:covered-table-cell table:number-columns-repeated="10" table:style-name="ce207"/>
          <table:covered-table-cell table:style-name="ce440"/>
          <table:table-cell table:number-columns-repeated="2"/>
          <table:table-cell table:style-name="ce152" table:number-columns-repeated="16"/>
          <table:table-cell table:number-columns-repeated="993"/>
        </table:table-row>
        <table:table-row table:style-name="ro1">
          <table:table-cell table:style-name="ce145" office:value-type="string" calcext:value-type="string" table:number-columns-spanned="1" table:number-rows-spanned="5">
            <text:p>TX Frequency Deviation Settings</text:p>
          </table:table-cell>
          <table:table-cell table:style-name="ce172" office:value-type="string" calcext:value-type="string" table:number-columns-spanned="1" table:number-rows-spanned="2">
            <text:p>Desired Deviation</text:p>
          </table:table-cell>
          <table:table-cell table:style-name="ce213" office:value-type="string" calcext:value-type="string" table:number-columns-spanned="3" table:number-rows-spanned="2">
            <text:p>Decimal Value</text:p>
          </table:table-cell>
          <table:covered-table-cell table:style-name="ce340"/>
          <table:covered-table-cell table:style-name="ce358"/>
          <table:table-cell table:style-name="ce378" office:value-type="string" calcext:value-type="string" table:number-columns-spanned="2" table:number-rows-spanned="2">
            <text:p>Register Values</text:p>
          </table:table-cell>
          <table:covered-table-cell table:style-name="ce337"/>
          <table:table-cell/>
          <table:table-cell table:style-name="ce357"/>
          <table:table-cell/>
          <table:table-cell table:style-name="ce421" office:value-type="string" calcext:value-type="string" table:number-columns-spanned="3" table:number-rows-spanned="1">
            <text:p>TX Frequency Deviation WDS COMMANDS</text:p>
          </table:table-cell>
          <table:covered-table-cell table:style-name="ce429"/>
          <table:covered-table-cell table:style-name="ce422"/>
          <table:table-cell table:number-columns-repeated="5"/>
          <table:table-cell table:style-name="ce152" table:number-columns-repeated="13"/>
          <table:table-cell table:number-columns-repeated="993"/>
        </table:table-row>
        <table:table-row table:style-name="ro25">
          <table:covered-table-cell table:style-name="ce146"/>
          <table:covered-table-cell table:style-name="ce173"/>
          <table:covered-table-cell table:style-name="ce214"/>
          <table:covered-table-cell table:style-name="ce342"/>
          <table:covered-table-cell table:style-name="ce359"/>
          <table:covered-table-cell table:style-name="ce379"/>
          <table:covered-table-cell table:style-name="ce393"/>
          <table:table-cell table:number-columns-repeated="3"/>
          <table:table-cell table:style-name="ce421" office:value-type="string" calcext:value-type="string">
            <text:p>reg.72</text:p>
          </table:table-cell>
          <table:table-cell table:style-name="ce421" table:formula="of:=RIGHT([.F46];2)" office:value-type="string" office:string-value="5E" calcext:value-type="string">
            <text:p>5E</text:p>
          </table:table-cell>
          <table:table-cell table:style-name="ce421" table:formula="of:=CONCATENATE(&quot;S2 &quot;;DEC2HEX(128+HEX2DEC(RIGHT([.K43];2)));[.L43])" office:value-type="string" office:string-value="S2 F25E" calcext:value-type="string">
            <text:p>S2 F25E</text:p>
          </table:table-cell>
          <table:table-cell table:number-columns-repeated="5"/>
          <table:table-cell table:style-name="ce152" table:number-columns-repeated="13"/>
          <table:table-cell table:number-columns-repeated="993"/>
        </table:table-row>
        <table:table-row table:style-name="ro16">
          <table:covered-table-cell table:style-name="ce146"/>
          <table:table-cell table:style-name="ce174" office:value-type="string" calcext:value-type="string">
            <text:p>KHz</text:p>
          </table:table-cell>
          <table:table-cell table:style-name="ce215" office:value-type="string" calcext:value-type="string" table:number-columns-spanned="3" table:number-rows-spanned="1">
            <text:p>fd[8:0]</text:p>
          </table:table-cell>
          <table:covered-table-cell table:style-name="ce343"/>
          <table:covered-table-cell table:style-name="ce360"/>
          <table:table-cell table:style-name="ce380" office:value-type="string" calcext:value-type="string" table:number-columns-spanned="2" table:number-rows-spanned="1">
            <text:p>fd[8:0]</text:p>
          </table:table-cell>
          <table:covered-table-cell table:style-name="ce380"/>
          <table:table-cell table:number-columns-repeated="3"/>
          <table:table-cell table:style-name="ce421" office:value-type="string" calcext:value-type="string">
            <text:p>reg. 71</text:p>
          </table:table-cell>
          <table:table-cell table:style-name="ce421" table:formula="of:=[$'REGISTERS Settings SUMMARY'.C62]" office:value-type="string" office:string-value="22" calcext:value-type="string">
            <text:p>22</text:p>
          </table:table-cell>
          <table:table-cell table:style-name="ce421" table:formula="of:=CONCATENATE(&quot;S2 F1&quot;;[.L44])" office:value-type="string" office:string-value="S2 F122" calcext:value-type="string">
            <text:p>S2 F122</text:p>
          </table:table-cell>
          <table:table-cell table:number-columns-repeated="5"/>
          <table:table-cell table:style-name="ce152" table:number-columns-repeated="13"/>
          <table:table-cell table:number-columns-repeated="993"/>
        </table:table-row>
        <table:table-row table:style-name="ro1">
          <table:covered-table-cell table:style-name="ce146"/>
          <table:table-cell table:style-name="ce163"/>
          <table:table-cell table:style-name="ce211" office:value-type="string" calcext:value-type="string" table:number-columns-spanned="3" table:number-rows-spanned="1">
            <text:p>dec.</text:p>
          </table:table-cell>
          <table:covered-table-cell table:style-name="ce344"/>
          <table:covered-table-cell table:style-name="ce361"/>
          <table:table-cell table:style-name="ce167" office:value-type="string" calcext:value-type="string" table:number-columns-spanned="2" table:number-rows-spanned="1">
            <text:p>hex</text:p>
          </table:table-cell>
          <table:covered-table-cell table:style-name="ce167"/>
          <table:table-cell table:number-columns-repeated="11"/>
          <table:table-cell table:style-name="ce152" table:number-columns-repeated="13"/>
          <table:table-cell table:number-columns-repeated="993"/>
        </table:table-row>
        <table:table-row table:style-name="ro18">
          <table:covered-table-cell table:style-name="ce146"/>
          <table:table-cell table:style-name="ce164" table:formula="of:=[.C14]" office:value-type="float" office:value="59.05" calcext:value-type="float">
            <text:p>59,05</text:p>
          </table:table-cell>
          <table:table-cell table:style-name="ce212" table:formula="of:=ROUND([.B46]*1000/(625*([.$K$14]/30000));0)" office:value-type="float" office:value="94" calcext:value-type="float" table:number-columns-spanned="3" table:number-rows-spanned="1">
            <text:p>94</text:p>
          </table:table-cell>
          <table:covered-table-cell table:style-name="ce345"/>
          <table:covered-table-cell table:style-name="ce362"/>
          <table:table-cell table:style-name="ce168" table:formula="of:=DEC2HEX([.C46];3)" office:value-type="string" office:string-value="05E" calcext:value-type="string" table:number-columns-spanned="2" table:number-rows-spanned="1">
            <text:p>05E</text:p>
          </table:table-cell>
          <table:covered-table-cell table:style-name="ce168"/>
          <table:table-cell/>
          <table:table-cell table:style-name="ce405"/>
          <table:table-cell table:style-name="ce152" table:number-columns-repeated="4"/>
          <table:table-cell table:number-columns-repeated="4"/>
          <table:table-cell table:style-name="ce152" table:number-columns-repeated="14"/>
          <table:table-cell table:number-columns-repeated="993"/>
        </table:table-row>
        <table:table-row table:style-name="ro24">
          <table:table-cell table:number-columns-repeated="1024"/>
        </table:table-row>
        <table:table-row table:style-name="ro30">
          <table:table-cell table:style-name="ce141" office:value-type="string" calcext:value-type="string" table:number-columns-spanned="1" table:number-rows-spanned="3">
            <text:p>Instructions:</text:p>
          </table:table-cell>
          <table:table-cell table:style-name="ce158" office:value-type="string" calcext:value-type="string">
            <text:p>For optimal modem performance it is recommended to set the rxosr to at least 6.5 or higher. </text:p>
          </table:table-cell>
          <table:table-cell table:style-name="ce195"/>
          <table:table-cell table:style-name="ce330" table:number-columns-repeated="9"/>
          <table:table-cell table:style-name="ce435"/>
          <table:table-cell/>
          <table:table-cell table:style-name="ce473"/>
          <table:table-cell table:number-columns-repeated="1009"/>
        </table:table-row>
        <table:table-row table:style-name="ro25">
          <table:covered-table-cell table:style-name="ce144"/>
          <table:table-cell table:style-name="ce175" office:value-type="string" calcext:value-type="string">
            <text:p>The modem settings obtained with the calculated settings are displayed in the orange cells</text:p>
          </table:table-cell>
          <table:table-cell table:style-name="ce216"/>
          <table:table-cell table:style-name="ce346" table:number-columns-repeated="9"/>
          <table:table-cell table:style-name="ce441"/>
          <table:table-cell table:number-columns-repeated="1011"/>
        </table:table-row>
        <table:table-row table:style-name="ro31">
          <table:covered-table-cell table:style-name="ce142"/>
          <table:table-cell table:style-name="ce176"/>
          <table:table-cell table:style-name="ce216"/>
          <table:table-cell table:style-name="ce346" table:number-columns-repeated="2"/>
          <table:table-cell table:style-name="ce331" table:number-columns-repeated="7"/>
          <table:table-cell table:style-name="ce436"/>
          <table:table-cell table:number-columns-repeated="1011"/>
        </table:table-row>
        <table:table-row table:style-name="ro32">
          <table:table-cell table:style-name="ce143" office:value-type="string" calcext:value-type="string" table:number-columns-spanned="1" table:number-rows-spanned="12">
            <text:p>GFSK/FSK RX <text:s text:c="20"/>Modem Settings</text:p>
          </table:table-cell>
          <table:table-cell table:style-name="ce177" office:value-type="string" calcext:value-type="string" table:number-columns-spanned="4" table:number-rows-spanned="2">
            <text:p>Application Parameters</text:p>
          </table:table-cell>
          <table:covered-table-cell table:number-columns-repeated="2" table:style-name="ce217"/>
          <table:covered-table-cell table:style-name="ce363"/>
          <table:table-cell table:style-name="ce381" office:value-type="string" calcext:value-type="string" table:number-columns-spanned="1" table:number-rows-spanned="2">
            <text:p>Modulation Index</text:p>
          </table:table-cell>
          <table:table-cell table:style-name="ce394" office:value-type="string" calcext:value-type="string" table:number-columns-spanned="1" table:number-rows-spanned="2">
            <text:p>Modulation BW</text:p>
          </table:table-cell>
          <table:table-cell table:style-name="ce394" office:value-type="string" calcext:value-type="string" table:number-columns-spanned="1" table:number-rows-spanned="2">
            <text:p>Selected Channel filter <text:s text:c="8"/>BW -3dB</text:p>
          </table:table-cell>
          <table:table-cell table:style-name="ce394" office:value-type="string" calcext:value-type="string" table:number-columns-spanned="1" table:number-rows-spanned="2">
            <text:p>Est. Freq. Tolerance (SingleSided)</text:p>
          </table:table-cell>
          <table:table-cell table:style-name="ce394" office:value-type="string" calcext:value-type="string" table:number-columns-spanned="1" table:number-rows-spanned="2">
            <text:p>Est. RX sens. BER = 1E-3</text:p>
          </table:table-cell>
          <table:table-cell table:style-name="ce423" office:value-type="string" calcext:value-type="string" table:number-columns-spanned="3" table:number-rows-spanned="1">
            <text:p>RX GFSK/FSK Modem WDS COMMANDS</text:p>
          </table:table-cell>
          <table:covered-table-cell table:style-name="ce430"/>
          <table:covered-table-cell table:style-name="ce424"/>
          <table:table-cell table:number-columns-repeated="1011"/>
        </table:table-row>
        <table:table-row table:style-name="ro17">
          <table:covered-table-cell table:style-name="ce143"/>
          <table:covered-table-cell table:style-name="ce178"/>
          <table:covered-table-cell table:number-columns-repeated="2" table:style-name="ce218"/>
          <table:covered-table-cell table:style-name="ce364"/>
          <table:covered-table-cell table:style-name="ce382"/>
          <table:covered-table-cell table:number-columns-repeated="4" table:style-name="ce354"/>
          <table:table-cell table:style-name="ce423" office:value-type="string" calcext:value-type="string">
            <text:p>reg.1C</text:p>
          </table:table-cell>
          <table:table-cell table:style-name="ce423" table:formula="of:=CONCATENATE(DEC2HEX(HEX2DEC([.B62])+8*HEX2DEC([.D62]));[.C62])" office:value-type="string" office:string-value="06" calcext:value-type="string">
            <text:p>06</text:p>
          </table:table-cell>
          <table:table-cell table:style-name="ce423" table:formula="of:=CONCATENATE(&quot;S2 &quot;;DEC2HEX(128+HEX2DEC(RIGHT([.K52];2)));[.L52])" office:value-type="string" office:string-value="S2 9C06" calcext:value-type="string">
            <text:p>S2 9C06</text:p>
          </table:table-cell>
          <table:table-cell table:number-columns-repeated="1011"/>
        </table:table-row>
        <table:table-row table:style-name="ro12">
          <table:covered-table-cell table:style-name="ce143"/>
          <table:table-cell table:style-name="ce179" office:value-type="string" calcext:value-type="string">
            <text:p>Rb</text:p>
          </table:table-cell>
          <table:table-cell table:style-name="ce240" office:value-type="string" calcext:value-type="string">
            <text:p>Fd</text:p>
          </table:table-cell>
          <table:table-cell table:style-name="ce240" office:value-type="string" calcext:value-type="string">
            <text:p>AFC enable</text:p>
          </table:table-cell>
          <table:table-cell table:style-name="ce200" office:value-type="string" calcext:value-type="string">
            <text:p>SamplingClock</text:p>
          </table:table-cell>
          <table:table-cell table:style-name="ce211" office:value-type="string" calcext:value-type="string">
            <text:p>H</text:p>
          </table:table-cell>
          <table:table-cell table:style-name="ce211" office:value-type="string" calcext:value-type="string">
            <text:p>BWmod</text:p>
          </table:table-cell>
          <table:table-cell table:style-name="ce401" office:value-type="string" calcext:value-type="string">
            <text:p>BW</text:p>
          </table:table-cell>
          <table:table-cell table:style-name="ce215"/>
          <table:table-cell table:style-name="ce215" office:value-type="string" calcext:value-type="string">
            <text:p>Input Power</text:p>
          </table:table-cell>
          <table:table-cell table:style-name="ce424" office:value-type="string" calcext:value-type="string">
            <text:p>reg.20</text:p>
          </table:table-cell>
          <table:table-cell table:style-name="ce423" table:formula="of:=RIGHT([.E62];2)" office:value-type="string" office:string-value="A1" calcext:value-type="string">
            <text:p>A1</text:p>
          </table:table-cell>
          <table:table-cell table:style-name="ce423" table:formula="of:=CONCATENATE(&quot;S2 &quot;;DEC2HEX(128+HEX2DEC(RIGHT([.K53];2)));[.L53])" office:value-type="string" office:string-value="S2 A0A1" calcext:value-type="string">
            <text:p>S2 A0A1</text:p>
          </table:table-cell>
          <table:table-cell table:number-columns-repeated="1011"/>
        </table:table-row>
        <table:table-row table:style-name="ro12">
          <table:covered-table-cell table:style-name="ce143"/>
          <table:table-cell table:style-name="ce180" office:value-type="string" calcext:value-type="string">
            <text:p>[kbps]</text:p>
          </table:table-cell>
          <table:table-cell table:style-name="ce240" office:value-type="string" calcext:value-type="string">
            <text:p>[kHz]</text:p>
          </table:table-cell>
          <table:table-cell table:style-name="ce347" office:value-type="string" calcext:value-type="string">
            <text:p>1Dh [6]</text:p>
          </table:table-cell>
          <table:table-cell table:style-name="ce200" office:value-type="string" calcext:value-type="string">
            <text:p>[kHz]</text:p>
          </table:table-cell>
          <table:table-cell table:style-name="ce211"/>
          <table:table-cell table:style-name="ce211" office:value-type="string" calcext:value-type="string">
            <text:p>[kHz]</text:p>
          </table:table-cell>
          <table:table-cell table:style-name="ce355" office:value-type="string" calcext:value-type="string">
            <text:p>[kHz]</text:p>
          </table:table-cell>
          <table:table-cell table:style-name="ce211" office:value-type="string" calcext:value-type="string">
            <text:p>[kHz]</text:p>
          </table:table-cell>
          <table:table-cell table:style-name="ce211" office:value-type="string" calcext:value-type="string">
            <text:p>[dBm]</text:p>
          </table:table-cell>
          <table:table-cell table:style-name="ce424" office:value-type="string" calcext:value-type="string">
            <text:p>reg.21</text:p>
          </table:table-cell>
          <table:table-cell table:style-name="ce423" table:formula="of:=DEC2HEX(HEX2DEC(LEFT([.E62];1))*32+HEX2DEC(LEFT([.F62];1));2)" office:value-type="string" office:string-value="20" calcext:value-type="string">
            <text:p>20</text:p>
          </table:table-cell>
          <table:table-cell table:style-name="ce423" table:formula="of:=CONCATENATE(&quot;S2 &quot;;DEC2HEX(128+HEX2DEC(RIGHT([.K54];2)));[.L54])" office:value-type="string" office:string-value="S2 A120" calcext:value-type="string">
            <text:p>S2 A120</text:p>
          </table:table-cell>
          <table:table-cell table:number-columns-repeated="1011"/>
        </table:table-row>
        <table:table-row table:style-name="ro17">
          <table:covered-table-cell table:style-name="ce143"/>
          <table:table-cell table:style-name="ce181" table:formula="of:=[.L9]" office:value-type="float" office:value="9.59" calcext:value-type="float">
            <text:p>9,59</text:p>
          </table:table-cell>
          <table:table-cell table:style-name="ce201" table:formula="of:=[.C14]" office:value-type="float" office:value="59.05" calcext:value-type="float">
            <text:p>59,05</text:p>
          </table:table-cell>
          <table:table-cell table:style-name="ce201" table:formula="of:=IF([.A14]=&quot;Disable&quot;;0;1)" office:value-type="float" office:value="1" calcext:value-type="float">
            <text:p>1</text:p>
          </table:table-cell>
          <table:table-cell table:style-name="ce365" table:formula="of:=[.B55]*HEX2DEC([.E62])/8" office:value-type="float" office:value="499.87875" calcext:value-type="float">
            <text:p>499,879</text:p>
          </table:table-cell>
          <table:table-cell table:style-name="ce212" table:formula="of:=2*[.C14]/([.L9]*(1+[.H62]))" office:value-type="float" office:value="12.3149113660063" calcext:value-type="float">
            <text:p>12,314911366</text:p>
          </table:table-cell>
          <table:table-cell table:style-name="ce212" table:formula="of:=[.L9]*(1+[.H62])+2*[.C14]" office:value-type="float" office:value="127.69" calcext:value-type="float">
            <text:p>127,69</text:p>
          </table:table-cell>
          <table:table-cell table:style-name="ce356" table:formula="of:=IF([.F55]&lt;2;(VLOOKUP([$'Hidden calc'.G7];[$BWtable.$A$8:$BWtable.$D$60];2));IF(2&lt;=[.F55]&lt;10;DEC2HEX(VLOOKUP([$'Hidden calc'.G7];[$BWtable.$A$68:$BWtable.$H$121];2));(VLOOKUP([$'Hidden calc'.G7];[$BWtable.$A$127:$BWtable.$D$179];2))))" office:value-type="string" office:string-value="7F" calcext:value-type="string">
            <text:p>7F</text:p>
          </table:table-cell>
          <table:table-cell table:style-name="ce406" table:formula="of:=IF([.D55]=1;0.35*[.H55];0.25*[.H55])" office:value-type="string" office:string-value="" calcext:value-type="error">
            <text:p>#VALUE!</text:p>
          </table:table-cell>
          <table:table-cell table:style-name="ce410" table:formula="of:=[$'Hidden calc'.K7]" office:value-type="string" office:string-value="" calcext:value-type="error">
            <text:p>#VALUE!</text:p>
          </table:table-cell>
          <table:table-cell table:style-name="ce424" office:value-type="string" calcext:value-type="string">
            <text:p>reg.22</text:p>
          </table:table-cell>
          <table:table-cell table:style-name="ce423" table:formula="of:=MID([.F62];2;2)" office:value-type="string" office:string-value="4E" calcext:value-type="string">
            <text:p>4E</text:p>
          </table:table-cell>
          <table:table-cell table:style-name="ce423" table:formula="of:=CONCATENATE(&quot;S2 &quot;;DEC2HEX(128+HEX2DEC(RIGHT([.K55];2)));[.L55])" office:value-type="string" office:string-value="S2 A24E" calcext:value-type="string">
            <text:p>S2 A24E</text:p>
          </table:table-cell>
          <table:table-cell table:number-columns-repeated="1011"/>
        </table:table-row>
        <table:table-row table:style-name="ro25">
          <table:covered-table-cell table:style-name="ce143"/>
          <table:table-cell table:style-name="ce182"/>
          <table:table-cell/>
          <table:table-cell table:style-name="ce157" table:number-columns-repeated="2"/>
          <table:table-cell table:style-name="ce383" table:formula="of:=IF([$'Hidden calc'.G30];&quot;Please check your Rb or Fd setting - modulation index is out of range&quot;;&quot;&quot;)">
            <text:p/>
          </table:table-cell>
          <table:table-cell table:style-name="ce157" table:number-columns-repeated="3"/>
          <table:table-cell/>
          <table:table-cell table:style-name="ce423" office:value-type="string" calcext:value-type="string">
            <text:p>reg.23</text:p>
          </table:table-cell>
          <table:table-cell table:style-name="ce423" table:formula="of:=RIGHT([.F62];2)" office:value-type="string" office:string-value="90" calcext:value-type="string">
            <text:p>90</text:p>
          </table:table-cell>
          <table:table-cell table:style-name="ce423" table:formula="of:=CONCATENATE(&quot;S2 &quot;;DEC2HEX(128+HEX2DEC(RIGHT([.K56];2)));[.L56])" office:value-type="string" office:string-value="S2 A390" calcext:value-type="string">
            <text:p>S2 A390</text:p>
          </table:table-cell>
          <table:table-cell/>
          <table:table-cell table:style-name="ce476"/>
          <table:table-cell table:number-columns-repeated="2"/>
          <table:table-cell table:style-name="ce152"/>
          <table:table-cell table:number-columns-repeated="4"/>
          <table:table-cell table:style-name="ce157" table:number-columns-repeated="6"/>
          <table:table-cell table:style-name="ce478"/>
          <table:table-cell table:number-columns-repeated="995"/>
        </table:table-row>
        <table:table-row table:style-name="ro21">
          <table:covered-table-cell table:style-name="ce143"/>
          <table:table-cell table:style-name="ce165" office:value-type="string" calcext:value-type="string" table:number-columns-spanned="9" table:number-rows-spanned="2">
            <text:p>Register values (HEX)</text:p>
          </table:table-cell>
          <table:covered-table-cell table:number-columns-repeated="7" table:style-name="ce202"/>
          <table:covered-table-cell table:style-name="ce337"/>
          <table:table-cell table:style-name="ce424" office:value-type="string" calcext:value-type="string">
            <text:p>reg.24</text:p>
          </table:table-cell>
          <table:table-cell table:style-name="ce152" table:formula="of:=CONCATENATE(IF([.J62]=0;&quot;0&quot;;&quot;1&quot;);LEFT([.G62];1))" office:value-type="string" office:string-value="10" calcext:value-type="string">
            <text:p>10</text:p>
          </table:table-cell>
          <table:table-cell table:style-name="ce423" table:formula="of:=CONCATENATE(&quot;S2 &quot;;DEC2HEX(128+HEX2DEC(RIGHT([.K57];2)));[.L57])" office:value-type="string" office:string-value="S2 A410" calcext:value-type="string">
            <text:p>S2 A410</text:p>
          </table:table-cell>
          <table:table-cell table:number-columns-repeated="4"/>
          <table:table-cell table:style-name="ce152"/>
          <table:table-cell/>
          <table:table-cell table:style-name="ce152"/>
          <table:table-cell/>
          <table:table-cell table:style-name="ce157" table:number-columns-repeated="7"/>
          <table:table-cell table:style-name="ce478"/>
          <table:table-cell table:number-columns-repeated="995"/>
        </table:table-row>
        <table:table-row table:style-name="ro12">
          <table:covered-table-cell table:style-name="ce143"/>
          <table:covered-table-cell table:style-name="ce166"/>
          <table:covered-table-cell table:number-columns-repeated="7" table:style-name="ce203"/>
          <table:covered-table-cell table:style-name="ce338"/>
          <table:table-cell table:style-name="ce424" office:value-type="string" calcext:value-type="string">
            <text:p>reg.25</text:p>
          </table:table-cell>
          <table:table-cell table:style-name="ce423" table:formula="of:=RIGHT([.G62];2)" office:value-type="string" office:string-value="1C" calcext:value-type="string">
            <text:p>1C</text:p>
          </table:table-cell>
          <table:table-cell table:style-name="ce423" table:formula="of:=CONCATENATE(&quot;S2 &quot;;DEC2HEX(128+HEX2DEC(RIGHT([.K58];2)));[.L58])" office:value-type="string" office:string-value="S2 A51C" calcext:value-type="string">
            <text:p>S2 A51C</text:p>
          </table:table-cell>
          <table:table-cell table:number-columns-repeated="6"/>
          <table:table-cell table:style-name="ce152"/>
          <table:table-cell/>
          <table:table-cell table:style-name="ce157" table:number-columns-repeated="7"/>
          <table:table-cell table:style-name="ce478"/>
          <table:table-cell table:number-columns-repeated="995"/>
        </table:table-row>
        <table:table-row table:style-name="ro17">
          <table:covered-table-cell table:style-name="ce143"/>
          <table:table-cell table:style-name="ce167" office:value-type="string" calcext:value-type="string">
            <text:p>dec exponent</text:p>
          </table:table-cell>
          <table:table-cell table:style-name="ce167" office:value-type="string" calcext:value-type="string">
            <text:p>ch filter</text:p>
          </table:table-cell>
          <table:table-cell table:style-name="ce339" table:number-columns-repeated="2"/>
          <table:table-cell table:style-name="ce167" office:value-type="string" calcext:value-type="string">
            <text:p>data rate</text:p>
          </table:table-cell>
          <table:table-cell table:style-name="ce395" office:value-type="string" calcext:value-type="string">
            <text:p>clk recovery</text:p>
          </table:table-cell>
          <table:table-cell table:style-name="ce402" office:value-type="string" calcext:value-type="string">
            <text:p>Manchester</text:p>
          </table:table-cell>
          <table:table-cell table:style-name="ce407" office:value-type="string" calcext:value-type="string" table:number-columns-spanned="1" table:number-rows-spanned="2">
            <text:p>AFC BW Limiter</text:p>
          </table:table-cell>
          <table:table-cell table:style-name="ce411" office:value-type="string" calcext:value-type="string" table:number-columns-spanned="1" table:number-rows-spanned="2">
            <text:p>RX NCO Compensation</text:p>
          </table:table-cell>
          <table:table-cell table:style-name="ce425" office:value-type="string" calcext:value-type="string">
            <text:p>reg.1D</text:p>
          </table:table-cell>
          <table:table-cell table:style-name="ce423" table:formula="of:=IF([.D55]=0;&quot;3C&quot;;&quot;44&quot;)" office:value-type="string" office:string-value="44" calcext:value-type="string">
            <text:p>44</text:p>
          </table:table-cell>
          <table:table-cell table:style-name="ce423" table:formula="of:=CONCATENATE(&quot;S2 &quot;;DEC2HEX(128+HEX2DEC(RIGHT([.K59];2)));[.L59])" office:value-type="string" office:string-value="S2 9D44" calcext:value-type="string">
            <text:p>S2 9D44</text:p>
          </table:table-cell>
          <table:table-cell table:number-columns-repeated="6"/>
          <table:table-cell table:style-name="ce152"/>
          <table:table-cell/>
          <table:table-cell table:style-name="ce157" table:number-columns-repeated="7"/>
          <table:table-cell table:style-name="ce478"/>
          <table:table-cell table:number-columns-repeated="995"/>
        </table:table-row>
        <table:table-row table:style-name="ro1">
          <table:covered-table-cell table:style-name="ce143"/>
          <table:table-cell table:style-name="ce167" office:value-type="string" calcext:value-type="string">
            <text:p>ndec_exp[2:0]</text:p>
          </table:table-cell>
          <table:table-cell table:style-name="ce167" office:value-type="string" calcext:value-type="string">
            <text:p>filset[3:0]</text:p>
          </table:table-cell>
          <table:table-cell table:style-name="ce167" office:value-type="string" calcext:value-type="string">
            <text:p>dwn3_bypass</text:p>
          </table:table-cell>
          <table:table-cell table:style-name="ce167" office:value-type="string" calcext:value-type="string">
            <text:p>rxosr[10:0]</text:p>
          </table:table-cell>
          <table:table-cell table:style-name="ce167" office:value-type="string" calcext:value-type="string">
            <text:p>ncoff[19:0]</text:p>
          </table:table-cell>
          <table:table-cell table:style-name="ce395" office:value-type="string" calcext:value-type="string">
            <text:p>crgain[10:0]</text:p>
          </table:table-cell>
          <table:table-cell table:style-name="ce167" office:value-type="string" calcext:value-type="string">
            <text:p>enable</text:p>
          </table:table-cell>
          <table:covered-table-cell table:style-name="ce408"/>
          <table:covered-table-cell table:style-name="ce412"/>
          <table:table-cell table:style-name="ce423" office:value-type="string" calcext:value-type="string">
            <text:p>reg.1E</text:p>
          </table:table-cell>
          <table:table-cell table:style-name="ce424" table:formula="of:=IF([.D55]=0;&quot;02&quot;;IF([.B37]*([.G71]+1)&lt;200;&quot;0A&quot;;&quot;02&quot;))" office:value-type="string" office:string-value="0A" calcext:value-type="string">
            <text:p>0A</text:p>
          </table:table-cell>
          <table:table-cell table:style-name="ce423" table:formula="of:=CONCATENATE(&quot;S2 &quot;;DEC2HEX(128+HEX2DEC(RIGHT([.K60];2)));[.L60])" office:value-type="string" office:string-value="S2 9E0A" calcext:value-type="string">
            <text:p>S2 9E0A</text:p>
          </table:table-cell>
          <table:table-cell table:number-columns-repeated="6"/>
          <table:table-cell table:style-name="ce152"/>
          <table:table-cell/>
          <table:table-cell table:style-name="ce157" table:number-columns-repeated="7"/>
          <table:table-cell table:style-name="ce478"/>
          <table:table-cell table:number-columns-repeated="995"/>
        </table:table-row>
        <table:table-row table:style-name="ro24">
          <table:covered-table-cell table:style-name="ce143"/>
          <table:table-cell table:style-name="ce183" office:value-type="string" calcext:value-type="string">
            <text:p>1Ch [6:4]</text:p>
          </table:table-cell>
          <table:table-cell table:style-name="ce183" office:value-type="string" calcext:value-type="string">
            <text:p>1Ch [3:0]</text:p>
          </table:table-cell>
          <table:table-cell table:style-name="ce183" office:value-type="string" calcext:value-type="string">
            <text:p>1Ch [7]</text:p>
          </table:table-cell>
          <table:table-cell table:style-name="ce183" office:value-type="string" calcext:value-type="string">
            <text:p>20h, 21h</text:p>
          </table:table-cell>
          <table:table-cell table:style-name="ce384" office:value-type="string" calcext:value-type="string">
            <text:p>21h, 22h, 23h</text:p>
          </table:table-cell>
          <table:table-cell table:style-name="ce395" office:value-type="string" calcext:value-type="string">
            <text:p>24h, 25h</text:p>
          </table:table-cell>
          <table:table-cell table:style-name="ce403" office:value-type="string" calcext:value-type="string">
            <text:p>70h [1]</text:p>
          </table:table-cell>
          <table:table-cell table:style-name="ce183" office:value-type="string" calcext:value-type="string">
            <text:p>2Ah[7:0]</text:p>
          </table:table-cell>
          <table:table-cell table:style-name="ce183" office:value-type="string" calcext:value-type="string">
            <text:p>24h[4]</text:p>
          </table:table-cell>
          <table:table-cell table:style-name="ce426" office:value-type="string" calcext:value-type="string">
            <text:p>reg.2A</text:p>
          </table:table-cell>
          <table:table-cell table:style-name="ce431" table:formula="of:=RIGHT([.I62];2)" office:value-type="string" office:string-value="28" calcext:value-type="string">
            <text:p>28</text:p>
          </table:table-cell>
          <table:table-cell table:style-name="ce442" table:formula="of:=CONCATENATE(&quot;S2 &quot;;DEC2HEX(128+HEX2DEC(RIGHT([.K61];2)));[.L61])" office:value-type="string" office:string-value="S2 AA28" calcext:value-type="string">
            <text:p>S2 AA28</text:p>
          </table:table-cell>
          <table:table-cell table:number-columns-repeated="6"/>
          <table:table-cell table:style-name="ce152"/>
          <table:table-cell/>
          <table:table-cell table:style-name="ce157" table:number-columns-repeated="7"/>
          <table:table-cell table:style-name="ce478"/>
          <table:table-cell table:number-columns-repeated="995"/>
        </table:table-row>
        <table:table-row table:style-name="ro16">
          <table:covered-table-cell table:style-name="ce143"/>
          <table:table-cell table:style-name="ce168" table:formula="of:=IF([.F55]&lt;2;DEC2HEX(VLOOKUP([$'Hidden calc'.G7];[$BWtable.$A$8:$BWtable.$H$61];3));IF(2&lt;=[.F55]&lt;10;DEC2HEX(VLOOKUP([$'Hidden calc'.G7];[$BWtable.$A$68:$BWtable.$H$121];3));DEC2HEX(VLOOKUP([$'Hidden calc'.G7];[$BWtable.$A$127:$BWtable.$H$179];3))))" office:value-type="string" office:string-value="0" calcext:value-type="string">
            <text:p>0</text:p>
          </table:table-cell>
          <table:table-cell table:style-name="ce168" table:formula="of:=IF([.F55]&lt;2;DEC2HEX(VLOOKUP([$'Hidden calc'.G7];[$BWtable.$A$8:$BWtable.$H$61];4));IF(2&lt;=[.F55]&lt;10;DEC2HEX(VLOOKUP([$'Hidden calc'.G7];[$BWtable.$A$68:$BWtable.$H$121];4));DEC2HEX(VLOOKUP([$'Hidden calc'.G7];[$BWtable.$A$127:$BWtable.$H$179];4))))" office:value-type="string" office:string-value="6" calcext:value-type="string">
            <text:p>6</text:p>
          </table:table-cell>
          <table:table-cell table:style-name="ce168" table:formula="of:=IF([.F55]&lt;2;DEC2HEX(VLOOKUP([$'Hidden calc'.G7];[$BWtable.$A$8:$BWtable.$H$61];5));IF(2&lt;=[.F55]&lt;10;DEC2HEX(VLOOKUP([$'Hidden calc'.G7];[$BWtable.$A$68:$BWtable.$H$121];5));DEC2HEX(VLOOKUP([$'Hidden calc'.G7];[$BWtable.$A$127:$BWtable.$H$179];5))))" office:value-type="string" office:string-value="0" calcext:value-type="string">
            <text:p>0</text:p>
          </table:table-cell>
          <table:table-cell table:style-name="ce168" table:formula="of:=DEC2HEX([$'Hidden calc'.A34];3)" office:value-type="string" office:string-value="1A1" calcext:value-type="string">
            <text:p>1A1</text:p>
          </table:table-cell>
          <table:table-cell table:style-name="ce168" table:formula="of:=DEC2HEX(ROUND(([.L9]*2^(20+[.B62]))/(500*([.$K$14]/30000)*(1+2*[.D62]));0);5)" office:value-type="string" office:string-value="04E90" calcext:value-type="string">
            <text:p>04E90</text:p>
          </table:table-cell>
          <table:table-cell table:style-name="ce396" table:formula="of:=IF(2+2*32768*[.L9]*(1+[.H62])/([.C14]*HEX2DEC([.E62]))&gt;2047;DEC2HEX(2047);DEC2HEX(ROUND(2+2*32768*[.L9]*(1+[.H62])/([.C14]*HEX2DEC([.E62]));0);3))" office:value-type="string" office:string-value="01C" calcext:value-type="string">
            <text:p>01C</text:p>
          </table:table-cell>
          <table:table-cell table:style-name="ce396" table:formula="of:=IF([.C9]=&quot;ON&quot;;1;0)" office:value-type="float" office:value="0" calcext:value-type="float">
            <text:p>0</text:p>
          </table:table-cell>
          <table:table-cell table:style-name="ce168" table:formula="of:=IF([.D55]=1;DEC2HEX([$'Hidden calc'.J14];2);&quot;FF&quot;)" office:value-type="string" office:string-value="28" calcext:value-type="string">
            <text:p>28</text:p>
          </table:table-cell>
          <table:table-cell table:style-name="ce168" table:formula="of:=[$'Hidden calc'.H7]" office:value-type="float" office:value="1" calcext:value-type="float">
            <text:p>1</text:p>
          </table:table-cell>
          <table:table-cell table:style-name="ce426" office:value-type="string" calcext:value-type="string">
            <text:p>reg.1F</text:p>
          </table:table-cell>
          <table:table-cell table:style-name="ce431" table:formula="of:=[$'Hidden calc'.D21]" office:value-type="string" office:string-value="00" calcext:value-type="string">
            <text:p>00</text:p>
          </table:table-cell>
          <table:table-cell table:style-name="ce442" table:formula="of:=CONCATENATE(&quot;S2 &quot;;DEC2HEX(128+HEX2DEC(RIGHT([.K62];2)));[.L62])" office:value-type="string" office:string-value="S2 9F00" calcext:value-type="string">
            <text:p>S2 9F00</text:p>
          </table:table-cell>
          <table:table-cell table:number-columns-repeated="6"/>
          <table:table-cell table:style-name="ce152"/>
          <table:table-cell/>
          <table:table-cell table:style-name="ce157" table:number-columns-repeated="7"/>
          <table:table-cell table:style-name="ce478"/>
          <table:table-cell table:number-columns-repeated="995"/>
        </table:table-row>
        <table:table-row table:style-name="ro16">
          <table:table-cell/>
          <table:table-cell table:style-name="ce184"/>
          <table:table-cell/>
          <table:table-cell table:style-name="ce135"/>
          <table:table-cell table:style-name="ce366" table:formula="of:=IF([$'Hidden calc'.E30];&quot;rxosr  is out of range. If Rb is less than 500bps, contact Silicon Labs Application Support for this special application&quot;;&quot;&quot;)">
            <text:p/>
          </table:table-cell>
          <table:table-cell table:number-columns-repeated="5"/>
          <table:table-cell table:style-name="ce426" office:value-type="string" calcext:value-type="string">
            <text:p>reg.69</text:p>
          </table:table-cell>
          <table:table-cell table:style-name="ce431" office:value-type="float" office:value="60" calcext:value-type="float">
            <text:p>60</text:p>
          </table:table-cell>
          <table:table-cell table:style-name="ce442" table:formula="of:=CONCATENATE(&quot;S2 &quot;;DEC2HEX(128+HEX2DEC(RIGHT([.K63];2)));[.L63])" office:value-type="string" office:string-value="S2 E960" calcext:value-type="string">
            <text:p>S2 E960</text:p>
          </table:table-cell>
          <table:table-cell table:number-columns-repeated="6"/>
          <table:table-cell table:style-name="ce152"/>
          <table:table-cell/>
          <table:table-cell table:style-name="ce157" table:number-columns-repeated="7"/>
          <table:table-cell table:style-name="ce478"/>
          <table:table-cell table:number-columns-repeated="995"/>
        </table:table-row>
        <table:table-row table:style-name="ro22">
          <table:table-cell table:style-name="ce150" office:value-type="string" calcext:value-type="string">
            <text:p>Instructions:</text:p>
          </table:table-cell>
          <table:table-cell table:style-name="ce158" office:value-type="string" calcext:value-type="string">
            <text:p>Enter in desired RX BW. The actual Rx channel filter BW may be larger than the desired RX BW.</text:p>
          </table:table-cell>
          <table:table-cell table:style-name="ce241"/>
          <table:table-cell table:style-name="ce348" table:number-columns-repeated="9"/>
          <table:table-cell table:style-name="ce443"/>
          <table:table-cell table:number-columns-repeated="2"/>
          <table:table-cell table:style-name="ce152" table:number-columns-repeated="16"/>
          <table:table-cell table:number-columns-repeated="993"/>
        </table:table-row>
        <table:table-row table:style-name="ro23">
          <table:table-cell table:style-name="ce151"/>
          <table:table-cell table:style-name="ce159" office:value-type="string" calcext:value-type="string">
            <text:p>For the most applications,It is recommended to enable both peak detector and moving average detector.</text:p>
          </table:table-cell>
          <table:table-cell table:style-name="ce242"/>
          <table:table-cell table:style-name="ce349" table:number-columns-repeated="9"/>
          <table:table-cell table:style-name="ce472"/>
          <table:table-cell table:number-columns-repeated="2"/>
          <table:table-cell table:style-name="ce152" table:number-columns-repeated="16"/>
          <table:table-cell table:number-columns-repeated="993"/>
        </table:table-row>
        <table:table-row table:style-name="ro12">
          <table:table-cell table:style-name="ce143" office:value-type="string" calcext:value-type="string" table:number-columns-spanned="1" table:number-rows-spanned="13">
            <text:p>OOK <text:s/>RX <text:s text:c="20"/>Modem Settings</text:p>
          </table:table-cell>
          <table:table-cell table:style-name="ce185" office:value-type="string" calcext:value-type="string" table:number-columns-spanned="3" table:number-rows-spanned="2">
            <text:p>Application parameters</text:p>
          </table:table-cell>
          <table:covered-table-cell table:number-columns-repeated="2" table:style-name="ce324"/>
          <table:table-cell table:style-name="ce367" office:value-type="string" calcext:value-type="string" table:number-columns-spanned="6" table:number-rows-spanned="2">
            <text:p>Modem Settings</text:p>
          </table:table-cell>
          <table:covered-table-cell table:number-columns-repeated="4" table:style-name="ce340"/>
          <table:covered-table-cell table:style-name="ce358"/>
          <table:table-cell table:number-columns-repeated="7"/>
          <table:table-cell table:style-name="ce152" table:number-columns-repeated="10"/>
          <table:table-cell table:number-columns-repeated="997"/>
        </table:table-row>
        <table:table-row table:style-name="ro17">
          <table:covered-table-cell table:style-name="ce143"/>
          <table:covered-table-cell table:style-name="ce186"/>
          <table:covered-table-cell table:number-columns-repeated="2" table:style-name="ce325"/>
          <table:covered-table-cell table:style-name="ce368"/>
          <table:covered-table-cell table:number-columns-repeated="4" table:style-name="ce385"/>
          <table:covered-table-cell table:style-name="ce413"/>
          <table:table-cell table:style-name="ce423" office:value-type="string" calcext:value-type="string" table:number-columns-spanned="3" table:number-rows-spanned="1">
            <text:p>RX OOK Modem WDS COMMANDS</text:p>
          </table:table-cell>
          <table:covered-table-cell table:style-name="ce430"/>
          <table:covered-table-cell table:style-name="ce424"/>
          <table:table-cell table:number-columns-repeated="4"/>
          <table:table-cell table:style-name="ce152" table:number-columns-repeated="10"/>
          <table:table-cell table:number-columns-repeated="997"/>
        </table:table-row>
        <table:table-row table:style-name="ro12">
          <table:covered-table-cell table:style-name="ce143"/>
          <table:table-cell table:style-name="ce180" office:value-type="string" calcext:value-type="string">
            <text:p>Rb</text:p>
          </table:table-cell>
          <table:table-cell table:style-name="ce200" office:value-type="string" calcext:value-type="string">
            <text:p>RX BW</text:p>
          </table:table-cell>
          <table:table-cell table:style-name="ce200" office:value-type="string" calcext:value-type="string">
            <text:p>SamplingClock</text:p>
          </table:table-cell>
          <table:table-cell table:style-name="ce369" office:value-type="string" calcext:value-type="string" table:number-columns-spanned="1" table:number-rows-spanned="2">
            <text:p>Channel filter BW</text:p>
          </table:table-cell>
          <table:table-cell table:style-name="ce215" office:value-type="string" calcext:value-type="string">
            <text:p>rxosr</text:p>
          </table:table-cell>
          <table:table-cell table:style-name="ce355" office:value-type="string" calcext:value-type="string">
            <text:p>Manchester</text:p>
          </table:table-cell>
          <table:table-cell table:style-name="ce215" office:value-type="string" calcext:value-type="string">
            <text:p>AGC ookfrzn</text:p>
          </table:table-cell>
          <table:table-cell table:style-name="ce215" office:value-type="string" calcext:value-type="string">
            <text:p>PK Detector</text:p>
          </table:table-cell>
          <table:table-cell table:style-name="ce360" office:value-type="string" calcext:value-type="string">
            <text:p>MA Detector</text:p>
          </table:table-cell>
          <table:table-cell table:style-name="ce423" office:value-type="string" calcext:value-type="string">
            <text:p>reg.1C</text:p>
          </table:table-cell>
          <table:table-cell table:style-name="ce432" table:formula="of:=CONCATENATE(DEC2HEX(HEX2DEC([.B78])+8*HEX2DEC([.D78]));[.C78])" office:value-type="string" office:string-value="AC" calcext:value-type="string">
            <text:p>AC</text:p>
          </table:table-cell>
          <table:table-cell table:style-name="ce423" table:formula="of:=CONCATENATE(&quot;S2 &quot;;DEC2HEX(128+HEX2DEC(RIGHT([.K68];2)));[.L68])" office:value-type="string" office:string-value="S2 9CAC" calcext:value-type="string">
            <text:p>S2 9CAC</text:p>
          </table:table-cell>
          <table:table-cell table:number-columns-repeated="4"/>
          <table:table-cell table:style-name="ce152" table:number-columns-repeated="10"/>
          <table:table-cell table:number-columns-repeated="997"/>
        </table:table-row>
        <table:table-row table:style-name="ro12">
          <table:covered-table-cell table:style-name="ce143"/>
          <table:table-cell table:style-name="ce180" office:value-type="string" calcext:value-type="string">
            <text:p>[kbps]</text:p>
          </table:table-cell>
          <table:table-cell table:number-columns-repeated="2" table:style-name="ce200" office:value-type="string" calcext:value-type="string">
            <text:p>[kHz]</text:p>
          </table:table-cell>
          <table:covered-table-cell table:style-name="ce370"/>
          <table:table-cell table:style-name="ce211" office:value-type="string" calcext:value-type="string">
            <text:p>dec</text:p>
          </table:table-cell>
          <table:table-cell table:style-name="ce355" office:value-type="string" calcext:value-type="string">
            <text:p>enable</text:p>
          </table:table-cell>
          <table:table-cell table:style-name="ce211" office:value-type="string" calcext:value-type="string">
            <text:p>enable</text:p>
          </table:table-cell>
          <table:table-cell table:style-name="ce211" office:value-type="string" calcext:value-type="string">
            <text:p><text:s/>enable</text:p>
          </table:table-cell>
          <table:table-cell table:style-name="ce361" office:value-type="string" calcext:value-type="string">
            <text:p><text:s/>enable</text:p>
          </table:table-cell>
          <table:table-cell table:style-name="ce423" office:value-type="string" calcext:value-type="string">
            <text:p>reg.20</text:p>
          </table:table-cell>
          <table:table-cell table:style-name="ce432" table:formula="of:=RIGHT([.E78];2)" office:value-type="string" office:string-value="39" calcext:value-type="string">
            <text:p>39</text:p>
          </table:table-cell>
          <table:table-cell table:style-name="ce423" table:formula="of:=CONCATENATE(&quot;S2 &quot;;DEC2HEX(128+HEX2DEC(RIGHT([.K69];2)));[.L69])" office:value-type="string" office:string-value="S2 A039" calcext:value-type="string">
            <text:p>S2 A039</text:p>
          </table:table-cell>
          <table:table-cell table:number-columns-repeated="4"/>
          <table:table-cell table:style-name="ce152" table:number-columns-repeated="10"/>
          <table:table-cell table:number-columns-repeated="997"/>
        </table:table-row>
        <table:table-row table:style-name="ro12">
          <table:covered-table-cell table:style-name="ce143"/>
          <table:table-cell table:style-name="ce180"/>
          <table:table-cell table:style-name="ce200" table:number-columns-repeated="2"/>
          <table:table-cell table:style-name="ce211"/>
          <table:table-cell table:style-name="ce386"/>
          <table:table-cell table:style-name="ce397" office:value-type="string" calcext:value-type="string">
            <text:p>70h [1]</text:p>
          </table:table-cell>
          <table:table-cell table:style-name="ce211" office:value-type="string" calcext:value-type="string">
            <text:p>2Ch[5]</text:p>
          </table:table-cell>
          <table:table-cell table:style-name="ce211" office:value-type="string" calcext:value-type="string">
            <text:p>2Ch[4]</text:p>
          </table:table-cell>
          <table:table-cell table:style-name="ce361" office:value-type="string" calcext:value-type="string">
            <text:p>2Ch[3]</text:p>
          </table:table-cell>
          <table:table-cell table:style-name="ce423" office:value-type="string" calcext:value-type="string">
            <text:p>reg.21</text:p>
          </table:table-cell>
          <table:table-cell table:style-name="ce432" table:formula="of:=DEC2HEX(HEX2DEC(LEFT([.E78];1))*32+HEX2DEC(LEFT([.F78];1));2)" office:value-type="string" office:string-value="20" calcext:value-type="string">
            <text:p>20</text:p>
          </table:table-cell>
          <table:table-cell table:style-name="ce423" table:formula="of:=CONCATENATE(&quot;S2 &quot;;DEC2HEX(128+HEX2DEC(RIGHT([.K70];2)));[.L70])" office:value-type="string" office:string-value="S2 A120" calcext:value-type="string">
            <text:p>S2 A120</text:p>
          </table:table-cell>
          <table:table-cell table:number-columns-repeated="4"/>
          <table:table-cell table:style-name="ce152" table:number-columns-repeated="10"/>
          <table:table-cell table:number-columns-repeated="997"/>
        </table:table-row>
        <table:table-row table:style-name="ro17">
          <table:covered-table-cell table:style-name="ce143"/>
          <table:table-cell table:style-name="ce181" table:formula="of:=[.L9]" office:value-type="float" office:value="9.59" calcext:value-type="float">
            <text:p>9,59</text:p>
          </table:table-cell>
          <table:table-cell table:style-name="ce201" table:formula="of:=[.E14]" office:value-type="float" office:value="500" calcext:value-type="float">
            <text:p>500</text:p>
          </table:table-cell>
          <table:table-cell table:style-name="ce201" table:formula="of:=[.B71]*HEX2DEC([.E78])/8" office:value-type="float" office:value="375.20875" calcext:value-type="float">
            <text:p>375,20875</text:p>
          </table:table-cell>
          <table:table-cell table:style-name="ce212" table:formula="of:=(VLOOKUP([.C71];[$ook_table.$B$2:$ook_table.$F$21];3))" office:value-type="float" office:value="518.8" calcext:value-type="float">
            <text:p>518,8</text:p>
          </table:table-cell>
          <table:table-cell table:style-name="ce387" table:formula="of:=HEX2DEC([.E78])/8" office:value-type="float" office:value="39.125" calcext:value-type="float">
            <text:p>39,13</text:p>
          </table:table-cell>
          <table:table-cell table:style-name="ce356" table:formula="of:=IF([.C9]=&quot;ON&quot;;1;0)" office:value-type="float" office:value="0" calcext:value-type="float">
            <text:p>0</text:p>
          </table:table-cell>
          <table:table-cell table:style-name="ce212" table:formula="of:=IF(OR([.G71]=1;[.C9]=&quot;Manchester Data&quot;);0;1)" office:value-type="float" office:value="1" calcext:value-type="float">
            <text:p>1</text:p>
          </table:table-cell>
          <table:table-cell table:style-name="ce212" table:formula="of:=IF(OR([.G71]=1;[.C9]=&quot;Manchester Data&quot;);1;0)" office:value-type="float" office:value="0" calcext:value-type="float">
            <text:p>0</text:p>
          </table:table-cell>
          <table:table-cell table:style-name="ce362" office:value-type="float" office:value="1" calcext:value-type="float">
            <text:p>1</text:p>
          </table:table-cell>
          <table:table-cell table:style-name="ce423" office:value-type="string" calcext:value-type="string">
            <text:p>reg.22</text:p>
          </table:table-cell>
          <table:table-cell table:style-name="ce432" table:formula="of:=MID([.F78];2;2)" office:value-type="string" office:string-value="68" calcext:value-type="string">
            <text:p>68</text:p>
          </table:table-cell>
          <table:table-cell table:style-name="ce423" table:formula="of:=CONCATENATE(&quot;S2 &quot;;DEC2HEX(128+HEX2DEC(RIGHT([.K71];2)));[.L71])" office:value-type="string" office:string-value="S2 A268" calcext:value-type="string">
            <text:p>S2 A268</text:p>
          </table:table-cell>
          <table:table-cell table:number-columns-repeated="4"/>
          <table:table-cell table:style-name="ce152" table:number-columns-repeated="10"/>
          <table:table-cell table:number-columns-repeated="997"/>
        </table:table-row>
        <table:table-row table:style-name="ro17">
          <table:covered-table-cell table:style-name="ce143"/>
          <table:table-cell table:style-name="ce187" table:number-columns-spanned="7" table:number-rows-spanned="1"/>
          <table:covered-table-cell table:number-columns-repeated="6" table:style-name="ce187"/>
          <table:table-cell table:number-columns-repeated="2"/>
          <table:table-cell table:style-name="ce423" office:value-type="string" calcext:value-type="string">
            <text:p>reg.23</text:p>
          </table:table-cell>
          <table:table-cell table:style-name="ce432" table:formula="of:=RIGHT([.F78];2)" office:value-type="string" office:string-value="C0" calcext:value-type="string">
            <text:p>C0</text:p>
          </table:table-cell>
          <table:table-cell table:style-name="ce423" table:formula="of:=CONCATENATE(&quot;S2 &quot;;DEC2HEX(128+HEX2DEC(RIGHT([.K72];2)));[.L72])" office:value-type="string" office:string-value="S2 A3C0" calcext:value-type="string">
            <text:p>S2 A3C0</text:p>
          </table:table-cell>
          <table:table-cell table:number-columns-repeated="6"/>
          <table:table-cell table:style-name="ce152" table:number-columns-repeated="12"/>
          <table:table-cell table:number-columns-repeated="993"/>
        </table:table-row>
        <table:table-row table:style-name="ro12">
          <table:covered-table-cell table:style-name="ce143"/>
          <table:table-cell table:style-name="ce165" office:value-type="string" calcext:value-type="string" table:number-columns-spanned="9" table:number-rows-spanned="2">
            <text:p>Register values</text:p>
          </table:table-cell>
          <table:covered-table-cell table:number-columns-repeated="7" table:style-name="ce202"/>
          <table:covered-table-cell table:style-name="ce337"/>
          <table:table-cell table:style-name="ce424" office:value-type="string" calcext:value-type="string">
            <text:p>reg.24</text:p>
          </table:table-cell>
          <table:table-cell table:style-name="ce432" table:formula="of:=CONCATENATE(IF([.J62]=0;&quot;0&quot;;&quot;1&quot;);LEFT([.G78];1))" office:value-type="string" office:string-value="10" calcext:value-type="string">
            <text:p>10</text:p>
          </table:table-cell>
          <table:table-cell table:style-name="ce423" table:formula="of:=CONCATENATE(&quot;S2 &quot;;DEC2HEX(128+HEX2DEC(RIGHT([.K73];2)));[.L73])" office:value-type="string" office:string-value="S2 A410" calcext:value-type="string">
            <text:p>S2 A410</text:p>
          </table:table-cell>
          <table:table-cell table:number-columns-repeated="4"/>
          <table:table-cell table:style-name="ce152" table:number-columns-repeated="14"/>
          <table:table-cell table:number-columns-repeated="993"/>
        </table:table-row>
        <table:table-row table:style-name="ro12">
          <table:covered-table-cell table:style-name="ce143"/>
          <table:covered-table-cell table:style-name="ce166"/>
          <table:covered-table-cell table:number-columns-repeated="7" table:style-name="ce203"/>
          <table:covered-table-cell table:style-name="ce338"/>
          <table:table-cell table:style-name="ce424" office:value-type="string" calcext:value-type="string">
            <text:p>reg.25</text:p>
          </table:table-cell>
          <table:table-cell table:style-name="ce432" table:formula="of:=RIGHT([.G78];2)" office:value-type="string" office:string-value="6B" calcext:value-type="string">
            <text:p>6B</text:p>
          </table:table-cell>
          <table:table-cell table:style-name="ce423" table:formula="of:=CONCATENATE(&quot;S2 &quot;;DEC2HEX(128+HEX2DEC(RIGHT([.K74];2)));[.L74])" office:value-type="string" office:string-value="S2 A56B" calcext:value-type="string">
            <text:p>S2 A56B</text:p>
          </table:table-cell>
          <table:table-cell table:number-columns-repeated="4"/>
          <table:table-cell table:style-name="ce152" table:number-columns-repeated="14"/>
          <table:table-cell table:number-columns-repeated="993"/>
        </table:table-row>
        <table:table-row table:style-name="ro12">
          <table:covered-table-cell table:style-name="ce143"/>
          <table:table-cell table:style-name="ce167" office:value-type="string" calcext:value-type="string">
            <text:p>dec exponent</text:p>
          </table:table-cell>
          <table:table-cell table:style-name="ce167" office:value-type="string" calcext:value-type="string">
            <text:p>ch filter</text:p>
          </table:table-cell>
          <table:table-cell table:style-name="ce167" office:value-type="string" calcext:value-type="string">
            <text:p><text:s/></text:p>
          </table:table-cell>
          <table:table-cell table:style-name="ce371"/>
          <table:table-cell table:style-name="ce167" office:value-type="string" calcext:value-type="string">
            <text:p>data rate</text:p>
          </table:table-cell>
          <table:table-cell table:style-name="ce167" office:value-type="string" calcext:value-type="string">
            <text:p>clk recovery</text:p>
          </table:table-cell>
          <table:table-cell table:style-name="ce404" office:value-type="string" calcext:value-type="string">
            <text:p>OOK Counter 1</text:p>
          </table:table-cell>
          <table:table-cell table:style-name="ce404" office:value-type="string" calcext:value-type="string">
            <text:p>OOK Counter 2</text:p>
          </table:table-cell>
          <table:table-cell table:style-name="ce404" office:value-type="string" calcext:value-type="string">
            <text:p>Slicer PK Hold</text:p>
          </table:table-cell>
          <table:table-cell table:style-name="ce423" office:value-type="string" calcext:value-type="string">
            <text:p>reg.2C</text:p>
          </table:table-cell>
          <table:table-cell table:style-name="ce432" table:formula="of:=[.H78]" office:value-type="string" office:string-value="28" calcext:value-type="string">
            <text:p>28</text:p>
          </table:table-cell>
          <table:table-cell table:style-name="ce423" table:formula="of:=CONCATENATE(&quot;S2 &quot;;DEC2HEX(128+HEX2DEC(RIGHT([.K75];2)));[.L75])" office:value-type="string" office:string-value="S2 AC28" calcext:value-type="string">
            <text:p>S2 AC28</text:p>
          </table:table-cell>
          <table:table-cell table:number-columns-repeated="4"/>
          <table:table-cell table:style-name="ce152" table:number-columns-repeated="14"/>
          <table:table-cell table:number-columns-repeated="993"/>
        </table:table-row>
        <table:table-row table:style-name="ro12">
          <table:covered-table-cell table:style-name="ce143"/>
          <table:table-cell table:style-name="ce167" office:value-type="string" calcext:value-type="string">
            <text:p>ndec_exp[2:0]</text:p>
          </table:table-cell>
          <table:table-cell table:style-name="ce167" office:value-type="string" calcext:value-type="string">
            <text:p>filset[3:0]</text:p>
          </table:table-cell>
          <table:table-cell table:style-name="ce167" office:value-type="string" calcext:value-type="string">
            <text:p>dwn3_bypass</text:p>
          </table:table-cell>
          <table:table-cell table:style-name="ce167" office:value-type="string" calcext:value-type="string">
            <text:p>rxosr[10:0]</text:p>
          </table:table-cell>
          <table:table-cell table:style-name="ce167" office:value-type="string" calcext:value-type="string">
            <text:p>ncoff[19:0]</text:p>
          </table:table-cell>
          <table:table-cell table:style-name="ce167" office:value-type="string" calcext:value-type="string">
            <text:p>crgain[10:0]</text:p>
          </table:table-cell>
          <table:table-cell table:style-name="ce167" table:number-columns-repeated="2"/>
          <table:table-cell table:style-name="ce167" office:value-type="string" calcext:value-type="string">
            <text:p>attack[2:0],decay[3:0]</text:p>
          </table:table-cell>
          <table:table-cell table:style-name="ce423" office:value-type="string" calcext:value-type="string">
            <text:p>reg.2D</text:p>
          </table:table-cell>
          <table:table-cell table:style-name="ce432" table:formula="of:=[.I78]" office:value-type="string" office:string-value="82" calcext:value-type="string">
            <text:p>82</text:p>
          </table:table-cell>
          <table:table-cell table:style-name="ce423" table:formula="of:=CONCATENATE(&quot;S2 &quot;;DEC2HEX(128+HEX2DEC(RIGHT([.K76];2)));[.L76])" office:value-type="string" office:string-value="S2 AD82" calcext:value-type="string">
            <text:p>S2 AD82</text:p>
          </table:table-cell>
          <table:table-cell table:number-columns-repeated="1011"/>
        </table:table-row>
        <table:table-row table:style-name="ro12">
          <table:covered-table-cell table:style-name="ce143"/>
          <table:table-cell table:style-name="ce183" office:value-type="string" calcext:value-type="string">
            <text:p>1Ch [6:4]</text:p>
          </table:table-cell>
          <table:table-cell table:style-name="ce183" office:value-type="string" calcext:value-type="string">
            <text:p>1Ch [3:0]</text:p>
          </table:table-cell>
          <table:table-cell table:style-name="ce183" office:value-type="string" calcext:value-type="string">
            <text:p>1Ch [7]</text:p>
          </table:table-cell>
          <table:table-cell table:style-name="ce183" office:value-type="string" calcext:value-type="string">
            <text:p>20h, 21h</text:p>
          </table:table-cell>
          <table:table-cell table:style-name="ce384" office:value-type="string" calcext:value-type="string">
            <text:p>21h, 22h, 23h</text:p>
          </table:table-cell>
          <table:table-cell table:style-name="ce167" office:value-type="string" calcext:value-type="string">
            <text:p>24h, 25h</text:p>
          </table:table-cell>
          <table:table-cell table:style-name="ce167" office:value-type="string" calcext:value-type="string">
            <text:p>2Ch</text:p>
          </table:table-cell>
          <table:table-cell table:style-name="ce167" office:value-type="string" calcext:value-type="string">
            <text:p>2Dh</text:p>
          </table:table-cell>
          <table:table-cell table:style-name="ce167" office:value-type="string" calcext:value-type="string">
            <text:p>2Eh</text:p>
          </table:table-cell>
          <table:table-cell table:style-name="ce423" office:value-type="string" calcext:value-type="string">
            <text:p>reg.2E</text:p>
          </table:table-cell>
          <table:table-cell table:style-name="ce433" table:formula="of:=[.J78]" office:value-type="string" office:string-value="2A" calcext:value-type="string">
            <text:p>2A</text:p>
          </table:table-cell>
          <table:table-cell table:style-name="ce423" table:formula="of:=CONCATENATE(&quot;S2 &quot;;DEC2HEX(128+HEX2DEC(RIGHT([.K77];2)));[.L77])" office:value-type="string" office:string-value="S2 AE2A" calcext:value-type="string">
            <text:p>S2 AE2A</text:p>
          </table:table-cell>
          <table:table-cell table:number-columns-repeated="1011"/>
        </table:table-row>
        <table:table-row table:style-name="ro17">
          <table:covered-table-cell table:style-name="ce143"/>
          <table:table-cell table:style-name="ce168" table:formula="of:=IF([.J62]=0;DEC2HEX(VLOOKUP((1+[.G71])*[.B71];[$ook_table.$B$29:$ook_table.$D$36];3));DEC2HEX(VLOOKUP((1+[.G71])*[.B71];[$ook_table.$B$42:$ook_table.$D$49];3)))" office:value-type="string" office:string-value="2" calcext:value-type="string">
            <text:p>2</text:p>
          </table:table-cell>
          <table:table-cell table:style-name="ce168" table:formula="of:=DEC2HEX(VLOOKUP([.C71];[$ook_table.$B$3:$ook_table.$F$21];5))" office:value-type="string" office:string-value="C" calcext:value-type="string">
            <text:p>C</text:p>
          </table:table-cell>
          <table:table-cell table:style-name="ce168" table:formula="of:=DEC2HEX(VLOOKUP([.C71];[$ook_table.$B$3:$ook_table.$F$21];4))" office:value-type="string" office:string-value="1" calcext:value-type="string">
            <text:p>1</text:p>
          </table:table-cell>
          <table:table-cell table:style-name="ce168" table:formula="of:=DEC2HEX([$'Hidden calc'.A38];3)" office:value-type="string" office:string-value="139" calcext:value-type="string">
            <text:p>139</text:p>
          </table:table-cell>
          <table:table-cell table:style-name="ce168" table:formula="of:=DEC2HEX(ROUND(([.B71]*2^(20+[.B78]))/(500*([.$K$14]/30000)*(1+2*[.D78]));0);5)" office:value-type="string" office:string-value="068C0" calcext:value-type="string">
            <text:p>068C0</text:p>
          </table:table-cell>
          <table:table-cell table:style-name="ce168" table:formula="of:=IF(2+32768/(HEX2DEC([.E78]))&gt;2047;DEC2HEX(2047);DEC2HEX(ROUND(2+32768/(HEX2DEC([.E78]));0);3))" office:value-type="string" office:string-value="06B" calcext:value-type="string">
            <text:p>06B</text:p>
          </table:table-cell>
          <table:table-cell table:style-name="ce168" table:formula="of:=DEC2HEX((1-[.I71])*32+16*[.I71]+8*[.J71]+FLOOR((2.5*500/([.B71]*([.G71]+1))/256);1;1);2)" office:value-type="string" office:string-value="28" calcext:value-type="string">
            <text:p>28</text:p>
          </table:table-cell>
          <table:table-cell table:style-name="ce168" table:formula="of:=DEC2HEX(2.5*500/([.B71]*([.G71]+1))-(256*FLOOR(2.5*500/([.B71]*([.G71]+1))/256;1;1));2)" office:value-type="string" office:string-value="82" calcext:value-type="string">
            <text:p>82</text:p>
          </table:table-cell>
          <table:table-cell table:style-name="ce414" table:formula="of:=IF(4+CEILING(LOG([.F71];2);1;1)&gt;11;DEC2HEX(2*16+11);DEC2HEX(2*16+4+CEILING(LOG([.F71];2);1;1)))" office:value-type="string" office:string-value="2A" calcext:value-type="string">
            <text:p>2A</text:p>
          </table:table-cell>
          <table:table-cell table:style-name="ce426" office:value-type="string" calcext:value-type="string">
            <text:p>reg.1F</text:p>
          </table:table-cell>
          <table:table-cell table:style-name="ce431" table:formula="of:=[$'Hidden calc'.D21]" office:value-type="string" office:string-value="00" calcext:value-type="string">
            <text:p>00</text:p>
          </table:table-cell>
          <table:table-cell table:style-name="ce442" table:formula="of:=CONCATENATE(&quot;S2 &quot;;DEC2HEX(128+HEX2DEC(RIGHT([.K62];2)));[.L62])" office:value-type="string" office:string-value="S2 9F00" calcext:value-type="string">
            <text:p>S2 9F00</text:p>
          </table:table-cell>
          <table:table-cell table:style-name="ce473"/>
          <table:table-cell table:number-columns-repeated="1010"/>
        </table:table-row>
        <table:table-row table:style-name="ro1">
          <table:table-cell table:style-name="ce152" table:number-columns-repeated="3"/>
          <table:table-cell/>
          <table:table-cell table:style-name="ce366" table:formula="of:=IF([$'Hidden calc'.E30];&quot;rxosr  is out of range. If Rb is less than 500bps, contact Silicon Labs Application Support for this special application&quot;;&quot;&quot;)">
            <text:p/>
          </table:table-cell>
          <table:table-cell table:style-name="ce152" table:number-columns-repeated="3"/>
          <table:table-cell table:number-columns-repeated="2"/>
          <table:table-cell table:style-name="ce426" office:value-type="string" calcext:value-type="string">
            <text:p>reg.69</text:p>
          </table:table-cell>
          <table:table-cell table:style-name="ce431" office:value-type="float" office:value="60" calcext:value-type="float">
            <text:p>60</text:p>
          </table:table-cell>
          <table:table-cell table:style-name="ce442" table:formula="of:=CONCATENATE(&quot;S2 &quot;;DEC2HEX(128+HEX2DEC(RIGHT([.K79];2)));[.L79])" office:value-type="string" office:string-value="S2 E960" calcext:value-type="string">
            <text:p>S2 E960</text:p>
          </table:table-cell>
          <table:table-cell table:number-columns-repeated="1011"/>
        </table:table-row>
        <table:table-row table:style-name="ro1">
          <table:table-cell table:style-name="ce152" table:number-columns-repeated="3"/>
          <table:table-cell/>
          <table:table-cell table:style-name="ce152" table:number-columns-repeated="6"/>
          <table:table-cell table:number-columns-repeated="5"/>
          <table:table-cell table:style-name="ce152"/>
          <table:table-cell table:number-columns-repeated="1008"/>
        </table:table-row>
        <table:table-row table:style-name="ro1" table:number-rows-repeated="2">
          <table:table-cell table:style-name="ce152" table:number-columns-repeated="3"/>
          <table:table-cell/>
          <table:table-cell table:style-name="ce152" table:number-columns-repeated="2"/>
          <table:table-cell table:number-columns-repeated="9"/>
          <table:table-cell table:style-name="ce152"/>
          <table:table-cell table:number-columns-repeated="1008"/>
        </table:table-row>
        <table:table-row table:style-name="ro1" table:number-rows-repeated="3">
          <table:table-cell/>
          <table:table-cell table:style-name="ce152" table:number-columns-repeated="2"/>
          <table:table-cell/>
          <table:table-cell table:style-name="ce152" table:number-columns-repeated="2"/>
          <table:table-cell table:number-columns-repeated="6"/>
          <table:table-cell table:style-name="ce152"/>
          <table:table-cell table:number-columns-repeated="2"/>
          <table:table-cell table:style-name="ce152" table:number-columns-repeated="16"/>
          <table:table-cell table:number-columns-repeated="993"/>
        </table:table-row>
        <table:table-row table:style-name="ro12">
          <table:table-cell table:number-columns-repeated="12"/>
          <table:table-cell table:style-name="ce152"/>
          <table:table-cell table:number-columns-repeated="2"/>
          <table:table-cell table:style-name="ce152" table:number-columns-repeated="16"/>
          <table:table-cell table:number-columns-repeated="993"/>
        </table:table-row>
        <table:table-row table:style-name="ro1" table:number-rows-repeated="5">
          <table:table-cell table:number-columns-repeated="10"/>
          <table:table-cell table:style-name="ce152" table:number-columns-repeated="3"/>
          <table:table-cell table:number-columns-repeated="2"/>
          <table:table-cell table:style-name="ce152" table:number-columns-repeated="16"/>
          <table:table-cell table:number-columns-repeated="993"/>
        </table:table-row>
        <table:table-row table:style-name="ro1">
          <table:table-cell table:number-columns-repeated="10"/>
          <table:table-cell table:style-name="ce427"/>
          <table:table-cell table:style-name="ce152" table:number-columns-repeated="2"/>
          <table:table-cell table:number-columns-repeated="2"/>
          <table:table-cell table:style-name="ce152" table:number-columns-repeated="16"/>
          <table:table-cell table:number-columns-repeated="993"/>
        </table:table-row>
        <table:table-row table:style-name="ro1" table:number-rows-repeated="4">
          <table:table-cell table:style-name="ce153" table:number-columns-repeated="10"/>
          <table:table-cell table:style-name="ce152" table:number-columns-repeated="3"/>
          <table:table-cell table:number-columns-repeated="2"/>
          <table:table-cell table:style-name="ce152" table:number-columns-repeated="16"/>
          <table:table-cell table:number-columns-repeated="993"/>
        </table:table-row>
        <table:table-row table:style-name="ro1" table:number-rows-repeated="9">
          <table:table-cell table:style-name="ce154" table:number-columns-repeated="10"/>
          <table:table-cell table:style-name="ce152" table:number-columns-repeated="3"/>
          <table:table-cell table:number-columns-repeated="2"/>
          <table:table-cell table:style-name="ce152" table:number-columns-repeated="16"/>
          <table:table-cell table:number-columns-repeated="993"/>
        </table:table-row>
        <table:table-row table:style-name="ro1" table:number-rows-repeated="134">
          <table:table-cell/>
          <table:table-cell table:style-name="ce152" table:number-columns-repeated="2"/>
          <table:table-cell/>
          <table:table-cell table:style-name="ce152" table:number-columns-repeated="9"/>
          <table:table-cell table:number-columns-repeated="2"/>
          <table:table-cell table:style-name="ce152" table:number-columns-repeated="16"/>
          <table:table-cell table:number-columns-repeated="993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Wtable" table:style-name="ta2">
        <table:table-column table:style-name="co16" table:default-cell-style-name="Default"/>
        <table:table-column table:style-name="co17" table:default-cell-style-name="ce223"/>
        <table:table-column table:style-name="co16" table:number-columns-repeated="2" table:default-cell-style-name="Default"/>
        <table:table-column table:style-name="co4" table:default-cell-style-name="ce223"/>
        <table:table-column table:style-name="co18" table:default-cell-style-name="ce223"/>
        <table:table-column table:style-name="co16" table:visibility="collapse" table:default-cell-style-name="ce223"/>
        <table:table-column table:style-name="co16" table:number-columns-repeated="3" table:default-cell-style-name="Default"/>
        <table:table-column table:style-name="co19" table:default-cell-style-name="ce223"/>
        <table:table-column table:style-name="co16" table:number-columns-repeated="1013" table:default-cell-style-name="Default"/>
        <table:table-row table:style-name="ro1" table:number-rows-repeated="4">
          <table:table-cell table:number-columns-repeated="1024"/>
        </table:table-row>
        <table:table-row table:style-name="ro22">
          <table:table-cell table:style-name="ce219"/>
          <table:table-cell table:style-name="ce224"/>
          <table:table-cell table:style-name="ce225"/>
          <table:table-cell table:style-name="ce226" table:number-columns-repeated="3"/>
          <table:table-cell table:number-columns-repeated="1018"/>
        </table:table-row>
        <table:table-row table:style-name="ro16">
          <table:table-cell table:style-name="ce219"/>
          <table:table-cell office:value-type="string" calcext:value-type="string">
            <text:p>H=1 BW table</text:p>
          </table:table-cell>
          <table:table-cell table:style-name="ce225"/>
          <table:table-cell table:style-name="ce226"/>
          <table:table-cell/>
          <table:table-cell table:style-name="ce226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W</text:p>
          </table:table-cell>
          <table:table-cell table:style-name="ce226" office:value-type="string" calcext:value-type="string">
            <text:p>ndec</text:p>
          </table:table-cell>
          <table:table-cell table:style-name="ce226" office:value-type="string" calcext:value-type="string">
            <text:p>filset</text:p>
          </table:table-cell>
          <table:table-cell table:style-name="ce226" office:value-type="string" calcext:value-type="string">
            <text:p>dwn3_bypass</text:p>
          </table:table-cell>
          <table:table-cell table:style-name="ce226" office:value-type="string" calcext:value-type="string">
            <text:p>AFC Limiter</text:p>
          </table:table-cell>
          <table:table-cell/>
          <table:table-cell table:style-name="ce226"/>
          <table:table-cell table:number-columns-repeated="2"/>
          <table:table-cell table:style-name="ce236" table:number-columns-spanned="1" table:number-rows-spanned="2"/>
          <table:table-cell table:number-columns-repeated="1013"/>
        </table:table-row>
        <table:table-row table:style-name="ro23"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2.6" calcext:value-type="float">
            <text:p>2,6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8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2"/>
          <table:covered-table-cell table:style-name="ce237"/>
          <table:table-cell table:number-columns-repeated="1013"/>
        </table:table-row>
        <table:table-row table:style-name="ro22"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2.8" calcext:value-type="float">
            <text:p>2,8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9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2"/>
          <table:table-cell table:style-name="ce238"/>
          <table:table-cell table:number-columns-repeated="1013"/>
        </table:table-row>
        <table:table-row table:style-name="ro22">
          <table:table-cell table:style-name="ce220" office:value-type="float" office:value="2.8" calcext:value-type="float">
            <text:p>2,8</text:p>
          </table:table-cell>
          <table:table-cell table:style-name="ce220" office:value-type="float" office:value="3.1" calcext:value-type="float">
            <text:p>3,1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0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2"/>
          <table:table-cell table:style-name="ce238"/>
          <table:table-cell table:number-columns-repeated="1013"/>
        </table:table-row>
        <table:table-row table:style-name="ro23">
          <table:table-cell table:style-name="ce220" office:value-type="float" office:value="3.1" calcext:value-type="float">
            <text:p>3,1</text:p>
          </table:table-cell>
          <table:table-cell table:style-name="ce220" office:value-type="float" office:value="3.2" calcext:value-type="float">
            <text:p>3,2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1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2"/>
          <table:table-cell table:style-name="ce239"/>
          <table:table-cell table:number-columns-repeated="1013"/>
        </table:table-row>
        <table:table-row table:style-name="ro22">
          <table:table-cell table:style-name="ce220" office:value-type="float" office:value="3.2" calcext:value-type="float">
            <text:p>3,2</text:p>
          </table:table-cell>
          <table:table-cell table:style-name="ce220" office:value-type="float" office:value="3.7" calcext:value-type="float">
            <text:p>3,7</text:p>
          </table:table-cell>
          <table:table-cell table:number-columns-repeated="2"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2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/>
          <table:table-cell table:style-name="ce230"/>
          <table:table-cell table:number-columns-repeated="1014"/>
        </table:table-row>
        <table:table-row table:style-name="ro22">
          <table:table-cell table:style-name="ce220" office:value-type="float" office:value="3.7" calcext:value-type="float">
            <text:p>3,7</text:p>
          </table:table-cell>
          <table:table-cell table:style-name="ce220" office:value-type="float" office:value="4.9" calcext:value-type="float">
            <text:p>4,9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3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4.9" calcext:value-type="float">
            <text:p>4,9</text:p>
          </table:table-cell>
          <table:table-cell table:style-name="ce220" office:value-type="float" office:value="5.4" calcext:value-type="float">
            <text:p>5,4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4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.4" calcext:value-type="float">
            <text:p>5,4</text:p>
          </table:table-cell>
          <table:table-cell table:style-name="ce220" office:value-type="float" office:value="5.9" calcext:value-type="float">
            <text:p>5,9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5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.9" calcext:value-type="float">
            <text:p>5,9</text:p>
          </table:table-cell>
          <table:table-cell table:style-name="ce220" office:value-type="float" office:value="6.1" calcext:value-type="float">
            <text:p>6,1</text:p>
          </table:table-cell>
          <table:table-cell table:number-columns-repeated="2"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6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6.1" calcext:value-type="float">
            <text:p>6,1</text:p>
          </table:table-cell>
          <table:table-cell table:style-name="ce220" office:value-type="float" office:value="7.2" calcext:value-type="float">
            <text:p>7,2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7]/2.25;0)" office:value-type="float" office:value="3" calcext:value-type="float">
            <text:p>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7.2" calcext:value-type="float">
            <text:p>7,2</text:p>
          </table:table-cell>
          <table:table-cell table:style-name="ce220" office:value-type="float" office:value="9.5" calcext:value-type="float">
            <text:p>9,5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8]/2.25;0)" office:value-type="float" office:value="3" calcext:value-type="float">
            <text:p>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9.5" calcext:value-type="float">
            <text:p>9,5</text:p>
          </table:table-cell>
          <table:table-cell table:style-name="ce220" office:value-type="float" office:value="10.6" calcext:value-type="float">
            <text:p>10,6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9]/2.25;0)" office:value-type="float" office:value="4" calcext:value-type="float">
            <text:p>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0.6" calcext:value-type="float">
            <text:p>10,6</text:p>
          </table:table-cell>
          <table:table-cell table:style-name="ce220" office:value-type="float" office:value="11.5" calcext:value-type="float">
            <text:p>11,5</text:p>
          </table:table-cell>
          <table:table-cell table:number-columns-repeated="2"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20]/2.25;0)" office:value-type="float" office:value="4" calcext:value-type="float">
            <text:p>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1.5" calcext:value-type="float">
            <text:p>11,5</text:p>
          </table:table-cell>
          <table:table-cell table:style-name="ce220" office:value-type="float" office:value="12.1" calcext:value-type="float">
            <text:p>12,1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21]/2.25;0)" office:value-type="float" office:value="4" calcext:value-type="float">
            <text:p>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2.1" calcext:value-type="float">
            <text:p>12,1</text:p>
          </table:table-cell>
          <table:table-cell table:style-name="ce220" office:value-type="float" office:value="14.2" calcext:value-type="float">
            <text:p>14,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22]/2.25;0)" office:value-type="float" office:value="5" calcext:value-type="float">
            <text:p>5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4.2" calcext:value-type="float">
            <text:p>14,2</text:p>
          </table:table-cell>
          <table:table-cell table:style-name="ce220" office:value-type="float" office:value="16.2" calcext:value-type="float">
            <text:p>16,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23]/2.25;0)" office:value-type="float" office:value="6" calcext:value-type="float">
            <text:p>6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6.2" calcext:value-type="float">
            <text:p>16,2</text:p>
          </table:table-cell>
          <table:table-cell table:style-name="ce220" office:value-type="float" office:value="17.5" calcext:value-type="float">
            <text:p>17,5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24]/2.25;0)" office:value-type="float" office:value="6" calcext:value-type="float">
            <text:p>6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7.5" calcext:value-type="float">
            <text:p>17,5</text:p>
          </table:table-cell>
          <table:table-cell table:style-name="ce220" office:value-type="float" office:value="19.4" calcext:value-type="float">
            <text:p>19,4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25]/2.25;0)" office:value-type="float" office:value="7" calcext:value-type="float">
            <text:p>7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19.4" calcext:value-type="float">
            <text:p>19,4</text:p>
          </table:table-cell>
          <table:table-cell table:style-name="ce221" office:value-type="float" office:value="21.4" calcext:value-type="float">
            <text:p>21,4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12" calcext:value-type="float">
            <text:p>12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8*[.B26]/2.25;0)" office:value-type="float" office:value="8" calcext:value-type="float">
            <text:p>8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0k/FD5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21.4" calcext:value-type="float">
            <text:p>21,4</text:p>
          </table:table-cell>
          <table:table-cell table:style-name="ce220" office:value-type="float" office:value="23.9" calcext:value-type="float">
            <text:p>23,9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3" calcext:value-type="float">
            <text:p>1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27]/2.25;0)" office:value-type="float" office:value="8" calcext:value-type="float">
            <text:p>8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3.9" calcext:value-type="float">
            <text:p>23,9</text:p>
          </table:table-cell>
          <table:table-cell table:style-name="ce220" office:value-type="float" office:value="25.7" calcext:value-type="float">
            <text:p>25,7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28]/2.25;0)" office:value-type="float" office:value="9" calcext:value-type="float">
            <text:p>9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5.7" calcext:value-type="float">
            <text:p>25,7</text:p>
          </table:table-cell>
          <table:table-cell table:style-name="ce220" office:value-type="float" office:value="28.2" calcext:value-type="float">
            <text:p>28,2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29]/2.25;0)" office:value-type="float" office:value="10" calcext:value-type="float">
            <text:p>1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8.2" calcext:value-type="float">
            <text:p>28,2</text:p>
          </table:table-cell>
          <table:table-cell table:style-name="ce220" office:value-type="float" office:value="32.2" calcext:value-type="float">
            <text:p>32,2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30]/2.25;0)" office:value-type="float" office:value="11" calcext:value-type="float">
            <text:p>1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32.2" calcext:value-type="float">
            <text:p>32,2</text:p>
          </table:table-cell>
          <table:table-cell table:style-name="ce221" office:value-type="float" office:value="34.7" calcext:value-type="float">
            <text:p>34,7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8*[.B31]/2.25;0)" office:value-type="float" office:value="12" calcext:value-type="float">
            <text:p>12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0k/FD12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34.7" calcext:value-type="float">
            <text:p>34,7</text:p>
          </table:table-cell>
          <table:table-cell table:style-name="ce220" office:value-type="float" office:value="38.6" calcext:value-type="float">
            <text:p>38,6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32]/2.25;0)" office:value-type="float" office:value="14" calcext:value-type="float">
            <text:p>1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38.6" calcext:value-type="float">
            <text:p>38,6</text:p>
          </table:table-cell>
          <table:table-cell table:style-name="ce221" office:value-type="float" office:value="42.7" calcext:value-type="float">
            <text:p>42,7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2" calcext:value-type="float">
            <text:p>12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8*[.B33]/2.25;0)" office:value-type="float" office:value="15" calcext:value-type="float">
            <text:p>15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20k/FD12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42.7" calcext:value-type="float">
            <text:p>42,7</text:p>
          </table:table-cell>
          <table:table-cell table:style-name="ce220" office:value-type="float" office:value="47.7" calcext:value-type="float">
            <text:p>47,7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3" calcext:value-type="float">
            <text:p>1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34]/2.25;0)" office:value-type="float" office:value="17" calcext:value-type="float">
            <text:p>17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47.7" calcext:value-type="float">
            <text:p>47,7</text:p>
          </table:table-cell>
          <table:table-cell table:style-name="ce220" office:value-type="float" office:value="51.2" calcext:value-type="float">
            <text:p>51,2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35]/2.25;0)" office:value-type="float" office:value="18" calcext:value-type="float">
            <text:p>18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1.2" calcext:value-type="float">
            <text:p>51,2</text:p>
          </table:table-cell>
          <table:table-cell table:style-name="ce220" office:value-type="float" office:value="56.2" calcext:value-type="float">
            <text:p>56,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36]/2.25;0)" office:value-type="float" office:value="20" calcext:value-type="float">
            <text:p>2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6.2" calcext:value-type="float">
            <text:p>56,2</text:p>
          </table:table-cell>
          <table:table-cell table:style-name="ce220" office:value-type="float" office:value="64.1" calcext:value-type="float">
            <text:p>64,1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37]/2.25;0)" office:value-type="float" office:value="23" calcext:value-type="float">
            <text:p>2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64.1" calcext:value-type="float">
            <text:p>64,1</text:p>
          </table:table-cell>
          <table:table-cell table:style-name="ce220" office:value-type="float" office:value="69.2" calcext:value-type="float">
            <text:p>69,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38]/2.25;0)" office:value-type="float" office:value="25" calcext:value-type="float">
            <text:p>25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69.2" calcext:value-type="float">
            <text:p>69,2</text:p>
          </table:table-cell>
          <table:table-cell table:style-name="ce220" office:value-type="float" office:value="75.2" calcext:value-type="float">
            <text:p>75,2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39]/2.25;0)" office:value-type="float" office:value="27" calcext:value-type="float">
            <text:p>27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75.2" calcext:value-type="float">
            <text:p>75,2</text:p>
          </table:table-cell>
          <table:table-cell table:style-name="ce221" office:value-type="float" office:value="83.2" calcext:value-type="float">
            <text:p>83,2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8*[.B40]/2.25;0)" office:value-type="float" office:value="30" calcext:value-type="float">
            <text:p>30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40k/FD20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83.2" calcext:value-type="float">
            <text:p>83,2</text:p>
          </table:table-cell>
          <table:table-cell table:style-name="ce220" office:value-type="float" office:value="90" calcext:value-type="float">
            <text:p>90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41]/2.25;0)" office:value-type="float" office:value="32" calcext:value-type="float">
            <text:p>3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2" office:value-type="float" office:value="90" calcext:value-type="float">
            <text:p>90</text:p>
          </table:table-cell>
          <table:table-cell table:style-name="ce222" office:value-type="float" office:value="95.3" calcext:value-type="float">
            <text:p>95,3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4" calcext:value-type="float">
            <text:p>4</text:p>
          </table:table-cell>
          <table:table-cell table:style-name="ce229" office:value-type="float" office:value="0" calcext:value-type="float">
            <text:p>0</text:p>
          </table:table-cell>
          <table:table-cell table:style-name="ce228" table:formula="of:=ROUND(0.8*[.B42]/2.25;0)" office:value-type="float" office:value="34" calcext:value-type="float">
            <text:p>34</text:p>
          </table:table-cell>
          <table:table-cell table:style-name="ce232"/>
          <table:table-cell table:style-name="ce233" office:value-type="float" office:value="1" calcext:value-type="float">
            <text:p>1</text:p>
          </table:table-cell>
          <table:table-cell table:style-name="ce235" office:value-type="string" calcext:value-type="string">
            <text:p>%4.8k/FD45kHz</text:p>
          </table:table-cell>
          <table:table-cell table:style-name="ce235" table:number-columns-repeated="2"/>
          <table:table-cell table:number-columns-repeated="1013"/>
        </table:table-row>
        <table:table-row table:style-name="ro22">
          <table:table-cell table:style-name="ce221" office:value-type="float" office:value="95.3" calcext:value-type="float">
            <text:p>95,3</text:p>
          </table:table-cell>
          <table:table-cell table:style-name="ce221" office:value-type="float" office:value="112.1" calcext:value-type="float">
            <text:p>112,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8*[.B43]/2.25;0)" office:value-type="float" office:value="40" calcext:value-type="float">
            <text:p>40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50k/FD25kHz</text:p>
          </table:table-cell>
          <table:table-cell table:style-name="ce234"/>
          <table:table-cell table:style-name="ce234" office:value-type="string" calcext:value-type="string">
            <text:p>%9.6k/FD45kHz</text:p>
          </table:table-cell>
          <table:table-cell/>
          <table:table-cell table:style-name="ce228" table:number-columns-repeated="4"/>
          <table:table-cell table:style-name="ce231"/>
          <table:table-cell table:style-name="ce233"/>
          <table:table-cell table:number-columns-repeated="1006"/>
        </table:table-row>
        <table:table-row table:style-name="ro22">
          <table:table-cell table:style-name="ce220" office:value-type="float" office:value="112.1" calcext:value-type="float">
            <text:p>112,1</text:p>
          </table:table-cell>
          <table:table-cell table:style-name="ce220" office:value-type="float" office:value="127.9" calcext:value-type="float">
            <text:p>127,9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44]/2.25;0)" office:value-type="float" office:value="45" calcext:value-type="float">
            <text:p>45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27.9" calcext:value-type="float">
            <text:p>127,9</text:p>
          </table:table-cell>
          <table:table-cell table:style-name="ce220" office:value-type="float" office:value="137.9" calcext:value-type="float">
            <text:p>137,9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45]/2.25;0)" office:value-type="float" office:value="49" calcext:value-type="float">
            <text:p>49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37.9" calcext:value-type="float">
            <text:p>137,9</text:p>
          </table:table-cell>
          <table:table-cell table:style-name="ce220" office:value-type="float" office:value="142.8" calcext:value-type="float">
            <text:p>142,8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8*[.B46]/2.25;0)" office:value-type="float" office:value="51" calcext:value-type="float">
            <text:p>5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42.8" calcext:value-type="float">
            <text:p>142,8</text:p>
          </table:table-cell>
          <table:table-cell table:style-name="ce220" office:value-type="float" office:value="167.8" calcext:value-type="float">
            <text:p>167,8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8*[.B47]/2.25;0)" office:value-type="float" office:value="60" calcext:value-type="float">
            <text:p>6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167.8" calcext:value-type="float">
            <text:p>167,8</text:p>
          </table:table-cell>
          <table:table-cell table:style-name="ce221" office:value-type="float" office:value="181.1" calcext:value-type="float">
            <text:p>181,1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9" calcext:value-type="float">
            <text:p>9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8*[.B48]/2.25;0)" office:value-type="float" office:value="64" calcext:value-type="float">
            <text:p>64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80k/FD40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1" office:value-type="float" office:value="181.1" calcext:value-type="float">
            <text:p>181,1</text:p>
          </table:table-cell>
          <table:table-cell table:style-name="ce221" office:value-type="float" office:value="191.5" calcext:value-type="float">
            <text:p>191,5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6" calcext:value-type="float">
            <text:p>6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8*[.B49]/2.25;0)" office:value-type="float" office:value="68" calcext:value-type="float">
            <text:p>68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table:number-columns-repeated="3"/>
          <table:table-cell table:number-columns-repeated="1013"/>
        </table:table-row>
        <table:table-row table:style-name="ro22">
          <table:table-cell table:style-name="ce221" office:value-type="float" office:value="191.5" calcext:value-type="float">
            <text:p>191,5</text:p>
          </table:table-cell>
          <table:table-cell table:style-name="ce221" office:value-type="float" office:value="208.4" calcext:value-type="float">
            <text:p>208,4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8*[.B50]/2.25;0)" office:value-type="float" office:value="72" calcext:value-type="float">
            <text:p>72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00k/FD50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1" office:value-type="float" office:value="208.4" calcext:value-type="float">
            <text:p>208,4</text:p>
          </table:table-cell>
          <table:table-cell table:style-name="ce221" office:value-type="float" office:value="225.1" calcext:value-type="float">
            <text:p>225,1</text:p>
          </table:table-cell>
          <table:table-cell table:style-name="ce228" office:value-type="float" office:value="0" calcext:value-type="float">
            <text:p>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 table:style-name="ce228" table:formula="of:=ROUND(0.8*[.B51]/2.25;0)" office:value-type="float" office:value="80" calcext:value-type="float">
            <text:p>80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table:number-columns-repeated="3"/>
          <table:table-cell table:number-columns-repeated="1013"/>
        </table:table-row>
        <table:table-row table:style-name="ro22">
          <table:table-cell table:style-name="ce221" office:value-type="float" office:value="225.1" calcext:value-type="float">
            <text:p>225,1</text:p>
          </table:table-cell>
          <table:table-cell table:style-name="ce221" office:value-type="float" office:value="248.8" calcext:value-type="float">
            <text:p>248,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8*[.B52]/2.25;0)" office:value-type="float" office:value="88" calcext:value-type="float">
            <text:p>88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25k/FD62.5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1" office:value-type="float" office:value="248.8" calcext:value-type="float">
            <text:p>248,8</text:p>
          </table:table-cell>
          <table:table-cell table:style-name="ce221" office:value-type="float" office:value="269.3" calcext:value-type="float">
            <text:p>269,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8*[.B53]/2.25;0)" office:value-type="float" office:value="96" calcext:value-type="float">
            <text:p>96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28k/FD64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269.3" calcext:value-type="float">
            <text:p>269,3</text:p>
          </table:table-cell>
          <table:table-cell table:style-name="ce220" office:value-type="float" office:value="284.9" calcext:value-type="float">
            <text:p>284,9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8*[.B54]/2.25;0)" office:value-type="float" office:value="101" calcext:value-type="float">
            <text:p>10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84.9" calcext:value-type="float">
            <text:p>284,9</text:p>
          </table:table-cell>
          <table:table-cell table:style-name="ce220" office:value-type="float" office:value="335.5" calcext:value-type="float">
            <text:p>335,5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8*[.B55]/2.25;0)" office:value-type="float" office:value="119" calcext:value-type="float">
            <text:p>119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35.5" calcext:value-type="float">
            <text:p>335,5</text:p>
          </table:table-cell>
          <table:table-cell table:style-name="ce220" office:value-type="float" office:value="361.8" calcext:value-type="float">
            <text:p>361,8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9" calcext:value-type="float">
            <text:p>9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8*[.B56]/2.25;0)" office:value-type="float" office:value="129" calcext:value-type="float">
            <text:p>129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61.8" calcext:value-type="float">
            <text:p>361,8</text:p>
          </table:table-cell>
          <table:table-cell table:style-name="ce220" office:value-type="float" office:value="420.2" calcext:value-type="float">
            <text:p>420,2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8*[.B57]/2.25;0)" office:value-type="float" office:value="149" calcext:value-type="float">
            <text:p>149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420.2" calcext:value-type="float">
            <text:p>420,2</text:p>
          </table:table-cell>
          <table:table-cell table:style-name="ce220" office:value-type="float" office:value="468.4" calcext:value-type="float">
            <text:p>468,4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8*[.B58]/2.25;0)" office:value-type="float" office:value="167" calcext:value-type="float">
            <text:p>167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468.4" calcext:value-type="float">
            <text:p>468,4</text:p>
          </table:table-cell>
          <table:table-cell table:style-name="ce220" office:value-type="float" office:value="518.8" calcext:value-type="float">
            <text:p>518,8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2" calcext:value-type="float">
            <text:p>12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8*[.B59]/2.25;0)" office:value-type="float" office:value="184" calcext:value-type="float">
            <text:p>18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18.8" calcext:value-type="float">
            <text:p>518,8</text:p>
          </table:table-cell>
          <table:table-cell table:style-name="ce220" office:value-type="float" office:value="577" calcext:value-type="float">
            <text:p>577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3" calcext:value-type="float">
            <text:p>13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8*[.B60]/2.25;0)" office:value-type="float" office:value="205" calcext:value-type="float">
            <text:p>205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77" calcext:value-type="float">
            <text:p>577</text:p>
          </table:table-cell>
          <table:table-cell table:style-name="ce220" office:value-type="float" office:value="620.7" calcext:value-type="float">
            <text:p>620,7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8*[.B61]/2.25;0)" office:value-type="float" office:value="221" calcext:value-type="float">
            <text:p>22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4">
          <table:table-cell table:number-columns-repeated="2"/>
          <table:table-cell table:style-name="ce226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&lt;H&lt;10 BW table</text:p>
          </table:table-cell>
          <table:table-cell table:style-name="ce226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W</text:p>
          </table:table-cell>
          <table:table-cell table:style-name="ce226" office:value-type="string" calcext:value-type="string">
            <text:p>ndec</text:p>
          </table:table-cell>
          <table:table-cell table:style-name="ce226" office:value-type="string" calcext:value-type="string">
            <text:p>filset</text:p>
          </table:table-cell>
          <table:table-cell table:style-name="ce226" office:value-type="string" calcext:value-type="string">
            <text:p>dwn3_bypass</text:p>
          </table:table-cell>
          <table:table-cell table:number-columns-repeated="2"/>
          <table:table-cell table:style-name="ce226"/>
          <table:table-cell table:number-columns-repeated="1016"/>
        </table:table-row>
        <table:table-row table:style-name="ro22"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2.6" calcext:value-type="float">
            <text:p>2,6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68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2.8" calcext:value-type="float">
            <text:p>2,8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69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.8" calcext:value-type="float">
            <text:p>2,8</text:p>
          </table:table-cell>
          <table:table-cell table:style-name="ce220" office:value-type="float" office:value="3.1" calcext:value-type="float">
            <text:p>3,1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70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.1" calcext:value-type="float">
            <text:p>3,1</text:p>
          </table:table-cell>
          <table:table-cell table:style-name="ce220" office:value-type="float" office:value="3.2" calcext:value-type="float">
            <text:p>3,2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71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.2" calcext:value-type="float">
            <text:p>3,2</text:p>
          </table:table-cell>
          <table:table-cell table:style-name="ce220" office:value-type="float" office:value="3.7" calcext:value-type="float">
            <text:p>3,7</text:p>
          </table:table-cell>
          <table:table-cell table:number-columns-repeated="2"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72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/>
          <table:table-cell table:style-name="ce230"/>
          <table:table-cell table:number-columns-repeated="1014"/>
        </table:table-row>
        <table:table-row table:style-name="ro22">
          <table:table-cell table:style-name="ce220" office:value-type="float" office:value="3.7" calcext:value-type="float">
            <text:p>3,7</text:p>
          </table:table-cell>
          <table:table-cell table:style-name="ce220" office:value-type="float" office:value="4.9" calcext:value-type="float">
            <text:p>4,9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73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4.9" calcext:value-type="float">
            <text:p>4,9</text:p>
          </table:table-cell>
          <table:table-cell table:style-name="ce220" office:value-type="float" office:value="5.4" calcext:value-type="float">
            <text:p>5,4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74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.4" calcext:value-type="float">
            <text:p>5,4</text:p>
          </table:table-cell>
          <table:table-cell table:style-name="ce220" office:value-type="float" office:value="5.9" calcext:value-type="float">
            <text:p>5,9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75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.9" calcext:value-type="float">
            <text:p>5,9</text:p>
          </table:table-cell>
          <table:table-cell table:style-name="ce220" office:value-type="float" office:value="6.1" calcext:value-type="float">
            <text:p>6,1</text:p>
          </table:table-cell>
          <table:table-cell table:number-columns-repeated="2"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76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6.1" calcext:value-type="float">
            <text:p>6,1</text:p>
          </table:table-cell>
          <table:table-cell table:style-name="ce220" office:value-type="float" office:value="7.2" calcext:value-type="float">
            <text:p>7,2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77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7.2" calcext:value-type="float">
            <text:p>7,2</text:p>
          </table:table-cell>
          <table:table-cell table:style-name="ce220" office:value-type="float" office:value="9.5" calcext:value-type="float">
            <text:p>9,5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78]/2.25;0)" office:value-type="float" office:value="3" calcext:value-type="float">
            <text:p>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9.5" calcext:value-type="float">
            <text:p>9,5</text:p>
          </table:table-cell>
          <table:table-cell table:style-name="ce220" office:value-type="float" office:value="10.6" calcext:value-type="float">
            <text:p>10,6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79]/2.25;0)" office:value-type="float" office:value="3" calcext:value-type="float">
            <text:p>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0.6" calcext:value-type="float">
            <text:p>10,6</text:p>
          </table:table-cell>
          <table:table-cell table:style-name="ce220" office:value-type="float" office:value="11.5" calcext:value-type="float">
            <text:p>11,5</text:p>
          </table:table-cell>
          <table:table-cell table:number-columns-repeated="2"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80]/2.25;0)" office:value-type="float" office:value="4" calcext:value-type="float">
            <text:p>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1.5" calcext:value-type="float">
            <text:p>11,5</text:p>
          </table:table-cell>
          <table:table-cell table:style-name="ce220" office:value-type="float" office:value="12.1" calcext:value-type="float">
            <text:p>12,1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81]/2.25;0)" office:value-type="float" office:value="4" calcext:value-type="float">
            <text:p>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2.1" calcext:value-type="float">
            <text:p>12,1</text:p>
          </table:table-cell>
          <table:table-cell table:style-name="ce220" office:value-type="float" office:value="14.2" calcext:value-type="float">
            <text:p>14,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82]/2.25;0)" office:value-type="float" office:value="4" calcext:value-type="float">
            <text:p>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4.2" calcext:value-type="float">
            <text:p>14,2</text:p>
          </table:table-cell>
          <table:table-cell table:style-name="ce220" office:value-type="float" office:value="16.2" calcext:value-type="float">
            <text:p>16,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83]/2.25;0)" office:value-type="float" office:value="5" calcext:value-type="float">
            <text:p>5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6.2" calcext:value-type="float">
            <text:p>16,2</text:p>
          </table:table-cell>
          <table:table-cell table:style-name="ce220" office:value-type="float" office:value="17.5" calcext:value-type="float">
            <text:p>17,5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84]/2.25;0)" office:value-type="float" office:value="5" calcext:value-type="float">
            <text:p>5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7.5" calcext:value-type="float">
            <text:p>17,5</text:p>
          </table:table-cell>
          <table:table-cell table:style-name="ce220" office:value-type="float" office:value="18.9" calcext:value-type="float">
            <text:p>18,9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85]/2.25;0)" office:value-type="float" office:value="6" calcext:value-type="float">
            <text:p>6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18.9" calcext:value-type="float">
            <text:p>18,9</text:p>
          </table:table-cell>
          <table:table-cell table:style-name="ce221" office:value-type="float" office:value="21.6" calcext:value-type="float">
            <text:p>21,6</text:p>
          </table:table-cell>
          <table:table-cell table:number-columns-repeated="2"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7*[.B86]/2.25;0)" office:value-type="float" office:value="7" calcext:value-type="float">
            <text:p>7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0k/FD5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21.6" calcext:value-type="float">
            <text:p>21,6</text:p>
          </table:table-cell>
          <table:table-cell table:style-name="ce220" office:value-type="float" office:value="22.7" calcext:value-type="float">
            <text:p>22,7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87]/2.25;0)" office:value-type="float" office:value="7" calcext:value-type="float">
            <text:p>7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2.7" calcext:value-type="float">
            <text:p>22,7</text:p>
          </table:table-cell>
          <table:table-cell table:style-name="ce220" office:value-type="float" office:value="24" calcext:value-type="float">
            <text:p>24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88]/2.25;0)" office:value-type="float" office:value="7" calcext:value-type="float">
            <text:p>7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4" calcext:value-type="float">
            <text:p>24</text:p>
          </table:table-cell>
          <table:table-cell table:style-name="ce220" office:value-type="float" office:value="28.2" calcext:value-type="float">
            <text:p>28,2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89]/2.25;0)" office:value-type="float" office:value="9" calcext:value-type="float">
            <text:p>9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8.2" calcext:value-type="float">
            <text:p>28,2</text:p>
          </table:table-cell>
          <table:table-cell table:style-name="ce220" office:value-type="float" office:value="31.9" calcext:value-type="float">
            <text:p>31,9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90]/2.25;0)" office:value-type="float" office:value="10" calcext:value-type="float">
            <text:p>1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31.9" calcext:value-type="float">
            <text:p>31,9</text:p>
          </table:table-cell>
          <table:table-cell table:style-name="ce221" office:value-type="float" office:value="34.7" calcext:value-type="float">
            <text:p>34,7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7*[.B91]/2.25;0)" office:value-type="float" office:value="11" calcext:value-type="float">
            <text:p>11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0k/FD12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34.7" calcext:value-type="float">
            <text:p>34,7</text:p>
          </table:table-cell>
          <table:table-cell table:style-name="ce220" office:value-type="float" office:value="38.6" calcext:value-type="float">
            <text:p>38,6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92]/2.25;0)" office:value-type="float" office:value="12" calcext:value-type="float">
            <text:p>1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8.6" calcext:value-type="float">
            <text:p>38,6</text:p>
          </table:table-cell>
          <table:table-cell table:style-name="ce220" office:value-type="float" office:value="42.7" calcext:value-type="float">
            <text:p>42,7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2" calcext:value-type="float">
            <text:p>12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93]/2.25;0)" office:value-type="float" office:value="13" calcext:value-type="float">
            <text:p>1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42.7" calcext:value-type="float">
            <text:p>42,7</text:p>
          </table:table-cell>
          <table:table-cell table:style-name="ce221" office:value-type="float" office:value="47.7" calcext:value-type="float">
            <text:p>47,7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7*[.B94]/2.25;0)" office:value-type="float" office:value="15" calcext:value-type="float">
            <text:p>15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20k/FD12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47.7" calcext:value-type="float">
            <text:p>47,7</text:p>
          </table:table-cell>
          <table:table-cell table:style-name="ce220" office:value-type="float" office:value="51.2" calcext:value-type="float">
            <text:p>51,2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95]/2.25;0)" office:value-type="float" office:value="16" calcext:value-type="float">
            <text:p>16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1.2" calcext:value-type="float">
            <text:p>51,2</text:p>
          </table:table-cell>
          <table:table-cell table:style-name="ce220" office:value-type="float" office:value="56.2" calcext:value-type="float">
            <text:p>56,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96]/2.25;0)" office:value-type="float" office:value="17" calcext:value-type="float">
            <text:p>17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6.2" calcext:value-type="float">
            <text:p>56,2</text:p>
          </table:table-cell>
          <table:table-cell table:style-name="ce220" office:value-type="float" office:value="64.1" calcext:value-type="float">
            <text:p>64,1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97]/2.25;0)" office:value-type="float" office:value="20" calcext:value-type="float">
            <text:p>2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64.1" calcext:value-type="float">
            <text:p>64,1</text:p>
          </table:table-cell>
          <table:table-cell table:style-name="ce220" office:value-type="float" office:value="69.2" calcext:value-type="float">
            <text:p>69,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98]/2.25;0)" office:value-type="float" office:value="22" calcext:value-type="float">
            <text:p>2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69.2" calcext:value-type="float">
            <text:p>69,2</text:p>
          </table:table-cell>
          <table:table-cell table:style-name="ce220" office:value-type="float" office:value="75.2" calcext:value-type="float">
            <text:p>75,2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99]/2.25;0)" office:value-type="float" office:value="23" calcext:value-type="float">
            <text:p>2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75.2" calcext:value-type="float">
            <text:p>75,2</text:p>
          </table:table-cell>
          <table:table-cell table:style-name="ce221" office:value-type="float" office:value="83.2" calcext:value-type="float">
            <text:p>83,2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7*[.B100]/2.25;0)" office:value-type="float" office:value="26" calcext:value-type="float">
            <text:p>26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40k/FD20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83.2" calcext:value-type="float">
            <text:p>83,2</text:p>
          </table:table-cell>
          <table:table-cell table:style-name="ce220" office:value-type="float" office:value="90" calcext:value-type="float">
            <text:p>90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01]/2.25;0)" office:value-type="float" office:value="28" calcext:value-type="float">
            <text:p>28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2" office:value-type="float" office:value="90" calcext:value-type="float">
            <text:p>90</text:p>
          </table:table-cell>
          <table:table-cell table:style-name="ce222" office:value-type="float" office:value="95.3" calcext:value-type="float">
            <text:p>95,3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4" calcext:value-type="float">
            <text:p>4</text:p>
          </table:table-cell>
          <table:table-cell table:style-name="ce229" office:value-type="float" office:value="0" calcext:value-type="float">
            <text:p>0</text:p>
          </table:table-cell>
          <table:table-cell table:style-name="ce228" table:formula="of:=ROUND(0.7*[.B102]/2.25;0)" office:value-type="float" office:value="30" calcext:value-type="float">
            <text:p>30</text:p>
          </table:table-cell>
          <table:table-cell table:style-name="ce232"/>
          <table:table-cell table:style-name="ce233" office:value-type="float" office:value="1" calcext:value-type="float">
            <text:p>1</text:p>
          </table:table-cell>
          <table:table-cell table:style-name="ce235" office:value-type="string" calcext:value-type="string">
            <text:p>%4.8k/FD45kHz</text:p>
          </table:table-cell>
          <table:table-cell table:style-name="ce235" table:number-columns-repeated="2"/>
          <table:table-cell table:number-columns-repeated="1013"/>
        </table:table-row>
        <table:table-row table:style-name="ro22">
          <table:table-cell table:style-name="ce221" office:value-type="float" office:value="95.3" calcext:value-type="float">
            <text:p>95,3</text:p>
          </table:table-cell>
          <table:table-cell table:style-name="ce221" office:value-type="float" office:value="112.1" calcext:value-type="float">
            <text:p>112,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7*[.B103]/2.25;0)" office:value-type="float" office:value="35" calcext:value-type="float">
            <text:p>35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50k/FD25kHz</text:p>
          </table:table-cell>
          <table:table-cell table:style-name="ce234"/>
          <table:table-cell table:style-name="ce234" office:value-type="string" calcext:value-type="string">
            <text:p>%9.6k/FD45kHz</text:p>
          </table:table-cell>
          <table:table-cell table:number-columns-repeated="1013"/>
        </table:table-row>
        <table:table-row table:style-name="ro22">
          <table:table-cell table:style-name="ce220" office:value-type="float" office:value="112.1" calcext:value-type="float">
            <text:p>112,1</text:p>
          </table:table-cell>
          <table:table-cell table:style-name="ce220" office:value-type="float" office:value="127.9" calcext:value-type="float">
            <text:p>127,9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04]/2.25;0)" office:value-type="float" office:value="40" calcext:value-type="float">
            <text:p>4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27.9" calcext:value-type="float">
            <text:p>127,9</text:p>
          </table:table-cell>
          <table:table-cell table:style-name="ce220" office:value-type="float" office:value="137.9" calcext:value-type="float">
            <text:p>137,9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05]/2.25;0)" office:value-type="float" office:value="43" calcext:value-type="float">
            <text:p>4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37.9" calcext:value-type="float">
            <text:p>137,9</text:p>
          </table:table-cell>
          <table:table-cell table:style-name="ce220" office:value-type="float" office:value="138.7" calcext:value-type="float">
            <text:p>138,7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06]/2.25;0)" office:value-type="float" office:value="43" calcext:value-type="float">
            <text:p>4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38.7" calcext:value-type="float">
            <text:p>138,7</text:p>
          </table:table-cell>
          <table:table-cell table:style-name="ce220" office:value-type="float" office:value="154.2" calcext:value-type="float">
            <text:p>154,2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07]/2.25;0)" office:value-type="float" office:value="48" calcext:value-type="float">
            <text:p>48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154.2" calcext:value-type="float">
            <text:p>154,2</text:p>
          </table:table-cell>
          <table:table-cell table:style-name="ce221" office:value-type="float" office:value="168" calcext:value-type="float">
            <text:p>168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08]/2.25;0)" office:value-type="float" office:value="52" calcext:value-type="float">
            <text:p>52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80k/FD40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1" office:value-type="float" office:value="168" calcext:value-type="float">
            <text:p>168</text:p>
          </table:table-cell>
          <table:table-cell table:style-name="ce221" office:value-type="float" office:value="181.1" calcext:value-type="float">
            <text:p>181,1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9" calcext:value-type="float">
            <text:p>9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09]/2.25;0)" office:value-type="float" office:value="56" calcext:value-type="float">
            <text:p>56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table:number-columns-repeated="3"/>
          <table:table-cell table:number-columns-repeated="1013"/>
        </table:table-row>
        <table:table-row table:style-name="ro22">
          <table:table-cell table:style-name="ce221" office:value-type="float" office:value="181.1" calcext:value-type="float">
            <text:p>181,1</text:p>
          </table:table-cell>
          <table:table-cell table:style-name="ce221" office:value-type="float" office:value="208.4" calcext:value-type="float">
            <text:p>208,4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10]/2.25;0)" office:value-type="float" office:value="65" calcext:value-type="float">
            <text:p>65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00k/FD50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1" office:value-type="float" office:value="208.4" calcext:value-type="float">
            <text:p>208,4</text:p>
          </table:table-cell>
          <table:table-cell table:style-name="ce221" office:value-type="float" office:value="232" calcext:value-type="float">
            <text:p>232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11]/2.25;0)" office:value-type="float" office:value="72" calcext:value-type="float">
            <text:p>72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table:number-columns-repeated="3"/>
          <table:table-cell table:number-columns-repeated="1013"/>
        </table:table-row>
        <table:table-row table:style-name="ro22">
          <table:table-cell table:style-name="ce221" office:value-type="float" office:value="232" calcext:value-type="float">
            <text:p>232</text:p>
          </table:table-cell>
          <table:table-cell table:style-name="ce221" office:value-type="float" office:value="256" calcext:value-type="float">
            <text:p>256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2" calcext:value-type="float">
            <text:p>12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12]/2.25;0)" office:value-type="float" office:value="80" calcext:value-type="float">
            <text:p>80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25k/FD62.5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1" office:value-type="float" office:value="256" calcext:value-type="float">
            <text:p>256</text:p>
          </table:table-cell>
          <table:table-cell table:style-name="ce221" office:value-type="float" office:value="269.3" calcext:value-type="float">
            <text:p>269,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13]/2.25;0)" office:value-type="float" office:value="84" calcext:value-type="float">
            <text:p>84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28k/FD64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269.3" calcext:value-type="float">
            <text:p>269,3</text:p>
          </table:table-cell>
          <table:table-cell table:style-name="ce220" office:value-type="float" office:value="284.9" calcext:value-type="float">
            <text:p>284,9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14]/2.25;0)" office:value-type="float" office:value="89" calcext:value-type="float">
            <text:p>89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84.9" calcext:value-type="float">
            <text:p>284,9</text:p>
          </table:table-cell>
          <table:table-cell table:style-name="ce220" office:value-type="float" office:value="335.5" calcext:value-type="float">
            <text:p>335,5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15]/2.25;0)" office:value-type="float" office:value="104" calcext:value-type="float">
            <text:p>10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35.5" calcext:value-type="float">
            <text:p>335,5</text:p>
          </table:table-cell>
          <table:table-cell table:style-name="ce220" office:value-type="float" office:value="361.8" calcext:value-type="float">
            <text:p>361,8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9" calcext:value-type="float">
            <text:p>9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16]/2.25;0)" office:value-type="float" office:value="113" calcext:value-type="float">
            <text:p>11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61.8" calcext:value-type="float">
            <text:p>361,8</text:p>
          </table:table-cell>
          <table:table-cell table:style-name="ce220" office:value-type="float" office:value="420.2" calcext:value-type="float">
            <text:p>420,2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17]/2.25;0)" office:value-type="float" office:value="131" calcext:value-type="float">
            <text:p>13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420.2" calcext:value-type="float">
            <text:p>420,2</text:p>
          </table:table-cell>
          <table:table-cell table:style-name="ce220" office:value-type="float" office:value="468.4" calcext:value-type="float">
            <text:p>468,4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18]/2.25;0)" office:value-type="float" office:value="146" calcext:value-type="float">
            <text:p>146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468.4" calcext:value-type="float">
            <text:p>468,4</text:p>
          </table:table-cell>
          <table:table-cell table:style-name="ce220" office:value-type="float" office:value="518.8" calcext:value-type="float">
            <text:p>518,8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2" calcext:value-type="float">
            <text:p>12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19]/2.25;0)" office:value-type="float" office:value="161" calcext:value-type="float">
            <text:p>16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18.8" calcext:value-type="float">
            <text:p>518,8</text:p>
          </table:table-cell>
          <table:table-cell table:style-name="ce220" office:value-type="float" office:value="577" calcext:value-type="float">
            <text:p>577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3" calcext:value-type="float">
            <text:p>13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20]/2.25;0)" office:value-type="float" office:value="180" calcext:value-type="float">
            <text:p>18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77" calcext:value-type="float">
            <text:p>577</text:p>
          </table:table-cell>
          <table:table-cell table:style-name="ce220" office:value-type="float" office:value="620.7" calcext:value-type="float">
            <text:p>620,7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21]/2.25;0)" office:value-type="float" office:value="193" calcext:value-type="float">
            <text:p>19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226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&gt;10 BW table</text:p>
          </table:table-cell>
          <table:table-cell table:style-name="ce226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W</text:p>
          </table:table-cell>
          <table:table-cell table:style-name="ce226" office:value-type="string" calcext:value-type="string">
            <text:p>ndec</text:p>
          </table:table-cell>
          <table:table-cell table:style-name="ce226" office:value-type="string" calcext:value-type="string">
            <text:p>filset</text:p>
          </table:table-cell>
          <table:table-cell table:style-name="ce226" office:value-type="string" calcext:value-type="string">
            <text:p>dwn3_bypass</text:p>
          </table:table-cell>
          <table:table-cell table:number-columns-repeated="2"/>
          <table:table-cell table:style-name="ce226"/>
          <table:table-cell table:number-columns-repeated="1016"/>
        </table:table-row>
        <table:table-row table:style-name="ro22"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2.6" calcext:value-type="float">
            <text:p>2,6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27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2.8" calcext:value-type="float">
            <text:p>2,8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28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.8" calcext:value-type="float">
            <text:p>2,8</text:p>
          </table:table-cell>
          <table:table-cell table:style-name="ce220" office:value-type="float" office:value="3.1" calcext:value-type="float">
            <text:p>3,1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29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.1" calcext:value-type="float">
            <text:p>3,1</text:p>
          </table:table-cell>
          <table:table-cell table:style-name="ce220" office:value-type="float" office:value="3.2" calcext:value-type="float">
            <text:p>3,2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30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.2" calcext:value-type="float">
            <text:p>3,2</text:p>
          </table:table-cell>
          <table:table-cell table:style-name="ce220" office:value-type="float" office:value="3.7" calcext:value-type="float">
            <text:p>3,7</text:p>
          </table:table-cell>
          <table:table-cell table:number-columns-repeated="2"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31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/>
          <table:table-cell table:style-name="ce230"/>
          <table:table-cell table:number-columns-repeated="1014"/>
        </table:table-row>
        <table:table-row table:style-name="ro22">
          <table:table-cell table:style-name="ce220" office:value-type="float" office:value="3.7" calcext:value-type="float">
            <text:p>3,7</text:p>
          </table:table-cell>
          <table:table-cell table:style-name="ce220" office:value-type="float" office:value="4.9" calcext:value-type="float">
            <text:p>4,9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32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4.9" calcext:value-type="float">
            <text:p>4,9</text:p>
          </table:table-cell>
          <table:table-cell table:style-name="ce220" office:value-type="float" office:value="5.4" calcext:value-type="float">
            <text:p>5,4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33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.4" calcext:value-type="float">
            <text:p>5,4</text:p>
          </table:table-cell>
          <table:table-cell table:style-name="ce220" office:value-type="float" office:value="5.9" calcext:value-type="float">
            <text:p>5,9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34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.9" calcext:value-type="float">
            <text:p>5,9</text:p>
          </table:table-cell>
          <table:table-cell table:style-name="ce220" office:value-type="float" office:value="6.1" calcext:value-type="float">
            <text:p>6,1</text:p>
          </table:table-cell>
          <table:table-cell table:number-columns-repeated="2"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35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6.1" calcext:value-type="float">
            <text:p>6,1</text:p>
          </table:table-cell>
          <table:table-cell table:style-name="ce220" office:value-type="float" office:value="7.2" calcext:value-type="float">
            <text:p>7,2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36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7.2" calcext:value-type="float">
            <text:p>7,2</text:p>
          </table:table-cell>
          <table:table-cell table:style-name="ce220" office:value-type="float" office:value="9.5" calcext:value-type="float">
            <text:p>9,5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37]/2.25;0)" office:value-type="float" office:value="3" calcext:value-type="float">
            <text:p>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9.5" calcext:value-type="float">
            <text:p>9,5</text:p>
          </table:table-cell>
          <table:table-cell table:style-name="ce220" office:value-type="float" office:value="10.6" calcext:value-type="float">
            <text:p>10,6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38]/2.25;0)" office:value-type="float" office:value="4" calcext:value-type="float">
            <text:p>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10.6" calcext:value-type="float">
            <text:p>10,6</text:p>
          </table:table-cell>
          <table:table-cell table:style-name="ce220" office:value-type="float" office:value="11.5" calcext:value-type="float">
            <text:p>11,5</text:p>
          </table:table-cell>
          <table:table-cell table:number-columns-repeated="2"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39]/2.25;0)" office:value-type="float" office:value="4" calcext:value-type="float">
            <text:p>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11.5" calcext:value-type="float">
            <text:p>11,5</text:p>
          </table:table-cell>
          <table:table-cell table:style-name="ce220" office:value-type="float" office:value="12.1" calcext:value-type="float">
            <text:p>12,1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40]/2.25;0)" office:value-type="float" office:value="4" calcext:value-type="float">
            <text:p>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12.1" calcext:value-type="float">
            <text:p>12,1</text:p>
          </table:table-cell>
          <table:table-cell table:style-name="ce220" office:value-type="float" office:value="14.2" calcext:value-type="float">
            <text:p>14,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41]/2.25;0)" office:value-type="float" office:value="5" calcext:value-type="float">
            <text:p>5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14.2" calcext:value-type="float">
            <text:p>14,2</text:p>
          </table:table-cell>
          <table:table-cell table:style-name="ce220" office:value-type="float" office:value="16.2" calcext:value-type="float">
            <text:p>16,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42]/2.25;0)" office:value-type="float" office:value="6" calcext:value-type="float">
            <text:p>6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16.2" calcext:value-type="float">
            <text:p>16,2</text:p>
          </table:table-cell>
          <table:table-cell table:style-name="ce220" office:value-type="float" office:value="17.5" calcext:value-type="float">
            <text:p>17,5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43]/2.25;0)" office:value-type="float" office:value="6" calcext:value-type="float">
            <text:p>6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17.5" calcext:value-type="float">
            <text:p>17,5</text:p>
          </table:table-cell>
          <table:table-cell table:style-name="ce220" office:value-type="float" office:value="19.4" calcext:value-type="float">
            <text:p>19,4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44]/2.25;0)" office:value-type="float" office:value="7" calcext:value-type="float">
            <text:p>7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1" office:value-type="float" office:value="19.4" calcext:value-type="float">
            <text:p>19,4</text:p>
          </table:table-cell>
          <table:table-cell table:style-name="ce221" office:value-type="float" office:value="21.4" calcext:value-type="float">
            <text:p>21,4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12" calcext:value-type="float">
            <text:p>12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8*[.B145]/2.25;0)" office:value-type="float" office:value="8" calcext:value-type="float">
            <text:p>8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0k/FD5kHz</text:p>
          </table:table-cell>
          <table:table-cell table:style-name="ce234" table:number-columns-repeated="2"/>
          <table:table-cell/>
          <table:table-cell table:style-name="ce221" table:number-columns-repeated="2"/>
          <table:table-cell table:style-name="ce228" table:number-columns-repeated="4"/>
          <table:table-cell table:style-name="ce231"/>
          <table:table-cell table:style-name="ce233"/>
          <table:table-cell table:style-name="ce234" table:number-columns-repeated="3"/>
          <table:table-cell table:number-columns-repeated="1001"/>
        </table:table-row>
        <table:table-row table:style-name="ro22">
          <table:table-cell table:style-name="ce220" office:value-type="float" office:value="21.4" calcext:value-type="float">
            <text:p>21,4</text:p>
          </table:table-cell>
          <table:table-cell table:style-name="ce220" office:value-type="float" office:value="23.9" calcext:value-type="float">
            <text:p>23,9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3" calcext:value-type="float">
            <text:p>1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46]/2.25;0)" office:value-type="float" office:value="8" calcext:value-type="float">
            <text:p>8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23.9" calcext:value-type="float">
            <text:p>23,9</text:p>
          </table:table-cell>
          <table:table-cell table:style-name="ce220" office:value-type="float" office:value="25.7" calcext:value-type="float">
            <text:p>25,7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47]/2.25;0)" office:value-type="float" office:value="9" calcext:value-type="float">
            <text:p>9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25.7" calcext:value-type="float">
            <text:p>25,7</text:p>
          </table:table-cell>
          <table:table-cell table:style-name="ce220" office:value-type="float" office:value="28.2" calcext:value-type="float">
            <text:p>28,2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48]/2.25;0)" office:value-type="float" office:value="10" calcext:value-type="float">
            <text:p>1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28.2" calcext:value-type="float">
            <text:p>28,2</text:p>
          </table:table-cell>
          <table:table-cell table:style-name="ce220" office:value-type="float" office:value="32.2" calcext:value-type="float">
            <text:p>32,2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49]/2.25;0)" office:value-type="float" office:value="11" calcext:value-type="float">
            <text:p>1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1" office:value-type="float" office:value="32.2" calcext:value-type="float">
            <text:p>32,2</text:p>
          </table:table-cell>
          <table:table-cell table:style-name="ce221" office:value-type="float" office:value="34.7" calcext:value-type="float">
            <text:p>34,7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8*[.B150]/2.25;0)" office:value-type="float" office:value="12" calcext:value-type="float">
            <text:p>12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0k/FD12kHz</text:p>
          </table:table-cell>
          <table:table-cell table:style-name="ce234" table:number-columns-repeated="2"/>
          <table:table-cell/>
          <table:table-cell table:style-name="ce221" table:number-columns-repeated="2"/>
          <table:table-cell table:style-name="ce228" table:number-columns-repeated="4"/>
          <table:table-cell table:style-name="ce231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34.7" calcext:value-type="float">
            <text:p>34,7</text:p>
          </table:table-cell>
          <table:table-cell table:style-name="ce220" office:value-type="float" office:value="38.6" calcext:value-type="float">
            <text:p>38,6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51]/2.25;0)" office:value-type="float" office:value="14" calcext:value-type="float">
            <text:p>1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1" office:value-type="float" office:value="38.6" calcext:value-type="float">
            <text:p>38,6</text:p>
          </table:table-cell>
          <table:table-cell table:style-name="ce221" office:value-type="float" office:value="42.7" calcext:value-type="float">
            <text:p>42,7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2" calcext:value-type="float">
            <text:p>12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8*[.B152]/2.25;0)" office:value-type="float" office:value="15" calcext:value-type="float">
            <text:p>15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1" table:number-columns-repeated="2"/>
          <table:table-cell table:style-name="ce228" table:number-columns-repeated="4"/>
          <table:table-cell table:style-name="ce231"/>
          <table:table-cell table:style-name="ce233"/>
          <table:table-cell table:number-columns-repeated="1004"/>
        </table:table-row>
        <table:table-row table:style-name="ro22">
          <table:table-cell table:style-name="ce221" office:value-type="float" office:value="42.7" calcext:value-type="float">
            <text:p>42,7</text:p>
          </table:table-cell>
          <table:table-cell table:style-name="ce221" office:value-type="float" office:value="47.7" calcext:value-type="float">
            <text:p>47,7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7*[.B153]/2.25;0)" office:value-type="float" office:value="15" calcext:value-type="float">
            <text:p>15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20k/FD12kHz</text:p>
          </table:table-cell>
          <table:table-cell table:style-name="ce234" table:number-columns-repeated="2"/>
          <table:table-cell/>
          <table:table-cell table:style-name="ce221" table:number-columns-repeated="2"/>
          <table:table-cell table:style-name="ce228" table:number-columns-repeated="4"/>
          <table:table-cell table:style-name="ce231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47.7" calcext:value-type="float">
            <text:p>47,7</text:p>
          </table:table-cell>
          <table:table-cell table:style-name="ce220" office:value-type="float" office:value="51.2" calcext:value-type="float">
            <text:p>51,2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54]/2.25;0)" office:value-type="float" office:value="16" calcext:value-type="float">
            <text:p>16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1.2" calcext:value-type="float">
            <text:p>51,2</text:p>
          </table:table-cell>
          <table:table-cell table:style-name="ce220" office:value-type="float" office:value="56.2" calcext:value-type="float">
            <text:p>56,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55]/2.25;0)" office:value-type="float" office:value="17" calcext:value-type="float">
            <text:p>17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6.2" calcext:value-type="float">
            <text:p>56,2</text:p>
          </table:table-cell>
          <table:table-cell table:style-name="ce220" office:value-type="float" office:value="64.1" calcext:value-type="float">
            <text:p>64,1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56]/2.25;0)" office:value-type="float" office:value="20" calcext:value-type="float">
            <text:p>2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64.1" calcext:value-type="float">
            <text:p>64,1</text:p>
          </table:table-cell>
          <table:table-cell table:style-name="ce220" office:value-type="float" office:value="69.4" calcext:value-type="float">
            <text:p>69,4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57]/2.25;0)" office:value-type="float" office:value="22" calcext:value-type="float">
            <text:p>2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69.4" calcext:value-type="float">
            <text:p>69,4</text:p>
          </table:table-cell>
          <table:table-cell table:style-name="ce220" office:value-type="float" office:value="77.1" calcext:value-type="float">
            <text:p>77,1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58]/2.25;0)" office:value-type="float" office:value="24" calcext:value-type="float">
            <text:p>2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77.1" calcext:value-type="float">
            <text:p>77,1</text:p>
          </table:table-cell>
          <table:table-cell table:style-name="ce221" office:value-type="float" office:value="85.1" calcext:value-type="float">
            <text:p>85,1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2" calcext:value-type="float">
            <text:p>12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7*[.B159]/2.25;0)" office:value-type="float" office:value="26" calcext:value-type="float">
            <text:p>26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40k/FD20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85.1" calcext:value-type="float">
            <text:p>85,1</text:p>
          </table:table-cell>
          <table:table-cell table:style-name="ce220" office:value-type="float" office:value="95.3" calcext:value-type="float">
            <text:p>95,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3" calcext:value-type="float">
            <text:p>1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60]/2.25;0)" office:value-type="float" office:value="30" calcext:value-type="float">
            <text:p>3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2" office:value-type="float" office:value="95.3" calcext:value-type="float">
            <text:p>95,3</text:p>
          </table:table-cell>
          <table:table-cell table:style-name="ce222" office:value-type="float" office:value="102.2" calcext:value-type="float">
            <text:p>102,2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4" calcext:value-type="float">
            <text:p>14</text:p>
          </table:table-cell>
          <table:table-cell table:style-name="ce229" office:value-type="float" office:value="0" calcext:value-type="float">
            <text:p>0</text:p>
          </table:table-cell>
          <table:table-cell table:style-name="ce228" table:formula="of:=ROUND(0.7*[.B161]/2.25;0)" office:value-type="float" office:value="32" calcext:value-type="float">
            <text:p>32</text:p>
          </table:table-cell>
          <table:table-cell table:style-name="ce232"/>
          <table:table-cell table:style-name="ce233" office:value-type="float" office:value="1" calcext:value-type="float">
            <text:p>1</text:p>
          </table:table-cell>
          <table:table-cell table:style-name="ce235" office:value-type="string" calcext:value-type="string">
            <text:p>%4.8k/FD45kHz</text:p>
          </table:table-cell>
          <table:table-cell table:style-name="ce235" table:number-columns-repeated="2"/>
          <table:table-cell table:number-columns-repeated="1013"/>
        </table:table-row>
        <table:table-row table:style-name="ro22">
          <table:table-cell table:style-name="ce221" office:value-type="float" office:value="102.2" calcext:value-type="float">
            <text:p>102,2</text:p>
          </table:table-cell>
          <table:table-cell table:style-name="ce221" office:value-type="float" office:value="115.6" calcext:value-type="float">
            <text:p>115,6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62]/2.25;0)" office:value-type="float" office:value="36" calcext:value-type="float">
            <text:p>36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50k/FD25kHz</text:p>
          </table:table-cell>
          <table:table-cell table:style-name="ce234"/>
          <table:table-cell table:style-name="ce234" office:value-type="string" calcext:value-type="string">
            <text:p>%9.6k/FD45kHz</text:p>
          </table:table-cell>
          <table:table-cell table:number-columns-repeated="1013"/>
        </table:table-row>
        <table:table-row table:style-name="ro22">
          <table:table-cell table:style-name="ce220" office:value-type="float" office:value="115.6" calcext:value-type="float">
            <text:p>115,6</text:p>
          </table:table-cell>
          <table:table-cell table:style-name="ce220" office:value-type="float" office:value="127.7" calcext:value-type="float">
            <text:p>127,7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2" calcext:value-type="float">
            <text:p>12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63]/2.25;0)" office:value-type="float" office:value="40" calcext:value-type="float">
            <text:p>4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27.7" calcext:value-type="float">
            <text:p>127,7</text:p>
          </table:table-cell>
          <table:table-cell table:style-name="ce220" office:value-type="float" office:value="142.8" calcext:value-type="float">
            <text:p>142,8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3" calcext:value-type="float">
            <text:p>13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64]/2.25;0)" office:value-type="float" office:value="44" calcext:value-type="float">
            <text:p>4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42.7" calcext:value-type="float">
            <text:p>142,7</text:p>
          </table:table-cell>
          <table:table-cell table:style-name="ce220" office:value-type="float" office:value="153.3" calcext:value-type="float">
            <text:p>153,3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65]/2.25;0)" office:value-type="float" office:value="48" calcext:value-type="float">
            <text:p>48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3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7"/>
        </table:table-row>
        <table:table-row table:style-name="ro22">
          <table:table-cell table:style-name="ce221" office:value-type="float" office:value="153.3" calcext:value-type="float">
            <text:p>153,3</text:p>
          </table:table-cell>
          <table:table-cell table:style-name="ce221" office:value-type="float" office:value="168" calcext:value-type="float">
            <text:p>168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66]/2.25;0)" office:value-type="float" office:value="52" calcext:value-type="float">
            <text:p>52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80k/FD40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1" office:value-type="float" office:value="168" calcext:value-type="float">
            <text:p>168</text:p>
          </table:table-cell>
          <table:table-cell table:style-name="ce221" office:value-type="float" office:value="181.1" calcext:value-type="float">
            <text:p>181,1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9" calcext:value-type="float">
            <text:p>9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67]/2.25;0)" office:value-type="float" office:value="56" calcext:value-type="float">
            <text:p>56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table:number-columns-repeated="3"/>
          <table:table-cell table:number-columns-repeated="1013"/>
        </table:table-row>
        <table:table-row table:style-name="ro22">
          <table:table-cell table:style-name="ce221" office:value-type="float" office:value="181.1" calcext:value-type="float">
            <text:p>181,1</text:p>
          </table:table-cell>
          <table:table-cell table:style-name="ce221" office:value-type="float" office:value="208.4" calcext:value-type="float">
            <text:p>208,4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68]/2.25;0)" office:value-type="float" office:value="65" calcext:value-type="float">
            <text:p>65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00k/FD50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1" office:value-type="float" office:value="208.4" calcext:value-type="float">
            <text:p>208,4</text:p>
          </table:table-cell>
          <table:table-cell table:style-name="ce221" office:value-type="float" office:value="232" calcext:value-type="float">
            <text:p>232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69]/2.25;0)" office:value-type="float" office:value="72" calcext:value-type="float">
            <text:p>72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table:number-columns-repeated="3"/>
          <table:table-cell table:number-columns-repeated="1013"/>
        </table:table-row>
        <table:table-row table:style-name="ro22">
          <table:table-cell table:style-name="ce221" office:value-type="float" office:value="232" calcext:value-type="float">
            <text:p>232</text:p>
          </table:table-cell>
          <table:table-cell table:style-name="ce221" office:value-type="float" office:value="256" calcext:value-type="float">
            <text:p>256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2" calcext:value-type="float">
            <text:p>12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70]/2.25;0)" office:value-type="float" office:value="80" calcext:value-type="float">
            <text:p>80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25k/FD62.5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1" office:value-type="float" office:value="256" calcext:value-type="float">
            <text:p>256</text:p>
          </table:table-cell>
          <table:table-cell table:style-name="ce221" office:value-type="float" office:value="269.3" calcext:value-type="float">
            <text:p>269,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71]/2.25;0)" office:value-type="float" office:value="84" calcext:value-type="float">
            <text:p>84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28k/FD64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269.3" calcext:value-type="float">
            <text:p>269,3</text:p>
          </table:table-cell>
          <table:table-cell table:style-name="ce220" office:value-type="float" office:value="284.9" calcext:value-type="float">
            <text:p>284,9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72]/2.25;0)" office:value-type="float" office:value="89" calcext:value-type="float">
            <text:p>89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84.9" calcext:value-type="float">
            <text:p>284,9</text:p>
          </table:table-cell>
          <table:table-cell table:style-name="ce220" office:value-type="float" office:value="335.5" calcext:value-type="float">
            <text:p>335,5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73]/2.25;0)" office:value-type="float" office:value="104" calcext:value-type="float">
            <text:p>10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35.5" calcext:value-type="float">
            <text:p>335,5</text:p>
          </table:table-cell>
          <table:table-cell table:style-name="ce220" office:value-type="float" office:value="361.8" calcext:value-type="float">
            <text:p>361,8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9" calcext:value-type="float">
            <text:p>9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74]/2.25;0)" office:value-type="float" office:value="113" calcext:value-type="float">
            <text:p>11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61.8" calcext:value-type="float">
            <text:p>361,8</text:p>
          </table:table-cell>
          <table:table-cell table:style-name="ce220" office:value-type="float" office:value="420.2" calcext:value-type="float">
            <text:p>420,2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75]/2.25;0)" office:value-type="float" office:value="131" calcext:value-type="float">
            <text:p>13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420.2" calcext:value-type="float">
            <text:p>420,2</text:p>
          </table:table-cell>
          <table:table-cell table:style-name="ce220" office:value-type="float" office:value="468.4" calcext:value-type="float">
            <text:p>468,4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76]/2.25;0)" office:value-type="float" office:value="146" calcext:value-type="float">
            <text:p>146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468.4" calcext:value-type="float">
            <text:p>468,4</text:p>
          </table:table-cell>
          <table:table-cell table:style-name="ce220" office:value-type="float" office:value="518.8" calcext:value-type="float">
            <text:p>518,8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2" calcext:value-type="float">
            <text:p>12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77]/2.25;0)" office:value-type="float" office:value="161" calcext:value-type="float">
            <text:p>16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18.8" calcext:value-type="float">
            <text:p>518,8</text:p>
          </table:table-cell>
          <table:table-cell table:style-name="ce220" office:value-type="float" office:value="577" calcext:value-type="float">
            <text:p>577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3" calcext:value-type="float">
            <text:p>13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78]/2.25;0)" office:value-type="float" office:value="180" calcext:value-type="float">
            <text:p>18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77" calcext:value-type="float">
            <text:p>577</text:p>
          </table:table-cell>
          <table:table-cell table:style-name="ce220" office:value-type="float" office:value="620.7" calcext:value-type="float">
            <text:p>620,7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79]/2.25;0)" office:value-type="float" office:value="193" calcext:value-type="float">
            <text:p>19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dden calc" table:style-name="ta12" table:protected="true" table:protection-key="o/5vNGZT4ugYg1OQkybhrIENk74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10" table:default-cell-style-name="ce486"/>
        <table:table-column table:style-name="co15" table:default-cell-style-name="ce486"/>
        <table:table-column table:style-name="co23" table:default-cell-style-name="ce486"/>
        <table:table-column table:style-name="co38" table:default-cell-style-name="ce486"/>
        <table:table-column table:style-name="co10" table:default-cell-style-name="ce486"/>
        <table:table-column table:style-name="co39" table:default-cell-style-name="ce486"/>
        <table:table-column table:style-name="co22" table:default-cell-style-name="ce486"/>
        <table:table-column table:style-name="co40" table:default-cell-style-name="ce486"/>
        <table:table-column table:style-name="co41" table:default-cell-style-name="ce483"/>
        <table:table-column table:style-name="co42" table:default-cell-style-name="ce483"/>
        <table:table-column table:style-name="co43" table:default-cell-style-name="ce483"/>
        <table:table-column table:style-name="co16" table:number-columns-repeated="1013" table:default-cell-style-name="Default"/>
        <table:table-row table:style-name="ro16">
          <table:table-cell office:value-type="string" calcext:value-type="string">
            <text:p>TX-RX Crystal</text:p>
          </table:table-cell>
          <table:table-cell table:number-columns-repeated="3"/>
          <table:table-cell office:value-type="string" calcext:value-type="string">
            <text:p>sw factor </text:p>
          </table:table-cell>
          <table:table-cell table:number-columns-repeated="3"/>
          <table:table-cell table:style-name="ce486" table:number-columns-repeated="3"/>
          <table:table-cell table:number-columns-repeated="1013"/>
        </table:table-row>
        <table:table-row table:style-name="ro33">
          <table:table-cell table:style-name="ce500" table:formula="of:=([$'Modem Registers Calculations'.G9]+[$'Modem Registers Calculations'.H9])/2" office:value-type="float" office:value="20" calcext:value-type="float">
            <text:p>20</text:p>
          </table:table-cell>
          <table:table-cell table:number-columns-repeated="3"/>
          <table:table-cell table:formula="of:=IF(OR(([$'Modem Registers Calculations'.F55]&lt;=2);([$'Modem Registers Calculations'.F55]&gt;=0.5));0.7*[.A4];0.5*[.A4])" office:value-type="float" office:value="0.7" calcext:value-type="float">
            <text:p>0,7</text:p>
          </table:table-cell>
          <table:table-cell table:number-columns-repeated="3"/>
          <table:table-cell table:style-name="ce486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AFC</text:p>
          </table:table-cell>
          <table:table-cell table:style-name="ce394" office:value-type="string" calcext:value-type="string" table:number-columns-spanned="1" table:number-rows-spanned="2">
            <text:p>RX BW</text:p>
          </table:table-cell>
          <table:table-cell table:style-name="ce394" office:value-type="string" calcext:value-type="string" table:number-columns-spanned="1" table:number-rows-spanned="2">
            <text:p>TX-RX Extreme Freq.Error</text:p>
          </table:table-cell>
          <table:table-cell table:number-columns-repeated="3"/>
          <table:table-cell table:style-name="ce394" office:value-type="string" calcext:value-type="string" table:number-columns-spanned="1" table:number-rows-spanned="2">
            <text:p>required channel filter <text:s/>BW</text:p>
          </table:table-cell>
          <table:table-cell/>
          <table:table-cell table:style-name="ce486"/>
          <table:table-cell table:style-name="ce394" office:value-type="string" calcext:value-type="string" table:number-columns-spanned="1" table:number-rows-spanned="2">
            <text:p>RX sens. estimate BER = 1E-3</text:p>
          </table:table-cell>
          <table:table-cell table:style-name="ce486"/>
          <table:table-cell table:number-columns-repeated="1013"/>
        </table:table-row>
        <table:table-row table:style-name="ro16">
          <table:table-cell table:formula="of:=IF([$'Modem Registers Calculations'.D55];1;0.8)" office:value-type="float" office:value="1" calcext:value-type="float">
            <text:p>1</text:p>
          </table:table-cell>
          <table:covered-table-cell table:number-columns-repeated="2" table:style-name="ce354"/>
          <table:table-cell table:number-columns-repeated="3"/>
          <table:covered-table-cell table:style-name="ce354"/>
          <table:table-cell/>
          <table:table-cell table:style-name="ce486"/>
          <table:covered-table-cell table:style-name="ce354"/>
          <table:table-cell table:style-name="ce486"/>
          <table:table-cell table:number-columns-repeated="1013"/>
        </table:table-row>
        <table:table-row table:style-name="ro1">
          <table:table-cell/>
          <table:table-cell table:style-name="ce211"/>
          <table:table-cell table:style-name="ce344" office:value-type="string" calcext:value-type="string">
            <text:p>TX-RX</text:p>
          </table:table-cell>
          <table:table-cell table:number-columns-repeated="3"/>
          <table:table-cell table:style-name="ce211" office:value-type="string" calcext:value-type="string">
            <text:p>BWch-fil</text:p>
          </table:table-cell>
          <table:table-cell/>
          <table:table-cell table:style-name="ce486"/>
          <table:table-cell table:style-name="ce215" office:value-type="string" calcext:value-type="string">
            <text:p>Input Power</text:p>
          </table:table-cell>
          <table:table-cell table:style-name="ce486"/>
          <table:table-cell table:number-columns-repeated="1013"/>
        </table:table-row>
        <table:table-row table:style-name="ro1">
          <table:table-cell office:value-type="string" calcext:value-type="string">
            <text:p>Bwfactor</text:p>
          </table:table-cell>
          <table:table-cell table:style-name="ce211" office:value-type="string" calcext:value-type="string">
            <text:p>[kHz]</text:p>
          </table:table-cell>
          <table:table-cell table:style-name="ce344" office:value-type="string" calcext:value-type="string">
            <text:p>[kHz]</text:p>
          </table:table-cell>
          <table:table-cell table:number-columns-repeated="3"/>
          <table:table-cell table:style-name="ce211" office:value-type="string" calcext:value-type="string">
            <text:p>[kHz]</text:p>
          </table:table-cell>
          <table:table-cell office:value-type="string" calcext:value-type="string">
            <text:p>Rb offset </text:p>
          </table:table-cell>
          <table:table-cell table:style-name="ce486"/>
          <table:table-cell table:style-name="ce211" office:value-type="string" calcext:value-type="string">
            <text:p>[dBm]</text:p>
          </table:table-cell>
          <table:table-cell table:style-name="ce486"/>
          <table:table-cell table:number-columns-repeated="1013"/>
        </table:table-row>
        <table:table-row table:style-name="ro16">
          <table:table-cell table:formula="of:=IF([$'Modem Registers Calculations'.F55]&gt;=2;0.9*[.A4];[.A4])" office:value-type="float" office:value="0.9" calcext:value-type="float">
            <text:p>0,9</text:p>
          </table:table-cell>
          <table:table-cell table:style-name="ce212" table:formula="of:=IF([$'Hidden calc'.C7]&gt;[$'Modem Registers Calculations'.G55];([$'Hidden calc'.C7]);[$'Modem Registers Calculations'.G55])" office:value-type="float" office:value="127.69" calcext:value-type="float">
            <text:p>127,69</text:p>
          </table:table-cell>
          <table:table-cell table:style-name="ce345" table:formula="of:=2*(30*[$'Hidden calc'.A2]*2/1000)*([$'Modem Registers Calculations'.E22]/30)" office:value-type="float" office:value="34.7136" calcext:value-type="float">
            <text:p>34,7136</text:p>
          </table:table-cell>
          <table:table-cell table:formula="of:=[.C7]-[$'Modem Registers Calculations'.G55]" office:value-type="float" office:value="-92.9764" calcext:value-type="float">
            <text:p>-92,9764</text:p>
          </table:table-cell>
          <table:table-cell table:formula="of:=1+[.D7]/[$'Modem Registers Calculations'.G55]" office:value-type="float" office:value="0.271858407079646" calcext:value-type="float">
            <text:p>0,2718584071</text:p>
          </table:table-cell>
          <table:table-cell table:formula="of:=IF([.E7]&lt;[.E2];[$'Modem Registers Calculations'.G55];[$'Modem Registers Calculations'.G55]*(1+[$'Hidden calc'.E7]/8))" office:value-type="float" office:value="127.69" calcext:value-type="float">
            <text:p>127,69</text:p>
          </table:table-cell>
          <table:table-cell table:style-name="ce212" table:formula="of:=[.B7]" office:value-type="float" office:value="127.69" calcext:value-type="float">
            <text:p>127,69</text:p>
          </table:table-cell>
          <table:table-cell table:formula="of:=IF([$'Modem Registers Calculations'.B14]=&quot;= &lt; 1%&quot;;0;1)" office:value-type="float" office:value="1" calcext:value-type="float">
            <text:p>1</text:p>
          </table:table-cell>
          <table:table-cell table:style-name="ce486"/>
          <table:table-cell table:style-name="ce406" table:formula="of:=IF(-118&gt;-174+10*LOG10([$'Modem Registers Calculations'.H55]/[$'Modem Registers Calculations'.G55])+8.5+11+LOG(MAX([$'Modem Registers Calculations'.F55];1);2)+10*LOG10([$'Modem Registers Calculations'.L9]*1000);-118;-174+10*LOG10([$'Modem Registers Calculations'.H55]/[$'Modem Registers Calculations'.G55])+8.5+11+LOG(MAX([$'Modem Registers Calculations'.F55];1);2)+10*LOG10([$'Modem Registers Calculations'.L9]*1000))" office:value-type="string" office:string-value="" calcext:value-type="error">
            <text:p>#VALUE!</text:p>
          </table:table-cell>
          <table:table-cell table:style-name="ce502" table:formula="of:=IF([$'Modem Registers Calculations'.F55]&gt;1;[$'Hidden calc'.J7];[$'Hidden calc'.J7]+10*(1-[$'Modem Registers Calculations'.F55]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 table:number-rows-repeated="3">
          <table:table-cell table:number-columns-repeated="8"/>
          <table:table-cell table:style-name="ce486" table:number-columns-repeated="3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UT out</text:p>
          </table:table-cell>
          <table:table-cell/>
          <table:table-cell office:value-type="string" calcext:value-type="string">
            <text:p>overshoot factor</text:p>
          </table:table-cell>
          <table:table-cell office:value-type="string" calcext:value-type="string">
            <text:p>afclimit freq.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afclimit fre. Adj</text:p>
          </table:table-cell>
          <table:table-cell office:value-type="string" calcext:value-type="string">
            <text:p>AFCLim:Bwmod&gt;=Tx-Rx Freq.Err</text:p>
          </table:table-cell>
          <table:table-cell table:style-name="ce486" table:number-columns-repeated="3"/>
          <table:table-cell table:number-columns-repeated="1013"/>
        </table:table-row>
        <table:table-row table:style-name="ro16">
          <table:table-cell/>
          <table:table-cell table:style-name="ce168" table:formula="of:=IF([$'Modem Registers Calculations'.F55]&lt;2;VLOOKUP([$'Hidden calc'.G7];[$BWtable.A8:.F61];6);VLOOKUP([$'Hidden calc'.G7];[$BWtable.A127:.F179];6))" office:value-type="float" office:value="40" calcext:value-type="float">
            <text:p>40</text:p>
          </table:table-cell>
          <table:table-cell/>
          <table:table-cell table:formula="of:=IF([$'Modem Registers Calculations'.F55]=1;1;1.1)" office:value-type="float" office:value="1.1" calcext:value-type="float">
            <text:p>1,1</text:p>
          </table:table-cell>
          <table:table-cell table:formula="of:=([$'Modem Registers Calculations'.B28]+1)*156.25*4*[.B12]/1000" office:value-type="float" office:value="25" calcext:value-type="float">
            <text:p>25</text:p>
          </table:table-cell>
          <table:table-cell table:formula="of:=2*[.E12]/[$'Hidden calc'.C7]" office:value-type="float" office:value="1.44035766961652" calcext:value-type="float">
            <text:p>1,4403576696</text:p>
          </table:table-cell>
          <table:table-cell table:formula="of:=IF([.F12]&lt;[.D12];[.E12]+[$'Hidden calc'.C7]*([.D12]-[.F12])/2;[.E12])" office:value-type="float" office:value="25" calcext:value-type="float">
            <text:p>25</text:p>
          </table:table-cell>
          <table:table-cell table:formula="of:=DEC2HEX(((1000*[.G12]/4/([$'Modem Registers Calculations'.B28]+1)/156.25));2)" office:value-type="string" office:string-value="28" calcext:value-type="string">
            <text:p>28</text:p>
          </table:table-cell>
          <table:table-cell table:style-name="ce486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ce486" office:value-type="string" calcext:value-type="string">
            <text:p>AFCLim(Hex)</text:p>
          </table:table-cell>
          <table:table-cell table:style-name="ce486" office:value-type="string" calcext:value-type="string">
            <text:p>FinalAFCLim(Dec)</text:p>
          </table:table-cell>
          <table:table-cell table:style-name="ce486" office:value-type="string" calcext:value-type="string">
            <text:p>AFCLim Freq.(kHz)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86" table:formula="of:=IF([$'Modem Registers Calculations'.G55]&gt;=[$'Hidden calc'.C7];[$'Hidden calc'.H12];[$'Hidden calc'.H16])" office:value-type="string" office:string-value="28" calcext:value-type="string">
            <text:p>28</text:p>
          </table:table-cell>
          <table:table-cell table:style-name="ce486" table:formula="of:=IF(HEX2DEC([.I14])&gt;80;80;HEX2DEC([.I14]))" office:value-type="float" office:value="40" calcext:value-type="float">
            <text:p>40</text:p>
          </table:table-cell>
          <table:table-cell table:style-name="ce486" table:formula="of:=([$'Modem Registers Calculations'.B28]+1)*156.25*4*[.J14]/1000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FCadj</text:p>
          </table:table-cell>
          <table:table-cell office:value-type="string" calcext:value-type="string">
            <text:p>Freq Lim</text:p>
          </table:table-cell>
          <table:table-cell table:number-columns-repeated="5"/>
          <table:table-cell office:value-type="string" calcext:value-type="string">
            <text:p>AFCLim:Bwmod&lt;Tx-Rx Freq.Err</text:p>
          </table:table-cell>
          <table:table-cell table:number-columns-repeated="1016"/>
        </table:table-row>
        <table:table-row table:style-name="ro1">
          <table:table-cell table:formula="of:=IF(AND([$'Hidden calc'.A2]&gt;25;[$'Modem Registers Calculations'.F55]&gt;1);1;0)" office:value-type="float" office:value="0" calcext:value-type="float">
            <text:p>0</text:p>
          </table:table-cell>
          <table:table-cell table:formula="of:=ROUND([$'Hidden calc'.C7]/2+0.5;0)" office:value-type="float" office:value="18" calcext:value-type="float">
            <text:p>18</text:p>
          </table:table-cell>
          <table:table-cell table:number-columns-repeated="5"/>
          <table:table-cell table:formula="of:=DEC2HEX(ROUND(1000*[.B16]/4/([$'Modem Registers Calculations'.B28]+1)/156.25;0)-[.A16];2)" office:value-type="string" office:string-value="1D" calcext:value-type="string">
            <text:p>1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83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SR/H</text:p>
          </table:table-cell>
          <table:table-cell table:number-columns-repeated="2"/>
          <table:table-cell office:value-type="string" calcext:value-type="string">
            <text:p>BCR Gear</text:p>
          </table:table-cell>
          <table:table-cell table:number-columns-repeated="1020"/>
        </table:table-row>
        <table:table-row table:style-name="ro1">
          <table:table-cell table:formula="of:=HEX2DEC([$'Modem Registers Calculations'.E62])/8/[$'Modem Registers Calculations'.F55]" office:value-type="float" office:value="4.23267358171042" calcext:value-type="float">
            <text:p>4,2326735817</text:p>
          </table:table-cell>
          <table:table-cell table:number-columns-repeated="2"/>
          <table:table-cell table:formula="of:=IF([.H7]=0;&quot;03&quot;;&quot;00&quot;)" office:value-type="string" office:string-value="00" calcext:value-type="string">
            <text:p>00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ange Chec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rier Freq.</text:p>
          </table:table-cell>
          <table:table-cell/>
          <table:table-cell office:value-type="string" calcext:value-type="string">
            <text:p>Data Rat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OSR</text:p>
          </table:table-cell>
          <table:table-cell/>
          <table:table-cell office:value-type="string" calcext:value-type="string">
            <text:p>ook Rb</text:p>
          </table:table-cell>
          <table:table-cell table:number-columns-repeated="1017"/>
        </table:table-row>
        <table:table-row table:style-name="ro18">
          <table:table-cell table:number-columns-repeated="2"/>
          <table:table-cell table:formula="of:=IF(OR(([$'Modem Registers Calculations'.L9]&gt;256);([$'Modem Registers Calculations'.L9]&lt;0.126));1;0)" office:value-type="float" office:value="0" calcext:value-type="float">
            <text:p>0</text:p>
          </table:table-cell>
          <table:table-cell table:formula="of:=IF(OR(([$'Modem Registers Calculations'.C14]&gt;320);([$'Modem Registers Calculations'.C14]&lt;0.625));1;0)" office:value-type="float" office:value="0" calcext:value-type="float">
            <text:p>0</text:p>
          </table:table-cell>
          <table:table-cell table:formula="of:=IF(OR(AND([$'Modem Registers Calculations'.A9]&lt;&gt;&quot;OOK&quot;;[.A34]&gt;HEX2DEC(&quot;7FF&quot;));AND([$'Modem Registers Calculations'.A9]=&quot;OOK&quot;;[.A38]&gt;HEX2DEC(&quot;7FF&quot;)));1;0)" office:value-type="float" office:value="0" calcext:value-type="float">
            <text:p>0</text:p>
          </table:table-cell>
          <table:table-cell/>
          <table:table-cell table:style-name="ce501" table:formula="of:=IF(AND([$'Modem Registers Calculations'.A9]&lt;&gt;&quot;OOK&quot;;OR(([$'Modem Registers Calculations'.F55]&lt;0.5);([$'Modem Registers Calculations'.F55]&gt;62))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SR-DEC</text:p>
          </table:table-cell>
          <table:table-cell table:number-columns-repeated="1023"/>
        </table:table-row>
        <table:table-row table:style-name="ro1">
          <table:table-cell table:formula="of:=ROUND(500*([$'Modem Registers Calculations'.K14]/30000)*(1+2*[$'Modem Registers Calculations'.D62])/((1+[$'Modem Registers Calculations'.H62])*[$'Modem Registers Calculations'.L9]*2^([$'Modem Registers Calculations'.B62]-3));0)" office:value-type="float" office:value="417" calcext:value-type="float">
            <text:p>41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SR-DEC-ook</text:p>
          </table:table-cell>
          <table:table-cell table:number-columns-repeated="1023"/>
        </table:table-row>
        <table:table-row table:style-name="ro1">
          <table:table-cell table:formula="of:=ROUND(500*([$'Modem Registers Calculations'.$K$14]/30000)*(1+2*[$'Modem Registers Calculations'.D78])/((1+[$'Modem Registers Calculations'.G71])*[$'Modem Registers Calculations'.B71]*2^([$'Modem Registers Calculations'.B78]-3));0)" office:value-type="float" office:value="313" calcext:value-type="float">
            <text:p>31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heck MAX INT</text:p>
          </table:table-cell>
          <table:table-cell table:number-columns-repeated="1023"/>
        </table:table-row>
        <table:table-row table:style-name="ro1">
          <table:table-cell table:formula="of:=IF([$'Modem Registers Calculations'.B28]=1;1000*[$'Modem Registers Calculations'.J9]/[$'Modem Registers Calculations'.K14];[$'Modem Registers Calculations'.J9]*2000/[$'Modem Registers Calculations'.K14])" office:value-type="float" office:value="28.928" calcext:value-type="float">
            <text:p>28,928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ok_table" table:style-name="ta4">
        <table:table-column table:style-name="co16" table:default-cell-style-name="Default"/>
        <table:table-column table:style-name="co6" table:default-cell-style-name="ce226"/>
        <table:table-column table:style-name="co3" table:default-cell-style-name="ce226"/>
        <table:table-column table:style-name="co26" table:default-cell-style-name="ce226"/>
        <table:table-column table:style-name="co27" table:default-cell-style-name="ce226"/>
        <table:table-column table:style-name="co16" table:number-columns-repeated="5" table:default-cell-style-name="Default"/>
        <table:table-column table:style-name="co3" table:default-cell-style-name="ce223"/>
        <table:table-column table:style-name="co28" table:default-cell-style-name="ce223"/>
        <table:table-column table:style-name="co29" table:default-cell-style-name="ce223"/>
        <table:table-column table:style-name="co18" table:default-cell-style-name="ce223"/>
        <table:table-column table:style-name="co16" table:number-columns-repeated="1010" table:default-cell-style-name="Default"/>
        <table:table-row table:style-name="ro12">
          <table:table-cell/>
          <table:table-cell table:style-name="ce243" office:value-type="string" calcext:value-type="string" table:number-columns-spanned="2" table:number-rows-spanned="1">
            <text:p>Desired RX BW Range(kHz) </text:p>
          </table:table-cell>
          <table:covered-table-cell table:style-name="ce243"/>
          <table:table-cell table:style-name="ce246" office:value-type="string" calcext:value-type="string" table:number-columns-spanned="1" table:number-rows-spanned="2">
            <text:p>ARA RX_BW</text:p>
          </table:table-cell>
          <table:table-cell table:style-name="ce246" office:value-type="string" calcext:value-type="string" table:number-columns-spanned="1" table:number-rows-spanned="2">
            <text:p>dw3_bypass</text:p>
          </table:table-cell>
          <table:table-cell table:style-name="ce246" office:value-type="string" calcext:value-type="string" table:number-columns-spanned="1" table:number-rows-spanned="2">
            <text:p>filset[3:0]</text:p>
          </table:table-cell>
          <table:table-cell table:number-columns-repeated="1018"/>
        </table:table-row>
        <table:table-row table:style-name="ro1">
          <table:table-cell/>
          <table:table-cell table:style-name="ce243" office:value-type="string" calcext:value-type="string">
            <text:p>BW_min</text:p>
          </table:table-cell>
          <table:table-cell table:style-name="ce243" office:value-type="string" calcext:value-type="string">
            <text:p>BW_max</text:p>
          </table:table-cell>
          <table:covered-table-cell table:number-columns-repeated="3" table:style-name="ce247"/>
          <table:table-cell table:number-columns-repeated="1018"/>
        </table:table-row>
        <table:table-row table:style-name="ro1">
          <table:table-cell/>
          <table:table-cell table:style-name="ce227" table:formula="of:=1*([$'Modem Registers Calculations'.K14]/30000)" office:value-type="float" office:value="1" calcext:value-type="float">
            <text:p>1</text:p>
          </table:table-cell>
          <table:table-cell table:style-name="ce227" table:formula="of:=75.2*([$'Modem Registers Calculations'.K14]/30000)" office:value-type="float" office:value="75.2" calcext:value-type="float">
            <text:p>75,2</text:p>
          </table:table-cell>
          <table:table-cell table:style-name="ce227" office:value-type="float" office:value="75.2" calcext:value-type="float">
            <text:p>75,2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number-columns-repeated="1018"/>
        </table:table-row>
        <table:table-row table:style-name="ro22">
          <table:table-cell/>
          <table:table-cell table:style-name="ce227" table:formula="of:=75.2*([$'Modem Registers Calculations'.K14]/30000)" office:value-type="float" office:value="75.2" calcext:value-type="float">
            <text:p>75,2</text:p>
          </table:table-cell>
          <table:table-cell table:style-name="ce220" table:formula="of:=83.2*([$'Modem Registers Calculations'.K14]/30000)" office:value-type="float" office:value="83.2" calcext:value-type="float">
            <text:p>83,2</text:p>
          </table:table-cell>
          <table:table-cell table:style-name="ce220" office:value-type="float" office:value="83.2" calcext:value-type="float">
            <text:p>83,2</text:p>
          </table:table-cell>
          <table:table-cell table:style-name="ce227" office:value-type="float" office:value="0" calcext:value-type="float">
            <text:p>0</text:p>
          </table:table-cell>
          <table:table-cell table:style-name="ce227" table:formula="of:=[.F3]+1" office:value-type="float" office:value="2" calcext:value-type="float">
            <text:p>2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83.2*([$'Modem Registers Calculations'.K14]/30000)" office:value-type="float" office:value="83.2" calcext:value-type="float">
            <text:p>83,2</text:p>
          </table:table-cell>
          <table:table-cell table:style-name="ce220" table:formula="of:=90*([$'Modem Registers Calculations'.K14]/30000)" office:value-type="float" office:value="90" calcext:value-type="float">
            <text:p>90</text:p>
          </table:table-cell>
          <table:table-cell table:style-name="ce220" office:value-type="float" office:value="90" calcext:value-type="float">
            <text:p>90</text:p>
          </table:table-cell>
          <table:table-cell table:style-name="ce227" office:value-type="float" office:value="0" calcext:value-type="float">
            <text:p>0</text:p>
          </table:table-cell>
          <table:table-cell table:style-name="ce227" table:formula="of:=[.F4]+1" office:value-type="float" office:value="3" calcext:value-type="float">
            <text:p>3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90*([$'Modem Registers Calculations'.K14]/30000)" office:value-type="float" office:value="90" calcext:value-type="float">
            <text:p>90</text:p>
          </table:table-cell>
          <table:table-cell table:style-name="ce220" table:formula="of:=95.3*([$'Modem Registers Calculations'.K14]/30000)" office:value-type="float" office:value="95.3" calcext:value-type="float">
            <text:p>95,3</text:p>
          </table:table-cell>
          <table:table-cell table:style-name="ce220" office:value-type="float" office:value="95.3" calcext:value-type="float">
            <text:p>95,3</text:p>
          </table:table-cell>
          <table:table-cell table:style-name="ce227" office:value-type="float" office:value="0" calcext:value-type="float">
            <text:p>0</text:p>
          </table:table-cell>
          <table:table-cell table:style-name="ce227" table:formula="of:=[.F5]+1" office:value-type="float" office:value="4" calcext:value-type="float">
            <text:p>4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95.3*([$'Modem Registers Calculations'.K14]/30000)" office:value-type="float" office:value="95.3" calcext:value-type="float">
            <text:p>95,3</text:p>
          </table:table-cell>
          <table:table-cell table:style-name="ce220" table:formula="of:=112.1*([$'Modem Registers Calculations'.K14]/30000)" office:value-type="float" office:value="112.1" calcext:value-type="float">
            <text:p>112,1</text:p>
          </table:table-cell>
          <table:table-cell table:style-name="ce220" office:value-type="float" office:value="112.1" calcext:value-type="float">
            <text:p>112,1</text:p>
          </table:table-cell>
          <table:table-cell table:style-name="ce227" office:value-type="float" office:value="0" calcext:value-type="float">
            <text:p>0</text:p>
          </table:table-cell>
          <table:table-cell table:style-name="ce227" table:formula="of:=[.F6]+1" office:value-type="float" office:value="5" calcext:value-type="float">
            <text:p>5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112.1*([$'Modem Registers Calculations'.K14]/30000)" office:value-type="float" office:value="112.1" calcext:value-type="float">
            <text:p>112,1</text:p>
          </table:table-cell>
          <table:table-cell table:style-name="ce220" table:formula="of:=127.9*([$'Modem Registers Calculations'.K14]/30000)" office:value-type="float" office:value="127.9" calcext:value-type="float">
            <text:p>127,9</text:p>
          </table:table-cell>
          <table:table-cell table:style-name="ce220" office:value-type="float" office:value="127.9" calcext:value-type="float">
            <text:p>127,9</text:p>
          </table:table-cell>
          <table:table-cell table:style-name="ce227" office:value-type="float" office:value="0" calcext:value-type="float">
            <text:p>0</text:p>
          </table:table-cell>
          <table:table-cell table:style-name="ce227" table:formula="of:=[.F7]+1" office:value-type="float" office:value="6" calcext:value-type="float">
            <text:p>6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127.9*([$'Modem Registers Calculations'.K14]/30000)" office:value-type="float" office:value="127.9" calcext:value-type="float">
            <text:p>127,9</text:p>
          </table:table-cell>
          <table:table-cell table:style-name="ce220" table:formula="of:=137.9*([$'Modem Registers Calculations'.K14]/30000)" office:value-type="float" office:value="137.9" calcext:value-type="float">
            <text:p>137,9</text:p>
          </table:table-cell>
          <table:table-cell table:style-name="ce220" office:value-type="float" office:value="137.9" calcext:value-type="float">
            <text:p>137,9</text:p>
          </table:table-cell>
          <table:table-cell table:style-name="ce227" office:value-type="float" office:value="0" calcext:value-type="float">
            <text:p>0</text:p>
          </table:table-cell>
          <table:table-cell table:style-name="ce227" table:formula="of:=[.F8]+1" office:value-type="float" office:value="7" calcext:value-type="float">
            <text:p>7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137.9*([$'Modem Registers Calculations'.K14]/30000)" office:value-type="float" office:value="137.9" calcext:value-type="float">
            <text:p>137,9</text:p>
          </table:table-cell>
          <table:table-cell table:style-name="ce220" table:formula="of:=191.5*([$'Modem Registers Calculations'.K14]/30000)" office:value-type="float" office:value="191.5" calcext:value-type="float">
            <text:p>191,5</text:p>
          </table:table-cell>
          <table:table-cell table:style-name="ce220" office:value-type="float" office:value="191.5" calcext:value-type="float">
            <text:p>191,5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15" calcext:value-type="float">
            <text:p>15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191.5*([$'Modem Registers Calculations'.K14]/30000)" office:value-type="float" office:value="191.5" calcext:value-type="float">
            <text:p>191,5</text:p>
          </table:table-cell>
          <table:table-cell table:style-name="ce220" table:formula="of:=225.1*([$'Modem Registers Calculations'.K14]/30000)" office:value-type="float" office:value="225.1" calcext:value-type="float">
            <text:p>225,1</text:p>
          </table:table-cell>
          <table:table-cell table:style-name="ce220" office:value-type="float" office:value="225.1" calcext:value-type="float">
            <text:p>225,1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225.1*([$'Modem Registers Calculations'.K14]/30000)" office:value-type="float" office:value="225.1" calcext:value-type="float">
            <text:p>225,1</text:p>
          </table:table-cell>
          <table:table-cell table:style-name="ce220" table:formula="of:=248.8*([$'Modem Registers Calculations'.K14]/30000)" office:value-type="float" office:value="248.8" calcext:value-type="float">
            <text:p>248,8</text:p>
          </table:table-cell>
          <table:table-cell table:style-name="ce220" office:value-type="float" office:value="248.8" calcext:value-type="float">
            <text:p>248,8</text:p>
          </table:table-cell>
          <table:table-cell table:style-name="ce248" office:value-type="float" office:value="1" calcext:value-type="float">
            <text:p>1</text:p>
          </table:table-cell>
          <table:table-cell table:style-name="ce227" table:formula="of:=[.F11]+1" office:value-type="float" office:value="2" calcext:value-type="float">
            <text:p>2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248.8*([$'Modem Registers Calculations'.K14]/30000)" office:value-type="float" office:value="248.8" calcext:value-type="float">
            <text:p>248,8</text:p>
          </table:table-cell>
          <table:table-cell table:style-name="ce220" table:formula="of:=269.3*([$'Modem Registers Calculations'.K14]/30000)" office:value-type="float" office:value="269.3" calcext:value-type="float">
            <text:p>269,3</text:p>
          </table:table-cell>
          <table:table-cell table:style-name="ce220" office:value-type="float" office:value="269.3" calcext:value-type="float">
            <text:p>269,3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3" calcext:value-type="float">
            <text:p>3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269.3*([$'Modem Registers Calculations'.K14]/30000)" office:value-type="float" office:value="269.3" calcext:value-type="float">
            <text:p>269,3</text:p>
          </table:table-cell>
          <table:table-cell table:style-name="ce220" table:formula="of:=284.9*([$'Modem Registers Calculations'.K14]/30000)" office:value-type="float" office:value="284.9" calcext:value-type="float">
            <text:p>284,9</text:p>
          </table:table-cell>
          <table:table-cell table:style-name="ce220" office:value-type="float" office:value="284.9" calcext:value-type="float">
            <text:p>284,9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4" calcext:value-type="float">
            <text:p>4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284.9*([$'Modem Registers Calculations'.K14]/30000)" office:value-type="float" office:value="284.9" calcext:value-type="float">
            <text:p>284,9</text:p>
          </table:table-cell>
          <table:table-cell table:style-name="ce220" table:formula="of:=335.5*([$'Modem Registers Calculations'.K14]/30000)" office:value-type="float" office:value="335.5" calcext:value-type="float">
            <text:p>335,5</text:p>
          </table:table-cell>
          <table:table-cell table:style-name="ce220" office:value-type="float" office:value="335.5" calcext:value-type="float">
            <text:p>335,5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8" calcext:value-type="float">
            <text:p>8</text:p>
          </table:table-cell>
          <table:table-cell table:number-columns-repeated="1018"/>
        </table:table-row>
        <table:table-row table:style-name="ro23">
          <table:table-cell/>
          <table:table-cell table:style-name="ce220" table:formula="of:=335.5*([$'Modem Registers Calculations'.K14]/30000)" office:value-type="float" office:value="335.5" calcext:value-type="float">
            <text:p>335,5</text:p>
          </table:table-cell>
          <table:table-cell table:style-name="ce220" table:formula="of:=361.8*([$'Modem Registers Calculations'.K14]/30000)" office:value-type="float" office:value="361.8" calcext:value-type="float">
            <text:p>361,8</text:p>
          </table:table-cell>
          <table:table-cell table:style-name="ce220" office:value-type="float" office:value="361.8" calcext:value-type="float">
            <text:p>361,8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9" calcext:value-type="float">
            <text:p>9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361.8*([$'Modem Registers Calculations'.K14]/30000)" office:value-type="float" office:value="361.8" calcext:value-type="float">
            <text:p>361,8</text:p>
          </table:table-cell>
          <table:table-cell table:style-name="ce220" table:formula="of:=420.2*([$'Modem Registers Calculations'.K14]/30000)" office:value-type="float" office:value="420.2" calcext:value-type="float">
            <text:p>420,2</text:p>
          </table:table-cell>
          <table:table-cell table:style-name="ce220" office:value-type="float" office:value="420.2" calcext:value-type="float">
            <text:p>420,2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number-columns-repeated="5"/>
          <table:table-cell table:style-name="ce250" table:number-columns-spanned="5" table:number-rows-spanned="2"/>
          <table:covered-table-cell table:number-columns-repeated="3" table:style-name="ce254"/>
          <table:covered-table-cell table:style-name="ce260"/>
          <table:table-cell table:number-columns-repeated="1008"/>
        </table:table-row>
        <table:table-row table:style-name="ro23">
          <table:table-cell/>
          <table:table-cell table:style-name="ce220" table:formula="of:=420.2*([$'Modem Registers Calculations'.K14]/30000)" office:value-type="float" office:value="420.2" calcext:value-type="float">
            <text:p>420,2</text:p>
          </table:table-cell>
          <table:table-cell table:style-name="ce220" table:formula="of:=468.4*([$'Modem Registers Calculations'.K14]/30000)" office:value-type="float" office:value="468.4" calcext:value-type="float">
            <text:p>468,4</text:p>
          </table:table-cell>
          <table:table-cell table:style-name="ce220" office:value-type="float" office:value="468.4" calcext:value-type="float">
            <text:p>468,4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11" calcext:value-type="float">
            <text:p>11</text:p>
          </table:table-cell>
          <table:table-cell table:number-columns-repeated="5"/>
          <table:covered-table-cell table:style-name="ce251"/>
          <table:covered-table-cell table:number-columns-repeated="3" table:style-name="ce255"/>
          <table:covered-table-cell table:style-name="ce261"/>
          <table:table-cell table:number-columns-repeated="1008"/>
        </table:table-row>
        <table:table-row table:style-name="ro23">
          <table:table-cell/>
          <table:table-cell table:style-name="ce220" table:formula="of:=468.4*([$'Modem Registers Calculations'.K14]/30000)" office:value-type="float" office:value="468.4" calcext:value-type="float">
            <text:p>468,4</text:p>
          </table:table-cell>
          <table:table-cell table:style-name="ce220" table:formula="of:=518.8*([$'Modem Registers Calculations'.K14]/30000)" office:value-type="float" office:value="518.8" calcext:value-type="float">
            <text:p>518,8</text:p>
          </table:table-cell>
          <table:table-cell table:style-name="ce220" office:value-type="float" office:value="518.8" calcext:value-type="float">
            <text:p>518,8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12" calcext:value-type="float">
            <text:p>12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518.8*([$'Modem Registers Calculations'.K14]/30000)" office:value-type="float" office:value="518.8" calcext:value-type="float">
            <text:p>518,8</text:p>
          </table:table-cell>
          <table:table-cell table:style-name="ce220" table:formula="of:=577*([$'Modem Registers Calculations'.K14]/30000)" office:value-type="float" office:value="577" calcext:value-type="float">
            <text:p>577</text:p>
          </table:table-cell>
          <table:table-cell table:style-name="ce220" office:value-type="float" office:value="577" calcext:value-type="float">
            <text:p>577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13" calcext:value-type="float">
            <text:p>13</text:p>
          </table:table-cell>
          <table:table-cell table:number-columns-repeated="5"/>
          <table:table-cell table:style-name="ce252" table:number-columns-spanned="4" table:number-rows-spanned="2"/>
          <table:covered-table-cell table:number-columns-repeated="2" table:style-name="ce256"/>
          <table:covered-table-cell table:style-name="ce258"/>
          <table:table-cell table:number-columns-repeated="1009"/>
        </table:table-row>
        <table:table-row table:style-name="ro23">
          <table:table-cell/>
          <table:table-cell table:style-name="ce220" table:formula="of:=577*([$'Modem Registers Calculations'.K14]/30000)" office:value-type="float" office:value="577" calcext:value-type="float">
            <text:p>577</text:p>
          </table:table-cell>
          <table:table-cell table:style-name="ce220" table:formula="of:=620.7*([$'Modem Registers Calculations'.K14]/30000)" office:value-type="float" office:value="620.7" calcext:value-type="float">
            <text:p>620,7</text:p>
          </table:table-cell>
          <table:table-cell table:style-name="ce220" office:value-type="float" office:value="620.7" calcext:value-type="float">
            <text:p>620,7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14" calcext:value-type="float">
            <text:p>14</text:p>
          </table:table-cell>
          <table:table-cell table:number-columns-repeated="5"/>
          <table:covered-table-cell table:style-name="ce253"/>
          <table:covered-table-cell table:number-columns-repeated="2" table:style-name="ce257"/>
          <table:covered-table-cell table:style-name="ce259"/>
          <table:table-cell table:number-columns-repeated="1009"/>
        </table:table-row>
        <table:table-row table:style-name="ro16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44" table:number-columns-spanned="2" table:number-rows-spanned="1"/>
          <table:covered-table-cell table:style-name="ce226"/>
          <table:table-cell table:number-columns-repeated="1018"/>
        </table:table-row>
        <table:table-row table:style-name="ro1">
          <table:table-cell/>
          <table:table-cell table:style-name="ce243" office:value-type="string" calcext:value-type="string" table:number-columns-spanned="2" table:number-rows-spanned="1">
            <text:p>Modem Rb(kbps)</text:p>
          </table:table-cell>
          <table:covered-table-cell table:style-name="ce245"/>
          <table:table-cell table:style-name="ce246" office:value-type="string" calcext:value-type="string" table:number-columns-spanned="1" table:number-rows-spanned="2">
            <text:p>ndec[2:0]</text:p>
          </table:table-cell>
          <table:table-cell table:style-name="ce249" table:number-columns-spanned="1" table:number-rows-spanned="2"/>
          <table:table-cell table:number-columns-repeated="1019"/>
        </table:table-row>
        <table:table-row table:style-name="ro1">
          <table:table-cell/>
          <table:table-cell table:style-name="ce243" office:value-type="string" calcext:value-type="string">
            <text:p>Modem Rb_min</text:p>
          </table:table-cell>
          <table:table-cell table:style-name="ce243" office:value-type="string" calcext:value-type="string">
            <text:p>Modem Rb_max</text:p>
          </table:table-cell>
          <table:covered-table-cell table:style-name="ce247"/>
          <table:covered-table-cell table:style-name="ce249"/>
          <table:table-cell table:number-columns-repeated="1019"/>
        </table:table-row>
        <table:table-row table:style-name="ro1">
          <table:table-cell/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" calcext:value-type="float">
            <text:p>5</text:p>
          </table:table-cell>
          <table:table-cell table:style-name="ce225"/>
          <table:table-cell table:number-columns-repeated="1019"/>
        </table:table-row>
        <table:table-row table:style-name="ro1">
          <table:table-cell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5" calcext:value-type="float">
            <text:p>5</text:p>
          </table:table-cell>
          <table:table-cell table:style-name="ce225"/>
          <table:table-cell table:number-columns-repeated="1019"/>
        </table:table-row>
        <table:table-row table:style-name="ro1"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4" calcext:value-type="float">
            <text:p>4</text:p>
          </table:table-cell>
          <table:table-cell table:style-name="ce225"/>
          <table:table-cell table:number-columns-repeated="1019"/>
        </table:table-row>
        <table:table-row table:style-name="ro1">
          <table:table-cell/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4" calcext:value-type="float">
            <text:p>4</text:p>
          </table:table-cell>
          <table:table-cell table:style-name="ce225"/>
          <table:table-cell table:number-columns-repeated="1019"/>
        </table:table-row>
        <table:table-row table:style-name="ro1">
          <table:table-cell/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office:value-type="float" office:value="3" calcext:value-type="float">
            <text:p>3</text:p>
          </table:table-cell>
          <table:table-cell table:style-name="ce225"/>
          <table:table-cell table:number-columns-repeated="1019"/>
        </table:table-row>
        <table:table-row table:style-name="ro1">
          <table:table-cell/>
          <table:table-cell table:style-name="ce227" office:value-type="float" office:value="16" calcext:value-type="float">
            <text:p>16</text:p>
          </table:table-cell>
          <table:table-cell table:style-name="ce227" office:value-type="float" office:value="32" calcext:value-type="float">
            <text:p>32</text:p>
          </table:table-cell>
          <table:table-cell table:style-name="ce227" office:value-type="float" office:value="2" calcext:value-type="float">
            <text:p>2</text:p>
          </table:table-cell>
          <table:table-cell table:style-name="ce225"/>
          <table:table-cell table:number-columns-repeated="1019"/>
        </table:table-row>
        <table:table-row table:style-name="ro1">
          <table:table-cell/>
          <table:table-cell table:style-name="ce227" office:value-type="float" office:value="32" calcext:value-type="float">
            <text:p>32</text:p>
          </table:table-cell>
          <table:table-cell table:style-name="ce227" office:value-type="float" office:value="50" calcext:value-type="float">
            <text:p>50</text:p>
          </table:table-cell>
          <table:table-cell table:style-name="ce227" office:value-type="float" office:value="1" calcext:value-type="float">
            <text:p>1</text:p>
          </table:table-cell>
          <table:table-cell table:style-name="ce225"/>
          <table:table-cell table:number-columns-repeated="1019"/>
        </table:table-row>
        <table:table-row table:style-name="ro1">
          <table:table-cell/>
          <table:table-cell table:style-name="ce227" office:value-type="float" office:value="50" calcext:value-type="float">
            <text:p>50</text:p>
          </table:table-cell>
          <table:table-cell table:style-name="ce227" office:value-type="float" office:value="65" calcext:value-type="float">
            <text:p>65</text:p>
          </table:table-cell>
          <table:table-cell table:style-name="ce227" office:value-type="float" office:value="0" calcext:value-type="float">
            <text:p>0</text:p>
          </table:table-cell>
          <table:table-cell table:style-name="ce225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44" office:value-type="string" calcext:value-type="string" table:number-columns-spanned="2" table:number-rows-spanned="1">
            <text:p>for higher data rate offset</text:p>
          </table:table-cell>
          <table:covered-table-cell/>
          <table:table-cell/>
          <table:table-cell table:style-name="ce223"/>
          <table:table-cell table:number-columns-repeated="1019"/>
        </table:table-row>
        <table:table-row table:style-name="ro1">
          <table:table-cell/>
          <table:table-cell table:style-name="ce243" office:value-type="string" calcext:value-type="string" table:number-columns-spanned="2" table:number-rows-spanned="1">
            <text:p>Modem Rb(kbps)</text:p>
          </table:table-cell>
          <table:covered-table-cell table:style-name="ce245"/>
          <table:table-cell table:style-name="ce246" office:value-type="string" calcext:value-type="string" table:number-columns-spanned="1" table:number-rows-spanned="2">
            <text:p>ndec[2:0]</text:p>
          </table:table-cell>
          <table:table-cell table:style-name="ce223"/>
          <table:table-cell table:number-columns-repeated="1019"/>
        </table:table-row>
        <table:table-row table:style-name="ro1">
          <table:table-cell/>
          <table:table-cell table:style-name="ce243" office:value-type="string" calcext:value-type="string">
            <text:p>Modem Rb_min</text:p>
          </table:table-cell>
          <table:table-cell table:style-name="ce243" office:value-type="string" calcext:value-type="string">
            <text:p>Modem Rb_max</text:p>
          </table:table-cell>
          <table:covered-table-cell table:style-name="ce247"/>
          <table:table-cell table:style-name="ce223"/>
          <table:table-cell table:number-columns-repeated="1019"/>
        </table:table-row>
        <table:table-row table:style-name="ro1">
          <table:table-cell/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" calcext:value-type="float">
            <text:p>5</text:p>
          </table:table-cell>
          <table:table-cell table:style-name="ce223"/>
          <table:table-cell table:number-columns-repeated="1019"/>
        </table:table-row>
        <table:table-row table:style-name="ro1">
          <table:table-cell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4" calcext:value-type="float">
            <text:p>4</text:p>
          </table:table-cell>
          <table:table-cell table:style-name="ce223"/>
          <table:table-cell table:number-columns-repeated="1019"/>
        </table:table-row>
        <table:table-row table:style-name="ro1">
          <table:table-cell/>
          <table:table-cell table:style-name="ce227" office:value-type="float" office:value="2" calcext:value-type="float">
            <text:p>2</text:p>
          </table:table-cell>
          <table:table-cell table:number-columns-repeated="2" table:style-name="ce227" office:value-type="float" office:value="3" calcext:value-type="float">
            <text:p>3</text:p>
          </table:table-cell>
          <table:table-cell table:style-name="ce223"/>
          <table:table-cell table:number-columns-repeated="1019"/>
        </table:table-row>
        <table:table-row table:style-name="ro1">
          <table:table-cell/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2" calcext:value-type="float">
            <text:p>2</text:p>
          </table:table-cell>
          <table:table-cell table:style-name="ce223"/>
          <table:table-cell table:number-columns-repeated="1019"/>
        </table:table-row>
        <table:table-row table:style-name="ro1">
          <table:table-cell/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office:value-type="float" office:value="2" calcext:value-type="float">
            <text:p>2</text:p>
          </table:table-cell>
          <table:table-cell table:style-name="ce223"/>
          <table:table-cell table:number-columns-repeated="1019"/>
        </table:table-row>
        <table:table-row table:style-name="ro1">
          <table:table-cell/>
          <table:table-cell table:style-name="ce227" office:value-type="float" office:value="16" calcext:value-type="float">
            <text:p>16</text:p>
          </table:table-cell>
          <table:table-cell table:style-name="ce227" office:value-type="float" office:value="32" calcext:value-type="float">
            <text:p>32</text:p>
          </table:table-cell>
          <table:table-cell table:style-name="ce227" office:value-type="float" office:value="1" calcext:value-type="float">
            <text:p>1</text:p>
          </table:table-cell>
          <table:table-cell table:style-name="ce223"/>
          <table:table-cell table:number-columns-repeated="1019"/>
        </table:table-row>
        <table:table-row table:style-name="ro1">
          <table:table-cell/>
          <table:table-cell table:style-name="ce227" office:value-type="float" office:value="32" calcext:value-type="float">
            <text:p>32</text:p>
          </table:table-cell>
          <table:table-cell table:style-name="ce227" office:value-type="float" office:value="50" calcext:value-type="float">
            <text:p>50</text:p>
          </table:table-cell>
          <table:table-cell table:style-name="ce227" office:value-type="float" office:value="1" calcext:value-type="float">
            <text:p>1</text:p>
          </table:table-cell>
          <table:table-cell table:style-name="ce223"/>
          <table:table-cell table:number-columns-repeated="1019"/>
        </table:table-row>
        <table:table-row table:style-name="ro1">
          <table:table-cell/>
          <table:table-cell table:style-name="ce227" office:value-type="float" office:value="50" calcext:value-type="float">
            <text:p>50</text:p>
          </table:table-cell>
          <table:table-cell table:style-name="ce227" office:value-type="float" office:value="65" calcext:value-type="float">
            <text:p>65</text:p>
          </table:table-cell>
          <table:table-cell table:style-name="ce227" office:value-type="float" office:value="0" calcext:value-type="float">
            <text:p>0</text:p>
          </table:table-cell>
          <table:table-cell table:style-name="ce223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223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s for DS" table:style-name="ta5">
        <table:table-column table:style-name="co16" table:number-columns-repeated="6" table:default-cell-style-name="Default"/>
        <table:table-column table:style-name="co10" table:default-cell-style-name="ce223"/>
        <table:table-column table:style-name="co30" table:default-cell-style-name="ce223"/>
        <table:table-column table:style-name="co16" table:number-columns-repeated="3" table:default-cell-style-name="Default"/>
        <table:table-column table:style-name="co26" table:default-cell-style-name="ce223"/>
        <table:table-column table:style-name="co16" table:number-columns-repeated="1012" table:default-cell-style-name="Default"/>
        <table:table-row table:style-name="ro1" table:number-rows-repeated="3">
          <table:table-cell table:number-columns-repeated="1024"/>
        </table:table-row>
        <table:table-row table:style-name="ro12">
          <table:table-cell table:number-columns-repeated="2"/>
          <table:table-cell table:style-name="ce265" office:value-type="string" calcext:value-type="string" table:number-columns-spanned="10" table:number-rows-spanned="1">
            <text:p>RX Modem setting examples for GFSK</text:p>
          </table:table-cell>
          <table:covered-table-cell table:number-columns-repeated="9" table:style-name="ce265"/>
          <table:table-cell table:number-columns-repeated="1012"/>
        </table:table-row>
        <table:table-row table:style-name="ro12">
          <table:table-cell table:number-columns-repeated="2"/>
          <table:table-cell table:style-name="ce266" office:value-type="string" calcext:value-type="string" table:number-columns-spanned="4" table:number-rows-spanned="1">
            <text:p>Application parameters</text:p>
          </table:table-cell>
          <table:covered-table-cell table:number-columns-repeated="3" table:style-name="ce276"/>
          <table:table-cell table:style-name="ce297" office:value-type="string" calcext:value-type="string" table:number-columns-spanned="6" table:number-rows-spanned="1">
            <text:p>Register values (hex)</text:p>
          </table:table-cell>
          <table:covered-table-cell table:number-columns-repeated="4" table:style-name="ce276"/>
          <table:covered-table-cell table:style-name="ce308"/>
          <table:table-cell table:number-columns-repeated="1012"/>
        </table:table-row>
        <table:table-row table:style-name="ro1">
          <table:table-cell/>
          <table:table-cell table:style-name="ce262"/>
          <table:table-cell table:style-name="ce265" office:value-type="string" calcext:value-type="string">
            <text:p>Rb</text:p>
          </table:table-cell>
          <table:table-cell table:style-name="ce265" office:value-type="string" calcext:value-type="string">
            <text:p>Fd</text:p>
          </table:table-cell>
          <table:table-cell table:style-name="ce265" office:value-type="string" calcext:value-type="string">
            <text:p>mod index</text:p>
          </table:table-cell>
          <table:table-cell table:style-name="ce290" office:value-type="string" calcext:value-type="string">
            <text:p>BW -3dB</text:p>
          </table:table-cell>
          <table:table-cell table:style-name="ce298" office:value-type="string" calcext:value-type="string">
            <text:p>dwn3_bypass</text:p>
          </table:table-cell>
          <table:table-cell table:style-name="ce265" office:value-type="string" calcext:value-type="string">
            <text:p>ndec_exp[2:0]</text:p>
          </table:table-cell>
          <table:table-cell table:style-name="ce265" office:value-type="string" calcext:value-type="string">
            <text:p>filset[3:0]</text:p>
          </table:table-cell>
          <table:table-cell table:style-name="ce265" office:value-type="string" calcext:value-type="string">
            <text:p>rxosr[10:0]</text:p>
          </table:table-cell>
          <table:table-cell table:style-name="ce265" office:value-type="string" calcext:value-type="string">
            <text:p>ncoff[19:0]</text:p>
          </table:table-cell>
          <table:table-cell table:style-name="ce265" office:value-type="string" calcext:value-type="string">
            <text:p>crgain[10:0]</text:p>
          </table:table-cell>
          <table:table-cell table:style-name="ce311"/>
          <table:table-cell table:style-name="ce314" office:value-type="string" calcext:value-type="string">
            <text:p>rxosr</text:p>
          </table:table-cell>
          <table:table-cell table:style-name="ce314"/>
          <table:table-cell table:style-name="ce314" office:value-type="string" calcext:value-type="string">
            <text:p>Fr error</text:p>
          </table:table-cell>
          <table:table-cell table:style-name="ce314" office:value-type="string" calcext:value-type="string">
            <text:p>Manch</text:p>
          </table:table-cell>
          <table:table-cell table:style-name="ce314" table:number-columns-repeated="3"/>
          <table:table-cell table:style-name="ce225"/>
          <table:table-cell table:style-name="ce226" table:number-columns-repeated="2"/>
          <table:table-cell table:number-columns-repeated="1001"/>
        </table:table-row>
        <table:table-row table:style-name="ro16">
          <table:table-cell/>
          <table:table-cell table:style-name="ce262"/>
          <table:table-cell table:style-name="ce265" office:value-type="string" calcext:value-type="string">
            <text:p>kbps</text:p>
          </table:table-cell>
          <table:table-cell table:style-name="ce265" office:value-type="string" calcext:value-type="string">
            <text:p>kHz</text:p>
          </table:table-cell>
          <table:table-cell table:style-name="ce280" office:value-type="string" calcext:value-type="string">
            <text:p>-</text:p>
          </table:table-cell>
          <table:table-cell table:style-name="ce291" office:value-type="string" calcext:value-type="string">
            <text:p>kHz</text:p>
          </table:table-cell>
          <table:table-cell table:style-name="ce299" office:value-type="string" calcext:value-type="string">
            <text:p>1Ch</text:p>
          </table:table-cell>
          <table:table-cell table:number-columns-repeated="2" table:style-name="ce280" office:value-type="string" calcext:value-type="string">
            <text:p>1Ch</text:p>
          </table:table-cell>
          <table:table-cell table:style-name="ce280" office:value-type="string" calcext:value-type="string">
            <text:p>20,21h</text:p>
          </table:table-cell>
          <table:table-cell table:style-name="ce280" office:value-type="string" calcext:value-type="string">
            <text:p>21,22,23h</text:p>
          </table:table-cell>
          <table:table-cell table:style-name="ce280" office:value-type="string" calcext:value-type="string">
            <text:p>24,25h</text:p>
          </table:table-cell>
          <table:table-cell table:style-name="ce311"/>
          <table:table-cell table:style-name="ce314" table:number-columns-repeated="7"/>
          <table:table-cell table:style-name="ce225"/>
          <table:table-cell table:style-name="ce226" table:number-columns-repeated="2"/>
          <table:table-cell table:number-columns-repeated="1001"/>
        </table:table-row>
        <table:table-row table:style-name="ro16">
          <table:table-cell/>
          <table:table-cell table:style-name="ce262"/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5" calcext:value-type="float">
            <text:p>5</text:p>
          </table:table-cell>
          <table:table-cell table:style-name="ce281" table:formula="of:=2*[.D8]/[.C8]" office:value-type="float" office:value="5" calcext:value-type="float">
            <text:p>5,00</text:p>
          </table:table-cell>
          <table:table-cell table:style-name="ce292" table:formula="of:=VLOOKUP([.S8];#REF!:#REF!;2)" office:value-type="string" office:string-value="" calcext:value-type="error">
            <text:p>#REF!</text:p>
          </table:table-cell>
          <table:table-cell table:style-name="ce300" table:formula="of:=DEC2HEX(VLOOKUP([.S8];#REF!:#REF!;5))" office:value-type="string" office:string-value="" calcext:value-type="error">
            <text:p>#REF!</text:p>
          </table:table-cell>
          <table:table-cell table:style-name="ce267" table:formula="of:=DEC2HEX(VLOOKUP([.S8];#REF!:#REF!;3))" office:value-type="string" office:string-value="" calcext:value-type="error">
            <text:p>#REF!</text:p>
          </table:table-cell>
          <table:table-cell table:style-name="ce267" table:formula="of:=DEC2HEX(VLOOKUP([.S8];#REF!:#REF!;4))" office:value-type="string" office:string-value="" calcext:value-type="error">
            <text:p>#REF!</text:p>
          </table:table-cell>
          <table:table-cell table:style-name="ce267" table:formula="of:=DEC2HEX(ROUND(500*(1+2*[.G8])/((1+[.Q8])*[.C8]*2^([.H8]-3));0);3)" office:value-type="string" office:string-value="" calcext:value-type="error">
            <text:p>#REF!</text:p>
          </table:table-cell>
          <table:table-cell table:style-name="ce267" table:formula="of:=DEC2HEX(ROUND(([.C8]*2^(20+[.H8]))/(500*(1+2*[.G8]));0);5)" office:value-type="string" office:string-value="" calcext:value-type="error">
            <text:p>#REF!</text:p>
          </table:table-cell>
          <table:table-cell table:style-name="ce267" table:formula="of:=IF(2+2*32768*[.C8]*(1+[.Q8])/([.D8]*HEX2DEC([.J8]))&gt;2047;DEC2HEX(2047);DEC2HEX(ROUND(2+2*32768*[.C8]*(1+[.Q8])/([.D8]*HEX2DEC([.J8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8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8]/2)*(1+[.Q8])+2*[.D8])*[.O8]" office:value-type="float" office:value="11" calcext:value-type="float">
            <text:p>11</text:p>
          </table:table-cell>
          <table:table-cell table:style-name="ce314" table:formula="of:=IF([.P8]&gt;[.R8]/2;2*[.P8];[.R8])" office:value-type="float" office:value="11" calcext:value-type="float">
            <text:p>11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2.4" calcext:value-type="float">
            <text:p>2,4</text:p>
          </table:table-cell>
          <table:table-cell table:style-name="ce268" office:value-type="float" office:value="4.8" calcext:value-type="float">
            <text:p>4,8</text:p>
          </table:table-cell>
          <table:table-cell table:style-name="ce281" table:formula="of:=2*[.D9]/[.C9]" office:value-type="float" office:value="4" calcext:value-type="float">
            <text:p>4,00</text:p>
          </table:table-cell>
          <table:table-cell table:style-name="ce292" table:formula="of:=VLOOKUP([.S9];#REF!:#REF!;2)" office:value-type="string" office:string-value="" calcext:value-type="error">
            <text:p>#REF!</text:p>
          </table:table-cell>
          <table:table-cell table:style-name="ce300" table:formula="of:=DEC2HEX(VLOOKUP([.S9];#REF!:#REF!;5))" office:value-type="string" office:string-value="" calcext:value-type="error">
            <text:p>#REF!</text:p>
          </table:table-cell>
          <table:table-cell table:style-name="ce267" table:formula="of:=DEC2HEX(VLOOKUP([.S9];#REF!:#REF!;3))" office:value-type="string" office:string-value="" calcext:value-type="error">
            <text:p>#REF!</text:p>
          </table:table-cell>
          <table:table-cell table:style-name="ce267" table:formula="of:=DEC2HEX(VLOOKUP([.S9];#REF!:#REF!;4))" office:value-type="string" office:string-value="" calcext:value-type="error">
            <text:p>#REF!</text:p>
          </table:table-cell>
          <table:table-cell table:style-name="ce268" table:formula="of:=DEC2HEX(ROUND(500*(1+2*[.G9])/((1+[.Q9])*[.C9]*2^([.H9]-3));0);3)" office:value-type="string" office:string-value="" calcext:value-type="error">
            <text:p>#REF!</text:p>
          </table:table-cell>
          <table:table-cell table:style-name="ce268" table:formula="of:=DEC2HEX(ROUND(([.C9]*2^(20+[.H9]))/(500*(1+2*[.G9]));0);5)" office:value-type="string" office:string-value="" calcext:value-type="error">
            <text:p>#REF!</text:p>
          </table:table-cell>
          <table:table-cell table:style-name="ce268" table:formula="of:=IF(2+2*32768*[.C9]*(1+[.Q9])/([.D9]*HEX2DEC([.J9]))&gt;2047;DEC2HEX(2047);DEC2HEX(ROUND(2+2*32768*[.C9]*(1+[.Q9])/([.D9]*HEX2DEC([.J9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9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9]/2)*(1+[.Q9])+2*[.D9])*[.O9]" office:value-type="float" office:value="10.8" calcext:value-type="float">
            <text:p>10,8</text:p>
          </table:table-cell>
          <table:table-cell table:style-name="ce314" table:formula="of:=IF([.P9]&gt;[.R9]/2;2*[.P9];[.R9])" office:value-type="float" office:value="10.8" calcext:value-type="float">
            <text:p>10,8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2.4" calcext:value-type="float">
            <text:p>2,4</text:p>
          </table:table-cell>
          <table:table-cell table:style-name="ce268" office:value-type="float" office:value="36" calcext:value-type="float">
            <text:p>36</text:p>
          </table:table-cell>
          <table:table-cell table:style-name="ce281" table:formula="of:=2*[.D10]/[.C10]" office:value-type="float" office:value="30" calcext:value-type="float">
            <text:p>30,00</text:p>
          </table:table-cell>
          <table:table-cell table:style-name="ce292" table:formula="of:=VLOOKUP([.S10];#REF!:#REF!;2)" office:value-type="string" office:string-value="" calcext:value-type="error">
            <text:p>#REF!</text:p>
          </table:table-cell>
          <table:table-cell table:style-name="ce300" table:formula="of:=DEC2HEX(VLOOKUP([.S10];#REF!:#REF!;5))" office:value-type="string" office:string-value="" calcext:value-type="error">
            <text:p>#REF!</text:p>
          </table:table-cell>
          <table:table-cell table:style-name="ce267" table:formula="of:=DEC2HEX(VLOOKUP([.S10];#REF!:#REF!;3))" office:value-type="string" office:string-value="" calcext:value-type="error">
            <text:p>#REF!</text:p>
          </table:table-cell>
          <table:table-cell table:style-name="ce267" table:formula="of:=DEC2HEX(VLOOKUP([.S10];#REF!:#REF!;4))" office:value-type="string" office:string-value="" calcext:value-type="error">
            <text:p>#REF!</text:p>
          </table:table-cell>
          <table:table-cell table:style-name="ce268" table:formula="of:=DEC2HEX(ROUND(500*(1+2*[.G10])/((1+[.Q10])*[.C10]*2^([.H10]-3));0);3)" office:value-type="string" office:string-value="" calcext:value-type="error">
            <text:p>#REF!</text:p>
          </table:table-cell>
          <table:table-cell table:style-name="ce268" table:formula="of:=DEC2HEX(ROUND(([.C10]*2^(20+[.H10]))/(500*(1+2*[.G10]));0);5)" office:value-type="string" office:string-value="" calcext:value-type="error">
            <text:p>#REF!</text:p>
          </table:table-cell>
          <table:table-cell table:style-name="ce268" table:formula="of:=IF(2+2*32768*[.C10]*(1+[.Q10])/([.D10]*HEX2DEC([.J10]))&gt;2047;DEC2HEX(2047);DEC2HEX(ROUND(2+2*32768*[.C10]*(1+[.Q10])/([.D10]*HEX2DEC([.J10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10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10]/2)*(1+[.Q10])+2*[.D10])*[.O10]" office:value-type="float" office:value="73.2" calcext:value-type="float">
            <text:p>73,2</text:p>
          </table:table-cell>
          <table:table-cell table:style-name="ce314" table:formula="of:=IF([.P10]&gt;[.R10]/2;2*[.P10];[.R10])" office:value-type="float" office:value="73.2" calcext:value-type="float">
            <text:p>73,2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number-columns-repeated="2" table:style-name="ce268" office:value-type="float" office:value="4.8" calcext:value-type="float">
            <text:p>4,8</text:p>
          </table:table-cell>
          <table:table-cell table:style-name="ce281" table:formula="of:=2*[.D11]/[.C11]" office:value-type="float" office:value="2" calcext:value-type="float">
            <text:p>2,00</text:p>
          </table:table-cell>
          <table:table-cell table:style-name="ce292" table:formula="of:=VLOOKUP([.S11];#REF!:#REF!;2)" office:value-type="string" office:string-value="" calcext:value-type="error">
            <text:p>#REF!</text:p>
          </table:table-cell>
          <table:table-cell table:style-name="ce300" table:formula="of:=DEC2HEX(VLOOKUP([.S11];#REF!:#REF!;5))" office:value-type="string" office:string-value="" calcext:value-type="error">
            <text:p>#REF!</text:p>
          </table:table-cell>
          <table:table-cell table:style-name="ce267" table:formula="of:=DEC2HEX(VLOOKUP([.S11];#REF!:#REF!;3))" office:value-type="string" office:string-value="" calcext:value-type="error">
            <text:p>#REF!</text:p>
          </table:table-cell>
          <table:table-cell table:style-name="ce267" table:formula="of:=DEC2HEX(VLOOKUP([.S11];#REF!:#REF!;4))" office:value-type="string" office:string-value="" calcext:value-type="error">
            <text:p>#REF!</text:p>
          </table:table-cell>
          <table:table-cell table:style-name="ce268" table:formula="of:=DEC2HEX(ROUND(500*(1+2*[.G11])/((1+[.Q11])*[.C11]*2^([.H11]-3));0);3)" office:value-type="string" office:string-value="" calcext:value-type="error">
            <text:p>#REF!</text:p>
          </table:table-cell>
          <table:table-cell table:style-name="ce268" table:formula="of:=DEC2HEX(ROUND(([.C11]*2^(20+[.H11]))/(500*(1+2*[.G11]));0);5)" office:value-type="string" office:string-value="" calcext:value-type="error">
            <text:p>#REF!</text:p>
          </table:table-cell>
          <table:table-cell table:style-name="ce268" table:formula="of:=IF(2+2*32768*[.C11]*(1+[.Q11])/([.D11]*HEX2DEC([.J11]))&gt;2047;DEC2HEX(2047);DEC2HEX(ROUND(2+2*32768*[.C11]*(1+[.Q11])/([.D11]*HEX2DEC([.J11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11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11]/2)*(1+[.Q11])+2*[.D11])*[.O11]" office:value-type="float" office:value="12" calcext:value-type="float">
            <text:p>12</text:p>
          </table:table-cell>
          <table:table-cell table:style-name="ce314" table:formula="of:=IF([.P11]&gt;[.R11]/2;2*[.P11];[.R11])" office:value-type="float" office:value="12" calcext:value-type="float">
            <text:p>12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9" office:value-type="float" office:value="4.8" calcext:value-type="float">
            <text:p>4,8</text:p>
          </table:table-cell>
          <table:table-cell table:style-name="ce269" office:value-type="float" office:value="45" calcext:value-type="float">
            <text:p>45</text:p>
          </table:table-cell>
          <table:table-cell table:style-name="ce282" table:formula="of:=2*[.D12]/[.C12]" office:value-type="float" office:value="18.75" calcext:value-type="float">
            <text:p>18,75</text:p>
          </table:table-cell>
          <table:table-cell table:style-name="ce292" table:formula="of:=VLOOKUP([.S12];#REF!:#REF!;2)" office:value-type="string" office:string-value="" calcext:value-type="error">
            <text:p>#REF!</text:p>
          </table:table-cell>
          <table:table-cell table:style-name="ce300" table:formula="of:=DEC2HEX(VLOOKUP([.S12];#REF!:#REF!;5))" office:value-type="string" office:string-value="" calcext:value-type="error">
            <text:p>#REF!</text:p>
          </table:table-cell>
          <table:table-cell table:style-name="ce267" table:formula="of:=DEC2HEX(VLOOKUP([.S12];#REF!:#REF!;3))" office:value-type="string" office:string-value="" calcext:value-type="error">
            <text:p>#REF!</text:p>
          </table:table-cell>
          <table:table-cell table:style-name="ce267" table:formula="of:=DEC2HEX(VLOOKUP([.S12];#REF!:#REF!;4))" office:value-type="string" office:string-value="" calcext:value-type="error">
            <text:p>#REF!</text:p>
          </table:table-cell>
          <table:table-cell table:style-name="ce269" table:formula="of:=DEC2HEX(ROUND(500*(1+2*[.G12])/((1+[.Q12])*[.C12]*2^([.H12]-3));0);3)" office:value-type="string" office:string-value="" calcext:value-type="error">
            <text:p>#REF!</text:p>
          </table:table-cell>
          <table:table-cell table:style-name="ce269" table:formula="of:=DEC2HEX(ROUND(([.C12]*2^(20+[.H12]))/(500*(1+2*[.G12]));0);5)" office:value-type="string" office:string-value="" calcext:value-type="error">
            <text:p>#REF!</text:p>
          </table:table-cell>
          <table:table-cell table:style-name="ce269" table:formula="of:=IF(2+2*32768*[.C12]*(1+[.Q12])/([.D12]*HEX2DEC([.J12]))&gt;2047;DEC2HEX(2047);DEC2HEX(ROUND(2+2*32768*[.C12]*(1+[.Q12])/([.D12]*HEX2DEC([.J12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12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12]/2)*(1+[.Q12])+2*[.D12])*[.O12]" office:value-type="float" office:value="92.4" calcext:value-type="float">
            <text:p>92,4</text:p>
          </table:table-cell>
          <table:table-cell table:style-name="ce314" table:formula="of:=IF([.P12]&gt;[.R12]/2;2*[.P12];[.R12])" office:value-type="float" office:value="92.4" calcext:value-type="float">
            <text:p>92,4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9.6" calcext:value-type="float">
            <text:p>9,6</text:p>
          </table:table-cell>
          <table:table-cell table:style-name="ce268" office:value-type="float" office:value="4.8" calcext:value-type="float">
            <text:p>4,8</text:p>
          </table:table-cell>
          <table:table-cell table:style-name="ce281" table:formula="of:=2*[.D13]/[.C13]" office:value-type="float" office:value="1" calcext:value-type="float">
            <text:p>1,00</text:p>
          </table:table-cell>
          <table:table-cell table:style-name="ce292" table:formula="of:=VLOOKUP([.S13];#REF!:#REF!;2)" office:value-type="string" office:string-value="" calcext:value-type="error">
            <text:p>#REF!</text:p>
          </table:table-cell>
          <table:table-cell table:style-name="ce300" table:formula="of:=DEC2HEX(VLOOKUP([.S13];#REF!:#REF!;5))" office:value-type="string" office:string-value="" calcext:value-type="error">
            <text:p>#REF!</text:p>
          </table:table-cell>
          <table:table-cell table:style-name="ce267" table:formula="of:=DEC2HEX(VLOOKUP([.S13];#REF!:#REF!;3))" office:value-type="string" office:string-value="" calcext:value-type="error">
            <text:p>#REF!</text:p>
          </table:table-cell>
          <table:table-cell table:style-name="ce267" table:formula="of:=DEC2HEX(VLOOKUP([.S13];#REF!:#REF!;4))" office:value-type="string" office:string-value="" calcext:value-type="error">
            <text:p>#REF!</text:p>
          </table:table-cell>
          <table:table-cell table:style-name="ce268" table:formula="of:=DEC2HEX(ROUND(500*(1+2*[.G13])/((1+[.Q13])*[.C13]*2^([.H13]-3));0);3)" office:value-type="string" office:string-value="" calcext:value-type="error">
            <text:p>#REF!</text:p>
          </table:table-cell>
          <table:table-cell table:style-name="ce268" table:formula="of:=DEC2HEX(ROUND(([.C13]*2^(20+[.H13]))/(500*(1+2*[.G13]));0);5)" office:value-type="string" office:string-value="" calcext:value-type="error">
            <text:p>#REF!</text:p>
          </table:table-cell>
          <table:table-cell table:style-name="ce268" table:formula="of:=IF(2+2*32768*[.C13]*(1+[.Q13])/([.D13]*HEX2DEC([.J13]))&gt;2047;DEC2HEX(2047);DEC2HEX(ROUND(2+2*32768*[.C13]*(1+[.Q13])/([.D13]*HEX2DEC([.J13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13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13]/2)*(1+[.Q13])+2*[.D13])*[.O13]" office:value-type="float" office:value="14.4" calcext:value-type="float">
            <text:p>14,4</text:p>
          </table:table-cell>
          <table:table-cell table:style-name="ce314" office:value-type="float" office:value="18" calcext:value-type="float">
            <text:p>18</text:p>
          </table:table-cell>
          <table:table-cell table:style-name="ce263" office:value-type="string" calcext:value-type="string">
            <text:p>Modified for higher osr</text:p>
          </table:table-cell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9.6" calcext:value-type="float">
            <text:p>9,6</text:p>
          </table:table-cell>
          <table:table-cell table:style-name="ce268" office:value-type="float" office:value="45" calcext:value-type="float">
            <text:p>45</text:p>
          </table:table-cell>
          <table:table-cell table:style-name="ce281" table:formula="of:=2*[.D14]/[.C14]" office:value-type="float" office:value="9.375" calcext:value-type="float">
            <text:p>9,38</text:p>
          </table:table-cell>
          <table:table-cell table:style-name="ce292" table:formula="of:=VLOOKUP([.S14];#REF!:#REF!;2)" office:value-type="string" office:string-value="" calcext:value-type="error">
            <text:p>#REF!</text:p>
          </table:table-cell>
          <table:table-cell table:style-name="ce300" table:formula="of:=DEC2HEX(VLOOKUP([.S14];#REF!:#REF!;5))" office:value-type="string" office:string-value="" calcext:value-type="error">
            <text:p>#REF!</text:p>
          </table:table-cell>
          <table:table-cell table:style-name="ce267" table:formula="of:=DEC2HEX(VLOOKUP([.S14];#REF!:#REF!;3))" office:value-type="string" office:string-value="" calcext:value-type="error">
            <text:p>#REF!</text:p>
          </table:table-cell>
          <table:table-cell table:style-name="ce267" table:formula="of:=DEC2HEX(VLOOKUP([.S14];#REF!:#REF!;4))" office:value-type="string" office:string-value="" calcext:value-type="error">
            <text:p>#REF!</text:p>
          </table:table-cell>
          <table:table-cell table:style-name="ce268" table:formula="of:=DEC2HEX(ROUND(500*(1+2*[.G14])/((1+[.Q14])*[.C14]*2^([.H14]-3));0);3)" office:value-type="string" office:string-value="" calcext:value-type="error">
            <text:p>#REF!</text:p>
          </table:table-cell>
          <table:table-cell table:style-name="ce268" table:formula="of:=DEC2HEX(ROUND(([.C14]*2^(20+[.H14]))/(500*(1+2*[.G14]));0);5)" office:value-type="string" office:string-value="" calcext:value-type="error">
            <text:p>#REF!</text:p>
          </table:table-cell>
          <table:table-cell table:style-name="ce268" table:formula="of:=IF(2+2*32768*[.C14]*(1+[.Q14])/([.D14]*HEX2DEC([.J14]))&gt;2047;DEC2HEX(2047);DEC2HEX(ROUND(2+2*32768*[.C14]*(1+[.Q14])/([.D14]*HEX2DEC([.J14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14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14]/2)*(1+[.Q14])+2*[.D14])*[.O14]" office:value-type="float" office:value="94.8" calcext:value-type="float">
            <text:p>94,8</text:p>
          </table:table-cell>
          <table:table-cell table:style-name="ce314" table:formula="of:=IF([.P14]&gt;[.R14]/2;2*[.P14];[.R14])" office:value-type="float" office:value="94.8" calcext:value-type="float">
            <text:p>94,8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10" calcext:value-type="float">
            <text:p>10</text:p>
          </table:table-cell>
          <table:table-cell table:style-name="ce268" office:value-type="float" office:value="5" calcext:value-type="float">
            <text:p>5</text:p>
          </table:table-cell>
          <table:table-cell table:style-name="ce281" table:formula="of:=2*[.D15]/[.C15]" office:value-type="float" office:value="1" calcext:value-type="float">
            <text:p>1,00</text:p>
          </table:table-cell>
          <table:table-cell table:style-name="ce292" table:formula="of:=VLOOKUP([.S15];#REF!:#REF!;2)" office:value-type="string" office:string-value="" calcext:value-type="error">
            <text:p>#REF!</text:p>
          </table:table-cell>
          <table:table-cell table:style-name="ce300" table:formula="of:=DEC2HEX(VLOOKUP([.S15];#REF!:#REF!;5))" office:value-type="string" office:string-value="" calcext:value-type="error">
            <text:p>#REF!</text:p>
          </table:table-cell>
          <table:table-cell table:style-name="ce267" table:formula="of:=DEC2HEX(VLOOKUP([.S15];#REF!:#REF!;3))" office:value-type="string" office:string-value="" calcext:value-type="error">
            <text:p>#REF!</text:p>
          </table:table-cell>
          <table:table-cell table:style-name="ce267" table:formula="of:=DEC2HEX(VLOOKUP([.S15];#REF!:#REF!;4))" office:value-type="string" office:string-value="" calcext:value-type="error">
            <text:p>#REF!</text:p>
          </table:table-cell>
          <table:table-cell table:style-name="ce268" table:formula="of:=DEC2HEX(ROUND(500*(1+2*[.G15])/((1+[.Q15])*[.C15]*2^([.H15]-3));0);3)" office:value-type="string" office:string-value="" calcext:value-type="error">
            <text:p>#REF!</text:p>
          </table:table-cell>
          <table:table-cell table:style-name="ce268" table:formula="of:=DEC2HEX(ROUND(([.C15]*2^(20+[.H15]))/(500*(1+2*[.G15]));0);5)" office:value-type="string" office:string-value="" calcext:value-type="error">
            <text:p>#REF!</text:p>
          </table:table-cell>
          <table:table-cell table:style-name="ce268" table:formula="of:=IF(2+2*32768*[.C15]*(1+[.Q15])/([.D15]*HEX2DEC([.J15]))&gt;2047;DEC2HEX(2047);DEC2HEX(ROUND(2+2*32768*[.C15]*(1+[.Q15])/([.D15]*HEX2DEC([.J15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15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15]/2)*(1+[.Q15])+2*[.D15])*[.O15]" office:value-type="float" office:value="15" calcext:value-type="float">
            <text:p>15</text:p>
          </table:table-cell>
          <table:table-cell table:style-name="ce314" office:value-type="float" office:value="18" calcext:value-type="float">
            <text:p>18</text:p>
          </table:table-cell>
          <table:table-cell table:style-name="ce263" office:value-type="string" calcext:value-type="string">
            <text:p>Modified for higher osr</text:p>
          </table:table-cell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10" calcext:value-type="float">
            <text:p>10</text:p>
          </table:table-cell>
          <table:table-cell table:style-name="ce268" office:value-type="float" office:value="40" calcext:value-type="float">
            <text:p>40</text:p>
          </table:table-cell>
          <table:table-cell table:style-name="ce281" table:formula="of:=2*[.D16]/[.C16]" office:value-type="float" office:value="8" calcext:value-type="float">
            <text:p>8,00</text:p>
          </table:table-cell>
          <table:table-cell table:style-name="ce292" table:formula="of:=VLOOKUP([.S16];#REF!:#REF!;2)" office:value-type="string" office:string-value="" calcext:value-type="error">
            <text:p>#REF!</text:p>
          </table:table-cell>
          <table:table-cell table:style-name="ce300" table:formula="of:=DEC2HEX(VLOOKUP([.S16];#REF!:#REF!;5))" office:value-type="string" office:string-value="" calcext:value-type="error">
            <text:p>#REF!</text:p>
          </table:table-cell>
          <table:table-cell table:style-name="ce267" table:formula="of:=DEC2HEX(VLOOKUP([.S16];#REF!:#REF!;3))" office:value-type="string" office:string-value="" calcext:value-type="error">
            <text:p>#REF!</text:p>
          </table:table-cell>
          <table:table-cell table:style-name="ce267" table:formula="of:=DEC2HEX(VLOOKUP([.S16];#REF!:#REF!;4))" office:value-type="string" office:string-value="" calcext:value-type="error">
            <text:p>#REF!</text:p>
          </table:table-cell>
          <table:table-cell table:style-name="ce268" table:formula="of:=DEC2HEX(ROUND(500*(1+2*[.G16])/((1+[.Q16])*[.C16]*2^([.H16]-3));0);3)" office:value-type="string" office:string-value="" calcext:value-type="error">
            <text:p>#REF!</text:p>
          </table:table-cell>
          <table:table-cell table:style-name="ce268" table:formula="of:=DEC2HEX(ROUND(([.C16]*2^(20+[.H16]))/(500*(1+2*[.G16]));0);5)" office:value-type="string" office:string-value="" calcext:value-type="error">
            <text:p>#REF!</text:p>
          </table:table-cell>
          <table:table-cell table:style-name="ce268" table:formula="of:=IF(2+2*32768*[.C16]*(1+[.Q16])/([.D16]*HEX2DEC([.J16]))&gt;2047;DEC2HEX(2047);DEC2HEX(ROUND(2+2*32768*[.C16]*(1+[.Q16])/([.D16]*HEX2DEC([.J16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16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16]/2)*(1+[.Q16])+2*[.D16])*[.O16]" office:value-type="float" office:value="85" calcext:value-type="float">
            <text:p>85</text:p>
          </table:table-cell>
          <table:table-cell table:style-name="ce314" table:formula="of:=IF([.P16]&gt;[.R16]/2;2*[.P16];[.R16])" office:value-type="float" office:value="85" calcext:value-type="float">
            <text:p>85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70" office:value-type="float" office:value="19.2" calcext:value-type="float">
            <text:p>19,2</text:p>
          </table:table-cell>
          <table:table-cell table:style-name="ce270" office:value-type="float" office:value="9.6" calcext:value-type="float">
            <text:p>9,6</text:p>
          </table:table-cell>
          <table:table-cell table:style-name="ce283" table:formula="of:=2*[.D17]/[.C17]" office:value-type="float" office:value="1" calcext:value-type="float">
            <text:p>1,00</text:p>
          </table:table-cell>
          <table:table-cell table:style-name="ce292" table:formula="of:=VLOOKUP([.S17];#REF!:#REF!;2)" office:value-type="string" office:string-value="" calcext:value-type="error">
            <text:p>#REF!</text:p>
          </table:table-cell>
          <table:table-cell table:style-name="ce300" table:formula="of:=DEC2HEX(VLOOKUP([.S17];#REF!:#REF!;5))" office:value-type="string" office:string-value="" calcext:value-type="error">
            <text:p>#REF!</text:p>
          </table:table-cell>
          <table:table-cell table:style-name="ce267" table:formula="of:=DEC2HEX(VLOOKUP([.S17];#REF!:#REF!;3))" office:value-type="string" office:string-value="" calcext:value-type="error">
            <text:p>#REF!</text:p>
          </table:table-cell>
          <table:table-cell table:style-name="ce267" table:formula="of:=DEC2HEX(VLOOKUP([.S17];#REF!:#REF!;4))" office:value-type="string" office:string-value="" calcext:value-type="error">
            <text:p>#REF!</text:p>
          </table:table-cell>
          <table:table-cell table:style-name="ce270" table:formula="of:=DEC2HEX(ROUND(500*(1+2*[.G17])/((1+[.Q17])*[.C17]*2^([.H17]-3));0);3)" office:value-type="string" office:string-value="" calcext:value-type="error">
            <text:p>#REF!</text:p>
          </table:table-cell>
          <table:table-cell table:style-name="ce270" table:formula="of:=DEC2HEX(ROUND(([.C17]*2^(20+[.H17]))/(500*(1+2*[.G17]));0);5)" office:value-type="string" office:string-value="" calcext:value-type="error">
            <text:p>#REF!</text:p>
          </table:table-cell>
          <table:table-cell table:style-name="ce270" table:formula="of:=IF(2+2*32768*[.C17]*(1+[.Q17])/([.D17]*HEX2DEC([.J17]))&gt;2047;DEC2HEX(2047);DEC2HEX(ROUND(2+2*32768*[.C17]*(1+[.Q17])/([.D17]*HEX2DEC([.J17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17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17]/2)*(1+[.Q17])+2*[.D17])*[.O17]" office:value-type="float" office:value="28.8" calcext:value-type="float">
            <text:p>28,8</text:p>
          </table:table-cell>
          <table:table-cell table:style-name="ce314" office:value-type="float" office:value="35" calcext:value-type="float">
            <text:p>35</text:p>
          </table:table-cell>
          <table:table-cell table:style-name="ce263" office:value-type="string" calcext:value-type="string">
            <text:p>Modified for higher osr</text:p>
          </table:table-cell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20" calcext:value-type="float">
            <text:p>20</text:p>
          </table:table-cell>
          <table:table-cell table:style-name="ce268" office:value-type="float" office:value="10" calcext:value-type="float">
            <text:p>10</text:p>
          </table:table-cell>
          <table:table-cell table:style-name="ce281" table:formula="of:=2*[.D18]/[.C18]" office:value-type="float" office:value="1" calcext:value-type="float">
            <text:p>1,00</text:p>
          </table:table-cell>
          <table:table-cell table:style-name="ce292" table:formula="of:=VLOOKUP([.S18];#REF!:#REF!;2)" office:value-type="string" office:string-value="" calcext:value-type="error">
            <text:p>#REF!</text:p>
          </table:table-cell>
          <table:table-cell table:style-name="ce300" table:formula="of:=DEC2HEX(VLOOKUP([.S18];#REF!:#REF!;5))" office:value-type="string" office:string-value="" calcext:value-type="error">
            <text:p>#REF!</text:p>
          </table:table-cell>
          <table:table-cell table:style-name="ce267" table:formula="of:=DEC2HEX(VLOOKUP([.S18];#REF!:#REF!;3))" office:value-type="string" office:string-value="" calcext:value-type="error">
            <text:p>#REF!</text:p>
          </table:table-cell>
          <table:table-cell table:style-name="ce267" table:formula="of:=DEC2HEX(VLOOKUP([.S18];#REF!:#REF!;4))" office:value-type="string" office:string-value="" calcext:value-type="error">
            <text:p>#REF!</text:p>
          </table:table-cell>
          <table:table-cell table:style-name="ce268" table:formula="of:=DEC2HEX(ROUND(500*(1+2*[.G18])/((1+[.Q18])*[.C18]*2^([.H18]-3));0);3)" office:value-type="string" office:string-value="" calcext:value-type="error">
            <text:p>#REF!</text:p>
          </table:table-cell>
          <table:table-cell table:style-name="ce268" table:formula="of:=DEC2HEX(ROUND(([.C18]*2^(20+[.H18]))/(500*(1+2*[.G18]));0);5)" office:value-type="string" office:string-value="" calcext:value-type="error">
            <text:p>#REF!</text:p>
          </table:table-cell>
          <table:table-cell table:style-name="ce268" table:formula="of:=IF(2+2*32768*[.C18]*(1+[.Q18])/([.D18]*HEX2DEC([.J18]))&gt;2047;DEC2HEX(2047);DEC2HEX(ROUND(2+2*32768*[.C18]*(1+[.Q18])/([.D18]*HEX2DEC([.J18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18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18]/2)*(1+[.Q18])+2*[.D18])*[.O18]" office:value-type="float" office:value="30" calcext:value-type="float">
            <text:p>30</text:p>
          </table:table-cell>
          <table:table-cell table:style-name="ce314" office:value-type="float" office:value="35" calcext:value-type="float">
            <text:p>35</text:p>
          </table:table-cell>
          <table:table-cell table:style-name="ce263" office:value-type="string" calcext:value-type="string">
            <text:p>Modified for higher osr</text:p>
          </table:table-cell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20" calcext:value-type="float">
            <text:p>20</text:p>
          </table:table-cell>
          <table:table-cell table:style-name="ce268" office:value-type="float" office:value="40" calcext:value-type="float">
            <text:p>40</text:p>
          </table:table-cell>
          <table:table-cell table:style-name="ce281" table:formula="of:=2*[.D19]/[.C19]" office:value-type="float" office:value="4" calcext:value-type="float">
            <text:p>4,00</text:p>
          </table:table-cell>
          <table:table-cell table:style-name="ce292" table:formula="of:=VLOOKUP([.S19];#REF!:#REF!;2)" office:value-type="string" office:string-value="" calcext:value-type="error">
            <text:p>#REF!</text:p>
          </table:table-cell>
          <table:table-cell table:style-name="ce300" table:formula="of:=DEC2HEX(VLOOKUP([.S19];#REF!:#REF!;5))" office:value-type="string" office:string-value="" calcext:value-type="error">
            <text:p>#REF!</text:p>
          </table:table-cell>
          <table:table-cell table:style-name="ce267" table:formula="of:=DEC2HEX(VLOOKUP([.S19];#REF!:#REF!;3))" office:value-type="string" office:string-value="" calcext:value-type="error">
            <text:p>#REF!</text:p>
          </table:table-cell>
          <table:table-cell table:style-name="ce267" table:formula="of:=DEC2HEX(VLOOKUP([.S19];#REF!:#REF!;4))" office:value-type="string" office:string-value="" calcext:value-type="error">
            <text:p>#REF!</text:p>
          </table:table-cell>
          <table:table-cell table:style-name="ce268" table:formula="of:=DEC2HEX(ROUND(500*(1+2*[.G19])/((1+[.Q19])*[.C19]*2^([.H19]-3));0);3)" office:value-type="string" office:string-value="" calcext:value-type="error">
            <text:p>#REF!</text:p>
          </table:table-cell>
          <table:table-cell table:style-name="ce268" table:formula="of:=DEC2HEX(ROUND(([.C19]*2^(20+[.H19]))/(500*(1+2*[.G19]));0);5)" office:value-type="string" office:string-value="" calcext:value-type="error">
            <text:p>#REF!</text:p>
          </table:table-cell>
          <table:table-cell table:style-name="ce268" table:formula="of:=IF(2+2*32768*[.C19]*(1+[.Q19])/([.D19]*HEX2DEC([.J19]))&gt;2047;DEC2HEX(2047);DEC2HEX(ROUND(2+2*32768*[.C19]*(1+[.Q19])/([.D19]*HEX2DEC([.J19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19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19]/2)*(1+[.Q19])+2*[.D19])*[.O19]" office:value-type="float" office:value="90" calcext:value-type="float">
            <text:p>90</text:p>
          </table:table-cell>
          <table:table-cell table:style-name="ce314" table:formula="of:=IF([.P19]&gt;[.R19]/2;2*[.P19];[.R19])" office:value-type="float" office:value="90" calcext:value-type="float">
            <text:p>90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38.4" calcext:value-type="float">
            <text:p>38,4</text:p>
          </table:table-cell>
          <table:table-cell table:style-name="ce268" office:value-type="float" office:value="19.6" calcext:value-type="float">
            <text:p>19,6</text:p>
          </table:table-cell>
          <table:table-cell table:style-name="ce281" table:formula="of:=2*[.D20]/[.C20]" office:value-type="float" office:value="1.02083333333333" calcext:value-type="float">
            <text:p>1,02</text:p>
          </table:table-cell>
          <table:table-cell table:style-name="ce292" table:formula="of:=VLOOKUP([.S20];#REF!:#REF!;2)" office:value-type="string" office:string-value="" calcext:value-type="error">
            <text:p>#REF!</text:p>
          </table:table-cell>
          <table:table-cell table:style-name="ce300" table:formula="of:=DEC2HEX(VLOOKUP([.S20];#REF!:#REF!;5))" office:value-type="string" office:string-value="" calcext:value-type="error">
            <text:p>#REF!</text:p>
          </table:table-cell>
          <table:table-cell table:style-name="ce267" table:formula="of:=DEC2HEX(VLOOKUP([.S20];#REF!:#REF!;3))" office:value-type="string" office:string-value="" calcext:value-type="error">
            <text:p>#REF!</text:p>
          </table:table-cell>
          <table:table-cell table:style-name="ce267" table:formula="of:=DEC2HEX(VLOOKUP([.S20];#REF!:#REF!;4))" office:value-type="string" office:string-value="" calcext:value-type="error">
            <text:p>#REF!</text:p>
          </table:table-cell>
          <table:table-cell table:style-name="ce268" table:formula="of:=DEC2HEX(ROUND(500*(1+2*[.G20])/((1+[.Q20])*[.C20]*2^([.H20]-3));0);3)" office:value-type="string" office:string-value="" calcext:value-type="error">
            <text:p>#REF!</text:p>
          </table:table-cell>
          <table:table-cell table:style-name="ce268" table:formula="of:=DEC2HEX(ROUND(([.C20]*2^(20+[.H20]))/(500*(1+2*[.G20]));0);5)" office:value-type="string" office:string-value="" calcext:value-type="error">
            <text:p>#REF!</text:p>
          </table:table-cell>
          <table:table-cell table:style-name="ce268" table:formula="of:=IF(2+2*32768*[.C20]*(1+[.Q20])/([.D20]*HEX2DEC([.J20]))&gt;2047;DEC2HEX(2047);DEC2HEX(ROUND(2+2*32768*[.C20]*(1+[.Q20])/([.D20]*HEX2DEC([.J20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20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20]/2)*(1+[.Q20])+2*[.D20])*[.O20]" office:value-type="float" office:value="58.4" calcext:value-type="float">
            <text:p>58,4</text:p>
          </table:table-cell>
          <table:table-cell table:style-name="ce314" office:value-type="float" office:value="70" calcext:value-type="float">
            <text:p>70</text:p>
          </table:table-cell>
          <table:table-cell table:style-name="ce263" office:value-type="string" calcext:value-type="string">
            <text:p>Modified for higher osr</text:p>
          </table:table-cell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40" calcext:value-type="float">
            <text:p>40</text:p>
          </table:table-cell>
          <table:table-cell table:style-name="ce268" office:value-type="float" office:value="20" calcext:value-type="float">
            <text:p>20</text:p>
          </table:table-cell>
          <table:table-cell table:style-name="ce281" table:formula="of:=2*[.D21]/[.C21]" office:value-type="float" office:value="1" calcext:value-type="float">
            <text:p>1,00</text:p>
          </table:table-cell>
          <table:table-cell table:style-name="ce292" table:formula="of:=VLOOKUP([.S21];#REF!:#REF!;2)" office:value-type="string" office:string-value="" calcext:value-type="error">
            <text:p>#REF!</text:p>
          </table:table-cell>
          <table:table-cell table:style-name="ce300" table:formula="of:=DEC2HEX(VLOOKUP([.S21];#REF!:#REF!;5))" office:value-type="string" office:string-value="" calcext:value-type="error">
            <text:p>#REF!</text:p>
          </table:table-cell>
          <table:table-cell table:style-name="ce267" table:formula="of:=DEC2HEX(VLOOKUP([.S21];#REF!:#REF!;3))" office:value-type="string" office:string-value="" calcext:value-type="error">
            <text:p>#REF!</text:p>
          </table:table-cell>
          <table:table-cell table:style-name="ce267" table:formula="of:=DEC2HEX(VLOOKUP([.S21];#REF!:#REF!;4))" office:value-type="string" office:string-value="" calcext:value-type="error">
            <text:p>#REF!</text:p>
          </table:table-cell>
          <table:table-cell table:style-name="ce268" table:formula="of:=DEC2HEX(ROUND(500*(1+2*[.G21])/((1+[.Q21])*[.C21]*2^([.H21]-3));0);3)" office:value-type="string" office:string-value="" calcext:value-type="error">
            <text:p>#REF!</text:p>
          </table:table-cell>
          <table:table-cell table:style-name="ce268" table:formula="of:=DEC2HEX(ROUND(([.C21]*2^(20+[.H21]))/(500*(1+2*[.G21]));0);5)" office:value-type="string" office:string-value="" calcext:value-type="error">
            <text:p>#REF!</text:p>
          </table:table-cell>
          <table:table-cell table:style-name="ce268" table:formula="of:=IF(2+2*32768*[.C21]*(1+[.Q21])/([.D21]*HEX2DEC([.J21]))&gt;2047;DEC2HEX(2047);DEC2HEX(ROUND(2+2*32768*[.C21]*(1+[.Q21])/([.D21]*HEX2DEC([.J21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21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21]/2)*(1+[.Q21])+2*[.D21])*[.O21]" office:value-type="float" office:value="60" calcext:value-type="float">
            <text:p>60</text:p>
          </table:table-cell>
          <table:table-cell table:style-name="ce314" office:value-type="float" office:value="70" calcext:value-type="float">
            <text:p>70</text:p>
          </table:table-cell>
          <table:table-cell table:style-name="ce263" office:value-type="string" calcext:value-type="string">
            <text:p>Modified for higher osr</text:p>
          </table:table-cell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number-columns-repeated="2" table:style-name="ce270" office:value-type="float" office:value="40" calcext:value-type="float">
            <text:p>40</text:p>
          </table:table-cell>
          <table:table-cell table:style-name="ce283" table:formula="of:=2*[.D22]/[.C22]" office:value-type="float" office:value="2" calcext:value-type="float">
            <text:p>2,00</text:p>
          </table:table-cell>
          <table:table-cell table:style-name="ce292" table:formula="of:=VLOOKUP([.S22];#REF!:#REF!;2)" office:value-type="string" office:string-value="" calcext:value-type="error">
            <text:p>#REF!</text:p>
          </table:table-cell>
          <table:table-cell table:style-name="ce300" table:formula="of:=DEC2HEX(VLOOKUP([.S22];#REF!:#REF!;5))" office:value-type="string" office:string-value="" calcext:value-type="error">
            <text:p>#REF!</text:p>
          </table:table-cell>
          <table:table-cell table:style-name="ce267" table:formula="of:=DEC2HEX(VLOOKUP([.S22];#REF!:#REF!;3))" office:value-type="string" office:string-value="" calcext:value-type="error">
            <text:p>#REF!</text:p>
          </table:table-cell>
          <table:table-cell table:style-name="ce267" table:formula="of:=DEC2HEX(VLOOKUP([.S22];#REF!:#REF!;4))" office:value-type="string" office:string-value="" calcext:value-type="error">
            <text:p>#REF!</text:p>
          </table:table-cell>
          <table:table-cell table:style-name="ce270" table:formula="of:=DEC2HEX(ROUND(500*(1+2*[.G22])/((1+[.Q22])*[.C22]*2^([.H22]-3));0);3)" office:value-type="string" office:string-value="" calcext:value-type="error">
            <text:p>#REF!</text:p>
          </table:table-cell>
          <table:table-cell table:style-name="ce270" table:formula="of:=DEC2HEX(ROUND(([.C22]*2^(20+[.H22]))/(500*(1+2*[.G22]));0);5)" office:value-type="string" office:string-value="" calcext:value-type="error">
            <text:p>#REF!</text:p>
          </table:table-cell>
          <table:table-cell table:style-name="ce270" table:formula="of:=IF(2+2*32768*[.C22]*(1+[.Q22])/([.D22]*HEX2DEC([.J22]))&gt;2047;DEC2HEX(2047);DEC2HEX(ROUND(2+2*32768*[.C22]*(1+[.Q22])/([.D22]*HEX2DEC([.J22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22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22]/2)*(1+[.Q22])+2*[.D22])*[.O22]" office:value-type="float" office:value="100" calcext:value-type="float">
            <text:p>100</text:p>
          </table:table-cell>
          <table:table-cell table:style-name="ce314" table:formula="of:=IF([.P22]&gt;[.R22]/2;2*[.P22];[.R22])" office:value-type="float" office:value="100" calcext:value-type="float">
            <text:p>100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50" calcext:value-type="float">
            <text:p>50</text:p>
          </table:table-cell>
          <table:table-cell table:style-name="ce268" office:value-type="float" office:value="25" calcext:value-type="float">
            <text:p>25</text:p>
          </table:table-cell>
          <table:table-cell table:style-name="ce281" table:formula="of:=2*[.D23]/[.C23]" office:value-type="float" office:value="1" calcext:value-type="float">
            <text:p>1,00</text:p>
          </table:table-cell>
          <table:table-cell table:style-name="ce292" table:formula="of:=VLOOKUP([.S23];#REF!:#REF!;2)" office:value-type="string" office:string-value="" calcext:value-type="error">
            <text:p>#REF!</text:p>
          </table:table-cell>
          <table:table-cell table:style-name="ce300" table:formula="of:=DEC2HEX(VLOOKUP([.S23];#REF!:#REF!;5))" office:value-type="string" office:string-value="" calcext:value-type="error">
            <text:p>#REF!</text:p>
          </table:table-cell>
          <table:table-cell table:style-name="ce267" table:formula="of:=DEC2HEX(VLOOKUP([.S23];#REF!:#REF!;3))" office:value-type="string" office:string-value="" calcext:value-type="error">
            <text:p>#REF!</text:p>
          </table:table-cell>
          <table:table-cell table:style-name="ce267" table:formula="of:=DEC2HEX(VLOOKUP([.S23];#REF!:#REF!;4))" office:value-type="string" office:string-value="" calcext:value-type="error">
            <text:p>#REF!</text:p>
          </table:table-cell>
          <table:table-cell table:style-name="ce268" table:formula="of:=DEC2HEX(ROUND(500*(1+2*[.G23])/((1+[.Q23])*[.C23]*2^([.H23]-3));0);3)" office:value-type="string" office:string-value="" calcext:value-type="error">
            <text:p>#REF!</text:p>
          </table:table-cell>
          <table:table-cell table:style-name="ce268" table:formula="of:=DEC2HEX(ROUND(([.C23]*2^(20+[.H23]))/(500*(1+2*[.G23]));0);5)" office:value-type="string" office:string-value="" calcext:value-type="error">
            <text:p>#REF!</text:p>
          </table:table-cell>
          <table:table-cell table:style-name="ce268" table:formula="of:=IF(2+2*32768*[.C23]*(1+[.Q23])/([.D23]*HEX2DEC([.J23]))&gt;2047;DEC2HEX(2047);DEC2HEX(ROUND(2+2*32768*[.C23]*(1+[.Q23])/([.D23]*HEX2DEC([.J23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23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23]/2)*(1+[.Q23])+2*[.D23])*[.O23]" office:value-type="float" office:value="75" calcext:value-type="float">
            <text:p>75</text:p>
          </table:table-cell>
          <table:table-cell table:style-name="ce314" table:formula="of:=IF([.P23]&gt;[.R23]/2;2*[.P23];[.R23])" office:value-type="float" office:value="75" calcext:value-type="float">
            <text:p>75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57.6" calcext:value-type="float">
            <text:p>57,6</text:p>
          </table:table-cell>
          <table:table-cell table:style-name="ce268" office:value-type="float" office:value="28.8" calcext:value-type="float">
            <text:p>28,8</text:p>
          </table:table-cell>
          <table:table-cell table:style-name="ce281" table:formula="of:=2*[.D24]/[.C24]" office:value-type="float" office:value="1" calcext:value-type="float">
            <text:p>1,00</text:p>
          </table:table-cell>
          <table:table-cell table:style-name="ce292" table:formula="of:=VLOOKUP([.S24];#REF!:#REF!;2)" office:value-type="string" office:string-value="" calcext:value-type="error">
            <text:p>#REF!</text:p>
          </table:table-cell>
          <table:table-cell table:style-name="ce300" table:formula="of:=DEC2HEX(VLOOKUP([.S24];#REF!:#REF!;5))" office:value-type="string" office:string-value="" calcext:value-type="error">
            <text:p>#REF!</text:p>
          </table:table-cell>
          <table:table-cell table:style-name="ce267" table:formula="of:=DEC2HEX(VLOOKUP([.S24];#REF!:#REF!;3))" office:value-type="string" office:string-value="" calcext:value-type="error">
            <text:p>#REF!</text:p>
          </table:table-cell>
          <table:table-cell table:style-name="ce267" table:formula="of:=DEC2HEX(VLOOKUP([.S24];#REF!:#REF!;4))" office:value-type="string" office:string-value="" calcext:value-type="error">
            <text:p>#REF!</text:p>
          </table:table-cell>
          <table:table-cell table:style-name="ce268" table:formula="of:=DEC2HEX(ROUND(500*(1+2*[.G24])/((1+[.Q24])*[.C24]*2^([.H24]-3));0);3)" office:value-type="string" office:string-value="" calcext:value-type="error">
            <text:p>#REF!</text:p>
          </table:table-cell>
          <table:table-cell table:style-name="ce268" table:formula="of:=DEC2HEX(ROUND(([.C24]*2^(20+[.H24]))/(500*(1+2*[.G24]));0);5)" office:value-type="string" office:string-value="" calcext:value-type="error">
            <text:p>#REF!</text:p>
          </table:table-cell>
          <table:table-cell table:style-name="ce268" table:formula="of:=IF(2+2*32768*[.C24]*(1+[.Q24])/([.D24]*HEX2DEC([.J24]))&gt;2047;DEC2HEX(2047);DEC2HEX(ROUND(2+2*32768*[.C24]*(1+[.Q24])/([.D24]*HEX2DEC([.J24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24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24]/2)*(1+[.Q24])+2*[.D24])*[.O24]" office:value-type="float" office:value="86.4" calcext:value-type="float">
            <text:p>86,4</text:p>
          </table:table-cell>
          <table:table-cell table:style-name="ce314" table:formula="of:=IF([.P24]&gt;[.R24]/2;2*[.P24];[.R24])" office:value-type="float" office:value="86.4" calcext:value-type="float">
            <text:p>86,4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100" calcext:value-type="float">
            <text:p>100</text:p>
          </table:table-cell>
          <table:table-cell table:style-name="ce268" office:value-type="float" office:value="50" calcext:value-type="float">
            <text:p>50</text:p>
          </table:table-cell>
          <table:table-cell table:style-name="ce281" table:formula="of:=2*[.D25]/[.C25]" office:value-type="float" office:value="1" calcext:value-type="float">
            <text:p>1,00</text:p>
          </table:table-cell>
          <table:table-cell table:style-name="ce292" table:formula="of:=VLOOKUP([.S25];#REF!:#REF!;2)" office:value-type="string" office:string-value="" calcext:value-type="error">
            <text:p>#REF!</text:p>
          </table:table-cell>
          <table:table-cell table:style-name="ce300" table:formula="of:=DEC2HEX(VLOOKUP([.S25];#REF!:#REF!;5))" office:value-type="string" office:string-value="" calcext:value-type="error">
            <text:p>#REF!</text:p>
          </table:table-cell>
          <table:table-cell table:style-name="ce267" table:formula="of:=DEC2HEX(VLOOKUP([.S25];#REF!:#REF!;3))" office:value-type="string" office:string-value="" calcext:value-type="error">
            <text:p>#REF!</text:p>
          </table:table-cell>
          <table:table-cell table:style-name="ce267" table:formula="of:=DEC2HEX(VLOOKUP([.S25];#REF!:#REF!;4))" office:value-type="string" office:string-value="" calcext:value-type="error">
            <text:p>#REF!</text:p>
          </table:table-cell>
          <table:table-cell table:style-name="ce268" table:formula="of:=DEC2HEX(ROUND(500*(1+2*[.G25])/((1+[.Q25])*[.C25]*2^([.H25]-3));0);3)" office:value-type="string" office:string-value="" calcext:value-type="error">
            <text:p>#REF!</text:p>
          </table:table-cell>
          <table:table-cell table:style-name="ce268" table:formula="of:=DEC2HEX(ROUND(([.C25]*2^(20+[.H25]))/(500*(1+2*[.G25]));0);5)" office:value-type="string" office:string-value="" calcext:value-type="error">
            <text:p>#REF!</text:p>
          </table:table-cell>
          <table:table-cell table:style-name="ce268" table:formula="of:=IF(2+2*32768*[.C25]*(1+[.Q25])/([.D25]*HEX2DEC([.J25]))&gt;2047;DEC2HEX(2047);DEC2HEX(ROUND(2+2*32768*[.C25]*(1+[.Q25])/([.D25]*HEX2DEC([.J25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25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25]/2)*(1+[.Q25])+2*[.D25])*[.O25]" office:value-type="float" office:value="150" calcext:value-type="float">
            <text:p>150</text:p>
          </table:table-cell>
          <table:table-cell table:style-name="ce314" office:value-type="float" office:value="190" calcext:value-type="float">
            <text:p>190</text:p>
          </table:table-cell>
          <table:table-cell table:style-name="ce263" office:value-type="string" calcext:value-type="string">
            <text:p>Modified for higher osr</text:p>
          </table:table-cell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100" calcext:value-type="float">
            <text:p>100</text:p>
          </table:table-cell>
          <table:table-cell table:style-name="ce268" office:value-type="float" office:value="300" calcext:value-type="float">
            <text:p>300</text:p>
          </table:table-cell>
          <table:table-cell table:style-name="ce281" table:formula="of:=2*[.D26]/[.C26]" office:value-type="float" office:value="6" calcext:value-type="float">
            <text:p>6,00</text:p>
          </table:table-cell>
          <table:table-cell table:style-name="ce292" table:formula="of:=VLOOKUP([.S26];#REF!:#REF!;2)" office:value-type="string" office:string-value="" calcext:value-type="error">
            <text:p>#REF!</text:p>
          </table:table-cell>
          <table:table-cell table:style-name="ce300" table:formula="of:=DEC2HEX(VLOOKUP([.S26];#REF!:#REF!;5))" office:value-type="string" office:string-value="" calcext:value-type="error">
            <text:p>#REF!</text:p>
          </table:table-cell>
          <table:table-cell table:style-name="ce267" table:formula="of:=DEC2HEX(VLOOKUP([.S26];#REF!:#REF!;3))" office:value-type="string" office:string-value="" calcext:value-type="error">
            <text:p>#REF!</text:p>
          </table:table-cell>
          <table:table-cell table:style-name="ce267" table:formula="of:=DEC2HEX(VLOOKUP([.S26];#REF!:#REF!;4))" office:value-type="string" office:string-value="" calcext:value-type="error">
            <text:p>#REF!</text:p>
          </table:table-cell>
          <table:table-cell table:style-name="ce268" table:formula="of:=DEC2HEX(ROUND(500*(1+2*[.G26])/((1+[.Q26])*[.C26]*2^([.H26]-3));0);3)" office:value-type="string" office:string-value="" calcext:value-type="error">
            <text:p>#REF!</text:p>
          </table:table-cell>
          <table:table-cell table:style-name="ce268" table:formula="of:=DEC2HEX(ROUND(([.C26]*2^(20+[.H26]))/(500*(1+2*[.G26]));0);5)" office:value-type="string" office:string-value="" calcext:value-type="error">
            <text:p>#REF!</text:p>
          </table:table-cell>
          <table:table-cell table:style-name="ce268" table:formula="of:=IF(2+2*32768*[.C26]*(1+[.Q26])/([.D26]*HEX2DEC([.J26]))&gt;2047;DEC2HEX(2047);DEC2HEX(ROUND(2+2*32768*[.C26]*(1+[.Q26])/([.D26]*HEX2DEC([.J26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26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26]/2)*(1+[.Q26])+2*[.D26])*[.O26]" office:value-type="float" office:value="650" calcext:value-type="float">
            <text:p>650</text:p>
          </table:table-cell>
          <table:table-cell table:style-name="ce314" table:formula="of:=IF([.P26]&gt;[.R26]/2;2*[.P26];[.R26])" office:value-type="float" office:value="650" calcext:value-type="float">
            <text:p>650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">
          <table:table-cell/>
          <table:table-cell table:style-name="ce262"/>
          <table:table-cell table:number-columns-repeated="2" table:style-name="ce268" office:value-type="float" office:value="125" calcext:value-type="float">
            <text:p>125</text:p>
          </table:table-cell>
          <table:table-cell table:style-name="ce281" table:formula="of:=2*[.D27]/[.C27]" office:value-type="float" office:value="2" calcext:value-type="float">
            <text:p>2,00</text:p>
          </table:table-cell>
          <table:table-cell table:style-name="ce292" table:formula="of:=VLOOKUP([.S27];#REF!:#REF!;2)" office:value-type="string" office:string-value="" calcext:value-type="error">
            <text:p>#REF!</text:p>
          </table:table-cell>
          <table:table-cell table:style-name="ce300" table:formula="of:=DEC2HEX(VLOOKUP([.S27];#REF!:#REF!;5))" office:value-type="string" office:string-value="" calcext:value-type="error">
            <text:p>#REF!</text:p>
          </table:table-cell>
          <table:table-cell table:style-name="ce267" table:formula="of:=DEC2HEX(VLOOKUP([.S27];#REF!:#REF!;3))" office:value-type="string" office:string-value="" calcext:value-type="error">
            <text:p>#REF!</text:p>
          </table:table-cell>
          <table:table-cell table:style-name="ce267" table:formula="of:=DEC2HEX(VLOOKUP([.S27];#REF!:#REF!;4))" office:value-type="string" office:string-value="" calcext:value-type="error">
            <text:p>#REF!</text:p>
          </table:table-cell>
          <table:table-cell table:style-name="ce268" table:formula="of:=DEC2HEX(ROUND(500*(1+2*[.G27])/((1+[.Q27])*[.C27]*2^([.H27]-3));0);3)" office:value-type="string" office:string-value="" calcext:value-type="error">
            <text:p>#REF!</text:p>
          </table:table-cell>
          <table:table-cell table:style-name="ce268" table:formula="of:=DEC2HEX(ROUND(([.C27]*2^(20+[.H27]))/(500*(1+2*[.G27]));0);5)" office:value-type="string" office:string-value="" calcext:value-type="error">
            <text:p>#REF!</text:p>
          </table:table-cell>
          <table:table-cell table:style-name="ce268" table:formula="of:=IF(2+2*32768*[.C27]*(1+[.Q27])/([.D27]*HEX2DEC([.J27]))&gt;2047;DEC2HEX(2047);DEC2HEX(ROUND(2+2*32768*[.C27]*(1+[.Q27])/([.D27]*HEX2DEC([.J27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27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27]/2)*(1+[.Q27])+2*[.D27])*[.O27]" office:value-type="float" office:value="312.5" calcext:value-type="float">
            <text:p>312,5</text:p>
          </table:table-cell>
          <table:table-cell table:style-name="ce314" table:formula="of:=IF([.P27]&gt;[.R27]/2;2*[.P27];[.R27])" office:value-type="float" office:value="312.5" calcext:value-type="float">
            <text:p>312,5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">
          <table:table-cell/>
          <table:table-cell table:style-name="ce263"/>
          <table:table-cell table:style-name="ce271" table:number-columns-repeated="10"/>
          <table:table-cell table:style-name="ce263" table:number-columns-repeated="8"/>
          <table:table-cell table:style-name="ce219"/>
          <table:table-cell table:number-columns-repeated="1003"/>
        </table:table-row>
        <table:table-row table:style-name="ro1">
          <table:table-cell/>
          <table:table-cell table:style-name="ce263"/>
          <table:table-cell table:style-name="ce272" table:number-columns-repeated="10"/>
          <table:table-cell table:style-name="ce263" table:number-columns-repeated="8"/>
          <table:table-cell table:style-name="ce219"/>
          <table:table-cell table:number-columns-repeated="1003"/>
        </table:table-row>
        <table:table-row table:style-name="ro16">
          <table:table-cell table:number-columns-repeated="2"/>
          <table:table-cell table:style-name="ce273" office:value-type="string" calcext:value-type="string" table:number-columns-spanned="10" table:number-rows-spanned="1">
            <text:p>RX Modem setting examples for FSK</text:p>
          </table:table-cell>
          <table:covered-table-cell table:number-columns-repeated="8" table:style-name="ce277"/>
          <table:covered-table-cell table:style-name="ce309"/>
          <table:table-cell table:number-columns-repeated="8"/>
          <table:table-cell table:style-name="ce219"/>
          <table:table-cell table:number-columns-repeated="1003"/>
        </table:table-row>
        <table:table-row table:style-name="ro1">
          <table:table-cell table:number-columns-repeated="2"/>
          <table:table-cell table:style-name="ce274" office:value-type="string" calcext:value-type="string" table:number-columns-spanned="4" table:number-rows-spanned="1">
            <text:p>Application parameters</text:p>
          </table:table-cell>
          <table:covered-table-cell table:number-columns-repeated="3" table:style-name="ce278"/>
          <table:table-cell table:style-name="ce301" office:value-type="string" calcext:value-type="string" table:number-columns-spanned="6" table:number-rows-spanned="1">
            <text:p>Register values (hex)</text:p>
          </table:table-cell>
          <table:covered-table-cell table:number-columns-repeated="4" table:style-name="ce278"/>
          <table:covered-table-cell table:style-name="ce310"/>
          <table:table-cell table:number-columns-repeated="8"/>
          <table:table-cell table:style-name="ce219"/>
          <table:table-cell table:number-columns-repeated="1003"/>
        </table:table-row>
        <table:table-row table:style-name="ro1">
          <table:table-cell/>
          <table:table-cell table:style-name="ce262"/>
          <table:table-cell table:style-name="ce265" office:value-type="string" calcext:value-type="string">
            <text:p>Rb</text:p>
          </table:table-cell>
          <table:table-cell table:style-name="ce265" office:value-type="string" calcext:value-type="string">
            <text:p>Fd</text:p>
          </table:table-cell>
          <table:table-cell table:style-name="ce265" office:value-type="string" calcext:value-type="string">
            <text:p>mod index</text:p>
          </table:table-cell>
          <table:table-cell table:style-name="ce290" office:value-type="string" calcext:value-type="string">
            <text:p>BW -3dB</text:p>
          </table:table-cell>
          <table:table-cell table:style-name="ce298" office:value-type="string" calcext:value-type="string">
            <text:p>dwn3_bypass</text:p>
          </table:table-cell>
          <table:table-cell table:style-name="ce265" office:value-type="string" calcext:value-type="string">
            <text:p>ndec_exp[2:0]</text:p>
          </table:table-cell>
          <table:table-cell table:style-name="ce265" office:value-type="string" calcext:value-type="string">
            <text:p>filset[3:0]</text:p>
          </table:table-cell>
          <table:table-cell table:style-name="ce265" office:value-type="string" calcext:value-type="string">
            <text:p>rxosr[10:0]</text:p>
          </table:table-cell>
          <table:table-cell table:style-name="ce265" office:value-type="string" calcext:value-type="string">
            <text:p>ncoff[19:0]</text:p>
          </table:table-cell>
          <table:table-cell table:style-name="ce265" office:value-type="string" calcext:value-type="string">
            <text:p>crgain[10:0]</text:p>
          </table:table-cell>
          <table:table-cell table:style-name="ce311"/>
          <table:table-cell table:style-name="ce314" table:number-columns-repeated="7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5" office:value-type="string" calcext:value-type="string">
            <text:p>[kbps]</text:p>
          </table:table-cell>
          <table:table-cell table:style-name="ce265" office:value-type="string" calcext:value-type="string">
            <text:p>[kHz]</text:p>
          </table:table-cell>
          <table:table-cell table:style-name="ce265" office:value-type="string" calcext:value-type="string">
            <text:p>-</text:p>
          </table:table-cell>
          <table:table-cell table:style-name="ce291" office:value-type="string" calcext:value-type="string">
            <text:p>[kHz]</text:p>
          </table:table-cell>
          <table:table-cell table:style-name="ce299" office:value-type="string" calcext:value-type="string">
            <text:p>1Ch</text:p>
          </table:table-cell>
          <table:table-cell table:number-columns-repeated="2" table:style-name="ce280" office:value-type="string" calcext:value-type="string">
            <text:p>1Ch</text:p>
          </table:table-cell>
          <table:table-cell table:style-name="ce280" office:value-type="string" calcext:value-type="string">
            <text:p>20,21h</text:p>
          </table:table-cell>
          <table:table-cell table:style-name="ce280" office:value-type="string" calcext:value-type="string">
            <text:p>21,22,23h</text:p>
          </table:table-cell>
          <table:table-cell table:style-name="ce280" office:value-type="string" calcext:value-type="string">
            <text:p>24,25h</text:p>
          </table:table-cell>
          <table:table-cell table:style-name="ce311"/>
          <table:table-cell table:style-name="ce314" table:number-columns-repeated="7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5" calcext:value-type="float">
            <text:p>5</text:p>
          </table:table-cell>
          <table:table-cell table:style-name="ce284" table:formula="of:=2*[.D34]/[.C34]" office:value-type="float" office:value="5" calcext:value-type="float">
            <text:p>5,00</text:p>
          </table:table-cell>
          <table:table-cell table:style-name="ce292" table:formula="of:=VLOOKUP([.S34];#REF!:#REF!;2)" office:value-type="string" office:string-value="" calcext:value-type="error">
            <text:p>#REF!</text:p>
          </table:table-cell>
          <table:table-cell table:style-name="ce300" table:formula="of:=DEC2HEX(VLOOKUP([.S34];#REF!:#REF!;5))" office:value-type="string" office:string-value="" calcext:value-type="error">
            <text:p>#REF!</text:p>
          </table:table-cell>
          <table:table-cell table:style-name="ce267" table:formula="of:=DEC2HEX(VLOOKUP([.S34];#REF!:#REF!;3))" office:value-type="string" office:string-value="" calcext:value-type="error">
            <text:p>#REF!</text:p>
          </table:table-cell>
          <table:table-cell table:style-name="ce267" table:formula="of:=DEC2HEX(VLOOKUP([.S34];#REF!:#REF!;4))" office:value-type="string" office:string-value="" calcext:value-type="error">
            <text:p>#REF!</text:p>
          </table:table-cell>
          <table:table-cell table:style-name="ce267" table:formula="of:=DEC2HEX(ROUND(500*(1+2*[.G34])/((1+[.Q34])*[.C34]*2^([.H34]-3));0);3)" office:value-type="string" office:string-value="" calcext:value-type="error">
            <text:p>#REF!</text:p>
          </table:table-cell>
          <table:table-cell table:style-name="ce267" table:formula="of:=DEC2HEX(ROUND(([.C34]*2^(20+[.H34]))/(500*(1+2*[.G34]));0);5)" office:value-type="string" office:string-value="" calcext:value-type="error">
            <text:p>#REF!</text:p>
          </table:table-cell>
          <table:table-cell table:style-name="ce267" table:formula="of:=IF(2+2*32768*[.C34]*(1+[.Q34])/([.D34]*HEX2DEC([.J34]))&gt;2047;DEC2HEX(2047);DEC2HEX(ROUND(2+2*32768*[.C34]*(1+[.Q34])/([.D34]*HEX2DEC([.J34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34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34]/2)*(1+[.Q34])+2*[.D34])*[.O34]" office:value-type="float" office:value="11" calcext:value-type="float">
            <text:p>11</text:p>
          </table:table-cell>
          <table:table-cell table:style-name="ce314" table:formula="of:=IF([.P34]&gt;[.R34]/2;2*[.P34];[.R34])" office:value-type="float" office:value="11" calcext:value-type="float">
            <text:p>11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2.4" calcext:value-type="float">
            <text:p>2,4</text:p>
          </table:table-cell>
          <table:table-cell table:style-name="ce268" office:value-type="float" office:value="4.8" calcext:value-type="float">
            <text:p>4,8</text:p>
          </table:table-cell>
          <table:table-cell table:style-name="ce281" table:formula="of:=2*[.D35]/[.C35]" office:value-type="float" office:value="4" calcext:value-type="float">
            <text:p>4,00</text:p>
          </table:table-cell>
          <table:table-cell table:style-name="ce292" table:formula="of:=VLOOKUP([.S35];#REF!:#REF!;2)" office:value-type="string" office:string-value="" calcext:value-type="error">
            <text:p>#REF!</text:p>
          </table:table-cell>
          <table:table-cell table:style-name="ce300" table:formula="of:=DEC2HEX(VLOOKUP([.S35];#REF!:#REF!;5))" office:value-type="string" office:string-value="" calcext:value-type="error">
            <text:p>#REF!</text:p>
          </table:table-cell>
          <table:table-cell table:style-name="ce267" table:formula="of:=DEC2HEX(VLOOKUP([.S35];#REF!:#REF!;3))" office:value-type="string" office:string-value="" calcext:value-type="error">
            <text:p>#REF!</text:p>
          </table:table-cell>
          <table:table-cell table:style-name="ce267" table:formula="of:=DEC2HEX(VLOOKUP([.S35];#REF!:#REF!;4))" office:value-type="string" office:string-value="" calcext:value-type="error">
            <text:p>#REF!</text:p>
          </table:table-cell>
          <table:table-cell table:style-name="ce268" table:formula="of:=DEC2HEX(ROUND(500*(1+2*[.G35])/((1+[.Q35])*[.C35]*2^([.H35]-3));0);3)" office:value-type="string" office:string-value="" calcext:value-type="error">
            <text:p>#REF!</text:p>
          </table:table-cell>
          <table:table-cell table:style-name="ce268" table:formula="of:=DEC2HEX(ROUND(([.C35]*2^(20+[.H35]))/(500*(1+2*[.G35]));0);5)" office:value-type="string" office:string-value="" calcext:value-type="error">
            <text:p>#REF!</text:p>
          </table:table-cell>
          <table:table-cell table:style-name="ce268" table:formula="of:=IF(2+2*32768*[.C35]*(1+[.Q35])/([.D35]*HEX2DEC([.J35]))&gt;2047;DEC2HEX(2047);DEC2HEX(ROUND(2+2*32768*[.C35]*(1+[.Q35])/([.D35]*HEX2DEC([.J35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35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35]/2)*(1+[.Q35])+2*[.D35])*[.O35]" office:value-type="float" office:value="10.8" calcext:value-type="float">
            <text:p>10,8</text:p>
          </table:table-cell>
          <table:table-cell table:style-name="ce314" table:formula="of:=IF([.P35]&gt;[.R35]/2;2*[.P35];[.R35])" office:value-type="float" office:value="10.8" calcext:value-type="float">
            <text:p>10,8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2.4" calcext:value-type="float">
            <text:p>2,4</text:p>
          </table:table-cell>
          <table:table-cell table:style-name="ce268" office:value-type="float" office:value="36" calcext:value-type="float">
            <text:p>36</text:p>
          </table:table-cell>
          <table:table-cell table:style-name="ce281" table:formula="of:=2*[.D36]/[.C36]" office:value-type="float" office:value="30" calcext:value-type="float">
            <text:p>30,00</text:p>
          </table:table-cell>
          <table:table-cell table:style-name="ce292" table:formula="of:=VLOOKUP([.S36];#REF!:#REF!;2)" office:value-type="string" office:string-value="" calcext:value-type="error">
            <text:p>#REF!</text:p>
          </table:table-cell>
          <table:table-cell table:style-name="ce300" table:formula="of:=DEC2HEX(VLOOKUP([.S36];#REF!:#REF!;5))" office:value-type="string" office:string-value="" calcext:value-type="error">
            <text:p>#REF!</text:p>
          </table:table-cell>
          <table:table-cell table:style-name="ce267" table:formula="of:=DEC2HEX(VLOOKUP([.S36];#REF!:#REF!;3))" office:value-type="string" office:string-value="" calcext:value-type="error">
            <text:p>#REF!</text:p>
          </table:table-cell>
          <table:table-cell table:style-name="ce267" table:formula="of:=DEC2HEX(VLOOKUP([.S36];#REF!:#REF!;4))" office:value-type="string" office:string-value="" calcext:value-type="error">
            <text:p>#REF!</text:p>
          </table:table-cell>
          <table:table-cell table:style-name="ce268" table:formula="of:=DEC2HEX(ROUND(500*(1+2*[.G36])/((1+[.Q36])*[.C36]*2^([.H36]-3));0);3)" office:value-type="string" office:string-value="" calcext:value-type="error">
            <text:p>#REF!</text:p>
          </table:table-cell>
          <table:table-cell table:style-name="ce268" table:formula="of:=DEC2HEX(ROUND(([.C36]*2^(20+[.H36]))/(500*(1+2*[.G36]));0);5)" office:value-type="string" office:string-value="" calcext:value-type="error">
            <text:p>#REF!</text:p>
          </table:table-cell>
          <table:table-cell table:style-name="ce268" table:formula="of:=IF(2+2*32768*[.C36]*(1+[.Q36])/([.D36]*HEX2DEC([.J36]))&gt;2047;DEC2HEX(2047);DEC2HEX(ROUND(2+2*32768*[.C36]*(1+[.Q36])/([.D36]*HEX2DEC([.J36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36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36]/2)*(1+[.Q36])+2*[.D36])*[.O36]" office:value-type="float" office:value="73.2" calcext:value-type="float">
            <text:p>73,2</text:p>
          </table:table-cell>
          <table:table-cell table:style-name="ce314" table:formula="of:=IF([.P36]&gt;[.R36]/2;2*[.P36];[.R36])" office:value-type="float" office:value="73.2" calcext:value-type="float">
            <text:p>73,2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number-columns-repeated="2" table:style-name="ce268" office:value-type="float" office:value="4.8" calcext:value-type="float">
            <text:p>4,8</text:p>
          </table:table-cell>
          <table:table-cell table:style-name="ce281" table:formula="of:=2*[.D37]/[.C37]" office:value-type="float" office:value="2" calcext:value-type="float">
            <text:p>2,00</text:p>
          </table:table-cell>
          <table:table-cell table:style-name="ce292" table:formula="of:=VLOOKUP([.S37];#REF!:#REF!;2)" office:value-type="string" office:string-value="" calcext:value-type="error">
            <text:p>#REF!</text:p>
          </table:table-cell>
          <table:table-cell table:style-name="ce300" table:formula="of:=DEC2HEX(VLOOKUP([.S37];#REF!:#REF!;5))" office:value-type="string" office:string-value="" calcext:value-type="error">
            <text:p>#REF!</text:p>
          </table:table-cell>
          <table:table-cell table:style-name="ce267" table:formula="of:=DEC2HEX(VLOOKUP([.S37];#REF!:#REF!;3))" office:value-type="string" office:string-value="" calcext:value-type="error">
            <text:p>#REF!</text:p>
          </table:table-cell>
          <table:table-cell table:style-name="ce267" table:formula="of:=DEC2HEX(VLOOKUP([.S37];#REF!:#REF!;4))" office:value-type="string" office:string-value="" calcext:value-type="error">
            <text:p>#REF!</text:p>
          </table:table-cell>
          <table:table-cell table:style-name="ce268" table:formula="of:=DEC2HEX(ROUND(500*(1+2*[.G37])/((1+[.Q37])*[.C37]*2^([.H37]-3));0);3)" office:value-type="string" office:string-value="" calcext:value-type="error">
            <text:p>#REF!</text:p>
          </table:table-cell>
          <table:table-cell table:style-name="ce268" table:formula="of:=DEC2HEX(ROUND(([.C37]*2^(20+[.H37]))/(500*(1+2*[.G37]));0);5)" office:value-type="string" office:string-value="" calcext:value-type="error">
            <text:p>#REF!</text:p>
          </table:table-cell>
          <table:table-cell table:style-name="ce268" table:formula="of:=IF(2+2*32768*[.C37]*(1+[.Q37])/([.D37]*HEX2DEC([.J37]))&gt;2047;DEC2HEX(2047);DEC2HEX(ROUND(2+2*32768*[.C37]*(1+[.Q37])/([.D37]*HEX2DEC([.J37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37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37]/2)*(1+[.Q37])+2*[.D37])*[.O37]" office:value-type="float" office:value="12" calcext:value-type="float">
            <text:p>12</text:p>
          </table:table-cell>
          <table:table-cell table:style-name="ce314" table:formula="of:=IF([.P37]&gt;[.R37]/2;2*[.P37];[.R37])" office:value-type="float" office:value="12" calcext:value-type="float">
            <text:p>12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9" office:value-type="float" office:value="4.8" calcext:value-type="float">
            <text:p>4,8</text:p>
          </table:table-cell>
          <table:table-cell table:style-name="ce269" office:value-type="float" office:value="45" calcext:value-type="float">
            <text:p>45</text:p>
          </table:table-cell>
          <table:table-cell table:style-name="ce282" table:formula="of:=2*[.D38]/[.C38]" office:value-type="float" office:value="18.75" calcext:value-type="float">
            <text:p>18,75</text:p>
          </table:table-cell>
          <table:table-cell table:style-name="ce292" table:formula="of:=VLOOKUP([.S38];#REF!:#REF!;2)" office:value-type="string" office:string-value="" calcext:value-type="error">
            <text:p>#REF!</text:p>
          </table:table-cell>
          <table:table-cell table:style-name="ce300" table:formula="of:=DEC2HEX(VLOOKUP([.S38];#REF!:#REF!;5))" office:value-type="string" office:string-value="" calcext:value-type="error">
            <text:p>#REF!</text:p>
          </table:table-cell>
          <table:table-cell table:style-name="ce267" table:formula="of:=DEC2HEX(VLOOKUP([.S38];#REF!:#REF!;3))" office:value-type="string" office:string-value="" calcext:value-type="error">
            <text:p>#REF!</text:p>
          </table:table-cell>
          <table:table-cell table:style-name="ce267" table:formula="of:=DEC2HEX(VLOOKUP([.S38];#REF!:#REF!;4))" office:value-type="string" office:string-value="" calcext:value-type="error">
            <text:p>#REF!</text:p>
          </table:table-cell>
          <table:table-cell table:style-name="ce269" table:formula="of:=DEC2HEX(ROUND(500*(1+2*[.G38])/((1+[.Q38])*[.C38]*2^([.H38]-3));0);3)" office:value-type="string" office:string-value="" calcext:value-type="error">
            <text:p>#REF!</text:p>
          </table:table-cell>
          <table:table-cell table:style-name="ce269" table:formula="of:=DEC2HEX(ROUND(([.C38]*2^(20+[.H38]))/(500*(1+2*[.G38]));0);5)" office:value-type="string" office:string-value="" calcext:value-type="error">
            <text:p>#REF!</text:p>
          </table:table-cell>
          <table:table-cell table:style-name="ce269" table:formula="of:=IF(2+2*32768*[.C38]*(1+[.Q38])/([.D38]*HEX2DEC([.J38]))&gt;2047;DEC2HEX(2047);DEC2HEX(ROUND(2+2*32768*[.C38]*(1+[.Q38])/([.D38]*HEX2DEC([.J38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38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38]/2)*(1+[.Q38])+2*[.D38])*[.O38]" office:value-type="float" office:value="92.4" calcext:value-type="float">
            <text:p>92,4</text:p>
          </table:table-cell>
          <table:table-cell table:style-name="ce314" table:formula="of:=IF([.P38]&gt;[.R38]/2;2*[.P38];[.R38])" office:value-type="float" office:value="92.4" calcext:value-type="float">
            <text:p>92,4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9.6" calcext:value-type="float">
            <text:p>9,6</text:p>
          </table:table-cell>
          <table:table-cell table:style-name="ce268" office:value-type="float" office:value="4.8" calcext:value-type="float">
            <text:p>4,8</text:p>
          </table:table-cell>
          <table:table-cell table:style-name="ce281" table:formula="of:=2*[.D39]/[.C39]" office:value-type="float" office:value="1" calcext:value-type="float">
            <text:p>1,00</text:p>
          </table:table-cell>
          <table:table-cell table:style-name="ce292" table:formula="of:=VLOOKUP([.S39];#REF!:#REF!;2)" office:value-type="string" office:string-value="" calcext:value-type="error">
            <text:p>#REF!</text:p>
          </table:table-cell>
          <table:table-cell table:style-name="ce300" table:formula="of:=DEC2HEX(VLOOKUP([.S39];#REF!:#REF!;5))" office:value-type="string" office:string-value="" calcext:value-type="error">
            <text:p>#REF!</text:p>
          </table:table-cell>
          <table:table-cell table:style-name="ce267" table:formula="of:=DEC2HEX(VLOOKUP([.S39];#REF!:#REF!;3))" office:value-type="string" office:string-value="" calcext:value-type="error">
            <text:p>#REF!</text:p>
          </table:table-cell>
          <table:table-cell table:style-name="ce267" table:formula="of:=DEC2HEX(VLOOKUP([.S39];#REF!:#REF!;4))" office:value-type="string" office:string-value="" calcext:value-type="error">
            <text:p>#REF!</text:p>
          </table:table-cell>
          <table:table-cell table:style-name="ce268" table:formula="of:=DEC2HEX(ROUND(500*(1+2*[.G39])/((1+[.Q39])*[.C39]*2^([.H39]-3));0);3)" office:value-type="string" office:string-value="" calcext:value-type="error">
            <text:p>#REF!</text:p>
          </table:table-cell>
          <table:table-cell table:style-name="ce268" table:formula="of:=DEC2HEX(ROUND(([.C39]*2^(20+[.H39]))/(500*(1+2*[.G39]));0);5)" office:value-type="string" office:string-value="" calcext:value-type="error">
            <text:p>#REF!</text:p>
          </table:table-cell>
          <table:table-cell table:style-name="ce268" table:formula="of:=IF(2+2*32768*[.C39]*(1+[.Q39])/([.D39]*HEX2DEC([.J39]))&gt;2047;DEC2HEX(2047);DEC2HEX(ROUND(2+2*32768*[.C39]*(1+[.Q39])/([.D39]*HEX2DEC([.J39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39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39]/2)*(1+[.Q39])+2*[.D39])*[.O39]" office:value-type="float" office:value="14.4" calcext:value-type="float">
            <text:p>14,4</text:p>
          </table:table-cell>
          <table:table-cell table:style-name="ce314" table:formula="of:=IF([.P39]&gt;[.R39]/2;2*[.P39];[.R39])" office:value-type="float" office:value="14.4" calcext:value-type="float">
            <text:p>14,4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9.6" calcext:value-type="float">
            <text:p>9,6</text:p>
          </table:table-cell>
          <table:table-cell table:style-name="ce268" office:value-type="float" office:value="45" calcext:value-type="float">
            <text:p>45</text:p>
          </table:table-cell>
          <table:table-cell table:style-name="ce281" table:formula="of:=2*[.D40]/[.C40]" office:value-type="float" office:value="9.375" calcext:value-type="float">
            <text:p>9,38</text:p>
          </table:table-cell>
          <table:table-cell table:style-name="ce292" table:formula="of:=VLOOKUP([.S40];#REF!:#REF!;2)" office:value-type="string" office:string-value="" calcext:value-type="error">
            <text:p>#REF!</text:p>
          </table:table-cell>
          <table:table-cell table:style-name="ce300" table:formula="of:=DEC2HEX(VLOOKUP([.S40];#REF!:#REF!;5))" office:value-type="string" office:string-value="" calcext:value-type="error">
            <text:p>#REF!</text:p>
          </table:table-cell>
          <table:table-cell table:style-name="ce267" table:formula="of:=DEC2HEX(VLOOKUP([.S40];#REF!:#REF!;3))" office:value-type="string" office:string-value="" calcext:value-type="error">
            <text:p>#REF!</text:p>
          </table:table-cell>
          <table:table-cell table:style-name="ce267" table:formula="of:=DEC2HEX(VLOOKUP([.S40];#REF!:#REF!;4))" office:value-type="string" office:string-value="" calcext:value-type="error">
            <text:p>#REF!</text:p>
          </table:table-cell>
          <table:table-cell table:style-name="ce268" table:formula="of:=DEC2HEX(ROUND(500*(1+2*[.G40])/((1+[.Q40])*[.C40]*2^([.H40]-3));0);3)" office:value-type="string" office:string-value="" calcext:value-type="error">
            <text:p>#REF!</text:p>
          </table:table-cell>
          <table:table-cell table:style-name="ce268" table:formula="of:=DEC2HEX(ROUND(([.C40]*2^(20+[.H40]))/(500*(1+2*[.G40]));0);5)" office:value-type="string" office:string-value="" calcext:value-type="error">
            <text:p>#REF!</text:p>
          </table:table-cell>
          <table:table-cell table:style-name="ce268" table:formula="of:=IF(2+2*32768*[.C40]*(1+[.Q40])/([.D40]*HEX2DEC([.J40]))&gt;2047;DEC2HEX(2047);DEC2HEX(ROUND(2+2*32768*[.C40]*(1+[.Q40])/([.D40]*HEX2DEC([.J40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40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40]/2)*(1+[.Q40])+2*[.D40])*[.O40]" office:value-type="float" office:value="94.8" calcext:value-type="float">
            <text:p>94,8</text:p>
          </table:table-cell>
          <table:table-cell table:style-name="ce314" table:formula="of:=IF([.P40]&gt;[.R40]/2;2*[.P40];[.R40])" office:value-type="float" office:value="94.8" calcext:value-type="float">
            <text:p>94,8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10" calcext:value-type="float">
            <text:p>10</text:p>
          </table:table-cell>
          <table:table-cell table:style-name="ce268" office:value-type="float" office:value="5" calcext:value-type="float">
            <text:p>5</text:p>
          </table:table-cell>
          <table:table-cell table:style-name="ce281" table:formula="of:=2*[.D41]/[.C41]" office:value-type="float" office:value="1" calcext:value-type="float">
            <text:p>1,00</text:p>
          </table:table-cell>
          <table:table-cell table:style-name="ce292" table:formula="of:=VLOOKUP([.S41];#REF!:#REF!;2)" office:value-type="string" office:string-value="" calcext:value-type="error">
            <text:p>#REF!</text:p>
          </table:table-cell>
          <table:table-cell table:style-name="ce300" table:formula="of:=DEC2HEX(VLOOKUP([.S41];#REF!:#REF!;5))" office:value-type="string" office:string-value="" calcext:value-type="error">
            <text:p>#REF!</text:p>
          </table:table-cell>
          <table:table-cell table:style-name="ce267" table:formula="of:=DEC2HEX(VLOOKUP([.S41];#REF!:#REF!;3))" office:value-type="string" office:string-value="" calcext:value-type="error">
            <text:p>#REF!</text:p>
          </table:table-cell>
          <table:table-cell table:style-name="ce267" table:formula="of:=DEC2HEX(VLOOKUP([.S41];#REF!:#REF!;4))" office:value-type="string" office:string-value="" calcext:value-type="error">
            <text:p>#REF!</text:p>
          </table:table-cell>
          <table:table-cell table:style-name="ce268" table:formula="of:=DEC2HEX(ROUND(500*(1+2*[.G41])/((1+[.Q41])*[.C41]*2^([.H41]-3));0);3)" office:value-type="string" office:string-value="" calcext:value-type="error">
            <text:p>#REF!</text:p>
          </table:table-cell>
          <table:table-cell table:style-name="ce268" table:formula="of:=DEC2HEX(ROUND(([.C41]*2^(20+[.H41]))/(500*(1+2*[.G41]));0);5)" office:value-type="string" office:string-value="" calcext:value-type="error">
            <text:p>#REF!</text:p>
          </table:table-cell>
          <table:table-cell table:style-name="ce268" table:formula="of:=IF(2+2*32768*[.C41]*(1+[.Q41])/([.D41]*HEX2DEC([.J41]))&gt;2047;DEC2HEX(2047);DEC2HEX(ROUND(2+2*32768*[.C41]*(1+[.Q41])/([.D41]*HEX2DEC([.J41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41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41]/2)*(1+[.Q41])+2*[.D41])*[.O41]" office:value-type="float" office:value="15" calcext:value-type="float">
            <text:p>15</text:p>
          </table:table-cell>
          <table:table-cell table:style-name="ce314" table:formula="of:=IF([.P41]&gt;[.R41]/2;2*[.P41];[.R41])" office:value-type="float" office:value="15" calcext:value-type="float">
            <text:p>15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10" calcext:value-type="float">
            <text:p>10</text:p>
          </table:table-cell>
          <table:table-cell table:style-name="ce268" office:value-type="float" office:value="40" calcext:value-type="float">
            <text:p>40</text:p>
          </table:table-cell>
          <table:table-cell table:style-name="ce281" table:formula="of:=2*[.D42]/[.C42]" office:value-type="float" office:value="8" calcext:value-type="float">
            <text:p>8,00</text:p>
          </table:table-cell>
          <table:table-cell table:style-name="ce292" table:formula="of:=VLOOKUP([.S42];#REF!:#REF!;2)" office:value-type="string" office:string-value="" calcext:value-type="error">
            <text:p>#REF!</text:p>
          </table:table-cell>
          <table:table-cell table:style-name="ce300" table:formula="of:=DEC2HEX(VLOOKUP([.S42];#REF!:#REF!;5))" office:value-type="string" office:string-value="" calcext:value-type="error">
            <text:p>#REF!</text:p>
          </table:table-cell>
          <table:table-cell table:style-name="ce267" table:formula="of:=DEC2HEX(VLOOKUP([.S42];#REF!:#REF!;3))" office:value-type="string" office:string-value="" calcext:value-type="error">
            <text:p>#REF!</text:p>
          </table:table-cell>
          <table:table-cell table:style-name="ce267" table:formula="of:=DEC2HEX(VLOOKUP([.S42];#REF!:#REF!;4))" office:value-type="string" office:string-value="" calcext:value-type="error">
            <text:p>#REF!</text:p>
          </table:table-cell>
          <table:table-cell table:style-name="ce268" table:formula="of:=DEC2HEX(ROUND(500*(1+2*[.G42])/((1+[.Q42])*[.C42]*2^([.H42]-3));0);3)" office:value-type="string" office:string-value="" calcext:value-type="error">
            <text:p>#REF!</text:p>
          </table:table-cell>
          <table:table-cell table:style-name="ce268" table:formula="of:=DEC2HEX(ROUND(([.C42]*2^(20+[.H42]))/(500*(1+2*[.G42]));0);5)" office:value-type="string" office:string-value="" calcext:value-type="error">
            <text:p>#REF!</text:p>
          </table:table-cell>
          <table:table-cell table:style-name="ce268" table:formula="of:=IF(2+2*32768*[.C42]*(1+[.Q42])/([.D42]*HEX2DEC([.J42]))&gt;2047;DEC2HEX(2047);DEC2HEX(ROUND(2+2*32768*[.C42]*(1+[.Q42])/([.D42]*HEX2DEC([.J42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42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42]/2)*(1+[.Q42])+2*[.D42])*[.O42]" office:value-type="float" office:value="85" calcext:value-type="float">
            <text:p>85</text:p>
          </table:table-cell>
          <table:table-cell table:style-name="ce314" table:formula="of:=IF([.P42]&gt;[.R42]/2;2*[.P42];[.R42])" office:value-type="float" office:value="85" calcext:value-type="float">
            <text:p>85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70" office:value-type="float" office:value="19.2" calcext:value-type="float">
            <text:p>19,2</text:p>
          </table:table-cell>
          <table:table-cell table:style-name="ce270" office:value-type="float" office:value="9.6" calcext:value-type="float">
            <text:p>9,6</text:p>
          </table:table-cell>
          <table:table-cell table:style-name="ce283" table:formula="of:=2*[.D43]/[.C43]" office:value-type="float" office:value="1" calcext:value-type="float">
            <text:p>1,00</text:p>
          </table:table-cell>
          <table:table-cell table:style-name="ce292" table:formula="of:=VLOOKUP([.S43];#REF!:#REF!;2)" office:value-type="string" office:string-value="" calcext:value-type="error">
            <text:p>#REF!</text:p>
          </table:table-cell>
          <table:table-cell table:style-name="ce300" table:formula="of:=DEC2HEX(VLOOKUP([.S43];#REF!:#REF!;5))" office:value-type="string" office:string-value="" calcext:value-type="error">
            <text:p>#REF!</text:p>
          </table:table-cell>
          <table:table-cell table:style-name="ce267" table:formula="of:=DEC2HEX(VLOOKUP([.S43];#REF!:#REF!;3))" office:value-type="string" office:string-value="" calcext:value-type="error">
            <text:p>#REF!</text:p>
          </table:table-cell>
          <table:table-cell table:style-name="ce267" table:formula="of:=DEC2HEX(VLOOKUP([.S43];#REF!:#REF!;4))" office:value-type="string" office:string-value="" calcext:value-type="error">
            <text:p>#REF!</text:p>
          </table:table-cell>
          <table:table-cell table:style-name="ce270" table:formula="of:=DEC2HEX(ROUND(500*(1+2*[.G43])/((1+[.Q43])*[.C43]*2^([.H43]-3));0);3)" office:value-type="string" office:string-value="" calcext:value-type="error">
            <text:p>#REF!</text:p>
          </table:table-cell>
          <table:table-cell table:style-name="ce270" table:formula="of:=DEC2HEX(ROUND(([.C43]*2^(20+[.H43]))/(500*(1+2*[.G43]));0);5)" office:value-type="string" office:string-value="" calcext:value-type="error">
            <text:p>#REF!</text:p>
          </table:table-cell>
          <table:table-cell table:style-name="ce270" table:formula="of:=IF(2+2*32768*[.C43]*(1+[.Q43])/([.D43]*HEX2DEC([.J43]))&gt;2047;DEC2HEX(2047);DEC2HEX(ROUND(2+2*32768*[.C43]*(1+[.Q43])/([.D43]*HEX2DEC([.J43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43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43]/2)*(1+[.Q43])+2*[.D43])*[.O43]" office:value-type="float" office:value="28.8" calcext:value-type="float">
            <text:p>28,8</text:p>
          </table:table-cell>
          <table:table-cell table:style-name="ce314" table:formula="of:=IF([.P43]&gt;[.R43]/2;2*[.P43];[.R43])" office:value-type="float" office:value="28.8" calcext:value-type="float">
            <text:p>28,8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20" calcext:value-type="float">
            <text:p>20</text:p>
          </table:table-cell>
          <table:table-cell table:style-name="ce268" office:value-type="float" office:value="10" calcext:value-type="float">
            <text:p>10</text:p>
          </table:table-cell>
          <table:table-cell table:style-name="ce281" table:formula="of:=2*[.D44]/[.C44]" office:value-type="float" office:value="1" calcext:value-type="float">
            <text:p>1,00</text:p>
          </table:table-cell>
          <table:table-cell table:style-name="ce292" table:formula="of:=VLOOKUP([.S44];#REF!:#REF!;2)" office:value-type="string" office:string-value="" calcext:value-type="error">
            <text:p>#REF!</text:p>
          </table:table-cell>
          <table:table-cell table:style-name="ce300" table:formula="of:=DEC2HEX(VLOOKUP([.S44];#REF!:#REF!;5))" office:value-type="string" office:string-value="" calcext:value-type="error">
            <text:p>#REF!</text:p>
          </table:table-cell>
          <table:table-cell table:style-name="ce267" table:formula="of:=DEC2HEX(VLOOKUP([.S44];#REF!:#REF!;3))" office:value-type="string" office:string-value="" calcext:value-type="error">
            <text:p>#REF!</text:p>
          </table:table-cell>
          <table:table-cell table:style-name="ce267" table:formula="of:=DEC2HEX(VLOOKUP([.S44];#REF!:#REF!;4))" office:value-type="string" office:string-value="" calcext:value-type="error">
            <text:p>#REF!</text:p>
          </table:table-cell>
          <table:table-cell table:style-name="ce268" table:formula="of:=DEC2HEX(ROUND(500*(1+2*[.G44])/((1+[.Q44])*[.C44]*2^([.H44]-3));0);3)" office:value-type="string" office:string-value="" calcext:value-type="error">
            <text:p>#REF!</text:p>
          </table:table-cell>
          <table:table-cell table:style-name="ce268" table:formula="of:=DEC2HEX(ROUND(([.C44]*2^(20+[.H44]))/(500*(1+2*[.G44]));0);5)" office:value-type="string" office:string-value="" calcext:value-type="error">
            <text:p>#REF!</text:p>
          </table:table-cell>
          <table:table-cell table:style-name="ce268" table:formula="of:=IF(2+2*32768*[.C44]*(1+[.Q44])/([.D44]*HEX2DEC([.J44]))&gt;2047;DEC2HEX(2047);DEC2HEX(ROUND(2+2*32768*[.C44]*(1+[.Q44])/([.D44]*HEX2DEC([.J44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44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44]/2)*(1+[.Q44])+2*[.D44])*[.O44]" office:value-type="float" office:value="30" calcext:value-type="float">
            <text:p>30</text:p>
          </table:table-cell>
          <table:table-cell table:style-name="ce314" table:formula="of:=IF([.P44]&gt;[.R44]/2;2*[.P44];[.R44])" office:value-type="float" office:value="30" calcext:value-type="float">
            <text:p>30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20" calcext:value-type="float">
            <text:p>20</text:p>
          </table:table-cell>
          <table:table-cell table:style-name="ce268" office:value-type="float" office:value="40" calcext:value-type="float">
            <text:p>40</text:p>
          </table:table-cell>
          <table:table-cell table:style-name="ce281" table:formula="of:=2*[.D45]/[.C45]" office:value-type="float" office:value="4" calcext:value-type="float">
            <text:p>4,00</text:p>
          </table:table-cell>
          <table:table-cell table:style-name="ce292" table:formula="of:=VLOOKUP([.S45];#REF!:#REF!;2)" office:value-type="string" office:string-value="" calcext:value-type="error">
            <text:p>#REF!</text:p>
          </table:table-cell>
          <table:table-cell table:style-name="ce300" table:formula="of:=DEC2HEX(VLOOKUP([.S45];#REF!:#REF!;5))" office:value-type="string" office:string-value="" calcext:value-type="error">
            <text:p>#REF!</text:p>
          </table:table-cell>
          <table:table-cell table:style-name="ce267" table:formula="of:=DEC2HEX(VLOOKUP([.S45];#REF!:#REF!;3))" office:value-type="string" office:string-value="" calcext:value-type="error">
            <text:p>#REF!</text:p>
          </table:table-cell>
          <table:table-cell table:style-name="ce267" table:formula="of:=DEC2HEX(VLOOKUP([.S45];#REF!:#REF!;4))" office:value-type="string" office:string-value="" calcext:value-type="error">
            <text:p>#REF!</text:p>
          </table:table-cell>
          <table:table-cell table:style-name="ce268" table:formula="of:=DEC2HEX(ROUND(500*(1+2*[.G45])/((1+[.Q45])*[.C45]*2^([.H45]-3));0);3)" office:value-type="string" office:string-value="" calcext:value-type="error">
            <text:p>#REF!</text:p>
          </table:table-cell>
          <table:table-cell table:style-name="ce268" table:formula="of:=DEC2HEX(ROUND(([.C45]*2^(20+[.H45]))/(500*(1+2*[.G45]));0);5)" office:value-type="string" office:string-value="" calcext:value-type="error">
            <text:p>#REF!</text:p>
          </table:table-cell>
          <table:table-cell table:style-name="ce268" table:formula="of:=IF(2+2*32768*[.C45]*(1+[.Q45])/([.D45]*HEX2DEC([.J45]))&gt;2047;DEC2HEX(2047);DEC2HEX(ROUND(2+2*32768*[.C45]*(1+[.Q45])/([.D45]*HEX2DEC([.J45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45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45]/2)*(1+[.Q45])+2*[.D45])*[.O45]" office:value-type="float" office:value="90" calcext:value-type="float">
            <text:p>90</text:p>
          </table:table-cell>
          <table:table-cell table:style-name="ce314" table:formula="of:=IF([.P45]&gt;[.R45]/2;2*[.P45];[.R45])" office:value-type="float" office:value="90" calcext:value-type="float">
            <text:p>90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38.4" calcext:value-type="float">
            <text:p>38,4</text:p>
          </table:table-cell>
          <table:table-cell table:style-name="ce268" office:value-type="float" office:value="19.6" calcext:value-type="float">
            <text:p>19,6</text:p>
          </table:table-cell>
          <table:table-cell table:style-name="ce281" table:formula="of:=2*[.D46]/[.C46]" office:value-type="float" office:value="1.02083333333333" calcext:value-type="float">
            <text:p>1,02</text:p>
          </table:table-cell>
          <table:table-cell table:style-name="ce292" table:formula="of:=VLOOKUP([.S46];#REF!:#REF!;2)" office:value-type="string" office:string-value="" calcext:value-type="error">
            <text:p>#REF!</text:p>
          </table:table-cell>
          <table:table-cell table:style-name="ce300" table:formula="of:=DEC2HEX(VLOOKUP([.S46];#REF!:#REF!;5))" office:value-type="string" office:string-value="" calcext:value-type="error">
            <text:p>#REF!</text:p>
          </table:table-cell>
          <table:table-cell table:style-name="ce267" table:formula="of:=DEC2HEX(VLOOKUP([.S46];#REF!:#REF!;3))" office:value-type="string" office:string-value="" calcext:value-type="error">
            <text:p>#REF!</text:p>
          </table:table-cell>
          <table:table-cell table:style-name="ce267" table:formula="of:=DEC2HEX(VLOOKUP([.S46];#REF!:#REF!;4))" office:value-type="string" office:string-value="" calcext:value-type="error">
            <text:p>#REF!</text:p>
          </table:table-cell>
          <table:table-cell table:style-name="ce268" table:formula="of:=DEC2HEX(ROUND(500*(1+2*[.G46])/((1+[.Q46])*[.C46]*2^([.H46]-3));0);3)" office:value-type="string" office:string-value="" calcext:value-type="error">
            <text:p>#REF!</text:p>
          </table:table-cell>
          <table:table-cell table:style-name="ce268" table:formula="of:=DEC2HEX(ROUND(([.C46]*2^(20+[.H46]))/(500*(1+2*[.G46]));0);5)" office:value-type="string" office:string-value="" calcext:value-type="error">
            <text:p>#REF!</text:p>
          </table:table-cell>
          <table:table-cell table:style-name="ce268" table:formula="of:=IF(2+2*32768*[.C46]*(1+[.Q46])/([.D46]*HEX2DEC([.J46]))&gt;2047;DEC2HEX(2047);DEC2HEX(ROUND(2+2*32768*[.C46]*(1+[.Q46])/([.D46]*HEX2DEC([.J46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46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46]/2)*(1+[.Q46])+2*[.D46])*[.O46]" office:value-type="float" office:value="58.4" calcext:value-type="float">
            <text:p>58,4</text:p>
          </table:table-cell>
          <table:table-cell table:style-name="ce314" table:formula="of:=IF([.P46]&gt;[.R46]/2;2*[.P46];[.R46])" office:value-type="float" office:value="58.4" calcext:value-type="float">
            <text:p>58,4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40" calcext:value-type="float">
            <text:p>40</text:p>
          </table:table-cell>
          <table:table-cell table:style-name="ce268" office:value-type="float" office:value="20" calcext:value-type="float">
            <text:p>20</text:p>
          </table:table-cell>
          <table:table-cell table:style-name="ce281" table:formula="of:=2*[.D47]/[.C47]" office:value-type="float" office:value="1" calcext:value-type="float">
            <text:p>1,00</text:p>
          </table:table-cell>
          <table:table-cell table:style-name="ce292" table:formula="of:=VLOOKUP([.S47];#REF!:#REF!;2)" office:value-type="string" office:string-value="" calcext:value-type="error">
            <text:p>#REF!</text:p>
          </table:table-cell>
          <table:table-cell table:style-name="ce300" table:formula="of:=DEC2HEX(VLOOKUP([.S47];#REF!:#REF!;5))" office:value-type="string" office:string-value="" calcext:value-type="error">
            <text:p>#REF!</text:p>
          </table:table-cell>
          <table:table-cell table:style-name="ce267" table:formula="of:=DEC2HEX(VLOOKUP([.S47];#REF!:#REF!;3))" office:value-type="string" office:string-value="" calcext:value-type="error">
            <text:p>#REF!</text:p>
          </table:table-cell>
          <table:table-cell table:style-name="ce267" table:formula="of:=DEC2HEX(VLOOKUP([.S47];#REF!:#REF!;4))" office:value-type="string" office:string-value="" calcext:value-type="error">
            <text:p>#REF!</text:p>
          </table:table-cell>
          <table:table-cell table:style-name="ce268" table:formula="of:=DEC2HEX(ROUND(500*(1+2*[.G47])/((1+[.Q47])*[.C47]*2^([.H47]-3));0);3)" office:value-type="string" office:string-value="" calcext:value-type="error">
            <text:p>#REF!</text:p>
          </table:table-cell>
          <table:table-cell table:style-name="ce268" table:formula="of:=DEC2HEX(ROUND(([.C47]*2^(20+[.H47]))/(500*(1+2*[.G47]));0);5)" office:value-type="string" office:string-value="" calcext:value-type="error">
            <text:p>#REF!</text:p>
          </table:table-cell>
          <table:table-cell table:style-name="ce268" table:formula="of:=IF(2+2*32768*[.C47]*(1+[.Q47])/([.D47]*HEX2DEC([.J47]))&gt;2047;DEC2HEX(2047);DEC2HEX(ROUND(2+2*32768*[.C47]*(1+[.Q47])/([.D47]*HEX2DEC([.J47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47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47]/2)*(1+[.Q47])+2*[.D47])*[.O47]" office:value-type="float" office:value="60" calcext:value-type="float">
            <text:p>60</text:p>
          </table:table-cell>
          <table:table-cell table:style-name="ce314" table:formula="of:=IF([.P47]&gt;[.R47]/2;2*[.P47];[.R47])" office:value-type="float" office:value="60" calcext:value-type="float">
            <text:p>60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number-columns-repeated="2" table:style-name="ce270" office:value-type="float" office:value="40" calcext:value-type="float">
            <text:p>40</text:p>
          </table:table-cell>
          <table:table-cell table:style-name="ce283" table:formula="of:=2*[.D48]/[.C48]" office:value-type="float" office:value="2" calcext:value-type="float">
            <text:p>2,00</text:p>
          </table:table-cell>
          <table:table-cell table:style-name="ce292" table:formula="of:=VLOOKUP([.S48];#REF!:#REF!;2)" office:value-type="string" office:string-value="" calcext:value-type="error">
            <text:p>#REF!</text:p>
          </table:table-cell>
          <table:table-cell table:style-name="ce300" table:formula="of:=DEC2HEX(VLOOKUP([.S48];#REF!:#REF!;5))" office:value-type="string" office:string-value="" calcext:value-type="error">
            <text:p>#REF!</text:p>
          </table:table-cell>
          <table:table-cell table:style-name="ce267" table:formula="of:=DEC2HEX(VLOOKUP([.S48];#REF!:#REF!;3))" office:value-type="string" office:string-value="" calcext:value-type="error">
            <text:p>#REF!</text:p>
          </table:table-cell>
          <table:table-cell table:style-name="ce267" table:formula="of:=DEC2HEX(VLOOKUP([.S48];#REF!:#REF!;4))" office:value-type="string" office:string-value="" calcext:value-type="error">
            <text:p>#REF!</text:p>
          </table:table-cell>
          <table:table-cell table:style-name="ce270" table:formula="of:=DEC2HEX(ROUND(500*(1+2*[.G48])/((1+[.Q48])*[.C48]*2^([.H48]-3));0);3)" office:value-type="string" office:string-value="" calcext:value-type="error">
            <text:p>#REF!</text:p>
          </table:table-cell>
          <table:table-cell table:style-name="ce270" table:formula="of:=DEC2HEX(ROUND(([.C48]*2^(20+[.H48]))/(500*(1+2*[.G48]));0);5)" office:value-type="string" office:string-value="" calcext:value-type="error">
            <text:p>#REF!</text:p>
          </table:table-cell>
          <table:table-cell table:style-name="ce270" table:formula="of:=IF(2+2*32768*[.C48]*(1+[.Q48])/([.D48]*HEX2DEC([.J48]))&gt;2047;DEC2HEX(2047);DEC2HEX(ROUND(2+2*32768*[.C48]*(1+[.Q48])/([.D48]*HEX2DEC([.J48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48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48]/2)*(1+[.Q48])+2*[.D48])*[.O48]" office:value-type="float" office:value="100" calcext:value-type="float">
            <text:p>100</text:p>
          </table:table-cell>
          <table:table-cell table:style-name="ce314" table:formula="of:=IF([.P48]&gt;[.R48]/2;2*[.P48];[.R48])" office:value-type="float" office:value="100" calcext:value-type="float">
            <text:p>100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50" calcext:value-type="float">
            <text:p>50</text:p>
          </table:table-cell>
          <table:table-cell table:style-name="ce268" office:value-type="float" office:value="25" calcext:value-type="float">
            <text:p>25</text:p>
          </table:table-cell>
          <table:table-cell table:style-name="ce281" table:formula="of:=2*[.D49]/[.C49]" office:value-type="float" office:value="1" calcext:value-type="float">
            <text:p>1,00</text:p>
          </table:table-cell>
          <table:table-cell table:style-name="ce292" table:formula="of:=VLOOKUP([.S49];#REF!:#REF!;2)" office:value-type="string" office:string-value="" calcext:value-type="error">
            <text:p>#REF!</text:p>
          </table:table-cell>
          <table:table-cell table:style-name="ce300" table:formula="of:=DEC2HEX(VLOOKUP([.S49];#REF!:#REF!;5))" office:value-type="string" office:string-value="" calcext:value-type="error">
            <text:p>#REF!</text:p>
          </table:table-cell>
          <table:table-cell table:style-name="ce267" table:formula="of:=DEC2HEX(VLOOKUP([.S49];#REF!:#REF!;3))" office:value-type="string" office:string-value="" calcext:value-type="error">
            <text:p>#REF!</text:p>
          </table:table-cell>
          <table:table-cell table:style-name="ce267" table:formula="of:=DEC2HEX(VLOOKUP([.S49];#REF!:#REF!;4))" office:value-type="string" office:string-value="" calcext:value-type="error">
            <text:p>#REF!</text:p>
          </table:table-cell>
          <table:table-cell table:style-name="ce268" table:formula="of:=DEC2HEX(ROUND(500*(1+2*[.G49])/((1+[.Q49])*[.C49]*2^([.H49]-3));0);3)" office:value-type="string" office:string-value="" calcext:value-type="error">
            <text:p>#REF!</text:p>
          </table:table-cell>
          <table:table-cell table:style-name="ce268" table:formula="of:=DEC2HEX(ROUND(([.C49]*2^(20+[.H49]))/(500*(1+2*[.G49]));0);5)" office:value-type="string" office:string-value="" calcext:value-type="error">
            <text:p>#REF!</text:p>
          </table:table-cell>
          <table:table-cell table:style-name="ce268" table:formula="of:=IF(2+2*32768*[.C49]*(1+[.Q49])/([.D49]*HEX2DEC([.J49]))&gt;2047;DEC2HEX(2047);DEC2HEX(ROUND(2+2*32768*[.C49]*(1+[.Q49])/([.D49]*HEX2DEC([.J49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49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49]/2)*(1+[.Q49])+2*[.D49])*[.O49]" office:value-type="float" office:value="75" calcext:value-type="float">
            <text:p>75</text:p>
          </table:table-cell>
          <table:table-cell table:style-name="ce314" table:formula="of:=IF([.P49]&gt;[.R49]/2;2*[.P49];[.R49])" office:value-type="float" office:value="75" calcext:value-type="float">
            <text:p>75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62.5" calcext:value-type="float">
            <text:p>62,5</text:p>
          </table:table-cell>
          <table:table-cell table:style-name="ce268" office:value-type="float" office:value="28.8" calcext:value-type="float">
            <text:p>28,8</text:p>
          </table:table-cell>
          <table:table-cell table:style-name="ce281" table:formula="of:=2*[.D50]/[.C50]" office:value-type="float" office:value="0.9216" calcext:value-type="float">
            <text:p>0,92</text:p>
          </table:table-cell>
          <table:table-cell table:style-name="ce292" table:formula="of:=VLOOKUP([.S50];#REF!:#REF!;2)" office:value-type="string" office:string-value="" calcext:value-type="error">
            <text:p>#REF!</text:p>
          </table:table-cell>
          <table:table-cell table:style-name="ce300" table:formula="of:=DEC2HEX(VLOOKUP([.S50];#REF!:#REF!;5))" office:value-type="string" office:string-value="" calcext:value-type="error">
            <text:p>#REF!</text:p>
          </table:table-cell>
          <table:table-cell table:style-name="ce267" table:formula="of:=DEC2HEX(VLOOKUP([.S50];#REF!:#REF!;3))" office:value-type="string" office:string-value="" calcext:value-type="error">
            <text:p>#REF!</text:p>
          </table:table-cell>
          <table:table-cell table:style-name="ce267" table:formula="of:=DEC2HEX(VLOOKUP([.S50];#REF!:#REF!;4))" office:value-type="string" office:string-value="" calcext:value-type="error">
            <text:p>#REF!</text:p>
          </table:table-cell>
          <table:table-cell table:style-name="ce268" table:formula="of:=DEC2HEX(ROUND(500*(1+2*[.G50])/((1+[.Q50])*[.C50]*2^([.H50]-3));0);3)" office:value-type="string" office:string-value="" calcext:value-type="error">
            <text:p>#REF!</text:p>
          </table:table-cell>
          <table:table-cell table:style-name="ce268" table:formula="of:=DEC2HEX(ROUND(([.C50]*2^(20+[.H50]))/(500*(1+2*[.G50]));0);5)" office:value-type="string" office:string-value="" calcext:value-type="error">
            <text:p>#REF!</text:p>
          </table:table-cell>
          <table:table-cell table:style-name="ce268" table:formula="of:=IF(2+2*32768*[.C50]*(1+[.Q50])/([.D50]*HEX2DEC([.J50]))&gt;2047;DEC2HEX(2047);DEC2HEX(ROUND(2+2*32768*[.C50]*(1+[.Q50])/([.D50]*HEX2DEC([.J50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50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50]/2)*(1+[.Q50])+2*[.D50])*[.O50]" office:value-type="float" office:value="88.85" calcext:value-type="float">
            <text:p>88,85</text:p>
          </table:table-cell>
          <table:table-cell table:style-name="ce314" office:value-type="float" office:value="95" calcext:value-type="float">
            <text:p>95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100" calcext:value-type="float">
            <text:p>100</text:p>
          </table:table-cell>
          <table:table-cell table:style-name="ce268" office:value-type="float" office:value="50" calcext:value-type="float">
            <text:p>50</text:p>
          </table:table-cell>
          <table:table-cell table:style-name="ce281" table:formula="of:=2*[.D51]/[.C51]" office:value-type="float" office:value="1" calcext:value-type="float">
            <text:p>1,00</text:p>
          </table:table-cell>
          <table:table-cell table:style-name="ce292" table:formula="of:=VLOOKUP([.S51];#REF!:#REF!;2)" office:value-type="string" office:string-value="" calcext:value-type="error">
            <text:p>#REF!</text:p>
          </table:table-cell>
          <table:table-cell table:style-name="ce300" table:formula="of:=DEC2HEX(VLOOKUP([.S51];#REF!:#REF!;5))" office:value-type="string" office:string-value="" calcext:value-type="error">
            <text:p>#REF!</text:p>
          </table:table-cell>
          <table:table-cell table:style-name="ce267" table:formula="of:=DEC2HEX(VLOOKUP([.S51];#REF!:#REF!;3))" office:value-type="string" office:string-value="" calcext:value-type="error">
            <text:p>#REF!</text:p>
          </table:table-cell>
          <table:table-cell table:style-name="ce267" table:formula="of:=DEC2HEX(VLOOKUP([.S51];#REF!:#REF!;4))" office:value-type="string" office:string-value="" calcext:value-type="error">
            <text:p>#REF!</text:p>
          </table:table-cell>
          <table:table-cell table:style-name="ce268" table:formula="of:=DEC2HEX(ROUND(500*(1+2*[.G51])/((1+[.Q51])*[.C51]*2^([.H51]-3));0);3)" office:value-type="string" office:string-value="" calcext:value-type="error">
            <text:p>#REF!</text:p>
          </table:table-cell>
          <table:table-cell table:style-name="ce268" table:formula="of:=DEC2HEX(ROUND(([.C51]*2^(20+[.H51]))/(500*(1+2*[.G51]));0);5)" office:value-type="string" office:string-value="" calcext:value-type="error">
            <text:p>#REF!</text:p>
          </table:table-cell>
          <table:table-cell table:style-name="ce268" table:formula="of:=IF(2+2*32768*[.C51]*(1+[.Q51])/([.D51]*HEX2DEC([.J51]))&gt;2047;DEC2HEX(2047);DEC2HEX(ROUND(2+2*32768*[.C51]*(1+[.Q51])/([.D51]*HEX2DEC([.J51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51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51]/2)*(1+[.Q51])+2*[.D51])*[.O51]" office:value-type="float" office:value="150" calcext:value-type="float">
            <text:p>150</text:p>
          </table:table-cell>
          <table:table-cell table:style-name="ce314" table:formula="of:=IF([.P51]&gt;[.R51]/2;2*[.P51];[.R51])" office:value-type="float" office:value="150" calcext:value-type="float">
            <text:p>150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100" calcext:value-type="float">
            <text:p>100</text:p>
          </table:table-cell>
          <table:table-cell table:style-name="ce268" office:value-type="float" office:value="250" calcext:value-type="float">
            <text:p>250</text:p>
          </table:table-cell>
          <table:table-cell table:style-name="ce281" table:formula="of:=2*[.D52]/[.C52]" office:value-type="float" office:value="5" calcext:value-type="float">
            <text:p>5,00</text:p>
          </table:table-cell>
          <table:table-cell table:style-name="ce292" table:formula="of:=VLOOKUP([.S52];#REF!:#REF!;2)" office:value-type="string" office:string-value="" calcext:value-type="error">
            <text:p>#REF!</text:p>
          </table:table-cell>
          <table:table-cell table:style-name="ce300" table:formula="of:=DEC2HEX(VLOOKUP([.S52];#REF!:#REF!;5))" office:value-type="string" office:string-value="" calcext:value-type="error">
            <text:p>#REF!</text:p>
          </table:table-cell>
          <table:table-cell table:style-name="ce267" table:formula="of:=DEC2HEX(VLOOKUP([.S52];#REF!:#REF!;3))" office:value-type="string" office:string-value="" calcext:value-type="error">
            <text:p>#REF!</text:p>
          </table:table-cell>
          <table:table-cell table:style-name="ce267" table:formula="of:=DEC2HEX(VLOOKUP([.S52];#REF!:#REF!;4))" office:value-type="string" office:string-value="" calcext:value-type="error">
            <text:p>#REF!</text:p>
          </table:table-cell>
          <table:table-cell table:style-name="ce268" table:formula="of:=DEC2HEX(ROUND(500*(1+2*[.G52])/((1+[.Q52])*[.C52]*2^([.H52]-3));0);3)" office:value-type="string" office:string-value="" calcext:value-type="error">
            <text:p>#REF!</text:p>
          </table:table-cell>
          <table:table-cell table:style-name="ce268" table:formula="of:=DEC2HEX(ROUND(([.C52]*2^(20+[.H52]))/(500*(1+2*[.G52]));0);5)" office:value-type="string" office:string-value="" calcext:value-type="error">
            <text:p>#REF!</text:p>
          </table:table-cell>
          <table:table-cell table:style-name="ce268" table:formula="of:=IF(2+2*32768*[.C52]*(1+[.Q52])/([.D52]*HEX2DEC([.J52]))&gt;2047;DEC2HEX(2047);DEC2HEX(ROUND(2+2*32768*[.C52]*(1+[.Q52])/([.D52]*HEX2DEC([.J52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52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52]/2)*(1+[.Q52])+2*[.D52])*[.O52]" office:value-type="float" office:value="550" calcext:value-type="float">
            <text:p>550</text:p>
          </table:table-cell>
          <table:table-cell table:style-name="ce314" table:formula="of:=IF([.P52]&gt;[.R52]/2;2*[.P52];[.R52])" office:value-type="float" office:value="550" calcext:value-type="float">
            <text:p>550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">
          <table:table-cell/>
          <table:table-cell table:style-name="ce262"/>
          <table:table-cell table:number-columns-repeated="2" table:style-name="ce268" office:value-type="float" office:value="125" calcext:value-type="float">
            <text:p>125</text:p>
          </table:table-cell>
          <table:table-cell table:style-name="ce281" table:formula="of:=2*[.D53]/[.C53]" office:value-type="float" office:value="2" calcext:value-type="float">
            <text:p>2,00</text:p>
          </table:table-cell>
          <table:table-cell table:style-name="ce292" table:formula="of:=VLOOKUP([.S53];#REF!:#REF!;2)" office:value-type="string" office:string-value="" calcext:value-type="error">
            <text:p>#REF!</text:p>
          </table:table-cell>
          <table:table-cell table:style-name="ce300" table:formula="of:=DEC2HEX(VLOOKUP([.S53];#REF!:#REF!;5))" office:value-type="string" office:string-value="" calcext:value-type="error">
            <text:p>#REF!</text:p>
          </table:table-cell>
          <table:table-cell table:style-name="ce267" table:formula="of:=DEC2HEX(VLOOKUP([.S53];#REF!:#REF!;3))" office:value-type="string" office:string-value="" calcext:value-type="error">
            <text:p>#REF!</text:p>
          </table:table-cell>
          <table:table-cell table:style-name="ce267" table:formula="of:=DEC2HEX(VLOOKUP([.S53];#REF!:#REF!;4))" office:value-type="string" office:string-value="" calcext:value-type="error">
            <text:p>#REF!</text:p>
          </table:table-cell>
          <table:table-cell table:style-name="ce268" table:formula="of:=DEC2HEX(ROUND(500*(1+2*[.G53])/((1+[.Q53])*[.C53]*2^([.H53]-3));0);3)" office:value-type="string" office:string-value="" calcext:value-type="error">
            <text:p>#REF!</text:p>
          </table:table-cell>
          <table:table-cell table:style-name="ce268" table:formula="of:=DEC2HEX(ROUND(([.C53]*2^(20+[.H53]))/(500*(1+2*[.G53]));0);5)" office:value-type="string" office:string-value="" calcext:value-type="error">
            <text:p>#REF!</text:p>
          </table:table-cell>
          <table:table-cell table:style-name="ce268" table:formula="of:=IF(2+2*32768*[.C53]*(1+[.Q53])/([.D53]*HEX2DEC([.J53]))&gt;2047;DEC2HEX(2047);DEC2HEX(ROUND(2+2*32768*[.C53]*(1+[.Q53])/([.D53]*HEX2DEC([.J53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53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53]/2)*(1+[.Q53])+2*[.D53])*[.O53]" office:value-type="float" office:value="312.5" calcext:value-type="float">
            <text:p>312,5</text:p>
          </table:table-cell>
          <table:table-cell table:style-name="ce314" table:formula="of:=IF([.P53]&gt;[.R53]/2;2*[.P53];[.R53])" office:value-type="float" office:value="312.5" calcext:value-type="float">
            <text:p>312,5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" table:number-rows-repeated="2">
          <table:table-cell/>
          <table:table-cell table:style-name="ce264" table:number-columns-repeated="19"/>
          <table:table-cell table:style-name="ce219"/>
          <table:table-cell table:number-columns-repeated="1003"/>
        </table:table-row>
        <table:table-row table:style-name="ro1">
          <table:table-cell/>
          <table:table-cell table:style-name="ce219" table:number-columns-repeated="20"/>
          <table:table-cell table:number-columns-repeated="1003"/>
        </table:table-row>
        <table:table-row table:style-name="ro1">
          <table:table-cell/>
          <table:table-cell table:style-name="ce219"/>
          <table:table-cell table:style-name="ce275"/>
          <table:table-cell table:style-name="ce279"/>
          <table:table-cell table:style-name="ce285" office:value-type="string" calcext:value-type="string" table:number-columns-spanned="8" table:number-rows-spanned="1">
            <text:p>RX Modem setting examples for OOK (Manchester disabled)</text:p>
          </table:table-cell>
          <table:covered-table-cell table:number-columns-repeated="7" table:style-name="ce285"/>
          <table:table-cell table:style-name="ce313"/>
          <table:table-cell table:style-name="ce219" table:number-columns-repeated="8"/>
          <table:table-cell table:number-columns-repeated="1003"/>
        </table:table-row>
        <table:table-row table:style-name="ro16">
          <table:table-cell table:number-columns-repeated="2"/>
          <table:table-cell table:style-name="ce275"/>
          <table:table-cell table:style-name="ce279"/>
          <table:table-cell table:style-name="ce286" office:value-type="string" calcext:value-type="string" table:number-columns-spanned="2" table:number-rows-spanned="1">
            <text:p>Appl parameters</text:p>
          </table:table-cell>
          <table:covered-table-cell table:style-name="ce286"/>
          <table:table-cell table:style-name="ce302" office:value-type="string" calcext:value-type="string" table:number-columns-spanned="6" table:number-rows-spanned="1">
            <text:p>Register values</text:p>
          </table:table-cell>
          <table:covered-table-cell table:number-columns-repeated="5" table:style-name="ce285"/>
          <table:table-cell table:style-name="ce313"/>
          <table:table-cell table:number-columns-repeated="1011"/>
        </table:table-row>
        <table:table-row table:style-name="ro1">
          <table:table-cell table:number-columns-repeated="4"/>
          <table:table-cell table:style-name="ce243" office:value-type="string" calcext:value-type="string">
            <text:p>Rb</text:p>
          </table:table-cell>
          <table:table-cell table:style-name="ce293" office:value-type="string" calcext:value-type="string">
            <text:p>RX BW</text:p>
          </table:table-cell>
          <table:table-cell table:style-name="ce303" office:value-type="string" calcext:value-type="string">
            <text:p>dwn3_bypass</text:p>
          </table:table-cell>
          <table:table-cell table:style-name="ce243" office:value-type="string" calcext:value-type="string">
            <text:p>ndec_exp[2:0]</text:p>
          </table:table-cell>
          <table:table-cell table:style-name="ce243" office:value-type="string" calcext:value-type="string">
            <text:p>filset[3:0]</text:p>
          </table:table-cell>
          <table:table-cell table:style-name="ce243" office:value-type="string" calcext:value-type="string">
            <text:p>rxosr[10:0]</text:p>
          </table:table-cell>
          <table:table-cell table:style-name="ce243" office:value-type="string" calcext:value-type="string">
            <text:p>ncoff[19:0]</text:p>
          </table:table-cell>
          <table:table-cell table:style-name="ce243" office:value-type="string" calcext:value-type="string">
            <text:p>crgain[10:0]</text:p>
          </table:table-cell>
          <table:table-cell table:number-columns-repeated="2"/>
          <table:table-cell table:style-name="ce316" office:value-type="string" calcext:value-type="string">
            <text:p>MC</text:p>
          </table:table-cell>
          <table:table-cell table:style-name="ce319" office:value-type="string" calcext:value-type="string">
            <text:p>BWara</text:p>
          </table:table-cell>
          <table:table-cell table:style-name="ce321" office:value-type="string" calcext:value-type="string">
            <text:p>rxosr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7" office:value-type="string" calcext:value-type="string">
            <text:p>[kbps]</text:p>
          </table:table-cell>
          <table:table-cell table:style-name="ce294" office:value-type="string" calcext:value-type="string">
            <text:p>[kHz]</text:p>
          </table:table-cell>
          <table:table-cell table:style-name="ce304" office:value-type="string" calcext:value-type="string">
            <text:p>1Ch</text:p>
          </table:table-cell>
          <table:table-cell table:number-columns-repeated="2" table:style-name="ce287" office:value-type="string" calcext:value-type="string">
            <text:p>1Ch</text:p>
          </table:table-cell>
          <table:table-cell table:style-name="ce287" office:value-type="string" calcext:value-type="string">
            <text:p>20,21h</text:p>
          </table:table-cell>
          <table:table-cell table:style-name="ce287" office:value-type="string" calcext:value-type="string">
            <text:p>21,22,23h</text:p>
          </table:table-cell>
          <table:table-cell table:style-name="ce287" office:value-type="string" calcext:value-type="string">
            <text:p>24,25h</text:p>
          </table:table-cell>
          <table:table-cell table:number-columns-repeated="2"/>
          <table:table-cell table:style-name="ce317"/>
          <table:table-cell table:style-name="ce319" office:value-type="string" calcext:value-type="string">
            <text:p>[kHz]</text:p>
          </table:table-cell>
          <table:table-cell table:style-name="ce321" office:value-type="string" calcext:value-type="string">
            <text:p>dec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8" office:value-type="float" office:value="1.2" calcext:value-type="float">
            <text:p>1,2</text:p>
          </table:table-cell>
          <table:table-cell table:style-name="ce295" office:value-type="float" office:value="75" calcext:value-type="float">
            <text:p>75</text:p>
          </table:table-cell>
          <table:table-cell table:style-name="ce305" table:formula="of:=DEC2HEX(VLOOKUP([.F61];[$ook_table.$B$3:$ook_table.$F$21];4))" office:value-type="string" office:string-value="0" calcext:value-type="string">
            <text:p>0</text:p>
          </table:table-cell>
          <table:table-cell table:style-name="ce307" table:formula="of:=DEC2HEX(VLOOKUP((1+[.O61])*[.E61];[$ook_table.$B$29]:#REF!;3))" office:value-type="string" office:string-value="" calcext:value-type="error">
            <text:p>#REF!</text:p>
          </table:table-cell>
          <table:table-cell table:style-name="ce307" table:formula="of:=DEC2HEX(VLOOKUP([.F61];[$ook_table.$B$3:$ook_table.$F$21];5))" office:value-type="string" office:string-value="1" calcext:value-type="string">
            <text:p>1</text:p>
          </table:table-cell>
          <table:table-cell table:style-name="ce307" table:formula="of:=DEC2HEX(ROUND(500*(1+2*[.G61])/((1+[.O61])*[.E61]*2^([.H61]-3));0);3)" office:value-type="string" office:string-value="" calcext:value-type="error">
            <text:p>#REF!</text:p>
          </table:table-cell>
          <table:table-cell table:style-name="ce307" table:formula="of:=DEC2HEX(ROUND(([.E61]*2^(20+[.H61]))/(500*(1+2*[.G61]));0);5)" office:value-type="string" office:string-value="" calcext:value-type="error">
            <text:p>#REF!</text:p>
          </table:table-cell>
          <table:table-cell table:style-name="ce307" table:formula="of:=IF(2+2*32768/(HEX2DEC([.J61]))&gt;2047;DEC2HEX(2047);DEC2HEX(ROUND(2+2*32768/(HEX2DEC([.J61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61];[$ook_table.$B$2:$ook_table.$F$21];3))" office:value-type="float" office:value="75.2" calcext:value-type="float">
            <text:p>75,2</text:p>
          </table:table-cell>
          <table:table-cell table:style-name="ce322" table:formula="of:=HEX2DEC([.J61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.2" calcext:value-type="float">
            <text:p>1,2</text:p>
          </table:table-cell>
          <table:table-cell table:style-name="ce296" office:value-type="float" office:value="110" calcext:value-type="float">
            <text:p>110</text:p>
          </table:table-cell>
          <table:table-cell table:style-name="ce306" table:formula="of:=DEC2HEX(VLOOKUP([.F62];[$ook_table.$B$3:$ook_table.$F$21];4))" office:value-type="string" office:string-value="0" calcext:value-type="string">
            <text:p>0</text:p>
          </table:table-cell>
          <table:table-cell table:style-name="ce289" table:formula="of:=DEC2HEX(VLOOKUP((1+[.O62])*[.E62];[$ook_table.$B$29]:#REF!;3))" office:value-type="string" office:string-value="" calcext:value-type="error">
            <text:p>#REF!</text:p>
          </table:table-cell>
          <table:table-cell table:style-name="ce289" table:formula="of:=DEC2HEX(VLOOKUP([.F62];[$ook_table.$B$3:$ook_table.$F$21];5))" office:value-type="string" office:string-value="5" calcext:value-type="string">
            <text:p>5</text:p>
          </table:table-cell>
          <table:table-cell table:style-name="ce289" table:formula="of:=DEC2HEX(ROUND(500*(1+2*[.G62])/((1+[.O62])*[.E62]*2^([.H62]-3));0);3)" office:value-type="string" office:string-value="" calcext:value-type="error">
            <text:p>#REF!</text:p>
          </table:table-cell>
          <table:table-cell table:style-name="ce289" table:formula="of:=DEC2HEX(ROUND(([.E62]*2^(20+[.H62]))/(500*(1+2*[.G62]));0);5)" office:value-type="string" office:string-value="" calcext:value-type="error">
            <text:p>#REF!</text:p>
          </table:table-cell>
          <table:table-cell table:style-name="ce289" table:formula="of:=IF(2+2*32768/(HEX2DEC([.J62]))&gt;2047;DEC2HEX(2047);DEC2HEX(ROUND(2+2*32768/(HEX2DEC([.J62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62];[$ook_table.$B$2:$ook_table.$F$21];3))" office:value-type="float" office:value="112.1" calcext:value-type="float">
            <text:p>112,1</text:p>
          </table:table-cell>
          <table:table-cell table:style-name="ce322" table:formula="of:=HEX2DEC([.J62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.2" calcext:value-type="float">
            <text:p>1,2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63];[$ook_table.$B$3:$ook_table.$F$21];4))" office:value-type="string" office:string-value="1" calcext:value-type="string">
            <text:p>1</text:p>
          </table:table-cell>
          <table:table-cell table:style-name="ce289" table:formula="of:=DEC2HEX(VLOOKUP((1+[.O63])*[.E63];[$ook_table.$B$29]:#REF!;3))" office:value-type="string" office:string-value="" calcext:value-type="error">
            <text:p>#REF!</text:p>
          </table:table-cell>
          <table:table-cell table:style-name="ce289" table:formula="of:=DEC2HEX(VLOOKUP([.F63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63])/((1+[.O63])*[.E63]*2^([.H63]-3));0);3)" office:value-type="string" office:string-value="" calcext:value-type="error">
            <text:p>#REF!</text:p>
          </table:table-cell>
          <table:table-cell table:style-name="ce289" table:formula="of:=DEC2HEX(ROUND(([.E63]*2^(20+[.H63]))/(500*(1+2*[.G63]));0);5)" office:value-type="string" office:string-value="" calcext:value-type="error">
            <text:p>#REF!</text:p>
          </table:table-cell>
          <table:table-cell table:style-name="ce289" table:formula="of:=IF(2+2*32768/(HEX2DEC([.J63]))&gt;2047;DEC2HEX(2047);DEC2HEX(ROUND(2+2*32768/(HEX2DEC([.J63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63];[$ook_table.$B$2:$ook_table.$F$21];3))" office:value-type="float" office:value="335.5" calcext:value-type="float">
            <text:p>335,5</text:p>
          </table:table-cell>
          <table:table-cell table:style-name="ce322" table:formula="of:=HEX2DEC([.J63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.2" calcext:value-type="float">
            <text:p>1,2</text:p>
          </table:table-cell>
          <table:table-cell table:style-name="ce296" office:value-type="float" office:value="420" calcext:value-type="float">
            <text:p>420</text:p>
          </table:table-cell>
          <table:table-cell table:style-name="ce306" table:formula="of:=DEC2HEX(VLOOKUP([.F64];[$ook_table.$B$3:$ook_table.$F$21];4))" office:value-type="string" office:string-value="1" calcext:value-type="string">
            <text:p>1</text:p>
          </table:table-cell>
          <table:table-cell table:style-name="ce289" table:formula="of:=DEC2HEX(VLOOKUP((1+[.O64])*[.E64];[$ook_table.$B$29]:#REF!;3))" office:value-type="string" office:string-value="" calcext:value-type="error">
            <text:p>#REF!</text:p>
          </table:table-cell>
          <table:table-cell table:style-name="ce289" table:formula="of:=DEC2HEX(VLOOKUP([.F64];[$ook_table.$B$3:$ook_table.$F$21];5))" office:value-type="string" office:string-value="A" calcext:value-type="string">
            <text:p>A</text:p>
          </table:table-cell>
          <table:table-cell table:style-name="ce289" table:formula="of:=DEC2HEX(ROUND(500*(1+2*[.G64])/((1+[.O64])*[.E64]*2^([.H64]-3));0);3)" office:value-type="string" office:string-value="" calcext:value-type="error">
            <text:p>#REF!</text:p>
          </table:table-cell>
          <table:table-cell table:style-name="ce289" table:formula="of:=DEC2HEX(ROUND(([.E64]*2^(20+[.H64]))/(500*(1+2*[.G64]));0);5)" office:value-type="string" office:string-value="" calcext:value-type="error">
            <text:p>#REF!</text:p>
          </table:table-cell>
          <table:table-cell table:style-name="ce289" table:formula="of:=IF(2+2*32768/(HEX2DEC([.J64]))&gt;2047;DEC2HEX(2047);DEC2HEX(ROUND(2+2*32768/(HEX2DEC([.J64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64];[$ook_table.$B$2:$ook_table.$F$21];3))" office:value-type="float" office:value="420.2" calcext:value-type="float">
            <text:p>420,2</text:p>
          </table:table-cell>
          <table:table-cell table:style-name="ce322" table:formula="of:=HEX2DEC([.J64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.2" calcext:value-type="float">
            <text:p>1,2</text:p>
          </table:table-cell>
          <table:table-cell table:style-name="ce296" office:value-type="float" office:value="620" calcext:value-type="float">
            <text:p>620</text:p>
          </table:table-cell>
          <table:table-cell table:style-name="ce306" table:formula="of:=DEC2HEX(VLOOKUP([.F65];[$ook_table.$B$3:$ook_table.$F$21];4))" office:value-type="string" office:string-value="1" calcext:value-type="string">
            <text:p>1</text:p>
          </table:table-cell>
          <table:table-cell table:style-name="ce289" table:formula="of:=DEC2HEX(VLOOKUP((1+[.O65])*[.E65];[$ook_table.$B$29]:#REF!;3))" office:value-type="string" office:string-value="" calcext:value-type="error">
            <text:p>#REF!</text:p>
          </table:table-cell>
          <table:table-cell table:style-name="ce289" table:formula="of:=DEC2HEX(VLOOKUP([.F65];[$ook_table.$B$3:$ook_table.$F$21];5))" office:value-type="string" office:string-value="E" calcext:value-type="string">
            <text:p>E</text:p>
          </table:table-cell>
          <table:table-cell table:style-name="ce289" table:formula="of:=DEC2HEX(ROUND(500*(1+2*[.G65])/((1+[.O65])*[.E65]*2^([.H65]-3));0);3)" office:value-type="string" office:string-value="" calcext:value-type="error">
            <text:p>#REF!</text:p>
          </table:table-cell>
          <table:table-cell table:style-name="ce289" table:formula="of:=DEC2HEX(ROUND(([.E65]*2^(20+[.H65]))/(500*(1+2*[.G65]));0);5)" office:value-type="string" office:string-value="" calcext:value-type="error">
            <text:p>#REF!</text:p>
          </table:table-cell>
          <table:table-cell table:style-name="ce289" table:formula="of:=IF(2+2*32768/(HEX2DEC([.J65]))&gt;2047;DEC2HEX(2047);DEC2HEX(ROUND(2+2*32768/(HEX2DEC([.J65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65];[$ook_table.$B$2:$ook_table.$F$21];3))" office:value-type="float" office:value="620.7" calcext:value-type="float">
            <text:p>620,7</text:p>
          </table:table-cell>
          <table:table-cell table:style-name="ce322" table:formula="of:=HEX2DEC([.J65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2.4" calcext:value-type="float">
            <text:p>2,4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66];[$ook_table.$B$3:$ook_table.$F$21];4))" office:value-type="string" office:string-value="1" calcext:value-type="string">
            <text:p>1</text:p>
          </table:table-cell>
          <table:table-cell table:style-name="ce289" table:formula="of:=DEC2HEX(VLOOKUP((1+[.O66])*[.E66];[$ook_table.$B$29]:#REF!;3))" office:value-type="string" office:string-value="" calcext:value-type="error">
            <text:p>#REF!</text:p>
          </table:table-cell>
          <table:table-cell table:style-name="ce289" table:formula="of:=DEC2HEX(VLOOKUP([.F66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66])/((1+[.O66])*[.E66]*2^([.H66]-3));0);3)" office:value-type="string" office:string-value="" calcext:value-type="error">
            <text:p>#REF!</text:p>
          </table:table-cell>
          <table:table-cell table:style-name="ce289" table:formula="of:=DEC2HEX(ROUND(([.E66]*2^(20+[.H66]))/(500*(1+2*[.G66]));0);5)" office:value-type="string" office:string-value="" calcext:value-type="error">
            <text:p>#REF!</text:p>
          </table:table-cell>
          <table:table-cell table:style-name="ce289" table:formula="of:=IF(2+2*32768/(HEX2DEC([.J66]))&gt;2047;DEC2HEX(2047);DEC2HEX(ROUND(2+2*32768/(HEX2DEC([.J66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66];[$ook_table.$B$2:$ook_table.$F$21];3))" office:value-type="float" office:value="335.5" calcext:value-type="float">
            <text:p>335,5</text:p>
          </table:table-cell>
          <table:table-cell table:style-name="ce322" table:formula="of:=HEX2DEC([.J66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4.8" calcext:value-type="float">
            <text:p>4,8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67];[$ook_table.$B$3:$ook_table.$F$21];4))" office:value-type="string" office:string-value="1" calcext:value-type="string">
            <text:p>1</text:p>
          </table:table-cell>
          <table:table-cell table:style-name="ce289" table:formula="of:=DEC2HEX(VLOOKUP((1+[.O67])*[.E67];[$ook_table.$B$29]:#REF!;3))" office:value-type="string" office:string-value="" calcext:value-type="error">
            <text:p>#REF!</text:p>
          </table:table-cell>
          <table:table-cell table:style-name="ce289" table:formula="of:=DEC2HEX(VLOOKUP([.F67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67])/((1+[.O67])*[.E67]*2^([.H67]-3));0);3)" office:value-type="string" office:string-value="" calcext:value-type="error">
            <text:p>#REF!</text:p>
          </table:table-cell>
          <table:table-cell table:style-name="ce289" table:formula="of:=DEC2HEX(ROUND(([.E67]*2^(20+[.H67]))/(500*(1+2*[.G67]));0);5)" office:value-type="string" office:string-value="" calcext:value-type="error">
            <text:p>#REF!</text:p>
          </table:table-cell>
          <table:table-cell table:style-name="ce289" table:formula="of:=IF(2+2*32768/(HEX2DEC([.J67]))&gt;2047;DEC2HEX(2047);DEC2HEX(ROUND(2+2*32768/(HEX2DEC([.J67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67];[$ook_table.$B$2:$ook_table.$F$21];3))" office:value-type="float" office:value="335.5" calcext:value-type="float">
            <text:p>335,5</text:p>
          </table:table-cell>
          <table:table-cell table:style-name="ce322" table:formula="of:=HEX2DEC([.J67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9.6" calcext:value-type="float">
            <text:p>9,6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68];[$ook_table.$B$3:$ook_table.$F$21];4))" office:value-type="string" office:string-value="1" calcext:value-type="string">
            <text:p>1</text:p>
          </table:table-cell>
          <table:table-cell table:style-name="ce289" table:formula="of:=DEC2HEX(VLOOKUP((1+[.O68])*[.E68];[$ook_table.$B$29]:#REF!;3))" office:value-type="string" office:string-value="" calcext:value-type="error">
            <text:p>#REF!</text:p>
          </table:table-cell>
          <table:table-cell table:style-name="ce289" table:formula="of:=DEC2HEX(VLOOKUP([.F68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68])/((1+[.O68])*[.E68]*2^([.H68]-3));0);3)" office:value-type="string" office:string-value="" calcext:value-type="error">
            <text:p>#REF!</text:p>
          </table:table-cell>
          <table:table-cell table:style-name="ce289" table:formula="of:=DEC2HEX(ROUND(([.E68]*2^(20+[.H68]))/(500*(1+2*[.G68]));0);5)" office:value-type="string" office:string-value="" calcext:value-type="error">
            <text:p>#REF!</text:p>
          </table:table-cell>
          <table:table-cell table:style-name="ce289" table:formula="of:=IF(2+2*32768/(HEX2DEC([.J68]))&gt;2047;DEC2HEX(2047);DEC2HEX(ROUND(2+2*32768/(HEX2DEC([.J68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68];[$ook_table.$B$2:$ook_table.$F$21];3))" office:value-type="float" office:value="335.5" calcext:value-type="float">
            <text:p>335,5</text:p>
          </table:table-cell>
          <table:table-cell table:style-name="ce322" table:formula="of:=HEX2DEC([.J68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0" calcext:value-type="float">
            <text:p>10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69];[$ook_table.$B$3:$ook_table.$F$21];4))" office:value-type="string" office:string-value="1" calcext:value-type="string">
            <text:p>1</text:p>
          </table:table-cell>
          <table:table-cell table:style-name="ce289" table:formula="of:=DEC2HEX(VLOOKUP((1+[.O69])*[.E69];[$ook_table.$B$29]:#REF!;3))" office:value-type="string" office:string-value="" calcext:value-type="error">
            <text:p>#REF!</text:p>
          </table:table-cell>
          <table:table-cell table:style-name="ce289" table:formula="of:=DEC2HEX(VLOOKUP([.F69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69])/((1+[.O69])*[.E69]*2^([.H69]-3));0);3)" office:value-type="string" office:string-value="" calcext:value-type="error">
            <text:p>#REF!</text:p>
          </table:table-cell>
          <table:table-cell table:style-name="ce289" table:formula="of:=DEC2HEX(ROUND(([.E69]*2^(20+[.H69]))/(500*(1+2*[.G69]));0);5)" office:value-type="string" office:string-value="" calcext:value-type="error">
            <text:p>#REF!</text:p>
          </table:table-cell>
          <table:table-cell table:style-name="ce289" table:formula="of:=IF(2+2*32768/(HEX2DEC([.J69]))&gt;2047;DEC2HEX(2047);DEC2HEX(ROUND(2+2*32768/(HEX2DEC([.J69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69];[$ook_table.$B$2:$ook_table.$F$21];3))" office:value-type="float" office:value="335.5" calcext:value-type="float">
            <text:p>335,5</text:p>
          </table:table-cell>
          <table:table-cell table:style-name="ce322" table:formula="of:=HEX2DEC([.J69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5" calcext:value-type="float">
            <text:p>15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70];[$ook_table.$B$3:$ook_table.$F$21];4))" office:value-type="string" office:string-value="1" calcext:value-type="string">
            <text:p>1</text:p>
          </table:table-cell>
          <table:table-cell table:style-name="ce289" table:formula="of:=DEC2HEX(VLOOKUP((1+[.O70])*[.E70];[$ook_table.$B$29]:#REF!;3))" office:value-type="string" office:string-value="" calcext:value-type="error">
            <text:p>#REF!</text:p>
          </table:table-cell>
          <table:table-cell table:style-name="ce289" table:formula="of:=DEC2HEX(VLOOKUP([.F70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70])/((1+[.O70])*[.E70]*2^([.H70]-3));0);3)" office:value-type="string" office:string-value="" calcext:value-type="error">
            <text:p>#REF!</text:p>
          </table:table-cell>
          <table:table-cell table:style-name="ce289" table:formula="of:=DEC2HEX(ROUND(([.E70]*2^(20+[.H70]))/(500*(1+2*[.G70]));0);5)" office:value-type="string" office:string-value="" calcext:value-type="error">
            <text:p>#REF!</text:p>
          </table:table-cell>
          <table:table-cell table:style-name="ce289" table:formula="of:=IF(2+2*32768/(HEX2DEC([.J70]))&gt;2047;DEC2HEX(2047);DEC2HEX(ROUND(2+2*32768/(HEX2DEC([.J70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70];[$ook_table.$B$2:$ook_table.$F$21];3))" office:value-type="float" office:value="335.5" calcext:value-type="float">
            <text:p>335,5</text:p>
          </table:table-cell>
          <table:table-cell table:style-name="ce322" table:formula="of:=HEX2DEC([.J70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9.2" calcext:value-type="float">
            <text:p>19,2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71];[$ook_table.$B$3:$ook_table.$F$21];4))" office:value-type="string" office:string-value="1" calcext:value-type="string">
            <text:p>1</text:p>
          </table:table-cell>
          <table:table-cell table:style-name="ce289" table:formula="of:=DEC2HEX(VLOOKUP((1+[.O71])*[.E71];[$ook_table.$B$29]:#REF!;3))" office:value-type="string" office:string-value="" calcext:value-type="error">
            <text:p>#REF!</text:p>
          </table:table-cell>
          <table:table-cell table:style-name="ce289" table:formula="of:=DEC2HEX(VLOOKUP([.F71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71])/((1+[.O71])*[.E71]*2^([.H71]-3));0);3)" office:value-type="string" office:string-value="" calcext:value-type="error">
            <text:p>#REF!</text:p>
          </table:table-cell>
          <table:table-cell table:style-name="ce289" table:formula="of:=DEC2HEX(ROUND(([.E71]*2^(20+[.H71]))/(500*(1+2*[.G71]));0);5)" office:value-type="string" office:string-value="" calcext:value-type="error">
            <text:p>#REF!</text:p>
          </table:table-cell>
          <table:table-cell table:style-name="ce289" table:formula="of:=IF(2+2*32768/(HEX2DEC([.J71]))&gt;2047;DEC2HEX(2047);DEC2HEX(ROUND(2+2*32768/(HEX2DEC([.J71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71];[$ook_table.$B$2:$ook_table.$F$21];3))" office:value-type="float" office:value="335.5" calcext:value-type="float">
            <text:p>335,5</text:p>
          </table:table-cell>
          <table:table-cell table:style-name="ce322" table:formula="of:=HEX2DEC([.J71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20" calcext:value-type="float">
            <text:p>20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72];[$ook_table.$B$3:$ook_table.$F$21];4))" office:value-type="string" office:string-value="1" calcext:value-type="string">
            <text:p>1</text:p>
          </table:table-cell>
          <table:table-cell table:style-name="ce289" table:formula="of:=DEC2HEX(VLOOKUP((1+[.O72])*[.E72];[$ook_table.$B$29]:#REF!;3))" office:value-type="string" office:string-value="" calcext:value-type="error">
            <text:p>#REF!</text:p>
          </table:table-cell>
          <table:table-cell table:style-name="ce289" table:formula="of:=DEC2HEX(VLOOKUP([.F72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72])/((1+[.O72])*[.E72]*2^([.H72]-3));0);3)" office:value-type="string" office:string-value="" calcext:value-type="error">
            <text:p>#REF!</text:p>
          </table:table-cell>
          <table:table-cell table:style-name="ce289" table:formula="of:=DEC2HEX(ROUND(([.E72]*2^(20+[.H72]))/(500*(1+2*[.G72]));0);5)" office:value-type="string" office:string-value="" calcext:value-type="error">
            <text:p>#REF!</text:p>
          </table:table-cell>
          <table:table-cell table:style-name="ce289" table:formula="of:=IF(2+2*32768/(HEX2DEC([.J72]))&gt;2047;DEC2HEX(2047);DEC2HEX(ROUND(2+2*32768/(HEX2DEC([.J72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72];[$ook_table.$B$2:$ook_table.$F$21];3))" office:value-type="float" office:value="335.5" calcext:value-type="float">
            <text:p>335,5</text:p>
          </table:table-cell>
          <table:table-cell table:style-name="ce322" table:formula="of:=HEX2DEC([.J72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30" calcext:value-type="float">
            <text:p>30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73];[$ook_table.$B$3:$ook_table.$F$21];4))" office:value-type="string" office:string-value="1" calcext:value-type="string">
            <text:p>1</text:p>
          </table:table-cell>
          <table:table-cell table:style-name="ce289" table:formula="of:=DEC2HEX(VLOOKUP((1+[.O73])*[.E73];[$ook_table.$B$29]:#REF!;3))" office:value-type="string" office:string-value="" calcext:value-type="error">
            <text:p>#REF!</text:p>
          </table:table-cell>
          <table:table-cell table:style-name="ce289" table:formula="of:=DEC2HEX(VLOOKUP([.F73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73])/((1+[.O73])*[.E73]*2^([.H73]-3));0);3)" office:value-type="string" office:string-value="" calcext:value-type="error">
            <text:p>#REF!</text:p>
          </table:table-cell>
          <table:table-cell table:style-name="ce289" table:formula="of:=DEC2HEX(ROUND(([.E73]*2^(20+[.H73]))/(500*(1+2*[.G73]));0);5)" office:value-type="string" office:string-value="" calcext:value-type="error">
            <text:p>#REF!</text:p>
          </table:table-cell>
          <table:table-cell table:style-name="ce289" table:formula="of:=IF(2+2*32768/(HEX2DEC([.J73]))&gt;2047;DEC2HEX(2047);DEC2HEX(ROUND(2+2*32768/(HEX2DEC([.J73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73];[$ook_table.$B$2:$ook_table.$F$21];3))" office:value-type="float" office:value="335.5" calcext:value-type="float">
            <text:p>335,5</text:p>
          </table:table-cell>
          <table:table-cell table:style-name="ce322" table:formula="of:=HEX2DEC([.J73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38.4" calcext:value-type="float">
            <text:p>38,4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74];[$ook_table.$B$3:$ook_table.$F$21];4))" office:value-type="string" office:string-value="1" calcext:value-type="string">
            <text:p>1</text:p>
          </table:table-cell>
          <table:table-cell table:style-name="ce289" table:formula="of:=DEC2HEX(VLOOKUP((1+[.O74])*[.E74];[$ook_table.$B$29]:#REF!;3))" office:value-type="string" office:string-value="" calcext:value-type="error">
            <text:p>#REF!</text:p>
          </table:table-cell>
          <table:table-cell table:style-name="ce289" table:formula="of:=DEC2HEX(VLOOKUP([.F74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74])/((1+[.O74])*[.E74]*2^([.H74]-3));0);3)" office:value-type="string" office:string-value="" calcext:value-type="error">
            <text:p>#REF!</text:p>
          </table:table-cell>
          <table:table-cell table:style-name="ce289" table:formula="of:=DEC2HEX(ROUND(([.E74]*2^(20+[.H74]))/(500*(1+2*[.G74]));0);5)" office:value-type="string" office:string-value="" calcext:value-type="error">
            <text:p>#REF!</text:p>
          </table:table-cell>
          <table:table-cell table:style-name="ce289" table:formula="of:=IF(2+2*32768/(HEX2DEC([.J74]))&gt;2047;DEC2HEX(2047);DEC2HEX(ROUND(2+2*32768/(HEX2DEC([.J74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74];[$ook_table.$B$2:$ook_table.$F$21];3))" office:value-type="float" office:value="335.5" calcext:value-type="float">
            <text:p>335,5</text:p>
          </table:table-cell>
          <table:table-cell table:style-name="ce322" table:formula="of:=HEX2DEC([.J74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40" calcext:value-type="float">
            <text:p>40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75];[$ook_table.$B$3:$ook_table.$F$21];4))" office:value-type="string" office:string-value="1" calcext:value-type="string">
            <text:p>1</text:p>
          </table:table-cell>
          <table:table-cell table:style-name="ce289" table:formula="of:=DEC2HEX(VLOOKUP((1+[.O75])*[.E75];[$ook_table.$B$29]:#REF!;3))" office:value-type="string" office:string-value="" calcext:value-type="error">
            <text:p>#REF!</text:p>
          </table:table-cell>
          <table:table-cell table:style-name="ce289" table:formula="of:=DEC2HEX(VLOOKUP([.F75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75])/((1+[.O75])*[.E75]*2^([.H75]-3));0);3)" office:value-type="string" office:string-value="" calcext:value-type="error">
            <text:p>#REF!</text:p>
          </table:table-cell>
          <table:table-cell table:style-name="ce289" table:formula="of:=DEC2HEX(ROUND(([.E75]*2^(20+[.H75]))/(500*(1+2*[.G75]));0);5)" office:value-type="string" office:string-value="" calcext:value-type="error">
            <text:p>#REF!</text:p>
          </table:table-cell>
          <table:table-cell table:style-name="ce289" table:formula="of:=IF(2+2*32768/(HEX2DEC([.J75]))&gt;2047;DEC2HEX(2047);DEC2HEX(ROUND(2+2*32768/(HEX2DEC([.J75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75];[$ook_table.$B$2:$ook_table.$F$21];3))" office:value-type="float" office:value="335.5" calcext:value-type="float">
            <text:p>335,5</text:p>
          </table:table-cell>
          <table:table-cell table:style-name="ce322" table:formula="of:=HEX2DEC([.J75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85" office:value-type="string" calcext:value-type="string" table:number-columns-spanned="8" table:number-rows-spanned="1">
            <text:p>RX Modem setting examples for OOK (Manchester enabled)</text:p>
          </table:table-cell>
          <table:covered-table-cell table:number-columns-repeated="7" table:style-name="ce285"/>
          <table:table-cell table:style-name="ce313"/>
          <table:table-cell table:style-name="ce219" table:number-columns-repeated="4"/>
          <table:table-cell table:number-columns-repeated="1007"/>
        </table:table-row>
        <table:table-row table:style-name="ro16">
          <table:table-cell table:number-columns-repeated="4"/>
          <table:table-cell table:style-name="ce286" office:value-type="string" calcext:value-type="string" table:number-columns-spanned="2" table:number-rows-spanned="1">
            <text:p>Appl parameters</text:p>
          </table:table-cell>
          <table:covered-table-cell table:style-name="ce286"/>
          <table:table-cell table:style-name="ce302" office:value-type="string" calcext:value-type="string" table:number-columns-spanned="6" table:number-rows-spanned="1">
            <text:p>Register values</text:p>
          </table:table-cell>
          <table:covered-table-cell table:number-columns-repeated="5" table:style-name="ce285"/>
          <table:table-cell table:style-name="ce313"/>
          <table:table-cell table:number-columns-repeated="1011"/>
        </table:table-row>
        <table:table-row table:style-name="ro1">
          <table:table-cell table:number-columns-repeated="4"/>
          <table:table-cell table:style-name="ce243" office:value-type="string" calcext:value-type="string">
            <text:p>Rb</text:p>
          </table:table-cell>
          <table:table-cell table:style-name="ce293" office:value-type="string" calcext:value-type="string">
            <text:p>RX BW</text:p>
          </table:table-cell>
          <table:table-cell table:style-name="ce303" office:value-type="string" calcext:value-type="string">
            <text:p>dwn3_bypass</text:p>
          </table:table-cell>
          <table:table-cell table:style-name="ce243" office:value-type="string" calcext:value-type="string">
            <text:p>ndec_exp[2:0]</text:p>
          </table:table-cell>
          <table:table-cell table:style-name="ce243" office:value-type="string" calcext:value-type="string">
            <text:p>filset[3:0]</text:p>
          </table:table-cell>
          <table:table-cell table:style-name="ce243" office:value-type="string" calcext:value-type="string">
            <text:p>rxosr[10:0]</text:p>
          </table:table-cell>
          <table:table-cell table:style-name="ce243" office:value-type="string" calcext:value-type="string">
            <text:p>ncoff[19:0]</text:p>
          </table:table-cell>
          <table:table-cell table:style-name="ce243" office:value-type="string" calcext:value-type="string">
            <text:p>crgain[10:0]</text:p>
          </table:table-cell>
          <table:table-cell table:number-columns-repeated="2"/>
          <table:table-cell table:style-name="ce316" office:value-type="string" calcext:value-type="string">
            <text:p>MC</text:p>
          </table:table-cell>
          <table:table-cell table:style-name="ce319" office:value-type="string" calcext:value-type="string">
            <text:p>BWara</text:p>
          </table:table-cell>
          <table:table-cell table:style-name="ce321" office:value-type="string" calcext:value-type="string">
            <text:p>rxosr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7" office:value-type="string" calcext:value-type="string">
            <text:p>[kbps]</text:p>
          </table:table-cell>
          <table:table-cell table:style-name="ce294" office:value-type="string" calcext:value-type="string">
            <text:p>[kHz]</text:p>
          </table:table-cell>
          <table:table-cell table:style-name="ce304" office:value-type="string" calcext:value-type="string">
            <text:p>1Ch</text:p>
          </table:table-cell>
          <table:table-cell table:number-columns-repeated="2" table:style-name="ce287" office:value-type="string" calcext:value-type="string">
            <text:p>1Ch</text:p>
          </table:table-cell>
          <table:table-cell table:style-name="ce287" office:value-type="string" calcext:value-type="string">
            <text:p>20,21h</text:p>
          </table:table-cell>
          <table:table-cell table:style-name="ce287" office:value-type="string" calcext:value-type="string">
            <text:p>21,22,23h</text:p>
          </table:table-cell>
          <table:table-cell table:style-name="ce287" office:value-type="string" calcext:value-type="string">
            <text:p>24,25h</text:p>
          </table:table-cell>
          <table:table-cell table:number-columns-repeated="2"/>
          <table:table-cell table:style-name="ce317"/>
          <table:table-cell table:style-name="ce319" office:value-type="string" calcext:value-type="string">
            <text:p>[kHz]</text:p>
          </table:table-cell>
          <table:table-cell table:style-name="ce321" office:value-type="string" calcext:value-type="string">
            <text:p>dec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8" office:value-type="float" office:value="1.2" calcext:value-type="float">
            <text:p>1,2</text:p>
          </table:table-cell>
          <table:table-cell table:style-name="ce295" office:value-type="float" office:value="75" calcext:value-type="float">
            <text:p>75</text:p>
          </table:table-cell>
          <table:table-cell table:style-name="ce305" table:formula="of:=DEC2HEX(VLOOKUP([.F82];[$ook_table.$B$3:$ook_table.$F$21];4))" office:value-type="string" office:string-value="0" calcext:value-type="string">
            <text:p>0</text:p>
          </table:table-cell>
          <table:table-cell table:style-name="ce307" table:formula="of:=DEC2HEX(VLOOKUP((1+[.O82])*[.E82];[$ook_table.$B$29]:#REF!;3))" office:value-type="string" office:string-value="" calcext:value-type="error">
            <text:p>#REF!</text:p>
          </table:table-cell>
          <table:table-cell table:style-name="ce307" table:formula="of:=DEC2HEX(VLOOKUP([.F82];[$ook_table.$B$3:$ook_table.$F$21];5))" office:value-type="string" office:string-value="1" calcext:value-type="string">
            <text:p>1</text:p>
          </table:table-cell>
          <table:table-cell table:style-name="ce307" table:formula="of:=DEC2HEX(ROUND(500*(1+2*[.G82])/((1+[.O82])*[.E82]*2^([.H82]-3));0);3)" office:value-type="string" office:string-value="" calcext:value-type="error">
            <text:p>#REF!</text:p>
          </table:table-cell>
          <table:table-cell table:style-name="ce307" table:formula="of:=DEC2HEX(ROUND(([.E82]*2^(20+[.H82]))/(500*(1+2*[.G82]));0);5)" office:value-type="string" office:string-value="" calcext:value-type="error">
            <text:p>#REF!</text:p>
          </table:table-cell>
          <table:table-cell table:style-name="ce307" table:formula="of:=IF(2+2*32768/(HEX2DEC([.J82]))&gt;2047;DEC2HEX(2047);DEC2HEX(ROUND(2+2*32768/(HEX2DEC([.J82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82];[$ook_table.$B$2:$ook_table.$F$21];3))" office:value-type="float" office:value="75.2" calcext:value-type="float">
            <text:p>75,2</text:p>
          </table:table-cell>
          <table:table-cell table:style-name="ce322" table:formula="of:=HEX2DEC([.J82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.2" calcext:value-type="float">
            <text:p>1,2</text:p>
          </table:table-cell>
          <table:table-cell table:style-name="ce296" office:value-type="float" office:value="110" calcext:value-type="float">
            <text:p>110</text:p>
          </table:table-cell>
          <table:table-cell table:style-name="ce306" table:formula="of:=DEC2HEX(VLOOKUP([.F83];[$ook_table.$B$3:$ook_table.$F$21];4))" office:value-type="string" office:string-value="0" calcext:value-type="string">
            <text:p>0</text:p>
          </table:table-cell>
          <table:table-cell table:style-name="ce289" table:formula="of:=DEC2HEX(VLOOKUP((1+[.O83])*[.E83];[$ook_table.$B$29]:#REF!;3))" office:value-type="string" office:string-value="" calcext:value-type="error">
            <text:p>#REF!</text:p>
          </table:table-cell>
          <table:table-cell table:style-name="ce289" table:formula="of:=DEC2HEX(VLOOKUP([.F83];[$ook_table.$B$3:$ook_table.$F$21];5))" office:value-type="string" office:string-value="5" calcext:value-type="string">
            <text:p>5</text:p>
          </table:table-cell>
          <table:table-cell table:style-name="ce289" table:formula="of:=DEC2HEX(ROUND(500*(1+2*[.G83])/((1+[.O83])*[.E83]*2^([.H83]-3));0);3)" office:value-type="string" office:string-value="" calcext:value-type="error">
            <text:p>#REF!</text:p>
          </table:table-cell>
          <table:table-cell table:style-name="ce289" table:formula="of:=DEC2HEX(ROUND(([.E83]*2^(20+[.H83]))/(500*(1+2*[.G83]));0);5)" office:value-type="string" office:string-value="" calcext:value-type="error">
            <text:p>#REF!</text:p>
          </table:table-cell>
          <table:table-cell table:style-name="ce289" table:formula="of:=IF(2+2*32768/(HEX2DEC([.J83]))&gt;2047;DEC2HEX(2047);DEC2HEX(ROUND(2+2*32768/(HEX2DEC([.J83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83];[$ook_table.$B$2:$ook_table.$F$21];3))" office:value-type="float" office:value="112.1" calcext:value-type="float">
            <text:p>112,1</text:p>
          </table:table-cell>
          <table:table-cell table:style-name="ce322" table:formula="of:=HEX2DEC([.J83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.2" calcext:value-type="float">
            <text:p>1,2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84];[$ook_table.$B$3:$ook_table.$F$21];4))" office:value-type="string" office:string-value="1" calcext:value-type="string">
            <text:p>1</text:p>
          </table:table-cell>
          <table:table-cell table:style-name="ce289" table:formula="of:=DEC2HEX(VLOOKUP((1+[.O84])*[.E84];[$ook_table.$B$29]:#REF!;3))" office:value-type="string" office:string-value="" calcext:value-type="error">
            <text:p>#REF!</text:p>
          </table:table-cell>
          <table:table-cell table:style-name="ce289" table:formula="of:=DEC2HEX(VLOOKUP([.F84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84])/((1+[.O84])*[.E84]*2^([.H84]-3));0);3)" office:value-type="string" office:string-value="" calcext:value-type="error">
            <text:p>#REF!</text:p>
          </table:table-cell>
          <table:table-cell table:style-name="ce289" table:formula="of:=DEC2HEX(ROUND(([.E84]*2^(20+[.H84]))/(500*(1+2*[.G84]));0);5)" office:value-type="string" office:string-value="" calcext:value-type="error">
            <text:p>#REF!</text:p>
          </table:table-cell>
          <table:table-cell table:style-name="ce289" table:formula="of:=IF(2+2*32768/(HEX2DEC([.J84]))&gt;2047;DEC2HEX(2047);DEC2HEX(ROUND(2+2*32768/(HEX2DEC([.J84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84];[$ook_table.$B$2:$ook_table.$F$21];3))" office:value-type="float" office:value="335.5" calcext:value-type="float">
            <text:p>335,5</text:p>
          </table:table-cell>
          <table:table-cell table:style-name="ce322" table:formula="of:=HEX2DEC([.J84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.2" calcext:value-type="float">
            <text:p>1,2</text:p>
          </table:table-cell>
          <table:table-cell table:style-name="ce296" office:value-type="float" office:value="420" calcext:value-type="float">
            <text:p>420</text:p>
          </table:table-cell>
          <table:table-cell table:style-name="ce306" table:formula="of:=DEC2HEX(VLOOKUP([.F85];[$ook_table.$B$3:$ook_table.$F$21];4))" office:value-type="string" office:string-value="1" calcext:value-type="string">
            <text:p>1</text:p>
          </table:table-cell>
          <table:table-cell table:style-name="ce289" table:formula="of:=DEC2HEX(VLOOKUP((1+[.O85])*[.E85];[$ook_table.$B$29]:#REF!;3))" office:value-type="string" office:string-value="" calcext:value-type="error">
            <text:p>#REF!</text:p>
          </table:table-cell>
          <table:table-cell table:style-name="ce289" table:formula="of:=DEC2HEX(VLOOKUP([.F85];[$ook_table.$B$3:$ook_table.$F$21];5))" office:value-type="string" office:string-value="A" calcext:value-type="string">
            <text:p>A</text:p>
          </table:table-cell>
          <table:table-cell table:style-name="ce289" table:formula="of:=DEC2HEX(ROUND(500*(1+2*[.G85])/((1+[.O85])*[.E85]*2^([.H85]-3));0);3)" office:value-type="string" office:string-value="" calcext:value-type="error">
            <text:p>#REF!</text:p>
          </table:table-cell>
          <table:table-cell table:style-name="ce289" table:formula="of:=DEC2HEX(ROUND(([.E85]*2^(20+[.H85]))/(500*(1+2*[.G85]));0);5)" office:value-type="string" office:string-value="" calcext:value-type="error">
            <text:p>#REF!</text:p>
          </table:table-cell>
          <table:table-cell table:style-name="ce289" table:formula="of:=IF(2+2*32768/(HEX2DEC([.J85]))&gt;2047;DEC2HEX(2047);DEC2HEX(ROUND(2+2*32768/(HEX2DEC([.J85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85];[$ook_table.$B$2:$ook_table.$F$21];3))" office:value-type="float" office:value="420.2" calcext:value-type="float">
            <text:p>420,2</text:p>
          </table:table-cell>
          <table:table-cell table:style-name="ce322" table:formula="of:=HEX2DEC([.J85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.2" calcext:value-type="float">
            <text:p>1,2</text:p>
          </table:table-cell>
          <table:table-cell table:style-name="ce296" office:value-type="float" office:value="620" calcext:value-type="float">
            <text:p>620</text:p>
          </table:table-cell>
          <table:table-cell table:style-name="ce306" table:formula="of:=DEC2HEX(VLOOKUP([.F86];[$ook_table.$B$3:$ook_table.$F$21];4))" office:value-type="string" office:string-value="1" calcext:value-type="string">
            <text:p>1</text:p>
          </table:table-cell>
          <table:table-cell table:style-name="ce289" table:formula="of:=DEC2HEX(VLOOKUP((1+[.O86])*[.E86];[$ook_table.$B$29]:#REF!;3))" office:value-type="string" office:string-value="" calcext:value-type="error">
            <text:p>#REF!</text:p>
          </table:table-cell>
          <table:table-cell table:style-name="ce289" table:formula="of:=DEC2HEX(VLOOKUP([.F86];[$ook_table.$B$3:$ook_table.$F$21];5))" office:value-type="string" office:string-value="E" calcext:value-type="string">
            <text:p>E</text:p>
          </table:table-cell>
          <table:table-cell table:style-name="ce289" table:formula="of:=DEC2HEX(ROUND(500*(1+2*[.G86])/((1+[.O86])*[.E86]*2^([.H86]-3));0);3)" office:value-type="string" office:string-value="" calcext:value-type="error">
            <text:p>#REF!</text:p>
          </table:table-cell>
          <table:table-cell table:style-name="ce289" table:formula="of:=DEC2HEX(ROUND(([.E86]*2^(20+[.H86]))/(500*(1+2*[.G86]));0);5)" office:value-type="string" office:string-value="" calcext:value-type="error">
            <text:p>#REF!</text:p>
          </table:table-cell>
          <table:table-cell table:style-name="ce289" table:formula="of:=IF(2+2*32768/(HEX2DEC([.J86]))&gt;2047;DEC2HEX(2047);DEC2HEX(ROUND(2+2*32768/(HEX2DEC([.J86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86];[$ook_table.$B$2:$ook_table.$F$21];3))" office:value-type="float" office:value="620.7" calcext:value-type="float">
            <text:p>620,7</text:p>
          </table:table-cell>
          <table:table-cell table:style-name="ce322" table:formula="of:=HEX2DEC([.J86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2.4" calcext:value-type="float">
            <text:p>2,4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87];[$ook_table.$B$3:$ook_table.$F$21];4))" office:value-type="string" office:string-value="1" calcext:value-type="string">
            <text:p>1</text:p>
          </table:table-cell>
          <table:table-cell table:style-name="ce289" table:formula="of:=DEC2HEX(VLOOKUP((1+[.O87])*[.E87];[$ook_table.$B$29]:#REF!;3))" office:value-type="string" office:string-value="" calcext:value-type="error">
            <text:p>#REF!</text:p>
          </table:table-cell>
          <table:table-cell table:style-name="ce289" table:formula="of:=DEC2HEX(VLOOKUP([.F87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87])/((1+[.O87])*[.E87]*2^([.H87]-3));0);3)" office:value-type="string" office:string-value="" calcext:value-type="error">
            <text:p>#REF!</text:p>
          </table:table-cell>
          <table:table-cell table:style-name="ce289" table:formula="of:=DEC2HEX(ROUND(([.E87]*2^(20+[.H87]))/(500*(1+2*[.G87]));0);5)" office:value-type="string" office:string-value="" calcext:value-type="error">
            <text:p>#REF!</text:p>
          </table:table-cell>
          <table:table-cell table:style-name="ce289" table:formula="of:=IF(2+2*32768/(HEX2DEC([.J87]))&gt;2047;DEC2HEX(2047);DEC2HEX(ROUND(2+2*32768/(HEX2DEC([.J87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87];[$ook_table.$B$2:$ook_table.$F$21];3))" office:value-type="float" office:value="335.5" calcext:value-type="float">
            <text:p>335,5</text:p>
          </table:table-cell>
          <table:table-cell table:style-name="ce322" table:formula="of:=HEX2DEC([.J87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4.8" calcext:value-type="float">
            <text:p>4,8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88];[$ook_table.$B$3:$ook_table.$F$21];4))" office:value-type="string" office:string-value="1" calcext:value-type="string">
            <text:p>1</text:p>
          </table:table-cell>
          <table:table-cell table:style-name="ce289" table:formula="of:=DEC2HEX(VLOOKUP((1+[.O88])*[.E88];[$ook_table.$B$29]:#REF!;3))" office:value-type="string" office:string-value="" calcext:value-type="error">
            <text:p>#REF!</text:p>
          </table:table-cell>
          <table:table-cell table:style-name="ce289" table:formula="of:=DEC2HEX(VLOOKUP([.F88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88])/((1+[.O88])*[.E88]*2^([.H88]-3));0);3)" office:value-type="string" office:string-value="" calcext:value-type="error">
            <text:p>#REF!</text:p>
          </table:table-cell>
          <table:table-cell table:style-name="ce289" table:formula="of:=DEC2HEX(ROUND(([.E88]*2^(20+[.H88]))/(500*(1+2*[.G88]));0);5)" office:value-type="string" office:string-value="" calcext:value-type="error">
            <text:p>#REF!</text:p>
          </table:table-cell>
          <table:table-cell table:style-name="ce289" table:formula="of:=IF(2+2*32768/(HEX2DEC([.J88]))&gt;2047;DEC2HEX(2047);DEC2HEX(ROUND(2+2*32768/(HEX2DEC([.J88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88];[$ook_table.$B$2:$ook_table.$F$21];3))" office:value-type="float" office:value="335.5" calcext:value-type="float">
            <text:p>335,5</text:p>
          </table:table-cell>
          <table:table-cell table:style-name="ce322" table:formula="of:=HEX2DEC([.J88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9.6" calcext:value-type="float">
            <text:p>9,6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89];[$ook_table.$B$3:$ook_table.$F$21];4))" office:value-type="string" office:string-value="1" calcext:value-type="string">
            <text:p>1</text:p>
          </table:table-cell>
          <table:table-cell table:style-name="ce289" table:formula="of:=DEC2HEX(VLOOKUP((1+[.O89])*[.E89];[$ook_table.$B$29]:#REF!;3))" office:value-type="string" office:string-value="" calcext:value-type="error">
            <text:p>#REF!</text:p>
          </table:table-cell>
          <table:table-cell table:style-name="ce289" table:formula="of:=DEC2HEX(VLOOKUP([.F89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89])/((1+[.O89])*[.E89]*2^([.H89]-3));0);3)" office:value-type="string" office:string-value="" calcext:value-type="error">
            <text:p>#REF!</text:p>
          </table:table-cell>
          <table:table-cell table:style-name="ce289" table:formula="of:=DEC2HEX(ROUND(([.E89]*2^(20+[.H89]))/(500*(1+2*[.G89]));0);5)" office:value-type="string" office:string-value="" calcext:value-type="error">
            <text:p>#REF!</text:p>
          </table:table-cell>
          <table:table-cell table:style-name="ce289" table:formula="of:=IF(2+2*32768/(HEX2DEC([.J89]))&gt;2047;DEC2HEX(2047);DEC2HEX(ROUND(2+2*32768/(HEX2DEC([.J89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89];[$ook_table.$B$2:$ook_table.$F$21];3))" office:value-type="float" office:value="335.5" calcext:value-type="float">
            <text:p>335,5</text:p>
          </table:table-cell>
          <table:table-cell table:style-name="ce322" table:formula="of:=HEX2DEC([.J89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0" calcext:value-type="float">
            <text:p>10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90];[$ook_table.$B$3:$ook_table.$F$21];4))" office:value-type="string" office:string-value="1" calcext:value-type="string">
            <text:p>1</text:p>
          </table:table-cell>
          <table:table-cell table:style-name="ce289" table:formula="of:=DEC2HEX(VLOOKUP((1+[.O90])*[.E90];[$ook_table.$B$29]:#REF!;3))" office:value-type="string" office:string-value="" calcext:value-type="error">
            <text:p>#REF!</text:p>
          </table:table-cell>
          <table:table-cell table:style-name="ce289" table:formula="of:=DEC2HEX(VLOOKUP([.F90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90])/((1+[.O90])*[.E90]*2^([.H90]-3));0);3)" office:value-type="string" office:string-value="" calcext:value-type="error">
            <text:p>#REF!</text:p>
          </table:table-cell>
          <table:table-cell table:style-name="ce289" table:formula="of:=DEC2HEX(ROUND(([.E90]*2^(20+[.H90]))/(500*(1+2*[.G90]));0);5)" office:value-type="string" office:string-value="" calcext:value-type="error">
            <text:p>#REF!</text:p>
          </table:table-cell>
          <table:table-cell table:style-name="ce289" table:formula="of:=IF(2+2*32768/(HEX2DEC([.J90]))&gt;2047;DEC2HEX(2047);DEC2HEX(ROUND(2+2*32768/(HEX2DEC([.J90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90];[$ook_table.$B$2:$ook_table.$F$21];3))" office:value-type="float" office:value="335.5" calcext:value-type="float">
            <text:p>335,5</text:p>
          </table:table-cell>
          <table:table-cell table:style-name="ce322" table:formula="of:=HEX2DEC([.J90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5" calcext:value-type="float">
            <text:p>15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91];[$ook_table.$B$3:$ook_table.$F$21];4))" office:value-type="string" office:string-value="1" calcext:value-type="string">
            <text:p>1</text:p>
          </table:table-cell>
          <table:table-cell table:style-name="ce289" table:formula="of:=DEC2HEX(VLOOKUP((1+[.O91])*[.E91];[$ook_table.$B$29]:#REF!;3))" office:value-type="string" office:string-value="" calcext:value-type="error">
            <text:p>#REF!</text:p>
          </table:table-cell>
          <table:table-cell table:style-name="ce289" table:formula="of:=DEC2HEX(VLOOKUP([.F91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91])/((1+[.O91])*[.E91]*2^([.H91]-3));0);3)" office:value-type="string" office:string-value="" calcext:value-type="error">
            <text:p>#REF!</text:p>
          </table:table-cell>
          <table:table-cell table:style-name="ce289" table:formula="of:=DEC2HEX(ROUND(([.E91]*2^(20+[.H91]))/(500*(1+2*[.G91]));0);5)" office:value-type="string" office:string-value="" calcext:value-type="error">
            <text:p>#REF!</text:p>
          </table:table-cell>
          <table:table-cell table:style-name="ce289" table:formula="of:=IF(2+2*32768/(HEX2DEC([.J91]))&gt;2047;DEC2HEX(2047);DEC2HEX(ROUND(2+2*32768/(HEX2DEC([.J91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91];[$ook_table.$B$2:$ook_table.$F$21];3))" office:value-type="float" office:value="335.5" calcext:value-type="float">
            <text:p>335,5</text:p>
          </table:table-cell>
          <table:table-cell table:style-name="ce322" table:formula="of:=HEX2DEC([.J91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9.2" calcext:value-type="float">
            <text:p>19,2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92];[$ook_table.$B$3:$ook_table.$F$21];4))" office:value-type="string" office:string-value="1" calcext:value-type="string">
            <text:p>1</text:p>
          </table:table-cell>
          <table:table-cell table:style-name="ce289" table:formula="of:=DEC2HEX(VLOOKUP((1+[.O92])*[.E92];[$ook_table.$B$29]:#REF!;3))" office:value-type="string" office:string-value="" calcext:value-type="error">
            <text:p>#REF!</text:p>
          </table:table-cell>
          <table:table-cell table:style-name="ce289" table:formula="of:=DEC2HEX(VLOOKUP([.F92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92])/((1+[.O92])*[.E92]*2^([.H92]-3));0);3)" office:value-type="string" office:string-value="" calcext:value-type="error">
            <text:p>#REF!</text:p>
          </table:table-cell>
          <table:table-cell table:style-name="ce289" table:formula="of:=DEC2HEX(ROUND(([.E92]*2^(20+[.H92]))/(500*(1+2*[.G92]));0);5)" office:value-type="string" office:string-value="" calcext:value-type="error">
            <text:p>#REF!</text:p>
          </table:table-cell>
          <table:table-cell table:style-name="ce289" table:formula="of:=IF(2+2*32768/(HEX2DEC([.J92]))&gt;2047;DEC2HEX(2047);DEC2HEX(ROUND(2+2*32768/(HEX2DEC([.J92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92];[$ook_table.$B$2:$ook_table.$F$21];3))" office:value-type="float" office:value="335.5" calcext:value-type="float">
            <text:p>335,5</text:p>
          </table:table-cell>
          <table:table-cell table:style-name="ce322" table:formula="of:=HEX2DEC([.J92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20" calcext:value-type="float">
            <text:p>20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93];[$ook_table.$B$3:$ook_table.$F$21];4))" office:value-type="string" office:string-value="1" calcext:value-type="string">
            <text:p>1</text:p>
          </table:table-cell>
          <table:table-cell table:style-name="ce289" table:formula="of:=DEC2HEX(VLOOKUP((1+[.O93])*[.E93];[$ook_table.$B$29]:#REF!;3))" office:value-type="string" office:string-value="" calcext:value-type="error">
            <text:p>#REF!</text:p>
          </table:table-cell>
          <table:table-cell table:style-name="ce289" table:formula="of:=DEC2HEX(VLOOKUP([.F93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93])/((1+[.O93])*[.E93]*2^([.H93]-3));0);3)" office:value-type="string" office:string-value="" calcext:value-type="error">
            <text:p>#REF!</text:p>
          </table:table-cell>
          <table:table-cell table:style-name="ce289" table:formula="of:=DEC2HEX(ROUND(([.E93]*2^(20+[.H93]))/(500*(1+2*[.G93]));0);5)" office:value-type="string" office:string-value="" calcext:value-type="error">
            <text:p>#REF!</text:p>
          </table:table-cell>
          <table:table-cell table:style-name="ce289" table:formula="of:=IF(2+2*32768/(HEX2DEC([.J93]))&gt;2047;DEC2HEX(2047);DEC2HEX(ROUND(2+2*32768/(HEX2DEC([.J93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93];[$ook_table.$B$2:$ook_table.$F$21];3))" office:value-type="float" office:value="335.5" calcext:value-type="float">
            <text:p>335,5</text:p>
          </table:table-cell>
          <table:table-cell table:style-name="ce322" table:formula="of:=HEX2DEC([.J93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30" calcext:value-type="float">
            <text:p>30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94];[$ook_table.$B$3:$ook_table.$F$21];4))" office:value-type="string" office:string-value="1" calcext:value-type="string">
            <text:p>1</text:p>
          </table:table-cell>
          <table:table-cell table:style-name="ce289" table:formula="of:=DEC2HEX(VLOOKUP((1+[.O94])*[.E94];[$ook_table.$B$29]:#REF!;3))" office:value-type="string" office:string-value="" calcext:value-type="error">
            <text:p>#REF!</text:p>
          </table:table-cell>
          <table:table-cell table:style-name="ce289" table:formula="of:=DEC2HEX(VLOOKUP([.F94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94])/((1+[.O94])*[.E94]*2^([.H94]-3));0);3)" office:value-type="string" office:string-value="" calcext:value-type="error">
            <text:p>#REF!</text:p>
          </table:table-cell>
          <table:table-cell table:style-name="ce289" table:formula="of:=DEC2HEX(ROUND(([.E94]*2^(20+[.H94]))/(500*(1+2*[.G94]));0);5)" office:value-type="string" office:string-value="" calcext:value-type="error">
            <text:p>#REF!</text:p>
          </table:table-cell>
          <table:table-cell table:style-name="ce289" table:formula="of:=IF(2+2*32768/(HEX2DEC([.J94]))&gt;2047;DEC2HEX(2047);DEC2HEX(ROUND(2+2*32768/(HEX2DEC([.J94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94];[$ook_table.$B$2:$ook_table.$F$21];3))" office:value-type="float" office:value="335.5" calcext:value-type="float">
            <text:p>335,5</text:p>
          </table:table-cell>
          <table:table-cell table:style-name="ce322" table:formula="of:=HEX2DEC([.J94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38.4" calcext:value-type="float">
            <text:p>38,4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95];[$ook_table.$B$3:$ook_table.$F$21];4))" office:value-type="string" office:string-value="1" calcext:value-type="string">
            <text:p>1</text:p>
          </table:table-cell>
          <table:table-cell table:style-name="ce289" table:formula="of:=DEC2HEX(VLOOKUP((1+[.O95])*[.E95];[$ook_table.$B$29]:#REF!;3))" office:value-type="string" office:string-value="" calcext:value-type="error">
            <text:p>#REF!</text:p>
          </table:table-cell>
          <table:table-cell table:style-name="ce289" table:formula="of:=DEC2HEX(VLOOKUP([.F95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95])/((1+[.O95])*[.E95]*2^([.H95]-3));0);3)" office:value-type="string" office:string-value="" calcext:value-type="error">
            <text:p>#REF!</text:p>
          </table:table-cell>
          <table:table-cell table:style-name="ce289" table:formula="of:=DEC2HEX(ROUND(([.E95]*2^(20+[.H95]))/(500*(1+2*[.G95]));0);5)" office:value-type="string" office:string-value="" calcext:value-type="error">
            <text:p>#REF!</text:p>
          </table:table-cell>
          <table:table-cell table:style-name="ce289" table:formula="of:=IF(2+2*32768/(HEX2DEC([.J95]))&gt;2047;DEC2HEX(2047);DEC2HEX(ROUND(2+2*32768/(HEX2DEC([.J95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95];[$ook_table.$B$2:$ook_table.$F$21];3))" office:value-type="float" office:value="335.5" calcext:value-type="float">
            <text:p>335,5</text:p>
          </table:table-cell>
          <table:table-cell table:style-name="ce322" table:formula="of:=HEX2DEC([.J95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40" calcext:value-type="float">
            <text:p>40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96];[$ook_table.$B$3:$ook_table.$F$21];4))" office:value-type="string" office:string-value="1" calcext:value-type="string">
            <text:p>1</text:p>
          </table:table-cell>
          <table:table-cell table:style-name="ce289" table:formula="of:=DEC2HEX(VLOOKUP((1+[.O96])*[.E96];[$ook_table.$B$29]:#REF!;3))" office:value-type="string" office:string-value="" calcext:value-type="error">
            <text:p>#REF!</text:p>
          </table:table-cell>
          <table:table-cell table:style-name="ce289" table:formula="of:=DEC2HEX(VLOOKUP([.F96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96])/((1+[.O96])*[.E96]*2^([.H96]-3));0);3)" office:value-type="string" office:string-value="" calcext:value-type="error">
            <text:p>#REF!</text:p>
          </table:table-cell>
          <table:table-cell table:style-name="ce289" table:formula="of:=DEC2HEX(ROUND(([.E96]*2^(20+[.H96]))/(500*(1+2*[.G96]));0);5)" office:value-type="string" office:string-value="" calcext:value-type="error">
            <text:p>#REF!</text:p>
          </table:table-cell>
          <table:table-cell table:style-name="ce289" table:formula="of:=IF(2+2*32768/(HEX2DEC([.J96]))&gt;2047;DEC2HEX(2047);DEC2HEX(ROUND(2+2*32768/(HEX2DEC([.J96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96];[$ook_table.$B$2:$ook_table.$F$21];3))" office:value-type="float" office:value="335.5" calcext:value-type="float">
            <text:p>335,5</text:p>
          </table:table-cell>
          <table:table-cell table:style-name="ce322" table:formula="of:=HEX2DEC([.J96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l harmonics" table:style-name="ta6">
        <table:table-column table:style-name="co16" table:number-columns-repeated="2" table:default-cell-style-name="Default"/>
        <table:table-column table:style-name="co31" table:default-cell-style-name="ce223"/>
        <table:table-column table:style-name="co16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26" office:value-type="string" calcext:value-type="string">
            <text:p>Harmonic</text:p>
          </table:table-cell>
          <table:table-cell table:style-name="ce226" office:value-type="string" calcext:value-type="string">
            <text:p>Frequency</text:p>
          </table:table-cell>
          <table:table-cell table:number-columns-repeated="1021"/>
        </table:table-row>
        <table:table-row table:style-name="ro1">
          <table:table-cell/>
          <table:table-cell table:style-name="ce226" office:value-type="string" calcext:value-type="string">
            <text:p>#</text:p>
          </table:table-cell>
          <table:table-cell table:style-name="ce226" office:value-type="string" calcext:value-type="string">
            <text:p>[kHz]</text:p>
          </table:table-cell>
          <table:table-cell table:number-columns-repeated="1021"/>
        </table:table-row>
        <table:table-row table:style-name="ro1">
          <table:table-cell/>
          <table:table-cell table:style-name="ce226" office:value-type="float" office:value="1" calcext:value-type="float">
            <text:p>1</text:p>
          </table:table-cell>
          <table:table-cell table:style-name="ce323" table:formula="of:=[.B6]*[$'Modem Registers Calculations'.$K$14]" office:value-type="float" office:value="30000" calcext:value-type="float">
            <text:p>3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6]+1" office:value-type="float" office:value="2" calcext:value-type="float">
            <text:p>2</text:p>
          </table:table-cell>
          <table:table-cell table:style-name="ce323" table:formula="of:=[.B7]*[$'Modem Registers Calculations'.$K$14]" office:value-type="float" office:value="60000" calcext:value-type="float">
            <text:p>6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7]+1" office:value-type="float" office:value="3" calcext:value-type="float">
            <text:p>3</text:p>
          </table:table-cell>
          <table:table-cell table:style-name="ce323" table:formula="of:=[.B8]*[$'Modem Registers Calculations'.$K$14]" office:value-type="float" office:value="90000" calcext:value-type="float">
            <text:p>9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8]+1" office:value-type="float" office:value="4" calcext:value-type="float">
            <text:p>4</text:p>
          </table:table-cell>
          <table:table-cell table:style-name="ce323" table:formula="of:=[.B9]*[$'Modem Registers Calculations'.$K$14]" office:value-type="float" office:value="120000" calcext:value-type="float">
            <text:p>12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9]+1" office:value-type="float" office:value="5" calcext:value-type="float">
            <text:p>5</text:p>
          </table:table-cell>
          <table:table-cell table:style-name="ce323" table:formula="of:=[.B10]*[$'Modem Registers Calculations'.$K$14]" office:value-type="float" office:value="150000" calcext:value-type="float">
            <text:p>15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10]+1" office:value-type="float" office:value="6" calcext:value-type="float">
            <text:p>6</text:p>
          </table:table-cell>
          <table:table-cell table:style-name="ce323" table:formula="of:=[.B11]*[$'Modem Registers Calculations'.$K$14]" office:value-type="float" office:value="180000" calcext:value-type="float">
            <text:p>18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11]+1" office:value-type="float" office:value="7" calcext:value-type="float">
            <text:p>7</text:p>
          </table:table-cell>
          <table:table-cell table:style-name="ce323" table:formula="of:=[.B12]*[$'Modem Registers Calculations'.$K$14]" office:value-type="float" office:value="210000" calcext:value-type="float">
            <text:p>21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12]+1" office:value-type="float" office:value="8" calcext:value-type="float">
            <text:p>8</text:p>
          </table:table-cell>
          <table:table-cell table:style-name="ce323" table:formula="of:=[.B13]*[$'Modem Registers Calculations'.$K$14]" office:value-type="float" office:value="240000" calcext:value-type="float">
            <text:p>24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13]+1" office:value-type="float" office:value="9" calcext:value-type="float">
            <text:p>9</text:p>
          </table:table-cell>
          <table:table-cell table:style-name="ce323" table:formula="of:=[.B14]*[$'Modem Registers Calculations'.$K$14]" office:value-type="float" office:value="270000" calcext:value-type="float">
            <text:p>27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14]+1" office:value-type="float" office:value="10" calcext:value-type="float">
            <text:p>10</text:p>
          </table:table-cell>
          <table:table-cell table:style-name="ce323" table:formula="of:=[.B15]*[$'Modem Registers Calculations'.$K$14]" office:value-type="float" office:value="300000" calcext:value-type="float">
            <text:p>30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15]+1" office:value-type="float" office:value="11" calcext:value-type="float">
            <text:p>11</text:p>
          </table:table-cell>
          <table:table-cell table:style-name="ce323" table:formula="of:=[.B16]*[$'Modem Registers Calculations'.$K$14]" office:value-type="float" office:value="330000" calcext:value-type="float">
            <text:p>33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16]+1" office:value-type="float" office:value="12" calcext:value-type="float">
            <text:p>12</text:p>
          </table:table-cell>
          <table:table-cell table:style-name="ce323" table:formula="of:=[.B17]*[$'Modem Registers Calculations'.$K$14]" office:value-type="float" office:value="360000" calcext:value-type="float">
            <text:p>36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17]+1" office:value-type="float" office:value="13" calcext:value-type="float">
            <text:p>13</text:p>
          </table:table-cell>
          <table:table-cell table:style-name="ce323" table:formula="of:=[.B18]*[$'Modem Registers Calculations'.$K$14]" office:value-type="float" office:value="390000" calcext:value-type="float">
            <text:p>39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18]+1" office:value-type="float" office:value="14" calcext:value-type="float">
            <text:p>14</text:p>
          </table:table-cell>
          <table:table-cell table:style-name="ce323" table:formula="of:=[.B19]*[$'Modem Registers Calculations'.$K$14]" office:value-type="float" office:value="420000" calcext:value-type="float">
            <text:p>42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19]+1" office:value-type="float" office:value="15" calcext:value-type="float">
            <text:p>15</text:p>
          </table:table-cell>
          <table:table-cell table:style-name="ce323" table:formula="of:=[.B20]*[$'Modem Registers Calculations'.$K$14]" office:value-type="float" office:value="450000" calcext:value-type="float">
            <text:p>45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20]+1" office:value-type="float" office:value="16" calcext:value-type="float">
            <text:p>16</text:p>
          </table:table-cell>
          <table:table-cell table:style-name="ce323" table:formula="of:=[.B21]*[$'Modem Registers Calculations'.$K$14]" office:value-type="float" office:value="480000" calcext:value-type="float">
            <text:p>48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21]+1" office:value-type="float" office:value="17" calcext:value-type="float">
            <text:p>17</text:p>
          </table:table-cell>
          <table:table-cell table:style-name="ce323" table:formula="of:=[.B22]*[$'Modem Registers Calculations'.$K$14]" office:value-type="float" office:value="510000" calcext:value-type="float">
            <text:p>51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22]+1" office:value-type="float" office:value="18" calcext:value-type="float">
            <text:p>18</text:p>
          </table:table-cell>
          <table:table-cell table:style-name="ce323" table:formula="of:=[.B23]*[$'Modem Registers Calculations'.$K$14]" office:value-type="float" office:value="540000" calcext:value-type="float">
            <text:p>54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23]+1" office:value-type="float" office:value="19" calcext:value-type="float">
            <text:p>19</text:p>
          </table:table-cell>
          <table:table-cell table:style-name="ce323" table:formula="of:=[.B24]*[$'Modem Registers Calculations'.$K$14]" office:value-type="float" office:value="570000" calcext:value-type="float">
            <text:p>57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24]+1" office:value-type="float" office:value="20" calcext:value-type="float">
            <text:p>20</text:p>
          </table:table-cell>
          <table:table-cell table:style-name="ce323" table:formula="of:=[.B25]*[$'Modem Registers Calculations'.$K$14]" office:value-type="float" office:value="600000" calcext:value-type="float">
            <text:p>60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25]+1" office:value-type="float" office:value="21" calcext:value-type="float">
            <text:p>21</text:p>
          </table:table-cell>
          <table:table-cell table:style-name="ce323" table:formula="of:=[.B26]*[$'Modem Registers Calculations'.$K$14]" office:value-type="float" office:value="630000" calcext:value-type="float">
            <text:p>63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26]+1" office:value-type="float" office:value="22" calcext:value-type="float">
            <text:p>22</text:p>
          </table:table-cell>
          <table:table-cell table:style-name="ce323" table:formula="of:=[.B27]*[$'Modem Registers Calculations'.$K$14]" office:value-type="float" office:value="660000" calcext:value-type="float">
            <text:p>66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27]+1" office:value-type="float" office:value="23" calcext:value-type="float">
            <text:p>23</text:p>
          </table:table-cell>
          <table:table-cell table:style-name="ce323" table:formula="of:=[.B28]*[$'Modem Registers Calculations'.$K$14]" office:value-type="float" office:value="690000" calcext:value-type="float">
            <text:p>69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28]+1" office:value-type="float" office:value="24" calcext:value-type="float">
            <text:p>24</text:p>
          </table:table-cell>
          <table:table-cell table:style-name="ce323" table:formula="of:=[.B29]*[$'Modem Registers Calculations'.$K$14]" office:value-type="float" office:value="720000" calcext:value-type="float">
            <text:p>72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29]+1" office:value-type="float" office:value="25" calcext:value-type="float">
            <text:p>25</text:p>
          </table:table-cell>
          <table:table-cell table:style-name="ce323" table:formula="of:=[.B30]*[$'Modem Registers Calculations'.$K$14]" office:value-type="float" office:value="750000" calcext:value-type="float">
            <text:p>750.000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 + FIFO MODE" table:style-name="ta13" table:protected="true" table:protection-key="o/5vNGZT4ugYg1OQkybhrIENk74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16" table:default-cell-style-name="Default"/>
        <table:table-column table:style-name="co44" table:default-cell-style-name="ce483"/>
        <table:table-column table:style-name="co45" table:default-cell-style-name="ce483"/>
        <table:table-column table:style-name="co47" table:default-cell-style-name="ce483"/>
        <table:table-column table:style-name="co48" table:default-cell-style-name="ce483"/>
        <table:table-column table:style-name="co49" table:default-cell-style-name="ce483"/>
        <table:table-column table:style-name="co50" table:default-cell-style-name="ce483"/>
        <table:table-column table:style-name="co51" table:default-cell-style-name="ce483"/>
        <table:table-column table:style-name="co16" table:default-cell-style-name="Default"/>
        <table:table-column table:style-name="co35" table:default-cell-style-name="ce483"/>
        <table:table-column table:style-name="co16" table:number-columns-repeated="8" table:default-cell-style-name="Default"/>
        <table:table-column table:style-name="co52" table:default-cell-style-name="ce483"/>
        <table:table-column table:style-name="co16" table:number-columns-repeated="1005" table:default-cell-style-name="Default"/>
        <table:table-row table:style-name="ro18">
          <table:table-cell table:style-name="ce135" table:number-columns-repeated="3"/>
          <table:table-cell table:style-name="ce614"/>
          <table:table-cell table:style-name="ce135" table:number-columns-repeated="24"/>
          <table:table-cell table:number-columns-repeated="996"/>
        </table:table-row>
        <table:table-row table:style-name="ro11">
          <table:table-cell table:style-name="ce135"/>
          <table:table-cell table:style-name="ce586" office:value-type="string" calcext:value-type="string" table:number-columns-spanned="4" table:number-rows-spanned="2">
            <text:p>In order to work with Packet Handling Mode + TX/RX FIFOs fill out the grey boxes below.</text:p>
          </table:table-cell>
          <table:covered-table-cell table:number-columns-repeated="3" table:style-name="ce587"/>
          <table:table-cell table:style-name="ce135" table:number-columns-repeated="23"/>
          <table:table-cell table:number-columns-repeated="996"/>
        </table:table-row>
        <table:table-row table:style-name="ro1">
          <table:table-cell table:style-name="ce135"/>
          <table:covered-table-cell table:number-columns-repeated="4" table:style-name="ce587"/>
          <table:table-cell table:style-name="ce135" table:number-columns-repeated="23"/>
          <table:table-cell table:number-columns-repeated="996"/>
        </table:table-row>
        <table:table-row table:style-name="ro1">
          <table:table-cell table:style-name="ce135"/>
          <table:table-cell table:style-name="ce588"/>
          <table:table-cell table:style-name="ce135" table:number-columns-repeated="26"/>
          <table:table-cell table:number-columns-repeated="996"/>
        </table:table-row>
        <table:table-row table:style-name="ro34">
          <table:table-cell table:style-name="ce135"/>
          <table:table-cell table:style-name="ce589" office:value-type="string" calcext:value-type="string">
            <text:p>The Current selected Packet Structure is:</text:p>
          </table:table-cell>
          <table:table-cell table:style-name="ce600" table:formula="of:=CONCATENATE(&quot;&lt;&quot;;[$PH_general.$K$55];&quot;&gt;&quot;;&quot;&lt;&quot;;[$PH_general.$K$56];&quot;&gt;&quot;;IF(EXACT([.C26];([$PH_general.$E$26]));&quot;&quot;;CONCATENATE(&quot;&lt;&quot;;[$PH_general.$K$57];&quot;&gt;&quot;));IF(EXACT([.C27];(YESonly));CONCATENATE(&quot;&lt;&quot;;[$PH_general.$K$58];&quot;&gt;&quot;);&quot;&quot;);IF(EXACT([.C37];&quot;0&quot;);&quot;&quot;;CONCATENATE(&quot;&lt;&quot;;[$PH_general.$K$59];&quot;&gt;&quot;));IF(AND(EXACT([.C11];YESonly);OR(NOT(EXACT([$'PH + FIFO MODE'.C26];[$PH_general.$E$26]));NOT([$'PH + FIFO MODE'.C37]=0);EXACT([$'PH + FIFO MODE'.C27];YESonly)));CONCATENATE(&quot;&lt;&quot;;[$PH_general.$K$60];&quot;&gt;&quot;);&quot;&quot;))" office:value-type="string" office:string-value="&lt;PREAMBLE&gt;&lt;SYNC&gt;&lt;DATA&gt;&lt;CRC&gt;" calcext:value-type="string">
            <text:p>&lt;PREAMBLE&gt;&lt;SYNC&gt;&lt;DATA&gt;&lt;CRC&gt;</text:p>
          </table:table-cell>
          <table:table-cell table:style-name="ce135" table:number-columns-repeated="25"/>
          <table:table-cell table:number-columns-repeated="996"/>
        </table:table-row>
        <table:table-row table:style-name="ro1">
          <table:table-cell table:style-name="ce135" table:number-columns-repeated="28"/>
          <table:table-cell table:number-columns-repeated="996"/>
        </table:table-row>
        <table:table-row table:style-name="ro35">
          <table:table-cell table:style-name="ce135"/>
          <table:table-cell table:style-name="ce590" office:value-type="string" calcext:value-type="string">
            <text:p>General configurations:</text:p>
          </table:table-cell>
          <table:table-cell table:style-name="ce601" office:value-type="string" calcext:value-type="string">
            <text:p>DROP Down Menu</text:p>
          </table:table-cell>
          <table:table-cell table:style-name="ce615" office:value-type="string" calcext:value-type="string">
            <text:p>Comment</text:p>
          </table:table-cell>
          <table:table-cell table:style-name="ce615" office:value-type="string" calcext:value-type="string">
            <text:p>Recommendations</text:p>
          </table:table-cell>
          <table:table-cell table:style-name="ce135" table:number-columns-repeated="23"/>
          <table:table-cell table:number-columns-repeated="996"/>
        </table:table-row>
        <table:table-row table:style-name="ro36">
          <table:table-cell table:style-name="ce135" table:number-columns-repeated="28"/>
          <table:table-cell table:number-columns-repeated="996"/>
        </table:table-row>
        <table:table-row table:style-name="ro36">
          <table:table-cell table:style-name="ce135"/>
          <table:table-cell table:style-name="ce591" office:value-type="string" calcext:value-type="string">
            <text:p>Select Turn On Packet Handler</text:p>
          </table:table-cell>
          <table:table-cell table:style-name="ce602" table:content-validation-name="val10" office:value-type="string" calcext:value-type="string">
            <text:p>ON</text:p>
          </table:table-cell>
          <table:table-cell table:style-name="ce616"/>
          <table:table-cell table:style-name="ce135"/>
          <table:table-cell table:style-name="ce629" office:value-type="string" calcext:value-type="string">
            <text:p>Reg. Address</text:p>
          </table:table-cell>
          <table:table-cell table:style-name="ce634" office:value-type="string" calcext:value-type="string">
            <text:p>Hexa Value [7:0]</text:p>
          </table:table-cell>
          <table:table-cell table:style-name="ce638" office:value-type="string" calcext:value-type="string">
            <text:p>WDS command</text:p>
          </table:table-cell>
          <table:table-cell table:style-name="ce135" table:number-columns-repeated="20"/>
          <table:table-cell table:number-columns-repeated="996"/>
        </table:table-row>
        <table:table-row table:style-name="ro37">
          <table:table-cell table:style-name="ce584"/>
          <table:table-cell table:style-name="ce591" office:value-type="string" calcext:value-type="string">
            <text:p>Select LSB/MSB First</text:p>
          </table:table-cell>
          <table:table-cell table:style-name="ce603" table:content-validation-name="val11" office:value-type="string" calcext:value-type="string">
            <text:p>MSB</text:p>
          </table:table-cell>
          <table:table-cell table:style-name="ce617" table:formula="of:=IF((EXACT([.C10];&quot;LSB&quot;)=TRUE());[$PH_general.$K$9];IF((EXACT([.C10];&quot;MSB&quot;)=TRUE());[$PH_general.$K$8];&quot;N/A&quot;))" office:value-type="string" office:string-value="Each byte of the Header, Packet Length and Data will be sent MSB first" calcext:value-type="string">
            <text:p>Each byte of the Header, Packet Length and Data will be sent MSB first</text:p>
          </table:table-cell>
          <table:table-cell table:style-name="ce584"/>
          <table:table-cell table:style-name="ce630" office:value-type="float" office:value="30" calcext:value-type="float">
            <text:p>30</text:p>
          </table:table-cell>
          <table:table-cell table:style-name="ce635" table:formula="of:=BIN2HEX(CONCATENATE([.T23];[.U23];[.V23];[.W23];[.X23];[.Y23];[.Z23]);2)" office:value-type="string" office:string-value="AD" calcext:value-type="string">
            <text:p>AD</text:p>
          </table:table-cell>
          <table:table-cell table:style-name="ce639" table:formula="of:=CONCATENATE(&quot;S2&quot;;&quot; &quot;;DEC2HEX(HEX2DEC([.F10])+HEX2DEC(80);2);[.G10])" office:value-type="string" office:string-value="S2 B0AD" calcext:value-type="string">
            <text:p>S2 B0AD</text:p>
          </table:table-cell>
          <table:table-cell table:style-name="ce584" table:number-columns-repeated="15"/>
          <table:table-cell table:style-name="ce135"/>
          <table:table-cell table:style-name="ce584" table:number-columns-repeated="4"/>
          <table:table-cell table:style-name="ce647" table:number-columns-repeated="996"/>
        </table:table-row>
        <table:table-row table:style-name="ro38">
          <table:table-cell table:style-name="ce135"/>
          <table:table-cell table:style-name="ce591" office:value-type="string" calcext:value-type="string">
            <text:p>Enable CRC</text:p>
          </table:table-cell>
          <table:table-cell table:style-name="ce603" table:content-validation-name="val12" office:value-type="string" calcext:value-type="string">
            <text:p>YES</text:p>
          </table:table-cell>
          <table:table-cell table:style-name="ce617"/>
          <table:table-cell table:style-name="ce135"/>
          <table:table-cell table:style-name="ce631" office:value-type="float" office:value="32" calcext:value-type="float">
            <text:p>32</text:p>
          </table:table-cell>
          <table:table-cell table:style-name="ce635" table:formula="of:=BIN2HEX(CONCATENATE(IF([.C55]=[$PH_general.$E$17];1;0);IF([.C56]=[$PH_general.$E$17];1;0);IF([.C57]=[$PH_general.$E$17];1;0);IF([.C58]=[$PH_general.$E$17];1;0);IF([.C61]=[$PH_general.$E$17];1;0);IF([.C62]=[$PH_general.$E$17];1;0);IF([.C63]=[$PH_general.$E$17];1;0);IF([.C64]=[$PH_general.$E$17];1;0));2)" office:value-type="string" office:string-value="0C" calcext:value-type="string">
            <text:p>0C</text:p>
          </table:table-cell>
          <table:table-cell table:style-name="ce639" table:formula="of:=CONCATENATE(&quot;S2&quot;;&quot; &quot;;DEC2HEX(HEX2DEC([.F11])+HEX2DEC(80);2);[.G11])" office:value-type="string" office:string-value="S2 B20C" calcext:value-type="string">
            <text:p>S2 B20C</text:p>
          </table:table-cell>
          <table:table-cell table:style-name="ce135" table:number-columns-repeated="20"/>
          <table:table-cell table:number-columns-repeated="996"/>
        </table:table-row>
        <table:table-row table:style-name="ro39">
          <table:table-cell table:style-name="ce135"/>
          <table:table-cell table:style-name="ce591" office:value-type="string" calcext:value-type="string">
            <text:p>CRC Over Data Only </text:p>
          </table:table-cell>
          <table:table-cell table:style-name="ce603" table:content-validation-name="val12" office:value-type="string" calcext:value-type="string">
            <text:p>YES</text:p>
          </table:table-cell>
          <table:table-cell table:style-name="ce617" table:formula="of:=IF(EXACT([.C11];&quot;NO&quot;);[$PH_general.K4];IF((EXACT([.C12];&quot;YES&quot;)=TRUE());[$PH_general.K5];IF((EXACT([.C12];&quot;NO&quot;)=TRUE());[$PH_general.K6];&quot;N/A&quot;)))" office:value-type="string" office:string-value="CRC will be Calculated Over Data Only" calcext:value-type="string">
            <text:p>CRC will be Calculated Over Data Only</text:p>
          </table:table-cell>
          <table:table-cell table:style-name="ce135"/>
          <table:table-cell table:style-name="ce630" office:value-type="float" office:value="33" calcext:value-type="float">
            <text:p>33</text:p>
          </table:table-cell>
          <table:table-cell table:style-name="ce635" table:formula="of:=BIN2HEX(CONCATENATE([.T26];[.U26];[.V26];[.W26];[.X26]);2)" office:value-type="string" office:string-value="0A" calcext:value-type="string">
            <text:p>0A</text:p>
          </table:table-cell>
          <table:table-cell table:style-name="ce639" table:formula="of:=CONCATENATE(&quot;S2&quot;;&quot; &quot;;DEC2HEX(HEX2DEC([.F12])+HEX2DEC(80);2);[.G12])" office:value-type="string" office:string-value="S2 B30A" calcext:value-type="string">
            <text:p>S2 B30A</text:p>
          </table:table-cell>
          <table:table-cell table:style-name="ce135" table:number-columns-repeated="20"/>
          <table:table-cell table:number-columns-repeated="996"/>
        </table:table-row>
        <table:table-row table:style-name="ro40">
          <table:table-cell table:style-name="ce135"/>
          <table:table-cell table:style-name="ce591" office:value-type="string" calcext:value-type="string">
            <text:p>Select CRC TYPE</text:p>
          </table:table-cell>
          <table:table-cell table:style-name="ce604" table:content-validation-name="val13" office:value-type="string" calcext:value-type="string">
            <text:p>CRC16-IBM</text:p>
          </table:table-cell>
          <table:table-cell table:style-name="ce617" table:formula="of:=IF(EXACT([.C11];&quot;NO&quot;);[$PH_general.$K$4];IF((EXACT([.C12];&quot;YES&quot;)=TRUE());[$PH_general.$K$5];IF((EXACT([.C12];&quot;NO&quot;)=TRUE());[$PH_general.$K$6];&quot;N/A&quot;)))" office:value-type="string" office:string-value="CRC will be Calculated Over Data Only" calcext:value-type="string">
            <text:p>CRC will be Calculated Over Data Only</text:p>
          </table:table-cell>
          <table:table-cell table:style-name="ce135"/>
          <table:table-cell table:style-name="ce630" office:value-type="float" office:value="34" calcext:value-type="float">
            <text:p>34</text:p>
          </table:table-cell>
          <table:table-cell table:style-name="ce635" table:formula="of:=IF([.C30]&lt;256;DEC2HEX([.C30];2);DEC2HEX(([.C30]-256);2))" office:value-type="string" office:string-value="1A" calcext:value-type="string">
            <text:p>1A</text:p>
          </table:table-cell>
          <table:table-cell table:style-name="ce639" table:formula="of:=CONCATENATE(&quot;S2&quot;;&quot; &quot;;DEC2HEX(HEX2DEC([.F13])+HEX2DEC(80);2);[.G13])" office:value-type="string" office:string-value="S2 B41A" calcext:value-type="string">
            <text:p>S2 B41A</text:p>
          </table:table-cell>
          <table:table-cell table:style-name="ce135" table:number-columns-repeated="20"/>
          <table:table-cell table:number-columns-repeated="996"/>
        </table:table-row>
        <table:table-row table:style-name="ro41">
          <table:table-cell table:style-name="ce135"/>
          <table:table-cell table:style-name="ce592"/>
          <table:table-cell table:style-name="ce605"/>
          <table:table-cell table:style-name="ce617"/>
          <table:table-cell table:style-name="ce135"/>
          <table:table-cell table:style-name="ce631" office:value-type="float" office:value="35" calcext:value-type="float">
            <text:p>35</text:p>
          </table:table-cell>
          <table:table-cell table:style-name="ce635" table:formula="of:=DEC2HEX(CONCATENATE([.C67]*8+2);2)" office:value-type="string" office:string-value="2A" calcext:value-type="string">
            <text:p>2A</text:p>
          </table:table-cell>
          <table:table-cell table:style-name="ce640" table:formula="of:=CONCATENATE(&quot;S2 B5&quot;;[.G14])" office:value-type="string" office:string-value="S2 B52A" calcext:value-type="string">
            <text:p>S2 B52A</text:p>
          </table:table-cell>
          <table:table-cell table:style-name="ce135" table:number-columns-repeated="20"/>
          <table:table-cell table:number-columns-repeated="996"/>
        </table:table-row>
        <table:table-row table:style-name="ro13">
          <table:table-cell table:style-name="ce135"/>
          <table:table-cell table:style-name="ce592"/>
          <table:table-cell table:style-name="ce605"/>
          <table:table-cell table:style-name="ce617"/>
          <table:table-cell table:style-name="ce135"/>
          <table:table-cell table:style-name="ce630" office:value-type="float" office:value="36" calcext:value-type="float">
            <text:p>36</text:p>
          </table:table-cell>
          <table:table-cell table:style-name="ce636" table:formula="of:=[.C32]" office:value-type="string" office:string-value="2D" calcext:value-type="string">
            <text:p>2D</text:p>
          </table:table-cell>
          <table:table-cell table:style-name="ce639" table:formula="of:=CONCATENATE(&quot;S2&quot;;&quot; &quot;;DEC2HEX(HEX2DEC([.F15])+HEX2DEC(80);2);[.G15])" office:value-type="string" office:string-value="S2 B62D" calcext:value-type="string">
            <text:p>S2 B62D</text:p>
          </table:table-cell>
          <table:table-cell table:style-name="ce135" table:number-columns-repeated="20"/>
          <table:table-cell table:number-columns-repeated="996"/>
        </table:table-row>
        <table:table-row table:style-name="ro42">
          <table:table-cell table:style-name="ce584"/>
          <table:table-cell table:style-name="ce591" office:value-type="string" calcext:value-type="string">
            <text:p>Select Modulation type:</text:p>
          </table:table-cell>
          <table:table-cell table:style-name="ce606" table:formula="of:=[$'Modem Registers Calculations'.$A$9]" office:value-type="string" office:string-value="FSK" calcext:value-type="string">
            <text:p>FSK</text:p>
          </table:table-cell>
          <table:table-cell table:style-name="ce617" office:value-type="string" calcext:value-type="string">
            <text:p>This value is set at the Modem Registers Calculations sheet</text:p>
          </table:table-cell>
          <table:table-cell table:style-name="ce584"/>
          <table:table-cell table:style-name="ce631" office:value-type="float" office:value="37" calcext:value-type="float">
            <text:p>37</text:p>
          </table:table-cell>
          <table:table-cell table:style-name="ce635" table:formula="of:=[.C33]" office:value-type="string" office:string-value="D4" calcext:value-type="string">
            <text:p>D4</text:p>
          </table:table-cell>
          <table:table-cell table:style-name="ce639" table:formula="of:=CONCATENATE(&quot;S2&quot;;&quot; &quot;;DEC2HEX(HEX2DEC([.F16])+HEX2DEC(80);2);[.G16])" office:value-type="string" office:string-value="S2 B7D4" calcext:value-type="string">
            <text:p>S2 B7D4</text:p>
          </table:table-cell>
          <table:table-cell table:style-name="ce584" table:number-columns-repeated="20"/>
          <table:table-cell table:style-name="ce647" table:number-columns-repeated="996"/>
        </table:table-row>
        <table:table-row table:style-name="ro43">
          <table:table-cell table:style-name="ce584"/>
          <table:table-cell table:style-name="ce591" office:value-type="string" calcext:value-type="string">
            <text:p>Select DATA INVERSION</text:p>
          </table:table-cell>
          <table:table-cell table:style-name="ce607" table:content-validation-name="val14" office:value-type="string" calcext:value-type="string">
            <text:p>OFF</text:p>
          </table:table-cell>
          <table:table-cell table:style-name="ce617" office:value-type="string" calcext:value-type="string">
            <text:p>Operates on the entire Packet</text:p>
          </table:table-cell>
          <table:table-cell table:style-name="ce584"/>
          <table:table-cell table:style-name="ce631" office:value-type="float" office:value="38" calcext:value-type="float">
            <text:p>38</text:p>
          </table:table-cell>
          <table:table-cell table:style-name="ce635" table:formula="of:=[.C34]" office:value-type="string" office:string-value="00" calcext:value-type="string">
            <text:p>00</text:p>
          </table:table-cell>
          <table:table-cell table:style-name="ce639" table:formula="of:=CONCATENATE(&quot;S2&quot;;&quot; &quot;;DEC2HEX(HEX2DEC([.F17])+HEX2DEC(80);2);[.G17])" office:value-type="string" office:string-value="S2 B800" calcext:value-type="string">
            <text:p>S2 B800</text:p>
          </table:table-cell>
          <table:table-cell table:style-name="ce584" table:number-columns-repeated="13"/>
          <table:table-cell table:style-name="ce585"/>
          <table:table-cell table:style-name="ce584" table:number-columns-repeated="4"/>
          <table:table-cell table:style-name="ce135"/>
          <table:table-cell table:style-name="ce584"/>
          <table:table-cell table:style-name="ce647" table:number-columns-repeated="996"/>
        </table:table-row>
        <table:table-row table:style-name="ro44">
          <table:table-cell table:style-name="ce584"/>
          <table:table-cell table:style-name="ce592"/>
          <table:table-cell table:style-name="ce608"/>
          <table:table-cell table:style-name="ce584" table:number-columns-repeated="2"/>
          <table:table-cell table:style-name="ce631" office:value-type="float" office:value="39" calcext:value-type="float">
            <text:p>39</text:p>
          </table:table-cell>
          <table:table-cell table:style-name="ce635" table:formula="of:=[.C35]" office:value-type="string" office:string-value="00" calcext:value-type="string">
            <text:p>00</text:p>
          </table:table-cell>
          <table:table-cell table:style-name="ce639" table:formula="of:=CONCATENATE(&quot;S2&quot;;&quot; &quot;;DEC2HEX(HEX2DEC([.F18])+HEX2DEC(80);2);[.G18])" office:value-type="string" office:string-value="S2 B900" calcext:value-type="string">
            <text:p>S2 B900</text:p>
          </table:table-cell>
          <table:table-cell table:style-name="ce584" table:number-columns-repeated="10"/>
          <table:table-cell table:style-name="ce642" table:number-columns-repeated="3"/>
          <table:table-cell table:style-name="ce585"/>
          <table:table-cell table:style-name="ce584" table:number-columns-repeated="6"/>
          <table:table-cell table:style-name="ce647" table:number-columns-repeated="996"/>
        </table:table-row>
        <table:table-row table:style-name="ro1">
          <table:table-cell table:style-name="ce584"/>
          <table:table-cell table:style-name="ce592"/>
          <table:table-cell table:style-name="ce609"/>
          <table:table-cell table:style-name="ce617"/>
          <table:table-cell table:style-name="ce584"/>
          <table:table-cell table:style-name="ce631" office:value-type="string" calcext:value-type="string">
            <text:p>3A</text:p>
          </table:table-cell>
          <table:table-cell table:style-name="ce635" table:formula="of:=[.C39]" office:value-type="float" office:value="11" calcext:value-type="float">
            <text:p>11</text:p>
          </table:table-cell>
          <table:table-cell table:style-name="ce639" table:formula="of:=CONCATENATE(&quot;S2&quot;;&quot; &quot;;DEC2HEX(HEX2DEC([.F19])+HEX2DEC(80);2);[.G19])" office:value-type="string" office:string-value="S2 BA11" calcext:value-type="string">
            <text:p>S2 BA11</text:p>
          </table:table-cell>
          <table:table-cell table:style-name="ce584" table:number-columns-repeated="15"/>
          <table:table-cell table:style-name="ce585" table:number-columns-repeated="3"/>
          <table:table-cell table:style-name="ce135"/>
          <table:table-cell table:style-name="ce584"/>
          <table:table-cell table:style-name="ce647" table:number-columns-repeated="996"/>
        </table:table-row>
        <table:table-row table:style-name="ro16">
          <table:table-cell table:style-name="ce584"/>
          <table:table-cell table:style-name="ce592"/>
          <table:table-cell table:style-name="ce609"/>
          <table:table-cell table:style-name="ce617"/>
          <table:table-cell table:style-name="ce584"/>
          <table:table-cell table:style-name="ce631" office:value-type="string" calcext:value-type="string">
            <text:p>3B</text:p>
          </table:table-cell>
          <table:table-cell table:style-name="ce635" table:formula="of:=[.C40]" office:value-type="float" office:value="22" calcext:value-type="float">
            <text:p>22</text:p>
          </table:table-cell>
          <table:table-cell table:style-name="ce639" table:formula="of:=CONCATENATE(&quot;S2&quot;;&quot; &quot;;DEC2HEX(HEX2DEC([.F20])+HEX2DEC(80);2);[.G20])" office:value-type="string" office:string-value="S2 BB22" calcext:value-type="string">
            <text:p>S2 BB22</text:p>
          </table:table-cell>
          <table:table-cell table:style-name="ce584" table:number-columns-repeated="18"/>
          <table:table-cell table:style-name="ce135"/>
          <table:table-cell table:style-name="ce584"/>
          <table:table-cell table:style-name="ce647" table:number-columns-repeated="996"/>
        </table:table-row>
        <table:table-row table:style-name="ro32">
          <table:table-cell table:style-name="ce584"/>
          <table:table-cell table:style-name="ce591" office:value-type="string" calcext:value-type="string">
            <text:p>Select Manchester Enable</text:p>
          </table:table-cell>
          <table:table-cell table:style-name="ce606" table:formula="of:=IF([$'Modem Registers Calculations'.C9]=&quot;ON&quot;;&quot;ON&quot;;&quot;OFF&quot;)" office:value-type="string" office:string-value="OFF" calcext:value-type="string">
            <text:p>OFF</text:p>
          </table:table-cell>
          <table:table-cell table:style-name="ce617" office:value-type="string" calcext:value-type="string">
            <text:p>This value is set at the Modem Registers Calculations sheet</text:p>
          </table:table-cell>
          <table:table-cell table:style-name="ce584"/>
          <table:table-cell table:style-name="ce631" office:value-type="string" calcext:value-type="string">
            <text:p>3C</text:p>
          </table:table-cell>
          <table:table-cell table:style-name="ce635" table:formula="of:=[.C41]" office:value-type="float" office:value="33" calcext:value-type="float">
            <text:p>33</text:p>
          </table:table-cell>
          <table:table-cell table:style-name="ce639" table:formula="of:=CONCATENATE(&quot;S2&quot;;&quot; &quot;;DEC2HEX(HEX2DEC([.F21])+HEX2DEC(80);2);[.G21])" office:value-type="string" office:string-value="S2 BC33" calcext:value-type="string">
            <text:p>S2 BC33</text:p>
          </table:table-cell>
          <table:table-cell table:style-name="ce584" table:number-columns-repeated="10"/>
          <table:table-cell table:style-name="ce643" office:value-type="string" calcext:value-type="string">
            <text:p>reg address hexa</text:p>
          </table:table-cell>
          <table:table-cell table:style-name="ce584" table:number-columns-repeated="2"/>
          <table:table-cell table:style-name="ce644" table:number-columns-repeated="3"/>
          <table:table-cell table:style-name="ce584" table:number-columns-repeated="2"/>
          <table:table-cell table:style-name="ce135"/>
          <table:table-cell table:style-name="ce584"/>
          <table:table-cell table:style-name="ce647" table:number-columns-repeated="996"/>
        </table:table-row>
        <table:table-row table:style-name="ro41">
          <table:table-cell table:style-name="ce584"/>
          <table:table-cell table:style-name="ce591" office:value-type="string" calcext:value-type="string">
            <text:p>Select Manchester Data Inversion</text:p>
          </table:table-cell>
          <table:table-cell table:style-name="ce607" table:content-validation-name="val15" office:value-type="string" calcext:value-type="string">
            <text:p>Invert</text:p>
          </table:table-cell>
          <table:table-cell table:style-name="ce617" table:formula="of:=IF(EXACT([.C21];&quot;OFF&quot;);[$PH_general.$K$30];IF([.C22]=&quot;No Inversion&quot;;[$PH_general.$K$34];[$PH_general.$K$35]))" office:value-type="string" office:string-value="Manchester is Disabled" calcext:value-type="string">
            <text:p>Manchester is Disabled</text:p>
          </table:table-cell>
          <table:table-cell table:style-name="ce584"/>
          <table:table-cell table:style-name="ce631" office:value-type="string" calcext:value-type="string">
            <text:p>3D</text:p>
          </table:table-cell>
          <table:table-cell table:style-name="ce635" table:formula="of:=[.C42]" office:value-type="float" office:value="44" calcext:value-type="float">
            <text:p>44</text:p>
          </table:table-cell>
          <table:table-cell table:style-name="ce639" table:formula="of:=CONCATENATE(&quot;S2&quot;;&quot; &quot;;DEC2HEX(HEX2DEC([.F22])+HEX2DEC(80);2);[.G22])" office:value-type="string" office:string-value="S2 BD44" calcext:value-type="string">
            <text:p>S2 BD44</text:p>
          </table:table-cell>
          <table:table-cell table:style-name="ce584" table:number-columns-repeated="10"/>
          <table:table-cell table:style-name="ce585" office:value-type="float" office:value="30" calcext:value-type="float">
            <text:p>30</text:p>
          </table:table-cell>
          <table:table-cell table:style-name="ce642" office:value-type="string" calcext:value-type="string">
            <text:p>[7]</text:p>
          </table:table-cell>
          <table:table-cell table:style-name="ce642" office:value-type="string" calcext:value-type="string">
            <text:p>[6]</text:p>
          </table:table-cell>
          <table:table-cell table:style-name="ce152" office:value-type="string" calcext:value-type="string">
            <text:p>[5]</text:p>
          </table:table-cell>
          <table:table-cell table:style-name="ce152" office:value-type="string" calcext:value-type="string">
            <text:p>[4]</text:p>
          </table:table-cell>
          <table:table-cell table:style-name="ce152" office:value-type="string" calcext:value-type="string">
            <text:p>[3]</text:p>
          </table:table-cell>
          <table:table-cell table:style-name="ce152" office:value-type="string" calcext:value-type="string">
            <text:p>[2]</text:p>
          </table:table-cell>
          <table:table-cell table:style-name="ce152" office:value-type="string" calcext:value-type="string">
            <text:p>[1:0]</text:p>
          </table:table-cell>
          <table:table-cell table:style-name="ce135"/>
          <table:table-cell table:style-name="ce584"/>
          <table:table-cell table:style-name="ce647" table:number-columns-repeated="996"/>
        </table:table-row>
        <table:table-row table:style-name="ro30">
          <table:table-cell table:style-name="ce584"/>
          <table:table-cell table:style-name="ce591" office:value-type="string" calcext:value-type="string">
            <text:p>Select Manchester Preamble Polarity</text:p>
          </table:table-cell>
          <table:table-cell table:style-name="ce607" table:content-validation-name="val16" office:value-type="string" calcext:value-type="string">
            <text:p>1010 .…</text:p>
          </table:table-cell>
          <table:table-cell table:style-name="ce617" table:formula="of:=IF(EXACT([.C21];&quot;OFF&quot;);[$PH_general.$K$30];IF(OR(AND(([.C22]=&quot;Invert&quot;);([.C17]=&quot;OFF&quot;));AND(([.C22]=&quot;No Inversion&quot;);([.C17]=&quot;ON&quot;)));IF((EXACT([.C23];[$PH_general.$B$9])=TRUE());[$PH_general.$K$31];[$PH_general.$K$32]);IF((EXACT([.C23];[$PH_general.$B$9])=TRUE());[$PH_general.$K$32];[$PH_general.$K$31])))" office:value-type="string" office:string-value="Manchester is Disabled" calcext:value-type="string">
            <text:p>Manchester is Disabled</text:p>
          </table:table-cell>
          <table:table-cell table:style-name="ce584"/>
          <table:table-cell table:style-name="ce631" office:value-type="string" calcext:value-type="string">
            <text:p>3E</text:p>
          </table:table-cell>
          <table:table-cell table:style-name="ce635" table:formula="of:=DEC2HEX([.C37];2)" office:value-type="string" office:string-value="10" calcext:value-type="string">
            <text:p>10</text:p>
          </table:table-cell>
          <table:table-cell table:style-name="ce639" table:formula="of:=CONCATENATE(&quot;S2&quot;;&quot; &quot;;DEC2HEX(HEX2DEC([.F23])+HEX2DEC(80);2);[.G23])" office:value-type="string" office:string-value="S2 BE10" calcext:value-type="string">
            <text:p>S2 BE10</text:p>
          </table:table-cell>
          <table:table-cell table:style-name="ce584" table:number-columns-repeated="10"/>
          <table:table-cell table:style-name="ce135"/>
          <table:table-cell table:style-name="ce645" table:formula="of:=IF((EXACT([.C9];[$PH_general.$G$10])=TRUE());&quot;1&quot;;IF((EXACT([.C9];[$PH_general.$G$11])=TRUE());&quot;0&quot;;&quot;N/A&quot;))" office:value-type="string" office:string-value="1" calcext:value-type="string">
            <text:p>1</text:p>
          </table:table-cell>
          <table:table-cell table:style-name="ce645" table:formula="of:=IF((EXACT([.C10];[$PH_general.$G$14])=TRUE());&quot;1&quot;;IF((EXACT([.C10];[$PH_general.$G$15])=TRUE());&quot;0&quot;;&quot;N/A&quot;))" office:value-type="string" office:string-value="0" calcext:value-type="string">
            <text:p>0</text:p>
          </table:table-cell>
          <table:table-cell table:style-name="ce645" table:formula="of:=IF((EXACT([.C12];[$PH_general.$G$17])=TRUE());&quot;1&quot;;IF((EXACT([.C12];[$PH_general.$G$18])=TRUE());&quot;0&quot;;&quot;N/A&quot;))" office:value-type="string" office:string-value="1" calcext:value-type="string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645" table:formula="of:=IF((EXACT([.C9];[$PH_general.$G$10])=TRUE());&quot;1&quot;;IF((EXACT([.C9];[$PH_general.$G$11])=TRUE());&quot;0&quot;;&quot;N/A&quot;))" office:value-type="string" office:string-value="1" calcext:value-type="string">
            <text:p>1</text:p>
          </table:table-cell>
          <table:table-cell table:style-name="ce645" table:formula="of:=IF((EXACT([.C11];[$PH_general.$G$17])=TRUE());&quot;1&quot;;IF((EXACT([.C11];[$PH_general.$G$18])=TRUE());&quot;0&quot;;&quot;N/A&quot;))" office:value-type="string" office:string-value="1" calcext:value-type="string">
            <text:p>1</text:p>
          </table:table-cell>
          <table:table-cell table:style-name="ce645" table:formula="of:=IF((EXACT([.C13];[$PH_general.G20])=TRUE());&quot;00&quot;;IF((EXACT([.C13];[$PH_general.G21])=TRUE());&quot;01&quot;;IF((EXACT([.C13];[$PH_general.G22])=TRUE());&quot;10&quot;;IF((EXACT([.C13];[$PH_general.G23])=TRUE());&quot;11&quot;;&quot;N/A&quot;))))" office:value-type="string" office:string-value="01" calcext:value-type="string">
            <text:p>01</text:p>
          </table:table-cell>
          <table:table-cell table:style-name="ce135"/>
          <table:table-cell table:style-name="ce584"/>
          <table:table-cell table:style-name="ce647" table:number-columns-repeated="996"/>
        </table:table-row>
        <table:table-row table:style-name="ro43">
          <table:table-cell table:style-name="ce584"/>
          <table:table-cell table:style-name="ce591" office:value-type="string" calcext:value-type="string">
            <text:p>Select Data Whitening</text:p>
          </table:table-cell>
          <table:table-cell table:style-name="ce607" table:content-validation-name="val17" office:value-type="string" calcext:value-type="string">
            <text:p>OFF</text:p>
          </table:table-cell>
          <table:table-cell table:style-name="ce617"/>
          <table:table-cell table:style-name="ce584"/>
          <table:table-cell table:style-name="ce631" office:value-type="string" calcext:value-type="string">
            <text:p>3F</text:p>
          </table:table-cell>
          <table:table-cell table:style-name="ce635" table:formula="of:=[.G19]" office:value-type="float" office:value="11" calcext:value-type="float">
            <text:p>11</text:p>
          </table:table-cell>
          <table:table-cell table:style-name="ce639" table:formula="of:=CONCATENATE(&quot;S2&quot;;&quot; &quot;;DEC2HEX(HEX2DEC([.F24])+HEX2DEC(80);2);[.G24])" office:value-type="string" office:string-value="S2 BF11" calcext:value-type="string">
            <text:p>S2 BF11</text:p>
          </table:table-cell>
          <table:table-cell table:style-name="ce584" table:number-columns-repeated="20"/>
          <table:table-cell table:style-name="ce647" table:number-columns-repeated="996"/>
        </table:table-row>
        <table:table-row table:style-name="ro30">
          <table:table-cell table:style-name="ce585"/>
          <table:table-cell table:style-name="ce592"/>
          <table:table-cell table:style-name="ce610"/>
          <table:table-cell table:style-name="ce617"/>
          <table:table-cell table:style-name="ce585"/>
          <table:table-cell table:style-name="ce631" office:value-type="float" office:value="40" calcext:value-type="float">
            <text:p>40</text:p>
          </table:table-cell>
          <table:table-cell table:style-name="ce635" table:formula="of:=[.G20]" office:value-type="float" office:value="22" calcext:value-type="float">
            <text:p>22</text:p>
          </table:table-cell>
          <table:table-cell table:style-name="ce639" table:formula="of:=CONCATENATE(&quot;S2&quot;;&quot; &quot;;DEC2HEX(HEX2DEC([.F25])+HEX2DEC(80);2);[.G25])" office:value-type="string" office:string-value="S2 C022" calcext:value-type="string">
            <text:p>S2 C022</text:p>
          </table:table-cell>
          <table:table-cell table:style-name="ce152"/>
          <table:table-cell table:style-name="ce585"/>
          <table:table-cell table:style-name="ce135" table:number-columns-repeated="4"/>
          <table:table-cell table:style-name="ce585" table:number-columns-repeated="4"/>
          <table:table-cell table:style-name="ce585" office:value-type="float" office:value="33" calcext:value-type="float">
            <text:p>33</text:p>
          </table:table-cell>
          <table:table-cell table:style-name="ce642" office:value-type="string" calcext:value-type="string">
            <text:p>[7]</text:p>
          </table:table-cell>
          <table:table-cell table:style-name="ce642" office:value-type="string" calcext:value-type="string">
            <text:p>[6:4]</text:p>
          </table:table-cell>
          <table:table-cell table:style-name="ce152" office:value-type="string" calcext:value-type="string">
            <text:p>[3]</text:p>
          </table:table-cell>
          <table:table-cell table:style-name="ce152" office:value-type="string" calcext:value-type="string">
            <text:p>[2:1]</text:p>
          </table:table-cell>
          <table:table-cell table:style-name="ce152" office:value-type="string" calcext:value-type="string">
            <text:p>[0]</text:p>
          </table:table-cell>
          <table:table-cell table:style-name="ce584" table:number-columns-repeated="3"/>
          <table:table-cell table:style-name="ce585"/>
          <table:table-cell table:style-name="ce648" table:number-columns-repeated="996"/>
        </table:table-row>
        <table:table-row table:style-name="ro14">
          <table:table-cell table:style-name="ce584"/>
          <table:table-cell table:style-name="ce591" office:value-type="string" calcext:value-type="string">
            <text:p>Select Headers in Packet</text:p>
          </table:table-cell>
          <table:table-cell table:style-name="ce611" table:content-validation-name="val18" office:value-type="string" calcext:value-type="string">
            <text:p>NO Header</text:p>
          </table:table-cell>
          <table:table-cell table:style-name="ce617" table:formula="of:=IF((EXACT([.C26];[$PH_general.$E$26])=TRUE());[$PH_general.$K$23];IF((EXACT([.C26];[$PH_general.$E$27])=TRUE());[$PH_general.$K$24];IF((EXACT([.C26];[$PH_general.$E$28])=TRUE());[$PH_general.$K$25];IF((EXACT([.C26];[$PH_general.$E$29])=TRUE());[$PH_general.$K$26];IF((EXACT([.C26];[$PH_general.$E$30])=TRUE());[$PH_general.$K$27];[$PH_general.$K$28])))))" office:value-type="string" office:string-value="Since Header Length is null, no need to configure header(s) value(s)" calcext:value-type="string">
            <text:p>Since Header Length is null, no need to configure header(s) value(s)</text:p>
          </table:table-cell>
          <table:table-cell table:style-name="ce584"/>
          <table:table-cell table:style-name="ce631" office:value-type="float" office:value="41" calcext:value-type="float">
            <text:p>41</text:p>
          </table:table-cell>
          <table:table-cell table:style-name="ce635" table:formula="of:=[.G21]" office:value-type="float" office:value="33" calcext:value-type="float">
            <text:p>33</text:p>
          </table:table-cell>
          <table:table-cell table:style-name="ce639" table:formula="of:=CONCATENATE(&quot;S2&quot;;&quot; &quot;;DEC2HEX(HEX2DEC([.F26])+HEX2DEC(80);2);[.G26])" office:value-type="string" office:string-value="S2 C133" calcext:value-type="string">
            <text:p>S2 C133</text:p>
          </table:table-cell>
          <table:table-cell table:style-name="ce152"/>
          <table:table-cell table:style-name="ce584"/>
          <table:table-cell table:style-name="ce152"/>
          <table:table-cell table:style-name="ce135" table:number-columns-repeated="3"/>
          <table:table-cell table:style-name="ce584" table:number-columns-repeated="5"/>
          <table:table-cell table:style-name="ce585" office:value-type="float" office:value="0" calcext:value-type="float">
            <text:p>0</text:p>
          </table:table-cell>
          <table:table-cell table:style-name="ce645" table:formula="of:=IF((EXACT([.C26];[$PH_general.E26])=TRUE());&quot;000&quot;;IF((EXACT([.C26];[$PH_general.E27])=TRUE());&quot;001&quot;;IF((EXACT([.C26];[$PH_general.E28])=TRUE());&quot;010&quot;;IF((EXACT([.C26];[$PH_general.E29])=TRUE());&quot;011&quot;;IF((EXACT([.C26];[$PH_general.E30])=TRUE());&quot;100&quot;;&quot;N/A&quot;)))))" office:value-type="string" office:string-value="000" calcext:value-type="string">
            <text:p>000</text:p>
          </table:table-cell>
          <table:table-cell table:style-name="ce645" table:formula="of:=IF((EXACT([.C27];[$PH_general.$G$17])=TRUE());&quot;0&quot;;IF((EXACT([.C27];[$PH_general.$G$18])=TRUE());&quot;1&quot;;&quot;N/A&quot;))" office:value-type="string" office:string-value="1" calcext:value-type="string">
            <text:p>1</text:p>
          </table:table-cell>
          <table:table-cell table:style-name="ce645" table:formula="of:=IF((EXACT([.C28];[$PH_general.H26])=TRUE());&quot;00&quot;;IF((EXACT([.C28];[$PH_general.H27])=TRUE());&quot;01&quot;;IF((EXACT([.C28];[$PH_general.H28])=TRUE());&quot;10&quot;;IF((EXACT([.C28];[$PH_general.H29])=TRUE());&quot;11&quot;;&quot;N/A&quot;))))" office:value-type="string" office:string-value="01" calcext:value-type="string">
            <text:p>01</text:p>
          </table:table-cell>
          <table:table-cell table:style-name="ce585" table:formula="of:=IF([.C30]&gt;255;1;0)" office:value-type="float" office:value="0" calcext:value-type="float">
            <text:p>0</text:p>
          </table:table-cell>
          <table:table-cell table:style-name="ce584" table:number-columns-repeated="4"/>
          <table:table-cell table:style-name="ce647" table:number-columns-repeated="996"/>
        </table:table-row>
        <table:table-row table:style-name="ro45">
          <table:table-cell table:style-name="ce135"/>
          <table:table-cell table:style-name="ce591" office:value-type="string" calcext:value-type="string">
            <text:p>Select Variable Packet Length</text:p>
          </table:table-cell>
          <table:table-cell table:style-name="ce607" table:content-validation-name="val12" office:value-type="string" calcext:value-type="string">
            <text:p>NO</text:p>
          </table:table-cell>
          <table:table-cell table:style-name="ce617" table:formula="of:=IF((EXACT([.C27];&quot;YES&quot;)=TRUE());[$PH_general.$K$20];IF((EXACT([.C27];&quot;NO&quot;)=TRUE());[$PH_general.$K$19];&quot;N/A&quot;))" office:value-type="string" office:string-value="The Length field will NOT be sent as part of the packet" calcext:value-type="string">
            <text:p>The Length field will NOT be sent as part of the packet</text:p>
          </table:table-cell>
          <table:table-cell table:style-name="ce584"/>
          <table:table-cell table:style-name="ce631" office:value-type="float" office:value="42" calcext:value-type="float">
            <text:p>42</text:p>
          </table:table-cell>
          <table:table-cell table:style-name="ce635" table:formula="of:=[.G22]" office:value-type="float" office:value="44" calcext:value-type="float">
            <text:p>44</text:p>
          </table:table-cell>
          <table:table-cell table:style-name="ce639" table:formula="of:=CONCATENATE(&quot;S2&quot;;&quot; &quot;;DEC2HEX(HEX2DEC([.F27])+HEX2DEC(80);2);[.G27])" office:value-type="string" office:string-value="S2 C244" calcext:value-type="string">
            <text:p>S2 C244</text:p>
          </table:table-cell>
          <table:table-cell table:style-name="ce152" table:number-columns-repeated="3"/>
          <table:table-cell table:style-name="ce135" table:number-columns-repeated="7"/>
          <table:table-cell table:style-name="ce584" table:number-columns-repeated="2"/>
          <table:table-cell table:style-name="ce585"/>
          <table:table-cell table:style-name="ce584" table:number-columns-repeated="6"/>
          <table:table-cell table:style-name="ce135"/>
          <table:table-cell table:number-columns-repeated="996"/>
        </table:table-row>
        <table:table-row table:style-name="ro46">
          <table:table-cell table:style-name="ce135"/>
          <table:table-cell table:style-name="ce591" office:value-type="string" calcext:value-type="string">
            <text:p>Select Sync Word Length</text:p>
          </table:table-cell>
          <table:table-cell table:style-name="ce607" table:content-validation-name="val19" office:value-type="string" calcext:value-type="string">
            <text:p>Sync word 3 &amp; 2</text:p>
          </table:table-cell>
          <table:table-cell table:style-name="ce617" table:formula="of:=IF((EXACT([.C28];[$PH_general.H29])=TRUE());[$PH_general.$K$11];IF((EXACT([.C28];[$PH_general.H28])=TRUE());[$PH_general.$K$12];[$PH_general.$K$13]))" office:value-type="string" office:string-value="No Need to configure sync Word, default values are available" calcext:value-type="string">
            <text:p>No Need to configure sync Word, default values are available</text:p>
          </table:table-cell>
          <table:table-cell table:style-name="ce584"/>
          <table:table-cell table:style-name="ce631" office:value-type="float" office:value="43" calcext:value-type="float">
            <text:p>43</text:p>
          </table:table-cell>
          <table:table-cell table:style-name="ce635" table:formula="of:=[.C49]" office:value-type="string" office:string-value="FF" calcext:value-type="string">
            <text:p>FF</text:p>
          </table:table-cell>
          <table:table-cell table:style-name="ce639" table:formula="of:=CONCATENATE(&quot;S2&quot;;&quot; &quot;;DEC2HEX(HEX2DEC([.F28])+HEX2DEC(80);2);[.G28])" office:value-type="string" office:string-value="S2 C3FF" calcext:value-type="string">
            <text:p>S2 C3FF</text:p>
          </table:table-cell>
          <table:table-cell table:style-name="ce152" table:number-columns-repeated="3"/>
          <table:table-cell table:style-name="ce135"/>
          <table:table-cell table:style-name="ce152"/>
          <table:table-cell table:style-name="ce135" table:number-columns-repeated="5"/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[7:6]</text:p>
          </table:table-cell>
          <table:table-cell table:style-name="ce152" office:value-type="string" calcext:value-type="string">
            <text:p>[5]</text:p>
          </table:table-cell>
          <table:table-cell table:style-name="ce152" office:value-type="string" calcext:value-type="string">
            <text:p>[4]</text:p>
          </table:table-cell>
          <table:table-cell table:style-name="ce152" office:value-type="string" calcext:value-type="string">
            <text:p>[3]</text:p>
          </table:table-cell>
          <table:table-cell table:style-name="ce152" office:value-type="string" calcext:value-type="string">
            <text:p>[2]</text:p>
          </table:table-cell>
          <table:table-cell table:style-name="ce152" office:value-type="string" calcext:value-type="string">
            <text:p>[1]</text:p>
          </table:table-cell>
          <table:table-cell table:style-name="ce152" office:value-type="string" calcext:value-type="string">
            <text:p>[0]</text:p>
          </table:table-cell>
          <table:table-cell table:style-name="ce584"/>
          <table:table-cell table:style-name="ce135"/>
          <table:table-cell table:number-columns-repeated="996"/>
        </table:table-row>
        <table:table-row table:style-name="ro23">
          <table:table-cell table:style-name="ce135"/>
          <table:table-cell table:style-name="ce592"/>
          <table:table-cell table:style-name="ce610"/>
          <table:table-cell table:style-name="ce617"/>
          <table:table-cell table:style-name="ce585"/>
          <table:table-cell table:style-name="ce631" office:value-type="float" office:value="44" calcext:value-type="float">
            <text:p>44</text:p>
          </table:table-cell>
          <table:table-cell table:style-name="ce635" table:formula="of:=[.C50]" office:value-type="string" office:string-value="FF" calcext:value-type="string">
            <text:p>FF</text:p>
          </table:table-cell>
          <table:table-cell table:style-name="ce639" table:formula="of:=CONCATENATE(&quot;S2&quot;;&quot; &quot;;DEC2HEX(HEX2DEC([.F29])+HEX2DEC(80);2);[.G29])" office:value-type="string" office:string-value="S2 C4FF" calcext:value-type="string">
            <text:p>S2 C4FF</text:p>
          </table:table-cell>
          <table:table-cell table:style-name="ce152"/>
          <table:table-cell table:style-name="ce135"/>
          <table:table-cell table:style-name="ce152"/>
          <table:table-cell table:style-name="ce135" table:number-columns-repeated="7"/>
          <table:table-cell table:style-name="ce152"/>
          <table:table-cell table:style-name="ce642" office:value-type="string" calcext:value-type="string">
            <text:p>00</text:p>
          </table:table-cell>
          <table:table-cell table:style-name="ce152" table:formula="of:=[$'Modem Registers Calculations'.I37]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645" table:formula="of:=IF((EXACT([.C23];[$PH_general.$B$10])=TRUE());&quot;1&quot;;IF((EXACT([.C23];[$PH_general.$B$9])=TRUE());&quot;0&quot;;&quot;N/A&quot;))" office:value-type="string" office:string-value="1" calcext:value-type="string">
            <text:p>1</text:p>
          </table:table-cell>
          <table:table-cell table:style-name="ce645" table:formula="of:=IF((EXACT([.C22];[$PH_general.$B$5])=TRUE());&quot;1&quot;;IF((EXACT([.C22];[$PH_general.$B$6])=TRUE());&quot;0&quot;;&quot;N/A&quot;))" office:value-type="string" office:string-value="1" calcext:value-type="string">
            <text:p>1</text:p>
          </table:table-cell>
          <table:table-cell table:style-name="ce645" table:formula="of:=[$'Modem Registers Calculations'.H62]" office:value-type="float" office:value="0" calcext:value-type="float">
            <text:p>0</text:p>
          </table:table-cell>
          <table:table-cell table:style-name="ce645" table:formula="of:=IF((EXACT([.C24];[$PH_general.$G$10])=TRUE());&quot;1&quot;;IF((EXACT([.C24];[$PH_general.$G$11])=TRUE());&quot;0&quot;;&quot;N/A&quot;))" office:value-type="string" office:string-value="0" calcext:value-type="string">
            <text:p>0</text:p>
          </table:table-cell>
          <table:table-cell table:style-name="ce135" table:number-columns-repeated="2"/>
          <table:table-cell table:number-columns-repeated="996"/>
        </table:table-row>
        <table:table-row table:style-name="ro47">
          <table:table-cell table:style-name="ce135"/>
          <table:table-cell table:style-name="ce593" table:formula="of:=CONCATENATE(&quot;Select Preamble Length (in &quot;;IF(EXACT([$'Modem Registers Calculations'.$C$9];&quot;ON&quot;);&quot;bytes&quot;;&quot;nibbles&quot;);&quot; resolution) -  (Decimal value between 0 to 511)&quot;)" office:value-type="string" office:string-value="Select Preamble Length (in nibbles resolution) -  (Decimal value between 0 to 511)" calcext:value-type="string">
            <text:p>Select Preamble Length (in nibbles resolution) - <text:s/>(Decimal value between 0 to 511)</text:p>
          </table:table-cell>
          <table:table-cell table:style-name="ce607" table:content-validation-name="val20" office:value-type="float" office:value="26" calcext:value-type="float">
            <text:p>26</text:p>
          </table:table-cell>
          <table:table-cell table:style-name="ce617" table:formula="of:=IF([.C30]&gt;511;[$PH_general.$K$17];IF((EXACT([.C21];&quot;ON&quot;)=TRUE());(CONCATENATE([$PH_general.$K$16];IF([.C30]=0;8;[.C30]*8)));IF((EXACT([.C21];&quot;OFF&quot;)=TRUE());(CONCATENATE([$PH_general.$K$15];IF([.C30]=0;4;[.C30]*4)));&quot;N/A&quot;)))" office:value-type="string" office:string-value="Manchester is DISABLED, the Actual Number of Preamble bits will be: 104" calcext:value-type="string">
            <text:p>Manchester is DISABLED, the Actual Number of Preamble bits will be: 104</text:p>
          </table:table-cell>
          <table:table-cell table:style-name="ce625" table:formula="of:=[$PH_general.K38]" office:value-type="string" office:string-value="The Recommended Preamble Length is 32 (bits) and if Antenna Diversity is enabled, 64 (bits)." calcext:value-type="string">
            <text:p>The Recommended Preamble Length is 32 (bits) and if Antenna Diversity is enabled, 64 (bits).</text:p>
          </table:table-cell>
          <table:table-cell table:style-name="ce631" office:value-type="float" office:value="45" calcext:value-type="float">
            <text:p>45</text:p>
          </table:table-cell>
          <table:table-cell table:style-name="ce635" table:formula="of:=[.C51]" office:value-type="string" office:string-value="FF" calcext:value-type="string">
            <text:p>FF</text:p>
          </table:table-cell>
          <table:table-cell table:style-name="ce639" table:formula="of:=CONCATENATE(&quot;S2&quot;;&quot; &quot;;DEC2HEX(HEX2DEC([.F30])+HEX2DEC(80);2);[.G30])" office:value-type="string" office:string-value="S2 C5FF" calcext:value-type="string">
            <text:p>S2 C5FF</text:p>
          </table:table-cell>
          <table:table-cell table:style-name="ce152" table:number-columns-repeated="3"/>
          <table:table-cell table:style-name="ce135"/>
          <table:table-cell table:style-name="ce152"/>
          <table:table-cell table:style-name="ce135" table:number-columns-repeated="5"/>
          <table:table-cell table:style-name="ce584" table:number-columns-repeated="6"/>
          <table:table-cell table:style-name="ce135" table:number-columns-repeated="4"/>
          <table:table-cell table:number-columns-repeated="996"/>
        </table:table-row>
        <table:table-row table:style-name="ro16">
          <table:table-cell table:style-name="ce135"/>
          <table:table-cell table:style-name="ce592"/>
          <table:table-cell table:style-name="ce605"/>
          <table:table-cell table:style-name="ce617"/>
          <table:table-cell table:style-name="ce135"/>
          <table:table-cell table:style-name="ce631" office:value-type="float" office:value="46" calcext:value-type="float">
            <text:p>46</text:p>
          </table:table-cell>
          <table:table-cell table:style-name="ce635" table:formula="of:=[.C52]" office:value-type="string" office:string-value="FF" calcext:value-type="string">
            <text:p>FF</text:p>
          </table:table-cell>
          <table:table-cell table:style-name="ce639" table:formula="of:=CONCATENATE(&quot;S2&quot;;&quot; &quot;;DEC2HEX(HEX2DEC([.F31])+HEX2DEC(80);2);[.G31])" office:value-type="string" office:string-value="S2 C6FF" calcext:value-type="string">
            <text:p>S2 C6FF</text:p>
          </table:table-cell>
          <table:table-cell table:style-name="ce152" table:number-columns-repeated="3"/>
          <table:table-cell table:style-name="ce135"/>
          <table:table-cell table:style-name="ce152"/>
          <table:table-cell table:style-name="ce135" table:number-columns-repeated="5"/>
          <table:table-cell table:style-name="ce644" office:value-type="float" office:value="71" calcext:value-type="float">
            <text:p>71</text:p>
          </table:table-cell>
          <table:table-cell table:style-name="ce642" office:value-type="string" calcext:value-type="string">
            <text:p>[7:6]</text:p>
          </table:table-cell>
          <table:table-cell table:style-name="ce644" office:value-type="string" calcext:value-type="string">
            <text:p>[5:4]</text:p>
          </table:table-cell>
          <table:table-cell table:style-name="ce644" office:value-type="string" calcext:value-type="string">
            <text:p>[3]</text:p>
          </table:table-cell>
          <table:table-cell table:style-name="ce585" office:value-type="string" calcext:value-type="string">
            <text:p>[2]</text:p>
          </table:table-cell>
          <table:table-cell table:style-name="ce644" office:value-type="string" calcext:value-type="string">
            <text:p>[1:0]</text:p>
          </table:table-cell>
          <table:table-cell table:style-name="ce135" table:number-columns-repeated="4"/>
          <table:table-cell table:number-columns-repeated="996"/>
        </table:table-row>
        <table:table-row table:style-name="ro43">
          <table:table-cell table:style-name="ce135"/>
          <table:table-cell table:style-name="ce591" office:value-type="string" calcext:value-type="string">
            <text:p>Configure sync Word 3 Value</text:p>
          </table:table-cell>
          <table:table-cell table:style-name="ce612" table:content-validation-name="val21" office:value-type="string" calcext:value-type="string">
            <text:p>2D</text:p>
          </table:table-cell>
          <table:table-cell table:style-name="ce617"/>
          <table:table-cell table:style-name="ce135"/>
          <table:table-cell table:style-name="ce631" office:value-type="float" office:value="70" calcext:value-type="float">
            <text:p>70</text:p>
          </table:table-cell>
          <table:table-cell table:style-name="ce635" table:formula="of:=BIN2HEX(CONCATENATE([.T29];[.U29];[.V29];[.W29];[.X29];[.Y29];[.Z29]);2)" office:value-type="string" office:string-value="2C" calcext:value-type="string">
            <text:p>2C</text:p>
          </table:table-cell>
          <table:table-cell table:style-name="ce639" table:formula="of:=CONCATENATE(&quot;S2&quot;;&quot; &quot;;DEC2HEX(HEX2DEC([.F32])+HEX2DEC(80);2);[.G32])" office:value-type="string" office:string-value="S2 F02C" calcext:value-type="string">
            <text:p>S2 F02C</text:p>
          </table:table-cell>
          <table:table-cell table:style-name="ce152"/>
          <table:table-cell table:style-name="ce135"/>
          <table:table-cell table:style-name="ce152"/>
          <table:table-cell table:style-name="ce135" table:number-columns-repeated="7"/>
          <table:table-cell table:style-name="ce644"/>
          <table:table-cell table:style-name="ce646" table:formula="of:=[.C44]" office:value-type="string" office:string-value="00" calcext:value-type="string">
            <text:p>00</text:p>
          </table:table-cell>
          <table:table-cell table:style-name="ce644" office:value-type="string" calcext:value-type="string">
            <text:p>10</text:p>
          </table:table-cell>
          <table:table-cell table:style-name="ce645" table:formula="of:=IF((EXACT([.C17];[$PH_general.$G$10])=TRUE());&quot;1&quot;;IF((EXACT([.C17];[$PH_general.$G$11])=TRUE());&quot;0&quot;;&quot;N/A&quot;))" office:value-type="string" office:string-value="0" calcext:value-type="string">
            <text:p>0</text:p>
          </table:table-cell>
          <table:table-cell table:style-name="ce585" table:formula="of:=IF([$'Modem Registers Calculations'.$C$46]&gt;255;1;0)" office:value-type="float" office:value="0" calcext:value-type="float">
            <text:p>0</text:p>
          </table:table-cell>
          <table:table-cell table:style-name="ce645" table:formula="of:=IF((EXACT([.C16];[$PH_general.G5])=TRUE());&quot;01&quot;;IF((EXACT([.C16];[$PH_general.G6])=TRUE());&quot;10&quot;;IF((EXACT([.C16];[$PH_general.G7])=TRUE());&quot;11&quot;;&quot;N/A&quot;)))" office:value-type="string" office:string-value="10" calcext:value-type="string">
            <text:p>10</text:p>
          </table:table-cell>
          <table:table-cell table:style-name="ce135" table:number-columns-repeated="4"/>
          <table:table-cell table:number-columns-repeated="996"/>
        </table:table-row>
        <table:table-row table:style-name="ro19">
          <table:table-cell table:style-name="ce135"/>
          <table:table-cell table:style-name="ce591" office:value-type="string" calcext:value-type="string">
            <text:p>Configure sync Word 2 Value</text:p>
          </table:table-cell>
          <table:table-cell table:style-name="ce612" table:content-validation-name="val21" office:value-type="string" calcext:value-type="string">
            <text:p>D4</text:p>
          </table:table-cell>
          <table:table-cell table:style-name="ce617"/>
          <table:table-cell table:style-name="ce135"/>
          <table:table-cell table:style-name="ce632" office:value-type="float" office:value="71" calcext:value-type="float">
            <text:p>71</text:p>
          </table:table-cell>
          <table:table-cell table:style-name="ce637" table:formula="of:=BIN2HEX(CONCATENATE([.T32];[.U32];[.V32];[.W32];[.X32]);2)" office:value-type="string" office:string-value="22" calcext:value-type="string">
            <text:p>22</text:p>
          </table:table-cell>
          <table:table-cell table:style-name="ce641" table:formula="of:=CONCATENATE(&quot;S2&quot;;&quot; &quot;;DEC2HEX(HEX2DEC([.F33])+HEX2DEC(80);2);[.G33])" office:value-type="string" office:string-value="S2 F122" calcext:value-type="string">
            <text:p>S2 F122</text:p>
          </table:table-cell>
          <table:table-cell table:style-name="ce152" table:number-columns-repeated="3"/>
          <table:table-cell table:style-name="ce135"/>
          <table:table-cell table:style-name="ce152"/>
          <table:table-cell table:style-name="ce135" table:number-columns-repeated="15"/>
          <table:table-cell table:number-columns-repeated="996"/>
        </table:table-row>
        <table:table-row table:style-name="ro48">
          <table:table-cell table:style-name="ce135"/>
          <table:table-cell table:style-name="ce591" office:value-type="string" calcext:value-type="string">
            <text:p>Configure sync Word 1 Value</text:p>
          </table:table-cell>
          <table:table-cell table:style-name="ce612" table:content-validation-name="val21" office:value-type="string" calcext:value-type="string">
            <text:p>00</text:p>
          </table:table-cell>
          <table:table-cell table:style-name="ce617"/>
          <table:table-cell table:style-name="ce135" table:number-columns-repeated="4"/>
          <table:table-cell table:style-name="ce152" table:number-columns-repeated="3"/>
          <table:table-cell table:style-name="ce135"/>
          <table:table-cell table:style-name="ce152"/>
          <table:table-cell table:style-name="ce135" table:number-columns-repeated="15"/>
          <table:table-cell table:number-columns-repeated="996"/>
        </table:table-row>
        <table:table-row table:style-name="ro41">
          <table:table-cell table:style-name="ce135"/>
          <table:table-cell table:style-name="ce591" office:value-type="string" calcext:value-type="string">
            <text:p>Configure sync Word 0 Value</text:p>
          </table:table-cell>
          <table:table-cell table:style-name="ce612" table:content-validation-name="val21" office:value-type="string" calcext:value-type="string">
            <text:p>00</text:p>
          </table:table-cell>
          <table:table-cell table:style-name="ce617"/>
          <table:table-cell table:style-name="ce135"/>
          <table:table-cell table:style-name="ce633" table:number-columns-repeated="2"/>
          <table:table-cell table:style-name="ce135"/>
          <table:table-cell table:style-name="ce152"/>
          <table:table-cell table:style-name="ce135"/>
          <table:table-cell table:style-name="ce152"/>
          <table:table-cell table:style-name="ce135" table:number-columns-repeated="17"/>
          <table:table-cell table:number-columns-repeated="996"/>
        </table:table-row>
        <table:table-row table:style-name="ro16">
          <table:table-cell table:style-name="ce135"/>
          <table:table-cell table:style-name="ce592"/>
          <table:table-cell table:style-name="ce605"/>
          <table:table-cell table:style-name="ce617"/>
          <table:table-cell table:style-name="ce135"/>
          <table:table-cell table:style-name="ce633" table:number-columns-repeated="2"/>
          <table:table-cell table:style-name="ce135"/>
          <table:table-cell table:style-name="ce152" table:number-columns-repeated="3"/>
          <table:table-cell table:style-name="ce135"/>
          <table:table-cell table:style-name="ce152"/>
          <table:table-cell table:style-name="ce135" table:number-columns-repeated="15"/>
          <table:table-cell table:number-columns-repeated="996"/>
        </table:table-row>
        <table:table-row table:style-name="ro49">
          <table:table-cell table:style-name="ce135"/>
          <table:table-cell table:style-name="ce593" office:value-type="string" calcext:value-type="string">
            <text:p>Select DATA Length in packet Structure (decimal between 0 to 255)</text:p>
          </table:table-cell>
          <table:table-cell table:style-name="ce613" table:content-validation-name="val22" office:value-type="float" office:value="16" calcext:value-type="float">
            <text:p>16</text:p>
          </table:table-cell>
          <table:table-cell table:style-name="ce617" table:formula="of:=IF([.C37]=0;[$PH_general.$K$40];CONCATENATE([$PH_general.$K$41];[.C37];[$PH_general.$K$42]))" office:value-type="string" office:string-value="The DATA field in the packet will be  16  bytes long" calcext:value-type="string">
            <text:p>The DATA field in the packet will be <text:s/>16 <text:s/>bytes long</text:p>
          </table:table-cell>
          <table:table-cell table:style-name="ce135"/>
          <table:table-cell table:style-name="ce152"/>
          <table:table-cell table:style-name="ce135" table:number-columns-repeated="2"/>
          <table:table-cell table:style-name="ce152" table:number-columns-repeated="3"/>
          <table:table-cell table:style-name="ce135"/>
          <table:table-cell table:style-name="ce152"/>
          <table:table-cell table:style-name="ce135" table:number-columns-repeated="15"/>
          <table:table-cell table:number-columns-repeated="996"/>
        </table:table-row>
        <table:table-row table:style-name="ro16">
          <table:table-cell table:style-name="ce135"/>
          <table:table-cell table:style-name="ce592"/>
          <table:table-cell table:style-name="ce135"/>
          <table:table-cell table:style-name="ce618"/>
          <table:table-cell table:style-name="ce135" table:number-columns-repeated="4"/>
          <table:table-cell table:style-name="ce152"/>
          <table:table-cell table:style-name="ce135"/>
          <table:table-cell table:style-name="ce152"/>
          <table:table-cell table:style-name="ce135" table:number-columns-repeated="17"/>
          <table:table-cell table:number-columns-repeated="996"/>
        </table:table-row>
        <table:table-row table:style-name="ro41">
          <table:table-cell table:style-name="ce135"/>
          <table:table-cell table:style-name="ce591" office:value-type="string" calcext:value-type="string">
            <text:p>Configure TX Header 3 Value</text:p>
          </table:table-cell>
          <table:table-cell table:style-name="ce612" table:content-validation-name="val21" office:value-type="float" office:value="11" calcext:value-type="float">
            <text:p>11</text:p>
          </table:table-cell>
          <table:table-cell table:style-name="ce619" table:formula="of:=IF((EXACT([.C26];[$PH_general.$E$26])=TRUE());[$PH_general.$K$23];IF((EXACT([.C26];[$PH_general.$E$27])=TRUE());[$PH_general.$K$24];IF((EXACT([.C26];[$PH_general.$E$28])=TRUE());[$PH_general.$K$25];IF((EXACT([.C26];[$PH_general.$E$29])=TRUE());[$PH_general.$K$26];IF((EXACT([.C26];[$PH_general.$E$30])=TRUE());[$PH_general.$K$27];[$PH_general.$K$28])))))" office:value-type="string" office:string-value="Since Header Length is null, no need to configure header(s) value(s)" calcext:value-type="string" table:number-columns-spanned="1" table:number-rows-spanned="4">
            <text:p>Since Header Length is null, no need to configure header(s) value(s)</text:p>
          </table:table-cell>
          <table:table-cell table:style-name="ce626" table:formula="of:=IF([.C26]=[$PH_general.$E$26];&quot;&quot;;[$PH_general.$K$44])" table:number-columns-spanned="1" table:number-rows-spanned="4">
            <text:p/>
          </table:table-cell>
          <table:table-cell table:style-name="ce152"/>
          <table:table-cell table:style-name="ce135" table:number-columns-repeated="2"/>
          <table:table-cell table:style-name="ce152" table:number-columns-repeated="3"/>
          <table:table-cell table:style-name="ce135" table:number-columns-repeated="17"/>
          <table:table-cell table:number-columns-repeated="996"/>
        </table:table-row>
        <table:table-row table:style-name="ro19">
          <table:table-cell table:style-name="ce135"/>
          <table:table-cell table:style-name="ce591" office:value-type="string" calcext:value-type="string">
            <text:p>Configure TX Header 2 Value</text:p>
          </table:table-cell>
          <table:table-cell table:style-name="ce612" table:content-validation-name="val21" office:value-type="float" office:value="22" calcext:value-type="float">
            <text:p>22</text:p>
          </table:table-cell>
          <table:covered-table-cell table:style-name="ce619"/>
          <table:covered-table-cell table:style-name="ce627"/>
          <table:table-cell table:style-name="ce135" table:number-columns-repeated="3"/>
          <table:table-cell table:style-name="ce152" table:number-columns-repeated="3"/>
          <table:table-cell table:style-name="ce135"/>
          <table:table-cell table:style-name="ce152"/>
          <table:table-cell table:style-name="ce135" table:number-columns-repeated="15"/>
          <table:table-cell table:number-columns-repeated="996"/>
        </table:table-row>
        <table:table-row table:style-name="ro48">
          <table:table-cell table:style-name="ce135"/>
          <table:table-cell table:style-name="ce591" office:value-type="string" calcext:value-type="string">
            <text:p>Configure TX Header 1 Value</text:p>
          </table:table-cell>
          <table:table-cell table:style-name="ce612" table:content-validation-name="val21" office:value-type="float" office:value="33" calcext:value-type="float">
            <text:p>33</text:p>
          </table:table-cell>
          <table:covered-table-cell table:style-name="ce619"/>
          <table:covered-table-cell table:style-name="ce627"/>
          <table:table-cell table:style-name="ce135" table:number-columns-repeated="23"/>
          <table:table-cell table:number-columns-repeated="996"/>
        </table:table-row>
        <table:table-row table:style-name="ro13">
          <table:table-cell table:style-name="ce135"/>
          <table:table-cell table:style-name="ce591" office:value-type="string" calcext:value-type="string">
            <text:p>Configure TX Header 0 Value</text:p>
          </table:table-cell>
          <table:table-cell table:style-name="ce612" table:content-validation-name="val21" office:value-type="float" office:value="44" calcext:value-type="float">
            <text:p>44</text:p>
          </table:table-cell>
          <table:covered-table-cell table:style-name="ce619"/>
          <table:covered-table-cell table:style-name="ce627"/>
          <table:table-cell table:style-name="ce152"/>
          <table:table-cell table:style-name="ce135" table:number-columns-repeated="6"/>
          <table:table-cell table:style-name="ce152"/>
          <table:table-cell table:style-name="ce135" table:number-columns-repeated="15"/>
          <table:table-cell table:number-columns-repeated="996"/>
        </table:table-row>
        <table:table-row table:style-name="ro16">
          <table:table-cell table:style-name="ce135" table:number-columns-repeated="2"/>
          <table:table-cell table:style-name="ce605"/>
          <table:table-cell table:style-name="ce617"/>
          <table:table-cell table:style-name="ce135"/>
          <table:table-cell table:style-name="ce152"/>
          <table:table-cell table:style-name="ce135" table:number-columns-repeated="2"/>
          <table:table-cell table:style-name="ce152" table:number-columns-repeated="2"/>
          <table:table-cell table:style-name="ce135" table:number-columns-repeated="2"/>
          <table:table-cell table:style-name="ce152"/>
          <table:table-cell table:style-name="ce135" table:number-columns-repeated="15"/>
          <table:table-cell table:number-columns-repeated="996"/>
        </table:table-row>
        <table:table-row table:style-name="ro50">
          <table:table-cell table:style-name="ce135"/>
          <table:table-cell table:style-name="ce594" office:value-type="string" calcext:value-type="string">
            <text:p>TX Clock configuration</text:p>
          </table:table-cell>
          <table:table-cell table:style-name="ce613" table:content-validation-name="val23" office:value-type="string" calcext:value-type="string">
            <text:p>00</text:p>
          </table:table-cell>
          <table:table-cell table:style-name="ce617" table:formula="of:=IF([.C44]=[$PH_general.$G$68];[$PH_general.$K$68];IF([.C44]=[$PH_general.$G$69];[$PH_general.$K$69];IF([.C44]=[$PH_general.$G$70];[$PH_general.$K$70];IF([.C44]=[$PH_general.$G$71];[$PH_general.$K$71];&quot;N/A&quot;))))" office:value-type="string" office:string-value="No TX Data CLK is available outside the chip" calcext:value-type="string">
            <text:p>No TX Data CLK is available outside the chip</text:p>
          </table:table-cell>
          <table:table-cell table:style-name="ce135" table:number-columns-repeated="4"/>
          <table:table-cell table:style-name="ce152"/>
          <table:table-cell table:style-name="ce135" table:number-columns-repeated="19"/>
          <table:table-cell table:number-columns-repeated="996"/>
        </table:table-row>
        <table:table-row table:style-name="ro1">
          <table:table-cell table:style-name="ce135" table:number-columns-repeated="2"/>
          <table:table-cell table:style-name="ce605"/>
          <table:table-cell table:style-name="ce617"/>
          <table:table-cell table:style-name="ce135" table:number-columns-repeated="4"/>
          <table:table-cell table:style-name="ce152" table:number-columns-repeated="2"/>
          <table:table-cell table:style-name="ce135" table:number-columns-repeated="18"/>
          <table:table-cell table:number-columns-repeated="996"/>
        </table:table-row>
        <table:table-row table:style-name="ro1">
          <table:table-cell table:style-name="ce135" table:number-columns-repeated="2"/>
          <table:table-cell table:style-name="ce605"/>
          <table:table-cell table:style-name="ce617"/>
          <table:table-cell table:style-name="ce135"/>
          <table:table-cell table:style-name="ce152"/>
          <table:table-cell table:style-name="ce135" table:number-columns-repeated="2"/>
          <table:table-cell table:style-name="ce152" table:number-columns-repeated="2"/>
          <table:table-cell table:style-name="ce135" table:number-columns-repeated="18"/>
          <table:table-cell table:number-columns-repeated="996"/>
        </table:table-row>
        <table:table-row table:style-name="ro55">
          <table:table-cell table:style-name="ce135"/>
          <table:table-cell table:style-name="ce595" office:value-type="string" calcext:value-type="string">
            <text:p>RX Specific Configurations:</text:p>
          </table:table-cell>
          <table:table-cell table:style-name="ce601" office:value-type="string" calcext:value-type="string">
            <text:p>DROP Down Menu</text:p>
          </table:table-cell>
          <table:table-cell table:style-name="ce615" office:value-type="string" calcext:value-type="string">
            <text:p>Comment</text:p>
          </table:table-cell>
          <table:table-cell table:style-name="ce615" office:value-type="string" calcext:value-type="string">
            <text:p>Recommendations</text:p>
          </table:table-cell>
          <table:table-cell table:style-name="ce152"/>
          <table:table-cell table:style-name="ce135" table:number-columns-repeated="2"/>
          <table:table-cell table:style-name="ce152"/>
          <table:table-cell table:style-name="ce135" table:number-columns-repeated="19"/>
          <table:table-cell table:number-columns-repeated="996"/>
        </table:table-row>
        <table:table-row table:style-name="ro16">
          <table:table-cell table:style-name="ce135" table:number-columns-repeated="2"/>
          <table:table-cell table:style-name="ce605"/>
          <table:table-cell table:style-name="ce617"/>
          <table:table-cell table:style-name="ce135" table:number-columns-repeated="4"/>
          <table:table-cell table:style-name="ce152" table:number-columns-repeated="2"/>
          <table:table-cell table:style-name="ce135" table:number-columns-repeated="18"/>
          <table:table-cell table:number-columns-repeated="996"/>
        </table:table-row>
        <table:table-row table:style-name="ro14">
          <table:table-cell table:style-name="ce135"/>
          <table:table-cell table:style-name="ce596" office:value-type="string" calcext:value-type="string">
            <text:p>RX Header 3 individual bit check mask Value</text:p>
          </table:table-cell>
          <table:table-cell table:style-name="ce612" table:content-validation-name="val21" office:value-type="string" calcext:value-type="string">
            <text:p>FF</text:p>
          </table:table-cell>
          <table:table-cell table:style-name="ce620" office:value-type="string" calcext:value-type="string" table:number-columns-spanned="1" table:number-rows-spanned="4">
            <text:p>Please refer to the datasheet for specifics on Header Check and matching</text:p>
          </table:table-cell>
          <table:table-cell table:style-name="ce135"/>
          <table:table-cell table:style-name="ce152"/>
          <table:table-cell table:style-name="ce135" table:number-columns-repeated="2"/>
          <table:table-cell table:style-name="ce152" table:number-columns-repeated="2"/>
          <table:table-cell table:style-name="ce135" table:number-columns-repeated="18"/>
          <table:table-cell table:number-columns-repeated="996"/>
        </table:table-row>
        <table:table-row table:style-name="ro56">
          <table:table-cell table:style-name="ce135"/>
          <table:table-cell table:style-name="ce596" office:value-type="string" calcext:value-type="string">
            <text:p>RX Header 2 individual bit check mask Value</text:p>
          </table:table-cell>
          <table:table-cell table:style-name="ce612" table:content-validation-name="val21" office:value-type="string" calcext:value-type="string">
            <text:p>FF</text:p>
          </table:table-cell>
          <table:covered-table-cell table:style-name="ce620"/>
          <table:table-cell table:style-name="ce135"/>
          <table:table-cell table:style-name="ce152"/>
          <table:table-cell table:style-name="ce135" table:number-columns-repeated="2"/>
          <table:table-cell table:style-name="ce152"/>
          <table:table-cell table:style-name="ce135" table:number-columns-repeated="19"/>
          <table:table-cell table:number-columns-repeated="996"/>
        </table:table-row>
        <table:table-row table:style-name="ro38">
          <table:table-cell table:style-name="ce135"/>
          <table:table-cell table:style-name="ce596" office:value-type="string" calcext:value-type="string">
            <text:p>RX Header 1 individual bit check mask Value</text:p>
          </table:table-cell>
          <table:table-cell table:style-name="ce612" table:content-validation-name="val21" office:value-type="string" calcext:value-type="string">
            <text:p>FF</text:p>
          </table:table-cell>
          <table:covered-table-cell table:style-name="ce620"/>
          <table:table-cell table:style-name="ce135" table:number-columns-repeated="24"/>
          <table:table-cell table:number-columns-repeated="996"/>
        </table:table-row>
        <table:table-row table:style-name="ro42">
          <table:table-cell table:style-name="ce135"/>
          <table:table-cell table:style-name="ce597" office:value-type="string" calcext:value-type="string">
            <text:p>RX Header 0 individual bit check mask Value</text:p>
          </table:table-cell>
          <table:table-cell table:style-name="ce612" table:content-validation-name="val21" office:value-type="string" calcext:value-type="string">
            <text:p>FF</text:p>
          </table:table-cell>
          <table:covered-table-cell table:style-name="ce620"/>
          <table:table-cell table:style-name="ce135" table:number-columns-repeated="24"/>
          <table:table-cell table:number-columns-repeated="996"/>
        </table:table-row>
        <table:table-row table:style-name="ro1">
          <table:table-cell table:style-name="ce135"/>
          <table:table-cell table:style-name="ce588"/>
          <table:table-cell table:style-name="ce135"/>
          <table:table-cell table:style-name="ce618"/>
          <table:table-cell table:style-name="ce135" table:number-columns-repeated="24"/>
          <table:table-cell table:number-columns-repeated="996"/>
        </table:table-row>
        <table:table-row table:style-name="ro16">
          <table:table-cell table:style-name="ce135"/>
          <table:table-cell table:style-name="ce588"/>
          <table:table-cell table:style-name="ce605"/>
          <table:table-cell table:style-name="ce617"/>
          <table:table-cell table:style-name="ce135" table:number-columns-repeated="24"/>
          <table:table-cell table:number-columns-repeated="996"/>
        </table:table-row>
        <table:table-row table:style-name="ro57">
          <table:table-cell table:style-name="ce135"/>
          <table:table-cell table:style-name="ce591" office:value-type="string" calcext:value-type="string">
            <text:p>RX Expect Broadcast at Header 3</text:p>
          </table:table-cell>
          <table:table-cell table:style-name="ce607" table:content-validation-name="val12" office:value-type="string" calcext:value-type="string">
            <text:p>NO</text:p>
          </table:table-cell>
          <table:table-cell table:style-name="ce617" table:formula="of:=IF([.C55]=[$PH_general.$E$18];&quot;&quot;;[$PH_general.$K$46])">
            <text:p/>
          </table:table-cell>
          <table:table-cell table:style-name="ce135"/>
          <table:table-cell table:style-name="ce152"/>
          <table:table-cell table:style-name="ce135" table:number-columns-repeated="22"/>
          <table:table-cell table:number-columns-repeated="996"/>
        </table:table-row>
        <table:table-row table:style-name="ro38">
          <table:table-cell table:style-name="ce135"/>
          <table:table-cell table:style-name="ce591" office:value-type="string" calcext:value-type="string">
            <text:p>RX Expect Broadcast at Header 2</text:p>
          </table:table-cell>
          <table:table-cell table:style-name="ce607" table:content-validation-name="val12" office:value-type="string" calcext:value-type="string">
            <text:p>NO</text:p>
          </table:table-cell>
          <table:table-cell table:style-name="ce617" table:formula="of:=IF([.C56]=[$PH_general.$E$18];&quot;&quot;;[$PH_general.$K$46])">
            <text:p/>
          </table:table-cell>
          <table:table-cell table:style-name="ce135"/>
          <table:table-cell table:style-name="ce152"/>
          <table:table-cell table:style-name="ce135" table:number-columns-repeated="22"/>
          <table:table-cell table:number-columns-repeated="996"/>
        </table:table-row>
        <table:table-row table:style-name="ro57">
          <table:table-cell table:style-name="ce135"/>
          <table:table-cell table:style-name="ce591" office:value-type="string" calcext:value-type="string">
            <text:p>RX Expect Broadcast at Header 1</text:p>
          </table:table-cell>
          <table:table-cell table:style-name="ce607" table:content-validation-name="val12" office:value-type="string" calcext:value-type="string">
            <text:p>NO</text:p>
          </table:table-cell>
          <table:table-cell table:style-name="ce617" table:formula="of:=IF([.C57]=[$PH_general.$E$18];&quot;&quot;;[$PH_general.$K$46])">
            <text:p/>
          </table:table-cell>
          <table:table-cell table:style-name="ce135" table:number-columns-repeated="24"/>
          <table:table-cell table:number-columns-repeated="996"/>
        </table:table-row>
        <table:table-row table:style-name="ro57">
          <table:table-cell table:style-name="ce135"/>
          <table:table-cell table:style-name="ce598" office:value-type="string" calcext:value-type="string">
            <text:p>RX Expect Broadcast at Header 0</text:p>
          </table:table-cell>
          <table:table-cell table:style-name="ce607" table:content-validation-name="val12" office:value-type="string" calcext:value-type="string">
            <text:p>NO</text:p>
          </table:table-cell>
          <table:table-cell table:style-name="ce617" table:formula="of:=IF([.C58]=[$PH_general.$E$18];&quot;&quot;;[$PH_general.$K$46])">
            <text:p/>
          </table:table-cell>
          <table:table-cell table:style-name="ce135"/>
          <table:table-cell table:style-name="ce152"/>
          <table:table-cell table:style-name="ce135" table:number-columns-repeated="22"/>
          <table:table-cell table:number-columns-repeated="996"/>
        </table:table-row>
        <table:table-row table:style-name="ro1">
          <table:table-cell table:style-name="ce135"/>
          <table:table-cell table:style-name="ce588"/>
          <table:table-cell table:style-name="ce605"/>
          <table:table-cell table:style-name="ce617"/>
          <table:table-cell table:style-name="ce135"/>
          <table:table-cell table:style-name="ce152"/>
          <table:table-cell table:style-name="ce135" table:number-columns-repeated="22"/>
          <table:table-cell table:number-columns-repeated="996"/>
        </table:table-row>
        <table:table-row table:style-name="ro16">
          <table:table-cell table:style-name="ce135"/>
          <table:table-cell table:style-name="ce588"/>
          <table:table-cell table:style-name="ce605"/>
          <table:table-cell table:style-name="ce617"/>
          <table:table-cell table:style-name="ce135" table:number-columns-repeated="24"/>
          <table:table-cell table:number-columns-repeated="996"/>
        </table:table-row>
        <table:table-row table:style-name="ro32">
          <table:table-cell table:style-name="ce135"/>
          <table:table-cell table:style-name="ce591" office:value-type="string" calcext:value-type="string">
            <text:p>Perform Header 3 Value comparison?</text:p>
          </table:table-cell>
          <table:table-cell table:style-name="ce607" table:content-validation-name="val12" office:value-type="string" calcext:value-type="string">
            <text:p>YES</text:p>
          </table:table-cell>
          <table:table-cell table:style-name="ce617" table:formula="of:=IF([.C61]=[$PH_general.$E$18];&quot;&quot;;[$PH_general.$K$48])" office:value-type="string" office:string-value="Received Header 3 value will be compared to Expected Value" calcext:value-type="string">
            <text:p>Received Header 3 value will be compared to Expected Value</text:p>
          </table:table-cell>
          <table:table-cell table:style-name="ce135" table:number-columns-repeated="24"/>
          <table:table-cell table:number-columns-repeated="996"/>
        </table:table-row>
        <table:table-row table:style-name="ro44">
          <table:table-cell table:style-name="ce135"/>
          <table:table-cell table:style-name="ce599" office:value-type="string" calcext:value-type="string">
            <text:p>Perform Header 2 Value comparison?</text:p>
          </table:table-cell>
          <table:table-cell table:style-name="ce607" table:content-validation-name="val12" office:value-type="string" calcext:value-type="string">
            <text:p>YES</text:p>
          </table:table-cell>
          <table:table-cell table:style-name="ce617" table:formula="of:=IF([.C62]=[$PH_general.$E$18];&quot;&quot;;[$PH_general.$K$49])" office:value-type="string" office:string-value="Received Header 2 value will be compared to Expected Value" calcext:value-type="string">
            <text:p>Received Header 2 value will be compared to Expected Value</text:p>
          </table:table-cell>
          <table:table-cell table:style-name="ce135" table:number-columns-repeated="24"/>
          <table:table-cell table:number-columns-repeated="996"/>
        </table:table-row>
        <table:table-row table:style-name="ro57">
          <table:table-cell table:style-name="ce135"/>
          <table:table-cell table:style-name="ce591" office:value-type="string" calcext:value-type="string">
            <text:p>Perform Header 1 Value comparison?</text:p>
          </table:table-cell>
          <table:table-cell table:style-name="ce607" table:content-validation-name="val12" office:value-type="string" calcext:value-type="string">
            <text:p>NO</text:p>
          </table:table-cell>
          <table:table-cell table:style-name="ce617" table:formula="of:=IF([.C63]=[$PH_general.$E$18];&quot;&quot;;[$PH_general.$K$50])">
            <text:p/>
          </table:table-cell>
          <table:table-cell table:style-name="ce135" table:number-columns-repeated="24"/>
          <table:table-cell table:number-columns-repeated="996"/>
        </table:table-row>
        <table:table-row table:style-name="ro32">
          <table:table-cell table:style-name="ce135"/>
          <table:table-cell table:style-name="ce591" office:value-type="string" calcext:value-type="string">
            <text:p>Perform Header 0 Value comparison?</text:p>
          </table:table-cell>
          <table:table-cell table:style-name="ce607" table:content-validation-name="val12" office:value-type="string" calcext:value-type="string">
            <text:p>NO</text:p>
          </table:table-cell>
          <table:table-cell table:style-name="ce617" table:formula="of:=IF([.C64]=[$PH_general.$E$18];&quot;&quot;;[$PH_general.$K$51])">
            <text:p/>
          </table:table-cell>
          <table:table-cell table:style-name="ce135" table:number-columns-repeated="24"/>
          <table:table-cell table:number-columns-repeated="996"/>
        </table:table-row>
        <table:table-row table:style-name="ro1">
          <table:table-cell table:style-name="ce135" table:number-columns-repeated="2"/>
          <table:table-cell table:style-name="ce605"/>
          <table:table-cell table:style-name="ce617"/>
          <table:table-cell table:style-name="ce135" table:number-columns-repeated="24"/>
          <table:table-cell table:number-columns-repeated="996"/>
        </table:table-row>
        <table:table-row table:style-name="ro16">
          <table:table-cell table:style-name="ce135" table:number-columns-repeated="2"/>
          <table:table-cell table:style-name="ce605"/>
          <table:table-cell table:style-name="ce621"/>
          <table:table-cell table:style-name="ce135" table:number-columns-repeated="24"/>
          <table:table-cell table:number-columns-repeated="996"/>
        </table:table-row>
        <table:table-row table:style-name="ro14">
          <table:table-cell table:style-name="ce135"/>
          <table:table-cell table:style-name="ce593" office:value-type="string" calcext:value-type="string">
            <text:p>Select Preamble Detection Threshold (in nibble resolution)</text:p>
          </table:table-cell>
          <table:table-cell table:style-name="ce607" table:content-validation-name="val24" office:value-type="float" office:value="5" calcext:value-type="float">
            <text:p>5</text:p>
          </table:table-cell>
          <table:table-cell table:style-name="ce621" table:formula="of:=CONCATENATE([$PH_general.$K$64];[.C67]*4;[$PH_general.$K$65])" office:value-type="string" office:string-value="This means we will evaluate the preamble for 20 bits." calcext:value-type="string">
            <text:p>This means we will evaluate the preamble for 20 bits.</text:p>
          </table:table-cell>
          <table:table-cell table:style-name="ce628" office:value-type="string" calcext:value-type="string">
            <text:p>Recommended value is 16 bits</text:p>
          </table:table-cell>
          <table:table-cell table:style-name="ce135" table:number-columns-repeated="23"/>
          <table:table-cell table:number-columns-repeated="996"/>
        </table:table-row>
        <table:table-row table:style-name="ro1" table:number-rows-repeated="16">
          <table:table-cell table:style-name="ce135" table:number-columns-repeated="3"/>
          <table:table-cell table:style-name="ce621"/>
          <table:table-cell table:style-name="ce135" table:number-columns-repeated="24"/>
          <table:table-cell table:number-columns-repeated="996"/>
        </table:table-row>
        <table:table-row table:style-name="ro1" table:number-rows-repeated="2">
          <table:table-cell table:number-columns-repeated="3"/>
          <table:table-cell table:style-name="ce622"/>
          <table:table-cell table:number-columns-repeated="1020"/>
        </table:table-row>
        <table:table-row table:style-name="ro1" table:number-rows-repeated="21">
          <table:table-cell table:number-columns-repeated="3"/>
          <table:table-cell table:style-name="ce623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624"/>
          <table:table-cell table:number-columns-repeated="102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_FilterDatabase" table:base-cell-address="$'Modem Registers Calculations'.$A$1" table:expression="#REF!"/>
        </table:named-expressions>
      </table:table>
      <table:table table:name="FIFO MODE" table:style-name="ta14" table:protected="true" table:protection-key="o/5vNGZT4ugYg1OQkybhrIENk74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16" table:default-cell-style-name="Default"/>
        <table:table-column table:style-name="co53" table:default-cell-style-name="ce483"/>
        <table:table-column table:style-name="co45" table:default-cell-style-name="ce483"/>
        <table:table-column table:style-name="co47" table:default-cell-style-name="ce483"/>
        <table:table-column table:style-name="co54" table:default-cell-style-name="ce483"/>
        <table:table-column table:style-name="co49" table:default-cell-style-name="ce483"/>
        <table:table-column table:style-name="co50" table:default-cell-style-name="ce483"/>
        <table:table-column table:style-name="co51" table:default-cell-style-name="ce483"/>
        <table:table-column table:style-name="co16" table:default-cell-style-name="Default"/>
        <table:table-column table:style-name="co35" table:default-cell-style-name="ce483"/>
        <table:table-column table:style-name="co16" table:number-columns-repeated="8" table:default-cell-style-name="Default"/>
        <table:table-column table:style-name="co52" table:default-cell-style-name="ce483"/>
        <table:table-column table:style-name="co16" table:number-columns-repeated="1005" table:default-cell-style-name="Default"/>
        <table:table-row table:style-name="ro18">
          <table:table-cell table:style-name="ce135" table:number-columns-repeated="3"/>
          <table:table-cell table:style-name="ce614"/>
          <table:table-cell table:style-name="ce135" table:number-columns-repeated="24"/>
          <table:table-cell table:number-columns-repeated="996"/>
        </table:table-row>
        <table:table-row table:style-name="ro11">
          <table:table-cell table:style-name="ce135"/>
          <table:table-cell table:style-name="ce649" office:value-type="string" calcext:value-type="string">
            <text:p>In order to work with DIRECT FIFO fill out the grey boxes below.</text:p>
          </table:table-cell>
          <table:table-cell table:style-name="ce656" table:number-columns-repeated="4"/>
          <table:table-cell table:style-name="ce676"/>
          <table:table-cell table:style-name="ce135" table:number-columns-repeated="21"/>
          <table:table-cell table:number-columns-repeated="996"/>
        </table:table-row>
        <table:table-row table:style-name="ro48">
          <table:table-cell table:style-name="ce135"/>
          <table:table-cell table:style-name="ce650" office:value-type="string" calcext:value-type="string">
            <text:p>During TX<text:span text:style-name="T11">, TX FIFO contents are sent immediately (user has to program preamble etc inside TX FIFO) - Transmission will end automatically when TX FIFO is empty</text:span></text:p>
          </table:table-cell>
          <table:table-cell table:style-name="ce657" table:number-columns-repeated="4"/>
          <table:table-cell table:style-name="ce677"/>
          <table:table-cell table:style-name="ce135" table:number-columns-repeated="21"/>
          <table:table-cell table:number-columns-repeated="996"/>
        </table:table-row>
        <table:table-row table:style-name="ro30">
          <table:table-cell table:style-name="ce135"/>
          <table:table-cell table:style-name="ce651" office:value-type="string" calcext:value-type="string">
            <text:p>During RX<text:span text:style-name="T12">, RX FIFO starts saving bytes immediately after Sync. is Recognized, no Header checks, no CRC is allowed.</text:span></text:p>
          </table:table-cell>
          <table:table-cell table:style-name="ce658" table:number-columns-repeated="4"/>
          <table:table-cell table:style-name="ce678"/>
          <table:table-cell table:style-name="ce135" table:number-columns-repeated="21"/>
          <table:table-cell table:number-columns-repeated="996"/>
        </table:table-row>
        <table:table-row table:style-name="ro1">
          <table:table-cell table:style-name="ce135" table:number-columns-repeated="28"/>
          <table:table-cell table:number-columns-repeated="996"/>
        </table:table-row>
        <table:table-row table:style-name="ro55">
          <table:table-cell table:style-name="ce135"/>
          <table:table-cell table:style-name="ce590" office:value-type="string" calcext:value-type="string">
            <text:p>General configurations:</text:p>
          </table:table-cell>
          <table:table-cell table:style-name="ce601" office:value-type="string" calcext:value-type="string">
            <text:p>DROP Down Menu</text:p>
          </table:table-cell>
          <table:table-cell table:style-name="ce615" office:value-type="string" calcext:value-type="string">
            <text:p>Comment</text:p>
          </table:table-cell>
          <table:table-cell table:style-name="ce615" office:value-type="string" calcext:value-type="string">
            <text:p>Recommendations</text:p>
          </table:table-cell>
          <table:table-cell table:style-name="ce135" table:number-columns-repeated="23"/>
          <table:table-cell table:number-columns-repeated="996"/>
        </table:table-row>
        <table:table-row table:style-name="ro36">
          <table:table-cell table:style-name="ce135" table:number-columns-repeated="28"/>
          <table:table-cell table:number-columns-repeated="996"/>
        </table:table-row>
        <table:table-row table:style-name="ro58">
          <table:table-cell table:style-name="ce135"/>
          <table:table-cell table:style-name="ce591" office:value-type="string" calcext:value-type="string">
            <text:p>Select Turn Off Packet Handler</text:p>
          </table:table-cell>
          <table:table-cell table:style-name="ce659" table:content-validation-name="val25" office:value-type="string" calcext:value-type="string">
            <text:p>OFF</text:p>
          </table:table-cell>
          <table:table-cell table:style-name="ce665"/>
          <table:table-cell table:style-name="ce135"/>
          <table:table-cell table:style-name="ce629" office:value-type="string" calcext:value-type="string">
            <text:p>Reg. Address</text:p>
          </table:table-cell>
          <table:table-cell table:style-name="ce634" office:value-type="string" calcext:value-type="string">
            <text:p>Hexa Value [7:0]</text:p>
          </table:table-cell>
          <table:table-cell table:style-name="ce638" office:value-type="string" calcext:value-type="string">
            <text:p>WDS command</text:p>
          </table:table-cell>
          <table:table-cell table:style-name="ce135" table:number-columns-repeated="20"/>
          <table:table-cell table:number-columns-repeated="996"/>
        </table:table-row>
        <table:table-row table:style-name="ro37">
          <table:table-cell table:style-name="ce584"/>
          <table:table-cell table:style-name="ce591" office:value-type="string" calcext:value-type="string">
            <text:p>Select LSB/MSB First</text:p>
          </table:table-cell>
          <table:table-cell table:style-name="ce603" table:content-validation-name="val26" office:value-type="string" calcext:value-type="string">
            <text:p>LSB</text:p>
          </table:table-cell>
          <table:table-cell table:style-name="ce617" table:formula="of:=IF((EXACT([.C9];&quot;LSB&quot;)=TRUE());[$PH_general.$K$9];IF((EXACT([.C9];&quot;MSB&quot;)=TRUE());[$PH_general.$K$8];&quot;N/A&quot;))" office:value-type="string" office:string-value="Each byte of the Header, Packet Length and Data will be sent LSB first" calcext:value-type="string">
            <text:p>Each byte of the Header, Packet Length and Data will be sent LSB first</text:p>
          </table:table-cell>
          <table:table-cell table:style-name="ce584"/>
          <table:table-cell table:style-name="ce630" office:value-type="float" office:value="30" calcext:value-type="float">
            <text:p>30</text:p>
          </table:table-cell>
          <table:table-cell table:style-name="ce635" table:formula="of:=BIN2HEX(CONCATENATE([.T22];[.U22];[.V22];[.W22];[.X22];[.Y22];[.Z22]);2)" office:value-type="string" office:string-value="61" calcext:value-type="string">
            <text:p>61</text:p>
          </table:table-cell>
          <table:table-cell table:style-name="ce639" table:formula="of:=CONCATENATE(&quot;S2&quot;;&quot; &quot;;DEC2HEX(HEX2DEC([.F9])+HEX2DEC(80);2);[.G9])" office:value-type="string" office:string-value="S2 B061" calcext:value-type="string">
            <text:p>S2 B061</text:p>
          </table:table-cell>
          <table:table-cell table:style-name="ce584" table:number-columns-repeated="15"/>
          <table:table-cell table:style-name="ce135"/>
          <table:table-cell table:style-name="ce584" table:number-columns-repeated="4"/>
          <table:table-cell table:style-name="ce647" table:number-columns-repeated="996"/>
        </table:table-row>
        <table:table-row table:style-name="ro38">
          <table:table-cell table:style-name="ce135" table:number-columns-repeated="3"/>
          <table:table-cell table:style-name="ce666"/>
          <table:table-cell table:style-name="ce135"/>
          <table:table-cell table:style-name="ce630" office:value-type="float" office:value="33" calcext:value-type="float">
            <text:p>33</text:p>
          </table:table-cell>
          <table:table-cell table:style-name="ce635" table:formula="of:=BIN2HEX(CONCATENATE([.T25];[.U25];[.V25];[.W25];[.X25]);2)" office:value-type="string" office:string-value="0A" calcext:value-type="string">
            <text:p>0A</text:p>
          </table:table-cell>
          <table:table-cell table:style-name="ce639" table:formula="of:=CONCATENATE(&quot;S2&quot;;&quot; &quot;;DEC2HEX(HEX2DEC([.F10])+HEX2DEC(80);2);[.G10])" office:value-type="string" office:string-value="S2 B30A" calcext:value-type="string">
            <text:p>S2 B30A</text:p>
          </table:table-cell>
          <table:table-cell table:style-name="ce135" table:number-columns-repeated="20"/>
          <table:table-cell table:number-columns-repeated="996"/>
        </table:table-row>
        <table:table-row table:style-name="ro57">
          <table:table-cell table:style-name="ce135"/>
          <table:table-cell table:style-name="ce591" office:value-type="string" calcext:value-type="string">
            <text:p>Select Modulation type:</text:p>
          </table:table-cell>
          <table:table-cell table:style-name="ce660" table:formula="of:=[$'Modem Registers Calculations'.$A$9]" office:value-type="string" office:string-value="FSK" calcext:value-type="string">
            <text:p>FSK</text:p>
          </table:table-cell>
          <table:table-cell table:style-name="ce617" office:value-type="string" calcext:value-type="string">
            <text:p>This value is set at the Modem Registers Calculations sheet</text:p>
          </table:table-cell>
          <table:table-cell table:style-name="ce135"/>
          <table:table-cell table:style-name="ce630" office:value-type="float" office:value="34" calcext:value-type="float">
            <text:p>34</text:p>
          </table:table-cell>
          <table:table-cell table:style-name="ce635" table:formula="of:=IF([.C31]&lt;256;DEC2HEX([.C31];2);DEC2HEX(([.C31]-256);2))" office:value-type="string" office:string-value="05" calcext:value-type="string">
            <text:p>05</text:p>
          </table:table-cell>
          <table:table-cell table:style-name="ce639" table:formula="of:=CONCATENATE(&quot;S2&quot;;&quot; &quot;;DEC2HEX(HEX2DEC([.F11])+HEX2DEC(80);2);[.G11])" office:value-type="string" office:string-value="S2 B405" calcext:value-type="string">
            <text:p>S2 B405</text:p>
          </table:table-cell>
          <table:table-cell table:style-name="ce135" table:number-columns-repeated="20"/>
          <table:table-cell table:number-columns-repeated="996"/>
        </table:table-row>
        <table:table-row table:style-name="ro44">
          <table:table-cell table:style-name="ce135"/>
          <table:table-cell table:style-name="ce591" office:value-type="string" calcext:value-type="string">
            <text:p>Select DATA INVERSION</text:p>
          </table:table-cell>
          <table:table-cell table:style-name="ce607" table:content-validation-name="val27" office:value-type="string" calcext:value-type="string">
            <text:p>ON</text:p>
          </table:table-cell>
          <table:table-cell table:style-name="ce617" office:value-type="string" calcext:value-type="string">
            <text:p>Operates on the entire data</text:p>
          </table:table-cell>
          <table:table-cell table:style-name="ce135"/>
          <table:table-cell table:style-name="ce674" office:value-type="float" office:value="35" calcext:value-type="float">
            <text:p>35</text:p>
          </table:table-cell>
          <table:table-cell table:style-name="ce679" table:formula="of:=DEC2HEX([.C29]*8+2;2)" office:value-type="string" office:string-value="2A" calcext:value-type="string">
            <text:p>2A</text:p>
          </table:table-cell>
          <table:table-cell table:style-name="ce639" table:formula="of:=CONCATENATE(&quot;S2&quot;;&quot; &quot;;DEC2HEX(HEX2DEC([.F12])+HEX2DEC(80);2);[.G12])" office:value-type="string" office:string-value="S2 B52A" calcext:value-type="string">
            <text:p>S2 B52A</text:p>
          </table:table-cell>
          <table:table-cell table:style-name="ce135" table:number-columns-repeated="20"/>
          <table:table-cell table:number-columns-repeated="996"/>
        </table:table-row>
        <table:table-row table:style-name="ro59">
          <table:table-cell table:style-name="ce135" table:number-columns-repeated="3"/>
          <table:table-cell table:style-name="ce666"/>
          <table:table-cell table:style-name="ce135"/>
          <table:table-cell table:style-name="ce630" office:value-type="float" office:value="36" calcext:value-type="float">
            <text:p>36</text:p>
          </table:table-cell>
          <table:table-cell table:style-name="ce636" table:formula="of:=[.C24]" office:value-type="string" office:string-value="2D" calcext:value-type="string">
            <text:p>2D</text:p>
          </table:table-cell>
          <table:table-cell table:style-name="ce639" table:formula="of:=CONCATENATE(&quot;S2&quot;;&quot; &quot;;DEC2HEX(HEX2DEC([.F13])+HEX2DEC(80);2);[.G13])" office:value-type="string" office:string-value="S2 B62D" calcext:value-type="string">
            <text:p>S2 B62D</text:p>
          </table:table-cell>
          <table:table-cell table:style-name="ce135" table:number-columns-repeated="20"/>
          <table:table-cell table:number-columns-repeated="996"/>
        </table:table-row>
        <table:table-row table:style-name="ro60">
          <table:table-cell table:style-name="ce135"/>
          <table:table-cell table:style-name="ce592"/>
          <table:table-cell table:style-name="ce605"/>
          <table:table-cell table:style-name="ce617"/>
          <table:table-cell table:style-name="ce135"/>
          <table:table-cell table:style-name="ce631" office:value-type="float" office:value="37" calcext:value-type="float">
            <text:p>37</text:p>
          </table:table-cell>
          <table:table-cell table:style-name="ce635" table:formula="of:=[.C25]" office:value-type="string" office:string-value="D4" calcext:value-type="string">
            <text:p>D4</text:p>
          </table:table-cell>
          <table:table-cell table:style-name="ce639" table:formula="of:=CONCATENATE(&quot;S2&quot;;&quot; &quot;;DEC2HEX(HEX2DEC([.F14])+HEX2DEC(80);2);[.G14])" office:value-type="string" office:string-value="S2 B7D4" calcext:value-type="string">
            <text:p>S2 B7D4</text:p>
          </table:table-cell>
          <table:table-cell table:style-name="ce135" table:number-columns-repeated="20"/>
          <table:table-cell table:number-columns-repeated="996"/>
        </table:table-row>
        <table:table-row table:style-name="ro42">
          <table:table-cell table:style-name="ce584"/>
          <table:table-cell table:style-name="ce591" office:value-type="string" calcext:value-type="string">
            <text:p>Select Manchester Enable</text:p>
          </table:table-cell>
          <table:table-cell table:style-name="ce660" table:formula="of:=IF([$'Modem Registers Calculations'.C9]=&quot;ON&quot;;&quot;ON&quot;;&quot;OFF&quot;)" office:value-type="string" office:string-value="OFF" calcext:value-type="string">
            <text:p>OFF</text:p>
          </table:table-cell>
          <table:table-cell table:style-name="ce617" office:value-type="string" calcext:value-type="string">
            <text:p>This value is set at the Modem Registers Calculations sheet</text:p>
          </table:table-cell>
          <table:table-cell table:style-name="ce584"/>
          <table:table-cell table:style-name="ce631" office:value-type="float" office:value="38" calcext:value-type="float">
            <text:p>38</text:p>
          </table:table-cell>
          <table:table-cell table:style-name="ce635" table:formula="of:=[.C26]" office:value-type="string" office:string-value="00" calcext:value-type="string">
            <text:p>00</text:p>
          </table:table-cell>
          <table:table-cell table:style-name="ce639" table:formula="of:=CONCATENATE(&quot;S2&quot;;&quot; &quot;;DEC2HEX(HEX2DEC([.F15])+HEX2DEC(80);2);[.G15])" office:value-type="string" office:string-value="S2 B800" calcext:value-type="string">
            <text:p>S2 B800</text:p>
          </table:table-cell>
          <table:table-cell table:style-name="ce584" table:number-columns-repeated="20"/>
          <table:table-cell table:style-name="ce647" table:number-columns-repeated="996"/>
        </table:table-row>
        <table:table-row table:style-name="ro61">
          <table:table-cell table:style-name="ce584"/>
          <table:table-cell table:style-name="ce591" office:value-type="string" calcext:value-type="string">
            <text:p>Select Manchester Data Inversion</text:p>
          </table:table-cell>
          <table:table-cell table:style-name="ce607" table:content-validation-name="val28" office:value-type="string" calcext:value-type="string">
            <text:p>Invert</text:p>
          </table:table-cell>
          <table:table-cell table:style-name="ce617" table:formula="of:=IF(EXACT([.C15];&quot;OFF&quot;);[$PH_general.$K$30];IF([.C16]=&quot;No Inversion&quot;;[$PH_general.$K$34];[$PH_general.$K$35]))" office:value-type="string" office:string-value="Manchester is Disabled" calcext:value-type="string">
            <text:p>Manchester is Disabled</text:p>
          </table:table-cell>
          <table:table-cell table:style-name="ce584"/>
          <table:table-cell table:style-name="ce631" office:value-type="float" office:value="39" calcext:value-type="float">
            <text:p>39</text:p>
          </table:table-cell>
          <table:table-cell table:style-name="ce635" table:formula="of:=[.C27]" office:value-type="string" office:string-value="00" calcext:value-type="string">
            <text:p>00</text:p>
          </table:table-cell>
          <table:table-cell table:style-name="ce639" table:formula="of:=CONCATENATE(&quot;S2&quot;;&quot; &quot;;DEC2HEX(HEX2DEC([.F16])+HEX2DEC(80);2);[.G16])" office:value-type="string" office:string-value="S2 B900" calcext:value-type="string">
            <text:p>S2 B900</text:p>
          </table:table-cell>
          <table:table-cell table:style-name="ce584" table:number-columns-repeated="13"/>
          <table:table-cell table:style-name="ce585"/>
          <table:table-cell table:style-name="ce584" table:number-columns-repeated="4"/>
          <table:table-cell table:style-name="ce135"/>
          <table:table-cell table:style-name="ce584"/>
          <table:table-cell table:style-name="ce647" table:number-columns-repeated="996"/>
        </table:table-row>
        <table:table-row table:style-name="ro36">
          <table:table-cell table:style-name="ce584"/>
          <table:table-cell table:style-name="ce594" office:value-type="string" calcext:value-type="string">
            <text:p>TX Clock configuration</text:p>
          </table:table-cell>
          <table:table-cell table:style-name="ce613" table:content-validation-name="val29" office:value-type="string" calcext:value-type="string">
            <text:p>00</text:p>
          </table:table-cell>
          <table:table-cell table:style-name="ce617" table:formula="of:=IF([.C17]=[$PH_general.$G$68];[$PH_general.$K$68];IF([.C17]=[$PH_general.$G$69];[$PH_general.$K$69];IF([.C17]=[$PH_general.$G$70];[$PH_general.$K$70];IF([.C17]=[$PH_general.$G$71];[$PH_general.$K$71];&quot;N/A&quot;))))" office:value-type="string" office:string-value="No TX Data CLK is available outside the chip" calcext:value-type="string">
            <text:p>No TX Data CLK is available outside the chip</text:p>
          </table:table-cell>
          <table:table-cell table:style-name="ce584"/>
          <table:table-cell table:style-name="ce631" office:value-type="float" office:value="70" calcext:value-type="float">
            <text:p>70</text:p>
          </table:table-cell>
          <table:table-cell table:style-name="ce680" table:formula="of:=BIN2HEX(CONCATENATE([.T28];[.U28];[.V28];[.W28];[.X28];[.Y28];[.Z28]);2)" office:value-type="string" office:string-value="24" calcext:value-type="string">
            <text:p>24</text:p>
          </table:table-cell>
          <table:table-cell table:style-name="ce639" table:formula="of:=CONCATENATE(&quot;S2&quot;;&quot; &quot;;DEC2HEX(HEX2DEC([.F17])+HEX2DEC(80);2);[.G17])" office:value-type="string" office:string-value="S2 F024" calcext:value-type="string">
            <text:p>S2 F024</text:p>
          </table:table-cell>
          <table:table-cell table:style-name="ce584" table:number-columns-repeated="10"/>
          <table:table-cell table:style-name="ce642" table:number-columns-repeated="3"/>
          <table:table-cell table:style-name="ce585"/>
          <table:table-cell table:style-name="ce584" table:number-columns-repeated="6"/>
          <table:table-cell table:style-name="ce647" table:number-columns-repeated="996"/>
        </table:table-row>
        <table:table-row table:style-name="ro58">
          <table:table-cell table:style-name="ce584"/>
          <table:table-cell table:style-name="ce647" table:number-columns-repeated="3"/>
          <table:table-cell table:style-name="ce584"/>
          <table:table-cell table:style-name="ce632" office:value-type="float" office:value="71" calcext:value-type="float">
            <text:p>71</text:p>
          </table:table-cell>
          <table:table-cell table:style-name="ce680" table:formula="of:=BIN2HEX(CONCATENATE([.T31];[.U31];[.V31];[.W31];[.X31]);2)" office:value-type="string" office:string-value="2A" calcext:value-type="string">
            <text:p>2A</text:p>
          </table:table-cell>
          <table:table-cell table:style-name="ce641" table:formula="of:=CONCATENATE(&quot;S2&quot;;&quot; &quot;;DEC2HEX(HEX2DEC([.F18])+HEX2DEC(80);2);[.G18])" office:value-type="string" office:string-value="S2 F12A" calcext:value-type="string">
            <text:p>S2 F12A</text:p>
          </table:table-cell>
          <table:table-cell table:style-name="ce584" table:number-columns-repeated="15"/>
          <table:table-cell table:style-name="ce585" table:number-columns-repeated="3"/>
          <table:table-cell table:style-name="ce135"/>
          <table:table-cell table:style-name="ce584"/>
          <table:table-cell table:style-name="ce647" table:number-columns-repeated="996"/>
        </table:table-row>
        <table:table-row table:style-name="ro62">
          <table:table-cell table:style-name="ce584" table:number-columns-repeated="3"/>
          <table:table-cell table:style-name="ce667"/>
          <table:table-cell table:style-name="ce584" table:number-columns-repeated="3"/>
          <table:table-cell table:style-name="ce663"/>
          <table:table-cell table:style-name="ce584" table:number-columns-repeated="18"/>
          <table:table-cell table:style-name="ce135"/>
          <table:table-cell table:style-name="ce584"/>
          <table:table-cell table:style-name="ce647" table:number-columns-repeated="996"/>
        </table:table-row>
        <table:table-row table:style-name="ro44">
          <table:table-cell table:style-name="ce584"/>
          <table:table-cell table:style-name="ce652" office:value-type="string" calcext:value-type="string">
            <text:p>RX Specific Configurations:</text:p>
          </table:table-cell>
          <table:table-cell table:style-name="ce601" office:value-type="string" calcext:value-type="string">
            <text:p>DROP Down Menu</text:p>
          </table:table-cell>
          <table:table-cell table:style-name="ce615" office:value-type="string" calcext:value-type="string">
            <text:p>Comment</text:p>
          </table:table-cell>
          <table:table-cell table:style-name="ce615" office:value-type="string" calcext:value-type="string">
            <text:p>Recommendations</text:p>
          </table:table-cell>
          <table:table-cell table:style-name="ce584" table:number-columns-repeated="2"/>
          <table:table-cell table:style-name="ce663"/>
          <table:table-cell table:style-name="ce584" table:number-columns-repeated="10"/>
          <table:table-cell table:style-name="ce643" office:value-type="string" calcext:value-type="string">
            <text:p>reg address hexa</text:p>
          </table:table-cell>
          <table:table-cell table:style-name="ce584" table:number-columns-repeated="2"/>
          <table:table-cell table:style-name="ce644" table:number-columns-repeated="3"/>
          <table:table-cell table:style-name="ce584" table:number-columns-repeated="2"/>
          <table:table-cell table:style-name="ce135"/>
          <table:table-cell table:style-name="ce584"/>
          <table:table-cell table:style-name="ce647" table:number-columns-repeated="996"/>
        </table:table-row>
        <table:table-row table:style-name="ro41">
          <table:table-cell table:style-name="ce584"/>
          <table:table-cell table:style-name="ce592"/>
          <table:table-cell table:style-name="ce609"/>
          <table:table-cell table:style-name="ce617"/>
          <table:table-cell table:style-name="ce584"/>
          <table:table-cell table:style-name="ce664" table:number-columns-repeated="2"/>
          <table:table-cell table:style-name="ce663"/>
          <table:table-cell table:style-name="ce584" table:number-columns-repeated="10"/>
          <table:table-cell table:style-name="ce585" office:value-type="float" office:value="30" calcext:value-type="float">
            <text:p>30</text:p>
          </table:table-cell>
          <table:table-cell table:style-name="ce642" office:value-type="string" calcext:value-type="string">
            <text:p>[7]</text:p>
          </table:table-cell>
          <table:table-cell table:style-name="ce642" office:value-type="string" calcext:value-type="string">
            <text:p>[6]</text:p>
          </table:table-cell>
          <table:table-cell table:style-name="ce152" office:value-type="string" calcext:value-type="string">
            <text:p>[5]</text:p>
          </table:table-cell>
          <table:table-cell table:style-name="ce152" office:value-type="string" calcext:value-type="string">
            <text:p>[4]</text:p>
          </table:table-cell>
          <table:table-cell table:style-name="ce152" office:value-type="string" calcext:value-type="string">
            <text:p>[3]</text:p>
          </table:table-cell>
          <table:table-cell table:style-name="ce152" office:value-type="string" calcext:value-type="string">
            <text:p>[2]</text:p>
          </table:table-cell>
          <table:table-cell table:style-name="ce152" office:value-type="string" calcext:value-type="string">
            <text:p>[1:0]</text:p>
          </table:table-cell>
          <table:table-cell table:style-name="ce135"/>
          <table:table-cell table:style-name="ce584"/>
          <table:table-cell table:style-name="ce647" table:number-columns-repeated="996"/>
        </table:table-row>
        <table:table-row table:style-name="ro58">
          <table:table-cell table:style-name="ce584"/>
          <table:table-cell table:style-name="ce591" office:value-type="string" calcext:value-type="string">
            <text:p>Select Sync Word Length</text:p>
          </table:table-cell>
          <table:table-cell table:style-name="ce607" table:content-validation-name="val30" office:value-type="string" calcext:value-type="string">
            <text:p>Sync word 3 &amp; 2</text:p>
          </table:table-cell>
          <table:table-cell table:style-name="ce617" table:formula="of:=IF((EXACT([.C22];[$PH_general.H29])=TRUE());[$PH_general.$K$11];IF((EXACT([.C22];[$PH_general.H28])=TRUE());[$PH_general.$K$12];[$PH_general.$K$13]))" office:value-type="string" office:string-value="No Need to configure sync Word, default values are available" calcext:value-type="string">
            <text:p>No Need to configure sync Word, default values are available</text:p>
          </table:table-cell>
          <table:table-cell table:style-name="ce584"/>
          <table:table-cell table:style-name="ce675" table:number-columns-repeated="2"/>
          <table:table-cell table:style-name="ce663"/>
          <table:table-cell table:style-name="ce584" table:number-columns-repeated="10"/>
          <table:table-cell table:style-name="ce135"/>
          <table:table-cell table:style-name="ce645" table:formula="of:=IF((EXACT([.C8];[$PH_general.$G$10])=TRUE());&quot;1&quot;;IF((EXACT([.C8];[$PH_general.$G$11])=TRUE());&quot;0&quot;;&quot;N/A&quot;))" office:value-type="string" office:string-value="0" calcext:value-type="string">
            <text:p>0</text:p>
          </table:table-cell>
          <table:table-cell table:style-name="ce645" table:formula="of:=IF((EXACT([.C9];[$PH_general.$G$14])=TRUE());&quot;1&quot;;IF((EXACT([.C9];[$PH_general.$G$15])=TRUE());&quot;0&quot;;&quot;N/A&quot;))" office:value-type="string" office:string-value="1" calcext:value-type="string">
            <text:p>1</text:p>
          </table:table-cell>
          <table:table-cell table:style-name="ce645" table:formula="of:=IF((EXACT([.C40];[$PH_general.$G$17])=TRUE());&quot;1&quot;;IF((EXACT([.C40];[$PH_general.$G$18])=TRUE());&quot;0&quot;;&quot;N/A&quot;))" office:value-type="string" office:string-value="1" calcext:value-type="string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645" table:formula="of:=IF((EXACT([.C8];[$PH_general.$G$10])=TRUE());&quot;1&quot;;IF((EXACT([.C8];[$PH_general.$G$11])=TRUE());&quot;0&quot;;&quot;N/A&quot;))" office:value-type="string" office:string-value="0" calcext:value-type="string">
            <text:p>0</text:p>
          </table:table-cell>
          <table:table-cell table:style-name="ce645" table:formula="of:=IF((EXACT([.C39];[$PH_general.$G$17])=TRUE());&quot;1&quot;;IF((EXACT([.C39];[$PH_general.$G$18])=TRUE());&quot;0&quot;;&quot;N/A&quot;))" office:value-type="string" office:string-value="0" calcext:value-type="string">
            <text:p>0</text:p>
          </table:table-cell>
          <table:table-cell table:style-name="ce645" table:formula="of:=IF((EXACT([.C41];[$PH_general.G20])=TRUE());&quot;00&quot;;IF((EXACT([.C41];[$PH_general.G21])=TRUE());&quot;01&quot;;IF((EXACT([.C41];[$PH_general.G22])=TRUE());&quot;10&quot;;IF((EXACT([.C41];[$PH_general.G23])=TRUE());&quot;11&quot;;&quot;N/A&quot;))))" office:value-type="string" office:string-value="01" calcext:value-type="string">
            <text:p>01</text:p>
          </table:table-cell>
          <table:table-cell table:style-name="ce135"/>
          <table:table-cell table:style-name="ce584"/>
          <table:table-cell table:style-name="ce647" table:number-columns-repeated="996"/>
        </table:table-row>
        <table:table-row table:style-name="ro43">
          <table:table-cell table:style-name="ce584" table:number-columns-repeated="3"/>
          <table:table-cell table:style-name="ce667"/>
          <table:table-cell table:style-name="ce584"/>
          <table:table-cell table:style-name="ce664" table:number-columns-repeated="2"/>
          <table:table-cell table:style-name="ce663"/>
          <table:table-cell table:style-name="ce584" table:number-columns-repeated="20"/>
          <table:table-cell table:style-name="ce647" table:number-columns-repeated="996"/>
        </table:table-row>
        <table:table-row table:style-name="ro30">
          <table:table-cell table:style-name="ce585"/>
          <table:table-cell table:style-name="ce591" office:value-type="string" calcext:value-type="string">
            <text:p>Configure sync Word 3</text:p>
          </table:table-cell>
          <table:table-cell table:style-name="ce612" table:content-validation-name="val31" office:value-type="string" calcext:value-type="string">
            <text:p>2D</text:p>
          </table:table-cell>
          <table:table-cell table:style-name="ce617" office:value-type="string" calcext:value-type="string">
            <text:p>Relevant ONLY for RX side</text:p>
          </table:table-cell>
          <table:table-cell table:style-name="ce585"/>
          <table:table-cell table:style-name="ce664" table:number-columns-repeated="2"/>
          <table:table-cell table:style-name="ce663"/>
          <table:table-cell table:style-name="ce152"/>
          <table:table-cell table:style-name="ce585"/>
          <table:table-cell table:style-name="ce135" table:number-columns-repeated="4"/>
          <table:table-cell table:style-name="ce585" table:number-columns-repeated="4"/>
          <table:table-cell table:style-name="ce585" office:value-type="float" office:value="33" calcext:value-type="float">
            <text:p>33</text:p>
          </table:table-cell>
          <table:table-cell table:style-name="ce642" office:value-type="string" calcext:value-type="string">
            <text:p>[7]</text:p>
          </table:table-cell>
          <table:table-cell table:style-name="ce642" office:value-type="string" calcext:value-type="string">
            <text:p>[6:4]</text:p>
          </table:table-cell>
          <table:table-cell table:style-name="ce152" office:value-type="string" calcext:value-type="string">
            <text:p>[3]</text:p>
          </table:table-cell>
          <table:table-cell table:style-name="ce152" office:value-type="string" calcext:value-type="string">
            <text:p>[2:1]</text:p>
          </table:table-cell>
          <table:table-cell table:style-name="ce152" office:value-type="string" calcext:value-type="string">
            <text:p>[0]</text:p>
          </table:table-cell>
          <table:table-cell table:style-name="ce584" table:number-columns-repeated="3"/>
          <table:table-cell table:style-name="ce585"/>
          <table:table-cell table:style-name="ce648" table:number-columns-repeated="996"/>
        </table:table-row>
        <table:table-row table:style-name="ro62">
          <table:table-cell table:style-name="ce584"/>
          <table:table-cell table:style-name="ce591" office:value-type="string" calcext:value-type="string">
            <text:p>Configure sync Word 2</text:p>
          </table:table-cell>
          <table:table-cell table:style-name="ce612" table:content-validation-name="val31" office:value-type="string" calcext:value-type="string">
            <text:p>D4</text:p>
          </table:table-cell>
          <table:table-cell table:style-name="ce617" office:value-type="string" calcext:value-type="string">
            <text:p>Relevant ONLY for RX side</text:p>
          </table:table-cell>
          <table:table-cell table:style-name="ce584"/>
          <table:table-cell table:style-name="ce664" table:number-columns-repeated="2"/>
          <table:table-cell table:style-name="ce663"/>
          <table:table-cell table:style-name="ce152"/>
          <table:table-cell table:style-name="ce584"/>
          <table:table-cell table:style-name="ce152"/>
          <table:table-cell table:style-name="ce135" table:number-columns-repeated="3"/>
          <table:table-cell table:style-name="ce584" table:number-columns-repeated="5"/>
          <table:table-cell table:style-name="ce585" office:value-type="float" office:value="0" calcext:value-type="float">
            <text:p>0</text:p>
          </table:table-cell>
          <table:table-cell table:style-name="ce645" table:formula="of:=IF((EXACT([.C47];[$PH_general.E26])=TRUE());&quot;000&quot;;IF((EXACT([.C47];[$PH_general.E27])=TRUE());&quot;001&quot;;IF((EXACT([.C47];[$PH_general.E28])=TRUE());&quot;010&quot;;IF((EXACT([.C47];[$PH_general.E29])=TRUE());&quot;011&quot;;IF((EXACT([.C47];[$PH_general.E30])=TRUE());&quot;100&quot;;&quot;N/A&quot;)))))" office:value-type="string" office:string-value="000" calcext:value-type="string">
            <text:p>000</text:p>
          </table:table-cell>
          <table:table-cell table:style-name="ce645" table:formula="of:=IF((EXACT([.C48];[$PH_general.$G$17])=TRUE());&quot;0&quot;;IF((EXACT([.C48];[$PH_general.$G$18])=TRUE());&quot;1&quot;;&quot;N/A&quot;))" office:value-type="string" office:string-value="1" calcext:value-type="string">
            <text:p>1</text:p>
          </table:table-cell>
          <table:table-cell table:style-name="ce645" table:formula="of:=IF((EXACT([.C22];[$PH_general.H26])=TRUE());&quot;00&quot;;IF((EXACT([.C22];[$PH_general.H27])=TRUE());&quot;01&quot;;IF((EXACT([.C22];[$PH_general.H28])=TRUE());&quot;10&quot;;IF((EXACT([.C22];[$PH_general.H29])=TRUE());&quot;11&quot;;&quot;N/A&quot;))))" office:value-type="string" office:string-value="01" calcext:value-type="string">
            <text:p>01</text:p>
          </table:table-cell>
          <table:table-cell table:style-name="ce585" table:formula="of:=IF([.C31]&gt;255;1;0)" office:value-type="float" office:value="0" calcext:value-type="float">
            <text:p>0</text:p>
          </table:table-cell>
          <table:table-cell table:style-name="ce584" table:number-columns-repeated="4"/>
          <table:table-cell table:style-name="ce647" table:number-columns-repeated="996"/>
        </table:table-row>
        <table:table-row table:style-name="ro19">
          <table:table-cell table:style-name="ce135"/>
          <table:table-cell table:style-name="ce591" office:value-type="string" calcext:value-type="string">
            <text:p>Configure sync Word 1</text:p>
          </table:table-cell>
          <table:table-cell table:style-name="ce612" table:content-validation-name="val31" office:value-type="string" calcext:value-type="string">
            <text:p>00</text:p>
          </table:table-cell>
          <table:table-cell table:style-name="ce617" office:value-type="string" calcext:value-type="string">
            <text:p>Relevant ONLY for RX side</text:p>
          </table:table-cell>
          <table:table-cell table:style-name="ce584"/>
          <table:table-cell table:style-name="ce664" table:number-columns-repeated="2"/>
          <table:table-cell table:style-name="ce663"/>
          <table:table-cell table:style-name="ce152" table:number-columns-repeated="3"/>
          <table:table-cell table:style-name="ce135" table:number-columns-repeated="7"/>
          <table:table-cell table:style-name="ce584" table:number-columns-repeated="2"/>
          <table:table-cell table:style-name="ce585"/>
          <table:table-cell table:style-name="ce584" table:number-columns-repeated="6"/>
          <table:table-cell table:style-name="ce135"/>
          <table:table-cell table:number-columns-repeated="996"/>
        </table:table-row>
        <table:table-row table:style-name="ro62">
          <table:table-cell table:style-name="ce135"/>
          <table:table-cell table:style-name="ce591" office:value-type="string" calcext:value-type="string">
            <text:p>Configure sync Word 0</text:p>
          </table:table-cell>
          <table:table-cell table:style-name="ce612" table:content-validation-name="val31" office:value-type="string" calcext:value-type="string">
            <text:p>00</text:p>
          </table:table-cell>
          <table:table-cell table:style-name="ce617" office:value-type="string" calcext:value-type="string">
            <text:p>Relevant ONLY for RX side</text:p>
          </table:table-cell>
          <table:table-cell table:style-name="ce584"/>
          <table:table-cell table:style-name="ce664" table:number-columns-repeated="2"/>
          <table:table-cell table:style-name="ce663"/>
          <table:table-cell table:style-name="ce152" table:number-columns-repeated="3"/>
          <table:table-cell table:style-name="ce135"/>
          <table:table-cell table:style-name="ce152"/>
          <table:table-cell table:style-name="ce135" table:number-columns-repeated="5"/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[7:6]</text:p>
          </table:table-cell>
          <table:table-cell table:style-name="ce152" office:value-type="string" calcext:value-type="string">
            <text:p>[5]</text:p>
          </table:table-cell>
          <table:table-cell table:style-name="ce152" office:value-type="string" calcext:value-type="string">
            <text:p>[4]</text:p>
          </table:table-cell>
          <table:table-cell table:style-name="ce152" office:value-type="string" calcext:value-type="string">
            <text:p>[3]</text:p>
          </table:table-cell>
          <table:table-cell table:style-name="ce152" office:value-type="string" calcext:value-type="string">
            <text:p>[2]</text:p>
          </table:table-cell>
          <table:table-cell table:style-name="ce152" office:value-type="string" calcext:value-type="string">
            <text:p>[1]</text:p>
          </table:table-cell>
          <table:table-cell table:style-name="ce152" office:value-type="string" calcext:value-type="string">
            <text:p>[0]</text:p>
          </table:table-cell>
          <table:table-cell table:style-name="ce584"/>
          <table:table-cell table:style-name="ce135"/>
          <table:table-cell table:number-columns-repeated="996"/>
        </table:table-row>
        <table:table-row table:style-name="ro23">
          <table:table-cell table:style-name="ce135"/>
          <table:table-cell table:style-name="ce592"/>
          <table:table-cell table:style-name="ce610"/>
          <table:table-cell table:style-name="ce617"/>
          <table:table-cell table:style-name="ce585"/>
          <table:table-cell table:style-name="ce664" table:number-columns-repeated="2"/>
          <table:table-cell table:style-name="ce663"/>
          <table:table-cell table:style-name="ce152"/>
          <table:table-cell table:style-name="ce135"/>
          <table:table-cell table:style-name="ce152"/>
          <table:table-cell table:style-name="ce135" table:number-columns-repeated="8"/>
          <table:table-cell table:style-name="ce642" office:value-type="string" calcext:value-type="string">
            <text:p>00</text:p>
          </table:table-cell>
          <table:table-cell table:style-name="ce152" table:formula="of:=[$'Modem Registers Calculations'.I37]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645" table:formula="of:=IF((EXACT([.C43];[$PH_general.$B$10])=TRUE());&quot;1&quot;;IF((EXACT([.C43];[$PH_general.$B$9])=TRUE());&quot;0&quot;;&quot;N/A&quot;))" office:value-type="string" office:string-value="0" calcext:value-type="string">
            <text:p>0</text:p>
          </table:table-cell>
          <table:table-cell table:style-name="ce645" table:formula="of:=IF((EXACT([.C16];[$PH_general.$B$5])=TRUE());&quot;1&quot;;IF((EXACT([.C16];[$PH_general.$B$6])=TRUE());&quot;0&quot;;&quot;N/A&quot;))" office:value-type="string" office:string-value="1" calcext:value-type="string">
            <text:p>1</text:p>
          </table:table-cell>
          <table:table-cell table:style-name="ce645" table:formula="of:=[$'Modem Registers Calculations'.H62]" office:value-type="float" office:value="0" calcext:value-type="float">
            <text:p>0</text:p>
          </table:table-cell>
          <table:table-cell table:style-name="ce645" table:formula="of:=IF((EXACT([.C45];[$PH_general.$G$10])=TRUE());&quot;1&quot;;IF((EXACT([.C45];[$PH_general.$G$11])=TRUE());&quot;0&quot;;&quot;N/A&quot;))" office:value-type="string" office:string-value="0" calcext:value-type="string">
            <text:p>0</text:p>
          </table:table-cell>
          <table:table-cell table:style-name="ce135" table:number-columns-repeated="2"/>
          <table:table-cell table:number-columns-repeated="996"/>
        </table:table-row>
        <table:table-row table:style-name="ro14">
          <table:table-cell table:style-name="ce135"/>
          <table:table-cell table:style-name="ce593" office:value-type="string" calcext:value-type="string">
            <text:p>Select Preamble Detection Threshold (in nibble resolution)</text:p>
          </table:table-cell>
          <table:table-cell table:style-name="ce607" table:content-validation-name="val32" office:value-type="float" office:value="5" calcext:value-type="float">
            <text:p>5</text:p>
          </table:table-cell>
          <table:table-cell table:style-name="ce621" table:formula="of:=CONCATENATE([$PH_general.$K$64];[.C29]*4;[$PH_general.$K$65])" office:value-type="string" office:string-value="This means we will evaluate the preamble for 20 bits." calcext:value-type="string">
            <text:p>This means we will evaluate the preamble for 20 bits.</text:p>
          </table:table-cell>
          <table:table-cell table:style-name="ce628" office:value-type="string" calcext:value-type="string">
            <text:p>Recommended value is 16 bits</text:p>
          </table:table-cell>
          <table:table-cell table:style-name="ce664" table:number-columns-repeated="2"/>
          <table:table-cell table:style-name="ce663"/>
          <table:table-cell table:style-name="ce152" table:number-columns-repeated="3"/>
          <table:table-cell table:style-name="ce135"/>
          <table:table-cell table:style-name="ce152"/>
          <table:table-cell table:style-name="ce135" table:number-columns-repeated="5"/>
          <table:table-cell table:style-name="ce584" table:number-columns-repeated="6"/>
          <table:table-cell table:style-name="ce135" table:number-columns-repeated="4"/>
          <table:table-cell table:number-columns-repeated="996"/>
        </table:table-row>
        <table:table-row table:style-name="ro16">
          <table:table-cell table:style-name="ce135"/>
          <table:table-cell table:style-name="ce592"/>
          <table:table-cell table:style-name="ce605"/>
          <table:table-cell table:style-name="ce617"/>
          <table:table-cell table:style-name="ce135"/>
          <table:table-cell table:style-name="ce664" table:number-columns-repeated="2"/>
          <table:table-cell table:style-name="ce663"/>
          <table:table-cell table:style-name="ce152" table:number-columns-repeated="3"/>
          <table:table-cell table:style-name="ce135"/>
          <table:table-cell table:style-name="ce152"/>
          <table:table-cell table:style-name="ce135" table:number-columns-repeated="5"/>
          <table:table-cell table:style-name="ce644" office:value-type="float" office:value="71" calcext:value-type="float">
            <text:p>71</text:p>
          </table:table-cell>
          <table:table-cell table:style-name="ce152" office:value-type="string" calcext:value-type="string">
            <text:p>[7:6]</text:p>
          </table:table-cell>
          <table:table-cell table:style-name="ce609" office:value-type="string" calcext:value-type="string">
            <text:p>[5:4]</text:p>
          </table:table-cell>
          <table:table-cell table:style-name="ce609" office:value-type="string" calcext:value-type="string">
            <text:p>[3]</text:p>
          </table:table-cell>
          <table:table-cell table:style-name="ce610" office:value-type="string" calcext:value-type="string">
            <text:p>[2]</text:p>
          </table:table-cell>
          <table:table-cell table:style-name="ce609" office:value-type="string" calcext:value-type="string">
            <text:p>[1:0]</text:p>
          </table:table-cell>
          <table:table-cell table:style-name="ce152" table:number-columns-repeated="2"/>
          <table:table-cell table:style-name="ce135" table:number-columns-repeated="2"/>
          <table:table-cell table:number-columns-repeated="996"/>
        </table:table-row>
        <table:table-row table:style-name="ro63">
          <table:table-cell table:style-name="ce135"/>
          <table:table-cell table:style-name="ce593" table:formula="of:=CONCATENATE(&quot;Select Preamble Length (in &quot;;IF(EXACT([$'Modem Registers Calculations'.$C$9];&quot;ON&quot;);&quot;bytes&quot;;&quot;nibbles&quot;);&quot; resolution) -  (Decimal value between 0 to 511)&quot;)" office:value-type="string" office:string-value="Select Preamble Length (in nibbles resolution) -  (Decimal value between 0 to 511)" calcext:value-type="string">
            <text:p>Select Preamble Length (in nibbles resolution) - <text:s/>(Decimal value between 0 to 511)</text:p>
          </table:table-cell>
          <table:table-cell table:style-name="ce607" table:content-validation-name="val33" office:value-type="float" office:value="5" calcext:value-type="float">
            <text:p>5</text:p>
          </table:table-cell>
          <table:table-cell table:style-name="ce668"/>
          <table:table-cell table:style-name="ce673" office:value-type="string" calcext:value-type="string">
            <text:p>This will affect the Preamble Search time Out during RX</text:p>
          </table:table-cell>
          <table:table-cell table:style-name="ce135" table:number-columns-repeated="2"/>
          <table:table-cell table:style-name="ce663"/>
          <table:table-cell table:style-name="ce152"/>
          <table:table-cell table:style-name="ce135"/>
          <table:table-cell table:style-name="ce152"/>
          <table:table-cell table:style-name="ce135" table:number-columns-repeated="7"/>
          <table:table-cell table:style-name="ce644"/>
          <table:table-cell table:style-name="ce605" table:formula="of:=[.C17]" office:value-type="string" office:string-value="00" calcext:value-type="string">
            <text:p>00</text:p>
          </table:table-cell>
          <table:table-cell table:style-name="ce609" office:value-type="string" calcext:value-type="string">
            <text:p>10</text:p>
          </table:table-cell>
          <table:table-cell table:style-name="ce681" table:formula="of:=IF((EXACT([.C12];[$PH_general.$G$10])=TRUE());&quot;1&quot;;IF((EXACT([.C12];[$PH_general.$G$11])=TRUE());&quot;0&quot;;&quot;N/A&quot;))" office:value-type="string" office:string-value="1" calcext:value-type="string">
            <text:p>1</text:p>
          </table:table-cell>
          <table:table-cell table:style-name="ce610" table:formula="of:=IF([$'Modem Registers Calculations'.$C$46]&gt;255;1;0)" office:value-type="float" office:value="0" calcext:value-type="float">
            <text:p>0</text:p>
          </table:table-cell>
          <table:table-cell table:style-name="ce681" table:formula="of:=IF((EXACT([.C11];[$PH_general.G5])=TRUE());&quot;01&quot;;IF((EXACT([.C11];[$PH_general.G6])=TRUE());&quot;10&quot;;IF((EXACT([.C11];[$PH_general.G7])=TRUE());&quot;11&quot;;&quot;N/A&quot;)))" office:value-type="string" office:string-value="10" calcext:value-type="string">
            <text:p>10</text:p>
          </table:table-cell>
          <table:table-cell table:style-name="ce645" table:number-columns-repeated="2"/>
          <table:table-cell table:style-name="ce135" table:number-columns-repeated="2"/>
          <table:table-cell table:number-columns-repeated="996"/>
        </table:table-row>
        <table:table-row table:style-name="ro19">
          <table:table-cell table:style-name="ce135" table:number-columns-repeated="3"/>
          <table:table-cell table:style-name="ce666"/>
          <table:table-cell table:style-name="ce135" table:number-columns-repeated="4"/>
          <table:table-cell table:style-name="ce152" table:number-columns-repeated="3"/>
          <table:table-cell table:style-name="ce135"/>
          <table:table-cell table:style-name="ce152"/>
          <table:table-cell table:style-name="ce135" table:number-columns-repeated="15"/>
          <table:table-cell table:number-columns-repeated="996"/>
        </table:table-row>
        <table:table-row table:style-name="ro48">
          <table:table-cell table:style-name="ce415"/>
          <table:table-cell table:style-name="ce653"/>
          <table:table-cell table:style-name="ce661" table:content-validation-name="val31"/>
          <table:table-cell table:style-name="ce669"/>
          <table:table-cell table:style-name="ce135" table:number-columns-repeated="4"/>
          <table:table-cell table:style-name="ce152" table:number-columns-repeated="3"/>
          <table:table-cell table:style-name="ce135"/>
          <table:table-cell table:style-name="ce152"/>
          <table:table-cell table:style-name="ce135" table:number-columns-repeated="15"/>
          <table:table-cell table:number-columns-repeated="996"/>
        </table:table-row>
        <table:table-row table:style-name="ro42">
          <table:table-cell table:style-name="ce415"/>
          <table:table-cell table:style-name="ce653"/>
          <table:table-cell table:style-name="ce661" table:content-validation-name="val31"/>
          <table:table-cell table:style-name="ce669"/>
          <table:table-cell table:style-name="ce135"/>
          <table:table-cell table:style-name="ce633" table:number-columns-repeated="2"/>
          <table:table-cell table:style-name="ce135"/>
          <table:table-cell table:style-name="ce152"/>
          <table:table-cell table:style-name="ce135"/>
          <table:table-cell table:style-name="ce152"/>
          <table:table-cell table:style-name="ce135" table:number-columns-repeated="17"/>
          <table:table-cell table:number-columns-repeated="996"/>
        </table:table-row>
        <table:table-row table:style-name="ro1">
          <table:table-cell table:style-name="ce415"/>
          <table:table-cell table:style-name="ce653"/>
          <table:table-cell table:style-name="ce661" table:content-validation-name="val31"/>
          <table:table-cell table:style-name="ce669"/>
          <table:table-cell table:style-name="ce135"/>
          <table:table-cell table:style-name="ce633" table:number-columns-repeated="2"/>
          <table:table-cell table:style-name="ce135"/>
          <table:table-cell table:style-name="ce152" table:number-columns-repeated="3"/>
          <table:table-cell table:style-name="ce135"/>
          <table:table-cell table:style-name="ce152"/>
          <table:table-cell table:style-name="ce135" table:number-columns-repeated="15"/>
          <table:table-cell table:number-columns-repeated="996"/>
        </table:table-row>
        <table:table-row table:style-name="ro49">
          <table:table-cell table:style-name="ce415"/>
          <table:table-cell table:style-name="ce654" office:value-type="string" calcext:value-type="string">
            <text:p>Irrelevant Configurations for Direct FIFO Mode</text:p>
          </table:table-cell>
          <table:table-cell table:style-name="ce661" table:content-validation-name="val31"/>
          <table:table-cell table:style-name="ce669"/>
          <table:table-cell table:style-name="ce135"/>
          <table:table-cell table:style-name="ce152"/>
          <table:table-cell table:style-name="ce135" table:number-columns-repeated="2"/>
          <table:table-cell table:style-name="ce152" table:number-columns-repeated="3"/>
          <table:table-cell table:style-name="ce135"/>
          <table:table-cell table:style-name="ce152"/>
          <table:table-cell table:style-name="ce135" table:number-columns-repeated="15"/>
          <table:table-cell table:number-columns-repeated="996"/>
        </table:table-row>
        <table:table-row table:style-name="ro1">
          <table:table-cell table:style-name="ce415"/>
          <table:table-cell table:style-name="ce653" office:value-type="string" calcext:value-type="string">
            <text:p>(no need to configure these)</text:p>
          </table:table-cell>
          <table:table-cell table:style-name="ce415"/>
          <table:table-cell table:style-name="ce670"/>
          <table:table-cell table:style-name="ce135" table:number-columns-repeated="4"/>
          <table:table-cell table:style-name="ce152"/>
          <table:table-cell table:style-name="ce135"/>
          <table:table-cell table:style-name="ce152"/>
          <table:table-cell table:style-name="ce135" table:number-columns-repeated="17"/>
          <table:table-cell table:number-columns-repeated="996"/>
        </table:table-row>
        <table:table-row table:style-name="ro41">
          <table:table-cell table:style-name="ce415"/>
          <table:table-cell table:style-name="ce653"/>
          <table:table-cell table:style-name="ce662"/>
          <table:table-cell table:style-name="ce669"/>
          <table:table-cell table:style-name="ce626" table:number-columns-spanned="1" table:number-rows-spanned="4"/>
          <table:table-cell table:style-name="ce152"/>
          <table:table-cell table:style-name="ce135" table:number-columns-repeated="2"/>
          <table:table-cell table:style-name="ce152" table:number-columns-repeated="3"/>
          <table:table-cell table:style-name="ce135" table:number-columns-repeated="17"/>
          <table:table-cell table:number-columns-repeated="996"/>
        </table:table-row>
        <table:table-row table:style-name="ro19">
          <table:table-cell table:style-name="ce415"/>
          <table:table-cell table:style-name="ce591" office:value-type="string" calcext:value-type="string">
            <text:p>Enable CRC</text:p>
          </table:table-cell>
          <table:table-cell table:style-name="ce603" table:content-validation-name="val34" office:value-type="string" calcext:value-type="string">
            <text:p>NO</text:p>
          </table:table-cell>
          <table:table-cell table:style-name="ce617" office:value-type="string" calcext:value-type="string">
            <text:p>Irrelevant in Direct FIFO mode</text:p>
          </table:table-cell>
          <table:covered-table-cell table:style-name="ce627"/>
          <table:table-cell table:style-name="ce135" table:number-columns-repeated="3"/>
          <table:table-cell table:style-name="ce152" table:number-columns-repeated="3"/>
          <table:table-cell table:style-name="ce135"/>
          <table:table-cell table:style-name="ce152"/>
          <table:table-cell table:style-name="ce135" table:number-columns-repeated="15"/>
          <table:table-cell table:number-columns-repeated="996"/>
        </table:table-row>
        <table:table-row table:style-name="ro48">
          <table:table-cell table:style-name="ce415"/>
          <table:table-cell table:style-name="ce591" office:value-type="string" calcext:value-type="string">
            <text:p>CRC Over Data Only </text:p>
          </table:table-cell>
          <table:table-cell table:style-name="ce603" table:content-validation-name="val35" office:value-type="string" calcext:value-type="string">
            <text:p>YES</text:p>
          </table:table-cell>
          <table:table-cell table:style-name="ce617" table:formula="of:=IF(EXACT([.C39];&quot;NO&quot;);[$PH_general.K4];IF((EXACT([.C40];&quot;YES&quot;)=TRUE());[$PH_general.K5];IF((EXACT([.C40];&quot;NO&quot;)=TRUE());[$PH_general.K6];&quot;N/A&quot;)))" office:value-type="string" office:string-value="CRC is not Enabled" calcext:value-type="string">
            <text:p>CRC is not Enabled</text:p>
          </table:table-cell>
          <table:covered-table-cell table:style-name="ce627"/>
          <table:table-cell table:style-name="ce135" table:number-columns-repeated="23"/>
          <table:table-cell table:number-columns-repeated="996"/>
        </table:table-row>
        <table:table-row table:style-name="ro13">
          <table:table-cell table:style-name="ce415"/>
          <table:table-cell table:style-name="ce591" office:value-type="string" calcext:value-type="string">
            <text:p>Select CRC TYPE</text:p>
          </table:table-cell>
          <table:table-cell table:style-name="ce604" table:content-validation-name="val36" office:value-type="string" calcext:value-type="string">
            <text:p>CRC16-IBM</text:p>
          </table:table-cell>
          <table:table-cell table:style-name="ce617" table:formula="of:=IF(EXACT([.C39];&quot;NO&quot;);[$PH_general.$K$4];IF((EXACT([.C40];&quot;YES&quot;)=TRUE());[$PH_general.$K$5];IF((EXACT([.C40];&quot;NO&quot;)=TRUE());[$PH_general.$K$6];&quot;N/A&quot;)))" office:value-type="string" office:string-value="CRC is not Enabled" calcext:value-type="string">
            <text:p>CRC is not Enabled</text:p>
          </table:table-cell>
          <table:covered-table-cell table:style-name="ce627"/>
          <table:table-cell table:style-name="ce152"/>
          <table:table-cell table:style-name="ce135" table:number-columns-repeated="6"/>
          <table:table-cell table:style-name="ce152"/>
          <table:table-cell table:style-name="ce135" table:number-columns-repeated="15"/>
          <table:table-cell table:number-columns-repeated="996"/>
        </table:table-row>
        <table:table-row table:style-name="ro16">
          <table:table-cell table:style-name="ce415"/>
          <table:table-cell table:style-name="ce135" table:number-columns-repeated="2"/>
          <table:table-cell table:style-name="ce621"/>
          <table:table-cell table:style-name="ce135"/>
          <table:table-cell table:style-name="ce152"/>
          <table:table-cell table:style-name="ce135" table:number-columns-repeated="2"/>
          <table:table-cell table:style-name="ce152" table:number-columns-repeated="2"/>
          <table:table-cell table:style-name="ce135" table:number-columns-repeated="2"/>
          <table:table-cell table:style-name="ce152"/>
          <table:table-cell table:style-name="ce135" table:number-columns-repeated="15"/>
          <table:table-cell table:number-columns-repeated="996"/>
        </table:table-row>
        <table:table-row table:style-name="ro16">
          <table:table-cell table:style-name="ce415"/>
          <table:table-cell table:style-name="ce591" office:value-type="string" calcext:value-type="string">
            <text:p>Select Manchester Preamble Polarity</text:p>
          </table:table-cell>
          <table:table-cell table:style-name="ce607" table:content-validation-name="val37" office:value-type="string" calcext:value-type="string">
            <text:p>0101 ….</text:p>
          </table:table-cell>
          <table:table-cell table:style-name="ce617" office:value-type="string" calcext:value-type="string">
            <text:p>Irrelevant in Direct FIFO mode</text:p>
          </table:table-cell>
          <table:table-cell table:style-name="ce135" table:number-columns-repeated="4"/>
          <table:table-cell table:style-name="ce152"/>
          <table:table-cell table:style-name="ce135" table:number-columns-repeated="19"/>
          <table:table-cell table:number-columns-repeated="996"/>
        </table:table-row>
        <table:table-row table:style-name="ro16">
          <table:table-cell table:style-name="ce415"/>
          <table:table-cell table:style-name="ce135" table:number-columns-repeated="2"/>
          <table:table-cell table:style-name="ce621"/>
          <table:table-cell table:style-name="ce135" table:number-columns-repeated="4"/>
          <table:table-cell table:style-name="ce152" table:number-columns-repeated="2"/>
          <table:table-cell table:style-name="ce135" table:number-columns-repeated="18"/>
          <table:table-cell table:number-columns-repeated="996"/>
        </table:table-row>
        <table:table-row table:style-name="ro16">
          <table:table-cell table:style-name="ce415"/>
          <table:table-cell table:style-name="ce591" office:value-type="string" calcext:value-type="string">
            <text:p>Select Data Whitening</text:p>
          </table:table-cell>
          <table:table-cell table:style-name="ce607" table:content-validation-name="val25" office:value-type="string" calcext:value-type="string">
            <text:p>OFF</text:p>
          </table:table-cell>
          <table:table-cell table:style-name="ce667" office:value-type="string" calcext:value-type="string">
            <text:p>Cannot be used in Direct FIFO mode</text:p>
          </table:table-cell>
          <table:table-cell table:style-name="ce135"/>
          <table:table-cell table:style-name="ce152"/>
          <table:table-cell table:style-name="ce135" table:number-columns-repeated="2"/>
          <table:table-cell table:style-name="ce152" table:number-columns-repeated="2"/>
          <table:table-cell table:style-name="ce135" table:number-columns-repeated="18"/>
          <table:table-cell table:number-columns-repeated="996"/>
        </table:table-row>
        <table:table-row table:style-name="ro16">
          <table:table-cell table:style-name="ce415"/>
          <table:table-cell table:style-name="ce135" table:number-columns-repeated="2"/>
          <table:table-cell table:style-name="ce621"/>
          <table:table-cell table:style-name="ce135"/>
          <table:table-cell table:style-name="ce152"/>
          <table:table-cell table:style-name="ce135" table:number-columns-repeated="2"/>
          <table:table-cell table:style-name="ce152"/>
          <table:table-cell table:style-name="ce135" table:number-columns-repeated="19"/>
          <table:table-cell table:number-columns-repeated="996"/>
        </table:table-row>
        <table:table-row table:style-name="ro16">
          <table:table-cell table:style-name="ce415"/>
          <table:table-cell table:style-name="ce591" office:value-type="string" calcext:value-type="string">
            <text:p>Select Headers in Packet</text:p>
          </table:table-cell>
          <table:table-cell table:style-name="ce611" table:content-validation-name="val38" office:value-type="string" calcext:value-type="string">
            <text:p>NO Header</text:p>
          </table:table-cell>
          <table:table-cell table:style-name="ce617" office:value-type="string" calcext:value-type="string">
            <text:p>Irrelevant in direct FIFO mode</text:p>
          </table:table-cell>
          <table:table-cell table:style-name="ce135" table:number-columns-repeated="4"/>
          <table:table-cell table:style-name="ce152" table:number-columns-repeated="2"/>
          <table:table-cell table:style-name="ce135" table:number-columns-repeated="18"/>
          <table:table-cell table:number-columns-repeated="996"/>
        </table:table-row>
        <table:table-row table:style-name="ro15">
          <table:table-cell table:style-name="ce415"/>
          <table:table-cell table:style-name="ce591" office:value-type="string" calcext:value-type="string">
            <text:p>Select Variable Packet Length</text:p>
          </table:table-cell>
          <table:table-cell table:style-name="ce607" table:content-validation-name="val35" office:value-type="string" calcext:value-type="string">
            <text:p>NO</text:p>
          </table:table-cell>
          <table:table-cell table:style-name="ce617" office:value-type="string" calcext:value-type="string">
            <text:p>Irrelevant in direct FIFO mode</text:p>
          </table:table-cell>
          <table:table-cell table:style-name="ce135"/>
          <table:table-cell table:style-name="ce152"/>
          <table:table-cell table:style-name="ce135" table:number-columns-repeated="2"/>
          <table:table-cell table:style-name="ce152" table:number-columns-repeated="2"/>
          <table:table-cell table:style-name="ce135" table:number-columns-repeated="18"/>
          <table:table-cell table:number-columns-repeated="996"/>
        </table:table-row>
        <table:table-row table:style-name="ro19">
          <table:table-cell table:style-name="ce135" table:number-columns-repeated="3"/>
          <table:table-cell table:style-name="ce621"/>
          <table:table-cell table:style-name="ce135"/>
          <table:table-cell table:style-name="ce152"/>
          <table:table-cell table:style-name="ce135" table:number-columns-repeated="2"/>
          <table:table-cell table:style-name="ce152"/>
          <table:table-cell table:style-name="ce135" table:number-columns-repeated="19"/>
          <table:table-cell table:number-columns-repeated="996"/>
        </table:table-row>
        <table:table-row table:style-name="ro15">
          <table:table-cell table:style-name="ce135" table:number-columns-repeated="28"/>
          <table:table-cell table:number-columns-repeated="996"/>
        </table:table-row>
        <table:table-row table:style-name="ro19">
          <table:table-cell table:style-name="ce135" table:number-columns-repeated="28"/>
          <table:table-cell table:number-columns-repeated="996"/>
        </table:table-row>
        <table:table-row table:style-name="ro1" table:number-rows-repeated="2">
          <table:table-cell table:style-name="ce135" table:number-columns-repeated="28"/>
          <table:table-cell table:number-columns-repeated="996"/>
        </table:table-row>
        <table:table-row table:style-name="ro57">
          <table:table-cell table:style-name="ce135" table:number-columns-repeated="5"/>
          <table:table-cell table:style-name="ce152"/>
          <table:table-cell table:style-name="ce135" table:number-columns-repeated="22"/>
          <table:table-cell table:number-columns-repeated="996"/>
        </table:table-row>
        <table:table-row table:style-name="ro38">
          <table:table-cell table:style-name="ce135" table:number-columns-repeated="5"/>
          <table:table-cell table:style-name="ce152"/>
          <table:table-cell table:style-name="ce135" table:number-columns-repeated="22"/>
          <table:table-cell table:number-columns-repeated="996"/>
        </table:table-row>
        <table:table-row table:style-name="ro57">
          <table:table-cell table:style-name="ce135" table:number-columns-repeated="28"/>
          <table:table-cell table:number-columns-repeated="996"/>
        </table:table-row>
        <table:table-row table:style-name="ro57">
          <table:table-cell table:style-name="ce135" table:number-columns-repeated="5"/>
          <table:table-cell table:style-name="ce152"/>
          <table:table-cell table:style-name="ce135" table:number-columns-repeated="22"/>
          <table:table-cell table:number-columns-repeated="996"/>
        </table:table-row>
        <table:table-row table:style-name="ro59">
          <table:table-cell table:style-name="ce135" table:number-columns-repeated="5"/>
          <table:table-cell table:style-name="ce152"/>
          <table:table-cell table:style-name="ce135" table:number-columns-repeated="22"/>
          <table:table-cell table:number-columns-repeated="996"/>
        </table:table-row>
        <table:table-row table:style-name="ro32">
          <table:table-cell table:style-name="ce135" table:number-columns-repeated="28"/>
          <table:table-cell table:number-columns-repeated="996"/>
        </table:table-row>
        <table:table-row table:style-name="ro32">
          <table:table-cell table:style-name="ce135" table:number-columns-repeated="3"/>
          <table:table-cell table:style-name="ce616"/>
          <table:table-cell table:style-name="ce135" table:number-columns-repeated="24"/>
          <table:table-cell table:number-columns-repeated="996"/>
        </table:table-row>
        <table:table-row table:style-name="ro44">
          <table:table-cell table:style-name="ce415"/>
          <table:table-cell table:style-name="ce655"/>
          <table:table-cell table:style-name="ce663" table:content-validation-name="val33"/>
          <table:table-cell table:style-name="ce669"/>
          <table:table-cell table:style-name="ce135" table:number-columns-repeated="24"/>
          <table:table-cell table:number-columns-repeated="996"/>
        </table:table-row>
        <table:table-row table:style-name="ro57">
          <table:table-cell table:style-name="ce415"/>
          <table:table-cell table:style-name="ce592"/>
          <table:table-cell table:style-name="ce662"/>
          <table:table-cell table:style-name="ce669"/>
          <table:table-cell table:style-name="ce135" table:number-columns-repeated="24"/>
          <table:table-cell table:number-columns-repeated="996"/>
        </table:table-row>
        <table:table-row table:style-name="ro32">
          <table:table-cell table:style-name="ce415"/>
          <table:table-cell table:style-name="ce655"/>
          <table:table-cell table:style-name="ce664" table:content-validation-name="val39"/>
          <table:table-cell table:style-name="ce669"/>
          <table:table-cell table:style-name="ce135" table:number-columns-repeated="24"/>
          <table:table-cell table:number-columns-repeated="996"/>
        </table:table-row>
        <table:table-row table:style-name="ro1">
          <table:table-cell table:style-name="ce415"/>
          <table:table-cell table:style-name="ce592"/>
          <table:table-cell table:style-name="ce415"/>
          <table:table-cell table:style-name="ce670"/>
          <table:table-cell table:style-name="ce135" table:number-columns-repeated="24"/>
          <table:table-cell table:number-columns-repeated="996"/>
        </table:table-row>
        <table:table-row table:style-name="ro1">
          <table:table-cell table:style-name="ce415"/>
          <table:table-cell table:style-name="ce592"/>
          <table:table-cell table:style-name="ce661" table:content-validation-name="val31"/>
          <table:table-cell table:style-name="ce669" table:number-columns-spanned="1" table:number-rows-spanned="4"/>
          <table:table-cell table:style-name="ce135" table:number-columns-repeated="24"/>
          <table:table-cell table:number-columns-repeated="996"/>
        </table:table-row>
        <table:table-row table:style-name="ro1">
          <table:table-cell table:style-name="ce415"/>
          <table:table-cell table:style-name="ce592"/>
          <table:table-cell table:style-name="ce661" table:content-validation-name="val31"/>
          <table:covered-table-cell table:style-name="ce669"/>
          <table:table-cell table:style-name="ce135" table:number-columns-repeated="24"/>
          <table:table-cell table:number-columns-repeated="996"/>
        </table:table-row>
        <table:table-row table:style-name="ro1">
          <table:table-cell table:style-name="ce415"/>
          <table:table-cell table:style-name="ce592"/>
          <table:table-cell table:style-name="ce661" table:content-validation-name="val31"/>
          <table:covered-table-cell table:style-name="ce669"/>
          <table:table-cell table:style-name="ce135" table:number-columns-repeated="24"/>
          <table:table-cell table:number-columns-repeated="996"/>
        </table:table-row>
        <table:table-row table:style-name="ro1">
          <table:table-cell table:style-name="ce415"/>
          <table:table-cell table:style-name="ce592"/>
          <table:table-cell table:style-name="ce661" table:content-validation-name="val31"/>
          <table:covered-table-cell table:style-name="ce669"/>
          <table:table-cell table:style-name="ce135" table:number-columns-repeated="24"/>
          <table:table-cell table:number-columns-repeated="996"/>
        </table:table-row>
        <table:table-row table:style-name="ro1">
          <table:table-cell table:style-name="ce415" table:number-columns-repeated="3"/>
          <table:table-cell table:style-name="ce671"/>
          <table:table-cell table:style-name="ce135" table:number-columns-repeated="24"/>
          <table:table-cell table:number-columns-repeated="996"/>
        </table:table-row>
        <table:table-row table:style-name="ro1">
          <table:table-cell table:style-name="ce415" table:number-columns-repeated="3"/>
          <table:table-cell table:style-name="ce672"/>
          <table:table-cell table:style-name="ce135" table:number-columns-repeated="24"/>
          <table:table-cell table:number-columns-repeated="996"/>
        </table:table-row>
        <table:table-row table:style-name="ro1" table:number-rows-repeated="6">
          <table:table-cell table:style-name="ce135" table:number-columns-repeated="3"/>
          <table:table-cell table:style-name="ce666"/>
          <table:table-cell table:style-name="ce135" table:number-columns-repeated="24"/>
          <table:table-cell table:number-columns-repeated="996"/>
        </table:table-row>
        <table:table-row table:style-name="ro1" table:number-rows-repeated="20">
          <table:table-cell table:style-name="ce135" table:number-columns-repeated="28"/>
          <table:table-cell table:number-columns-repeated="996"/>
        </table:table-row>
        <table:table-row table:style-name="ro1" table:number-rows-repeated="9">
          <table:table-cell table:style-name="ce135" table:number-columns-repeated="3"/>
          <table:table-cell table:style-name="ce665"/>
          <table:table-cell table:style-name="ce135" table:number-columns-repeated="24"/>
          <table:table-cell table:number-columns-repeated="996"/>
        </table:table-row>
        <table:table-row table:style-name="ro1" table:number-rows-repeated="9">
          <table:table-cell table:style-name="ce135" table:number-columns-repeated="28"/>
          <table:table-cell table:number-columns-repeated="996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ERS Settings SUMMARY" table:style-name="ta15" table:protected="true" table:protection-key="o/5vNGZT4ugYg1OQkybhrIENk74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office:forms form:automatic-focus="false" form:apply-design-mode="false"/>
        <table:shapes>
          <draw:custom-shape draw:z-index="0" draw:name="AutoShape 5" draw:style-name="gr2" draw:text-style-name="P3" svg:width="21.28mm" svg:height="5.29mm" svg:x="94.09mm" svg:y="22.49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6" table:default-cell-style-name="Default"/>
        <table:table-column table:style-name="co55" table:default-cell-style-name="ce483"/>
        <table:table-column table:style-name="co19" table:default-cell-style-name="ce483"/>
        <table:table-column table:style-name="co56" table:default-cell-style-name="ce483"/>
        <table:table-column table:style-name="co57" table:default-cell-style-name="ce483"/>
        <table:table-column table:style-name="co58" table:default-cell-style-name="ce483"/>
        <table:table-column table:style-name="co16" table:number-columns-repeated="1018" table:default-cell-style-name="Default"/>
        <table:table-row table:style-name="ro1" table:number-rows-repeated="2">
          <table:table-cell table:style-name="ce135" table:number-columns-repeated="1024"/>
        </table:table-row>
        <table:table-row table:style-name="ro1">
          <table:table-cell table:style-name="ce135"/>
          <table:table-cell table:style-name="ce682" office:value-type="string" calcext:value-type="string">
            <text:p>This sheet condenses the registers settings contained in this file, But more are options may be available at the Data Sheet</text:p>
          </table:table-cell>
          <table:table-cell table:style-name="ce688" table:number-columns-repeated="4"/>
          <table:table-cell table:style-name="ce135" table:number-columns-repeated="1018"/>
        </table:table-row>
        <table:table-row table:style-name="ro1">
          <table:table-cell table:style-name="ce135" table:number-columns-repeated="1024"/>
        </table:table-row>
        <table:table-row table:style-name="ro16">
          <table:table-cell table:style-name="ce135" table:number-columns-repeated="4"/>
          <table:table-cell table:style-name="ce692" office:value-type="string" calcext:value-type="string">
            <text:p>Select your work mode: (click box)</text:p>
          </table:table-cell>
          <table:table-cell table:style-name="ce135" table:number-columns-repeated="1019"/>
        </table:table-row>
        <table:table-row table:style-name="ro23">
          <table:table-cell table:style-name="ce135" table:number-columns-repeated="4"/>
          <table:table-cell table:style-name="ce693" table:content-validation-name="val40" office:value-type="string" calcext:value-type="string">
            <text:p>PH + FIFO MODE</text:p>
          </table:table-cell>
          <table:table-cell table:style-name="ce135" table:number-columns-repeated="1019"/>
        </table:table-row>
        <table:table-row table:style-name="ro1">
          <table:table-cell table:style-name="ce135" table:number-columns-repeated="1024"/>
        </table:table-row>
        <table:table-row table:style-name="ro1">
          <table:table-cell table:style-name="ce135"/>
          <table:table-cell table:style-name="ce683" office:value-type="string" calcext:value-type="string">
            <text:p>Legend:</text:p>
          </table:table-cell>
          <table:table-cell table:style-name="ce135" table:number-columns-repeated="1022"/>
        </table:table-row>
        <table:table-row table:style-name="ro55">
          <table:table-cell table:style-name="ce135"/>
          <table:table-cell table:style-name="ce684" office:value-type="string" calcext:value-type="string">
            <text:p>N/A - Means Not Applicable</text:p>
          </table:table-cell>
          <table:table-cell table:style-name="ce135" table:number-columns-repeated="2"/>
          <table:table-cell table:style-name="ce694" table:formula="of:=IF([.$E$6]=[$PH_general.$G$43];(CONCATENATE(&quot; &quot;;[$'PH + FIFO MODE'.$C$5]));&quot;&quot;)" office:value-type="string" office:string-value=" &lt;PREAMBLE&gt;&lt;SYNC&gt;&lt;DATA&gt;&lt;CRC&gt;" calcext:value-type="string">
            <text:p><text:s/>&lt;PREAMBLE&gt;&lt;SYNC&gt;&lt;DATA&gt;&lt;CRC&gt;</text:p>
          </table:table-cell>
          <table:table-cell table:style-name="ce135" table:number-columns-repeated="1019"/>
        </table:table-row>
        <table:table-row table:style-name="ro1" table:number-rows-repeated="2">
          <table:table-cell table:style-name="ce135" table:number-columns-repeated="1024"/>
        </table:table-row>
        <table:table-row table:style-name="ro16">
          <table:table-cell table:style-name="ce135" table:number-columns-repeated="4"/>
          <table:table-cell table:style-name="ce692" office:value-type="string" calcext:value-type="string">
            <text:p>Modem is set to Work with the following modulation:</text:p>
          </table:table-cell>
          <table:table-cell table:style-name="ce135" table:number-columns-repeated="1019"/>
        </table:table-row>
        <table:table-row table:style-name="ro23">
          <table:table-cell table:style-name="ce135" table:number-columns-repeated="4"/>
          <table:table-cell table:style-name="ce695" table:formula="of:=[$'Modem Registers Calculations'.A9]" office:value-type="string" office:string-value="FSK" calcext:value-type="string">
            <text:p>FSK</text:p>
          </table:table-cell>
          <table:table-cell table:style-name="ce697" office:value-type="string" calcext:value-type="string">
            <text:p>(change can be done at the Modem Registers Calculations sheet)</text:p>
          </table:table-cell>
          <table:table-cell table:style-name="ce135" table:number-columns-repeated="1018"/>
        </table:table-row>
        <table:table-row table:style-name="ro1" table:number-rows-repeated="2">
          <table:table-cell table:style-name="ce135" table:number-columns-repeated="1024"/>
        </table:table-row>
        <table:table-row table:style-name="ro16">
          <table:table-cell table:style-name="ce135" table:number-columns-repeated="1024"/>
        </table:table-row>
        <table:table-row table:style-name="ro16">
          <table:table-cell table:style-name="ce135"/>
          <table:table-cell table:style-name="ce685" office:value-type="string" calcext:value-type="string">
            <text:p>Reg. Address</text:p>
          </table:table-cell>
          <table:table-cell table:style-name="ce689" office:value-type="string" calcext:value-type="string">
            <text:p>Setting Value (hexa)</text:p>
          </table:table-cell>
          <table:table-cell table:style-name="ce691" office:value-type="string" calcext:value-type="string">
            <text:p>WDS Command</text:p>
          </table:table-cell>
          <table:table-cell table:style-name="ce696" office:value-type="string" calcext:value-type="string">
            <text:p>default ?</text:p>
          </table:table-cell>
          <table:table-cell table:style-name="ce696" office:value-type="string" calcext:value-type="string">
            <text:p>Information</text:p>
          </table:table-cell>
          <table:table-cell table:style-name="ce135" table:number-columns-repeated="4"/>
          <table:table-cell table:style-name="ce703" table:number-columns-repeated="6"/>
          <table:table-cell table:style-name="ce135" table:number-columns-repeated="1008"/>
        </table:table-row>
        <table:table-row table:style-name="ro1">
          <table:table-cell table:style-name="ce135"/>
          <table:table-cell table:style-name="ce686" office:value-type="string" calcext:value-type="string">
            <text:p>1C</text:p>
          </table:table-cell>
          <table:table-cell table:style-name="ce686" table:formula="of:=IF(EXACT([.$E$13];[$PH_general.$G$5]);[$'Modem Registers Calculations'.L68];[$'Modem Registers Calculations'.L52])" office:value-type="string" office:string-value="06" calcext:value-type="string">
            <text:p>06</text:p>
          </table:table-cell>
          <table:table-cell table:style-name="ce686" table:formula="of:=IF(EXACT([.$E$13];[$PH_general.$G$5]);[$'Modem Registers Calculations'.M68];[$'Modem Registers Calculations'.M52])" office:value-type="string" office:string-value="S2 9C06" calcext:value-type="string">
            <text:p>S2 9C06</text:p>
          </table:table-cell>
          <table:table-cell table:style-name="ce366" table:formula="of:=IF([.C18]=&quot;01&quot;;[$PH_general.$G$53];&quot;&quot;)">
            <text:p/>
          </table:table-cell>
          <table:table-cell table:style-name="ce698" office:value-type="string" calcext:value-type="string" table:number-columns-spanned="1" table:number-rows-spanned="3">
            <text:p>These registers are for RX modem ONLY</text:p>
          </table:table-cell>
          <table:table-cell table:style-name="ce135" table:number-columns-repeated="4"/>
          <table:table-cell table:style-name="ce703"/>
          <table:table-cell table:style-name="ce473" table:number-columns-repeated="3"/>
          <table:table-cell table:style-name="ce703" table:number-columns-repeated="2"/>
          <table:table-cell table:style-name="ce135" table:number-columns-repeated="1008"/>
        </table:table-row>
        <table:table-row table:style-name="ro1">
          <table:table-cell table:style-name="ce135"/>
          <table:table-cell table:style-name="ce423" office:value-type="string" calcext:value-type="string">
            <text:p>1D</text:p>
          </table:table-cell>
          <table:table-cell table:style-name="ce423" table:formula="of:=[$'Modem Registers Calculations'.L59]" office:value-type="string" office:string-value="44" calcext:value-type="string">
            <text:p>44</text:p>
          </table:table-cell>
          <table:table-cell table:style-name="ce423" table:formula="of:=[$'Modem Registers Calculations'.M59]" office:value-type="string" office:string-value="S2 9D44" calcext:value-type="string">
            <text:p>S2 9D44</text:p>
          </table:table-cell>
          <table:table-cell table:style-name="ce366" table:formula="of:=IF([.C19]=&quot;40&quot;;[$PH_general.$G$53];&quot;&quot;)">
            <text:p/>
          </table:table-cell>
          <table:covered-table-cell table:style-name="ce699"/>
          <table:table-cell table:style-name="ce135" table:number-columns-repeated="4"/>
          <table:table-cell table:style-name="ce703"/>
          <table:table-cell table:style-name="ce473" table:number-columns-repeated="3"/>
          <table:table-cell table:style-name="ce703" table:number-columns-repeated="2"/>
          <table:table-cell table:style-name="ce135" table:number-columns-repeated="1008"/>
        </table:table-row>
        <table:table-row table:style-name="ro16">
          <table:table-cell table:style-name="ce135"/>
          <table:table-cell table:style-name="ce423" office:value-type="string" calcext:value-type="string">
            <text:p>1E</text:p>
          </table:table-cell>
          <table:table-cell table:style-name="ce423" table:formula="of:=[$'Modem Registers Calculations'.L60]" office:value-type="string" office:string-value="0A" calcext:value-type="string">
            <text:p>0A</text:p>
          </table:table-cell>
          <table:table-cell table:style-name="ce423" table:formula="of:=[$'Modem Registers Calculations'.M60]" office:value-type="string" office:string-value="S2 9E0A" calcext:value-type="string">
            <text:p>S2 9E0A</text:p>
          </table:table-cell>
          <table:table-cell table:style-name="ce366"/>
          <table:covered-table-cell table:style-name="ce700"/>
          <table:table-cell table:style-name="ce135" table:number-columns-repeated="4"/>
          <table:table-cell table:style-name="ce703"/>
          <table:table-cell table:style-name="ce473" table:number-columns-repeated="3"/>
          <table:table-cell table:style-name="ce703" table:number-columns-repeated="2"/>
          <table:table-cell table:style-name="ce135" table:number-columns-repeated="1008"/>
        </table:table-row>
        <table:table-row table:style-name="ro16">
          <table:table-cell table:style-name="ce135"/>
          <table:table-cell table:style-name="ce686" office:value-type="string" calcext:value-type="string">
            <text:p>1F</text:p>
          </table:table-cell>
          <table:table-cell table:style-name="ce686" table:formula="of:=IF(EXACT([.$E$13];[$PH_general.$G$5]);[$'Modem Registers Calculations'.L78];[$'Modem Registers Calculations'.L62])" office:value-type="string" office:string-value="00" calcext:value-type="string">
            <text:p>00</text:p>
          </table:table-cell>
          <table:table-cell table:style-name="ce686" table:formula="of:=IF(EXACT([.$E$13];[$PH_general.$G$5]);[$'Modem Registers Calculations'.M78];[$'Modem Registers Calculations'.M62])" office:value-type="string" office:string-value="S2 9F00" calcext:value-type="string">
            <text:p>S2 9F00</text:p>
          </table:table-cell>
          <table:table-cell table:style-name="ce366" table:formula="of:=IF([.C21]=&quot;01&quot;;[$PH_general.$G$53];&quot;&quot;)">
            <text:p/>
          </table:table-cell>
          <table:table-cell table:style-name="ce135" table:number-columns-repeated="5"/>
          <table:table-cell table:style-name="ce703"/>
          <table:table-cell table:style-name="ce473" table:number-columns-repeated="3"/>
          <table:table-cell table:style-name="ce703" table:number-columns-repeated="2"/>
          <table:table-cell table:style-name="ce135" table:number-columns-repeated="1008"/>
        </table:table-row>
        <table:table-row table:style-name="ro1">
          <table:table-cell table:style-name="ce135"/>
          <table:table-cell table:style-name="ce423" office:value-type="float" office:value="20" calcext:value-type="float">
            <text:p>20</text:p>
          </table:table-cell>
          <table:table-cell table:style-name="ce423" table:formula="of:=IF(EXACT([.$E$13];[$PH_general.$G$5]);[$'Modem Registers Calculations'.L69];[$'Modem Registers Calculations'.L53])" office:value-type="string" office:string-value="A1" calcext:value-type="string">
            <text:p>A1</text:p>
          </table:table-cell>
          <table:table-cell table:style-name="ce423" table:formula="of:=IF(EXACT([.$E$13];[$PH_general.$G$5]);[$'Modem Registers Calculations'.M69];[$'Modem Registers Calculations'.M53])" office:value-type="string" office:string-value="S2 A0A1" calcext:value-type="string">
            <text:p>S2 A0A1</text:p>
          </table:table-cell>
          <table:table-cell table:style-name="ce366" table:formula="of:=IF([.C22]=&quot;64&quot;;[$PH_general.$G$53];&quot;&quot;)">
            <text:p/>
          </table:table-cell>
          <table:table-cell table:style-name="ce698" office:value-type="string" calcext:value-type="string" table:number-columns-spanned="1" table:number-rows-spanned="10">
            <text:p>These registers are for RX modem ONLY</text:p>
          </table:table-cell>
          <table:table-cell table:style-name="ce135" table:number-columns-repeated="4"/>
          <table:table-cell table:style-name="ce703"/>
          <table:table-cell table:style-name="ce473" table:number-columns-repeated="3"/>
          <table:table-cell table:style-name="ce703" table:number-columns-repeated="2"/>
          <table:table-cell table:style-name="ce135" table:number-columns-repeated="1008"/>
        </table:table-row>
        <table:table-row table:style-name="ro1">
          <table:table-cell table:style-name="ce135"/>
          <table:table-cell table:style-name="ce423" office:value-type="float" office:value="21" calcext:value-type="float">
            <text:p>21</text:p>
          </table:table-cell>
          <table:table-cell table:style-name="ce423" table:formula="of:=IF(EXACT([.$E$13];[$PH_general.$G$5]);[$'Modem Registers Calculations'.L70];[$'Modem Registers Calculations'.L54])" office:value-type="string" office:string-value="20" calcext:value-type="string">
            <text:p>20</text:p>
          </table:table-cell>
          <table:table-cell table:style-name="ce423" table:formula="of:=IF(EXACT([.$E$13];[$PH_general.$G$5]);[$'Modem Registers Calculations'.M70];[$'Modem Registers Calculations'.M54])" office:value-type="string" office:string-value="S2 A120" calcext:value-type="string">
            <text:p>S2 A120</text:p>
          </table:table-cell>
          <table:table-cell table:style-name="ce366" table:formula="of:=IF([.C23]=&quot;01&quot;;[$PH_general.$G$53];&quot;&quot;)">
            <text:p/>
          </table:table-cell>
          <table:covered-table-cell table:style-name="ce699"/>
          <table:table-cell table:style-name="ce135" table:number-columns-repeated="4"/>
          <table:table-cell table:style-name="ce703"/>
          <table:table-cell table:style-name="ce473" table:number-columns-repeated="3"/>
          <table:table-cell table:style-name="ce703" table:number-columns-repeated="2"/>
          <table:table-cell table:style-name="ce135" table:number-columns-repeated="1008"/>
        </table:table-row>
        <table:table-row table:style-name="ro1">
          <table:table-cell table:style-name="ce135"/>
          <table:table-cell table:style-name="ce423" office:value-type="float" office:value="22" calcext:value-type="float">
            <text:p>22</text:p>
          </table:table-cell>
          <table:table-cell table:style-name="ce423" table:formula="of:=IF(EXACT([.$E$13];[$PH_general.$G$5]);[$'Modem Registers Calculations'.L71];[$'Modem Registers Calculations'.L55])" office:value-type="string" office:string-value="4E" calcext:value-type="string">
            <text:p>4E</text:p>
          </table:table-cell>
          <table:table-cell table:style-name="ce423" table:formula="of:=IF(EXACT([.$E$13];[$PH_general.$G$5]);[$'Modem Registers Calculations'.M71];[$'Modem Registers Calculations'.M55])" office:value-type="string" office:string-value="S2 A24E" calcext:value-type="string">
            <text:p>S2 A24E</text:p>
          </table:table-cell>
          <table:table-cell table:style-name="ce366" table:formula="of:=IF([.C24]=&quot;47&quot;;[$PH_general.$G$53];&quot;&quot;)">
            <text:p/>
          </table:table-cell>
          <table:covered-table-cell table:style-name="ce699"/>
          <table:table-cell table:style-name="ce135" table:number-columns-repeated="4"/>
          <table:table-cell table:style-name="ce703"/>
          <table:table-cell table:style-name="ce473" table:number-columns-repeated="3"/>
          <table:table-cell table:style-name="ce703" table:number-columns-repeated="2"/>
          <table:table-cell table:style-name="ce135" table:number-columns-repeated="1008"/>
        </table:table-row>
        <table:table-row table:style-name="ro1">
          <table:table-cell table:style-name="ce135"/>
          <table:table-cell table:style-name="ce423" office:value-type="float" office:value="23" calcext:value-type="float">
            <text:p>23</text:p>
          </table:table-cell>
          <table:table-cell table:style-name="ce423" table:formula="of:=IF(EXACT([.$E$13];[$PH_general.$G$5]);[$'Modem Registers Calculations'.L72];[$'Modem Registers Calculations'.L56])" office:value-type="string" office:string-value="90" calcext:value-type="string">
            <text:p>90</text:p>
          </table:table-cell>
          <table:table-cell table:style-name="ce423" table:formula="of:=IF(EXACT([.$E$13];[$PH_general.$G$5]);[$'Modem Registers Calculations'.M72];[$'Modem Registers Calculations'.M56])" office:value-type="string" office:string-value="S2 A390" calcext:value-type="string">
            <text:p>S2 A390</text:p>
          </table:table-cell>
          <table:table-cell table:style-name="ce366" table:formula="of:=IF([.C25]=&quot;AE&quot;;[$PH_general.$G$53];&quot;&quot;)">
            <text:p/>
          </table:table-cell>
          <table:covered-table-cell table:style-name="ce699"/>
          <table:table-cell table:style-name="ce135" table:number-columns-repeated="4"/>
          <table:table-cell table:style-name="ce703" table:number-columns-repeated="6"/>
          <table:table-cell table:style-name="ce135" table:number-columns-repeated="1008"/>
        </table:table-row>
        <table:table-row table:style-name="ro1">
          <table:table-cell table:style-name="ce135"/>
          <table:table-cell table:style-name="ce423" office:value-type="float" office:value="24" calcext:value-type="float">
            <text:p>24</text:p>
          </table:table-cell>
          <table:table-cell table:style-name="ce423" table:formula="of:=IF(EXACT([.$E$13];[$PH_general.$G$5]);[$'Modem Registers Calculations'.L73];[$'Modem Registers Calculations'.L57])" office:value-type="string" office:string-value="10" calcext:value-type="string">
            <text:p>10</text:p>
          </table:table-cell>
          <table:table-cell table:style-name="ce423" table:formula="of:=IF(EXACT([.$E$13];[$PH_general.$G$5]);[$'Modem Registers Calculations'.M73];[$'Modem Registers Calculations'.M57])" office:value-type="string" office:string-value="S2 A410" calcext:value-type="string">
            <text:p>S2 A410</text:p>
          </table:table-cell>
          <table:table-cell table:style-name="ce366"/>
          <table:covered-table-cell table:style-name="ce699"/>
          <table:table-cell table:style-name="ce473"/>
          <table:table-cell table:style-name="ce135" table:number-columns-repeated="3"/>
          <table:table-cell table:style-name="ce703" table:number-columns-repeated="6"/>
          <table:table-cell table:style-name="ce135" table:number-columns-repeated="1008"/>
        </table:table-row>
        <table:table-row table:style-name="ro1">
          <table:table-cell table:style-name="ce135"/>
          <table:table-cell table:style-name="ce423" office:value-type="float" office:value="25" calcext:value-type="float">
            <text:p>25</text:p>
          </table:table-cell>
          <table:table-cell table:style-name="ce423" table:formula="of:=IF(EXACT([.$E$13];[$PH_general.$G$5]);[$'Modem Registers Calculations'.L74];[$'Modem Registers Calculations'.L58])" office:value-type="string" office:string-value="1C" calcext:value-type="string">
            <text:p>1C</text:p>
          </table:table-cell>
          <table:table-cell table:style-name="ce423" table:formula="of:=IF(EXACT([.$E$13];[$PH_general.$G$5]);[$'Modem Registers Calculations'.M74];[$'Modem Registers Calculations'.M58])" office:value-type="string" office:string-value="S2 A51C" calcext:value-type="string">
            <text:p>S2 A51C</text:p>
          </table:table-cell>
          <table:table-cell table:style-name="ce366" table:formula="of:=IF([.C27]=&quot;8F&quot;;[$PH_general.$G$53];&quot;&quot;)">
            <text:p/>
          </table:table-cell>
          <table:covered-table-cell table:style-name="ce699"/>
          <table:table-cell table:style-name="ce135" table:number-columns-repeated="4"/>
          <table:table-cell table:style-name="ce703" table:number-columns-repeated="6"/>
          <table:table-cell table:style-name="ce135" table:number-columns-repeated="1008"/>
        </table:table-row>
        <table:table-row table:style-name="ro1">
          <table:table-cell table:style-name="ce135"/>
          <table:table-cell table:style-name="ce423" office:value-type="string" calcext:value-type="string">
            <text:p>2A</text:p>
          </table:table-cell>
          <table:table-cell table:style-name="ce690" table:formula="of:=[$'Modem Registers Calculations'.L61]" office:value-type="string" office:string-value="28" calcext:value-type="string">
            <text:p>28</text:p>
          </table:table-cell>
          <table:table-cell table:style-name="ce432" table:formula="of:=CONCATENATE(&quot;S2 AA&quot;;[.C28])" office:value-type="string" office:string-value="S2 AA28" calcext:value-type="string">
            <text:p>S2 AA28</text:p>
          </table:table-cell>
          <table:table-cell table:style-name="ce366" table:formula="of:=IF([.C28]=&quot;00&quot;;[$PH_general.$G$53];&quot;&quot;)">
            <text:p/>
          </table:table-cell>
          <table:covered-table-cell table:style-name="ce699"/>
          <table:table-cell table:style-name="ce135" table:number-columns-repeated="4"/>
          <table:table-cell table:style-name="ce703" table:number-columns-repeated="6"/>
          <table:table-cell table:style-name="ce135" table:number-columns-repeated="1008"/>
        </table:table-row>
        <table:table-row table:style-name="ro1">
          <table:table-cell table:style-name="ce135"/>
          <table:table-cell table:style-name="ce423" office:value-type="string" calcext:value-type="string">
            <text:p>2C</text:p>
          </table:table-cell>
          <table:table-cell table:style-name="ce690" table:formula="of:=[$'Modem Registers Calculations'.L75]" office:value-type="string" office:string-value="28" calcext:value-type="string">
            <text:p>28</text:p>
          </table:table-cell>
          <table:table-cell table:style-name="ce432" table:formula="of:=IF([$'Modem Registers Calculations'.$A$9]=&quot;OOK&quot;;(CONCATENATE(&quot;S2 AC&quot;;[.C29]));&quot;N/A&quot;)" office:value-type="string" office:string-value="N/A" calcext:value-type="string">
            <text:p>N/A</text:p>
          </table:table-cell>
          <table:table-cell table:style-name="ce366" table:formula="of:=IF(([$'Modem Registers Calculations'.$A$9]=&quot;OOK&quot;);(IF(([.C29]=&quot;18&quot;);[$PH_general.$G$53];&quot;&quot;));&quot;This setting is relevant only in OOK&quot;)" office:value-type="string" office:string-value="This setting is relevant only in OOK" calcext:value-type="string">
            <text:p>This setting is relevant only in OOK</text:p>
          </table:table-cell>
          <table:covered-table-cell table:style-name="ce699"/>
          <table:table-cell table:style-name="ce135" table:number-columns-repeated="4"/>
          <table:table-cell table:style-name="ce703" table:number-columns-repeated="6"/>
          <table:table-cell table:style-name="ce135" table:number-columns-repeated="1008"/>
        </table:table-row>
        <table:table-row table:style-name="ro1">
          <table:table-cell table:style-name="ce135"/>
          <table:table-cell table:style-name="ce423" office:value-type="string" calcext:value-type="string">
            <text:p>2D</text:p>
          </table:table-cell>
          <table:table-cell table:style-name="ce690" table:formula="of:=[$'Modem Registers Calculations'.L76]" office:value-type="string" office:string-value="82" calcext:value-type="string">
            <text:p>82</text:p>
          </table:table-cell>
          <table:table-cell table:style-name="ce432" table:formula="of:=IF([$'Modem Registers Calculations'.$A$9]=&quot;OOK&quot;;(CONCATENATE(&quot;S2 AD&quot;;[.C30]));&quot;N/A&quot;)" office:value-type="string" office:string-value="N/A" calcext:value-type="string">
            <text:p>N/A</text:p>
          </table:table-cell>
          <table:table-cell table:style-name="ce366" table:formula="of:=IF(([$'Modem Registers Calculations'.$A$9]=&quot;OOK&quot;);(IF(([.C30]=&quot;BC&quot;);[$PH_general.$G$53];&quot;&quot;));&quot;This setting is relevant only in OOK&quot;)" office:value-type="string" office:string-value="This setting is relevant only in OOK" calcext:value-type="string">
            <text:p>This setting is relevant only in OOK</text:p>
          </table:table-cell>
          <table:covered-table-cell table:style-name="ce699"/>
          <table:table-cell table:style-name="ce135" table:number-columns-repeated="4"/>
          <table:table-cell table:style-name="ce703" table:number-columns-repeated="6"/>
          <table:table-cell table:style-name="ce135" table:number-columns-repeated="1008"/>
        </table:table-row>
        <table:table-row table:style-name="ro16">
          <table:table-cell table:style-name="ce135"/>
          <table:table-cell table:style-name="ce423" office:value-type="string" calcext:value-type="string">
            <text:p>2E</text:p>
          </table:table-cell>
          <table:table-cell table:style-name="ce690" table:formula="of:=[$'Modem Registers Calculations'.L77]" office:value-type="string" office:string-value="2A" calcext:value-type="string">
            <text:p>2A</text:p>
          </table:table-cell>
          <table:table-cell table:style-name="ce432" table:formula="of:=IF([$'Modem Registers Calculations'.$A$9]=&quot;OOK&quot;;(CONCATENATE(&quot;S2 AE&quot;;[.C31]));&quot;N/A&quot;)" office:value-type="string" office:string-value="N/A" calcext:value-type="string">
            <text:p>N/A</text:p>
          </table:table-cell>
          <table:table-cell table:style-name="ce366" table:formula="of:=IF(([$'Modem Registers Calculations'.$A$9]=&quot;OOK&quot;);(IF(([.C31]=&quot;26&quot;);[$PH_general.$G$53];&quot;&quot;));&quot;This setting is relevant only in OOK&quot;)" office:value-type="string" office:string-value="This setting is relevant only in OOK" calcext:value-type="string">
            <text:p>This setting is relevant only in OOK</text:p>
          </table:table-cell>
          <table:covered-table-cell table:style-name="ce700"/>
          <table:table-cell table:style-name="ce135" table:number-columns-repeated="4"/>
          <table:table-cell table:style-name="ce703" table:number-columns-repeated="6"/>
          <table:table-cell table:style-name="ce135" table:number-columns-repeated="1008"/>
        </table:table-row>
        <table:table-row table:style-name="ro1">
          <table:table-cell table:style-name="ce135" table:number-columns-repeated="4"/>
          <table:table-cell table:style-name="ce366"/>
          <table:table-cell table:style-name="ce701"/>
          <table:table-cell table:style-name="ce135" table:number-columns-repeated="4"/>
          <table:table-cell table:style-name="ce703" table:number-columns-repeated="6"/>
          <table:table-cell table:style-name="ce135" table:number-columns-repeated="1008"/>
        </table:table-row>
        <table:table-row table:style-name="ro1">
          <table:table-cell table:style-name="ce135"/>
          <table:table-cell table:style-name="ce423" office:value-type="float" office:value="30" calcext:value-type="float">
            <text:p>30</text:p>
          </table:table-cell>
          <table:table-cell table:style-name="ce423" table:formula="of:=IF(EXACT([.$E$6];[$PH_general.$G$42]);[$'FIFO MODE'.G9];[$'PH + FIFO MODE'.G10])" office:value-type="string" office:string-value="AD" calcext:value-type="string">
            <text:p>AD</text:p>
          </table:table-cell>
          <table:table-cell table:style-name="ce423" table:formula="of:=IF(EXACT([.$E$6];[$PH_general.$G$42]);[$'FIFO MODE'.H9];[$'PH + FIFO MODE'.H10])" office:value-type="string" office:string-value="S2 B0AD" calcext:value-type="string">
            <text:p>S2 B0AD</text:p>
          </table:table-cell>
          <table:table-cell table:style-name="ce366" table:formula="of:=IF([.C33]=&quot;8D&quot;;[$PH_general.$G$53];&quot;&quot;)">
            <text:p/>
          </table:table-cell>
          <table:table-cell table:style-name="ce135" table:number-columns-repeated="1019"/>
        </table:table-row>
        <table:table-row table:style-name="ro1">
          <table:table-cell table:style-name="ce135"/>
          <table:table-cell table:style-name="ce423" office:value-type="float" office:value="32" calcext:value-type="float">
            <text:p>32</text:p>
          </table:table-cell>
          <table:table-cell table:style-name="ce423" table:formula="of:=IF(EXACT([.$E$6];[$PH_general.$G$42]);&quot;N/A&quot;;[$'PH + FIFO MODE'.G11])" office:value-type="string" office:string-value="0C" calcext:value-type="string">
            <text:p>0C</text:p>
          </table:table-cell>
          <table:table-cell table:style-name="ce423" table:formula="of:=IF(EXACT([.$E$6];[$PH_general.$G$42]);&quot;&quot;;[$'PH + FIFO MODE'.H11])" office:value-type="string" office:string-value="S2 B20C" calcext:value-type="string">
            <text:p>S2 B20C</text:p>
          </table:table-cell>
          <table:table-cell table:style-name="ce366" table:formula="of:=IF([.C34]=&quot;0C&quot;;[$PH_general.$G$53];&quot;&quot;)" office:value-type="string" office:string-value="This is the Default Value after RESET" calcext:value-type="string">
            <text:p>This is the Default Value after RESET</text:p>
          </table:table-cell>
          <table:table-cell table:style-name="ce135" table:number-columns-repeated="1019"/>
        </table:table-row>
        <table:table-row table:style-name="ro1">
          <table:table-cell table:style-name="ce135"/>
          <table:table-cell table:style-name="ce423" office:value-type="float" office:value="33" calcext:value-type="float">
            <text:p>33</text:p>
          </table:table-cell>
          <table:table-cell table:style-name="ce423" table:formula="of:=IF(EXACT([.$E$6];[$PH_general.$G$42]);[$'FIFO MODE'.G10];[$'PH + FIFO MODE'.G12])" office:value-type="string" office:string-value="0A" calcext:value-type="string">
            <text:p>0A</text:p>
          </table:table-cell>
          <table:table-cell table:style-name="ce423" table:formula="of:=IF(EXACT([.$E$6];[$PH_general.$G$42]);[$'FIFO MODE'.H10];[$'PH + FIFO MODE'.H12])" office:value-type="string" office:string-value="S2 B30A" calcext:value-type="string">
            <text:p>S2 B30A</text:p>
          </table:table-cell>
          <table:table-cell table:style-name="ce366" table:formula="of:=IF([.C35]=&quot;22&quot;;[$PH_general.$G$53];&quot;&quot;)">
            <text:p/>
          </table:table-cell>
          <table:table-cell table:style-name="ce692" table:formula="of:=IF([.$E$6]=[$PH_general.$G$42];&quot;Relevant for RX settings Only&quot;;&quot;&quot;)">
            <text:p/>
          </table:table-cell>
          <table:table-cell table:style-name="ce135" table:number-columns-repeated="1018"/>
        </table:table-row>
        <table:table-row table:style-name="ro1">
          <table:table-cell table:style-name="ce135"/>
          <table:table-cell table:style-name="ce423" office:value-type="float" office:value="34" calcext:value-type="float">
            <text:p>34</text:p>
          </table:table-cell>
          <table:table-cell table:style-name="ce423" table:formula="of:=IF(EXACT([.$E$6];[$PH_general.$G$42]);[$'FIFO MODE'.G11];[$'PH + FIFO MODE'.G13])" office:value-type="string" office:string-value="1A" calcext:value-type="string">
            <text:p>1A</text:p>
          </table:table-cell>
          <table:table-cell table:style-name="ce423" table:formula="of:=IF(EXACT([.$E$6];[$PH_general.$G$42]);[$'FIFO MODE'.H11];[$'PH + FIFO MODE'.H13])" office:value-type="string" office:string-value="S2 B41A" calcext:value-type="string">
            <text:p>S2 B41A</text:p>
          </table:table-cell>
          <table:table-cell table:style-name="ce366" table:formula="of:=IF([.C36]=&quot;08&quot;;[$PH_general.$G$53];&quot;&quot;)">
            <text:p/>
          </table:table-cell>
          <table:table-cell table:style-name="ce692" table:formula="of:=IF([.$E$6]=[$PH_general.$G$42];&quot;Relevant for RX settings Only&quot;;&quot;&quot;)">
            <text:p/>
          </table:table-cell>
          <table:table-cell table:style-name="ce135" table:number-columns-repeated="1018"/>
        </table:table-row>
        <table:table-row table:style-name="ro1">
          <table:table-cell table:style-name="ce135"/>
          <table:table-cell table:style-name="ce687" office:value-type="float" office:value="35" calcext:value-type="float">
            <text:p>35</text:p>
          </table:table-cell>
          <table:table-cell table:style-name="ce423" table:formula="of:=IF(EXACT([.$E$6];[$PH_general.$G$42]);[$'FIFO MODE'.G12];[$'PH + FIFO MODE'.G14])" office:value-type="string" office:string-value="2A" calcext:value-type="string">
            <text:p>2A</text:p>
          </table:table-cell>
          <table:table-cell table:style-name="ce423" table:formula="of:=IF(EXACT([.$E$6];[$PH_general.$G$42]);[$'FIFO MODE'.H12];[$'PH + FIFO MODE'.H14])" office:value-type="string" office:string-value="S2 B52A" calcext:value-type="string">
            <text:p>S2 B52A</text:p>
          </table:table-cell>
          <table:table-cell table:style-name="ce366" table:formula="of:=IF([.C37]=&quot;2A&quot;;[$PH_general.$G$53];&quot;&quot;)" office:value-type="string" office:string-value="This is the Default Value after RESET" calcext:value-type="string">
            <text:p>This is the Default Value after RESET</text:p>
          </table:table-cell>
          <table:table-cell table:style-name="ce692" office:value-type="string" calcext:value-type="string">
            <text:p>Relevant for RX settings Only</text:p>
          </table:table-cell>
          <table:table-cell table:style-name="ce135" table:number-columns-repeated="1018"/>
        </table:table-row>
        <table:table-row table:style-name="ro1">
          <table:table-cell table:style-name="ce135"/>
          <table:table-cell table:style-name="ce423" office:value-type="float" office:value="36" calcext:value-type="float">
            <text:p>36</text:p>
          </table:table-cell>
          <table:table-cell table:style-name="ce423" table:formula="of:=IF(EXACT([.$E$6];[$PH_general.$G$42]);[$'FIFO MODE'.G13];[$'PH + FIFO MODE'.G15])" office:value-type="string" office:string-value="2D" calcext:value-type="string">
            <text:p>2D</text:p>
          </table:table-cell>
          <table:table-cell table:style-name="ce423" table:formula="of:=IF(EXACT([.$E$6];[$PH_general.$G$42]);[$'FIFO MODE'.H13];[$'PH + FIFO MODE'.H15])" office:value-type="string" office:string-value="S2 B62D" calcext:value-type="string">
            <text:p>S2 B62D</text:p>
          </table:table-cell>
          <table:table-cell table:style-name="ce366" table:formula="of:=IF([.C38]=&quot;2D&quot;;[$PH_general.$G$53];&quot;&quot;)" office:value-type="string" office:string-value="This is the Default Value after RESET" calcext:value-type="string">
            <text:p>This is the Default Value after RESET</text:p>
          </table:table-cell>
          <table:table-cell table:style-name="ce692" table:formula="of:=IF([.$E$6]=[$PH_general.$G$42];&quot;Relevant for RX settings Only&quot;;&quot;&quot;)">
            <text:p/>
          </table:table-cell>
          <table:table-cell table:style-name="ce135" table:number-columns-repeated="1018"/>
        </table:table-row>
        <table:table-row table:style-name="ro1">
          <table:table-cell table:style-name="ce135"/>
          <table:table-cell table:style-name="ce423" office:value-type="float" office:value="37" calcext:value-type="float">
            <text:p>37</text:p>
          </table:table-cell>
          <table:table-cell table:style-name="ce423" table:formula="of:=IF(EXACT([.$E$6];[$PH_general.$G$42]);[$'FIFO MODE'.G14];[$'PH + FIFO MODE'.G16])" office:value-type="string" office:string-value="D4" calcext:value-type="string">
            <text:p>D4</text:p>
          </table:table-cell>
          <table:table-cell table:style-name="ce423" table:formula="of:=IF(EXACT([.$E$6];[$PH_general.$G$42]);[$'FIFO MODE'.H14];[$'PH + FIFO MODE'.H16])" office:value-type="string" office:string-value="S2 B7D4" calcext:value-type="string">
            <text:p>S2 B7D4</text:p>
          </table:table-cell>
          <table:table-cell table:style-name="ce366" table:formula="of:=IF([.C39]=&quot;D4&quot;;[$PH_general.$G$53];&quot;&quot;)" office:value-type="string" office:string-value="This is the Default Value after RESET" calcext:value-type="string">
            <text:p>This is the Default Value after RESET</text:p>
          </table:table-cell>
          <table:table-cell table:style-name="ce692" table:formula="of:=IF([.$E$6]=[$PH_general.$G$42];&quot;Relevant for RX settings Only&quot;;&quot;&quot;)">
            <text:p/>
          </table:table-cell>
          <table:table-cell table:style-name="ce135" table:number-columns-repeated="1018"/>
        </table:table-row>
        <table:table-row table:style-name="ro1">
          <table:table-cell table:style-name="ce135"/>
          <table:table-cell table:style-name="ce423" office:value-type="float" office:value="38" calcext:value-type="float">
            <text:p>38</text:p>
          </table:table-cell>
          <table:table-cell table:style-name="ce423" table:formula="of:=IF(EXACT([.$E$6];[$PH_general.$G$42]);[$'FIFO MODE'.G15];[$'PH + FIFO MODE'.G17])" office:value-type="string" office:string-value="00" calcext:value-type="string">
            <text:p>00</text:p>
          </table:table-cell>
          <table:table-cell table:style-name="ce423" table:formula="of:=IF(EXACT([.$E$6];[$PH_general.$G$42]);[$'FIFO MODE'.H15];[$'PH + FIFO MODE'.H17])" office:value-type="string" office:string-value="S2 B800" calcext:value-type="string">
            <text:p>S2 B800</text:p>
          </table:table-cell>
          <table:table-cell table:style-name="ce366" table:formula="of:=IF([.C40]=&quot;00&quot;;[$PH_general.$G$53];&quot;&quot;)" office:value-type="string" office:string-value="This is the Default Value after RESET" calcext:value-type="string">
            <text:p>This is the Default Value after RESET</text:p>
          </table:table-cell>
          <table:table-cell table:style-name="ce692" table:formula="of:=IF([.$E$6]=[$PH_general.$G$42];&quot;Relevant for RX settings Only&quot;;&quot;&quot;)">
            <text:p/>
          </table:table-cell>
          <table:table-cell table:style-name="ce135" table:number-columns-repeated="1018"/>
        </table:table-row>
        <table:table-row table:style-name="ro1">
          <table:table-cell table:style-name="ce135"/>
          <table:table-cell table:style-name="ce423" office:value-type="float" office:value="39" calcext:value-type="float">
            <text:p>39</text:p>
          </table:table-cell>
          <table:table-cell table:style-name="ce423" table:formula="of:=IF(EXACT([.$E$6];[$PH_general.$G$42]);[$'FIFO MODE'.G16];[$'PH + FIFO MODE'.G18])" office:value-type="string" office:string-value="00" calcext:value-type="string">
            <text:p>00</text:p>
          </table:table-cell>
          <table:table-cell table:style-name="ce423" table:formula="of:=IF(EXACT([.$E$6];[$PH_general.$G$42]);[$'FIFO MODE'.H16];[$'PH + FIFO MODE'.H18])" office:value-type="string" office:string-value="S2 B900" calcext:value-type="string">
            <text:p>S2 B900</text:p>
          </table:table-cell>
          <table:table-cell table:style-name="ce366" table:formula="of:=IF([.C41]=&quot;00&quot;;[$PH_general.$G$53];&quot;&quot;)" office:value-type="string" office:string-value="This is the Default Value after RESET" calcext:value-type="string">
            <text:p>This is the Default Value after RESET</text:p>
          </table:table-cell>
          <table:table-cell table:style-name="ce692" table:formula="of:=IF([.$E$6]=[$PH_general.$G$42];&quot;Relevant for RX settings Only&quot;;&quot;&quot;)">
            <text:p/>
          </table:table-cell>
          <table:table-cell table:style-name="ce135" table:number-columns-repeated="1018"/>
        </table:table-row>
        <table:table-row table:style-name="ro1">
          <table:table-cell table:style-name="ce135"/>
          <table:table-cell table:style-name="ce423" office:value-type="string" calcext:value-type="string">
            <text:p>3A</text:p>
          </table:table-cell>
          <table:table-cell table:style-name="ce423" table:formula="of:=IF(EXACT([.$E$6];[$PH_general.$G$42]);&quot;N/A&quot;;[$'PH + FIFO MODE'.G19])" office:value-type="float" office:value="11" calcext:value-type="float">
            <text:p>11</text:p>
          </table:table-cell>
          <table:table-cell table:style-name="ce423" table:formula="of:=IF(EXACT([.$E$6];[$PH_general.$G$42]);&quot;&quot;;[$'PH + FIFO MODE'.H19])" office:value-type="string" office:string-value="S2 BA11" calcext:value-type="string">
            <text:p>S2 BA11</text:p>
          </table:table-cell>
          <table:table-cell table:style-name="ce366" table:formula="of:=IF([.C42]=&quot;00&quot;;[$PH_general.$G$53];&quot;&quot;)">
            <text:p/>
          </table:table-cell>
          <table:table-cell table:style-name="ce654" table:formula="of:=IF([.$E$6]=[$PH_general.$G$42];&quot;&quot;;&quot;Relevant for TX settings Only&quot;)" office:value-type="string" office:string-value="Relevant for TX settings Only" calcext:value-type="string">
            <text:p>Relevant for TX settings Only</text:p>
          </table:table-cell>
          <table:table-cell table:style-name="ce135" table:number-columns-repeated="1018"/>
        </table:table-row>
        <table:table-row table:style-name="ro1">
          <table:table-cell table:style-name="ce135"/>
          <table:table-cell table:style-name="ce423" office:value-type="string" calcext:value-type="string">
            <text:p>3B</text:p>
          </table:table-cell>
          <table:table-cell table:style-name="ce423" table:formula="of:=IF(EXACT([.$E$6];[$PH_general.$G$42]);&quot;N/A&quot;;[$'PH + FIFO MODE'.G20])" office:value-type="float" office:value="22" calcext:value-type="float">
            <text:p>22</text:p>
          </table:table-cell>
          <table:table-cell table:style-name="ce423" table:formula="of:=IF(EXACT([.$E$6];[$PH_general.$G$42]);&quot;&quot;;[$'PH + FIFO MODE'.H20])" office:value-type="string" office:string-value="S2 BB22" calcext:value-type="string">
            <text:p>S2 BB22</text:p>
          </table:table-cell>
          <table:table-cell table:style-name="ce366" table:formula="of:=IF([.C43]=&quot;00&quot;;[$PH_general.$G$53];&quot;&quot;)">
            <text:p/>
          </table:table-cell>
          <table:table-cell table:style-name="ce654" table:formula="of:=IF([.$E$6]=[$PH_general.$G$42];&quot;&quot;;&quot;Relevant for TX settings Only&quot;)" office:value-type="string" office:string-value="Relevant for TX settings Only" calcext:value-type="string">
            <text:p>Relevant for TX settings Only</text:p>
          </table:table-cell>
          <table:table-cell table:style-name="ce135" table:number-columns-repeated="1018"/>
        </table:table-row>
        <table:table-row table:style-name="ro1">
          <table:table-cell table:style-name="ce135"/>
          <table:table-cell table:style-name="ce423" office:value-type="string" calcext:value-type="string">
            <text:p>3C</text:p>
          </table:table-cell>
          <table:table-cell table:style-name="ce423" table:formula="of:=IF(EXACT([.$E$6];[$PH_general.$G$42]);&quot;N/A&quot;;[$'PH + FIFO MODE'.G21])" office:value-type="float" office:value="33" calcext:value-type="float">
            <text:p>33</text:p>
          </table:table-cell>
          <table:table-cell table:style-name="ce423" table:formula="of:=IF(EXACT([.$E$6];[$PH_general.$G$42]);&quot;&quot;;[$'PH + FIFO MODE'.H21])" office:value-type="string" office:string-value="S2 BC33" calcext:value-type="string">
            <text:p>S2 BC33</text:p>
          </table:table-cell>
          <table:table-cell table:style-name="ce366" table:formula="of:=IF([.C44]=&quot;00&quot;;[$PH_general.$G$53];&quot;&quot;)">
            <text:p/>
          </table:table-cell>
          <table:table-cell table:style-name="ce654" table:formula="of:=IF([.$E$6]=[$PH_general.$G$42];&quot;&quot;;&quot;Relevant for TX settings Only&quot;)" office:value-type="string" office:string-value="Relevant for TX settings Only" calcext:value-type="string">
            <text:p>Relevant for TX settings Only</text:p>
          </table:table-cell>
          <table:table-cell table:style-name="ce135" table:number-columns-repeated="1018"/>
        </table:table-row>
        <table:table-row table:style-name="ro1">
          <table:table-cell table:style-name="ce135"/>
          <table:table-cell table:style-name="ce423" office:value-type="string" calcext:value-type="string">
            <text:p>3D</text:p>
          </table:table-cell>
          <table:table-cell table:style-name="ce423" table:formula="of:=IF(EXACT([.$E$6];[$PH_general.$G$42]);&quot;N/A&quot;;[$'PH + FIFO MODE'.G22])" office:value-type="float" office:value="44" calcext:value-type="float">
            <text:p>44</text:p>
          </table:table-cell>
          <table:table-cell table:style-name="ce423" table:formula="of:=IF(EXACT([.$E$6];[$PH_general.$G$42]);&quot;&quot;;[$'PH + FIFO MODE'.H22])" office:value-type="string" office:string-value="S2 BD44" calcext:value-type="string">
            <text:p>S2 BD44</text:p>
          </table:table-cell>
          <table:table-cell table:style-name="ce366" table:formula="of:=IF([.C45]=&quot;00&quot;;[$PH_general.$G$53];&quot;&quot;)">
            <text:p/>
          </table:table-cell>
          <table:table-cell table:style-name="ce654" table:formula="of:=IF([.$E$6]=[$PH_general.$G$42];&quot;&quot;;&quot;Relevant for TX settings Only&quot;)" office:value-type="string" office:string-value="Relevant for TX settings Only" calcext:value-type="string">
            <text:p>Relevant for TX settings Only</text:p>
          </table:table-cell>
          <table:table-cell table:style-name="ce135" table:number-columns-repeated="5"/>
          <table:table-cell table:style-name="ce423" table:formula="of:=[$'Modem Registers Calculations'.K43]" office:value-type="string" office:string-value="reg.72" calcext:value-type="string">
            <text:p>reg.72</text:p>
          </table:table-cell>
          <table:table-cell table:style-name="ce423" table:formula="of:=[$'Modem Registers Calculations'.L43]" office:value-type="string" office:string-value="5E" calcext:value-type="string">
            <text:p>5E</text:p>
          </table:table-cell>
          <table:table-cell table:style-name="ce423" table:formula="of:=[$'Modem Registers Calculations'.M43]" office:value-type="string" office:string-value="S2 F25E" calcext:value-type="string">
            <text:p>S2 F25E</text:p>
          </table:table-cell>
          <table:table-cell table:style-name="ce135" table:number-columns-repeated="1010"/>
        </table:table-row>
        <table:table-row table:style-name="ro1">
          <table:table-cell table:style-name="ce135"/>
          <table:table-cell table:style-name="ce423" office:value-type="string" calcext:value-type="string">
            <text:p>3E</text:p>
          </table:table-cell>
          <table:table-cell table:style-name="ce423" table:formula="of:=IF(EXACT([.$E$6];[$PH_general.$G$42]);&quot;N/A&quot;;[$'PH + FIFO MODE'.G23])" office:value-type="string" office:string-value="10" calcext:value-type="string">
            <text:p>10</text:p>
          </table:table-cell>
          <table:table-cell table:style-name="ce423" table:formula="of:=IF(EXACT([.$E$6];[$PH_general.$G$42]);&quot;&quot;;[$'PH + FIFO MODE'.H23])" office:value-type="string" office:string-value="S2 BE10" calcext:value-type="string">
            <text:p>S2 BE10</text:p>
          </table:table-cell>
          <table:table-cell table:style-name="ce366" table:formula="of:=IF([.C46]=&quot;00&quot;;[$PH_general.$G$53];&quot;&quot;)">
            <text:p/>
          </table:table-cell>
          <table:table-cell table:style-name="ce654"/>
          <table:table-cell table:style-name="ce135" table:number-columns-repeated="1018"/>
        </table:table-row>
        <table:table-row table:style-name="ro1">
          <table:table-cell table:style-name="ce135"/>
          <table:table-cell table:style-name="ce423" office:value-type="string" calcext:value-type="string">
            <text:p>3F</text:p>
          </table:table-cell>
          <table:table-cell table:style-name="ce423" table:formula="of:=IF(EXACT([.$E$6];[$PH_general.$G$42]);&quot;N/A&quot;;[$'PH + FIFO MODE'.G24])" office:value-type="float" office:value="11" calcext:value-type="float">
            <text:p>11</text:p>
          </table:table-cell>
          <table:table-cell table:style-name="ce423" table:formula="of:=IF(EXACT([.$E$6];[$PH_general.$G$42]);&quot;&quot;;[$'PH + FIFO MODE'.H24])" office:value-type="string" office:string-value="S2 BF11" calcext:value-type="string">
            <text:p>S2 BF11</text:p>
          </table:table-cell>
          <table:table-cell table:style-name="ce366" table:formula="of:=IF([.C47]=&quot;00&quot;;[$PH_general.$G$53];&quot;&quot;)">
            <text:p/>
          </table:table-cell>
          <table:table-cell table:style-name="ce692" table:formula="of:=IF([.$E$6]=[$PH_general.$G$42];&quot;&quot;;&quot;Relevant for RX settings Only&quot;)" office:value-type="string" office:string-value="Relevant for RX settings Only" calcext:value-type="string">
            <text:p>Relevant for RX settings Only</text:p>
          </table:table-cell>
          <table:table-cell table:style-name="ce135" table:number-columns-repeated="5"/>
          <table:table-cell table:style-name="ce423" table:formula="of:=[$'Modem Registers Calculations'.K24]" office:value-type="string" office:string-value="reg.75" calcext:value-type="string">
            <text:p>reg.75</text:p>
          </table:table-cell>
          <table:table-cell table:style-name="ce423" table:formula="of:=[$'Modem Registers Calculations'.L24]" office:value-type="string" office:string-value="53" calcext:value-type="string">
            <text:p>53</text:p>
          </table:table-cell>
          <table:table-cell table:style-name="ce423" table:formula="of:=[$'Modem Registers Calculations'.M24]" office:value-type="string" office:string-value="S2 F553" calcext:value-type="string">
            <text:p>S2 F553</text:p>
          </table:table-cell>
          <table:table-cell table:style-name="ce135" table:number-columns-repeated="1010"/>
        </table:table-row>
        <table:table-row table:style-name="ro1">
          <table:table-cell table:style-name="ce135"/>
          <table:table-cell table:style-name="ce423" office:value-type="float" office:value="40" calcext:value-type="float">
            <text:p>40</text:p>
          </table:table-cell>
          <table:table-cell table:style-name="ce423" table:formula="of:=IF(EXACT([.$E$6];[$PH_general.$G$42]);&quot;N/A&quot;;[$'PH + FIFO MODE'.G25])" office:value-type="float" office:value="22" calcext:value-type="float">
            <text:p>22</text:p>
          </table:table-cell>
          <table:table-cell table:style-name="ce423" table:formula="of:=IF(EXACT([.$E$6];[$PH_general.$G$42]);&quot;&quot;;[$'PH + FIFO MODE'.H25])" office:value-type="string" office:string-value="S2 C022" calcext:value-type="string">
            <text:p>S2 C022</text:p>
          </table:table-cell>
          <table:table-cell table:style-name="ce366" table:formula="of:=IF([.C48]=&quot;00&quot;;[$PH_general.$G$53];&quot;&quot;)">
            <text:p/>
          </table:table-cell>
          <table:table-cell table:style-name="ce692" table:formula="of:=IF([.$E$6]=[$PH_general.$G$42];&quot;&quot;;&quot;Relevant for RX settings Only&quot;)" office:value-type="string" office:string-value="Relevant for RX settings Only" calcext:value-type="string">
            <text:p>Relevant for RX settings Only</text:p>
          </table:table-cell>
          <table:table-cell table:style-name="ce135" table:number-columns-repeated="5"/>
          <table:table-cell table:style-name="ce423" table:formula="of:=[$'Modem Registers Calculations'.K25]" office:value-type="string" office:string-value="reg.76" calcext:value-type="string">
            <text:p>reg.76</text:p>
          </table:table-cell>
          <table:table-cell table:style-name="ce423" table:formula="of:=[$'Modem Registers Calculations'.L25]" office:value-type="string" office:string-value="62" calcext:value-type="string">
            <text:p>62</text:p>
          </table:table-cell>
          <table:table-cell table:style-name="ce423" table:formula="of:=[$'Modem Registers Calculations'.M25]" office:value-type="string" office:string-value="S2 F662" calcext:value-type="string">
            <text:p>S2 F662</text:p>
          </table:table-cell>
          <table:table-cell table:style-name="ce135" table:number-columns-repeated="1010"/>
        </table:table-row>
        <table:table-row table:style-name="ro1">
          <table:table-cell table:style-name="ce135"/>
          <table:table-cell table:style-name="ce423" office:value-type="float" office:value="41" calcext:value-type="float">
            <text:p>41</text:p>
          </table:table-cell>
          <table:table-cell table:style-name="ce423" table:formula="of:=IF(EXACT([.$E$6];[$PH_general.$G$42]);&quot;N/A&quot;;[$'PH + FIFO MODE'.G26])" office:value-type="float" office:value="33" calcext:value-type="float">
            <text:p>33</text:p>
          </table:table-cell>
          <table:table-cell table:style-name="ce423" table:formula="of:=IF(EXACT([.$E$6];[$PH_general.$G$42]);&quot;&quot;;[$'PH + FIFO MODE'.H26])" office:value-type="string" office:string-value="S2 C133" calcext:value-type="string">
            <text:p>S2 C133</text:p>
          </table:table-cell>
          <table:table-cell table:style-name="ce366" table:formula="of:=IF([.C49]=&quot;00&quot;;[$PH_general.$G$53];&quot;&quot;)">
            <text:p/>
          </table:table-cell>
          <table:table-cell table:style-name="ce692" table:formula="of:=IF([.$E$6]=[$PH_general.$G$42];&quot;&quot;;&quot;Relevant for RX settings Only&quot;)" office:value-type="string" office:string-value="Relevant for RX settings Only" calcext:value-type="string">
            <text:p>Relevant for RX settings Only</text:p>
          </table:table-cell>
          <table:table-cell table:style-name="ce135" table:number-columns-repeated="5"/>
          <table:table-cell table:style-name="ce423" table:formula="of:=[$'Modem Registers Calculations'.K26]" office:value-type="string" office:string-value="reg.77" calcext:value-type="string">
            <text:p>reg.77</text:p>
          </table:table-cell>
          <table:table-cell table:style-name="ce423" table:formula="of:=[$'Modem Registers Calculations'.L26]" office:value-type="string" office:string-value="00" calcext:value-type="string">
            <text:p>00</text:p>
          </table:table-cell>
          <table:table-cell table:style-name="ce423" table:formula="of:=[$'Modem Registers Calculations'.M26]" office:value-type="string" office:string-value="S2 F700" calcext:value-type="string">
            <text:p>S2 F700</text:p>
          </table:table-cell>
          <table:table-cell table:style-name="ce135" table:number-columns-repeated="1010"/>
        </table:table-row>
        <table:table-row table:style-name="ro1">
          <table:table-cell table:style-name="ce135"/>
          <table:table-cell table:style-name="ce423" office:value-type="float" office:value="42" calcext:value-type="float">
            <text:p>42</text:p>
          </table:table-cell>
          <table:table-cell table:style-name="ce423" table:formula="of:=IF(EXACT([.$E$6];[$PH_general.$G$42]);&quot;N/A&quot;;[$'PH + FIFO MODE'.G27])" office:value-type="float" office:value="44" calcext:value-type="float">
            <text:p>44</text:p>
          </table:table-cell>
          <table:table-cell table:style-name="ce423" table:formula="of:=IF(EXACT([.$E$6];[$PH_general.$G$42]);&quot;&quot;;[$'PH + FIFO MODE'.H27])" office:value-type="string" office:string-value="S2 C244" calcext:value-type="string">
            <text:p>S2 C244</text:p>
          </table:table-cell>
          <table:table-cell table:style-name="ce366" table:formula="of:=IF([.C50]=&quot;00&quot;;[$PH_general.$G$53];&quot;&quot;)">
            <text:p/>
          </table:table-cell>
          <table:table-cell table:style-name="ce692" table:formula="of:=IF([.$E$6]=[$PH_general.$G$42];&quot;&quot;;&quot;Relevant for RX settings Only&quot;)" office:value-type="string" office:string-value="Relevant for RX settings Only" calcext:value-type="string">
            <text:p>Relevant for RX settings Only</text:p>
          </table:table-cell>
          <table:table-cell table:style-name="ce135" table:number-columns-repeated="1018"/>
        </table:table-row>
        <table:table-row table:style-name="ro1">
          <table:table-cell table:style-name="ce135"/>
          <table:table-cell table:style-name="ce423" office:value-type="float" office:value="43" calcext:value-type="float">
            <text:p>43</text:p>
          </table:table-cell>
          <table:table-cell table:style-name="ce423" table:formula="of:=IF(EXACT([.$E$6];[$PH_general.$G$42]);&quot;N/A&quot;;[$'PH + FIFO MODE'.G28])" office:value-type="string" office:string-value="FF" calcext:value-type="string">
            <text:p>FF</text:p>
          </table:table-cell>
          <table:table-cell table:style-name="ce423" table:formula="of:=IF(EXACT([.$E$6];[$PH_general.$G$42]);&quot;&quot;;[$'PH + FIFO MODE'.H28])" office:value-type="string" office:string-value="S2 C3FF" calcext:value-type="string">
            <text:p>S2 C3FF</text:p>
          </table:table-cell>
          <table:table-cell table:style-name="ce366" table:formula="of:=IF([.C51]=&quot;FF&quot;;[$PH_general.$G$53];&quot;&quot;)" office:value-type="string" office:string-value="This is the Default Value after RESET" calcext:value-type="string">
            <text:p>This is the Default Value after RESET</text:p>
          </table:table-cell>
          <table:table-cell table:style-name="ce692" table:formula="of:=IF([.$E$6]=[$PH_general.$G$42];&quot;&quot;;&quot;Relevant for RX settings Only&quot;)" office:value-type="string" office:string-value="Relevant for RX settings Only" calcext:value-type="string">
            <text:p>Relevant for RX settings Only</text:p>
          </table:table-cell>
          <table:table-cell table:style-name="ce135" table:number-columns-repeated="1018"/>
        </table:table-row>
        <table:table-row table:style-name="ro1">
          <table:table-cell table:style-name="ce135"/>
          <table:table-cell table:style-name="ce423" office:value-type="float" office:value="44" calcext:value-type="float">
            <text:p>44</text:p>
          </table:table-cell>
          <table:table-cell table:style-name="ce423" table:formula="of:=IF(EXACT([.$E$6];[$PH_general.$G$42]);&quot;N/A&quot;;[$'PH + FIFO MODE'.G29])" office:value-type="string" office:string-value="FF" calcext:value-type="string">
            <text:p>FF</text:p>
          </table:table-cell>
          <table:table-cell table:style-name="ce423" table:formula="of:=IF(EXACT([.$E$6];[$PH_general.$G$42]);&quot;&quot;;[$'PH + FIFO MODE'.H29])" office:value-type="string" office:string-value="S2 C4FF" calcext:value-type="string">
            <text:p>S2 C4FF</text:p>
          </table:table-cell>
          <table:table-cell table:style-name="ce366" table:formula="of:=IF([.C52]=&quot;FF&quot;;[$PH_general.$G$53];&quot;&quot;)" office:value-type="string" office:string-value="This is the Default Value after RESET" calcext:value-type="string">
            <text:p>This is the Default Value after RESET</text:p>
          </table:table-cell>
          <table:table-cell table:style-name="ce692" table:formula="of:=IF([.$E$6]=[$PH_general.$G$42];&quot;&quot;;&quot;Relevant for RX settings Only&quot;)" office:value-type="string" office:string-value="Relevant for RX settings Only" calcext:value-type="string">
            <text:p>Relevant for RX settings Only</text:p>
          </table:table-cell>
          <table:table-cell table:style-name="ce135" table:number-columns-repeated="1018"/>
        </table:table-row>
        <table:table-row table:style-name="ro1">
          <table:table-cell table:style-name="ce135"/>
          <table:table-cell table:style-name="ce423" office:value-type="float" office:value="45" calcext:value-type="float">
            <text:p>45</text:p>
          </table:table-cell>
          <table:table-cell table:style-name="ce423" table:formula="of:=IF(EXACT([.$E$6];[$PH_general.$G$42]);&quot;N/A&quot;;[$'PH + FIFO MODE'.G30])" office:value-type="string" office:string-value="FF" calcext:value-type="string">
            <text:p>FF</text:p>
          </table:table-cell>
          <table:table-cell table:style-name="ce423" table:formula="of:=IF(EXACT([.$E$6];[$PH_general.$G$42]);&quot;&quot;;[$'PH + FIFO MODE'.H30])" office:value-type="string" office:string-value="S2 C5FF" calcext:value-type="string">
            <text:p>S2 C5FF</text:p>
          </table:table-cell>
          <table:table-cell table:style-name="ce366" table:formula="of:=IF([.C53]=&quot;FF&quot;;[$PH_general.$G$53];&quot;&quot;)" office:value-type="string" office:string-value="This is the Default Value after RESET" calcext:value-type="string">
            <text:p>This is the Default Value after RESET</text:p>
          </table:table-cell>
          <table:table-cell table:style-name="ce692" table:formula="of:=IF([.$E$6]=[$PH_general.$G$42];&quot;&quot;;&quot;Relevant for RX settings Only&quot;)" office:value-type="string" office:string-value="Relevant for RX settings Only" calcext:value-type="string">
            <text:p>Relevant for RX settings Only</text:p>
          </table:table-cell>
          <table:table-cell table:style-name="ce135" table:number-columns-repeated="1018"/>
        </table:table-row>
        <table:table-row table:style-name="ro1">
          <table:table-cell table:style-name="ce135"/>
          <table:table-cell table:style-name="ce423" office:value-type="float" office:value="46" calcext:value-type="float">
            <text:p>46</text:p>
          </table:table-cell>
          <table:table-cell table:style-name="ce423" table:formula="of:=IF(EXACT([.$E$6];[$PH_general.$G$42]);&quot;N/A&quot;;[$'PH + FIFO MODE'.G31])" office:value-type="string" office:string-value="FF" calcext:value-type="string">
            <text:p>FF</text:p>
          </table:table-cell>
          <table:table-cell table:style-name="ce423" table:formula="of:=IF(EXACT([.$E$6];[$PH_general.$G$42]);&quot;&quot;;[$'PH + FIFO MODE'.H31])" office:value-type="string" office:string-value="S2 C6FF" calcext:value-type="string">
            <text:p>S2 C6FF</text:p>
          </table:table-cell>
          <table:table-cell table:style-name="ce366" table:formula="of:=IF([.C54]=&quot;FF&quot;;[$PH_general.$G$53];&quot;&quot;)" office:value-type="string" office:string-value="This is the Default Value after RESET" calcext:value-type="string">
            <text:p>This is the Default Value after RESET</text:p>
          </table:table-cell>
          <table:table-cell table:style-name="ce692" table:formula="of:=IF([.$E$6]=[$PH_general.$G$42];&quot;&quot;;&quot;Relevant for RX settings Only&quot;)" office:value-type="string" office:string-value="Relevant for RX settings Only" calcext:value-type="string">
            <text:p>Relevant for RX settings Only</text:p>
          </table:table-cell>
          <table:table-cell table:style-name="ce135" table:number-columns-repeated="1018"/>
        </table:table-row>
        <table:table-row table:style-name="ro1">
          <table:table-cell table:style-name="ce135"/>
          <table:table-cell table:style-name="ce476" table:number-columns-repeated="3"/>
          <table:table-cell table:style-name="ce366"/>
          <table:table-cell table:style-name="ce692"/>
          <table:table-cell table:style-name="ce135" table:number-columns-repeated="1018"/>
        </table:table-row>
        <table:table-row table:style-name="ro1">
          <table:table-cell table:style-name="ce135"/>
          <table:table-cell table:style-name="ce423" office:value-type="float" office:value="58" calcext:value-type="float">
            <text:p>58</text:p>
          </table:table-cell>
          <table:table-cell table:style-name="ce423" table:formula="of:=[$'Modem Registers Calculations'.L37]" office:value-type="string" office:string-value="80" calcext:value-type="string">
            <text:p>80</text:p>
          </table:table-cell>
          <table:table-cell table:style-name="ce423" table:formula="of:=[$'Modem Registers Calculations'.M37]" office:value-type="string" office:string-value="S2 D880" calcext:value-type="string">
            <text:p>S2 D880</text:p>
          </table:table-cell>
          <table:table-cell table:style-name="ce366"/>
          <table:table-cell table:style-name="ce692"/>
          <table:table-cell table:style-name="ce135" table:number-columns-repeated="1018"/>
        </table:table-row>
        <table:table-row table:style-name="ro16">
          <table:table-cell table:style-name="ce135"/>
          <table:table-cell table:style-name="ce423" office:value-type="float" office:value="69" calcext:value-type="float">
            <text:p>69</text:p>
          </table:table-cell>
          <table:table-cell table:style-name="ce423" table:formula="of:=IF(EXACT([.$E$13];[$PH_general.$G$5]);[$'Modem Registers Calculations'.L79];[$'Modem Registers Calculations'.L63])" office:value-type="float" office:value="60" calcext:value-type="float">
            <text:p>60</text:p>
          </table:table-cell>
          <table:table-cell table:style-name="ce423" table:formula="of:=IF(EXACT([.$E$13];[$PH_general.$G$5]);[$'Modem Registers Calculations'.M79];[$'Modem Registers Calculations'.M63])" office:value-type="string" office:string-value="S2 E960" calcext:value-type="string">
            <text:p>S2 E960</text:p>
          </table:table-cell>
          <table:table-cell table:style-name="ce366"/>
          <table:table-cell table:style-name="ce135" table:number-columns-repeated="1019"/>
        </table:table-row>
        <table:table-row table:style-name="ro1">
          <table:table-cell table:style-name="ce135"/>
          <table:table-cell table:style-name="ce423" office:value-type="string" calcext:value-type="string">
            <text:p>6E</text:p>
          </table:table-cell>
          <table:table-cell table:style-name="ce423" table:formula="of:=[$'Modem Registers Calculations'.L34]" office:value-type="string" office:string-value="4E" calcext:value-type="string">
            <text:p>4E</text:p>
          </table:table-cell>
          <table:table-cell table:style-name="ce423" table:formula="of:=[$'Modem Registers Calculations'.M34]" office:value-type="string" office:string-value="S2 EE4E" calcext:value-type="string">
            <text:p>S2 EE4E</text:p>
          </table:table-cell>
          <table:table-cell table:style-name="ce366" table:formula="of:=IF([.C58]=&quot;0A&quot;;[$PH_general.$G$53];&quot;&quot;)">
            <text:p/>
          </table:table-cell>
          <table:table-cell table:style-name="ce698" office:value-type="string" calcext:value-type="string" table:number-columns-spanned="1" table:number-rows-spanned="2">
            <text:p>TX DATA RATE</text:p>
          </table:table-cell>
          <table:table-cell table:style-name="ce135" table:number-columns-repeated="1018"/>
        </table:table-row>
        <table:table-row table:style-name="ro16">
          <table:table-cell table:style-name="ce135"/>
          <table:table-cell table:style-name="ce423" office:value-type="string" calcext:value-type="string">
            <text:p>6F</text:p>
          </table:table-cell>
          <table:table-cell table:style-name="ce423" table:formula="of:=[$'Modem Registers Calculations'.L35]" office:value-type="string" office:string-value="90" calcext:value-type="string">
            <text:p>90</text:p>
          </table:table-cell>
          <table:table-cell table:style-name="ce423" table:formula="of:=[$'Modem Registers Calculations'.M35]" office:value-type="string" office:string-value="S2 EF90" calcext:value-type="string">
            <text:p>S2 EF90</text:p>
          </table:table-cell>
          <table:table-cell table:style-name="ce366" table:formula="of:=IF([.C59]=&quot;3D&quot;;[$PH_general.$G$53];&quot;&quot;)">
            <text:p/>
          </table:table-cell>
          <table:covered-table-cell table:style-name="ce700"/>
          <table:table-cell table:style-name="ce135" table:number-columns-repeated="1018"/>
        </table:table-row>
        <table:table-row table:style-name="ro1">
          <table:table-cell table:style-name="ce135" table:number-columns-repeated="4"/>
          <table:table-cell table:style-name="ce366"/>
          <table:table-cell table:style-name="ce135" table:number-columns-repeated="1019"/>
        </table:table-row>
        <table:table-row table:style-name="ro1">
          <table:table-cell table:style-name="ce135"/>
          <table:table-cell table:style-name="ce423" office:value-type="float" office:value="70" calcext:value-type="float">
            <text:p>70</text:p>
          </table:table-cell>
          <table:table-cell table:style-name="ce423" table:formula="of:=IF(EXACT([.$E$6];[$PH_general.$G$42]);[$'FIFO MODE'.G17];[$'PH + FIFO MODE'.G32])" office:value-type="string" office:string-value="2C" calcext:value-type="string">
            <text:p>2C</text:p>
          </table:table-cell>
          <table:table-cell table:style-name="ce423" table:formula="of:=IF(EXACT([.$E$6];[$PH_general.$G$42]);[$'FIFO MODE'.H17];[$'PH + FIFO MODE'.H32])" office:value-type="string" office:string-value="S2 F02C" calcext:value-type="string">
            <text:p>S2 F02C</text:p>
          </table:table-cell>
          <table:table-cell table:style-name="ce366" table:formula="of:=IF([.C61]=&quot;0C&quot;;[$PH_general.$G$53];&quot;&quot;)">
            <text:p/>
          </table:table-cell>
          <table:table-cell table:style-name="ce135" table:number-columns-repeated="1019"/>
        </table:table-row>
        <table:table-row table:style-name="ro16">
          <table:table-cell table:style-name="ce135"/>
          <table:table-cell table:style-name="ce423" office:value-type="float" office:value="71" calcext:value-type="float">
            <text:p>71</text:p>
          </table:table-cell>
          <table:table-cell table:style-name="ce423" table:formula="of:=IF(EXACT([.$E$6];[$PH_general.$G$42]);[$'FIFO MODE'.G18];[$'PH + FIFO MODE'.G33])" office:value-type="string" office:string-value="22" calcext:value-type="string">
            <text:p>22</text:p>
          </table:table-cell>
          <table:table-cell table:style-name="ce423" table:formula="of:=IF(EXACT([.$E$6];[$PH_general.$G$42]);[$'FIFO MODE'.H18];[$'PH + FIFO MODE'.H33])" office:value-type="string" office:string-value="S2 F122" calcext:value-type="string">
            <text:p>S2 F122</text:p>
          </table:table-cell>
          <table:table-cell table:style-name="ce366" table:formula="of:=IF([.C62]=&quot;00&quot;;[$PH_general.$G$53];&quot;&quot;)">
            <text:p/>
          </table:table-cell>
          <table:table-cell table:style-name="ce135" table:number-columns-repeated="1019"/>
        </table:table-row>
        <table:table-row table:style-name="ro16">
          <table:table-cell table:style-name="ce135"/>
          <table:table-cell table:style-name="ce687" office:value-type="float" office:value="72" calcext:value-type="float">
            <text:p>72</text:p>
          </table:table-cell>
          <table:table-cell table:style-name="ce423" table:formula="of:=[$'Modem Registers Calculations'.L43]" office:value-type="string" office:string-value="5E" calcext:value-type="string">
            <text:p>5E</text:p>
          </table:table-cell>
          <table:table-cell table:style-name="ce423" table:formula="of:=[$'Modem Registers Calculations'.M43]" office:value-type="string" office:string-value="S2 F25E" calcext:value-type="string">
            <text:p>S2 F25E</text:p>
          </table:table-cell>
          <table:table-cell table:style-name="ce366" table:formula="of:=IF([.C63]=&quot;20&quot;;[$PH_general.$G$53];&quot;&quot;)">
            <text:p/>
          </table:table-cell>
          <table:table-cell table:style-name="ce702" office:value-type="string" calcext:value-type="string">
            <text:p>TX Frequency Deviation </text:p>
          </table:table-cell>
          <table:table-cell table:style-name="ce135" table:number-columns-repeated="1018"/>
        </table:table-row>
        <table:table-row table:style-name="ro1">
          <table:table-cell table:style-name="ce135"/>
          <table:table-cell table:style-name="ce152"/>
          <table:table-cell table:style-name="ce135" table:number-columns-repeated="2"/>
          <table:table-cell table:style-name="ce366"/>
          <table:table-cell table:style-name="ce135" table:number-columns-repeated="1019"/>
        </table:table-row>
        <table:table-row table:style-name="ro16">
          <table:table-cell table:style-name="ce135"/>
          <table:table-cell table:style-name="ce687" office:value-type="float" office:value="75" calcext:value-type="float">
            <text:p>75</text:p>
          </table:table-cell>
          <table:table-cell table:style-name="ce423" table:formula="of:=[$'Modem Registers Calculations'.L24]" office:value-type="string" office:string-value="53" calcext:value-type="string">
            <text:p>53</text:p>
          </table:table-cell>
          <table:table-cell table:style-name="ce423" table:formula="of:=[$'Modem Registers Calculations'.M24]" office:value-type="string" office:string-value="S2 F553" calcext:value-type="string">
            <text:p>S2 F553</text:p>
          </table:table-cell>
          <table:table-cell table:style-name="ce366" table:formula="of:=IF([.C65]=&quot;75&quot;;[$PH_general.$G$53];&quot;&quot;)">
            <text:p/>
          </table:table-cell>
          <table:table-cell table:style-name="ce135" table:number-columns-repeated="1019"/>
        </table:table-row>
        <table:table-row table:style-name="ro1">
          <table:table-cell table:style-name="ce135"/>
          <table:table-cell table:style-name="ce687" office:value-type="float" office:value="76" calcext:value-type="float">
            <text:p>76</text:p>
          </table:table-cell>
          <table:table-cell table:style-name="ce423" table:formula="of:=[$'Modem Registers Calculations'.L25]" office:value-type="string" office:string-value="62" calcext:value-type="string">
            <text:p>62</text:p>
          </table:table-cell>
          <table:table-cell table:style-name="ce423" table:formula="of:=[$'Modem Registers Calculations'.M25]" office:value-type="string" office:string-value="S2 F662" calcext:value-type="string">
            <text:p>S2 F662</text:p>
          </table:table-cell>
          <table:table-cell table:style-name="ce366" table:formula="of:=IF([.C66]=&quot;BB&quot;;[$PH_general.$G$53];&quot;&quot;)">
            <text:p/>
          </table:table-cell>
          <table:table-cell table:style-name="ce698" office:value-type="string" calcext:value-type="string" table:number-columns-spanned="1" table:number-rows-spanned="2">
            <text:p>Carrier Frequency</text:p>
          </table:table-cell>
          <table:table-cell table:style-name="ce135" table:number-columns-repeated="1018"/>
        </table:table-row>
        <table:table-row table:style-name="ro16">
          <table:table-cell table:style-name="ce135"/>
          <table:table-cell table:style-name="ce687" office:value-type="float" office:value="77" calcext:value-type="float">
            <text:p>77</text:p>
          </table:table-cell>
          <table:table-cell table:style-name="ce423" table:formula="of:=[$'Modem Registers Calculations'.L26]" office:value-type="string" office:string-value="00" calcext:value-type="string">
            <text:p>00</text:p>
          </table:table-cell>
          <table:table-cell table:style-name="ce423" table:formula="of:=[$'Modem Registers Calculations'.M26]" office:value-type="string" office:string-value="S2 F700" calcext:value-type="string">
            <text:p>S2 F700</text:p>
          </table:table-cell>
          <table:table-cell table:style-name="ce366" table:formula="of:=IF([.C67]=&quot;80&quot;;[$PH_general.$G$53];&quot;&quot;)">
            <text:p/>
          </table:table-cell>
          <table:covered-table-cell table:style-name="ce700"/>
          <table:table-cell table:style-name="ce135" table:number-columns-repeated="1018"/>
        </table:table-row>
        <table:table-row table:style-name="ro1">
          <table:table-cell table:style-name="ce135" table:number-columns-repeated="1024"/>
        </table:table-row>
        <table:table-row table:style-name="ro1" table:number-rows-repeated="33">
          <table:table-cell table:style-name="ce135" table:number-columns-repeated="18"/>
          <table:table-cell table:number-columns-repeated="1006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SIONS CHANGES" table:style-name="ta10" table:protected="true" table:protection-key="o/5vNGZT4ugYg1OQkybhrIENk74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16" table:number-columns-repeated="4" table:default-cell-style-name="Default"/>
        <table:table-column table:style-name="co15" table:default-cell-style-name="ce444"/>
        <table:table-column table:style-name="co4" table:default-cell-style-name="ce444"/>
        <table:table-column table:style-name="co16" table:number-columns-repeated="2" table:default-cell-style-name="Default"/>
        <table:table-column table:style-name="co46" table:default-cell-style-name="ce223"/>
        <table:table-column table:style-name="co16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Version History: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6">
          <table:table-cell table:number-columns-repeated="4"/>
          <table:table-cell office:value-type="string" calcext:value-type="string">
            <text:p>Version</text:p>
          </table:table-cell>
          <table:table-cell office:value-type="string" calcext:value-type="string">
            <text:p>Date</text:p>
          </table:table-cell>
          <table:table-cell table:style-name="ce223" office:value-type="string" calcext:value-type="string">
            <text:p>Updated</text:p>
          </table:table-cell>
          <table:table-cell/>
          <table:table-cell office:value-type="string" calcext:value-type="string">
            <text:p>Notices: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45" office:value-type="float" office:value="0" calcext:value-type="float">
            <text:p>0</text:p>
          </table:table-cell>
          <table:table-cell table:style-name="ce452"/>
          <table:table-cell table:style-name="ce459" office:value-type="string" calcext:value-type="string">
            <text:p>Intial Release</text:p>
          </table:table-cell>
          <table:table-cell table:style-name="ce459"/>
          <table:table-cell table:style-name="ce462" office:value-type="string" calcext:value-type="string">
            <text:p>Initial Release for B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46" office:value-type="float" office:value="1" calcext:value-type="float">
            <text:p>1</text:p>
          </table:table-cell>
          <table:table-cell table:style-name="ce453" office:value-type="string" calcext:value-type="string">
            <text:p>Nov19,2009</text:p>
          </table:table-cell>
          <table:table-cell table:style-name="ce460" office:value-type="string" calcext:value-type="string">
            <text:p>V1</text:p>
          </table:table-cell>
          <table:table-cell table:style-name="ce460"/>
          <table:table-cell table:style-name="ce463" office:value-type="string" calcext:value-type="string">
            <text:p><text:s/>RX bandwidth selection equations have been changed</text:p>
          </table:table-cell>
          <table:table-cell table:number-columns-repeated="1015"/>
        </table:table-row>
        <table:table-row table:style-name="ro16">
          <table:table-cell table:number-columns-repeated="4"/>
          <table:table-cell table:style-name="ce446" office:value-type="float" office:value="2" calcext:value-type="float">
            <text:p>2</text:p>
          </table:table-cell>
          <table:table-cell table:style-name="ce453" office:value-type="string" calcext:value-type="string">
            <text:p>Nov19,2009</text:p>
          </table:table-cell>
          <table:table-cell table:style-name="ce460" office:value-type="string" calcext:value-type="string">
            <text:p>V2</text:p>
          </table:table-cell>
          <table:table-cell table:style-name="ce460"/>
          <table:table-cell table:style-name="ce463" office:value-type="string" calcext:value-type="string">
            <text:p>added Reg.58 and Reg.69</text:p>
          </table:table-cell>
          <table:table-cell table:number-columns-repeated="1015"/>
        </table:table-row>
        <table:table-row table:style-name="ro18">
          <table:table-cell table:number-columns-repeated="4"/>
          <table:table-cell table:style-name="ce447" office:value-type="float" office:value="4" calcext:value-type="float">
            <text:p>4</text:p>
          </table:table-cell>
          <table:table-cell table:style-name="ce454" office:value-type="string" calcext:value-type="string">
            <text:p>Dec.21,2009</text:p>
          </table:table-cell>
          <table:table-cell table:style-name="ce454" office:value-type="string" calcext:value-type="string">
            <text:p>V4</text:p>
          </table:table-cell>
          <table:table-cell table:style-name="ce454"/>
          <table:table-cell table:style-name="ce464" office:value-type="string" calcext:value-type="string">
            <text:p>1)The cell F10 on the ook_table page contains the value “F” in V1.   It is changed to “15” in V3</text:p>
          </table:table-cell>
          <table:table-cell table:number-columns-repeated="1015"/>
        </table:table-row>
        <table:table-row table:style-name="ro51">
          <table:table-cell table:number-columns-repeated="4"/>
          <table:table-cell table:style-name="ce448"/>
          <table:table-cell table:style-name="ce455" table:number-columns-repeated="3"/>
          <table:table-cell table:style-name="ce465" office:value-type="string" calcext:value-type="string">
            <text:p>2)<text:span text:style-name="T4">       </text:span><text:span text:style-name="T5"> The cell E6 on bwtable has the equation “crgain_factor = IF('Modem Registers Calculations'!$L$9=100,2,1)” in V1.   </text:span><text:span text:style-name="T6">“</text:span><text:span text:style-name="T7">crgain_factor” is removed and factor “2” is added to 'Modem Registers Calculations'!$G$62’ in V3.</text:span></text:p>
          </table:table-cell>
          <table:table-cell table:number-columns-repeated="1015"/>
        </table:table-row>
        <table:table-row table:style-name="ro18">
          <table:table-cell table:number-columns-repeated="4"/>
          <table:table-cell table:style-name="ce448"/>
          <table:table-cell table:style-name="ce455" table:number-columns-repeated="3"/>
          <table:table-cell table:style-name="ce465" office:value-type="string" calcext:value-type="string">
            <text:p>3)<text:span text:style-name="T8">       </text:span><text:span text:style-name="T9"> The E3 cell on the ook_table page was blank in V1.    It is filled in zero in V3.</text:span></text:p>
          </table:table-cell>
          <table:table-cell table:number-columns-repeated="1015"/>
        </table:table-row>
        <table:table-row table:style-name="ro52">
          <table:table-cell table:number-columns-repeated="4"/>
          <table:table-cell table:style-name="ce448"/>
          <table:table-cell table:style-name="ce455" table:number-columns-repeated="3"/>
          <table:table-cell table:style-name="ce465" office:value-type="string" calcext:value-type="string">
            <text:p>4)<text:span text:style-name="T8">       </text:span><text:span text:style-name="T9"> Lookup function in 'Modem Registers Calculations'!$B$62($C$62/ $D$62)  looks up to line 60 in V1.  Lookup function in 'Modem Registers Calculations'!$B$62($C$62/ $D$62)  looks up to line 61 in V3</text:span></text:p>
          </table:table-cell>
          <table:table-cell table:number-columns-repeated="1015"/>
        </table:table-row>
        <table:table-row table:style-name="ro53">
          <table:table-cell table:number-columns-repeated="4"/>
          <table:table-cell table:style-name="ce449"/>
          <table:table-cell table:style-name="ce456" table:number-columns-repeated="3"/>
          <table:table-cell table:style-name="ce466" office:value-type="string" calcext:value-type="string">
            <text:p>5)<text:span text:style-name="T4">       </text:span><text:span text:style-name="T7"> </text:span><text:span text:style-name="T6">There is no reg.58 and reg.69 in V1.  The reg.58 and reg.69 are added in calculator in V3. They will be in cell  k37, L37,M37, k63,L63,M63, k79,L79 and M79.</text:span>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45" office:value-type="float" office:value="5" calcext:value-type="float">
            <text:p>5</text:p>
          </table:table-cell>
          <table:table-cell table:style-name="ce452"/>
          <table:table-cell table:style-name="ce459" office:value-type="string" calcext:value-type="string">
            <text:p>v6</text:p>
          </table:table-cell>
          <table:table-cell table:style-name="ce459"/>
          <table:table-cell table:style-name="ce467" office:value-type="string" calcext:value-type="string">
            <text:p>1) added sampling clock frequecy </text:p>
          </table:table-cell>
          <table:table-cell table:number-columns-repeated="1015"/>
        </table:table-row>
        <table:table-row table:style-name="ro54">
          <table:table-cell table:number-columns-repeated="4"/>
          <table:table-cell table:style-name="ce450"/>
          <table:table-cell table:style-name="ce457"/>
          <table:table-cell table:style-name="ce219" table:number-columns-repeated="2"/>
          <table:table-cell table:style-name="ce468" office:value-type="string" calcext:value-type="string">
            <text:p>2) added "rxosr <text:s/>is out of range. <text:s/>If Rb is less than 500bps, contact Silicon Labs Application Support for this special application" warning</text:p>
          </table:table-cell>
          <table:table-cell table:number-columns-repeated="1015"/>
        </table:table-row>
        <table:table-row table:style-name="ro16">
          <table:table-cell table:number-columns-repeated="4"/>
          <table:table-cell table:style-name="ce451"/>
          <table:table-cell table:style-name="ce458"/>
          <table:table-cell table:style-name="ce461" table:number-columns-repeated="2"/>
          <table:table-cell table:style-name="ce469" office:value-type="string" calcext:value-type="string">
            <text:p>3) added register "1Eh","1F","69h"&amp;"58h"in the Register Settings Summary shee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45" office:value-type="float" office:value="6" calcext:value-type="float">
            <text:p>6</text:p>
          </table:table-cell>
          <table:table-cell table:style-name="ce452"/>
          <table:table-cell table:style-name="ce459" office:value-type="string" calcext:value-type="string">
            <text:p>v7</text:p>
          </table:table-cell>
          <table:table-cell table:style-name="ce459"/>
          <table:table-cell table:style-name="ce467" office:value-type="string" calcext:value-type="string">
            <text:p>1) added print out some kind of warning that tells the user our chip can’t support the requested frequency </text:p>
          </table:table-cell>
          <table:table-cell table:number-columns-repeated="1015"/>
        </table:table-row>
        <table:table-row table:style-name="ro54">
          <table:table-cell table:number-columns-repeated="4"/>
          <table:table-cell table:style-name="ce450"/>
          <table:table-cell table:style-name="ce457"/>
          <table:table-cell table:style-name="ce219" table:number-columns-repeated="2"/>
          <table:table-cell table:style-name="ce468" office:value-type="string" calcext:value-type="string">
            <text:p>IF('Hidden calc'!A42&gt;32,"Please check your RX/TX Frequency or Crystal Freqency - Frequency Band Selection is out of range","")</text:p>
          </table:table-cell>
          <table:table-cell table:number-columns-repeated="1015"/>
        </table:table-row>
        <table:table-row table:style-name="ro16">
          <table:table-cell table:number-columns-repeated="4"/>
          <table:table-cell table:style-name="ce451"/>
          <table:table-cell table:style-name="ce458"/>
          <table:table-cell table:style-name="ce461" table:number-columns-repeated="2"/>
          <table:table-cell table:style-name="ce469"/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_general" table:style-name="ta11">
        <table:table-column table:style-name="co16" table:number-columns-repeated="2" table:default-cell-style-name="Default"/>
        <table:table-column table:style-name="co16" table:default-cell-style-name="ce223"/>
        <table:table-column table:style-name="co16" table:number-columns-repeated="1021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223" office:value-type="string" calcext:value-type="string">
            <text:p>CRC is not Enabled</text:p>
          </table:table-cell>
          <table:table-cell table:number-columns-repeated="1013"/>
        </table:table-row>
        <table:table-row table:style-name="ro1">
          <table:table-cell/>
          <table:table-cell table:style-name="ce223" office:value-type="string" calcext:value-type="string">
            <text:p>Invert</text:p>
          </table:table-cell>
          <table:table-cell table:style-name="Default"/>
          <table:table-cell/>
          <table:table-cell table:style-name="ce223" office:value-type="string" calcext:value-type="string">
            <text:p>OOK</text:p>
          </table:table-cell>
          <table:table-cell/>
          <table:table-cell table:style-name="ce223" office:value-type="string" calcext:value-type="string">
            <text:p>OOK</text:p>
          </table:table-cell>
          <table:table-cell/>
          <table:table-cell table:style-name="ce223" office:value-type="string" calcext:value-type="string">
            <text:p>ON</text:p>
          </table:table-cell>
          <table:table-cell/>
          <table:table-cell table:style-name="ce223" office:value-type="string" calcext:value-type="string">
            <text:p>CRC will be Calculated Over Data Only</text:p>
          </table:table-cell>
          <table:table-cell table:number-columns-repeated="1013"/>
        </table:table-row>
        <table:table-row table:style-name="ro1">
          <table:table-cell/>
          <table:table-cell table:style-name="ce223" office:value-type="string" calcext:value-type="string">
            <text:p>No Inversion</text:p>
          </table:table-cell>
          <table:table-cell table:style-name="Default"/>
          <table:table-cell/>
          <table:table-cell table:style-name="ce223" office:value-type="string" calcext:value-type="string">
            <text:p>FSK</text:p>
          </table:table-cell>
          <table:table-cell/>
          <table:table-cell table:style-name="ce223" office:value-type="string" calcext:value-type="string">
            <text:p>FSK</text:p>
          </table:table-cell>
          <table:table-cell/>
          <table:table-cell table:style-name="ce223" office:value-type="string" calcext:value-type="string">
            <text:p>OFF</text:p>
          </table:table-cell>
          <table:table-cell/>
          <table:table-cell table:style-name="ce223" office:value-type="string" calcext:value-type="string">
            <text:p>CRC will be Calculated Over Header (if configured), Packet Length (if configured) and over Data (if Configured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23" office:value-type="string" calcext:value-type="string">
            <text:p>GFSK</text:p>
          </table:table-cell>
          <table:table-cell/>
          <table:table-cell table:style-name="ce223" office:value-type="string" calcext:value-type="string">
            <text:p>GFSK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223" office:value-type="string" calcext:value-type="string">
            <text:p>Each byte of the Header, Packet Length and Data will be sent MSB first</text:p>
          </table:table-cell>
          <table:table-cell table:number-columns-repeated="1013"/>
        </table:table-row>
        <table:table-row table:style-name="ro1">
          <table:table-cell/>
          <table:table-cell table:style-name="ce470" office:value-type="string" calcext:value-type="string">
            <text:p>0101 ….</text:p>
          </table:table-cell>
          <table:table-cell table:style-name="Default"/>
          <table:table-cell table:number-columns-repeated="7"/>
          <table:table-cell table:style-name="ce223" office:value-type="string" calcext:value-type="string">
            <text:p>Each byte of the Header, Packet Length and Data will be sent LSB first</text:p>
          </table:table-cell>
          <table:table-cell table:number-columns-repeated="1013"/>
        </table:table-row>
        <table:table-row table:style-name="ro1">
          <table:table-cell/>
          <table:table-cell table:style-name="ce470" office:value-type="string" calcext:value-type="string">
            <text:p>1010 .…</text:p>
          </table:table-cell>
          <table:table-cell table:style-name="Default"/>
          <table:table-cell table:style-name="ce223" office:value-type="string" calcext:value-type="string">
            <text:p>ON</text:p>
          </table:table-cell>
          <table:table-cell table:number-columns-repeated="2"/>
          <table:table-cell table:style-name="ce223" office:value-type="string" calcext:value-type="string">
            <text:p>ON</text:p>
          </table:table-cell>
          <table:table-cell/>
          <table:table-cell table:style-name="ce223" office:value-type="string" calcext:value-type="string">
            <text:p>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223" office:value-type="string" calcext:value-type="string">
            <text:p>OFF</text:p>
          </table:table-cell>
          <table:table-cell table:number-columns-repeated="2"/>
          <table:table-cell table:style-name="ce223" office:value-type="string" calcext:value-type="string">
            <text:p>OFF</text:p>
          </table:table-cell>
          <table:table-cell table:number-columns-repeated="3"/>
          <table:table-cell table:style-name="ce223" office:value-type="string" calcext:value-type="string">
            <text:p>Please Configure sync Words 1 and 0 Values as we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style-name="ce223" office:value-type="string" calcext:value-type="string">
            <text:p>Manchester Data</text:p>
          </table:table-cell>
          <table:table-cell table:number-columns-repeated="6"/>
          <table:table-cell table:style-name="ce223" office:value-type="string" calcext:value-type="string">
            <text:p>Please Configure sync Word 1 Value as we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223" office:value-type="string" calcext:value-type="string">
            <text:p>OFF</text:p>
          </table:table-cell>
          <table:table-cell/>
          <table:table-cell table:style-name="ce223" office:value-type="string" calcext:value-type="string">
            <text:p>No Need to configure sync Word, default values are availabl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23" office:value-type="string" calcext:value-type="string">
            <text:p>LSB</text:p>
          </table:table-cell>
          <table:table-cell/>
          <table:table-cell table:style-name="ce223" office:value-type="string" calcext:value-type="string">
            <text:p>LSB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23" office:value-type="string" calcext:value-type="string">
            <text:p>MSB</text:p>
          </table:table-cell>
          <table:table-cell/>
          <table:table-cell table:style-name="ce223" office:value-type="string" calcext:value-type="string">
            <text:p>MSB</text:p>
          </table:table-cell>
          <table:table-cell/>
          <table:table-cell table:style-name="ce223" office:value-type="string" calcext:value-type="string">
            <text:p>NO</text:p>
          </table:table-cell>
          <table:table-cell/>
          <table:table-cell table:style-name="ce223" office:value-type="string" calcext:value-type="string">
            <text:p>Manchester is DISABLED, the Actual Number of Preamble bits will be: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223" office:value-type="string" calcext:value-type="string">
            <text:p>Manchester is ENABLED, the Actual Number of Preamble bits will be: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23" office:value-type="string" calcext:value-type="string">
            <text:p>YES</text:p>
          </table:table-cell>
          <table:table-cell/>
          <table:table-cell table:style-name="ce223" office:value-type="string" calcext:value-type="string">
            <text:p>YES</text:p>
          </table:table-cell>
          <table:table-cell/>
          <table:table-cell table:style-name="ce223" office:value-type="string" calcext:value-type="string">
            <text:p>YES</text:p>
          </table:table-cell>
          <table:table-cell/>
          <table:table-cell table:style-name="ce223" office:value-type="string" calcext:value-type="string">
            <text:p>Please select a number between 0 to 511 (included)</text:p>
          </table:table-cell>
          <table:table-cell table:number-columns-repeated="1013"/>
        </table:table-row>
        <table:table-row table:style-name="ro1">
          <table:table-cell table:style-name="ce226" table:formula="of:=DEC2HEX([.C18];2)" office:value-type="string" office:string-value="00" calcext:value-type="string">
            <text:p>00</text:p>
          </table:table-cell>
          <table:table-cell table:style-name="ce2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3" office:value-type="string" calcext:value-type="string">
            <text:p>NO</text:p>
          </table:table-cell>
          <table:table-cell/>
          <table:table-cell table:style-name="ce22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26" table:formula="of:=DEC2HEX([.C19];2)" office:value-type="string" office:string-value="01" calcext:value-type="string">
            <text:p>01</text:p>
          </table:table-cell>
          <table:table-cell table:style-name="ce2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23" office:value-type="string" calcext:value-type="string">
            <text:p>The Length field will NOT be sent as part of the packet</text:p>
          </table:table-cell>
          <table:table-cell table:number-columns-repeated="1013"/>
        </table:table-row>
        <table:table-row table:style-name="ro1">
          <table:table-cell table:style-name="ce226" table:formula="of:=DEC2HEX([.C20];2)" office:value-type="string" office:string-value="02" calcext:value-type="string">
            <text:p>02</text:p>
          </table:table-cell>
          <table:table-cell table:style-name="ce22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3" office:value-type="string" calcext:value-type="string">
            <text:p>CCIT</text:p>
          </table:table-cell>
          <table:table-cell/>
          <table:table-cell table:style-name="ce223" office:value-type="string" calcext:value-type="string">
            <text:p>CCIT</text:p>
          </table:table-cell>
          <table:table-cell table:number-columns-repeated="3"/>
          <table:table-cell table:style-name="ce223" office:value-type="string" calcext:value-type="string">
            <text:p>The Length field WILL be sent as part of the packet</text:p>
          </table:table-cell>
          <table:table-cell table:number-columns-repeated="1013"/>
        </table:table-row>
        <table:table-row table:style-name="ro1">
          <table:table-cell table:style-name="ce226" table:formula="of:=DEC2HEX([.C21];2)" office:value-type="string" office:string-value="03" calcext:value-type="string">
            <text:p>03</text:p>
          </table:table-cell>
          <table:table-cell table:style-name="ce22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table:style-name="ce223" office:value-type="string" calcext:value-type="string">
            <text:p>CRC16-IBM</text:p>
          </table:table-cell>
          <table:table-cell/>
          <table:table-cell table:style-name="ce223" office:value-type="string" calcext:value-type="string">
            <text:p>CRC16-IBM</text:p>
          </table:table-cell>
          <table:table-cell table:number-columns-repeated="1017"/>
        </table:table-row>
        <table:table-row table:style-name="ro1">
          <table:table-cell table:style-name="ce226" table:formula="of:=DEC2HEX([.C22];2)" office:value-type="string" office:string-value="04" calcext:value-type="string">
            <text:p>04</text:p>
          </table:table-cell>
          <table:table-cell table:style-name="ce22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3" office:value-type="string" calcext:value-type="string">
            <text:p>IEC16</text:p>
          </table:table-cell>
          <table:table-cell/>
          <table:table-cell table:style-name="ce223" office:value-type="string" calcext:value-type="string">
            <text:p>IEC16</text:p>
          </table:table-cell>
          <table:table-cell table:number-columns-repeated="1017"/>
        </table:table-row>
        <table:table-row table:style-name="ro1">
          <table:table-cell table:style-name="ce226" table:formula="of:=DEC2HEX([.C23];2)" office:value-type="string" office:string-value="05" calcext:value-type="string">
            <text:p>05</text:p>
          </table:table-cell>
          <table:table-cell table:style-name="ce22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3" office:value-type="string" calcext:value-type="string">
            <text:p>BIACHEVA</text:p>
          </table:table-cell>
          <table:table-cell/>
          <table:table-cell table:style-name="ce223" office:value-type="string" calcext:value-type="string">
            <text:p>BIACHEVA</text:p>
          </table:table-cell>
          <table:table-cell table:number-columns-repeated="3"/>
          <table:table-cell table:style-name="ce223" office:value-type="string" calcext:value-type="string">
            <text:p>Since Header Length is null, no need to configure header(s) value(s)</text:p>
          </table:table-cell>
          <table:table-cell table:number-columns-repeated="1013"/>
        </table:table-row>
        <table:table-row table:style-name="ro1">
          <table:table-cell table:style-name="ce226" table:formula="of:=DEC2HEX([.C24];2)" office:value-type="string" office:string-value="06" calcext:value-type="string">
            <text:p>06</text:p>
          </table:table-cell>
          <table:table-cell table:style-name="ce22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23" office:value-type="string" calcext:value-type="string">
            <text:p>Please configure Header 3 Value</text:p>
          </table:table-cell>
          <table:table-cell table:number-columns-repeated="1013"/>
        </table:table-row>
        <table:table-row table:style-name="ro1">
          <table:table-cell table:style-name="ce226" table:formula="of:=DEC2HEX([.C25];2)" office:value-type="string" office:string-value="07" calcext:value-type="string">
            <text:p>07</text:p>
          </table:table-cell>
          <table:table-cell table:style-name="ce223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23" office:value-type="string" calcext:value-type="string">
            <text:p>Please configure Header 3 &amp; 2 Values</text:p>
          </table:table-cell>
          <table:table-cell table:number-columns-repeated="1013"/>
        </table:table-row>
        <table:table-row table:style-name="ro1">
          <table:table-cell table:style-name="ce226" table:formula="of:=DEC2HEX([.C26];2)" office:value-type="string" office:string-value="08" calcext:value-type="string">
            <text:p>08</text:p>
          </table:table-cell>
          <table:table-cell table:style-name="ce22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  <table:table-cell table:style-name="ce223" office:value-type="string" calcext:value-type="string">
            <text:p>NO Header</text:p>
          </table:table-cell>
          <table:table-cell table:number-columns-repeated="2"/>
          <table:table-cell table:style-name="ce223" office:value-type="string" calcext:value-type="string">
            <text:p>Sync word 3</text:p>
          </table:table-cell>
          <table:table-cell table:number-columns-repeated="2"/>
          <table:table-cell table:style-name="ce223" office:value-type="string" calcext:value-type="string">
            <text:p>Please configure Header 3 &amp; 2 &amp; 1 Values</text:p>
          </table:table-cell>
          <table:table-cell table:number-columns-repeated="1013"/>
        </table:table-row>
        <table:table-row table:style-name="ro1">
          <table:table-cell table:style-name="ce226" table:formula="of:=DEC2HEX([.C27];2)" office:value-type="string" office:string-value="09" calcext:value-type="string">
            <text:p>09</text:p>
          </table:table-cell>
          <table:table-cell table:style-name="ce223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  <table:table-cell table:style-name="ce223" office:value-type="string" calcext:value-type="string">
            <text:p>Header 3</text:p>
          </table:table-cell>
          <table:table-cell table:number-columns-repeated="2"/>
          <table:table-cell table:style-name="ce223" office:value-type="string" calcext:value-type="string">
            <text:p>Sync word 3 &amp; 2</text:p>
          </table:table-cell>
          <table:table-cell table:number-columns-repeated="2"/>
          <table:table-cell table:style-name="ce223" office:value-type="string" calcext:value-type="string">
            <text:p>Please configure Header 3 &amp; 2 &amp; 1 &amp; 0 Values</text:p>
          </table:table-cell>
          <table:table-cell table:number-columns-repeated="1013"/>
        </table:table-row>
        <table:table-row table:style-name="ro1">
          <table:table-cell table:style-name="ce226" table:formula="of:=DEC2HEX([.C28];2)" office:value-type="string" office:string-value="0A" calcext:value-type="string">
            <text:p>0A</text:p>
          </table:table-cell>
          <table:table-cell table:style-name="ce223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3" office:value-type="string" calcext:value-type="string">
            <text:p>Header 3 &amp; 2</text:p>
          </table:table-cell>
          <table:table-cell table:number-columns-repeated="2"/>
          <table:table-cell table:style-name="ce223" office:value-type="string" calcext:value-type="string">
            <text:p>Sync word 3 &amp; 2 &amp; 1</text:p>
          </table:table-cell>
          <table:table-cell table:number-columns-repeated="1016"/>
        </table:table-row>
        <table:table-row table:style-name="ro1">
          <table:table-cell table:style-name="ce226" table:formula="of:=DEC2HEX([.C29];2)" office:value-type="string" office:string-value="0B" calcext:value-type="string">
            <text:p>0B</text:p>
          </table:table-cell>
          <table:table-cell table:style-name="ce223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23" office:value-type="string" calcext:value-type="string">
            <text:p>Header 3 &amp; 2 &amp; 1</text:p>
          </table:table-cell>
          <table:table-cell table:number-columns-repeated="2"/>
          <table:table-cell table:style-name="ce223" office:value-type="string" calcext:value-type="string">
            <text:p>Sync word 3 &amp; 2 &amp; 1 &amp; 0</text:p>
          </table:table-cell>
          <table:table-cell table:number-columns-repeated="1016"/>
        </table:table-row>
        <table:table-row table:style-name="ro1">
          <table:table-cell table:style-name="ce226" table:formula="of:=DEC2HEX([.C30];2)" office:value-type="string" office:string-value="0C" calcext:value-type="string">
            <text:p>0C</text:p>
          </table:table-cell>
          <table:table-cell table:style-name="ce22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23" office:value-type="string" calcext:value-type="string">
            <text:p>Header 3 &amp; 2 &amp; 1 &amp; 0</text:p>
          </table:table-cell>
          <table:table-cell table:number-columns-repeated="5"/>
          <table:table-cell table:style-name="ce223" office:value-type="string" calcext:value-type="string">
            <text:p>Manchester is Disabled</text:p>
          </table:table-cell>
          <table:table-cell table:number-columns-repeated="1013"/>
        </table:table-row>
        <table:table-row table:style-name="ro1">
          <table:table-cell table:style-name="ce226" table:formula="of:=DEC2HEX([.C31];2)" office:value-type="string" office:string-value="0D" calcext:value-type="string">
            <text:p>0D</text:p>
          </table:table-cell>
          <table:table-cell table:style-name="ce223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23" office:value-type="string" calcext:value-type="string">
            <text:p>TX Manchester Preamble will be 101010 ….</text:p>
          </table:table-cell>
          <table:table-cell table:number-columns-repeated="1013"/>
        </table:table-row>
        <table:table-row table:style-name="ro1">
          <table:table-cell table:style-name="ce226" table:formula="of:=DEC2HEX([.C32];2)" office:value-type="string" office:string-value="0E" calcext:value-type="string">
            <text:p>0E</text:p>
          </table:table-cell>
          <table:table-cell table:style-name="ce223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23" office:value-type="string" calcext:value-type="string">
            <text:p>TX Manchester Preamble will be 010101 ….</text:p>
          </table:table-cell>
          <table:table-cell table:number-columns-repeated="1013"/>
        </table:table-row>
        <table:table-row table:style-name="ro1">
          <table:table-cell table:style-name="ce226" table:formula="of:=DEC2HEX([.C33];2)" office:value-type="string" office:string-value="0F" calcext:value-type="string">
            <text:p>0F</text:p>
          </table:table-cell>
          <table:table-cell table:style-name="ce223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223" office:value-type="string" calcext:value-type="string">
            <text:p>Enable</text:p>
          </table:table-cell>
          <table:table-cell table:number-columns-repeated="1016"/>
        </table:table-row>
        <table:table-row table:style-name="ro1">
          <table:table-cell table:style-name="ce226" table:formula="of:=DEC2HEX([.C34];2)" office:value-type="string" office:string-value="10" calcext:value-type="string">
            <text:p>10</text:p>
          </table:table-cell>
          <table:table-cell table:style-name="ce223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223" office:value-type="string" calcext:value-type="string">
            <text:p>Disable</text:p>
          </table:table-cell>
          <table:table-cell table:number-columns-repeated="2"/>
          <table:table-cell table:style-name="ce223" office:value-type="string" calcext:value-type="string">
            <text:p>" 0 --&gt; 1 " = " 1 "</text:p>
          </table:table-cell>
          <table:table-cell table:number-columns-repeated="1013"/>
        </table:table-row>
        <table:table-row table:style-name="ro1">
          <table:table-cell table:style-name="ce226" table:formula="of:=DEC2HEX([.C35];2)" office:value-type="string" office:string-value="11" calcext:value-type="string">
            <text:p>11</text:p>
          </table:table-cell>
          <table:table-cell table:style-name="ce223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23" office:value-type="float" office:value="0" calcext:value-type="float">
            <text:p>0</text:p>
          </table:table-cell>
          <table:table-cell table:number-columns-repeated="5"/>
          <table:table-cell table:style-name="ce223" office:value-type="string" calcext:value-type="string">
            <text:p>" 1 --&gt; 0 " = " 1 "</text:p>
          </table:table-cell>
          <table:table-cell table:number-columns-repeated="1013"/>
        </table:table-row>
        <table:table-row table:style-name="ro1">
          <table:table-cell table:style-name="ce226" table:formula="of:=DEC2HEX([.C36];2)" office:value-type="string" office:string-value="12" calcext:value-type="string">
            <text:p>12</text:p>
          </table:table-cell>
          <table:table-cell table:style-name="ce223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23" office:value-type="float" office:value="1" calcext:value-type="float">
            <text:p>1</text:p>
          </table:table-cell>
          <table:table-cell/>
          <table:table-cell table:style-name="ce22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226" table:formula="of:=DEC2HEX([.C37];2)" office:value-type="string" office:string-value="13" calcext:value-type="string">
            <text:p>13</text:p>
          </table:table-cell>
          <table:table-cell table:style-name="ce223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23" office:value-type="float" office:value="2" calcext:value-type="float">
            <text:p>2</text:p>
          </table:table-cell>
          <table:table-cell/>
          <table:table-cell table:style-name="ce22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26" table:formula="of:=DEC2HEX([.C38];2)" office:value-type="string" office:string-value="14" calcext:value-type="string">
            <text:p>14</text:p>
          </table:table-cell>
          <table:table-cell table:style-name="ce223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23" office:value-type="float" office:value="3" calcext:value-type="float">
            <text:p>3</text:p>
          </table:table-cell>
          <table:table-cell/>
          <table:table-cell table:style-name="ce223" office:value-type="string" calcext:value-type="string">
            <text:p>Maybe</text:p>
          </table:table-cell>
          <table:table-cell table:number-columns-repeated="3"/>
          <table:table-cell table:style-name="ce471" office:value-type="string" calcext:value-type="string">
            <text:p>The Recommended Preamble Length is 32 (bits) and if Antenna Diversity is enabled, 64 (bits).</text:p>
          </table:table-cell>
          <table:table-cell table:number-columns-repeated="1013"/>
        </table:table-row>
        <table:table-row table:style-name="ro1">
          <table:table-cell table:style-name="ce226" table:formula="of:=DEC2HEX([.C39];2)" office:value-type="string" office:string-value="15" calcext:value-type="string">
            <text:p>15</text:p>
          </table:table-cell>
          <table:table-cell table:style-name="ce223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2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26" table:formula="of:=DEC2HEX([.C40];2)" office:value-type="string" office:string-value="16" calcext:value-type="string">
            <text:p>16</text:p>
          </table:table-cell>
          <table:table-cell table:style-name="ce223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23" office:value-type="float" office:value="5" calcext:value-type="float">
            <text:p>5</text:p>
          </table:table-cell>
          <table:table-cell table:number-columns-repeated="5"/>
          <table:table-cell table:style-name="ce223" office:value-type="string" calcext:value-type="string">
            <text:p>There will be NO DATA field in the packet structure</text:p>
          </table:table-cell>
          <table:table-cell table:number-columns-repeated="1013"/>
        </table:table-row>
        <table:table-row table:style-name="ro1">
          <table:table-cell table:style-name="ce226" table:formula="of:=DEC2HEX([.C41];2)" office:value-type="string" office:string-value="17" calcext:value-type="string">
            <text:p>17</text:p>
          </table:table-cell>
          <table:table-cell table:style-name="ce223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23" office:value-type="float" office:value="6" calcext:value-type="float">
            <text:p>6</text:p>
          </table:table-cell>
          <table:table-cell table:number-columns-repeated="5"/>
          <table:table-cell table:style-name="ce223" office:value-type="string" calcext:value-type="string">
            <text:p>The DATA field in the packet will be <text:s/></text:p>
          </table:table-cell>
          <table:table-cell table:number-columns-repeated="1013"/>
        </table:table-row>
        <table:table-row table:style-name="ro1">
          <table:table-cell table:style-name="ce226" table:formula="of:=DEC2HEX([.C42];2)" office:value-type="string" office:string-value="18" calcext:value-type="string">
            <text:p>18</text:p>
          </table:table-cell>
          <table:table-cell table:style-name="ce223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23" office:value-type="float" office:value="7" calcext:value-type="float">
            <text:p>7</text:p>
          </table:table-cell>
          <table:table-cell/>
          <table:table-cell table:style-name="ce223" office:value-type="string" calcext:value-type="string">
            <text:p>FIFO MODE</text:p>
          </table:table-cell>
          <table:table-cell table:number-columns-repeated="3"/>
          <table:table-cell table:style-name="ce223" office:value-type="string" calcext:value-type="string">
            <text:p><text:s text:c="2"/>bytes long</text:p>
          </table:table-cell>
          <table:table-cell table:number-columns-repeated="1013"/>
        </table:table-row>
        <table:table-row table:style-name="ro1">
          <table:table-cell table:style-name="ce226" table:formula="of:=DEC2HEX([.C43];2)" office:value-type="string" office:string-value="19" calcext:value-type="string">
            <text:p>19</text:p>
          </table:table-cell>
          <table:table-cell table:style-name="ce22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23" office:value-type="float" office:value="8" calcext:value-type="float">
            <text:p>8</text:p>
          </table:table-cell>
          <table:table-cell/>
          <table:table-cell table:style-name="ce223" office:value-type="string" calcext:value-type="string">
            <text:p>PH + FIFO MODE</text:p>
          </table:table-cell>
          <table:table-cell table:number-columns-repeated="1017"/>
        </table:table-row>
        <table:table-row table:style-name="ro1">
          <table:table-cell table:style-name="ce226" table:formula="of:=DEC2HEX([.C44];2)" office:value-type="string" office:string-value="1A" calcext:value-type="string">
            <text:p>1A</text:p>
          </table:table-cell>
          <table:table-cell table:style-name="ce223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23" office:value-type="float" office:value="9" calcext:value-type="float">
            <text:p>9</text:p>
          </table:table-cell>
          <table:table-cell table:number-columns-repeated="5"/>
          <table:table-cell table:style-name="ce223" office:value-type="string" calcext:value-type="string">
            <text:p>These values should also be configured into the RX Expected Headers (addresses 0x3F, 0x40, 0x41 &amp; 0x42)</text:p>
          </table:table-cell>
          <table:table-cell table:number-columns-repeated="1013"/>
        </table:table-row>
        <table:table-row table:style-name="ro1">
          <table:table-cell table:style-name="ce226" table:formula="of:=DEC2HEX([.C45];2)" office:value-type="string" office:string-value="1B" calcext:value-type="string">
            <text:p>1B</text:p>
          </table:table-cell>
          <table:table-cell table:style-name="ce223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223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26" table:formula="of:=DEC2HEX([.C46];2)" office:value-type="string" office:string-value="1C" calcext:value-type="string">
            <text:p>1C</text:p>
          </table:table-cell>
          <table:table-cell table:style-name="ce223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223" office:value-type="float" office:value="11" calcext:value-type="float">
            <text:p>11</text:p>
          </table:table-cell>
          <table:table-cell table:number-columns-repeated="5"/>
          <table:table-cell table:style-name="ce223" office:value-type="string" calcext:value-type="string">
            <text:p>Broadcast Packet will be accepted</text:p>
          </table:table-cell>
          <table:table-cell table:number-columns-repeated="1013"/>
        </table:table-row>
        <table:table-row table:style-name="ro1">
          <table:table-cell table:style-name="ce226" table:formula="of:=DEC2HEX([.C47];2)" office:value-type="string" office:string-value="1D" calcext:value-type="string">
            <text:p>1D</text:p>
          </table:table-cell>
          <table:table-cell table:style-name="ce223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23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26" table:formula="of:=DEC2HEX([.C48];2)" office:value-type="string" office:string-value="1E" calcext:value-type="string">
            <text:p>1E</text:p>
          </table:table-cell>
          <table:table-cell table:style-name="ce223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23" office:value-type="float" office:value="13" calcext:value-type="float">
            <text:p>13</text:p>
          </table:table-cell>
          <table:table-cell/>
          <table:table-cell table:style-name="ce223" office:value-type="string" calcext:value-type="string">
            <text:p>Take Modem Setting for FSK/GFSK</text:p>
          </table:table-cell>
          <table:table-cell table:number-columns-repeated="3"/>
          <table:table-cell table:style-name="ce223" office:value-type="string" calcext:value-type="string">
            <text:p>Received Header 3 value will be compared to Expected Value</text:p>
          </table:table-cell>
          <table:table-cell table:number-columns-repeated="1013"/>
        </table:table-row>
        <table:table-row table:style-name="ro1">
          <table:table-cell table:style-name="ce226" table:formula="of:=DEC2HEX([.C49];2)" office:value-type="string" office:string-value="1F" calcext:value-type="string">
            <text:p>1F</text:p>
          </table:table-cell>
          <table:table-cell table:style-name="ce223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223" office:value-type="float" office:value="14" calcext:value-type="float">
            <text:p>14</text:p>
          </table:table-cell>
          <table:table-cell/>
          <table:table-cell table:style-name="ce223" office:value-type="string" calcext:value-type="string">
            <text:p>Take Modem Setting for OOK</text:p>
          </table:table-cell>
          <table:table-cell table:number-columns-repeated="3"/>
          <table:table-cell table:style-name="ce223" office:value-type="string" calcext:value-type="string">
            <text:p>Received Header 2 value will be compared to Expected Value</text:p>
          </table:table-cell>
          <table:table-cell table:number-columns-repeated="1013"/>
        </table:table-row>
        <table:table-row table:style-name="ro1">
          <table:table-cell table:style-name="ce226" table:formula="of:=DEC2HEX([.C50];2)" office:value-type="string" office:string-value="20" calcext:value-type="string">
            <text:p>20</text:p>
          </table:table-cell>
          <table:table-cell table:style-name="ce223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23" office:value-type="float" office:value="15" calcext:value-type="float">
            <text:p>15</text:p>
          </table:table-cell>
          <table:table-cell table:number-columns-repeated="5"/>
          <table:table-cell table:style-name="ce223" office:value-type="string" calcext:value-type="string">
            <text:p>Received Header 1 value will be compared to Expected Value</text:p>
          </table:table-cell>
          <table:table-cell table:number-columns-repeated="1013"/>
        </table:table-row>
        <table:table-row table:style-name="ro1">
          <table:table-cell table:style-name="ce226" table:formula="of:=DEC2HEX([.C51];2)" office:value-type="string" office:string-value="21" calcext:value-type="string">
            <text:p>21</text:p>
          </table:table-cell>
          <table:table-cell table:style-name="ce223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table:style-name="ce223" office:value-type="string" calcext:value-type="string">
            <text:p>Received Header 0 value will be compared to Expected Value</text:p>
          </table:table-cell>
          <table:table-cell table:number-columns-repeated="1013"/>
        </table:table-row>
        <table:table-row table:style-name="ro1">
          <table:table-cell table:style-name="ce226" table:formula="of:=DEC2HEX([.C52];2)" office:value-type="string" office:string-value="22" calcext:value-type="string">
            <text:p>22</text:p>
          </table:table-cell>
          <table:table-cell table:style-name="ce223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style-name="ce226" table:formula="of:=DEC2HEX([.C53];2)" office:value-type="string" office:string-value="23" calcext:value-type="string">
            <text:p>23</text:p>
          </table:table-cell>
          <table:table-cell table:style-name="ce223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23" office:value-type="string" calcext:value-type="string">
            <text:p>This is the Default Value after RESET</text:p>
          </table:table-cell>
          <table:table-cell table:number-columns-repeated="1017"/>
        </table:table-row>
        <table:table-row table:style-name="ro1">
          <table:table-cell table:style-name="ce226" table:formula="of:=DEC2HEX([.C54];2)" office:value-type="string" office:string-value="24" calcext:value-type="string">
            <text:p>24</text:p>
          </table:table-cell>
          <table:table-cell table:style-name="ce223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style-name="ce226" table:formula="of:=DEC2HEX([.C55];2)" office:value-type="string" office:string-value="25" calcext:value-type="string">
            <text:p>25</text:p>
          </table:table-cell>
          <table:table-cell table:style-name="ce223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table:style-name="ce223" office:value-type="string" calcext:value-type="string">
            <text:p>PREAMBLE</text:p>
          </table:table-cell>
          <table:table-cell table:number-columns-repeated="1013"/>
        </table:table-row>
        <table:table-row table:style-name="ro1">
          <table:table-cell table:style-name="ce226" table:formula="of:=DEC2HEX([.C56];2)" office:value-type="string" office:string-value="26" calcext:value-type="string">
            <text:p>26</text:p>
          </table:table-cell>
          <table:table-cell table:style-name="ce223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23" office:value-type="string" calcext:value-type="string">
            <text:p>SYNC</text:p>
          </table:table-cell>
          <table:table-cell table:number-columns-repeated="1013"/>
        </table:table-row>
        <table:table-row table:style-name="ro1">
          <table:table-cell table:style-name="ce226" table:formula="of:=DEC2HEX([.C57];2)" office:value-type="string" office:string-value="27" calcext:value-type="string">
            <text:p>27</text:p>
          </table:table-cell>
          <table:table-cell table:style-name="ce223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223" office:value-type="string" calcext:value-type="string">
            <text:p>PER</text:p>
          </table:table-cell>
          <table:table-cell table:number-columns-repeated="5"/>
          <table:table-cell table:style-name="ce223" office:value-type="string" calcext:value-type="string">
            <text:p>HEADER</text:p>
          </table:table-cell>
          <table:table-cell table:number-columns-repeated="1013"/>
        </table:table-row>
        <table:table-row table:style-name="ro1">
          <table:table-cell table:style-name="ce226" table:formula="of:=DEC2HEX([.C58];2)" office:value-type="string" office:string-value="28" calcext:value-type="string">
            <text:p>28</text:p>
          </table:table-cell>
          <table:table-cell table:style-name="ce223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23" office:value-type="string" calcext:value-type="string">
            <text:p>BER</text:p>
          </table:table-cell>
          <table:table-cell table:number-columns-repeated="5"/>
          <table:table-cell table:style-name="ce223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226" table:formula="of:=DEC2HEX([.C59];2)" office:value-type="string" office:string-value="29" calcext:value-type="string">
            <text:p>29</text:p>
          </table:table-cell>
          <table:table-cell table:style-name="ce223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number-columns-repeated="7"/>
          <table:table-cell table:style-name="ce223" office:value-type="string" calcext:value-type="string">
            <text:p>DATA</text:p>
          </table:table-cell>
          <table:table-cell table:number-columns-repeated="1013"/>
        </table:table-row>
        <table:table-row table:style-name="ro1">
          <table:table-cell table:style-name="ce226" table:formula="of:=DEC2HEX([.C60];2)" office:value-type="string" office:string-value="2A" calcext:value-type="string">
            <text:p>2A</text:p>
          </table:table-cell>
          <table:table-cell table:style-name="ce223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23" office:value-type="string" calcext:value-type="string">
            <text:p>CRC</text:p>
          </table:table-cell>
          <table:table-cell table:number-columns-repeated="1013"/>
        </table:table-row>
        <table:table-row table:style-name="ro1">
          <table:table-cell table:style-name="ce226" table:formula="of:=DEC2HEX([.C61];2)" office:value-type="string" office:string-value="2B" calcext:value-type="string">
            <text:p>2B</text:p>
          </table:table-cell>
          <table:table-cell table:style-name="ce223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23" office:value-type="string" calcext:value-type="string">
            <text:p>Modem settings will be optimized for lowest Packet Error Rate</text:p>
          </table:table-cell>
          <table:table-cell table:number-columns-repeated="1019"/>
        </table:table-row>
        <table:table-row table:style-name="ro1">
          <table:table-cell table:style-name="ce226" table:formula="of:=DEC2HEX([.C62];2)" office:value-type="string" office:string-value="2C" calcext:value-type="string">
            <text:p>2C</text:p>
          </table:table-cell>
          <table:table-cell table:style-name="ce223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223" office:value-type="string" calcext:value-type="string">
            <text:p>Modem settings will be optimized for optimal sensitivity and selectivity</text:p>
          </table:table-cell>
          <table:table-cell table:number-columns-repeated="5"/>
          <table:table-cell table:style-name="ce223" office:value-type="string" calcext:value-type="string">
            <text:p>This means that TX will automatically start once TX FIFO is Almost Full</text:p>
          </table:table-cell>
          <table:table-cell table:number-columns-repeated="1013"/>
        </table:table-row>
        <table:table-row table:style-name="ro1">
          <table:table-cell table:style-name="ce226" table:formula="of:=DEC2HEX([.C63];2)" office:value-type="string" office:string-value="2D" calcext:value-type="string">
            <text:p>2D</text:p>
          </table:table-cell>
          <table:table-cell table:style-name="ce223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226" table:formula="of:=DEC2HEX([.C64];2)" office:value-type="string" office:string-value="2E" calcext:value-type="string">
            <text:p>2E</text:p>
          </table:table-cell>
          <table:table-cell table:style-name="ce223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23" office:value-type="string" calcext:value-type="string">
            <text:p>This means we will evaluate the preamble for </text:p>
          </table:table-cell>
          <table:table-cell table:number-columns-repeated="1013"/>
        </table:table-row>
        <table:table-row table:style-name="ro1">
          <table:table-cell table:style-name="ce226" table:formula="of:=DEC2HEX([.C65];2)" office:value-type="string" office:string-value="2F" calcext:value-type="string">
            <text:p>2F</text:p>
          </table:table-cell>
          <table:table-cell table:style-name="ce223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23" office:value-type="string" calcext:value-type="string">
            <text:p><text:s/>bits.</text:p>
          </table:table-cell>
          <table:table-cell table:number-columns-repeated="1013"/>
        </table:table-row>
        <table:table-row table:style-name="ro1">
          <table:table-cell table:style-name="ce226" table:formula="of:=DEC2HEX([.C66];2)" office:value-type="string" office:string-value="30" calcext:value-type="string">
            <text:p>30</text:p>
          </table:table-cell>
          <table:table-cell table:style-name="ce223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226" table:formula="of:=DEC2HEX([.C67];2)" office:value-type="string" office:string-value="31" calcext:value-type="string">
            <text:p>31</text:p>
          </table:table-cell>
          <table:table-cell table:style-name="ce223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226" table:formula="of:=DEC2HEX([.C68];2)" office:value-type="string" office:string-value="32" calcext:value-type="string">
            <text:p>32</text:p>
          </table:table-cell>
          <table:table-cell table:style-name="ce22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470" office:value-type="string" calcext:value-type="string">
            <text:p>00</text:p>
          </table:table-cell>
          <table:table-cell table:number-columns-repeated="3"/>
          <table:table-cell table:style-name="ce223" office:value-type="string" calcext:value-type="string">
            <text:p>No TX Data CLK is available outside the chip</text:p>
          </table:table-cell>
          <table:table-cell table:number-columns-repeated="1013"/>
        </table:table-row>
        <table:table-row table:style-name="ro1">
          <table:table-cell table:style-name="ce226" table:formula="of:=DEC2HEX([.C69];2)" office:value-type="string" office:string-value="33" calcext:value-type="string">
            <text:p>33</text:p>
          </table:table-cell>
          <table:table-cell table:style-name="ce223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470" office:value-type="string" calcext:value-type="string">
            <text:p>01</text:p>
          </table:table-cell>
          <table:table-cell table:number-columns-repeated="3"/>
          <table:table-cell table:style-name="ce223" office:value-type="string" calcext:value-type="string">
            <text:p>TX Data CLK is available through the GPIO pin (GPIO should be programmed as well)</text:p>
          </table:table-cell>
          <table:table-cell table:number-columns-repeated="1013"/>
        </table:table-row>
        <table:table-row table:style-name="ro1">
          <table:table-cell table:style-name="ce226" table:formula="of:=DEC2HEX([.C70];2)" office:value-type="string" office:string-value="34" calcext:value-type="string">
            <text:p>34</text:p>
          </table:table-cell>
          <table:table-cell table:style-name="ce223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470" office:value-type="string" calcext:value-type="string">
            <text:p>10</text:p>
          </table:table-cell>
          <table:table-cell table:number-columns-repeated="3"/>
          <table:table-cell table:style-name="ce223" office:value-type="string" calcext:value-type="string">
            <text:p>TX Data CLK is available through the SDO pin</text:p>
          </table:table-cell>
          <table:table-cell table:number-columns-repeated="1013"/>
        </table:table-row>
        <table:table-row table:style-name="ro1">
          <table:table-cell table:style-name="ce226" table:formula="of:=DEC2HEX([.C71];2)" office:value-type="string" office:string-value="35" calcext:value-type="string">
            <text:p>35</text:p>
          </table:table-cell>
          <table:table-cell table:style-name="ce223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style-name="ce470" office:value-type="string" calcext:value-type="string">
            <text:p>11</text:p>
          </table:table-cell>
          <table:table-cell table:number-columns-repeated="3"/>
          <table:table-cell table:style-name="ce223" office:value-type="string" calcext:value-type="string">
            <text:p>TX Data CLK is available through the nIRQ pin</text:p>
          </table:table-cell>
          <table:table-cell table:number-columns-repeated="1013"/>
        </table:table-row>
        <table:table-row table:style-name="ro1">
          <table:table-cell table:style-name="ce226" table:formula="of:=DEC2HEX([.C72];2)" office:value-type="string" office:string-value="36" calcext:value-type="string">
            <text:p>36</text:p>
          </table:table-cell>
          <table:table-cell table:style-name="ce223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226" table:formula="of:=DEC2HEX([.C73];2)" office:value-type="string" office:string-value="37" calcext:value-type="string">
            <text:p>37</text:p>
          </table:table-cell>
          <table:table-cell table:style-name="ce223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226" table:formula="of:=DEC2HEX([.C74];2)" office:value-type="string" office:string-value="38" calcext:value-type="string">
            <text:p>38</text:p>
          </table:table-cell>
          <table:table-cell table:style-name="ce223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table:style-name="ce226" table:formula="of:=DEC2HEX([.C75];2)" office:value-type="string" office:string-value="39" calcext:value-type="string">
            <text:p>39</text:p>
          </table:table-cell>
          <table:table-cell table:style-name="ce223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223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226" table:formula="of:=DEC2HEX([.C76];2)" office:value-type="string" office:string-value="3A" calcext:value-type="string">
            <text:p>3A</text:p>
          </table:table-cell>
          <table:table-cell table:style-name="ce223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style-name="ce223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226" table:formula="of:=DEC2HEX([.C77];2)" office:value-type="string" office:string-value="3B" calcext:value-type="string">
            <text:p>3B</text:p>
          </table:table-cell>
          <table:table-cell table:style-name="ce223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style-name="ce223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226" table:formula="of:=DEC2HEX([.C78];2)" office:value-type="string" office:string-value="3C" calcext:value-type="string">
            <text:p>3C</text:p>
          </table:table-cell>
          <table:table-cell table:style-name="ce223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223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26" table:formula="of:=DEC2HEX([.C79];2)" office:value-type="string" office:string-value="3D" calcext:value-type="string">
            <text:p>3D</text:p>
          </table:table-cell>
          <table:table-cell table:style-name="ce223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style-name="ce223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226" table:formula="of:=DEC2HEX([.C80];2)" office:value-type="string" office:string-value="3E" calcext:value-type="string">
            <text:p>3E</text:p>
          </table:table-cell>
          <table:table-cell table:style-name="ce223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style-name="ce223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226" table:formula="of:=DEC2HEX([.C81];2)" office:value-type="string" office:string-value="3F" calcext:value-type="string">
            <text:p>3F</text:p>
          </table:table-cell>
          <table:table-cell table:style-name="ce223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226" table:formula="of:=DEC2HEX([.C82];2)" office:value-type="string" office:string-value="40" calcext:value-type="string">
            <text:p>40</text:p>
          </table:table-cell>
          <table:table-cell table:style-name="ce223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226" table:formula="of:=DEC2HEX([.C83];2)" office:value-type="string" office:string-value="41" calcext:value-type="string">
            <text:p>41</text:p>
          </table:table-cell>
          <table:table-cell table:style-name="ce223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style-name="ce226" table:formula="of:=DEC2HEX([.C84];2)" office:value-type="string" office:string-value="42" calcext:value-type="string">
            <text:p>42</text:p>
          </table:table-cell>
          <table:table-cell table:style-name="ce223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23" office:value-type="string" calcext:value-type="string">
            <text:p>ON</text:p>
          </table:table-cell>
          <table:table-cell table:number-columns-repeated="1019"/>
        </table:table-row>
        <table:table-row table:style-name="ro1">
          <table:table-cell table:style-name="ce226" table:formula="of:=DEC2HEX([.C85];2)" office:value-type="string" office:string-value="43" calcext:value-type="string">
            <text:p>43</text:p>
          </table:table-cell>
          <table:table-cell table:style-name="ce223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23" office:value-type="string" calcext:value-type="string">
            <text:p>OFF</text:p>
          </table:table-cell>
          <table:table-cell table:number-columns-repeated="1019"/>
        </table:table-row>
        <table:table-row table:style-name="ro1">
          <table:table-cell table:style-name="ce226" table:formula="of:=DEC2HEX([.C86];2)" office:value-type="string" office:string-value="44" calcext:value-type="string">
            <text:p>44</text:p>
          </table:table-cell>
          <table:table-cell table:style-name="ce223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23" office:value-type="string" calcext:value-type="string">
            <text:p>Machester DATA</text:p>
          </table:table-cell>
          <table:table-cell table:number-columns-repeated="1019"/>
        </table:table-row>
        <table:table-row table:style-name="ro1">
          <table:table-cell table:style-name="ce226" table:formula="of:=DEC2HEX([.C87];2)" office:value-type="string" office:string-value="45" calcext:value-type="string">
            <text:p>45</text:p>
          </table:table-cell>
          <table:table-cell table:style-name="ce223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table:style-name="ce226" table:formula="of:=DEC2HEX([.C88];2)" office:value-type="string" office:string-value="46" calcext:value-type="string">
            <text:p>46</text:p>
          </table:table-cell>
          <table:table-cell table:style-name="ce223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226" table:formula="of:=DEC2HEX([.C89];2)" office:value-type="string" office:string-value="47" calcext:value-type="string">
            <text:p>47</text:p>
          </table:table-cell>
          <table:table-cell table:style-name="ce223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style-name="ce226" table:formula="of:=DEC2HEX([.C90];2)" office:value-type="string" office:string-value="48" calcext:value-type="string">
            <text:p>48</text:p>
          </table:table-cell>
          <table:table-cell table:style-name="ce223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style-name="ce226" table:formula="of:=DEC2HEX([.C91];2)" office:value-type="string" office:string-value="49" calcext:value-type="string">
            <text:p>49</text:p>
          </table:table-cell>
          <table:table-cell table:style-name="ce223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470" office:value-type="string" calcext:value-type="string">
            <text:p>= &lt; 1%</text:p>
          </table:table-cell>
          <table:table-cell table:number-columns-repeated="1019"/>
        </table:table-row>
        <table:table-row table:style-name="ro1">
          <table:table-cell table:style-name="ce226" table:formula="of:=DEC2HEX([.C92];2)" office:value-type="string" office:string-value="4A" calcext:value-type="string">
            <text:p>4A</text:p>
          </table:table-cell>
          <table:table-cell table:style-name="ce223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23" office:value-type="string" calcext:value-type="string">
            <text:p>&gt; 1%</text:p>
          </table:table-cell>
          <table:table-cell table:number-columns-repeated="1019"/>
        </table:table-row>
        <table:table-row table:style-name="ro1">
          <table:table-cell table:style-name="ce226" table:formula="of:=DEC2HEX([.C93];2)" office:value-type="string" office:string-value="4B" calcext:value-type="string">
            <text:p>4B</text:p>
          </table:table-cell>
          <table:table-cell table:style-name="ce223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226" table:formula="of:=DEC2HEX([.C94];2)" office:value-type="string" office:string-value="4C" calcext:value-type="string">
            <text:p>4C</text:p>
          </table:table-cell>
          <table:table-cell table:style-name="ce223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226" table:formula="of:=DEC2HEX([.C95];2)" office:value-type="string" office:string-value="4D" calcext:value-type="string">
            <text:p>4D</text:p>
          </table:table-cell>
          <table:table-cell table:style-name="ce223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226" table:formula="of:=DEC2HEX([.C96];2)" office:value-type="string" office:string-value="4E" calcext:value-type="string">
            <text:p>4E</text:p>
          </table:table-cell>
          <table:table-cell table:style-name="ce223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226" table:formula="of:=DEC2HEX([.C97];2)" office:value-type="string" office:string-value="4F" calcext:value-type="string">
            <text:p>4F</text:p>
          </table:table-cell>
          <table:table-cell table:style-name="ce223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226" table:formula="of:=DEC2HEX([.C98];2)" office:value-type="string" office:string-value="50" calcext:value-type="string">
            <text:p>50</text:p>
          </table:table-cell>
          <table:table-cell table:style-name="ce223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226" table:formula="of:=DEC2HEX([.C99];2)" office:value-type="string" office:string-value="51" calcext:value-type="string">
            <text:p>51</text:p>
          </table:table-cell>
          <table:table-cell table:style-name="ce223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226" table:formula="of:=DEC2HEX([.C100];2)" office:value-type="string" office:string-value="52" calcext:value-type="string">
            <text:p>52</text:p>
          </table:table-cell>
          <table:table-cell table:style-name="ce223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226" table:formula="of:=DEC2HEX([.C101];2)" office:value-type="string" office:string-value="53" calcext:value-type="string">
            <text:p>53</text:p>
          </table:table-cell>
          <table:table-cell table:style-name="ce223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226" table:formula="of:=DEC2HEX([.C102];2)" office:value-type="string" office:string-value="54" calcext:value-type="string">
            <text:p>54</text:p>
          </table:table-cell>
          <table:table-cell table:style-name="ce223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226" table:formula="of:=DEC2HEX([.C103];2)" office:value-type="string" office:string-value="55" calcext:value-type="string">
            <text:p>55</text:p>
          </table:table-cell>
          <table:table-cell table:style-name="ce223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226" table:formula="of:=DEC2HEX([.C104];2)" office:value-type="string" office:string-value="56" calcext:value-type="string">
            <text:p>56</text:p>
          </table:table-cell>
          <table:table-cell table:style-name="ce223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table:style-name="ce226" table:formula="of:=DEC2HEX([.C105];2)" office:value-type="string" office:string-value="57" calcext:value-type="string">
            <text:p>57</text:p>
          </table:table-cell>
          <table:table-cell table:style-name="ce223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style-name="ce226" table:formula="of:=DEC2HEX([.C106];2)" office:value-type="string" office:string-value="58" calcext:value-type="string">
            <text:p>58</text:p>
          </table:table-cell>
          <table:table-cell table:style-name="ce223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226" table:formula="of:=DEC2HEX([.C107];2)" office:value-type="string" office:string-value="59" calcext:value-type="string">
            <text:p>59</text:p>
          </table:table-cell>
          <table:table-cell table:style-name="ce223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 table:style-name="ce226" table:formula="of:=DEC2HEX([.C108];2)" office:value-type="string" office:string-value="5A" calcext:value-type="string">
            <text:p>5A</text:p>
          </table:table-cell>
          <table:table-cell table:style-name="ce223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226" table:formula="of:=DEC2HEX([.C109];2)" office:value-type="string" office:string-value="5B" calcext:value-type="string">
            <text:p>5B</text:p>
          </table:table-cell>
          <table:table-cell table:style-name="ce223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style-name="ce226" table:formula="of:=DEC2HEX([.C110];2)" office:value-type="string" office:string-value="5C" calcext:value-type="string">
            <text:p>5C</text:p>
          </table:table-cell>
          <table:table-cell table:style-name="ce223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226" table:formula="of:=DEC2HEX([.C111];2)" office:value-type="string" office:string-value="5D" calcext:value-type="string">
            <text:p>5D</text:p>
          </table:table-cell>
          <table:table-cell table:style-name="ce223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style-name="ce226" table:formula="of:=DEC2HEX([.C112];2)" office:value-type="string" office:string-value="5E" calcext:value-type="string">
            <text:p>5E</text:p>
          </table:table-cell>
          <table:table-cell table:style-name="ce223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226" table:formula="of:=DEC2HEX([.C113];2)" office:value-type="string" office:string-value="5F" calcext:value-type="string">
            <text:p>5F</text:p>
          </table:table-cell>
          <table:table-cell table:style-name="ce223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226" table:formula="of:=DEC2HEX([.C114];2)" office:value-type="string" office:string-value="60" calcext:value-type="string">
            <text:p>60</text:p>
          </table:table-cell>
          <table:table-cell table:style-name="ce223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226" table:formula="of:=DEC2HEX([.C115];2)" office:value-type="string" office:string-value="61" calcext:value-type="string">
            <text:p>61</text:p>
          </table:table-cell>
          <table:table-cell table:style-name="ce223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style-name="ce226" table:formula="of:=DEC2HEX([.C116];2)" office:value-type="string" office:string-value="62" calcext:value-type="string">
            <text:p>62</text:p>
          </table:table-cell>
          <table:table-cell table:style-name="ce223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226" table:formula="of:=DEC2HEX([.C117];2)" office:value-type="string" office:string-value="63" calcext:value-type="string">
            <text:p>63</text:p>
          </table:table-cell>
          <table:table-cell table:style-name="ce223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26" table:formula="of:=DEC2HEX([.C118];2)" office:value-type="string" office:string-value="64" calcext:value-type="string">
            <text:p>64</text:p>
          </table:table-cell>
          <table:table-cell table:style-name="ce223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226" table:formula="of:=DEC2HEX([.C119];2)" office:value-type="string" office:string-value="65" calcext:value-type="string">
            <text:p>65</text:p>
          </table:table-cell>
          <table:table-cell table:style-name="ce223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table:style-name="ce226" table:formula="of:=DEC2HEX([.C120];2)" office:value-type="string" office:string-value="66" calcext:value-type="string">
            <text:p>66</text:p>
          </table:table-cell>
          <table:table-cell table:style-name="ce223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table:number-columns-repeated="1021"/>
        </table:table-row>
        <table:table-row table:style-name="ro1">
          <table:table-cell table:style-name="ce226" table:formula="of:=DEC2HEX([.C121];2)" office:value-type="string" office:string-value="67" calcext:value-type="string">
            <text:p>67</text:p>
          </table:table-cell>
          <table:table-cell table:style-name="ce223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table:style-name="ce226" table:formula="of:=DEC2HEX([.C122];2)" office:value-type="string" office:string-value="68" calcext:value-type="string">
            <text:p>68</text:p>
          </table:table-cell>
          <table:table-cell table:style-name="ce223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table:style-name="ce226" table:formula="of:=DEC2HEX([.C123];2)" office:value-type="string" office:string-value="69" calcext:value-type="string">
            <text:p>69</text:p>
          </table:table-cell>
          <table:table-cell table:style-name="ce223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226" table:formula="of:=DEC2HEX([.C124];2)" office:value-type="string" office:string-value="6A" calcext:value-type="string">
            <text:p>6A</text:p>
          </table:table-cell>
          <table:table-cell table:style-name="ce223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table:number-columns-repeated="1021"/>
        </table:table-row>
        <table:table-row table:style-name="ro1">
          <table:table-cell table:style-name="ce226" table:formula="of:=DEC2HEX([.C125];2)" office:value-type="string" office:string-value="6B" calcext:value-type="string">
            <text:p>6B</text:p>
          </table:table-cell>
          <table:table-cell table:style-name="ce223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number-columns-repeated="1021"/>
        </table:table-row>
        <table:table-row table:style-name="ro1">
          <table:table-cell table:style-name="ce226" table:formula="of:=DEC2HEX([.C126];2)" office:value-type="string" office:string-value="6C" calcext:value-type="string">
            <text:p>6C</text:p>
          </table:table-cell>
          <table:table-cell table:style-name="ce223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226" table:formula="of:=DEC2HEX([.C127];2)" office:value-type="string" office:string-value="6D" calcext:value-type="string">
            <text:p>6D</text:p>
          </table:table-cell>
          <table:table-cell table:style-name="ce223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 table:style-name="ce226" table:formula="of:=DEC2HEX([.C128];2)" office:value-type="string" office:string-value="6E" calcext:value-type="string">
            <text:p>6E</text:p>
          </table:table-cell>
          <table:table-cell table:style-name="ce223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table:style-name="ce226" table:formula="of:=DEC2HEX([.C129];2)" office:value-type="string" office:string-value="6F" calcext:value-type="string">
            <text:p>6F</text:p>
          </table:table-cell>
          <table:table-cell table:style-name="ce223"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table:style-name="ce226" table:formula="of:=DEC2HEX([.C130];2)" office:value-type="string" office:string-value="70" calcext:value-type="string">
            <text:p>70</text:p>
          </table:table-cell>
          <table:table-cell table:style-name="ce223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 table:style-name="ce226" table:formula="of:=DEC2HEX([.C131];2)" office:value-type="string" office:string-value="71" calcext:value-type="string">
            <text:p>71</text:p>
          </table:table-cell>
          <table:table-cell table:style-name="ce223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table:number-columns-repeated="1021"/>
        </table:table-row>
        <table:table-row table:style-name="ro1">
          <table:table-cell table:style-name="ce226" table:formula="of:=DEC2HEX([.C132];2)" office:value-type="string" office:string-value="72" calcext:value-type="string">
            <text:p>72</text:p>
          </table:table-cell>
          <table:table-cell table:style-name="ce223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style-name="ce226" table:formula="of:=DEC2HEX([.C133];2)" office:value-type="string" office:string-value="73" calcext:value-type="string">
            <text:p>73</text:p>
          </table:table-cell>
          <table:table-cell table:style-name="ce223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style-name="ce226" table:formula="of:=DEC2HEX([.C134];2)" office:value-type="string" office:string-value="74" calcext:value-type="string">
            <text:p>74</text:p>
          </table:table-cell>
          <table:table-cell table:style-name="ce223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table:number-columns-repeated="1021"/>
        </table:table-row>
        <table:table-row table:style-name="ro1">
          <table:table-cell table:style-name="ce226" table:formula="of:=DEC2HEX([.C135];2)" office:value-type="string" office:string-value="75" calcext:value-type="string">
            <text:p>75</text:p>
          </table:table-cell>
          <table:table-cell table:style-name="ce223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table:number-columns-repeated="1021"/>
        </table:table-row>
        <table:table-row table:style-name="ro1">
          <table:table-cell table:style-name="ce226" table:formula="of:=DEC2HEX([.C136];2)" office:value-type="string" office:string-value="76" calcext:value-type="string">
            <text:p>76</text:p>
          </table:table-cell>
          <table:table-cell table:style-name="ce223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table:number-columns-repeated="1021"/>
        </table:table-row>
        <table:table-row table:style-name="ro1">
          <table:table-cell table:style-name="ce226" table:formula="of:=DEC2HEX([.C137];2)" office:value-type="string" office:string-value="77" calcext:value-type="string">
            <text:p>77</text:p>
          </table:table-cell>
          <table:table-cell table:style-name="ce223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table:number-columns-repeated="1021"/>
        </table:table-row>
        <table:table-row table:style-name="ro1">
          <table:table-cell table:style-name="ce226" table:formula="of:=DEC2HEX([.C138];2)" office:value-type="string" office:string-value="78" calcext:value-type="string">
            <text:p>78</text:p>
          </table:table-cell>
          <table:table-cell table:style-name="ce223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table:style-name="ce226" table:formula="of:=DEC2HEX([.C139];2)" office:value-type="string" office:string-value="79" calcext:value-type="string">
            <text:p>79</text:p>
          </table:table-cell>
          <table:table-cell table:style-name="ce223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number-columns-repeated="1021"/>
        </table:table-row>
        <table:table-row table:style-name="ro1">
          <table:table-cell table:style-name="ce226" table:formula="of:=DEC2HEX([.C140];2)" office:value-type="string" office:string-value="7A" calcext:value-type="string">
            <text:p>7A</text:p>
          </table:table-cell>
          <table:table-cell table:style-name="ce223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table:number-columns-repeated="1021"/>
        </table:table-row>
        <table:table-row table:style-name="ro1">
          <table:table-cell table:style-name="ce226" table:formula="of:=DEC2HEX([.C141];2)" office:value-type="string" office:string-value="7B" calcext:value-type="string">
            <text:p>7B</text:p>
          </table:table-cell>
          <table:table-cell table:style-name="ce223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table:style-name="ce226" table:formula="of:=DEC2HEX([.C142];2)" office:value-type="string" office:string-value="7C" calcext:value-type="string">
            <text:p>7C</text:p>
          </table:table-cell>
          <table:table-cell table:style-name="ce223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table:number-columns-repeated="1021"/>
        </table:table-row>
        <table:table-row table:style-name="ro1">
          <table:table-cell table:style-name="ce226" table:formula="of:=DEC2HEX([.C143];2)" office:value-type="string" office:string-value="7D" calcext:value-type="string">
            <text:p>7D</text:p>
          </table:table-cell>
          <table:table-cell table:style-name="ce223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226" table:formula="of:=DEC2HEX([.C144];2)" office:value-type="string" office:string-value="7E" calcext:value-type="string">
            <text:p>7E</text:p>
          </table:table-cell>
          <table:table-cell table:style-name="ce223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226" table:formula="of:=DEC2HEX([.C145];2)" office:value-type="string" office:string-value="7F" calcext:value-type="string">
            <text:p>7F</text:p>
          </table:table-cell>
          <table:table-cell table:style-name="ce223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table:number-columns-repeated="1021"/>
        </table:table-row>
        <table:table-row table:style-name="ro1">
          <table:table-cell table:style-name="ce226" table:formula="of:=DEC2HEX([.C146];2)" office:value-type="string" office:string-value="80" calcext:value-type="string">
            <text:p>80</text:p>
          </table:table-cell>
          <table:table-cell table:style-name="ce223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 table:style-name="ce226" table:formula="of:=DEC2HEX([.C147];2)" office:value-type="string" office:string-value="81" calcext:value-type="string">
            <text:p>81</text:p>
          </table:table-cell>
          <table:table-cell table:style-name="ce223" office:value-type="float" office:value="129" calcext:value-type="float">
            <text:p>129</text:p>
          </table:table-cell>
          <table:table-cell office:value-type="float" office:value="129" calcext:value-type="float">
            <text:p>129</text:p>
          </table:table-cell>
          <table:table-cell table:number-columns-repeated="1021"/>
        </table:table-row>
        <table:table-row table:style-name="ro1">
          <table:table-cell table:style-name="ce226" table:formula="of:=DEC2HEX([.C148];2)" office:value-type="string" office:string-value="82" calcext:value-type="string">
            <text:p>82</text:p>
          </table:table-cell>
          <table:table-cell table:style-name="ce223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 table:style-name="ce226" table:formula="of:=DEC2HEX([.C149];2)" office:value-type="string" office:string-value="83" calcext:value-type="string">
            <text:p>83</text:p>
          </table:table-cell>
          <table:table-cell table:style-name="ce223" office:value-type="float" office:value="131" calcext:value-type="float">
            <text:p>131</text:p>
          </table:table-cell>
          <table:table-cell office:value-type="float" office:value="131" calcext:value-type="float">
            <text:p>131</text:p>
          </table:table-cell>
          <table:table-cell table:number-columns-repeated="1021"/>
        </table:table-row>
        <table:table-row table:style-name="ro1">
          <table:table-cell table:style-name="ce226" table:formula="of:=DEC2HEX([.C150];2)" office:value-type="string" office:string-value="84" calcext:value-type="string">
            <text:p>84</text:p>
          </table:table-cell>
          <table:table-cell table:style-name="ce223" office:value-type="float" office:value="132" calcext:value-type="float">
            <text:p>132</text:p>
          </table:table-cell>
          <table:table-cell office:value-type="float" office:value="132" calcext:value-type="float">
            <text:p>132</text:p>
          </table:table-cell>
          <table:table-cell table:number-columns-repeated="1021"/>
        </table:table-row>
        <table:table-row table:style-name="ro1">
          <table:table-cell table:style-name="ce226" table:formula="of:=DEC2HEX([.C151];2)" office:value-type="string" office:string-value="85" calcext:value-type="string">
            <text:p>85</text:p>
          </table:table-cell>
          <table:table-cell table:style-name="ce223" office:value-type="float" office:value="133" calcext:value-type="float">
            <text:p>133</text:p>
          </table:table-cell>
          <table:table-cell office:value-type="float" office:value="133" calcext:value-type="float">
            <text:p>133</text:p>
          </table:table-cell>
          <table:table-cell table:number-columns-repeated="1021"/>
        </table:table-row>
        <table:table-row table:style-name="ro1">
          <table:table-cell table:style-name="ce226" table:formula="of:=DEC2HEX([.C152];2)" office:value-type="string" office:string-value="86" calcext:value-type="string">
            <text:p>86</text:p>
          </table:table-cell>
          <table:table-cell table:style-name="ce223" office:value-type="float" office:value="134" calcext:value-type="float">
            <text:p>134</text:p>
          </table:table-cell>
          <table:table-cell office:value-type="float" office:value="134" calcext:value-type="float">
            <text:p>134</text:p>
          </table:table-cell>
          <table:table-cell table:number-columns-repeated="1021"/>
        </table:table-row>
        <table:table-row table:style-name="ro1">
          <table:table-cell table:style-name="ce226" table:formula="of:=DEC2HEX([.C153];2)" office:value-type="string" office:string-value="87" calcext:value-type="string">
            <text:p>87</text:p>
          </table:table-cell>
          <table:table-cell table:style-name="ce223" office:value-type="float" office:value="135" calcext:value-type="float">
            <text:p>135</text:p>
          </table:table-cell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226" table:formula="of:=DEC2HEX([.C154];2)" office:value-type="string" office:string-value="88" calcext:value-type="string">
            <text:p>88</text:p>
          </table:table-cell>
          <table:table-cell table:style-name="ce223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table:number-columns-repeated="1021"/>
        </table:table-row>
        <table:table-row table:style-name="ro1">
          <table:table-cell table:style-name="ce226" table:formula="of:=DEC2HEX([.C155];2)" office:value-type="string" office:string-value="89" calcext:value-type="string">
            <text:p>89</text:p>
          </table:table-cell>
          <table:table-cell table:style-name="ce223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 table:number-columns-repeated="1021"/>
        </table:table-row>
        <table:table-row table:style-name="ro1">
          <table:table-cell table:style-name="ce226" table:formula="of:=DEC2HEX([.C156];2)" office:value-type="string" office:string-value="8A" calcext:value-type="string">
            <text:p>8A</text:p>
          </table:table-cell>
          <table:table-cell table:style-name="ce223" office:value-type="float" office:value="138" calcext:value-type="float">
            <text:p>138</text:p>
          </table:table-cell>
          <table:table-cell office:value-type="float" office:value="138" calcext:value-type="float">
            <text:p>138</text:p>
          </table:table-cell>
          <table:table-cell table:number-columns-repeated="1021"/>
        </table:table-row>
        <table:table-row table:style-name="ro1">
          <table:table-cell table:style-name="ce226" table:formula="of:=DEC2HEX([.C157];2)" office:value-type="string" office:string-value="8B" calcext:value-type="string">
            <text:p>8B</text:p>
          </table:table-cell>
          <table:table-cell table:style-name="ce223" office:value-type="float" office:value="139" calcext:value-type="float">
            <text:p>139</text:p>
          </table:table-cell>
          <table:table-cell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table:style-name="ce226" table:formula="of:=DEC2HEX([.C158];2)" office:value-type="string" office:string-value="8C" calcext:value-type="string">
            <text:p>8C</text:p>
          </table:table-cell>
          <table:table-cell table:style-name="ce223" office:value-type="float" office:value="140" calcext:value-type="float">
            <text:p>140</text:p>
          </table:table-cell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 table:style-name="ce226" table:formula="of:=DEC2HEX([.C159];2)" office:value-type="string" office:string-value="8D" calcext:value-type="string">
            <text:p>8D</text:p>
          </table:table-cell>
          <table:table-cell table:style-name="ce223" office:value-type="float" office:value="141" calcext:value-type="float">
            <text:p>141</text:p>
          </table:table-cell>
          <table:table-cell office:value-type="float" office:value="141" calcext:value-type="float">
            <text:p>141</text:p>
          </table:table-cell>
          <table:table-cell table:number-columns-repeated="1021"/>
        </table:table-row>
        <table:table-row table:style-name="ro1">
          <table:table-cell table:style-name="ce226" table:formula="of:=DEC2HEX([.C160];2)" office:value-type="string" office:string-value="8E" calcext:value-type="string">
            <text:p>8E</text:p>
          </table:table-cell>
          <table:table-cell table:style-name="ce223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 table:number-columns-repeated="1021"/>
        </table:table-row>
        <table:table-row table:style-name="ro1">
          <table:table-cell table:style-name="ce226" table:formula="of:=DEC2HEX([.C161];2)" office:value-type="string" office:string-value="8F" calcext:value-type="string">
            <text:p>8F</text:p>
          </table:table-cell>
          <table:table-cell table:style-name="ce223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table:number-columns-repeated="1021"/>
        </table:table-row>
        <table:table-row table:style-name="ro1">
          <table:table-cell table:style-name="ce226" table:formula="of:=DEC2HEX([.C162];2)" office:value-type="string" office:string-value="90" calcext:value-type="string">
            <text:p>90</text:p>
          </table:table-cell>
          <table:table-cell table:style-name="ce223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 table:style-name="ce226" table:formula="of:=DEC2HEX([.C163];2)" office:value-type="string" office:string-value="91" calcext:value-type="string">
            <text:p>91</text:p>
          </table:table-cell>
          <table:table-cell table:style-name="ce223" office:value-type="float" office:value="145" calcext:value-type="float">
            <text:p>145</text:p>
          </table:table-cell>
          <table:table-cell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table:style-name="ce226" table:formula="of:=DEC2HEX([.C164];2)" office:value-type="string" office:string-value="92" calcext:value-type="string">
            <text:p>92</text:p>
          </table:table-cell>
          <table:table-cell table:style-name="ce223" office:value-type="float" office:value="146" calcext:value-type="float">
            <text:p>146</text:p>
          </table:table-cell>
          <table:table-cell office:value-type="float" office:value="146" calcext:value-type="float">
            <text:p>146</text:p>
          </table:table-cell>
          <table:table-cell table:number-columns-repeated="1021"/>
        </table:table-row>
        <table:table-row table:style-name="ro1">
          <table:table-cell table:style-name="ce226" table:formula="of:=DEC2HEX([.C165];2)" office:value-type="string" office:string-value="93" calcext:value-type="string">
            <text:p>93</text:p>
          </table:table-cell>
          <table:table-cell table:style-name="ce223" office:value-type="float" office:value="147" calcext:value-type="float">
            <text:p>147</text:p>
          </table:table-cell>
          <table:table-cell office:value-type="float" office:value="147" calcext:value-type="float">
            <text:p>147</text:p>
          </table:table-cell>
          <table:table-cell table:number-columns-repeated="1021"/>
        </table:table-row>
        <table:table-row table:style-name="ro1">
          <table:table-cell table:style-name="ce226" table:formula="of:=DEC2HEX([.C166];2)" office:value-type="string" office:string-value="94" calcext:value-type="string">
            <text:p>94</text:p>
          </table:table-cell>
          <table:table-cell table:style-name="ce223" office:value-type="float" office:value="148" calcext:value-type="float">
            <text:p>148</text:p>
          </table:table-cell>
          <table:table-cell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table:style-name="ce226" table:formula="of:=DEC2HEX([.C167];2)" office:value-type="string" office:string-value="95" calcext:value-type="string">
            <text:p>95</text:p>
          </table:table-cell>
          <table:table-cell table:style-name="ce223" office:value-type="float" office:value="149" calcext:value-type="float">
            <text:p>149</text:p>
          </table:table-cell>
          <table:table-cell office:value-type="float" office:value="149" calcext:value-type="float">
            <text:p>149</text:p>
          </table:table-cell>
          <table:table-cell table:number-columns-repeated="1021"/>
        </table:table-row>
        <table:table-row table:style-name="ro1">
          <table:table-cell table:style-name="ce226" table:formula="of:=DEC2HEX([.C168];2)" office:value-type="string" office:string-value="96" calcext:value-type="string">
            <text:p>96</text:p>
          </table:table-cell>
          <table:table-cell table:style-name="ce223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style-name="ce226" table:formula="of:=DEC2HEX([.C169];2)" office:value-type="string" office:string-value="97" calcext:value-type="string">
            <text:p>97</text:p>
          </table:table-cell>
          <table:table-cell table:style-name="ce223" office:value-type="float" office:value="151" calcext:value-type="float">
            <text:p>151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table:style-name="ce226" table:formula="of:=DEC2HEX([.C170];2)" office:value-type="string" office:string-value="98" calcext:value-type="string">
            <text:p>98</text:p>
          </table:table-cell>
          <table:table-cell table:style-name="ce223" office:value-type="float" office:value="152" calcext:value-type="float">
            <text:p>152</text:p>
          </table:table-cell>
          <table:table-cell office:value-type="float" office:value="152" calcext:value-type="float">
            <text:p>152</text:p>
          </table:table-cell>
          <table:table-cell table:number-columns-repeated="1021"/>
        </table:table-row>
        <table:table-row table:style-name="ro1">
          <table:table-cell table:style-name="ce226" table:formula="of:=DEC2HEX([.C171];2)" office:value-type="string" office:string-value="99" calcext:value-type="string">
            <text:p>99</text:p>
          </table:table-cell>
          <table:table-cell table:style-name="ce223" office:value-type="float" office:value="153" calcext:value-type="float">
            <text:p>153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1">
          <table:table-cell table:style-name="ce226" table:formula="of:=DEC2HEX([.C172];2)" office:value-type="string" office:string-value="9A" calcext:value-type="string">
            <text:p>9A</text:p>
          </table:table-cell>
          <table:table-cell table:style-name="ce223" office:value-type="float" office:value="154" calcext:value-type="float">
            <text:p>154</text:p>
          </table:table-cell>
          <table:table-cell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table:style-name="ce226" table:formula="of:=DEC2HEX([.C173];2)" office:value-type="string" office:string-value="9B" calcext:value-type="string">
            <text:p>9B</text:p>
          </table:table-cell>
          <table:table-cell table:style-name="ce223" office:value-type="float" office:value="155" calcext:value-type="float">
            <text:p>155</text:p>
          </table:table-cell>
          <table:table-cell office:value-type="float" office:value="155" calcext:value-type="float">
            <text:p>155</text:p>
          </table:table-cell>
          <table:table-cell table:number-columns-repeated="1021"/>
        </table:table-row>
        <table:table-row table:style-name="ro1">
          <table:table-cell table:style-name="ce226" table:formula="of:=DEC2HEX([.C174];2)" office:value-type="string" office:string-value="9C" calcext:value-type="string">
            <text:p>9C</text:p>
          </table:table-cell>
          <table:table-cell table:style-name="ce223" office:value-type="float" office:value="156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 table:style-name="ce226" table:formula="of:=DEC2HEX([.C175];2)" office:value-type="string" office:string-value="9D" calcext:value-type="string">
            <text:p>9D</text:p>
          </table:table-cell>
          <table:table-cell table:style-name="ce223" office:value-type="float" office:value="157" calcext:value-type="float">
            <text:p>157</text:p>
          </table:table-cell>
          <table:table-cell office:value-type="float" office:value="157" calcext:value-type="float">
            <text:p>157</text:p>
          </table:table-cell>
          <table:table-cell table:number-columns-repeated="1021"/>
        </table:table-row>
        <table:table-row table:style-name="ro1">
          <table:table-cell table:style-name="ce226" table:formula="of:=DEC2HEX([.C176];2)" office:value-type="string" office:string-value="9E" calcext:value-type="string">
            <text:p>9E</text:p>
          </table:table-cell>
          <table:table-cell table:style-name="ce223" office:value-type="float" office:value="158" calcext:value-type="float">
            <text:p>158</text:p>
          </table:table-cell>
          <table:table-cell office:value-type="float" office:value="158" calcext:value-type="float">
            <text:p>158</text:p>
          </table:table-cell>
          <table:table-cell table:number-columns-repeated="1021"/>
        </table:table-row>
        <table:table-row table:style-name="ro1">
          <table:table-cell table:style-name="ce226" table:formula="of:=DEC2HEX([.C177];2)" office:value-type="string" office:string-value="9F" calcext:value-type="string">
            <text:p>9F</text:p>
          </table:table-cell>
          <table:table-cell table:style-name="ce223" office:value-type="float" office:value="159" calcext:value-type="float">
            <text:p>159</text:p>
          </table:table-cell>
          <table:table-cell office:value-type="float" office:value="159" calcext:value-type="float">
            <text:p>159</text:p>
          </table:table-cell>
          <table:table-cell table:number-columns-repeated="1021"/>
        </table:table-row>
        <table:table-row table:style-name="ro1">
          <table:table-cell table:style-name="ce226" table:formula="of:=DEC2HEX([.C178];2)" office:value-type="string" office:string-value="A0" calcext:value-type="string">
            <text:p>A0</text:p>
          </table:table-cell>
          <table:table-cell table:style-name="ce223" office:value-type="float" office:value="160" calcext:value-type="float">
            <text:p>160</text:p>
          </table:table-cell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 table:style-name="ce226" table:formula="of:=DEC2HEX([.C179];2)" office:value-type="string" office:string-value="A1" calcext:value-type="string">
            <text:p>A1</text:p>
          </table:table-cell>
          <table:table-cell table:style-name="ce223" office:value-type="float" office:value="161" calcext:value-type="float">
            <text:p>161</text:p>
          </table:table-cell>
          <table:table-cell office:value-type="float" office:value="161" calcext:value-type="float">
            <text:p>161</text:p>
          </table:table-cell>
          <table:table-cell table:number-columns-repeated="1021"/>
        </table:table-row>
        <table:table-row table:style-name="ro1">
          <table:table-cell table:style-name="ce226" table:formula="of:=DEC2HEX([.C180];2)" office:value-type="string" office:string-value="A2" calcext:value-type="string">
            <text:p>A2</text:p>
          </table:table-cell>
          <table:table-cell table:style-name="ce223" office:value-type="float" office:value="162" calcext:value-type="float">
            <text:p>162</text:p>
          </table:table-cell>
          <table:table-cell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table:style-name="ce226" table:formula="of:=DEC2HEX([.C181];2)" office:value-type="string" office:string-value="A3" calcext:value-type="string">
            <text:p>A3</text:p>
          </table:table-cell>
          <table:table-cell table:style-name="ce223" office:value-type="float" office:value="163" calcext:value-type="float">
            <text:p>163</text:p>
          </table:table-cell>
          <table:table-cell office:value-type="float" office:value="163" calcext:value-type="float">
            <text:p>163</text:p>
          </table:table-cell>
          <table:table-cell table:number-columns-repeated="1021"/>
        </table:table-row>
        <table:table-row table:style-name="ro1">
          <table:table-cell table:style-name="ce226" table:formula="of:=DEC2HEX([.C182];2)" office:value-type="string" office:string-value="A4" calcext:value-type="string">
            <text:p>A4</text:p>
          </table:table-cell>
          <table:table-cell table:style-name="ce223" office:value-type="float" office:value="164" calcext:value-type="float">
            <text:p>164</text:p>
          </table:table-cell>
          <table:table-cell office:value-type="float" office:value="164" calcext:value-type="float">
            <text:p>164</text:p>
          </table:table-cell>
          <table:table-cell table:number-columns-repeated="1021"/>
        </table:table-row>
        <table:table-row table:style-name="ro1">
          <table:table-cell table:style-name="ce226" table:formula="of:=DEC2HEX([.C183];2)" office:value-type="string" office:string-value="A5" calcext:value-type="string">
            <text:p>A5</text:p>
          </table:table-cell>
          <table:table-cell table:style-name="ce223" office:value-type="float" office:value="165" calcext:value-type="float">
            <text:p>165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style-name="ce226" table:formula="of:=DEC2HEX([.C184];2)" office:value-type="string" office:string-value="A6" calcext:value-type="string">
            <text:p>A6</text:p>
          </table:table-cell>
          <table:table-cell table:style-name="ce223" office:value-type="float" office:value="166" calcext:value-type="float">
            <text:p>166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style-name="ce226" table:formula="of:=DEC2HEX([.C185];2)" office:value-type="string" office:string-value="A7" calcext:value-type="string">
            <text:p>A7</text:p>
          </table:table-cell>
          <table:table-cell table:style-name="ce223" office:value-type="float" office:value="167" calcext:value-type="float">
            <text:p>167</text:p>
          </table:table-cell>
          <table:table-cell office:value-type="float" office:value="167" calcext:value-type="float">
            <text:p>167</text:p>
          </table:table-cell>
          <table:table-cell table:number-columns-repeated="1021"/>
        </table:table-row>
        <table:table-row table:style-name="ro1">
          <table:table-cell table:style-name="ce226" table:formula="of:=DEC2HEX([.C186];2)" office:value-type="string" office:string-value="A8" calcext:value-type="string">
            <text:p>A8</text:p>
          </table:table-cell>
          <table:table-cell table:style-name="ce223" office:value-type="float" office:value="168" calcext:value-type="float">
            <text:p>168</text:p>
          </table:table-cell>
          <table:table-cell office:value-type="float" office:value="168" calcext:value-type="float">
            <text:p>168</text:p>
          </table:table-cell>
          <table:table-cell table:number-columns-repeated="1021"/>
        </table:table-row>
        <table:table-row table:style-name="ro1">
          <table:table-cell table:style-name="ce226" table:formula="of:=DEC2HEX([.C187];2)" office:value-type="string" office:string-value="A9" calcext:value-type="string">
            <text:p>A9</text:p>
          </table:table-cell>
          <table:table-cell table:style-name="ce223" office:value-type="float" office:value="169" calcext:value-type="float">
            <text:p>169</text:p>
          </table:table-cell>
          <table:table-cell office:value-type="float" office:value="169" calcext:value-type="float">
            <text:p>169</text:p>
          </table:table-cell>
          <table:table-cell table:number-columns-repeated="1021"/>
        </table:table-row>
        <table:table-row table:style-name="ro1">
          <table:table-cell table:style-name="ce226" table:formula="of:=DEC2HEX([.C188];2)" office:value-type="string" office:string-value="AA" calcext:value-type="string">
            <text:p>AA</text:p>
          </table:table-cell>
          <table:table-cell table:style-name="ce223" office:value-type="float" office:value="170" calcext:value-type="float">
            <text:p>170</text:p>
          </table:table-cell>
          <table:table-cell office:value-type="float" office:value="170" calcext:value-type="float">
            <text:p>170</text:p>
          </table:table-cell>
          <table:table-cell table:number-columns-repeated="1021"/>
        </table:table-row>
        <table:table-row table:style-name="ro1">
          <table:table-cell table:style-name="ce226" table:formula="of:=DEC2HEX([.C189];2)" office:value-type="string" office:string-value="AB" calcext:value-type="string">
            <text:p>AB</text:p>
          </table:table-cell>
          <table:table-cell table:style-name="ce223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 table:number-columns-repeated="1021"/>
        </table:table-row>
        <table:table-row table:style-name="ro1">
          <table:table-cell table:style-name="ce226" table:formula="of:=DEC2HEX([.C190];2)" office:value-type="string" office:string-value="AC" calcext:value-type="string">
            <text:p>AC</text:p>
          </table:table-cell>
          <table:table-cell table:style-name="ce223" office:value-type="float" office:value="172" calcext:value-type="float">
            <text:p>172</text:p>
          </table:table-cell>
          <table:table-cell office:value-type="float" office:value="172" calcext:value-type="float">
            <text:p>172</text:p>
          </table:table-cell>
          <table:table-cell table:number-columns-repeated="1021"/>
        </table:table-row>
        <table:table-row table:style-name="ro1">
          <table:table-cell table:style-name="ce226" table:formula="of:=DEC2HEX([.C191];2)" office:value-type="string" office:string-value="AD" calcext:value-type="string">
            <text:p>AD</text:p>
          </table:table-cell>
          <table:table-cell table:style-name="ce223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 table:number-columns-repeated="1021"/>
        </table:table-row>
        <table:table-row table:style-name="ro1">
          <table:table-cell table:style-name="ce226" table:formula="of:=DEC2HEX([.C192];2)" office:value-type="string" office:string-value="AE" calcext:value-type="string">
            <text:p>AE</text:p>
          </table:table-cell>
          <table:table-cell table:style-name="ce223" office:value-type="float" office:value="174" calcext:value-type="float">
            <text:p>174</text:p>
          </table:table-cell>
          <table:table-cell office:value-type="float" office:value="174" calcext:value-type="float">
            <text:p>174</text:p>
          </table:table-cell>
          <table:table-cell table:number-columns-repeated="1021"/>
        </table:table-row>
        <table:table-row table:style-name="ro1">
          <table:table-cell table:style-name="ce226" table:formula="of:=DEC2HEX([.C193];2)" office:value-type="string" office:string-value="AF" calcext:value-type="string">
            <text:p>AF</text:p>
          </table:table-cell>
          <table:table-cell table:style-name="ce223" office:value-type="float" office:value="175" calcext:value-type="float">
            <text:p>175</text:p>
          </table:table-cell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table:style-name="ce226" table:formula="of:=DEC2HEX([.C194];2)" office:value-type="string" office:string-value="B0" calcext:value-type="string">
            <text:p>B0</text:p>
          </table:table-cell>
          <table:table-cell table:style-name="ce223" office:value-type="float" office:value="176" calcext:value-type="float">
            <text:p>176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table:style-name="ce226" table:formula="of:=DEC2HEX([.C195];2)" office:value-type="string" office:string-value="B1" calcext:value-type="string">
            <text:p>B1</text:p>
          </table:table-cell>
          <table:table-cell table:style-name="ce223" office:value-type="float" office:value="177" calcext:value-type="float">
            <text:p>177</text:p>
          </table:table-cell>
          <table:table-cell office:value-type="float" office:value="177" calcext:value-type="float">
            <text:p>177</text:p>
          </table:table-cell>
          <table:table-cell table:number-columns-repeated="1021"/>
        </table:table-row>
        <table:table-row table:style-name="ro1">
          <table:table-cell table:style-name="ce226" table:formula="of:=DEC2HEX([.C196];2)" office:value-type="string" office:string-value="B2" calcext:value-type="string">
            <text:p>B2</text:p>
          </table:table-cell>
          <table:table-cell table:style-name="ce223" office:value-type="float" office:value="178" calcext:value-type="float">
            <text:p>178</text:p>
          </table:table-cell>
          <table:table-cell office:value-type="float" office:value="178" calcext:value-type="float">
            <text:p>178</text:p>
          </table:table-cell>
          <table:table-cell table:number-columns-repeated="1021"/>
        </table:table-row>
        <table:table-row table:style-name="ro1">
          <table:table-cell table:style-name="ce226" table:formula="of:=DEC2HEX([.C197];2)" office:value-type="string" office:string-value="B3" calcext:value-type="string">
            <text:p>B3</text:p>
          </table:table-cell>
          <table:table-cell table:style-name="ce223" office:value-type="float" office:value="179" calcext:value-type="float">
            <text:p>179</text:p>
          </table:table-cell>
          <table:table-cell office:value-type="float" office:value="179" calcext:value-type="float">
            <text:p>179</text:p>
          </table:table-cell>
          <table:table-cell table:number-columns-repeated="1021"/>
        </table:table-row>
        <table:table-row table:style-name="ro1">
          <table:table-cell table:style-name="ce226" table:formula="of:=DEC2HEX([.C198];2)" office:value-type="string" office:string-value="B4" calcext:value-type="string">
            <text:p>B4</text:p>
          </table:table-cell>
          <table:table-cell table:style-name="ce223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226" table:formula="of:=DEC2HEX([.C199];2)" office:value-type="string" office:string-value="B5" calcext:value-type="string">
            <text:p>B5</text:p>
          </table:table-cell>
          <table:table-cell table:style-name="ce223" office:value-type="float" office:value="181" calcext:value-type="float">
            <text:p>181</text:p>
          </table:table-cell>
          <table:table-cell office:value-type="float" office:value="181" calcext:value-type="float">
            <text:p>181</text:p>
          </table:table-cell>
          <table:table-cell table:number-columns-repeated="1021"/>
        </table:table-row>
        <table:table-row table:style-name="ro1">
          <table:table-cell table:style-name="ce226" table:formula="of:=DEC2HEX([.C200];2)" office:value-type="string" office:string-value="B6" calcext:value-type="string">
            <text:p>B6</text:p>
          </table:table-cell>
          <table:table-cell table:style-name="ce223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1">
          <table:table-cell table:style-name="ce226" table:formula="of:=DEC2HEX([.C201];2)" office:value-type="string" office:string-value="B7" calcext:value-type="string">
            <text:p>B7</text:p>
          </table:table-cell>
          <table:table-cell table:style-name="ce223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 table:number-columns-repeated="1021"/>
        </table:table-row>
        <table:table-row table:style-name="ro1">
          <table:table-cell table:style-name="ce226" table:formula="of:=DEC2HEX([.C202];2)" office:value-type="string" office:string-value="B8" calcext:value-type="string">
            <text:p>B8</text:p>
          </table:table-cell>
          <table:table-cell table:style-name="ce223" office:value-type="float" office:value="184" calcext:value-type="float">
            <text:p>184</text:p>
          </table:table-cell>
          <table:table-cell office:value-type="float" office:value="184" calcext:value-type="float">
            <text:p>184</text:p>
          </table:table-cell>
          <table:table-cell table:number-columns-repeated="1021"/>
        </table:table-row>
        <table:table-row table:style-name="ro1">
          <table:table-cell table:style-name="ce226" table:formula="of:=DEC2HEX([.C203];2)" office:value-type="string" office:string-value="B9" calcext:value-type="string">
            <text:p>B9</text:p>
          </table:table-cell>
          <table:table-cell table:style-name="ce223" office:value-type="float" office:value="185" calcext:value-type="float">
            <text:p>185</text:p>
          </table:table-cell>
          <table:table-cell office:value-type="float" office:value="185" calcext:value-type="float">
            <text:p>185</text:p>
          </table:table-cell>
          <table:table-cell table:number-columns-repeated="1021"/>
        </table:table-row>
        <table:table-row table:style-name="ro1">
          <table:table-cell table:style-name="ce226" table:formula="of:=DEC2HEX([.C204];2)" office:value-type="string" office:string-value="BA" calcext:value-type="string">
            <text:p>BA</text:p>
          </table:table-cell>
          <table:table-cell table:style-name="ce223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table:number-columns-repeated="1021"/>
        </table:table-row>
        <table:table-row table:style-name="ro1">
          <table:table-cell table:style-name="ce226" table:formula="of:=DEC2HEX([.C205];2)" office:value-type="string" office:string-value="BB" calcext:value-type="string">
            <text:p>BB</text:p>
          </table:table-cell>
          <table:table-cell table:style-name="ce223" office:value-type="float" office:value="187" calcext:value-type="float">
            <text:p>187</text:p>
          </table:table-cell>
          <table:table-cell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table:style-name="ce226" table:formula="of:=DEC2HEX([.C206];2)" office:value-type="string" office:string-value="BC" calcext:value-type="string">
            <text:p>BC</text:p>
          </table:table-cell>
          <table:table-cell table:style-name="ce223" office:value-type="float" office:value="188" calcext:value-type="float">
            <text:p>188</text:p>
          </table:table-cell>
          <table:table-cell office:value-type="float" office:value="188" calcext:value-type="float">
            <text:p>188</text:p>
          </table:table-cell>
          <table:table-cell table:number-columns-repeated="1021"/>
        </table:table-row>
        <table:table-row table:style-name="ro1">
          <table:table-cell table:style-name="ce226" table:formula="of:=DEC2HEX([.C207];2)" office:value-type="string" office:string-value="BD" calcext:value-type="string">
            <text:p>BD</text:p>
          </table:table-cell>
          <table:table-cell table:style-name="ce223" office:value-type="float" office:value="189" calcext:value-type="float">
            <text:p>189</text:p>
          </table:table-cell>
          <table:table-cell office:value-type="float" office:value="189" calcext:value-type="float">
            <text:p>189</text:p>
          </table:table-cell>
          <table:table-cell table:number-columns-repeated="1021"/>
        </table:table-row>
        <table:table-row table:style-name="ro1">
          <table:table-cell table:style-name="ce226" table:formula="of:=DEC2HEX([.C208];2)" office:value-type="string" office:string-value="BE" calcext:value-type="string">
            <text:p>BE</text:p>
          </table:table-cell>
          <table:table-cell table:style-name="ce223" office:value-type="float" office:value="190" calcext:value-type="float">
            <text:p>190</text:p>
          </table:table-cell>
          <table:table-cell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style-name="ce226" table:formula="of:=DEC2HEX([.C209];2)" office:value-type="string" office:string-value="BF" calcext:value-type="string">
            <text:p>BF</text:p>
          </table:table-cell>
          <table:table-cell table:style-name="ce223" office:value-type="float" office:value="191" calcext:value-type="float">
            <text:p>191</text:p>
          </table:table-cell>
          <table:table-cell office:value-type="float" office:value="191" calcext:value-type="float">
            <text:p>191</text:p>
          </table:table-cell>
          <table:table-cell table:number-columns-repeated="1021"/>
        </table:table-row>
        <table:table-row table:style-name="ro1">
          <table:table-cell table:style-name="ce226" table:formula="of:=DEC2HEX([.C210];2)" office:value-type="string" office:string-value="C0" calcext:value-type="string">
            <text:p>C0</text:p>
          </table:table-cell>
          <table:table-cell table:style-name="ce223" office:value-type="float" office:value="192" calcext:value-type="float">
            <text:p>192</text:p>
          </table:table-cell>
          <table:table-cell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table:style-name="ce226" table:formula="of:=DEC2HEX([.C211];2)" office:value-type="string" office:string-value="C1" calcext:value-type="string">
            <text:p>C1</text:p>
          </table:table-cell>
          <table:table-cell table:style-name="ce223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 table:number-columns-repeated="1021"/>
        </table:table-row>
        <table:table-row table:style-name="ro1">
          <table:table-cell table:style-name="ce226" table:formula="of:=DEC2HEX([.C212];2)" office:value-type="string" office:string-value="C2" calcext:value-type="string">
            <text:p>C2</text:p>
          </table:table-cell>
          <table:table-cell table:style-name="ce223" office:value-type="float" office:value="194" calcext:value-type="float">
            <text:p>194</text:p>
          </table:table-cell>
          <table:table-cell office:value-type="float" office:value="194" calcext:value-type="float">
            <text:p>194</text:p>
          </table:table-cell>
          <table:table-cell table:number-columns-repeated="1021"/>
        </table:table-row>
        <table:table-row table:style-name="ro1">
          <table:table-cell table:style-name="ce226" table:formula="of:=DEC2HEX([.C213];2)" office:value-type="string" office:string-value="C3" calcext:value-type="string">
            <text:p>C3</text:p>
          </table:table-cell>
          <table:table-cell table:style-name="ce223" office:value-type="float" office:value="195" calcext:value-type="float">
            <text:p>195</text:p>
          </table:table-cell>
          <table:table-cell office:value-type="float" office:value="195" calcext:value-type="float">
            <text:p>195</text:p>
          </table:table-cell>
          <table:table-cell table:number-columns-repeated="1021"/>
        </table:table-row>
        <table:table-row table:style-name="ro1">
          <table:table-cell table:style-name="ce226" table:formula="of:=DEC2HEX([.C214];2)" office:value-type="string" office:string-value="C4" calcext:value-type="string">
            <text:p>C4</text:p>
          </table:table-cell>
          <table:table-cell table:style-name="ce223" office:value-type="float" office:value="196" calcext:value-type="float">
            <text:p>196</text:p>
          </table:table-cell>
          <table:table-cell office:value-type="float" office:value="196" calcext:value-type="float">
            <text:p>196</text:p>
          </table:table-cell>
          <table:table-cell table:number-columns-repeated="1021"/>
        </table:table-row>
        <table:table-row table:style-name="ro1">
          <table:table-cell table:style-name="ce226" table:formula="of:=DEC2HEX([.C215];2)" office:value-type="string" office:string-value="C5" calcext:value-type="string">
            <text:p>C5</text:p>
          </table:table-cell>
          <table:table-cell table:style-name="ce223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table:number-columns-repeated="1021"/>
        </table:table-row>
        <table:table-row table:style-name="ro1">
          <table:table-cell table:style-name="ce226" table:formula="of:=DEC2HEX([.C216];2)" office:value-type="string" office:string-value="C6" calcext:value-type="string">
            <text:p>C6</text:p>
          </table:table-cell>
          <table:table-cell table:style-name="ce223" office:value-type="float" office:value="198" calcext:value-type="float">
            <text:p>198</text:p>
          </table:table-cell>
          <table:table-cell office:value-type="float" office:value="198" calcext:value-type="float">
            <text:p>198</text:p>
          </table:table-cell>
          <table:table-cell table:number-columns-repeated="1021"/>
        </table:table-row>
        <table:table-row table:style-name="ro1">
          <table:table-cell table:style-name="ce226" table:formula="of:=DEC2HEX([.C217];2)" office:value-type="string" office:string-value="C7" calcext:value-type="string">
            <text:p>C7</text:p>
          </table:table-cell>
          <table:table-cell table:style-name="ce223" office:value-type="float" office:value="199" calcext:value-type="float">
            <text:p>199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1">
          <table:table-cell table:style-name="ce226" table:formula="of:=DEC2HEX([.C218];2)" office:value-type="string" office:string-value="C8" calcext:value-type="string">
            <text:p>C8</text:p>
          </table:table-cell>
          <table:table-cell table:style-name="ce223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style-name="ce226" table:formula="of:=DEC2HEX([.C219];2)" office:value-type="string" office:string-value="C9" calcext:value-type="string">
            <text:p>C9</text:p>
          </table:table-cell>
          <table:table-cell table:style-name="ce223" office:value-type="float" office:value="201" calcext:value-type="float">
            <text:p>201</text:p>
          </table:table-cell>
          <table:table-cell office:value-type="float" office:value="201" calcext:value-type="float">
            <text:p>201</text:p>
          </table:table-cell>
          <table:table-cell table:number-columns-repeated="1021"/>
        </table:table-row>
        <table:table-row table:style-name="ro1">
          <table:table-cell table:style-name="ce226" table:formula="of:=DEC2HEX([.C220];2)" office:value-type="string" office:string-value="CA" calcext:value-type="string">
            <text:p>CA</text:p>
          </table:table-cell>
          <table:table-cell table:style-name="ce223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 table:number-columns-repeated="1021"/>
        </table:table-row>
        <table:table-row table:style-name="ro1">
          <table:table-cell table:style-name="ce226" table:formula="of:=DEC2HEX([.C221];2)" office:value-type="string" office:string-value="CB" calcext:value-type="string">
            <text:p>CB</text:p>
          </table:table-cell>
          <table:table-cell table:style-name="ce223" office:value-type="float" office:value="203" calcext:value-type="float">
            <text:p>203</text:p>
          </table:table-cell>
          <table:table-cell office:value-type="float" office:value="203" calcext:value-type="float">
            <text:p>203</text:p>
          </table:table-cell>
          <table:table-cell table:number-columns-repeated="1021"/>
        </table:table-row>
        <table:table-row table:style-name="ro1">
          <table:table-cell table:style-name="ce226" table:formula="of:=DEC2HEX([.C222];2)" office:value-type="string" office:string-value="CC" calcext:value-type="string">
            <text:p>CC</text:p>
          </table:table-cell>
          <table:table-cell table:style-name="ce223" office:value-type="float" office:value="204" calcext:value-type="float">
            <text:p>204</text:p>
          </table:table-cell>
          <table:table-cell office:value-type="float" office:value="204" calcext:value-type="float">
            <text:p>204</text:p>
          </table:table-cell>
          <table:table-cell table:number-columns-repeated="1021"/>
        </table:table-row>
        <table:table-row table:style-name="ro1">
          <table:table-cell table:style-name="ce226" table:formula="of:=DEC2HEX([.C223];2)" office:value-type="string" office:string-value="CD" calcext:value-type="string">
            <text:p>CD</text:p>
          </table:table-cell>
          <table:table-cell table:style-name="ce223" office:value-type="float" office:value="205" calcext:value-type="float">
            <text:p>205</text:p>
          </table:table-cell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1">
          <table:table-cell table:style-name="ce226" table:formula="of:=DEC2HEX([.C224];2)" office:value-type="string" office:string-value="CE" calcext:value-type="string">
            <text:p>CE</text:p>
          </table:table-cell>
          <table:table-cell table:style-name="ce223" office:value-type="float" office:value="206" calcext:value-type="float">
            <text:p>206</text:p>
          </table:table-cell>
          <table:table-cell office:value-type="float" office:value="206" calcext:value-type="float">
            <text:p>206</text:p>
          </table:table-cell>
          <table:table-cell table:number-columns-repeated="1021"/>
        </table:table-row>
        <table:table-row table:style-name="ro1">
          <table:table-cell table:style-name="ce226" table:formula="of:=DEC2HEX([.C225];2)" office:value-type="string" office:string-value="CF" calcext:value-type="string">
            <text:p>CF</text:p>
          </table:table-cell>
          <table:table-cell table:style-name="ce223" office:value-type="float" office:value="207" calcext:value-type="float">
            <text:p>207</text:p>
          </table:table-cell>
          <table:table-cell office:value-type="float" office:value="207" calcext:value-type="float">
            <text:p>207</text:p>
          </table:table-cell>
          <table:table-cell table:number-columns-repeated="1021"/>
        </table:table-row>
        <table:table-row table:style-name="ro1">
          <table:table-cell table:style-name="ce226" table:formula="of:=DEC2HEX([.C226];2)" office:value-type="string" office:string-value="D0" calcext:value-type="string">
            <text:p>D0</text:p>
          </table:table-cell>
          <table:table-cell table:style-name="ce223" office:value-type="float" office:value="208" calcext:value-type="float">
            <text:p>208</text:p>
          </table:table-cell>
          <table:table-cell office:value-type="float" office:value="208" calcext:value-type="float">
            <text:p>208</text:p>
          </table:table-cell>
          <table:table-cell table:number-columns-repeated="1021"/>
        </table:table-row>
        <table:table-row table:style-name="ro1">
          <table:table-cell table:style-name="ce226" table:formula="of:=DEC2HEX([.C227];2)" office:value-type="string" office:string-value="D1" calcext:value-type="string">
            <text:p>D1</text:p>
          </table:table-cell>
          <table:table-cell table:style-name="ce223" office:value-type="float" office:value="209" calcext:value-type="float">
            <text:p>209</text:p>
          </table:table-cell>
          <table:table-cell office:value-type="float" office:value="209" calcext:value-type="float">
            <text:p>209</text:p>
          </table:table-cell>
          <table:table-cell table:number-columns-repeated="1021"/>
        </table:table-row>
        <table:table-row table:style-name="ro1">
          <table:table-cell table:style-name="ce226" table:formula="of:=DEC2HEX([.C228];2)" office:value-type="string" office:string-value="D2" calcext:value-type="string">
            <text:p>D2</text:p>
          </table:table-cell>
          <table:table-cell table:style-name="ce223" office:value-type="float" office:value="210" calcext:value-type="float">
            <text:p>210</text:p>
          </table:table-cell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table:style-name="ce226" table:formula="of:=DEC2HEX([.C229];2)" office:value-type="string" office:string-value="D3" calcext:value-type="string">
            <text:p>D3</text:p>
          </table:table-cell>
          <table:table-cell table:style-name="ce223" office:value-type="float" office:value="211" calcext:value-type="float">
            <text:p>211</text:p>
          </table:table-cell>
          <table:table-cell office:value-type="float" office:value="211" calcext:value-type="float">
            <text:p>211</text:p>
          </table:table-cell>
          <table:table-cell table:number-columns-repeated="1021"/>
        </table:table-row>
        <table:table-row table:style-name="ro1">
          <table:table-cell table:style-name="ce226" table:formula="of:=DEC2HEX([.C230];2)" office:value-type="string" office:string-value="D4" calcext:value-type="string">
            <text:p>D4</text:p>
          </table:table-cell>
          <table:table-cell table:style-name="ce223" office:value-type="float" office:value="212" calcext:value-type="float">
            <text:p>212</text:p>
          </table:table-cell>
          <table:table-cell office:value-type="float" office:value="212" calcext:value-type="float">
            <text:p>212</text:p>
          </table:table-cell>
          <table:table-cell table:number-columns-repeated="1021"/>
        </table:table-row>
        <table:table-row table:style-name="ro1">
          <table:table-cell table:style-name="ce226" table:formula="of:=DEC2HEX([.C231];2)" office:value-type="string" office:string-value="D5" calcext:value-type="string">
            <text:p>D5</text:p>
          </table:table-cell>
          <table:table-cell table:style-name="ce223" office:value-type="float" office:value="213" calcext:value-type="float">
            <text:p>213</text:p>
          </table:table-cell>
          <table:table-cell office:value-type="float" office:value="213" calcext:value-type="float">
            <text:p>213</text:p>
          </table:table-cell>
          <table:table-cell table:number-columns-repeated="1021"/>
        </table:table-row>
        <table:table-row table:style-name="ro1">
          <table:table-cell table:style-name="ce226" table:formula="of:=DEC2HEX([.C232];2)" office:value-type="string" office:string-value="D6" calcext:value-type="string">
            <text:p>D6</text:p>
          </table:table-cell>
          <table:table-cell table:style-name="ce223" office:value-type="float" office:value="214" calcext:value-type="float">
            <text:p>214</text:p>
          </table:table-cell>
          <table:table-cell office:value-type="float" office:value="214" calcext:value-type="float">
            <text:p>214</text:p>
          </table:table-cell>
          <table:table-cell table:number-columns-repeated="1021"/>
        </table:table-row>
        <table:table-row table:style-name="ro1">
          <table:table-cell table:style-name="ce226" table:formula="of:=DEC2HEX([.C233];2)" office:value-type="string" office:string-value="D7" calcext:value-type="string">
            <text:p>D7</text:p>
          </table:table-cell>
          <table:table-cell table:style-name="ce223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 table:number-columns-repeated="1021"/>
        </table:table-row>
        <table:table-row table:style-name="ro1">
          <table:table-cell table:style-name="ce226" table:formula="of:=DEC2HEX([.C234];2)" office:value-type="string" office:string-value="D8" calcext:value-type="string">
            <text:p>D8</text:p>
          </table:table-cell>
          <table:table-cell table:style-name="ce223" office:value-type="float" office:value="216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 table:number-columns-repeated="1021"/>
        </table:table-row>
        <table:table-row table:style-name="ro1">
          <table:table-cell table:style-name="ce226" table:formula="of:=DEC2HEX([.C235];2)" office:value-type="string" office:string-value="D9" calcext:value-type="string">
            <text:p>D9</text:p>
          </table:table-cell>
          <table:table-cell table:style-name="ce223" office:value-type="float" office:value="217" calcext:value-type="float">
            <text:p>217</text:p>
          </table:table-cell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1">
          <table:table-cell table:style-name="ce226" table:formula="of:=DEC2HEX([.C236];2)" office:value-type="string" office:string-value="DA" calcext:value-type="string">
            <text:p>DA</text:p>
          </table:table-cell>
          <table:table-cell table:style-name="ce223" office:value-type="float" office:value="218" calcext:value-type="float">
            <text:p>218</text:p>
          </table:table-cell>
          <table:table-cell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table:style-name="ce226" table:formula="of:=DEC2HEX([.C237];2)" office:value-type="string" office:string-value="DB" calcext:value-type="string">
            <text:p>DB</text:p>
          </table:table-cell>
          <table:table-cell table:style-name="ce223" office:value-type="float" office:value="219" calcext:value-type="float">
            <text:p>219</text:p>
          </table:table-cell>
          <table:table-cell office:value-type="float" office:value="219" calcext:value-type="float">
            <text:p>219</text:p>
          </table:table-cell>
          <table:table-cell table:number-columns-repeated="1021"/>
        </table:table-row>
        <table:table-row table:style-name="ro1">
          <table:table-cell table:style-name="ce226" table:formula="of:=DEC2HEX([.C238];2)" office:value-type="string" office:string-value="DC" calcext:value-type="string">
            <text:p>DC</text:p>
          </table:table-cell>
          <table:table-cell table:style-name="ce223" office:value-type="float" office:value="220" calcext:value-type="float">
            <text:p>220</text:p>
          </table:table-cell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1">
          <table:table-cell table:style-name="ce226" table:formula="of:=DEC2HEX([.C239];2)" office:value-type="string" office:string-value="DD" calcext:value-type="string">
            <text:p>DD</text:p>
          </table:table-cell>
          <table:table-cell table:style-name="ce223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 table:number-columns-repeated="1021"/>
        </table:table-row>
        <table:table-row table:style-name="ro1">
          <table:table-cell table:style-name="ce226" table:formula="of:=DEC2HEX([.C240];2)" office:value-type="string" office:string-value="DE" calcext:value-type="string">
            <text:p>DE</text:p>
          </table:table-cell>
          <table:table-cell table:style-name="ce223" office:value-type="float" office:value="222" calcext:value-type="float">
            <text:p>222</text:p>
          </table:table-cell>
          <table:table-cell office:value-type="float" office:value="222" calcext:value-type="float">
            <text:p>222</text:p>
          </table:table-cell>
          <table:table-cell table:number-columns-repeated="1021"/>
        </table:table-row>
        <table:table-row table:style-name="ro1">
          <table:table-cell table:style-name="ce226" table:formula="of:=DEC2HEX([.C241];2)" office:value-type="string" office:string-value="DF" calcext:value-type="string">
            <text:p>DF</text:p>
          </table:table-cell>
          <table:table-cell table:style-name="ce223" office:value-type="float" office:value="223" calcext:value-type="float">
            <text:p>223</text:p>
          </table:table-cell>
          <table:table-cell office:value-type="float" office:value="223" calcext:value-type="float">
            <text:p>223</text:p>
          </table:table-cell>
          <table:table-cell table:number-columns-repeated="1021"/>
        </table:table-row>
        <table:table-row table:style-name="ro1">
          <table:table-cell table:style-name="ce226" table:formula="of:=DEC2HEX([.C242];2)" office:value-type="string" office:string-value="E0" calcext:value-type="string">
            <text:p>E0</text:p>
          </table:table-cell>
          <table:table-cell table:style-name="ce223" office:value-type="float" office:value="224" calcext:value-type="float">
            <text:p>224</text:p>
          </table:table-cell>
          <table:table-cell office:value-type="float" office:value="224" calcext:value-type="float">
            <text:p>224</text:p>
          </table:table-cell>
          <table:table-cell table:number-columns-repeated="1021"/>
        </table:table-row>
        <table:table-row table:style-name="ro1">
          <table:table-cell table:style-name="ce226" table:formula="of:=DEC2HEX([.C243];2)" office:value-type="string" office:string-value="E1" calcext:value-type="string">
            <text:p>E1</text:p>
          </table:table-cell>
          <table:table-cell table:style-name="ce223" office:value-type="float" office:value="225" calcext:value-type="float">
            <text:p>225</text:p>
          </table:table-cell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1">
          <table:table-cell table:style-name="ce226" table:formula="of:=DEC2HEX([.C244];2)" office:value-type="string" office:string-value="E2" calcext:value-type="string">
            <text:p>E2</text:p>
          </table:table-cell>
          <table:table-cell table:style-name="ce223" office:value-type="float" office:value="226" calcext:value-type="float">
            <text:p>226</text:p>
          </table:table-cell>
          <table:table-cell office:value-type="float" office:value="226" calcext:value-type="float">
            <text:p>226</text:p>
          </table:table-cell>
          <table:table-cell table:number-columns-repeated="1021"/>
        </table:table-row>
        <table:table-row table:style-name="ro1">
          <table:table-cell table:style-name="ce226" table:formula="of:=DEC2HEX([.C245];2)" office:value-type="string" office:string-value="E3" calcext:value-type="string">
            <text:p>E3</text:p>
          </table:table-cell>
          <table:table-cell table:style-name="ce223" office:value-type="float" office:value="227" calcext:value-type="float">
            <text:p>227</text:p>
          </table:table-cell>
          <table:table-cell office:value-type="float" office:value="227" calcext:value-type="float">
            <text:p>227</text:p>
          </table:table-cell>
          <table:table-cell table:number-columns-repeated="1021"/>
        </table:table-row>
        <table:table-row table:style-name="ro1">
          <table:table-cell table:style-name="ce226" table:formula="of:=DEC2HEX([.C246];2)" office:value-type="string" office:string-value="E4" calcext:value-type="string">
            <text:p>E4</text:p>
          </table:table-cell>
          <table:table-cell table:style-name="ce223" office:value-type="float" office:value="228" calcext:value-type="float">
            <text:p>228</text:p>
          </table:table-cell>
          <table:table-cell office:value-type="float" office:value="228" calcext:value-type="float">
            <text:p>228</text:p>
          </table:table-cell>
          <table:table-cell table:number-columns-repeated="1021"/>
        </table:table-row>
        <table:table-row table:style-name="ro1">
          <table:table-cell table:style-name="ce226" table:formula="of:=DEC2HEX([.C247];2)" office:value-type="string" office:string-value="E5" calcext:value-type="string">
            <text:p>E5</text:p>
          </table:table-cell>
          <table:table-cell table:style-name="ce223" office:value-type="float" office:value="229" calcext:value-type="float">
            <text:p>229</text:p>
          </table:table-cell>
          <table:table-cell office:value-type="float" office:value="229" calcext:value-type="float">
            <text:p>229</text:p>
          </table:table-cell>
          <table:table-cell table:number-columns-repeated="1021"/>
        </table:table-row>
        <table:table-row table:style-name="ro1">
          <table:table-cell table:style-name="ce226" table:formula="of:=DEC2HEX([.C248];2)" office:value-type="string" office:string-value="E6" calcext:value-type="string">
            <text:p>E6</text:p>
          </table:table-cell>
          <table:table-cell table:style-name="ce223" office:value-type="float" office:value="230" calcext:value-type="float">
            <text:p>230</text:p>
          </table:table-cell>
          <table:table-cell office:value-type="float" office:value="230" calcext:value-type="float">
            <text:p>230</text:p>
          </table:table-cell>
          <table:table-cell table:number-columns-repeated="1021"/>
        </table:table-row>
        <table:table-row table:style-name="ro1">
          <table:table-cell table:style-name="ce226" table:formula="of:=DEC2HEX([.C249];2)" office:value-type="string" office:string-value="E7" calcext:value-type="string">
            <text:p>E7</text:p>
          </table:table-cell>
          <table:table-cell table:style-name="ce223" office:value-type="float" office:value="231" calcext:value-type="float">
            <text:p>231</text:p>
          </table:table-cell>
          <table:table-cell office:value-type="float" office:value="231" calcext:value-type="float">
            <text:p>231</text:p>
          </table:table-cell>
          <table:table-cell table:number-columns-repeated="1021"/>
        </table:table-row>
        <table:table-row table:style-name="ro1">
          <table:table-cell table:style-name="ce226" table:formula="of:=DEC2HEX([.C250];2)" office:value-type="string" office:string-value="E8" calcext:value-type="string">
            <text:p>E8</text:p>
          </table:table-cell>
          <table:table-cell table:style-name="ce223" office:value-type="float" office:value="232" calcext:value-type="float">
            <text:p>232</text:p>
          </table:table-cell>
          <table:table-cell office:value-type="float" office:value="232" calcext:value-type="float">
            <text:p>232</text:p>
          </table:table-cell>
          <table:table-cell table:number-columns-repeated="1021"/>
        </table:table-row>
        <table:table-row table:style-name="ro1">
          <table:table-cell table:style-name="ce226" table:formula="of:=DEC2HEX([.C251];2)" office:value-type="string" office:string-value="E9" calcext:value-type="string">
            <text:p>E9</text:p>
          </table:table-cell>
          <table:table-cell table:style-name="ce223" office:value-type="float" office:value="233" calcext:value-type="float">
            <text:p>233</text:p>
          </table:table-cell>
          <table:table-cell office:value-type="float" office:value="233" calcext:value-type="float">
            <text:p>233</text:p>
          </table:table-cell>
          <table:table-cell table:number-columns-repeated="1021"/>
        </table:table-row>
        <table:table-row table:style-name="ro1">
          <table:table-cell table:style-name="ce226" table:formula="of:=DEC2HEX([.C252];2)" office:value-type="string" office:string-value="EA" calcext:value-type="string">
            <text:p>EA</text:p>
          </table:table-cell>
          <table:table-cell table:style-name="ce223" office:value-type="float" office:value="234" calcext:value-type="float">
            <text:p>234</text:p>
          </table:table-cell>
          <table:table-cell office:value-type="float" office:value="234" calcext:value-type="float">
            <text:p>234</text:p>
          </table:table-cell>
          <table:table-cell table:number-columns-repeated="1021"/>
        </table:table-row>
        <table:table-row table:style-name="ro1">
          <table:table-cell table:style-name="ce226" table:formula="of:=DEC2HEX([.C253];2)" office:value-type="string" office:string-value="EB" calcext:value-type="string">
            <text:p>EB</text:p>
          </table:table-cell>
          <table:table-cell table:style-name="ce223" office:value-type="float" office:value="235" calcext:value-type="float">
            <text:p>235</text:p>
          </table:table-cell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1">
          <table:table-cell table:style-name="ce226" table:formula="of:=DEC2HEX([.C254];2)" office:value-type="string" office:string-value="EC" calcext:value-type="string">
            <text:p>EC</text:p>
          </table:table-cell>
          <table:table-cell table:style-name="ce223" office:value-type="float" office:value="236" calcext:value-type="float">
            <text:p>236</text:p>
          </table:table-cell>
          <table:table-cell office:value-type="float" office:value="236" calcext:value-type="float">
            <text:p>236</text:p>
          </table:table-cell>
          <table:table-cell table:number-columns-repeated="1021"/>
        </table:table-row>
        <table:table-row table:style-name="ro1">
          <table:table-cell table:style-name="ce226" table:formula="of:=DEC2HEX([.C255];2)" office:value-type="string" office:string-value="ED" calcext:value-type="string">
            <text:p>ED</text:p>
          </table:table-cell>
          <table:table-cell table:style-name="ce223" office:value-type="float" office:value="237" calcext:value-type="float">
            <text:p>237</text:p>
          </table:table-cell>
          <table:table-cell office:value-type="float" office:value="237" calcext:value-type="float">
            <text:p>237</text:p>
          </table:table-cell>
          <table:table-cell table:number-columns-repeated="1021"/>
        </table:table-row>
        <table:table-row table:style-name="ro1">
          <table:table-cell table:style-name="ce226" table:formula="of:=DEC2HEX([.C256];2)" office:value-type="string" office:string-value="EE" calcext:value-type="string">
            <text:p>EE</text:p>
          </table:table-cell>
          <table:table-cell table:style-name="ce223" office:value-type="float" office:value="238" calcext:value-type="float">
            <text:p>238</text:p>
          </table:table-cell>
          <table:table-cell office:value-type="float" office:value="238" calcext:value-type="float">
            <text:p>238</text:p>
          </table:table-cell>
          <table:table-cell table:number-columns-repeated="1021"/>
        </table:table-row>
        <table:table-row table:style-name="ro1">
          <table:table-cell table:style-name="ce226" table:formula="of:=DEC2HEX([.C257];2)" office:value-type="string" office:string-value="EF" calcext:value-type="string">
            <text:p>EF</text:p>
          </table:table-cell>
          <table:table-cell table:style-name="ce223" office:value-type="float" office:value="239" calcext:value-type="float">
            <text:p>239</text:p>
          </table:table-cell>
          <table:table-cell office:value-type="float" office:value="239" calcext:value-type="float">
            <text:p>239</text:p>
          </table:table-cell>
          <table:table-cell table:number-columns-repeated="1021"/>
        </table:table-row>
        <table:table-row table:style-name="ro1">
          <table:table-cell table:style-name="ce226" table:formula="of:=DEC2HEX([.C258];2)" office:value-type="string" office:string-value="F0" calcext:value-type="string">
            <text:p>F0</text:p>
          </table:table-cell>
          <table:table-cell table:style-name="ce223" office:value-type="float" office:value="240" calcext:value-type="float">
            <text:p>240</text:p>
          </table:table-cell>
          <table:table-cell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table:style-name="ce226" table:formula="of:=DEC2HEX([.C259];2)" office:value-type="string" office:string-value="F1" calcext:value-type="string">
            <text:p>F1</text:p>
          </table:table-cell>
          <table:table-cell table:style-name="ce223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 table:number-columns-repeated="1021"/>
        </table:table-row>
        <table:table-row table:style-name="ro1">
          <table:table-cell table:style-name="ce226" table:formula="of:=DEC2HEX([.C260];2)" office:value-type="string" office:string-value="F2" calcext:value-type="string">
            <text:p>F2</text:p>
          </table:table-cell>
          <table:table-cell table:style-name="ce223" office:value-type="float" office:value="242" calcext:value-type="float">
            <text:p>242</text:p>
          </table:table-cell>
          <table:table-cell office:value-type="float" office:value="242" calcext:value-type="float">
            <text:p>242</text:p>
          </table:table-cell>
          <table:table-cell table:number-columns-repeated="1021"/>
        </table:table-row>
        <table:table-row table:style-name="ro1">
          <table:table-cell table:style-name="ce226" table:formula="of:=DEC2HEX([.C261];2)" office:value-type="string" office:string-value="F3" calcext:value-type="string">
            <text:p>F3</text:p>
          </table:table-cell>
          <table:table-cell table:style-name="ce223" office:value-type="float" office:value="243" calcext:value-type="float">
            <text:p>243</text:p>
          </table:table-cell>
          <table:table-cell office:value-type="float" office:value="243" calcext:value-type="float">
            <text:p>243</text:p>
          </table:table-cell>
          <table:table-cell table:number-columns-repeated="1021"/>
        </table:table-row>
        <table:table-row table:style-name="ro1">
          <table:table-cell table:style-name="ce226" table:formula="of:=DEC2HEX([.C262];2)" office:value-type="string" office:string-value="F4" calcext:value-type="string">
            <text:p>F4</text:p>
          </table:table-cell>
          <table:table-cell table:style-name="ce223" office:value-type="float" office:value="244" calcext:value-type="float">
            <text:p>244</text:p>
          </table:table-cell>
          <table:table-cell office:value-type="float" office:value="244" calcext:value-type="float">
            <text:p>244</text:p>
          </table:table-cell>
          <table:table-cell table:number-columns-repeated="1021"/>
        </table:table-row>
        <table:table-row table:style-name="ro1">
          <table:table-cell table:style-name="ce226" table:formula="of:=DEC2HEX([.C263];2)" office:value-type="string" office:string-value="F5" calcext:value-type="string">
            <text:p>F5</text:p>
          </table:table-cell>
          <table:table-cell table:style-name="ce223" office:value-type="float" office:value="245" calcext:value-type="float">
            <text:p>245</text:p>
          </table:table-cell>
          <table:table-cell office:value-type="float" office:value="245" calcext:value-type="float">
            <text:p>245</text:p>
          </table:table-cell>
          <table:table-cell table:number-columns-repeated="1021"/>
        </table:table-row>
        <table:table-row table:style-name="ro1">
          <table:table-cell table:style-name="ce226" table:formula="of:=DEC2HEX([.C264];2)" office:value-type="string" office:string-value="F6" calcext:value-type="string">
            <text:p>F6</text:p>
          </table:table-cell>
          <table:table-cell table:style-name="ce223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 table:number-columns-repeated="1021"/>
        </table:table-row>
        <table:table-row table:style-name="ro1">
          <table:table-cell table:style-name="ce226" table:formula="of:=DEC2HEX([.C265];2)" office:value-type="string" office:string-value="F7" calcext:value-type="string">
            <text:p>F7</text:p>
          </table:table-cell>
          <table:table-cell table:style-name="ce223" office:value-type="float" office:value="247" calcext:value-type="float">
            <text:p>247</text:p>
          </table:table-cell>
          <table:table-cell office:value-type="float" office:value="247" calcext:value-type="float">
            <text:p>247</text:p>
          </table:table-cell>
          <table:table-cell table:number-columns-repeated="1021"/>
        </table:table-row>
        <table:table-row table:style-name="ro1">
          <table:table-cell table:style-name="ce226" table:formula="of:=DEC2HEX([.C266];2)" office:value-type="string" office:string-value="F8" calcext:value-type="string">
            <text:p>F8</text:p>
          </table:table-cell>
          <table:table-cell table:style-name="ce223" office:value-type="float" office:value="248" calcext:value-type="float">
            <text:p>248</text:p>
          </table:table-cell>
          <table:table-cell office:value-type="float" office:value="248" calcext:value-type="float">
            <text:p>248</text:p>
          </table:table-cell>
          <table:table-cell table:number-columns-repeated="1021"/>
        </table:table-row>
        <table:table-row table:style-name="ro1">
          <table:table-cell table:style-name="ce226" table:formula="of:=DEC2HEX([.C267];2)" office:value-type="string" office:string-value="F9" calcext:value-type="string">
            <text:p>F9</text:p>
          </table:table-cell>
          <table:table-cell table:style-name="ce223" office:value-type="float" office:value="249" calcext:value-type="float">
            <text:p>249</text:p>
          </table:table-cell>
          <table:table-cell office:value-type="float" office:value="249" calcext:value-type="float">
            <text:p>249</text:p>
          </table:table-cell>
          <table:table-cell table:number-columns-repeated="1021"/>
        </table:table-row>
        <table:table-row table:style-name="ro1">
          <table:table-cell table:style-name="ce226" table:formula="of:=DEC2HEX([.C268];2)" office:value-type="string" office:string-value="FA" calcext:value-type="string">
            <text:p>FA</text:p>
          </table:table-cell>
          <table:table-cell table:style-name="ce223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table:style-name="ce226" table:formula="of:=DEC2HEX([.C269];2)" office:value-type="string" office:string-value="FB" calcext:value-type="string">
            <text:p>FB</text:p>
          </table:table-cell>
          <table:table-cell table:style-name="ce223" office:value-type="float" office:value="251" calcext:value-type="float">
            <text:p>251</text:p>
          </table:table-cell>
          <table:table-cell office:value-type="float" office:value="251" calcext:value-type="float">
            <text:p>251</text:p>
          </table:table-cell>
          <table:table-cell table:number-columns-repeated="1021"/>
        </table:table-row>
        <table:table-row table:style-name="ro1">
          <table:table-cell table:style-name="ce226" table:formula="of:=DEC2HEX([.C270];2)" office:value-type="string" office:string-value="FC" calcext:value-type="string">
            <text:p>FC</text:p>
          </table:table-cell>
          <table:table-cell table:style-name="ce223" office:value-type="float" office:value="252" calcext:value-type="float">
            <text:p>252</text:p>
          </table:table-cell>
          <table:table-cell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table:style-name="ce226" table:formula="of:=DEC2HEX([.C271];2)" office:value-type="string" office:string-value="FD" calcext:value-type="string">
            <text:p>FD</text:p>
          </table:table-cell>
          <table:table-cell table:style-name="ce223" office:value-type="float" office:value="253" calcext:value-type="float">
            <text:p>253</text:p>
          </table:table-cell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1">
          <table:table-cell table:style-name="ce226" table:formula="of:=DEC2HEX([.C272];2)" office:value-type="string" office:string-value="FE" calcext:value-type="string">
            <text:p>FE</text:p>
          </table:table-cell>
          <table:table-cell table:style-name="ce223" office:value-type="float" office:value="254" calcext:value-type="float">
            <text:p>254</text:p>
          </table:table-cell>
          <table:table-cell office:value-type="float" office:value="254" calcext:value-type="float">
            <text:p>254</text:p>
          </table:table-cell>
          <table:table-cell table:number-columns-repeated="1021"/>
        </table:table-row>
        <table:table-row table:style-name="ro1">
          <table:table-cell table:style-name="ce226" table:formula="of:=DEC2HEX([.C273];2)" office:value-type="string" office:string-value="FF" calcext:value-type="string">
            <text:p>FF</text:p>
          </table:table-cell>
          <table:table-cell table:style-name="ce223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6" calcext:value-type="float">
            <text:p>40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12" calcext:value-type="float">
            <text:p>41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13" calcext:value-type="float">
            <text:p>41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14" calcext:value-type="float">
            <text:p>41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18" calcext:value-type="float">
            <text:p>41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19" calcext:value-type="float">
            <text:p>41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22" calcext:value-type="float">
            <text:p>42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23" calcext:value-type="float">
            <text:p>42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26" calcext:value-type="float">
            <text:p>42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27" calcext:value-type="float">
            <text:p>42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29" calcext:value-type="float">
            <text:p>42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31" calcext:value-type="float">
            <text:p>43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34" calcext:value-type="float">
            <text:p>43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36" calcext:value-type="float">
            <text:p>43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38" calcext:value-type="float">
            <text:p>43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table:number-columns-repeated="1021"/>
        </table:table-row>
      </table:table>
      <table:named-expressions>
        <table:named-range table:name="CRCtype" table:base-cell-address="$'Modem Registers Calculations'.$A$1" table:cell-range-address="$PH_general.$E$20:.$E$23"/>
        <table:named-range table:name="EnableDisable" table:base-cell-address="$'Modem Registers Calculations'.$A$1" table:cell-range-address="$PH_general.$H$33:.$H$34"/>
        <table:named-range table:name="hex_0_to_FF" table:base-cell-address="$'Modem Registers Calculations'.$A$1" table:cell-range-address="$PH_general.$A$18:.$A$273"/>
        <table:named-range table:name="LSBorMSB" table:base-cell-address="$'Modem Registers Calculations'.$A$1" table:cell-range-address="$PH_general.$E$14:.$E$15"/>
        <table:named-range table:name="Man_inv" table:base-cell-address="$'Modem Registers Calculations'.$A$1" table:cell-range-address="$PH_general.$B$5:.$B$6"/>
        <table:named-range table:name="man_prea_pol" table:base-cell-address="$'Modem Registers Calculations'.$A$1" table:cell-range-address="$PH_general.$B$9:.$B$10"/>
        <table:named-range table:name="ModemSet" table:base-cell-address="$'Modem Registers Calculations'.$A$1" table:cell-range-address="$PH_general.$G$48:.$G$49"/>
        <table:named-range table:name="nn" table:base-cell-address="$'Modem Registers Calculations'.$A$1" table:cell-range-address="$PH_general.$E$10:.$E$11"/>
        <table:named-range table:name="NOonly" table:base-cell-address="$'Modem Registers Calculations'.$A$1" table:cell-range-address="$PH_general.$I$15"/>
        <table:named-range table:name="OFFonly" table:base-cell-address="$'Modem Registers Calculations'.$A$1" table:cell-range-address="$PH_general.$I$13"/>
        <table:named-range table:name="ONorOFF" table:base-cell-address="$'Modem Registers Calculations'.$A$1" table:cell-range-address="$PH_general.$E$10:.$E$11"/>
        <table:named-range table:name="ONorOFF1" table:base-cell-address="$'Modem Registers Calculations'.$A$1" table:cell-range-address="$PH_general.$D$10:.$D$12"/>
        <table:named-range table:name="ON_only" table:base-cell-address="$'Modem Registers Calculations'.$A$1" table:cell-range-address="$PH_general.$I$10"/>
        <table:named-range table:name="option" table:base-cell-address="$'Modem Registers Calculations'.$A$1" table:cell-range-address="$PH_general.$G$36:.$G$38"/>
        <table:named-range table:name="PerBer" table:base-cell-address="$'Modem Registers Calculations'.$A$1" table:cell-range-address="$PH_general.$E$57:.$E$58"/>
        <table:named-range table:name="percentage" table:base-cell-address="$'Modem Registers Calculations'.$A$1" table:cell-range-address="$PH_general.$E$91:.$E$92"/>
        <table:named-range table:name="range0_to_255" table:base-cell-address="$'Modem Registers Calculations'.$A$1" table:cell-range-address="$PH_general.$B$18:.$B$273"/>
        <table:named-range table:name="range0_to_511" table:base-cell-address="$'Modem Registers Calculations'.$A$1" table:cell-range-address="$PH_general.$C$18:.$C$529"/>
        <table:named-range table:name="range1_to_511" table:base-cell-address="$'Modem Registers Calculations'.$A$1" table:cell-range-address="$PH_general.$C$19:.$C$529"/>
        <table:named-range table:name="range_0_15" table:base-cell-address="$'Modem Registers Calculations'.$A$1" table:cell-range-address="$PH_general.$E$35:.$E$50"/>
        <table:named-range table:name="selectOnOff" table:base-cell-address="$'Modem Registers Calculations'.$A$1" table:cell-range-address="$PH_general.$I$5:.$I$6"/>
        <table:named-range table:name="SelHeader" table:base-cell-address="$'Modem Registers Calculations'.$A$1" table:cell-range-address="$PH_general.$E$26:.$E$30"/>
        <table:named-expression table:name="SHARED_FORMULA_0_145_0_145_10" table:base-cell-address="$PH_general.$A$146" table:expression="DEC2HEX([.C146];2)"/>
        <table:named-expression table:name="SHARED_FORMULA_0_17_0_17_10" table:base-cell-address="$PH_general.$A$18" table:expression="DEC2HEX([.C18];2)"/>
        <table:named-expression table:name="SHARED_FORMULA_0_209_0_209_10" table:base-cell-address="$PH_general.$A$210" table:expression="DEC2HEX([.C210];2)"/>
        <table:named-expression table:name="SHARED_FORMULA_0_81_0_81_10" table:base-cell-address="$PH_general.$A$82" table:expression="DEC2HEX([.C82];2)"/>
        <table:named-expression table:name="SHARED_FORMULA_10_33_10_33_4" table:base-cell-address="$'Tables for DS'.$K$34" table:expression="DEC2HEX(ROUND(([.C34]*2^(20+[.H34]))/(500*(1+2*[.G34]));0);5)"/>
        <table:named-expression table:name="SHARED_FORMULA_10_60_10_60_4" table:base-cell-address="$'Tables for DS'.$K$61" table:expression="DEC2HEX(ROUND(([.E61]*2^(20+[.H61]))/(500*(1+2*[.G61]));0);5)"/>
        <table:named-expression table:name="SHARED_FORMULA_10_7_10_7_4" table:base-cell-address="$'Tables for DS'.$K$8" table:expression="DEC2HEX(ROUND(([.C8]*2^(20+[.H8]))/(500*(1+2*[.G8]));0);5)"/>
        <table:named-expression table:name="SHARED_FORMULA_10_81_10_81_4" table:base-cell-address="$'Tables for DS'.$K$82" table:expression="DEC2HEX(ROUND(([.E82]*2^(20+[.H82]))/(500*(1+2*[.G82]));0);5)"/>
        <table:named-expression table:name="SHARED_FORMULA_11_33_11_33_4" table:base-cell-address="$'Tables for DS'.$L$34" table:expression="IF(2+2*32768*[.C34]*(1+[.Q34])/([.D34]*HEX2DEC([.J34]))&gt;2047;DEC2HEX(2047);DEC2HEX(ROUND(2+2*32768*[.C34]*(1+[.Q34])/([.D34]*HEX2DEC([.J34]));0);3))"/>
        <table:named-expression table:name="SHARED_FORMULA_11_60_11_60_4" table:base-cell-address="$'Tables for DS'.$L$61" table:expression="IF(2+2*32768/(HEX2DEC([.J61]))&gt;2047;DEC2HEX(2047);DEC2HEX(ROUND(2+2*32768/(HEX2DEC([.J61]));0);3))"/>
        <table:named-expression table:name="SHARED_FORMULA_11_7_11_7_4" table:base-cell-address="$'Tables for DS'.$L$8" table:expression="IF(2+2*32768*[.C8]*(1+[.Q8])/([.D8]*HEX2DEC([.J8]))&gt;2047;DEC2HEX(2047);DEC2HEX(ROUND(2+2*32768*[.C8]*(1+[.Q8])/([.D8]*HEX2DEC([.J8]));0);3))"/>
        <table:named-expression table:name="SHARED_FORMULA_11_81_11_81_4" table:base-cell-address="$'Tables for DS'.$L$82" table:expression="IF(2+2*32768/(HEX2DEC([.J82]))&gt;2047;DEC2HEX(2047);DEC2HEX(ROUND(2+2*32768/(HEX2DEC([.J82]));0);3))"/>
        <table:named-expression table:name="SHARED_FORMULA_12_51_12_51_0" table:base-cell-address="$'Modem Registers Calculations'.$M$52" table:expression="CONCATENATE(&quot;S2 &quot;;DEC2HEX(128+HEX2DEC(RIGHT([.K52];2)));[.L52])"/>
        <table:named-expression table:name="SHARED_FORMULA_12_67_12_67_0" table:base-cell-address="$'Modem Registers Calculations'.$M$68" table:expression="CONCATENATE(&quot;S2 &quot;;DEC2HEX(128+HEX2DEC(RIGHT([.K68];2)));[.L68])"/>
        <table:named-expression table:name="SHARED_FORMULA_13_33_13_33_4" table:base-cell-address="$'Tables for DS'.$N$34" table:expression="HEX2DEC([.J34])/8"/>
        <table:named-expression table:name="SHARED_FORMULA_13_7_13_7_4" table:base-cell-address="$'Tables for DS'.$N$8" table:expression="HEX2DEC([.J8])/8"/>
        <table:named-expression table:name="SHARED_FORMULA_16_60_16_60_4" table:base-cell-address="$'Tables for DS'.$Q$61" table:expression="HEX2DEC([.J61])/8"/>
        <table:named-expression table:name="SHARED_FORMULA_16_81_16_81_4" table:base-cell-address="$'Tables for DS'.$Q$82" table:expression="HEX2DEC([.J82])/8"/>
        <table:named-expression table:name="SHARED_FORMULA_17_33_17_33_4" table:base-cell-address="$'Tables for DS'.$R$34" table:expression="(([.C34]/2)*(1+[.Q34])+2*[.D34])*[.O34]"/>
        <table:named-expression table:name="SHARED_FORMULA_17_8_17_8_4" table:base-cell-address="$'Tables for DS'.$R$9" table:expression="(([.C9]/2)*(1+[.Q9])+2*[.D9])*[.O9]"/>
        <table:named-expression table:name="SHARED_FORMULA_18_11_18_11_4" table:base-cell-address="$'Tables for DS'.$S$12" table:expression="IF([.P12]&gt;[.R12]/2;2*[.P12];[.R12])"/>
        <table:named-expression table:name="SHARED_FORMULA_18_37_18_37_4" table:base-cell-address="$'Tables for DS'.$S$38" table:expression="IF([.P38]&gt;[.R38]/2;2*[.P38];[.R38])"/>
        <table:named-expression table:name="SHARED_FORMULA_1_7_1_7_5" table:base-cell-address="$'stal harmonics'.$B$8" table:expression="[.B7]+1"/>
        <table:named-expression table:name="SHARED_FORMULA_4_11_4_11_4" table:base-cell-address="$'Tables for DS'.$E$12" table:expression="2*[.D12]/[.C12]"/>
        <table:named-expression table:name="SHARED_FORMULA_4_37_4_37_4" table:base-cell-address="$'Tables for DS'.$E$38" table:expression="2*[.D38]/[.C38]"/>
        <table:named-expression table:name="SHARED_FORMULA_5_106_5_106_1" table:base-cell-address="$BWtable.$F$107" table:expression="ROUND(0.7*[.B107]/2.25;0)"/>
        <table:named-expression table:name="SHARED_FORMULA_5_126_5_126_1" table:base-cell-address="$BWtable.$F$127" table:expression="ROUND(0.7*[.B127]/2.25;0)"/>
        <table:named-expression table:name="SHARED_FORMULA_5_136_5_136_1" table:base-cell-address="$BWtable.$F$137" table:expression="ROUND(0.8*[.B137]/2.25;0)"/>
        <table:named-expression table:name="SHARED_FORMULA_5_165_5_165_1" table:base-cell-address="$BWtable.$F$166" table:expression="ROUND(0.7*[.B166]/2.25;0)"/>
        <table:named-expression table:name="SHARED_FORMULA_5_3_5_3_3" table:base-cell-address="$ook_table.$F$4" table:expression="[.F3]+1"/>
        <table:named-expression table:name="SHARED_FORMULA_5_43_5_43_1" table:base-cell-address="$BWtable.$F$44" table:expression="ROUND(0.8*[.B44]/2.25;0)"/>
        <table:named-expression table:name="SHARED_FORMULA_5_67_5_67_1" table:base-cell-address="$BWtable.$F$68" table:expression="ROUND(0.7*[.B68]/2.25;0)"/>
        <table:named-expression table:name="SHARED_FORMULA_5_7_5_7_1" table:base-cell-address="$BWtable.$F$8" table:expression="ROUND(0.8*[.B8]/2.25;0)"/>
        <table:named-expression table:name="SHARED_FORMULA_7_14_7_14_6" table:base-cell-address="$'PH + FIFO MODE'.$H$15" table:expression="CONCATENATE(&quot;S2&quot;;&quot; &quot;;DEC2HEX(HEX2DEC([.F15])+HEX2DEC(80);2);[.G15])"/>
        <table:named-expression table:name="SHARED_FORMULA_7_8_7_8_7" table:base-cell-address="$'FIFO MODE'.$H$9" table:expression="CONCATENATE(&quot;S2&quot;;&quot; &quot;;DEC2HEX(HEX2DEC([.F9])+HEX2DEC(80);2);[.G9])"/>
        <table:named-expression table:name="SHARED_FORMULA_9_33_9_33_4" table:base-cell-address="$'Tables for DS'.$J$34" table:expression="DEC2HEX(ROUND(500*(1+2*[.G34])/((1+[.Q34])*[.C34]*2^([.H34]-3));0);3)"/>
        <table:named-expression table:name="SHARED_FORMULA_9_60_9_60_4" table:base-cell-address="$'Tables for DS'.$J$61" table:expression="DEC2HEX(ROUND(500*(1+2*[.G61])/((1+[.O61])*[.E61]*2^([.H61]-3));0);3)"/>
        <table:named-expression table:name="SHARED_FORMULA_9_7_9_7_4" table:base-cell-address="$'Tables for DS'.$J$8" table:expression="DEC2HEX(ROUND(500*(1+2*[.G8])/((1+[.Q8])*[.C8]*2^([.H8]-3));0);3)"/>
        <table:named-expression table:name="SHARED_FORMULA_9_81_9_81_4" table:base-cell-address="$'Tables for DS'.$J$82" table:expression="DEC2HEX(ROUND(500*(1+2*[.G82])/((1+[.O82])*[.E82]*2^([.H82]-3));0);3)"/>
        <table:named-range table:name="SYNCsize" table:base-cell-address="$'Modem Registers Calculations'.$A$1" table:cell-range-address="$PH_general.$H$26:.$H$29"/>
        <table:named-range table:name="tolerance" table:base-cell-address="$'Modem Registers Calculations'.$A$1" table:cell-range-address="$PH_general.$G$75:.$G$79"/>
        <table:named-range table:name="TRCLK" table:base-cell-address="$'Modem Registers Calculations'.$A$1" table:cell-range-address="$PH_general.$G$68:.$G$71"/>
        <table:named-range table:name="ValidMods" table:base-cell-address="$'Modem Registers Calculations'.$A$1" table:cell-range-address="$PH_general.$E$5:.$E$7"/>
        <table:named-range table:name="ValidModulations" table:base-cell-address="$'Modem Registers Calculations'.$A$1" table:cell-range-address="$PH_general.$C$4:.$C$6"/>
        <table:named-range table:name="verison_status" table:base-cell-address="$'Modem Registers Calculations'.$A$1" table:cell-range-address="$'VERSIONS CHANGES'.$G$8:.$G$9"/>
        <table:named-range table:name="version_number" table:base-cell-address="$'Modem Registers Calculations'.$A$1" table:cell-range-address="$'VERSIONS CHANGES'.$E$8:.$E$9"/>
        <table:named-range table:name="WorkMode" table:base-cell-address="$'Modem Registers Calculations'.$A$1" table:cell-range-address="$PH_general.$G$42:.$G$43"/>
        <table:named-range table:name="xtal" table:base-cell-address="$'Modem Registers Calculations'.$A$1" table:cell-range-address="$PH_general.$G$75:.$G$79"/>
        <table:named-range table:name="xtal_tol" table:base-cell-address="$'Modem Registers Calculations'.$A$1" table:cell-range-address="$PH_general.$G$75:.$G$79"/>
        <table:named-range table:name="YESonly" table:base-cell-address="$'Modem Registers Calculations'.$A$1" table:cell-range-address="$PH_general.$I$17"/>
        <table:named-range table:name="YESorNO" table:base-cell-address="$'Modem Registers Calculations'.$A$1" table:cell-range-address="$PH_general.$E$17:.$E$18"/>
      </table:named-expressions>
      <table:database-ranges>
        <table:database-range table:name="regs" table:target-range-address="'REGISTERS Settings SUMMARY'.B18:'REGISTERS Settings SUMMARY'.C6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number number:decimal-places="0" loext:min-decimal-places="0" number:min-integer-digits="1" number:grouping="true"/>
      <number:text> Ft</number:text>
    </number:number-style>
    <number:number-style style:name="N136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Ft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Ft</number:text>
    </number:number-style>
    <number:number-style style:name="N139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Ft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40P0"/>
    </number:number-style>
    <number:number-style style:name="N144P0" style:volatile="true">
      <number:number number:decimal-places="0" loext:min-decimal-places="0" number:min-integer-digits="1" number:grouping="true"/>
      <number:text> Ft </number:text>
    </number:number-style>
    <number:number-style style:name="N144P1" style:volatile="true">
      <number:text>-</number:text>
      <number:number number:decimal-places="0" loext:min-decimal-places="0" number:min-integer-digits="1" number:grouping="true"/>
      <number:text> Ft </number:text>
    </number:number-style>
    <number:number-style style:name="N144P2" style:volatile="true">
      <number:text> - Ft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loext:min-decimal-places="0" number:min-integer-digits="1" number:grouping="true"/>
      <number:text>    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    </number:text>
    </number:number-style>
    <number:number-style style:name="N148P2" style:volatile="true">
      <number:text> - 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loext:min-decimal-places="2" number:min-integer-digits="1" number:grouping="true"/>
      <number:text> Ft </number:text>
    </number:number-style>
    <number:number-style style:name="N152P1" style:volatile="true">
      <number:text>-</number:text>
      <number:number number:decimal-places="2" loext:min-decimal-places="2" number:min-integer-digits="1" number:grouping="true"/>
      <number:text> Ft </number:text>
    </number:number-style>
    <number:number-style style:name="N152P2" style:volatile="true">
      <number:text> -</number:text>
      <number:number number:decimal-places="0" loext:min-decimal-places="0" number:min-integer-digits="0"/>
      <number:text> Ft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loext:min-decimal-places="2" number:min-integer-digits="1" number:grouping="true"/>
      <number:text>    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     </number:text>
    </number:number-style>
    <number:number-style style:name="N156P2" style:volatile="true">
      <number:text> -</number:text>
      <number:number number:decimal-places="0" loext:min-decimal-places="0" number:min-integer-digits="0"/>
      <number:text>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loext:min-decimal-places="1" number:min-integer-digits="1"/>
    </number:number-style>
    <number:number-style style:name="N158">
      <number:number number:decimal-places="3" loext:min-decimal-places="3" number:min-integer-digits="1"/>
    </number:number-style>
    <number:currency-style style:name="N160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60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60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31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1.59pt double #333333" style:border-line-width="0.11mm 0.35mm 0.11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1.1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1.1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91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31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1.59pt double #ff9900" style:border-line-width-bottom="0.11mm 0.35mm 0.11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31pt solid #c0c0c0" fo:padding="0.71m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31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otal" style:family="table-cell" style:parent-style-name="Default">
      <style:table-cell-properties fo:border-bottom="1.59pt double #333399" style:border-line-width-bottom="0.11mm 0.35mm 0.11mm" style:diagonal-bl-tr="none" style:diagonal-tl-br="none" fo:border-left="none" fo:padding="0.71mm" fo:border-right="none" style:rotation-align="none" fo:border-top="0.3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00-00-0000</text:date>, <text:time style:data-style-name="N2" text:time-value="01:31:49.718383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m_20_Registers_20_Calculations" style:display-name="PageStyle_Modem Registers Calc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Wtable" style:display-name="PageStyle_BWtab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idden_20_calc" style:display-name="PageStyle_Hidden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ok_5f_table" style:display-name="PageStyle_ook_tab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s_20_for_20_DS" style:display-name="PageStyle_Tables for 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l_20_harmonics" style:display-name="PageStyle_stal harmon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H_20__2b__20_FIFO_20_MODE" style:display-name="PageStyle_PH + FIFO M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FO_20_MODE" style:display-name="PageStyle_FIFO M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ERS_20_Settings_20_SUMMARY" style:display-name="PageStyle_REGISTERS Settings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S_20_CHANGES" style:display-name="PageStyle_VERSIONS CHANG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H_5f_general" style:display-name="PageStyle_PH_gener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ZRadioPRO Si443x Register Calculator (B1 Silicon)</dc:title>
    <meta:keyword>Register Calculator PRO 4432 4431</meta:keyword>
    <meta:initial-creator>sharonm</meta:initial-creator>
    <meta:creation-date>2008-08-20T19:57:38</meta:creation-date>
    <dc:date>2018-08-14T01:36:42.835848692</dc:date>
    <meta:generator>LibreOffice/5.1.6.2$Linux_X86_64 LibreOffice_project/10m0$Build-2</meta:generator>
    <meta:editing-duration>PT12M30S</meta:editing-duration>
    <meta:editing-cycles>7</meta:editing-cycles>
    <meta:document-statistic meta:table-count="11" meta:cell-count="4701" meta:object-count="2"/>
    <meta:user-defined meta:name="AuthInd">Public</meta:user-defined>
    <meta:user-defined meta:name="Chip Version">SI4431, SI4432</meta:user-defined>
    <meta:user-defined meta:name="ContentType">Document</meta:user-defined>
    <meta:user-defined meta:name="Description0"/>
    <meta:user-defined meta:name="DocType" meta:value-type="string">3</meta:user-defined>
    <meta:user-defined meta:name="Document Revision Date" meta:value-type="string">2011-09-27T00:00:00Z</meta:user-defined>
    <meta:user-defined meta:name="IncludeInAutoNotify" meta:value-type="string">No</meta:user-defined>
    <meta:user-defined meta:name="Part Number" meta:value-type="string">433;#Si4430;#432;#Si4431;#434;#Si4432</meta:user-defined>
    <meta:user-defined meta:name="Product Family" meta:value-type="string">49</meta:user-defined>
    <meta:user-defined meta:name="Product Line" meta:value-type="string">8</meta:user-defined>
    <meta:user-defined meta:name="RequiresNDA" meta:value-type="string">0</meta:user-defined>
    <meta:user-defined meta:name="_Revision" meta:value-type="string">7.0</meta:user-defined>
  </office:meta>
</office:document-meta>
</file>